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24.69pt" svg:y="95.44pt">
            <draw:object draw:notify-on-update-of-ranges="source_1.D1:source_1.D1 source_1.D2:source_1.D619 source_1.E1:source_1.E1 source_1.E2:source_1.E6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6.48pt" svg:y="358.98pt">
            <draw:object draw:notify-on-update-of-ranges="source_1.H1:source_1.H1 source_1.H2:source_1.H619 source_1.I1:source_1.I1 source_1.I2:source_1.I6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4360.00019" calcext:value-type="float">
            <text:p>1443144360.00019</text:p>
          </table:table-cell>
          <table:table-cell office:value-type="float" office:value="4416" calcext:value-type="float">
            <text:p>44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4360.19561" calcext:value-type="float">
            <text:p>1443144360.19561</text:p>
          </table:table-cell>
          <table:table-cell table:formula="of:=[.G2]-[.$B$2]" office:value-type="float" office:value="0.195424795150757" calcext:value-type="float">
            <text:p>0.195424795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5424795150757" calcext:value-type="float">
            <text:p>0.1954247952</text:p>
          </table:table-cell>
          <table:table-cell table:formula="of:=MAX([.J2:.J2001])" office:value-type="float" office:value="4.1377124786377" calcext:value-type="float">
            <text:p>4.1377124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4360.05558" calcext:value-type="float">
            <text:p>1443144360.05558</text:p>
          </table:table-cell>
          <table:table-cell office:value-type="float" office:value="4416" calcext:value-type="float">
            <text:p>4416</text:p>
          </table:table-cell>
          <table:table-cell table:formula="of:=[.B3]-[.$B$2]" office:value-type="float" office:value="0.0553865432739258" calcext:value-type="float">
            <text:p>0.0553865433</text:p>
          </table:table-cell>
          <table:table-cell table:formula="of:=[.C3]/([.D3]-[.D2])" office:value-type="float" office:value="79730.5579833669" calcext:value-type="float">
            <text:p>79730.5579833669</text:p>
          </table:table-cell>
          <table:table-cell/>
          <table:table-cell office:value-type="float" office:value="1443144360.25087" calcext:value-type="float">
            <text:p>1443144360.25087</text:p>
          </table:table-cell>
          <table:table-cell table:formula="of:=[.G3]-[.$B$2]" office:value-type="float" office:value="0.250677108764648" calcext:value-type="float">
            <text:p>0.2506771088</text:p>
          </table:table-cell>
          <table:table-cell table:formula="of:=[.C3]/([.H3]-[.H2])" office:value-type="float" office:value="79924.2549526419" calcext:value-type="float">
            <text:p>79924.2549526419</text:p>
          </table:table-cell>
          <table:table-cell table:formula="of:=[.G3]-[.$B3]" office:value-type="float" office:value="0.195290565490723" calcext:value-type="float">
            <text:p>0.19529056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4360.11092" calcext:value-type="float">
            <text:p>1443144360.11092</text:p>
          </table:table-cell>
          <table:table-cell office:value-type="float" office:value="4416" calcext:value-type="float">
            <text:p>4416</text:p>
          </table:table-cell>
          <table:table-cell table:formula="of:=[.B4]-[.$B$2]" office:value-type="float" office:value="0.110734701156616" calcext:value-type="float">
            <text:p>0.1107347012</text:p>
          </table:table-cell>
          <table:table-cell table:formula="of:=[.C4]/([.D4]-[.D3])" office:value-type="float" office:value="79785.8532050813" calcext:value-type="float">
            <text:p>79785.8532050813</text:p>
          </table:table-cell>
          <table:table-cell/>
          <table:table-cell office:value-type="float" office:value="1443144360.30622" calcext:value-type="float">
            <text:p>1443144360.30622</text:p>
          </table:table-cell>
          <table:table-cell table:formula="of:=[.G4]-[.$B$2]" office:value-type="float" office:value="0.306029319763184" calcext:value-type="float">
            <text:p>0.3060293198</text:p>
          </table:table-cell>
          <table:table-cell table:formula="of:=[.C4]/([.H4]-[.H3])" office:value-type="float" office:value="79780.0109577712" calcext:value-type="float">
            <text:p>79780.0109577712</text:p>
          </table:table-cell>
          <table:table-cell table:formula="of:=[.G4]-[.$B4]" office:value-type="float" office:value="0.195294618606567" calcext:value-type="float">
            <text:p>0.19529461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4360.16626" calcext:value-type="float">
            <text:p>1443144360.16626</text:p>
          </table:table-cell>
          <table:table-cell office:value-type="float" office:value="4416" calcext:value-type="float">
            <text:p>4416</text:p>
          </table:table-cell>
          <table:table-cell table:formula="of:=[.B5]-[.$B$2]" office:value-type="float" office:value="0.166074275970459" calcext:value-type="float">
            <text:p>0.166074276</text:p>
          </table:table-cell>
          <table:table-cell table:formula="of:=[.C5]/([.D5]-[.D4])" office:value-type="float" office:value="79798.2278478831" calcext:value-type="float">
            <text:p>79798.2278478831</text:p>
          </table:table-cell>
          <table:table-cell/>
          <table:table-cell office:value-type="float" office:value="1443144360.36152" calcext:value-type="float">
            <text:p>1443144360.36152</text:p>
          </table:table-cell>
          <table:table-cell table:formula="of:=[.G5]-[.$B$2]" office:value-type="float" office:value="0.361336231231689" calcext:value-type="float">
            <text:p>0.3613362312</text:p>
          </table:table-cell>
          <table:table-cell table:formula="of:=[.C5]/([.H5]-[.H4])" office:value-type="float" office:value="79845.3553587902" calcext:value-type="float">
            <text:p>79845.3553587902</text:p>
          </table:table-cell>
          <table:table-cell table:formula="of:=[.G5]-[.$B5]" office:value-type="float" office:value="0.19526195526123" calcext:value-type="float">
            <text:p>0.19526195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4360.22161" calcext:value-type="float">
            <text:p>1443144360.22161</text:p>
          </table:table-cell>
          <table:table-cell office:value-type="float" office:value="4416" calcext:value-type="float">
            <text:p>4416</text:p>
          </table:table-cell>
          <table:table-cell table:formula="of:=[.B6]-[.$B$2]" office:value-type="float" office:value="0.221416711807251" calcext:value-type="float">
            <text:p>0.2214167118</text:p>
          </table:table-cell>
          <table:table-cell table:formula="of:=[.C6]/([.D6]-[.D5])" office:value-type="float" office:value="79794.1025404635" calcext:value-type="float">
            <text:p>79794.1025404635</text:p>
          </table:table-cell>
          <table:table-cell/>
          <table:table-cell office:value-type="float" office:value="1443144360.41694" calcext:value-type="float">
            <text:p>1443144360.41694</text:p>
          </table:table-cell>
          <table:table-cell table:formula="of:=[.G6]-[.$B$2]" office:value-type="float" office:value="0.41675329208374" calcext:value-type="float">
            <text:p>0.4167532921</text:p>
          </table:table-cell>
          <table:table-cell table:formula="of:=[.C6]/([.H6]-[.H5])" office:value-type="float" office:value="79686.6512244231" calcext:value-type="float">
            <text:p>79686.6512244231</text:p>
          </table:table-cell>
          <table:table-cell table:formula="of:=[.G6]-[.$B6]" office:value-type="float" office:value="0.195336580276489" calcext:value-type="float">
            <text:p>0.1953365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4360.27694" calcext:value-type="float">
            <text:p>1443144360.27694</text:p>
          </table:table-cell>
          <table:table-cell office:value-type="float" office:value="4416" calcext:value-type="float">
            <text:p>4416</text:p>
          </table:table-cell>
          <table:table-cell table:formula="of:=[.B7]-[.$B$2]" office:value-type="float" office:value="0.276750564575195" calcext:value-type="float">
            <text:p>0.2767505646</text:p>
          </table:table-cell>
          <table:table-cell table:formula="of:=[.C7]/([.D7]-[.D6])" office:value-type="float" office:value="79806.4797425104" calcext:value-type="float">
            <text:p>79806.4797425104</text:p>
          </table:table-cell>
          <table:table-cell/>
          <table:table-cell office:value-type="float" office:value="1443144360.47217" calcext:value-type="float">
            <text:p>1443144360.47217</text:p>
          </table:table-cell>
          <table:table-cell table:formula="of:=[.G7]-[.$B$2]" office:value-type="float" office:value="0.471983909606934" calcext:value-type="float">
            <text:p>0.4719839096</text:p>
          </table:table-cell>
          <table:table-cell table:formula="of:=[.C7]/([.H7]-[.H6])" office:value-type="float" office:value="79955.651376622" calcext:value-type="float">
            <text:p>79955.651376622</text:p>
          </table:table-cell>
          <table:table-cell table:formula="of:=[.G7]-[.$B7]" office:value-type="float" office:value="0.195233345031738" calcext:value-type="float">
            <text:p>0.1952333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4360.33228" calcext:value-type="float">
            <text:p>1443144360.33228</text:p>
          </table:table-cell>
          <table:table-cell office:value-type="float" office:value="4416" calcext:value-type="float">
            <text:p>4416</text:p>
          </table:table-cell>
          <table:table-cell table:formula="of:=[.B8]-[.$B$2]" office:value-type="float" office:value="0.332093238830566" calcext:value-type="float">
            <text:p>0.3320932388</text:p>
          </table:table-cell>
          <table:table-cell table:formula="of:=[.C8]/([.D8]-[.D7])" office:value-type="float" office:value="79793.7587840982" calcext:value-type="float">
            <text:p>79793.7587840982</text:p>
          </table:table-cell>
          <table:table-cell/>
          <table:table-cell office:value-type="float" office:value="1443144360.52758" calcext:value-type="float">
            <text:p>1443144360.52758</text:p>
          </table:table-cell>
          <table:table-cell table:formula="of:=[.G8]-[.$B$2]" office:value-type="float" office:value="0.527392148971558" calcext:value-type="float">
            <text:p>0.527392149</text:p>
          </table:table-cell>
          <table:table-cell table:formula="of:=[.C8]/([.H8]-[.H7])" office:value-type="float" office:value="79699.3380522291" calcext:value-type="float">
            <text:p>79699.3380522291</text:p>
          </table:table-cell>
          <table:table-cell table:formula="of:=[.G8]-[.$B8]" office:value-type="float" office:value="0.195298910140991" calcext:value-type="float">
            <text:p>0.19529891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4360.38763" calcext:value-type="float">
            <text:p>1443144360.38763</text:p>
          </table:table-cell>
          <table:table-cell office:value-type="float" office:value="4416" calcext:value-type="float">
            <text:p>4416</text:p>
          </table:table-cell>
          <table:table-cell table:formula="of:=[.B9]-[.$B$2]" office:value-type="float" office:value="0.387441873550415" calcext:value-type="float">
            <text:p>0.3874418736</text:p>
          </table:table-cell>
          <table:table-cell table:formula="of:=[.C9]/([.D9]-[.D8])" office:value-type="float" office:value="79785.1658374578" calcext:value-type="float">
            <text:p>79785.1658374578</text:p>
          </table:table-cell>
          <table:table-cell/>
          <table:table-cell office:value-type="float" office:value="1443144360.58292" calcext:value-type="float">
            <text:p>1443144360.58292</text:p>
          </table:table-cell>
          <table:table-cell table:formula="of:=[.G9]-[.$B$2]" office:value-type="float" office:value="0.582729816436768" calcext:value-type="float">
            <text:p>0.5827298164</text:p>
          </table:table-cell>
          <table:table-cell table:formula="of:=[.C9]/([.H9]-[.H8])" office:value-type="float" office:value="79800.978289811" calcext:value-type="float">
            <text:p>79800.978289811</text:p>
          </table:table-cell>
          <table:table-cell table:formula="of:=[.G9]-[.$B9]" office:value-type="float" office:value="0.195287942886353" calcext:value-type="float">
            <text:p>0.19528794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4360.44297" calcext:value-type="float">
            <text:p>1443144360.44297</text:p>
          </table:table-cell>
          <table:table-cell office:value-type="float" office:value="4416" calcext:value-type="float">
            <text:p>4416</text:p>
          </table:table-cell>
          <table:table-cell table:formula="of:=[.B10]-[.$B$2]" office:value-type="float" office:value="0.442784786224365" calcext:value-type="float">
            <text:p>0.4427847862</text:p>
          </table:table-cell>
          <table:table-cell table:formula="of:=[.C10]/([.D10]-[.D9])" office:value-type="float" office:value="79793.4150306947" calcext:value-type="float">
            <text:p>79793.4150306947</text:p>
          </table:table-cell>
          <table:table-cell/>
          <table:table-cell office:value-type="float" office:value="1443144360.63831" calcext:value-type="float">
            <text:p>1443144360.63831</text:p>
          </table:table-cell>
          <table:table-cell table:formula="of:=[.G10]-[.$B$2]" office:value-type="float" office:value="0.638119459152222" calcext:value-type="float">
            <text:p>0.6381194592</text:p>
          </table:table-cell>
          <table:table-cell table:formula="of:=[.C10]/([.H10]-[.H9])" office:value-type="float" office:value="79726.0964957968" calcext:value-type="float">
            <text:p>79726.0964957968</text:p>
          </table:table-cell>
          <table:table-cell table:formula="of:=[.G10]-[.$B10]" office:value-type="float" office:value="0.195334672927856" calcext:value-type="float">
            <text:p>0.19533467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4360.49831" calcext:value-type="float">
            <text:p>1443144360.49831</text:p>
          </table:table-cell>
          <table:table-cell office:value-type="float" office:value="4416" calcext:value-type="float">
            <text:p>4416</text:p>
          </table:table-cell>
          <table:table-cell table:formula="of:=[.B11]-[.$B$2]" office:value-type="float" office:value="0.498124122619629" calcext:value-type="float">
            <text:p>0.4981241226</text:p>
          </table:table-cell>
          <table:table-cell table:formula="of:=[.C11]/([.D11]-[.D10])" office:value-type="float" office:value="79798.5716427556" calcext:value-type="float">
            <text:p>79798.5716427556</text:p>
          </table:table-cell>
          <table:table-cell/>
          <table:table-cell office:value-type="float" office:value="1443144360.69364" calcext:value-type="float">
            <text:p>1443144360.69364</text:p>
          </table:table-cell>
          <table:table-cell table:formula="of:=[.G11]-[.$B$2]" office:value-type="float" office:value="0.693450689315796" calcext:value-type="float">
            <text:p>0.6934506893</text:p>
          </table:table-cell>
          <table:table-cell table:formula="of:=[.C11]/([.H11]-[.H10])" office:value-type="float" office:value="79810.2624312725" calcext:value-type="float">
            <text:p>79810.2624312725</text:p>
          </table:table-cell>
          <table:table-cell table:formula="of:=[.G11]-[.$B11]" office:value-type="float" office:value="0.195326566696167" calcext:value-type="float">
            <text:p>0.1953265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4360.55365" calcext:value-type="float">
            <text:p>1443144360.55365</text:p>
          </table:table-cell>
          <table:table-cell office:value-type="float" office:value="4416" calcext:value-type="float">
            <text:p>4416</text:p>
          </table:table-cell>
          <table:table-cell table:formula="of:=[.B12]-[.$B$2]" office:value-type="float" office:value="0.553460121154785" calcext:value-type="float">
            <text:p>0.5534601212</text:p>
          </table:table-cell>
          <table:table-cell table:formula="of:=[.C12]/([.D12]-[.D11])" office:value-type="float" office:value="79803.385082035" calcext:value-type="float">
            <text:p>79803.385082035</text:p>
          </table:table-cell>
          <table:table-cell/>
          <table:table-cell office:value-type="float" office:value="1443144360.74899" calcext:value-type="float">
            <text:p>1443144360.74899</text:p>
          </table:table-cell>
          <table:table-cell table:formula="of:=[.G12]-[.$B$2]" office:value-type="float" office:value="0.74880051612854" calcext:value-type="float">
            <text:p>0.7488005161</text:p>
          </table:table-cell>
          <table:table-cell table:formula="of:=[.C12]/([.H12]-[.H11])" office:value-type="float" office:value="79783.4474702137" calcext:value-type="float">
            <text:p>79783.4474702137</text:p>
          </table:table-cell>
          <table:table-cell table:formula="of:=[.G12]-[.$B12]" office:value-type="float" office:value="0.195340394973755" calcext:value-type="float">
            <text:p>0.1953403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4360.60901" calcext:value-type="float">
            <text:p>1443144360.60901</text:p>
          </table:table-cell>
          <table:table-cell office:value-type="float" office:value="4416" calcext:value-type="float">
            <text:p>4416</text:p>
          </table:table-cell>
          <table:table-cell table:formula="of:=[.B13]-[.$B$2]" office:value-type="float" office:value="0.608824968338013" calcext:value-type="float">
            <text:p>0.6088249683</text:p>
          </table:table-cell>
          <table:table-cell table:formula="of:=[.C13]/([.D13]-[.D12])" office:value-type="float" office:value="79761.8023831158" calcext:value-type="float">
            <text:p>79761.8023831158</text:p>
          </table:table-cell>
          <table:table-cell/>
          <table:table-cell office:value-type="float" office:value="1443144360.80428" calcext:value-type="float">
            <text:p>1443144360.80428</text:p>
          </table:table-cell>
          <table:table-cell table:formula="of:=[.G13]-[.$B$2]" office:value-type="float" office:value="0.804090976715088" calcext:value-type="float">
            <text:p>0.8040909767</text:p>
          </table:table-cell>
          <table:table-cell table:formula="of:=[.C13]/([.H13]-[.H12])" office:value-type="float" office:value="79869.1121968047" calcext:value-type="float">
            <text:p>79869.1121968047</text:p>
          </table:table-cell>
          <table:table-cell table:formula="of:=[.G13]-[.$B13]" office:value-type="float" office:value="0.195266008377075" calcext:value-type="float">
            <text:p>0.19526600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4360.66435" calcext:value-type="float">
            <text:p>1443144360.66435</text:p>
          </table:table-cell>
          <table:table-cell office:value-type="float" office:value="4416" calcext:value-type="float">
            <text:p>4416</text:p>
          </table:table-cell>
          <table:table-cell table:formula="of:=[.B14]-[.$B$2]" office:value-type="float" office:value="0.664162397384644" calcext:value-type="float">
            <text:p>0.6641623974</text:p>
          </table:table-cell>
          <table:table-cell table:formula="of:=[.C14]/([.D14]-[.D13])" office:value-type="float" office:value="79801.3221083834" calcext:value-type="float">
            <text:p>79801.3221083834</text:p>
          </table:table-cell>
          <table:table-cell/>
          <table:table-cell office:value-type="float" office:value="1443144360.85968" calcext:value-type="float">
            <text:p>1443144360.85968</text:p>
          </table:table-cell>
          <table:table-cell table:formula="of:=[.G14]-[.$B$2]" office:value-type="float" office:value="0.85949182510376" calcext:value-type="float">
            <text:p>0.8594918251</text:p>
          </table:table-cell>
          <table:table-cell table:formula="of:=[.C14]/([.H14]-[.H13])" office:value-type="float" office:value="79709.9706672175" calcext:value-type="float">
            <text:p>79709.9706672175</text:p>
          </table:table-cell>
          <table:table-cell table:formula="of:=[.G14]-[.$B14]" office:value-type="float" office:value="0.195329427719116" calcext:value-type="float">
            <text:p>0.19532942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4360.7197" calcext:value-type="float">
            <text:p>1443144360.7197</text:p>
          </table:table-cell>
          <table:table-cell office:value-type="float" office:value="4416" calcext:value-type="float">
            <text:p>4416</text:p>
          </table:table-cell>
          <table:table-cell table:formula="of:=[.B15]-[.$B$2]" office:value-type="float" office:value="0.719508409500122" calcext:value-type="float">
            <text:p>0.7195084095</text:p>
          </table:table-cell>
          <table:table-cell table:formula="of:=[.C15]/([.D15]-[.D14])" office:value-type="float" office:value="79788.9465059577" calcext:value-type="float">
            <text:p>79788.9465059577</text:p>
          </table:table-cell>
          <table:table-cell/>
          <table:table-cell office:value-type="float" office:value="1443144360.91508" calcext:value-type="float">
            <text:p>1443144360.91508</text:p>
          </table:table-cell>
          <table:table-cell table:formula="of:=[.G15]-[.$B$2]" office:value-type="float" office:value="0.914891481399536" calcext:value-type="float">
            <text:p>0.9148914814</text:p>
          </table:table-cell>
          <table:table-cell table:formula="of:=[.C15]/([.H15]-[.H14])" office:value-type="float" office:value="79711.6858708142" calcext:value-type="float">
            <text:p>79711.6858708142</text:p>
          </table:table-cell>
          <table:table-cell table:formula="of:=[.G15]-[.$B15]" office:value-type="float" office:value="0.195383071899414" calcext:value-type="float">
            <text:p>0.19538307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4360.77504" calcext:value-type="float">
            <text:p>1443144360.77504</text:p>
          </table:table-cell>
          <table:table-cell office:value-type="float" office:value="4416" calcext:value-type="float">
            <text:p>4416</text:p>
          </table:table-cell>
          <table:table-cell table:formula="of:=[.B16]-[.$B$2]" office:value-type="float" office:value="0.774849653244019" calcext:value-type="float">
            <text:p>0.7748496532</text:p>
          </table:table-cell>
          <table:table-cell table:formula="of:=[.C16]/([.D16]-[.D15])" office:value-type="float" office:value="79795.8213667186" calcext:value-type="float">
            <text:p>79795.8213667186</text:p>
          </table:table-cell>
          <table:table-cell/>
          <table:table-cell office:value-type="float" office:value="1443144360.97022" calcext:value-type="float">
            <text:p>1443144360.97022</text:p>
          </table:table-cell>
          <table:table-cell table:formula="of:=[.G16]-[.$B$2]" office:value-type="float" office:value="0.970027446746826" calcext:value-type="float">
            <text:p>0.9700274467</text:p>
          </table:table-cell>
          <table:table-cell table:formula="of:=[.C16]/([.H16]-[.H15])" office:value-type="float" office:value="80092.9116264589" calcext:value-type="float">
            <text:p>80092.9116264589</text:p>
          </table:table-cell>
          <table:table-cell table:formula="of:=[.G16]-[.$B16]" office:value-type="float" office:value="0.195177793502808" calcext:value-type="float">
            <text:p>0.19517779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4360.83038" calcext:value-type="float">
            <text:p>1443144360.83038</text:p>
          </table:table-cell>
          <table:table-cell office:value-type="float" office:value="4416" calcext:value-type="float">
            <text:p>4416</text:p>
          </table:table-cell>
          <table:table-cell table:formula="of:=[.B17]-[.$B$2]" office:value-type="float" office:value="0.83018684387207" calcext:value-type="float">
            <text:p>0.8301868439</text:p>
          </table:table-cell>
          <table:table-cell table:formula="of:=[.C17]/([.D17]-[.D16])" office:value-type="float" office:value="79801.6659299184" calcext:value-type="float">
            <text:p>79801.6659299184</text:p>
          </table:table-cell>
          <table:table-cell/>
          <table:table-cell office:value-type="float" office:value="1443144361.02567" calcext:value-type="float">
            <text:p>1443144361.02567</text:p>
          </table:table-cell>
          <table:table-cell table:formula="of:=[.G17]-[.$B$2]" office:value-type="float" office:value="1.02547669410706" calcext:value-type="float">
            <text:p>1.0254766941</text:p>
          </table:table-cell>
          <table:table-cell table:formula="of:=[.C17]/([.H17]-[.H16])" office:value-type="float" office:value="79640.3956813188" calcext:value-type="float">
            <text:p>79640.3956813188</text:p>
          </table:table-cell>
          <table:table-cell table:formula="of:=[.G17]-[.$B17]" office:value-type="float" office:value="0.195289850234985" calcext:value-type="float">
            <text:p>0.19528985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4360.88573" calcext:value-type="float">
            <text:p>1443144360.88573</text:p>
          </table:table-cell>
          <table:table-cell office:value-type="float" office:value="4416" calcext:value-type="float">
            <text:p>4416</text:p>
          </table:table-cell>
          <table:table-cell table:formula="of:=[.B18]-[.$B$2]" office:value-type="float" office:value="0.885541677474976" calcext:value-type="float">
            <text:p>0.8855416775</text:p>
          </table:table-cell>
          <table:table-cell table:formula="of:=[.C18]/([.D18]-[.D17])" office:value-type="float" office:value="79776.2311359966" calcext:value-type="float">
            <text:p>79776.2311359966</text:p>
          </table:table-cell>
          <table:table-cell/>
          <table:table-cell office:value-type="float" office:value="1443144361.08112" calcext:value-type="float">
            <text:p>1443144361.08112</text:p>
          </table:table-cell>
          <table:table-cell table:formula="of:=[.G18]-[.$B$2]" office:value-type="float" office:value="1.08093333244324" calcext:value-type="float">
            <text:p>1.0809333324</text:p>
          </table:table-cell>
          <table:table-cell table:formula="of:=[.C18]/([.H18]-[.H17])" office:value-type="float" office:value="79629.7816183868" calcext:value-type="float">
            <text:p>79629.7816183868</text:p>
          </table:table-cell>
          <table:table-cell table:formula="of:=[.G18]-[.$B18]" office:value-type="float" office:value="0.195391654968262" calcext:value-type="float">
            <text:p>0.1953916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4360.94111" calcext:value-type="float">
            <text:p>1443144360.94111</text:p>
          </table:table-cell>
          <table:table-cell office:value-type="float" office:value="4416" calcext:value-type="float">
            <text:p>4416</text:p>
          </table:table-cell>
          <table:table-cell table:formula="of:=[.B19]-[.$B$2]" office:value-type="float" office:value="0.940923690795898" calcext:value-type="float">
            <text:p>0.9409236908</text:p>
          </table:table-cell>
          <table:table-cell table:formula="of:=[.C19]/([.D19]-[.D18])" office:value-type="float" office:value="79737.0795173254" calcext:value-type="float">
            <text:p>79737.0795173254</text:p>
          </table:table-cell>
          <table:table-cell/>
          <table:table-cell office:value-type="float" office:value="1443144361.13638" calcext:value-type="float">
            <text:p>1443144361.13638</text:p>
          </table:table-cell>
          <table:table-cell table:formula="of:=[.G19]-[.$B$2]" office:value-type="float" office:value="1.13619565963745" calcext:value-type="float">
            <text:p>1.1361956596</text:p>
          </table:table-cell>
          <table:table-cell table:formula="of:=[.C19]/([.H19]-[.H18])" office:value-type="float" office:value="79909.7726101982" calcext:value-type="float">
            <text:p>79909.7726101982</text:p>
          </table:table-cell>
          <table:table-cell table:formula="of:=[.G19]-[.$B19]" office:value-type="float" office:value="0.195271968841553" calcext:value-type="float">
            <text:p>0.19527196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4360.99646" calcext:value-type="float">
            <text:p>1443144360.99646</text:p>
          </table:table-cell>
          <table:table-cell office:value-type="float" office:value="4416" calcext:value-type="float">
            <text:p>4416</text:p>
          </table:table-cell>
          <table:table-cell table:formula="of:=[.B20]-[.$B$2]" office:value-type="float" office:value="0.996274948120117" calcext:value-type="float">
            <text:p>0.9962749481</text:p>
          </table:table-cell>
          <table:table-cell table:formula="of:=[.C20]/([.D20]-[.D19])" office:value-type="float" office:value="79781.3855272226" calcext:value-type="float">
            <text:p>79781.3855272226</text:p>
          </table:table-cell>
          <table:table-cell/>
          <table:table-cell office:value-type="float" office:value="1443144361.19182" calcext:value-type="float">
            <text:p>1443144361.19182</text:p>
          </table:table-cell>
          <table:table-cell table:formula="of:=[.G20]-[.$B$2]" office:value-type="float" office:value="1.1916344165802" calcext:value-type="float">
            <text:p>1.1916344166</text:p>
          </table:table-cell>
          <table:table-cell table:formula="of:=[.C20]/([.H20]-[.H19])" office:value-type="float" office:value="79655.4656620521" calcext:value-type="float">
            <text:p>79655.4656620521</text:p>
          </table:table-cell>
          <table:table-cell table:formula="of:=[.G20]-[.$B20]" office:value-type="float" office:value="0.195359468460083" calcext:value-type="float">
            <text:p>0.19535946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4361.04877" calcext:value-type="float">
            <text:p>1443144361.04877</text:p>
          </table:table-cell>
          <table:table-cell office:value-type="float" office:value="4416" calcext:value-type="float">
            <text:p>4416</text:p>
          </table:table-cell>
          <table:table-cell table:formula="of:=[.B21]-[.$B$2]" office:value-type="float" office:value="1.0485827922821" calcext:value-type="float">
            <text:p>1.0485827923</text:p>
          </table:table-cell>
          <table:table-cell table:formula="of:=[.C21]/([.D21]-[.D20])" office:value-type="float" office:value="84423.2843227968" calcext:value-type="float">
            <text:p>84423.2843227968</text:p>
          </table:table-cell>
          <table:table-cell/>
          <table:table-cell office:value-type="float" office:value="1443144361.24395" calcext:value-type="float">
            <text:p>1443144361.24395</text:p>
          </table:table-cell>
          <table:table-cell table:formula="of:=[.G21]-[.$B$2]" office:value-type="float" office:value="1.24376392364502" calcext:value-type="float">
            <text:p>1.2437639236</text:p>
          </table:table-cell>
          <table:table-cell table:formula="of:=[.C21]/([.H21]-[.H20])" office:value-type="float" office:value="84712.0997040893" calcext:value-type="float">
            <text:p>84712.0997040893</text:p>
          </table:table-cell>
          <table:table-cell table:formula="of:=[.G21]-[.$B21]" office:value-type="float" office:value="0.195181131362915" calcext:value-type="float">
            <text:p>0.19518113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4361.10087" calcext:value-type="float">
            <text:p>1443144361.10087</text:p>
          </table:table-cell>
          <table:table-cell office:value-type="float" office:value="4416" calcext:value-type="float">
            <text:p>4416</text:p>
          </table:table-cell>
          <table:table-cell table:formula="of:=[.B22]-[.$B$2]" office:value-type="float" office:value="1.10068321228027" calcext:value-type="float">
            <text:p>1.1006832123</text:p>
          </table:table-cell>
          <table:table-cell table:formula="of:=[.C22]/([.D22]-[.D21])" office:value-type="float" office:value="84759.3934973115" calcext:value-type="float">
            <text:p>84759.3934973115</text:p>
          </table:table-cell>
          <table:table-cell/>
          <table:table-cell office:value-type="float" office:value="1443144361.29604" calcext:value-type="float">
            <text:p>1443144361.29604</text:p>
          </table:table-cell>
          <table:table-cell table:formula="of:=[.G22]-[.$B$2]" office:value-type="float" office:value="1.29584693908691" calcext:value-type="float">
            <text:p>1.2958469391</text:p>
          </table:table-cell>
          <table:table-cell table:formula="of:=[.C22]/([.H22]-[.H21])" office:value-type="float" office:value="84787.7175031586" calcext:value-type="float">
            <text:p>84787.7175031586</text:p>
          </table:table-cell>
          <table:table-cell table:formula="of:=[.G22]-[.$B22]" office:value-type="float" office:value="0.195163726806641" calcext:value-type="float">
            <text:p>0.19516372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4361.15297" calcext:value-type="float">
            <text:p>1443144361.15297</text:p>
          </table:table-cell>
          <table:table-cell office:value-type="float" office:value="4416" calcext:value-type="float">
            <text:p>4416</text:p>
          </table:table-cell>
          <table:table-cell table:formula="of:=[.B23]-[.$B$2]" office:value-type="float" office:value="1.15277814865112" calcext:value-type="float">
            <text:p>1.1527781487</text:p>
          </table:table-cell>
          <table:table-cell table:formula="of:=[.C23]/([.D23]-[.D22])" office:value-type="float" office:value="84768.3154570668" calcext:value-type="float">
            <text:p>84768.3154570668</text:p>
          </table:table-cell>
          <table:table-cell/>
          <table:table-cell office:value-type="float" office:value="1443144361.34815" calcext:value-type="float">
            <text:p>1443144361.34815</text:p>
          </table:table-cell>
          <table:table-cell table:formula="of:=[.G23]-[.$B$2]" office:value-type="float" office:value="1.34795761108398" calcext:value-type="float">
            <text:p>1.3479576111</text:p>
          </table:table-cell>
          <table:table-cell table:formula="of:=[.C23]/([.H23]-[.H22])" office:value-type="float" office:value="84742.7183485231" calcext:value-type="float">
            <text:p>84742.7183485231</text:p>
          </table:table-cell>
          <table:table-cell table:formula="of:=[.G23]-[.$B23]" office:value-type="float" office:value="0.195179462432861" calcext:value-type="float">
            <text:p>0.19517946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4361.20509" calcext:value-type="float">
            <text:p>1443144361.20509</text:p>
          </table:table-cell>
          <table:table-cell office:value-type="float" office:value="4416" calcext:value-type="float">
            <text:p>4416</text:p>
          </table:table-cell>
          <table:table-cell table:formula="of:=[.B24]-[.$B$2]" office:value-type="float" office:value="1.20490145683289" calcext:value-type="float">
            <text:p>1.2049014568</text:p>
          </table:table-cell>
          <table:table-cell table:formula="of:=[.C24]/([.D24]-[.D23])" office:value-type="float" office:value="84722.1742833488" calcext:value-type="float">
            <text:p>84722.1742833488</text:p>
          </table:table-cell>
          <table:table-cell/>
          <table:table-cell office:value-type="float" office:value="1443144361.40027" calcext:value-type="float">
            <text:p>1443144361.40027</text:p>
          </table:table-cell>
          <table:table-cell table:formula="of:=[.G24]-[.$B$2]" office:value-type="float" office:value="1.40008544921875" calcext:value-type="float">
            <text:p>1.4000854492</text:p>
          </table:table-cell>
          <table:table-cell table:formula="of:=[.C24]/([.H24]-[.H23])" office:value-type="float" office:value="84714.8118551043" calcext:value-type="float">
            <text:p>84714.8118551043</text:p>
          </table:table-cell>
          <table:table-cell table:formula="of:=[.G24]-[.$B24]" office:value-type="float" office:value="0.195183992385864" calcext:value-type="float">
            <text:p>0.1951839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4361.25716" calcext:value-type="float">
            <text:p>1443144361.25716</text:p>
          </table:table-cell>
          <table:table-cell office:value-type="float" office:value="4416" calcext:value-type="float">
            <text:p>4416</text:p>
          </table:table-cell>
          <table:table-cell table:formula="of:=[.B25]-[.$B$2]" office:value-type="float" office:value="1.25697112083435" calcext:value-type="float">
            <text:p>1.2569711208</text:p>
          </table:table-cell>
          <table:table-cell table:formula="of:=[.C25]/([.D25]-[.D24])" office:value-type="float" office:value="84809.4583417279" calcext:value-type="float">
            <text:p>84809.4583417279</text:p>
          </table:table-cell>
          <table:table-cell/>
          <table:table-cell office:value-type="float" office:value="1443144361.45222" calcext:value-type="float">
            <text:p>1443144361.45222</text:p>
          </table:table-cell>
          <table:table-cell table:formula="of:=[.G25]-[.$B$2]" office:value-type="float" office:value="1.4520263671875" calcext:value-type="float">
            <text:p>1.4520263672</text:p>
          </table:table-cell>
          <table:table-cell table:formula="of:=[.C25]/([.H25]-[.H24])" office:value-type="float" office:value="85019.6756756757" calcext:value-type="float">
            <text:p>85019.6756756757</text:p>
          </table:table-cell>
          <table:table-cell table:formula="of:=[.G25]-[.$B25]" office:value-type="float" office:value="0.195055246353149" calcext:value-type="float">
            <text:p>0.19505524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4361.30922" calcext:value-type="float">
            <text:p>1443144361.30922</text:p>
          </table:table-cell>
          <table:table-cell office:value-type="float" office:value="4416" calcext:value-type="float">
            <text:p>4416</text:p>
          </table:table-cell>
          <table:table-cell table:formula="of:=[.B26]-[.$B$2]" office:value-type="float" office:value="1.30903577804565" calcext:value-type="float">
            <text:p>1.309035778</text:p>
          </table:table-cell>
          <table:table-cell table:formula="of:=[.C26]/([.D26]-[.D25])" office:value-type="float" office:value="84817.6140309101" calcext:value-type="float">
            <text:p>84817.6140309101</text:p>
          </table:table-cell>
          <table:table-cell/>
          <table:table-cell office:value-type="float" office:value="1443144361.50426" calcext:value-type="float">
            <text:p>1443144361.50426</text:p>
          </table:table-cell>
          <table:table-cell table:formula="of:=[.G26]-[.$B$2]" office:value-type="float" office:value="1.50407600402832" calcext:value-type="float">
            <text:p>1.504076004</text:p>
          </table:table-cell>
          <table:table-cell table:formula="of:=[.C26]/([.H26]-[.H25])" office:value-type="float" office:value="84842.0905126608" calcext:value-type="float">
            <text:p>84842.0905126608</text:p>
          </table:table-cell>
          <table:table-cell table:formula="of:=[.G26]-[.$B26]" office:value-type="float" office:value="0.195040225982666" calcext:value-type="float">
            <text:p>0.1950402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4361.36127" calcext:value-type="float">
            <text:p>1443144361.36127</text:p>
          </table:table-cell>
          <table:table-cell office:value-type="float" office:value="4416" calcext:value-type="float">
            <text:p>4416</text:p>
          </table:table-cell>
          <table:table-cell table:formula="of:=[.B27]-[.$B$2]" office:value-type="float" office:value="1.36108422279358" calcext:value-type="float">
            <text:p>1.3610842228</text:p>
          </table:table-cell>
          <table:table-cell table:formula="of:=[.C27]/([.D27]-[.D26])" office:value-type="float" office:value="84844.0336956671" calcext:value-type="float">
            <text:p>84844.0336956671</text:p>
          </table:table-cell>
          <table:table-cell/>
          <table:table-cell office:value-type="float" office:value="1443144361.55628" calcext:value-type="float">
            <text:p>1443144361.55628</text:p>
          </table:table-cell>
          <table:table-cell table:formula="of:=[.G27]-[.$B$2]" office:value-type="float" office:value="1.5560929775238" calcext:value-type="float">
            <text:p>1.5560929775</text:p>
          </table:table-cell>
          <table:table-cell table:formula="of:=[.C27]/([.H27]-[.H26])" office:value-type="float" office:value="84895.3659401856" calcext:value-type="float">
            <text:p>84895.3659401856</text:p>
          </table:table-cell>
          <table:table-cell table:formula="of:=[.G27]-[.$B27]" office:value-type="float" office:value="0.195008754730225" calcext:value-type="float">
            <text:p>0.19500875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4361.41332" calcext:value-type="float">
            <text:p>1443144361.41332</text:p>
          </table:table-cell>
          <table:table-cell office:value-type="float" office:value="4416" calcext:value-type="float">
            <text:p>4416</text:p>
          </table:table-cell>
          <table:table-cell table:formula="of:=[.B28]-[.$B$2]" office:value-type="float" office:value="1.41313099861145" calcext:value-type="float">
            <text:p>1.4131309986</text:p>
          </table:table-cell>
          <table:table-cell table:formula="of:=[.C28]/([.D28]-[.D27])" office:value-type="float" office:value="84846.7543014201" calcext:value-type="float">
            <text:p>84846.7543014201</text:p>
          </table:table-cell>
          <table:table-cell/>
          <table:table-cell office:value-type="float" office:value="1443144361.60848" calcext:value-type="float">
            <text:p>1443144361.60848</text:p>
          </table:table-cell>
          <table:table-cell table:formula="of:=[.G28]-[.$B$2]" office:value-type="float" office:value="1.60829615592957" calcext:value-type="float">
            <text:p>1.6082961559</text:p>
          </table:table-cell>
          <table:table-cell table:formula="of:=[.C28]/([.H28]-[.H27])" office:value-type="float" office:value="84592.5503936864" calcext:value-type="float">
            <text:p>84592.5503936864</text:p>
          </table:table-cell>
          <table:table-cell table:formula="of:=[.G28]-[.$B28]" office:value-type="float" office:value="0.195165157318115" calcext:value-type="float">
            <text:p>0.19516515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4361.46537" calcext:value-type="float">
            <text:p>1443144361.46537</text:p>
          </table:table-cell>
          <table:table-cell office:value-type="float" office:value="4416" calcext:value-type="float">
            <text:p>4416</text:p>
          </table:table-cell>
          <table:table-cell table:formula="of:=[.B29]-[.$B$2]" office:value-type="float" office:value="1.46517872810364" calcext:value-type="float">
            <text:p>1.4651787281</text:p>
          </table:table-cell>
          <table:table-cell table:formula="of:=[.C29]/([.D29]-[.D28])" office:value-type="float" office:value="84845.199648197" calcext:value-type="float">
            <text:p>84845.199648197</text:p>
          </table:table-cell>
          <table:table-cell/>
          <table:table-cell office:value-type="float" office:value="1443144361.66048" calcext:value-type="float">
            <text:p>1443144361.66048</text:p>
          </table:table-cell>
          <table:table-cell table:formula="of:=[.G29]-[.$B$2]" office:value-type="float" office:value="1.66029262542725" calcext:value-type="float">
            <text:p>1.6602926254</text:p>
          </table:table-cell>
          <table:table-cell table:formula="of:=[.C29]/([.H29]-[.H28])" office:value-type="float" office:value="84928.8431053377" calcext:value-type="float">
            <text:p>84928.8431053377</text:p>
          </table:table-cell>
          <table:table-cell table:formula="of:=[.G29]-[.$B29]" office:value-type="float" office:value="0.195113897323608" calcext:value-type="float">
            <text:p>0.19511389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4361.51741" calcext:value-type="float">
            <text:p>1443144361.51741</text:p>
          </table:table-cell>
          <table:table-cell office:value-type="float" office:value="4416" calcext:value-type="float">
            <text:p>4416</text:p>
          </table:table-cell>
          <table:table-cell table:formula="of:=[.B30]-[.$B$2]" office:value-type="float" office:value="1.5172221660614" calcext:value-type="float">
            <text:p>1.5172221661</text:p>
          </table:table-cell>
          <table:table-cell table:formula="of:=[.C30]/([.D30]-[.D29])" office:value-type="float" office:value="84852.1960363926" calcext:value-type="float">
            <text:p>84852.1960363926</text:p>
          </table:table-cell>
          <table:table-cell/>
          <table:table-cell office:value-type="float" office:value="1443144361.71274" calcext:value-type="float">
            <text:p>1443144361.71274</text:p>
          </table:table-cell>
          <table:table-cell table:formula="of:=[.G30]-[.$B$2]" office:value-type="float" office:value="1.71254730224609" calcext:value-type="float">
            <text:p>1.7125473022</text:p>
          </table:table-cell>
          <table:table-cell table:formula="of:=[.C30]/([.H30]-[.H29])" office:value-type="float" office:value="84509.1821218039" calcext:value-type="float">
            <text:p>84509.1821218039</text:p>
          </table:table-cell>
          <table:table-cell table:formula="of:=[.G30]-[.$B30]" office:value-type="float" office:value="0.195325136184692" calcext:value-type="float">
            <text:p>0.19532513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4361.56945" calcext:value-type="float">
            <text:p>1443144361.56945</text:p>
          </table:table-cell>
          <table:table-cell office:value-type="float" office:value="4416" calcext:value-type="float">
            <text:p>4416</text:p>
          </table:table-cell>
          <table:table-cell table:formula="of:=[.B31]-[.$B$2]" office:value-type="float" office:value="1.56925845146179" calcext:value-type="float">
            <text:p>1.5692584515</text:p>
          </table:table-cell>
          <table:table-cell table:formula="of:=[.C31]/([.D31]-[.D30])" office:value-type="float" office:value="84863.8592478557" calcext:value-type="float">
            <text:p>84863.8592478557</text:p>
          </table:table-cell>
          <table:table-cell/>
          <table:table-cell office:value-type="float" office:value="1443144361.76474" calcext:value-type="float">
            <text:p>1443144361.76474</text:p>
          </table:table-cell>
          <table:table-cell table:formula="of:=[.G31]-[.$B$2]" office:value-type="float" office:value="1.7645537853241" calcext:value-type="float">
            <text:p>1.7645537853</text:p>
          </table:table-cell>
          <table:table-cell table:formula="of:=[.C31]/([.H31]-[.H30])" office:value-type="float" office:value="84912.4904942443" calcext:value-type="float">
            <text:p>84912.4904942443</text:p>
          </table:table-cell>
          <table:table-cell table:formula="of:=[.G31]-[.$B31]" office:value-type="float" office:value="0.195295333862305" calcext:value-type="float">
            <text:p>0.19529533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4361.62155" calcext:value-type="float">
            <text:p>1443144361.62155</text:p>
          </table:table-cell>
          <table:table-cell office:value-type="float" office:value="4416" calcext:value-type="float">
            <text:p>4416</text:p>
          </table:table-cell>
          <table:table-cell table:formula="of:=[.B32]-[.$B$2]" office:value-type="float" office:value="1.6213641166687" calcext:value-type="float">
            <text:p>1.6213641167</text:p>
          </table:table-cell>
          <table:table-cell table:formula="of:=[.C32]/([.D32]-[.D31])" office:value-type="float" office:value="84750.8612060564" calcext:value-type="float">
            <text:p>84750.8612060564</text:p>
          </table:table-cell>
          <table:table-cell/>
          <table:table-cell office:value-type="float" office:value="1443144361.81685" calcext:value-type="float">
            <text:p>1443144361.81685</text:p>
          </table:table-cell>
          <table:table-cell table:formula="of:=[.G32]-[.$B$2]" office:value-type="float" office:value="1.81665658950806" calcext:value-type="float">
            <text:p>1.8166565895</text:p>
          </table:table-cell>
          <table:table-cell table:formula="of:=[.C32]/([.H32]-[.H31])" office:value-type="float" office:value="84755.5149701421" calcext:value-type="float">
            <text:p>84755.5149701421</text:p>
          </table:table-cell>
          <table:table-cell table:formula="of:=[.G32]-[.$B32]" office:value-type="float" office:value="0.195292472839355" calcext:value-type="float">
            <text:p>0.19529247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4361.67364" calcext:value-type="float">
            <text:p>1443144361.67364</text:p>
          </table:table-cell>
          <table:table-cell office:value-type="float" office:value="4416" calcext:value-type="float">
            <text:p>4416</text:p>
          </table:table-cell>
          <table:table-cell table:formula="of:=[.B33]-[.$B$2]" office:value-type="float" office:value="1.67345190048218" calcext:value-type="float">
            <text:p>1.6734519005</text:p>
          </table:table-cell>
          <table:table-cell table:formula="of:=[.C33]/([.D33]-[.D32])" office:value-type="float" office:value="84779.9556190267" calcext:value-type="float">
            <text:p>84779.9556190267</text:p>
          </table:table-cell>
          <table:table-cell/>
          <table:table-cell office:value-type="float" office:value="1443144361.86905" calcext:value-type="float">
            <text:p>1443144361.86905</text:p>
          </table:table-cell>
          <table:table-cell table:formula="of:=[.G33]-[.$B$2]" office:value-type="float" office:value="1.86885738372803" calcext:value-type="float">
            <text:p>1.8688573837</text:p>
          </table:table-cell>
          <table:table-cell table:formula="of:=[.C33]/([.H33]-[.H32])" office:value-type="float" office:value="84596.4140198953" calcext:value-type="float">
            <text:p>84596.4140198953</text:p>
          </table:table-cell>
          <table:table-cell table:formula="of:=[.G33]-[.$B33]" office:value-type="float" office:value="0.19540548324585" calcext:value-type="float">
            <text:p>0.19540548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4361.72572" calcext:value-type="float">
            <text:p>1443144361.72572</text:p>
          </table:table-cell>
          <table:table-cell office:value-type="float" office:value="4416" calcext:value-type="float">
            <text:p>4416</text:p>
          </table:table-cell>
          <table:table-cell table:formula="of:=[.B34]-[.$B$2]" office:value-type="float" office:value="1.72553539276123" calcext:value-type="float">
            <text:p>1.7255353928</text:p>
          </table:table-cell>
          <table:table-cell table:formula="of:=[.C34]/([.D34]-[.D33])" office:value-type="float" office:value="84786.9412507896" calcext:value-type="float">
            <text:p>84786.9412507896</text:p>
          </table:table-cell>
          <table:table-cell/>
          <table:table-cell office:value-type="float" office:value="1443144361.92109" calcext:value-type="float">
            <text:p>1443144361.92109</text:p>
          </table:table-cell>
          <table:table-cell table:formula="of:=[.G34]-[.$B$2]" office:value-type="float" office:value="1.92090201377869" calcext:value-type="float">
            <text:p>1.9209020138</text:p>
          </table:table-cell>
          <table:table-cell table:formula="of:=[.C34]/([.H34]-[.H33])" office:value-type="float" office:value="84850.2524794884" calcext:value-type="float">
            <text:p>84850.2524794884</text:p>
          </table:table-cell>
          <table:table-cell table:formula="of:=[.G34]-[.$B34]" office:value-type="float" office:value="0.195366621017456" calcext:value-type="float">
            <text:p>0.1953666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4361.77781" calcext:value-type="float">
            <text:p>1443144361.77781</text:p>
          </table:table-cell>
          <table:table-cell office:value-type="float" office:value="4416" calcext:value-type="float">
            <text:p>4416</text:p>
          </table:table-cell>
          <table:table-cell table:formula="of:=[.B35]-[.$B$2]" office:value-type="float" office:value="1.77762365341187" calcext:value-type="float">
            <text:p>1.7776236534</text:p>
          </table:table-cell>
          <table:table-cell table:formula="of:=[.C35]/([.D35]-[.D34])" office:value-type="float" office:value="84779.1795087745" calcext:value-type="float">
            <text:p>84779.1795087745</text:p>
          </table:table-cell>
          <table:table-cell/>
          <table:table-cell office:value-type="float" office:value="1443144361.97316" calcext:value-type="float">
            <text:p>1443144361.97316</text:p>
          </table:table-cell>
          <table:table-cell table:formula="of:=[.G35]-[.$B$2]" office:value-type="float" office:value="1.97296833992004" calcext:value-type="float">
            <text:p>1.9729683399</text:p>
          </table:table-cell>
          <table:table-cell table:formula="of:=[.C35]/([.H35]-[.H34])" office:value-type="float" office:value="84814.8952935681" calcext:value-type="float">
            <text:p>84814.8952935681</text:p>
          </table:table-cell>
          <table:table-cell table:formula="of:=[.G35]-[.$B35]" office:value-type="float" office:value="0.195344686508179" calcext:value-type="float">
            <text:p>0.19534468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4361.8299" calcext:value-type="float">
            <text:p>1443144361.8299</text:p>
          </table:table-cell>
          <table:table-cell office:value-type="float" office:value="4416" calcext:value-type="float">
            <text:p>4416</text:p>
          </table:table-cell>
          <table:table-cell table:formula="of:=[.B36]-[.$B$2]" office:value-type="float" office:value="1.82971119880676" calcext:value-type="float">
            <text:p>1.8297111988</text:p>
          </table:table-cell>
          <table:table-cell table:formula="of:=[.C36]/([.D36]-[.D35])" office:value-type="float" office:value="84780.3436794815" calcext:value-type="float">
            <text:p>84780.3436794815</text:p>
          </table:table-cell>
          <table:table-cell/>
          <table:table-cell office:value-type="float" office:value="1443144362.02531" calcext:value-type="float">
            <text:p>1443144362.02531</text:p>
          </table:table-cell>
          <table:table-cell table:formula="of:=[.G36]-[.$B$2]" office:value-type="float" office:value="2.02512240409851" calcext:value-type="float">
            <text:p>2.0251224041</text:p>
          </table:table-cell>
          <table:table-cell table:formula="of:=[.C36]/([.H36]-[.H35])" office:value-type="float" office:value="84672.2124068571" calcext:value-type="float">
            <text:p>84672.2124068571</text:p>
          </table:table-cell>
          <table:table-cell table:formula="of:=[.G36]-[.$B36]" office:value-type="float" office:value="0.195411205291748" calcext:value-type="float">
            <text:p>0.19541120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4361.88199" calcext:value-type="float">
            <text:p>1443144361.88199</text:p>
          </table:table-cell>
          <table:table-cell office:value-type="float" office:value="4416" calcext:value-type="float">
            <text:p>4416</text:p>
          </table:table-cell>
          <table:table-cell table:formula="of:=[.B37]-[.$B$2]" office:value-type="float" office:value="1.88180041313171" calcext:value-type="float">
            <text:p>1.8818004131</text:p>
          </table:table-cell>
          <table:table-cell table:formula="of:=[.C37]/([.D37]-[.D36])" office:value-type="float" office:value="84777.6273308983" calcext:value-type="float">
            <text:p>84777.6273308983</text:p>
          </table:table-cell>
          <table:table-cell/>
          <table:table-cell office:value-type="float" office:value="1443144362.07732" calcext:value-type="float">
            <text:p>1443144362.07732</text:p>
          </table:table-cell>
          <table:table-cell table:formula="of:=[.G37]-[.$B$2]" office:value-type="float" office:value="2.07713603973389" calcext:value-type="float">
            <text:p>2.0771360397</text:p>
          </table:table-cell>
          <table:table-cell table:formula="of:=[.C37]/([.H37]-[.H36])" office:value-type="float" office:value="84900.8139126608" calcext:value-type="float">
            <text:p>84900.8139126608</text:p>
          </table:table-cell>
          <table:table-cell table:formula="of:=[.G37]-[.$B37]" office:value-type="float" office:value="0.195335626602173" calcext:value-type="float">
            <text:p>0.195335626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4361.93409" calcext:value-type="float">
            <text:p>1443144361.93409</text:p>
          </table:table-cell>
          <table:table-cell office:value-type="float" office:value="4416" calcext:value-type="float">
            <text:p>4416</text:p>
          </table:table-cell>
          <table:table-cell table:formula="of:=[.B38]-[.$B$2]" office:value-type="float" office:value="1.93389678001404" calcext:value-type="float">
            <text:p>1.93389678</text:p>
          </table:table-cell>
          <table:table-cell table:formula="of:=[.C38]/([.D38]-[.D37])" office:value-type="float" office:value="84765.9878082267" calcext:value-type="float">
            <text:p>84765.9878082267</text:p>
          </table:table-cell>
          <table:table-cell/>
          <table:table-cell office:value-type="float" office:value="1443144362.12942" calcext:value-type="float">
            <text:p>1443144362.12942</text:p>
          </table:table-cell>
          <table:table-cell table:formula="of:=[.G38]-[.$B$2]" office:value-type="float" office:value="2.12923002243042" calcext:value-type="float">
            <text:p>2.1292300224</text:p>
          </table:table-cell>
          <table:table-cell table:formula="of:=[.C38]/([.H38]-[.H37])" office:value-type="float" office:value="84769.8672939798" calcext:value-type="float">
            <text:p>84769.8672939798</text:p>
          </table:table-cell>
          <table:table-cell table:formula="of:=[.G38]-[.$B38]" office:value-type="float" office:value="0.195333242416382" calcext:value-type="float">
            <text:p>0.19533324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4361.98617" calcext:value-type="float">
            <text:p>1443144361.98617</text:p>
          </table:table-cell>
          <table:table-cell office:value-type="float" office:value="4416" calcext:value-type="float">
            <text:p>4416</text:p>
          </table:table-cell>
          <table:table-cell table:formula="of:=[.B39]-[.$B$2]" office:value-type="float" office:value="1.98598456382751" calcext:value-type="float">
            <text:p>1.9859845638</text:p>
          </table:table-cell>
          <table:table-cell table:formula="of:=[.C39]/([.D39]-[.D38])" office:value-type="float" office:value="84779.9556190267" calcext:value-type="float">
            <text:p>84779.9556190267</text:p>
          </table:table-cell>
          <table:table-cell/>
          <table:table-cell office:value-type="float" office:value="1443144362.18149" calcext:value-type="float">
            <text:p>1443144362.18149</text:p>
          </table:table-cell>
          <table:table-cell table:formula="of:=[.G39]-[.$B$2]" office:value-type="float" office:value="2.18130230903625" calcext:value-type="float">
            <text:p>2.181302309</text:p>
          </table:table-cell>
          <table:table-cell table:formula="of:=[.C39]/([.H39]-[.H38])" office:value-type="float" office:value="84805.186939979" calcext:value-type="float">
            <text:p>84805.186939979</text:p>
          </table:table-cell>
          <table:table-cell table:formula="of:=[.G39]-[.$B39]" office:value-type="float" office:value="0.19531774520874" calcext:value-type="float">
            <text:p>0.19531774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4362.03179" calcext:value-type="float">
            <text:p>1443144362.03179</text:p>
          </table:table-cell>
          <table:table-cell office:value-type="float" office:value="4416" calcext:value-type="float">
            <text:p>4416</text:p>
          </table:table-cell>
          <table:table-cell table:formula="of:=[.B40]-[.$B$2]" office:value-type="float" office:value="2.03159666061401" calcext:value-type="float">
            <text:p>2.0315966606</text:p>
          </table:table-cell>
          <table:table-cell table:formula="of:=[.C40]/([.D40]-[.D39])" office:value-type="float" office:value="96816.421763516" calcext:value-type="float">
            <text:p>96816.421763516</text:p>
          </table:table-cell>
          <table:table-cell/>
          <table:table-cell office:value-type="float" office:value="1443144362.22713" calcext:value-type="float">
            <text:p>1443144362.22713</text:p>
          </table:table-cell>
          <table:table-cell table:formula="of:=[.G40]-[.$B$2]" office:value-type="float" office:value="2.22694206237793" calcext:value-type="float">
            <text:p>2.2269420624</text:p>
          </table:table-cell>
          <table:table-cell table:formula="of:=[.C40]/([.H40]-[.H39])" office:value-type="float" office:value="96757.7534203639" calcext:value-type="float">
            <text:p>96757.7534203639</text:p>
          </table:table-cell>
          <table:table-cell table:formula="of:=[.G40]-[.$B40]" office:value-type="float" office:value="0.195345401763916" calcext:value-type="float">
            <text:p>0.1953454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4362.07505" calcext:value-type="float">
            <text:p>1443144362.07505</text:p>
          </table:table-cell>
          <table:table-cell office:value-type="float" office:value="4416" calcext:value-type="float">
            <text:p>4416</text:p>
          </table:table-cell>
          <table:table-cell table:formula="of:=[.B41]-[.$B$2]" office:value-type="float" office:value="2.07485961914062" calcext:value-type="float">
            <text:p>2.0748596191</text:p>
          </table:table-cell>
          <table:table-cell table:formula="of:=[.C41]/([.D41]-[.D40])" office:value-type="float" office:value="102073.463082366" calcext:value-type="float">
            <text:p>102073.463082366</text:p>
          </table:table-cell>
          <table:table-cell/>
          <table:table-cell office:value-type="float" office:value="1443144362.31363" calcext:value-type="float">
            <text:p>1443144362.31363</text:p>
          </table:table-cell>
          <table:table-cell table:formula="of:=[.G41]-[.$B$2]" office:value-type="float" office:value="2.31343817710876" calcext:value-type="float">
            <text:p>2.3134381771</text:p>
          </table:table-cell>
          <table:table-cell table:formula="of:=[.C41]/([.H41]-[.H40])" office:value-type="float" office:value="51054.3162978133" calcext:value-type="float">
            <text:p>51054.3162978133</text:p>
          </table:table-cell>
          <table:table-cell table:formula="of:=[.G41]-[.$B41]" office:value-type="float" office:value="0.23857855796814" calcext:value-type="float">
            <text:p>0.2385785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4362.11831" calcext:value-type="float">
            <text:p>1443144362.11831</text:p>
          </table:table-cell>
          <table:table-cell office:value-type="float" office:value="4416" calcext:value-type="float">
            <text:p>4416</text:p>
          </table:table-cell>
          <table:table-cell table:formula="of:=[.B42]-[.$B$2]" office:value-type="float" office:value="2.11811923980713" calcext:value-type="float">
            <text:p>2.1181192398</text:p>
          </table:table-cell>
          <table:table-cell table:formula="of:=[.C42]/([.D42]-[.D41])" office:value-type="float" office:value="102081.338947554" calcext:value-type="float">
            <text:p>102081.338947554</text:p>
          </table:table-cell>
          <table:table-cell/>
          <table:table-cell office:value-type="float" office:value="1443144362.35687" calcext:value-type="float">
            <text:p>1443144362.35687</text:p>
          </table:table-cell>
          <table:table-cell table:formula="of:=[.G42]-[.$B$2]" office:value-type="float" office:value="2.35667848587036" calcext:value-type="float">
            <text:p>2.3566784859</text:p>
          </table:table-cell>
          <table:table-cell table:formula="of:=[.C42]/([.H42]-[.H41])" office:value-type="float" office:value="102126.930322061" calcext:value-type="float">
            <text:p>102126.930322061</text:p>
          </table:table-cell>
          <table:table-cell table:formula="of:=[.G42]-[.$B42]" office:value-type="float" office:value="0.238559246063232" calcext:value-type="float">
            <text:p>0.238559246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4362.16159" calcext:value-type="float">
            <text:p>1443144362.16159</text:p>
          </table:table-cell>
          <table:table-cell office:value-type="float" office:value="4416" calcext:value-type="float">
            <text:p>4416</text:p>
          </table:table-cell>
          <table:table-cell table:formula="of:=[.B43]-[.$B$2]" office:value-type="float" office:value="2.16139674186707" calcext:value-type="float">
            <text:p>2.1613967419</text:p>
          </table:table-cell>
          <table:table-cell table:formula="of:=[.C43]/([.D43]-[.D42])" office:value-type="float" office:value="102039.160991411" calcext:value-type="float">
            <text:p>102039.160991411</text:p>
          </table:table-cell>
          <table:table-cell/>
          <table:table-cell office:value-type="float" office:value="1443144362.4002" calcext:value-type="float">
            <text:p>1443144362.4002</text:p>
          </table:table-cell>
          <table:table-cell table:formula="of:=[.G43]-[.$B$2]" office:value-type="float" office:value="2.40001225471497" calcext:value-type="float">
            <text:p>2.4000122547</text:p>
          </table:table-cell>
          <table:table-cell table:formula="of:=[.C43]/([.H43]-[.H42])" office:value-type="float" office:value="101906.668119171" calcext:value-type="float">
            <text:p>101906.668119171</text:p>
          </table:table-cell>
          <table:table-cell table:formula="of:=[.G43]-[.$B43]" office:value-type="float" office:value="0.2386155128479" calcext:value-type="float">
            <text:p>0.23861551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4362.20485" calcext:value-type="float">
            <text:p>1443144362.20485</text:p>
          </table:table-cell>
          <table:table-cell office:value-type="float" office:value="4416" calcext:value-type="float">
            <text:p>4416</text:p>
          </table:table-cell>
          <table:table-cell table:formula="of:=[.B44]-[.$B$2]" office:value-type="float" office:value="2.20465683937073" calcext:value-type="float">
            <text:p>2.2046568394</text:p>
          </table:table-cell>
          <table:table-cell table:formula="of:=[.C44]/([.D44]-[.D43])" office:value-type="float" office:value="102080.213749545" calcext:value-type="float">
            <text:p>102080.213749545</text:p>
          </table:table-cell>
          <table:table-cell/>
          <table:table-cell office:value-type="float" office:value="1443144362.44342" calcext:value-type="float">
            <text:p>1443144362.44342</text:p>
          </table:table-cell>
          <table:table-cell table:formula="of:=[.G44]-[.$B$2]" office:value-type="float" office:value="2.4432315826416" calcext:value-type="float">
            <text:p>2.4432315826</text:p>
          </table:table-cell>
          <table:table-cell table:formula="of:=[.C44]/([.H44]-[.H43])" office:value-type="float" office:value="102176.507869259" calcext:value-type="float">
            <text:p>102176.507869259</text:p>
          </table:table-cell>
          <table:table-cell table:formula="of:=[.G44]-[.$B44]" office:value-type="float" office:value="0.238574743270874" calcext:value-type="float">
            <text:p>0.23857474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4362.24811" calcext:value-type="float">
            <text:p>1443144362.24811</text:p>
          </table:table-cell>
          <table:table-cell office:value-type="float" office:value="4416" calcext:value-type="float">
            <text:p>4416</text:p>
          </table:table-cell>
          <table:table-cell table:formula="of:=[.B45]-[.$B$2]" office:value-type="float" office:value="2.24791955947876" calcext:value-type="float">
            <text:p>2.2479195595</text:p>
          </table:table-cell>
          <table:table-cell table:formula="of:=[.C45]/([.D45]-[.D44])" office:value-type="float" office:value="102074.025603862" calcext:value-type="float">
            <text:p>102074.025603862</text:p>
          </table:table-cell>
          <table:table-cell/>
          <table:table-cell office:value-type="float" office:value="1443144362.48672" calcext:value-type="float">
            <text:p>1443144362.48672</text:p>
          </table:table-cell>
          <table:table-cell table:formula="of:=[.G45]-[.$B$2]" office:value-type="float" office:value="2.48653626441956" calcext:value-type="float">
            <text:p>2.4865362644</text:p>
          </table:table-cell>
          <table:table-cell table:formula="of:=[.C45]/([.H45]-[.H44])" office:value-type="float" office:value="101975.117208877" calcext:value-type="float">
            <text:p>101975.117208877</text:p>
          </table:table-cell>
          <table:table-cell table:formula="of:=[.G45]-[.$B45]" office:value-type="float" office:value="0.238616704940796" calcext:value-type="float">
            <text:p>0.23861670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4362.29137" calcext:value-type="float">
            <text:p>1443144362.29137</text:p>
          </table:table-cell>
          <table:table-cell office:value-type="float" office:value="4416" calcext:value-type="float">
            <text:p>4416</text:p>
          </table:table-cell>
          <table:table-cell table:formula="of:=[.B46]-[.$B$2]" office:value-type="float" office:value="2.29118299484253" calcext:value-type="float">
            <text:p>2.2911829948</text:p>
          </table:table-cell>
          <table:table-cell table:formula="of:=[.C46]/([.D46]-[.D45])" office:value-type="float" office:value="102072.338057974" calcext:value-type="float">
            <text:p>102072.338057974</text:p>
          </table:table-cell>
          <table:table-cell/>
          <table:table-cell office:value-type="float" office:value="1443144362.52994" calcext:value-type="float">
            <text:p>1443144362.52994</text:p>
          </table:table-cell>
          <table:table-cell table:formula="of:=[.G46]-[.$B$2]" office:value-type="float" office:value="2.52975344657898" calcext:value-type="float">
            <text:p>2.5297534466</text:p>
          </table:table-cell>
          <table:table-cell table:formula="of:=[.C46]/([.H46]-[.H45])" office:value-type="float" office:value="102181.581013538" calcext:value-type="float">
            <text:p>102181.581013538</text:p>
          </table:table-cell>
          <table:table-cell table:formula="of:=[.G46]-[.$B46]" office:value-type="float" office:value="0.23857045173645" calcext:value-type="float">
            <text:p>0.238570451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4362.33463" calcext:value-type="float">
            <text:p>1443144362.33463</text:p>
          </table:table-cell>
          <table:table-cell office:value-type="float" office:value="4416" calcext:value-type="float">
            <text:p>4416</text:p>
          </table:table-cell>
          <table:table-cell table:formula="of:=[.B47]-[.$B$2]" office:value-type="float" office:value="2.33444476127625" calcext:value-type="float">
            <text:p>2.3344447613</text:p>
          </table:table-cell>
          <table:table-cell table:formula="of:=[.C47]/([.D47]-[.D46])" office:value-type="float" office:value="102076.275751848" calcext:value-type="float">
            <text:p>102076.275751848</text:p>
          </table:table-cell>
          <table:table-cell/>
          <table:table-cell office:value-type="float" office:value="1443144362.57331" calcext:value-type="float">
            <text:p>1443144362.57331</text:p>
          </table:table-cell>
          <table:table-cell table:formula="of:=[.G47]-[.$B$2]" office:value-type="float" office:value="2.57311844825745" calcext:value-type="float">
            <text:p>2.5731184483</text:p>
          </table:table-cell>
          <table:table-cell table:formula="of:=[.C47]/([.H47]-[.H46])" office:value-type="float" office:value="101833.27174164" calcext:value-type="float">
            <text:p>101833.27174164</text:p>
          </table:table-cell>
          <table:table-cell table:formula="of:=[.G47]-[.$B47]" office:value-type="float" office:value="0.238673686981201" calcext:value-type="float">
            <text:p>0.23867368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4362.37789" calcext:value-type="float">
            <text:p>1443144362.37789</text:p>
          </table:table-cell>
          <table:table-cell office:value-type="float" office:value="4416" calcext:value-type="float">
            <text:p>4416</text:p>
          </table:table-cell>
          <table:table-cell table:formula="of:=[.B48]-[.$B$2]" office:value-type="float" office:value="2.3777060508728" calcext:value-type="float">
            <text:p>2.3777060509</text:p>
          </table:table-cell>
          <table:table-cell table:formula="of:=[.C48]/([.D48]-[.D47])" office:value-type="float" office:value="102077.400863043" calcext:value-type="float">
            <text:p>102077.400863043</text:p>
          </table:table-cell>
          <table:table-cell/>
          <table:table-cell office:value-type="float" office:value="1443144362.61647" calcext:value-type="float">
            <text:p>1443144362.61647</text:p>
          </table:table-cell>
          <table:table-cell table:formula="of:=[.G48]-[.$B$2]" office:value-type="float" office:value="2.61628437042236" calcext:value-type="float">
            <text:p>2.6162843704</text:p>
          </table:table-cell>
          <table:table-cell table:formula="of:=[.C48]/([.H48]-[.H47])" office:value-type="float" office:value="102302.922734478" calcext:value-type="float">
            <text:p>102302.922734478</text:p>
          </table:table-cell>
          <table:table-cell table:formula="of:=[.G48]-[.$B48]" office:value-type="float" office:value="0.238578319549561" calcext:value-type="float">
            <text:p>0.23857831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4362.42115" calcext:value-type="float">
            <text:p>1443144362.42115</text:p>
          </table:table-cell>
          <table:table-cell office:value-type="float" office:value="4416" calcext:value-type="float">
            <text:p>4416</text:p>
          </table:table-cell>
          <table:table-cell table:formula="of:=[.B49]-[.$B$2]" office:value-type="float" office:value="2.42096543312073" calcext:value-type="float">
            <text:p>2.4209654331</text:p>
          </table:table-cell>
          <table:table-cell table:formula="of:=[.C49]/([.D49]-[.D48])" office:value-type="float" office:value="102081.901555861" calcext:value-type="float">
            <text:p>102081.901555861</text:p>
          </table:table-cell>
          <table:table-cell/>
          <table:table-cell office:value-type="float" office:value="1443144362.65972" calcext:value-type="float">
            <text:p>1443144362.65972</text:p>
          </table:table-cell>
          <table:table-cell table:formula="of:=[.G49]-[.$B$2]" office:value-type="float" office:value="2.65952944755554" calcext:value-type="float">
            <text:p>2.6595294476</text:p>
          </table:table-cell>
          <table:table-cell table:formula="of:=[.C49]/([.H49]-[.H48])" office:value-type="float" office:value="102115.669406725" calcext:value-type="float">
            <text:p>102115.669406725</text:p>
          </table:table-cell>
          <table:table-cell table:formula="of:=[.G49]-[.$B49]" office:value-type="float" office:value="0.238564014434814" calcext:value-type="float">
            <text:p>0.238564014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4362.46442" calcext:value-type="float">
            <text:p>1443144362.46442</text:p>
          </table:table-cell>
          <table:table-cell office:value-type="float" office:value="4416" calcext:value-type="float">
            <text:p>4416</text:p>
          </table:table-cell>
          <table:table-cell table:formula="of:=[.B50]-[.$B$2]" office:value-type="float" office:value="2.46422743797302" calcext:value-type="float">
            <text:p>2.464227438</text:p>
          </table:table-cell>
          <table:table-cell table:formula="of:=[.C50]/([.D50]-[.D49])" office:value-type="float" office:value="102075.713205551" calcext:value-type="float">
            <text:p>102075.713205551</text:p>
          </table:table-cell>
          <table:table-cell/>
          <table:table-cell office:value-type="float" office:value="1443144362.70295" calcext:value-type="float">
            <text:p>1443144362.70295</text:p>
          </table:table-cell>
          <table:table-cell table:formula="of:=[.G50]-[.$B$2]" office:value-type="float" office:value="2.70276594161987" calcext:value-type="float">
            <text:p>2.7027659416</text:p>
          </table:table-cell>
          <table:table-cell table:formula="of:=[.C50]/([.H50]-[.H49])" office:value-type="float" office:value="102135.940842694" calcext:value-type="float">
            <text:p>102135.940842694</text:p>
          </table:table-cell>
          <table:table-cell table:formula="of:=[.G50]-[.$B50]" office:value-type="float" office:value="0.238538503646851" calcext:value-type="float">
            <text:p>0.238538503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4362.50767" calcext:value-type="float">
            <text:p>1443144362.50767</text:p>
          </table:table-cell>
          <table:table-cell office:value-type="float" office:value="4416" calcext:value-type="float">
            <text:p>4416</text:p>
          </table:table-cell>
          <table:table-cell table:formula="of:=[.B51]-[.$B$2]" office:value-type="float" office:value="2.50748181343079" calcext:value-type="float">
            <text:p>2.5074818134</text:p>
          </table:table-cell>
          <table:table-cell table:formula="of:=[.C51]/([.D51]-[.D50])" office:value-type="float" office:value="102093.717763006" calcext:value-type="float">
            <text:p>102093.717763006</text:p>
          </table:table-cell>
          <table:table-cell/>
          <table:table-cell office:value-type="float" office:value="1443144362.74617" calcext:value-type="float">
            <text:p>1443144362.74617</text:p>
          </table:table-cell>
          <table:table-cell table:formula="of:=[.G51]-[.$B$2]" office:value-type="float" office:value="2.74598622322083" calcext:value-type="float">
            <text:p>2.7459862232</text:p>
          </table:table-cell>
          <table:table-cell table:formula="of:=[.C51]/([.H51]-[.H50])" office:value-type="float" office:value="102174.253300162" calcext:value-type="float">
            <text:p>102174.253300162</text:p>
          </table:table-cell>
          <table:table-cell table:formula="of:=[.G51]-[.$B51]" office:value-type="float" office:value="0.238504409790039" calcext:value-type="float">
            <text:p>0.23850440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4362.55093" calcext:value-type="float">
            <text:p>1443144362.55093</text:p>
          </table:table-cell>
          <table:table-cell office:value-type="float" office:value="4416" calcext:value-type="float">
            <text:p>4416</text:p>
          </table:table-cell>
          <table:table-cell table:formula="of:=[.B52]-[.$B$2]" office:value-type="float" office:value="2.55073833465576" calcext:value-type="float">
            <text:p>2.5507383347</text:p>
          </table:table-cell>
          <table:table-cell table:formula="of:=[.C52]/([.D52]-[.D51])" office:value-type="float" office:value="102088.653339286" calcext:value-type="float">
            <text:p>102088.653339286</text:p>
          </table:table-cell>
          <table:table-cell/>
          <table:table-cell office:value-type="float" office:value="1443144362.78946" calcext:value-type="float">
            <text:p>1443144362.78946</text:p>
          </table:table-cell>
          <table:table-cell table:formula="of:=[.G52]-[.$B$2]" office:value-type="float" office:value="2.78927040100098" calcext:value-type="float">
            <text:p>2.789270401</text:p>
          </table:table-cell>
          <table:table-cell table:formula="of:=[.C52]/([.H52]-[.H51])" office:value-type="float" office:value="102023.423488133" calcext:value-type="float">
            <text:p>102023.423488133</text:p>
          </table:table-cell>
          <table:table-cell table:formula="of:=[.G52]-[.$B52]" office:value-type="float" office:value="0.238532066345215" calcext:value-type="float">
            <text:p>0.23853206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4362.59419" calcext:value-type="float">
            <text:p>1443144362.59419</text:p>
          </table:table-cell>
          <table:table-cell office:value-type="float" office:value="4416" calcext:value-type="float">
            <text:p>4416</text:p>
          </table:table-cell>
          <table:table-cell table:formula="of:=[.B53]-[.$B$2]" office:value-type="float" office:value="2.59400081634521" calcext:value-type="float">
            <text:p>2.5940008163</text:p>
          </table:table-cell>
          <table:table-cell table:formula="of:=[.C53]/([.D53]-[.D52])" office:value-type="float" office:value="102074.588131558" calcext:value-type="float">
            <text:p>102074.588131558</text:p>
          </table:table-cell>
          <table:table-cell/>
          <table:table-cell office:value-type="float" office:value="1443144362.83279" calcext:value-type="float">
            <text:p>1443144362.83279</text:p>
          </table:table-cell>
          <table:table-cell table:formula="of:=[.G53]-[.$B$2]" office:value-type="float" office:value="2.83260083198547" calcext:value-type="float">
            <text:p>2.832600832</text:p>
          </table:table-cell>
          <table:table-cell table:formula="of:=[.C53]/([.H53]-[.H52])" office:value-type="float" office:value="101914.518265004" calcext:value-type="float">
            <text:p>101914.518265004</text:p>
          </table:table-cell>
          <table:table-cell table:formula="of:=[.G53]-[.$B53]" office:value-type="float" office:value="0.238600015640259" calcext:value-type="float">
            <text:p>0.238600015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4362.63745" calcext:value-type="float">
            <text:p>1443144362.63745</text:p>
          </table:table-cell>
          <table:table-cell office:value-type="float" office:value="4416" calcext:value-type="float">
            <text:p>4416</text:p>
          </table:table-cell>
          <table:table-cell table:formula="of:=[.B54]-[.$B$2]" office:value-type="float" office:value="2.63726329803467" calcext:value-type="float">
            <text:p>2.637263298</text:p>
          </table:table-cell>
          <table:table-cell table:formula="of:=[.C54]/([.D54]-[.D53])" office:value-type="float" office:value="102074.588131558" calcext:value-type="float">
            <text:p>102074.588131558</text:p>
          </table:table-cell>
          <table:table-cell/>
          <table:table-cell office:value-type="float" office:value="1443144362.9193" calcext:value-type="float">
            <text:p>1443144362.9193</text:p>
          </table:table-cell>
          <table:table-cell table:formula="of:=[.G54]-[.$B$2]" office:value-type="float" office:value="2.91910743713379" calcext:value-type="float">
            <text:p>2.9191074371</text:p>
          </table:table-cell>
          <table:table-cell table:formula="of:=[.C54]/([.H54]-[.H53])" office:value-type="float" office:value="51048.1250816487" calcext:value-type="float">
            <text:p>51048.1250816487</text:p>
          </table:table-cell>
          <table:table-cell table:formula="of:=[.G54]-[.$B54]" office:value-type="float" office:value="0.281844139099121" calcext:value-type="float">
            <text:p>0.281844139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4362.68071" calcext:value-type="float">
            <text:p>1443144362.68071</text:p>
          </table:table-cell>
          <table:table-cell office:value-type="float" office:value="4416" calcext:value-type="float">
            <text:p>4416</text:p>
          </table:table-cell>
          <table:table-cell table:formula="of:=[.B55]-[.$B$2]" office:value-type="float" office:value="2.68052268028259" calcext:value-type="float">
            <text:p>2.6805226803</text:p>
          </table:table-cell>
          <table:table-cell table:formula="of:=[.C55]/([.D55]-[.D54])" office:value-type="float" office:value="102081.901555861" calcext:value-type="float">
            <text:p>102081.901555861</text:p>
          </table:table-cell>
          <table:table-cell/>
          <table:table-cell office:value-type="float" office:value="1443144362.96258" calcext:value-type="float">
            <text:p>1443144362.96258</text:p>
          </table:table-cell>
          <table:table-cell table:formula="of:=[.G55]-[.$B$2]" office:value-type="float" office:value="2.96238899230957" calcext:value-type="float">
            <text:p>2.9623889923</text:p>
          </table:table-cell>
          <table:table-cell table:formula="of:=[.C55]/([.H55]-[.H54])" office:value-type="float" office:value="102029.605499736" calcext:value-type="float">
            <text:p>102029.605499736</text:p>
          </table:table-cell>
          <table:table-cell table:formula="of:=[.G55]-[.$B55]" office:value-type="float" office:value="0.281866312026978" calcext:value-type="float">
            <text:p>0.2818663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4362.72397" calcext:value-type="float">
            <text:p>1443144362.72397</text:p>
          </table:table-cell>
          <table:table-cell office:value-type="float" office:value="4416" calcext:value-type="float">
            <text:p>4416</text:p>
          </table:table-cell>
          <table:table-cell table:formula="of:=[.B56]-[.$B$2]" office:value-type="float" office:value="2.72378253936768" calcext:value-type="float">
            <text:p>2.7237825394</text:p>
          </table:table-cell>
          <table:table-cell table:formula="of:=[.C56]/([.D56]-[.D55])" office:value-type="float" office:value="102080.776345449" calcext:value-type="float">
            <text:p>102080.776345449</text:p>
          </table:table-cell>
          <table:table-cell/>
          <table:table-cell office:value-type="float" office:value="1443144363.00598" calcext:value-type="float">
            <text:p>1443144363.00598</text:p>
          </table:table-cell>
          <table:table-cell table:formula="of:=[.G56]-[.$B$2]" office:value-type="float" office:value="3.00578761100769" calcext:value-type="float">
            <text:p>3.005787611</text:p>
          </table:table-cell>
          <table:table-cell table:formula="of:=[.C56]/([.H56]-[.H55])" office:value-type="float" office:value="101754.390634356" calcext:value-type="float">
            <text:p>101754.390634356</text:p>
          </table:table-cell>
          <table:table-cell table:formula="of:=[.G56]-[.$B56]" office:value-type="float" office:value="0.282005071640015" calcext:value-type="float">
            <text:p>0.28200507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4362.76724" calcext:value-type="float">
            <text:p>1443144362.76724</text:p>
          </table:table-cell>
          <table:table-cell office:value-type="float" office:value="4416" calcext:value-type="float">
            <text:p>4416</text:p>
          </table:table-cell>
          <table:table-cell table:formula="of:=[.B57]-[.$B$2]" office:value-type="float" office:value="2.76704668998718" calcext:value-type="float">
            <text:p>2.76704669</text:p>
          </table:table-cell>
          <table:table-cell table:formula="of:=[.C57]/([.D57]-[.D56])" office:value-type="float" office:value="102070.650567884" calcext:value-type="float">
            <text:p>102070.650567884</text:p>
          </table:table-cell>
          <table:table-cell/>
          <table:table-cell office:value-type="float" office:value="1443144363.02081" calcext:value-type="float">
            <text:p>1443144363.02081</text:p>
          </table:table-cell>
          <table:table-cell table:formula="of:=[.G57]-[.$B$2]" office:value-type="float" office:value="3.02062249183655" calcext:value-type="float">
            <text:p>3.0206224918</text:p>
          </table:table-cell>
          <table:table-cell table:formula="of:=[.C57]/([.H57]-[.H56])" office:value-type="float" office:value="297676.809874321" calcext:value-type="float">
            <text:p>297676.809874321</text:p>
          </table:table-cell>
          <table:table-cell table:formula="of:=[.G57]-[.$B57]" office:value-type="float" office:value="0.253575801849365" calcext:value-type="float">
            <text:p>0.2535758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4362.81051" calcext:value-type="float">
            <text:p>1443144362.81051</text:p>
          </table:table-cell>
          <table:table-cell office:value-type="float" office:value="4416" calcext:value-type="float">
            <text:p>4416</text:p>
          </table:table-cell>
          <table:table-cell table:formula="of:=[.B58]-[.$B$2]" office:value-type="float" office:value="2.81032395362854" calcext:value-type="float">
            <text:p>2.8103239536</text:p>
          </table:table-cell>
          <table:table-cell table:formula="of:=[.C58]/([.D58]-[.D57])" office:value-type="float" office:value="102039.723134896" calcext:value-type="float">
            <text:p>102039.723134896</text:p>
          </table:table-cell>
          <table:table-cell/>
          <table:table-cell office:value-type="float" office:value="1443144363.04907" calcext:value-type="float">
            <text:p>1443144363.04907</text:p>
          </table:table-cell>
          <table:table-cell table:formula="of:=[.G58]-[.$B$2]" office:value-type="float" office:value="3.0488805770874" calcext:value-type="float">
            <text:p>3.0488805771</text:p>
          </table:table-cell>
          <table:table-cell table:formula="of:=[.C58]/([.H58]-[.H57])" office:value-type="float" office:value="156273.857934747" calcext:value-type="float">
            <text:p>156273.857934747</text:p>
          </table:table-cell>
          <table:table-cell table:formula="of:=[.G58]-[.$B58]" office:value-type="float" office:value="0.238556623458862" calcext:value-type="float">
            <text:p>0.238556623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4362.85377" calcext:value-type="float">
            <text:p>1443144362.85377</text:p>
          </table:table-cell>
          <table:table-cell office:value-type="float" office:value="4416" calcext:value-type="float">
            <text:p>4416</text:p>
          </table:table-cell>
          <table:table-cell table:formula="of:=[.B59]-[.$B$2]" office:value-type="float" office:value="2.85358333587646" calcext:value-type="float">
            <text:p>2.8535833359</text:p>
          </table:table-cell>
          <table:table-cell table:formula="of:=[.C59]/([.D59]-[.D58])" office:value-type="float" office:value="102081.901555861" calcext:value-type="float">
            <text:p>102081.901555861</text:p>
          </table:table-cell>
          <table:table-cell/>
          <table:table-cell office:value-type="float" office:value="1443144363.09236" calcext:value-type="float">
            <text:p>1443144363.09236</text:p>
          </table:table-cell>
          <table:table-cell table:formula="of:=[.G59]-[.$B$2]" office:value-type="float" office:value="3.09217357635498" calcext:value-type="float">
            <text:p>3.0921735764</text:p>
          </table:table-cell>
          <table:table-cell table:formula="of:=[.C59]/([.H59]-[.H58])" office:value-type="float" office:value="102002.63494581" calcext:value-type="float">
            <text:p>102002.63494581</text:p>
          </table:table-cell>
          <table:table-cell table:formula="of:=[.G59]-[.$B59]" office:value-type="float" office:value="0.238590240478516" calcext:value-type="float">
            <text:p>0.23859024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4362.89704" calcext:value-type="float">
            <text:p>1443144362.89704</text:p>
          </table:table-cell>
          <table:table-cell office:value-type="float" office:value="4416" calcext:value-type="float">
            <text:p>4416</text:p>
          </table:table-cell>
          <table:table-cell table:formula="of:=[.B60]-[.$B$2]" office:value-type="float" office:value="2.89685583114624" calcext:value-type="float">
            <text:p>2.8968558311</text:p>
          </table:table-cell>
          <table:table-cell table:formula="of:=[.C60]/([.D60]-[.D59])" office:value-type="float" office:value="102050.967305425" calcext:value-type="float">
            <text:p>102050.967305425</text:p>
          </table:table-cell>
          <table:table-cell/>
          <table:table-cell office:value-type="float" office:value="1443144363.13566" calcext:value-type="float">
            <text:p>1443144363.13566</text:p>
          </table:table-cell>
          <table:table-cell table:formula="of:=[.G60]-[.$B$2]" office:value-type="float" office:value="3.13546824455261" calcext:value-type="float">
            <text:p>3.1354682446</text:p>
          </table:table-cell>
          <table:table-cell table:formula="of:=[.C60]/([.H60]-[.H59])" office:value-type="float" office:value="101998.702931313" calcext:value-type="float">
            <text:p>101998.702931313</text:p>
          </table:table-cell>
          <table:table-cell table:formula="of:=[.G60]-[.$B60]" office:value-type="float" office:value="0.238612413406372" calcext:value-type="float">
            <text:p>0.238612413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4362.94031" calcext:value-type="float">
            <text:p>1443144362.94031</text:p>
          </table:table-cell>
          <table:table-cell office:value-type="float" office:value="4416" calcext:value-type="float">
            <text:p>4416</text:p>
          </table:table-cell>
          <table:table-cell table:formula="of:=[.B61]-[.$B$2]" office:value-type="float" office:value="2.94011640548706" calcext:value-type="float">
            <text:p>2.9401164055</text:p>
          </table:table-cell>
          <table:table-cell table:formula="of:=[.C61]/([.D61]-[.D60])" office:value-type="float" office:value="102079.088576341" calcext:value-type="float">
            <text:p>102079.088576341</text:p>
          </table:table-cell>
          <table:table-cell/>
          <table:table-cell office:value-type="float" office:value="1443144363.1789" calcext:value-type="float">
            <text:p>1443144363.1789</text:p>
          </table:table-cell>
          <table:table-cell table:formula="of:=[.G61]-[.$B$2]" office:value-type="float" office:value="3.17870783805847" calcext:value-type="float">
            <text:p>3.1787078381</text:p>
          </table:table-cell>
          <table:table-cell table:formula="of:=[.C61]/([.H61]-[.H60])" office:value-type="float" office:value="102128.619673577" calcext:value-type="float">
            <text:p>102128.619673577</text:p>
          </table:table-cell>
          <table:table-cell table:formula="of:=[.G61]-[.$B61]" office:value-type="float" office:value="0.238591432571411" calcext:value-type="float">
            <text:p>0.238591432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4362.98358" calcext:value-type="float">
            <text:p>1443144362.98358</text:p>
          </table:table-cell>
          <table:table-cell office:value-type="float" office:value="4416" calcext:value-type="float">
            <text:p>4416</text:p>
          </table:table-cell>
          <table:table-cell table:formula="of:=[.B62]-[.$B$2]" office:value-type="float" office:value="2.98339343070984" calcext:value-type="float">
            <text:p>2.9833934307</text:p>
          </table:table-cell>
          <table:table-cell table:formula="of:=[.C62]/([.D62]-[.D61])" office:value-type="float" office:value="102040.285284574" calcext:value-type="float">
            <text:p>102040.285284574</text:p>
          </table:table-cell>
          <table:table-cell/>
          <table:table-cell office:value-type="float" office:value="1443144363.22286" calcext:value-type="float">
            <text:p>1443144363.22286</text:p>
          </table:table-cell>
          <table:table-cell table:formula="of:=[.G62]-[.$B$2]" office:value-type="float" office:value="3.22267484664917" calcext:value-type="float">
            <text:p>3.2226748466</text:p>
          </table:table-cell>
          <table:table-cell table:formula="of:=[.C62]/([.H62]-[.H61])" office:value-type="float" office:value="100438.945963093" calcext:value-type="float">
            <text:p>100438.945963093</text:p>
          </table:table-cell>
          <table:table-cell table:formula="of:=[.G62]-[.$B62]" office:value-type="float" office:value="0.239281415939331" calcext:value-type="float">
            <text:p>0.239281415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4363.02751" calcext:value-type="float">
            <text:p>1443144363.02751</text:p>
          </table:table-cell>
          <table:table-cell office:value-type="float" office:value="4416" calcext:value-type="float">
            <text:p>4416</text:p>
          </table:table-cell>
          <table:table-cell table:formula="of:=[.B63]-[.$B$2]" office:value-type="float" office:value="3.0273175239563" calcext:value-type="float">
            <text:p>3.027317524</text:p>
          </table:table-cell>
          <table:table-cell table:formula="of:=[.C63]/([.D63]-[.D62])" office:value-type="float" office:value="100537.078255017" calcext:value-type="float">
            <text:p>100537.078255017</text:p>
          </table:table-cell>
          <table:table-cell/>
          <table:table-cell office:value-type="float" office:value="1443144363.26721" calcext:value-type="float">
            <text:p>1443144363.26721</text:p>
          </table:table-cell>
          <table:table-cell table:formula="of:=[.G63]-[.$B$2]" office:value-type="float" office:value="3.2670259475708" calcext:value-type="float">
            <text:p>3.2670259476</text:p>
          </table:table-cell>
          <table:table-cell table:formula="of:=[.C63]/([.H63]-[.H62])" office:value-type="float" office:value="99569.1179752933" calcext:value-type="float">
            <text:p>99569.1179752933</text:p>
          </table:table-cell>
          <table:table-cell table:formula="of:=[.G63]-[.$B63]" office:value-type="float" office:value="0.239708423614502" calcext:value-type="float">
            <text:p>0.23970842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4363.07181" calcext:value-type="float">
            <text:p>1443144363.07181</text:p>
          </table:table-cell>
          <table:table-cell office:value-type="float" office:value="4416" calcext:value-type="float">
            <text:p>4416</text:p>
          </table:table-cell>
          <table:table-cell table:formula="of:=[.B64]-[.$B$2]" office:value-type="float" office:value="3.07161927223206" calcext:value-type="float">
            <text:p>3.0716192722</text:p>
          </table:table-cell>
          <table:table-cell table:formula="of:=[.C64]/([.D64]-[.D63])" office:value-type="float" office:value="99680.0390926459" calcext:value-type="float">
            <text:p>99680.0390926459</text:p>
          </table:table-cell>
          <table:table-cell/>
          <table:table-cell office:value-type="float" office:value="1443144363.31139" calcext:value-type="float">
            <text:p>1443144363.31139</text:p>
          </table:table-cell>
          <table:table-cell table:formula="of:=[.G64]-[.$B$2]" office:value-type="float" office:value="3.31120228767395" calcext:value-type="float">
            <text:p>3.3112022877</text:p>
          </table:table-cell>
          <table:table-cell table:formula="of:=[.C64]/([.H64]-[.H63])" office:value-type="float" office:value="99963.0116412739" calcext:value-type="float">
            <text:p>99963.0116412739</text:p>
          </table:table-cell>
          <table:table-cell table:formula="of:=[.G64]-[.$B64]" office:value-type="float" office:value="0.239583015441895" calcext:value-type="float">
            <text:p>0.23958301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4363.1161" calcext:value-type="float">
            <text:p>1443144363.1161</text:p>
          </table:table-cell>
          <table:table-cell office:value-type="float" office:value="4416" calcext:value-type="float">
            <text:p>4416</text:p>
          </table:table-cell>
          <table:table-cell table:formula="of:=[.B65]-[.$B$2]" office:value-type="float" office:value="3.1159143447876" calcext:value-type="float">
            <text:p>3.1159143448</text:p>
          </table:table-cell>
          <table:table-cell table:formula="of:=[.C65]/([.D65]-[.D64])" office:value-type="float" office:value="99695.0618934586" calcext:value-type="float">
            <text:p>99695.0618934586</text:p>
          </table:table-cell>
          <table:table-cell/>
          <table:table-cell office:value-type="float" office:value="1443144363.35577" calcext:value-type="float">
            <text:p>1443144363.35577</text:p>
          </table:table-cell>
          <table:table-cell table:formula="of:=[.G65]-[.$B$2]" office:value-type="float" office:value="3.35558199882507" calcext:value-type="float">
            <text:p>3.3555819988</text:p>
          </table:table-cell>
          <table:table-cell table:formula="of:=[.C65]/([.H65]-[.H64])" office:value-type="float" office:value="99504.9288392733" calcext:value-type="float">
            <text:p>99504.9288392733</text:p>
          </table:table-cell>
          <table:table-cell table:formula="of:=[.G65]-[.$B65]" office:value-type="float" office:value="0.239667654037476" calcext:value-type="float">
            <text:p>0.23966765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4363.16043" calcext:value-type="float">
            <text:p>1443144363.16043</text:p>
          </table:table-cell>
          <table:table-cell office:value-type="float" office:value="4416" calcext:value-type="float">
            <text:p>4416</text:p>
          </table:table-cell>
          <table:table-cell table:formula="of:=[.B66]-[.$B$2]" office:value-type="float" office:value="3.16024518013" calcext:value-type="float">
            <text:p>3.1602451801</text:p>
          </table:table-cell>
          <table:table-cell table:formula="of:=[.C66]/([.D66]-[.D65])" office:value-type="float" office:value="99614.6354087675" calcext:value-type="float">
            <text:p>99614.6354087675</text:p>
          </table:table-cell>
          <table:table-cell/>
          <table:table-cell office:value-type="float" office:value="1443144363.40008" calcext:value-type="float">
            <text:p>1443144363.40008</text:p>
          </table:table-cell>
          <table:table-cell table:formula="of:=[.G66]-[.$B$2]" office:value-type="float" office:value="3.39989447593689" calcext:value-type="float">
            <text:p>3.3998944759</text:p>
          </table:table-cell>
          <table:table-cell table:formula="of:=[.C66]/([.H66]-[.H65])" office:value-type="float" office:value="99655.9047885505" calcext:value-type="float">
            <text:p>99655.9047885505</text:p>
          </table:table-cell>
          <table:table-cell table:formula="of:=[.G66]-[.$B66]" office:value-type="float" office:value="0.239649295806885" calcext:value-type="float">
            <text:p>0.239649295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4363.20474" calcext:value-type="float">
            <text:p>1443144363.20474</text:p>
          </table:table-cell>
          <table:table-cell office:value-type="float" office:value="4416" calcext:value-type="float">
            <text:p>4416</text:p>
          </table:table-cell>
          <table:table-cell table:formula="of:=[.B67]-[.$B$2]" office:value-type="float" office:value="3.20454788208008" calcext:value-type="float">
            <text:p>3.2045478821</text:p>
          </table:table-cell>
          <table:table-cell table:formula="of:=[.C67]/([.D67]-[.D66])" office:value-type="float" office:value="99677.8933478277" calcext:value-type="float">
            <text:p>99677.8933478277</text:p>
          </table:table-cell>
          <table:table-cell/>
          <table:table-cell office:value-type="float" office:value="1443144363.4444" calcext:value-type="float">
            <text:p>1443144363.4444</text:p>
          </table:table-cell>
          <table:table-cell table:formula="of:=[.G67]-[.$B$2]" office:value-type="float" office:value="3.44420766830444" calcext:value-type="float">
            <text:p>3.4442076683</text:p>
          </table:table-cell>
          <table:table-cell table:formula="of:=[.C67]/([.H67]-[.H66])" office:value-type="float" office:value="99654.296250464" calcext:value-type="float">
            <text:p>99654.296250464</text:p>
          </table:table-cell>
          <table:table-cell table:formula="of:=[.G67]-[.$B67]" office:value-type="float" office:value="0.239659786224365" calcext:value-type="float">
            <text:p>0.239659786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4363.24904" calcext:value-type="float">
            <text:p>1443144363.24904</text:p>
          </table:table-cell>
          <table:table-cell office:value-type="float" office:value="4416" calcext:value-type="float">
            <text:p>4416</text:p>
          </table:table-cell>
          <table:table-cell table:formula="of:=[.B68]-[.$B$2]" office:value-type="float" office:value="3.24884724617004" calcext:value-type="float">
            <text:p>3.2488472462</text:p>
          </table:table-cell>
          <table:table-cell table:formula="of:=[.C68]/([.D68]-[.D67])" office:value-type="float" office:value="99685.4038588843" calcext:value-type="float">
            <text:p>99685.4038588843</text:p>
          </table:table-cell>
          <table:table-cell/>
          <table:table-cell office:value-type="float" office:value="1443144363.48866" calcext:value-type="float">
            <text:p>1443144363.48866</text:p>
          </table:table-cell>
          <table:table-cell table:formula="of:=[.G68]-[.$B$2]" office:value-type="float" office:value="3.48847436904907" calcext:value-type="float">
            <text:p>3.488474369</text:p>
          </table:table-cell>
          <table:table-cell table:formula="of:=[.C68]/([.H68]-[.H67])" office:value-type="float" office:value="99758.9593467911" calcext:value-type="float">
            <text:p>99758.9593467911</text:p>
          </table:table-cell>
          <table:table-cell table:formula="of:=[.G68]-[.$B68]" office:value-type="float" office:value="0.239627122879028" calcext:value-type="float">
            <text:p>0.239627122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4363.29333" calcext:value-type="float">
            <text:p>1443144363.29333</text:p>
          </table:table-cell>
          <table:table-cell office:value-type="float" office:value="4416" calcext:value-type="float">
            <text:p>4416</text:p>
          </table:table-cell>
          <table:table-cell table:formula="of:=[.B69]-[.$B$2]" office:value-type="float" office:value="3.29314422607422" calcext:value-type="float">
            <text:p>3.2931442261</text:p>
          </table:table-cell>
          <table:table-cell table:formula="of:=[.C69]/([.D69]-[.D68])" office:value-type="float" office:value="99690.7692026158" calcext:value-type="float">
            <text:p>99690.7692026158</text:p>
          </table:table-cell>
          <table:table-cell/>
          <table:table-cell office:value-type="float" office:value="1443144363.53298" calcext:value-type="float">
            <text:p>1443144363.53298</text:p>
          </table:table-cell>
          <table:table-cell table:formula="of:=[.G69]-[.$B$2]" office:value-type="float" office:value="3.53279089927673" calcext:value-type="float">
            <text:p>3.5327908993</text:p>
          </table:table-cell>
          <table:table-cell table:formula="of:=[.C69]/([.H69]-[.H68])" office:value-type="float" office:value="99646.7904259268" calcext:value-type="float">
            <text:p>99646.7904259268</text:p>
          </table:table-cell>
          <table:table-cell table:formula="of:=[.G69]-[.$B69]" office:value-type="float" office:value="0.239646673202515" calcext:value-type="float">
            <text:p>0.239646673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4363.33764" calcext:value-type="float">
            <text:p>1443144363.33764</text:p>
          </table:table-cell>
          <table:table-cell office:value-type="float" office:value="4416" calcext:value-type="float">
            <text:p>4416</text:p>
          </table:table-cell>
          <table:table-cell table:formula="of:=[.B70]-[.$B$2]" office:value-type="float" office:value="3.3374559879303" calcext:value-type="float">
            <text:p>3.3374559879</text:p>
          </table:table-cell>
          <table:table-cell table:formula="of:=[.C70]/([.D70]-[.D69])" office:value-type="float" office:value="99657.5133785652" calcext:value-type="float">
            <text:p>99657.5133785652</text:p>
          </table:table-cell>
          <table:table-cell/>
          <table:table-cell office:value-type="float" office:value="1443144363.57729" calcext:value-type="float">
            <text:p>1443144363.57729</text:p>
          </table:table-cell>
          <table:table-cell table:formula="of:=[.G70]-[.$B$2]" office:value-type="float" office:value="3.57710289955139" calcext:value-type="float">
            <text:p>3.5771028996</text:p>
          </table:table-cell>
          <table:table-cell table:formula="of:=[.C70]/([.H70]-[.H69])" office:value-type="float" office:value="99656.9771761237" calcext:value-type="float">
            <text:p>99656.9771761237</text:p>
          </table:table-cell>
          <table:table-cell table:formula="of:=[.G70]-[.$B70]" office:value-type="float" office:value="0.239646911621094" calcext:value-type="float">
            <text:p>0.23964691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4363.38197" calcext:value-type="float">
            <text:p>1443144363.38197</text:p>
          </table:table-cell>
          <table:table-cell office:value-type="float" office:value="4416" calcext:value-type="float">
            <text:p>4416</text:p>
          </table:table-cell>
          <table:table-cell table:formula="of:=[.B71]-[.$B$2]" office:value-type="float" office:value="3.38178110122681" calcext:value-type="float">
            <text:p>3.3817811012</text:p>
          </table:table-cell>
          <table:table-cell table:formula="of:=[.C71]/([.D71]-[.D70])" office:value-type="float" office:value="99627.4949250456" calcext:value-type="float">
            <text:p>99627.4949250456</text:p>
          </table:table-cell>
          <table:table-cell/>
          <table:table-cell office:value-type="float" office:value="1443144363.62165" calcext:value-type="float">
            <text:p>1443144363.62165</text:p>
          </table:table-cell>
          <table:table-cell table:formula="of:=[.G71]-[.$B$2]" office:value-type="float" office:value="3.62145686149597" calcext:value-type="float">
            <text:p>3.6214568615</text:p>
          </table:table-cell>
          <table:table-cell table:formula="of:=[.C71]/([.H71]-[.H70])" office:value-type="float" office:value="99562.6953352613" calcext:value-type="float">
            <text:p>99562.6953352613</text:p>
          </table:table-cell>
          <table:table-cell table:formula="of:=[.G71]-[.$B71]" office:value-type="float" office:value="0.239675760269165" calcext:value-type="float">
            <text:p>0.239675760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4363.42628" calcext:value-type="float">
            <text:p>1443144363.42628</text:p>
          </table:table-cell>
          <table:table-cell office:value-type="float" office:value="4416" calcext:value-type="float">
            <text:p>4416</text:p>
          </table:table-cell>
          <table:table-cell table:formula="of:=[.B72]-[.$B$2]" office:value-type="float" office:value="3.42609095573425" calcext:value-type="float">
            <text:p>3.4260909557</text:p>
          </table:table-cell>
          <table:table-cell table:formula="of:=[.C72]/([.D72]-[.D71])" office:value-type="float" office:value="99661.8032058284" calcext:value-type="float">
            <text:p>99661.8032058284</text:p>
          </table:table-cell>
          <table:table-cell/>
          <table:table-cell office:value-type="float" office:value="1443144363.66601" calcext:value-type="float">
            <text:p>1443144363.66601</text:p>
          </table:table-cell>
          <table:table-cell table:formula="of:=[.G72]-[.$B$2]" office:value-type="float" office:value="3.66581916809082" calcext:value-type="float">
            <text:p>3.6658191681</text:p>
          </table:table-cell>
          <table:table-cell table:formula="of:=[.C72]/([.H72]-[.H71])" office:value-type="float" office:value="99543.9673669445" calcext:value-type="float">
            <text:p>99543.9673669445</text:p>
          </table:table-cell>
          <table:table-cell table:formula="of:=[.G72]-[.$B72]" office:value-type="float" office:value="0.239728212356567" calcext:value-type="float">
            <text:p>0.239728212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4363.47058" calcext:value-type="float">
            <text:p>1443144363.47058</text:p>
          </table:table-cell>
          <table:table-cell office:value-type="float" office:value="4416" calcext:value-type="float">
            <text:p>4416</text:p>
          </table:table-cell>
          <table:table-cell table:formula="of:=[.B73]-[.$B$2]" office:value-type="float" office:value="3.47039389610291" calcext:value-type="float">
            <text:p>3.4703938961</text:p>
          </table:table-cell>
          <table:table-cell table:formula="of:=[.C73]/([.D73]-[.D72])" office:value-type="float" office:value="99677.3569260575" calcext:value-type="float">
            <text:p>99677.3569260575</text:p>
          </table:table-cell>
          <table:table-cell/>
          <table:table-cell office:value-type="float" office:value="1443144363.71022" calcext:value-type="float">
            <text:p>1443144363.71022</text:p>
          </table:table-cell>
          <table:table-cell table:formula="of:=[.G73]-[.$B$2]" office:value-type="float" office:value="3.71002674102783" calcext:value-type="float">
            <text:p>3.710026741</text:p>
          </table:table-cell>
          <table:table-cell table:formula="of:=[.C73]/([.H73]-[.H72])" office:value-type="float" office:value="99892.3873584295" calcext:value-type="float">
            <text:p>99892.3873584295</text:p>
          </table:table-cell>
          <table:table-cell table:formula="of:=[.G73]-[.$B73]" office:value-type="float" office:value="0.239632844924927" calcext:value-type="float">
            <text:p>0.239632844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4363.51488" calcext:value-type="float">
            <text:p>1443144363.51488</text:p>
          </table:table-cell>
          <table:table-cell office:value-type="float" office:value="4416" calcext:value-type="float">
            <text:p>4416</text:p>
          </table:table-cell>
          <table:table-cell table:formula="of:=[.B74]-[.$B$2]" office:value-type="float" office:value="3.51469087600708" calcext:value-type="float">
            <text:p>3.514690876</text:p>
          </table:table-cell>
          <table:table-cell table:formula="of:=[.C74]/([.D74]-[.D73])" office:value-type="float" office:value="99690.7692026158" calcext:value-type="float">
            <text:p>99690.7692026158</text:p>
          </table:table-cell>
          <table:table-cell/>
          <table:table-cell office:value-type="float" office:value="1443144363.75458" calcext:value-type="float">
            <text:p>1443144363.75458</text:p>
          </table:table-cell>
          <table:table-cell table:formula="of:=[.G74]-[.$B$2]" office:value-type="float" office:value="3.75439190864563" calcext:value-type="float">
            <text:p>3.7543919086</text:p>
          </table:table-cell>
          <table:table-cell table:formula="of:=[.C74]/([.H74]-[.H73])" office:value-type="float" office:value="99537.5479710449" calcext:value-type="float">
            <text:p>99537.5479710449</text:p>
          </table:table-cell>
          <table:table-cell table:formula="of:=[.G74]-[.$B74]" office:value-type="float" office:value="0.23970103263855" calcext:value-type="float">
            <text:p>0.239701032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4363.55918" calcext:value-type="float">
            <text:p>1443144363.55918</text:p>
          </table:table-cell>
          <table:table-cell office:value-type="float" office:value="4416" calcext:value-type="float">
            <text:p>4416</text:p>
          </table:table-cell>
          <table:table-cell table:formula="of:=[.B75]-[.$B$2]" office:value-type="float" office:value="3.55898690223694" calcext:value-type="float">
            <text:p>3.5589869022</text:p>
          </table:table-cell>
          <table:table-cell table:formula="of:=[.C75]/([.D75]-[.D74])" office:value-type="float" office:value="99692.9155018273" calcext:value-type="float">
            <text:p>99692.9155018273</text:p>
          </table:table-cell>
          <table:table-cell/>
          <table:table-cell office:value-type="float" office:value="1443144363.79883" calcext:value-type="float">
            <text:p>1443144363.79883</text:p>
          </table:table-cell>
          <table:table-cell table:formula="of:=[.G75]-[.$B$2]" office:value-type="float" office:value="3.79863858222961" calcext:value-type="float">
            <text:p>3.7986385822</text:p>
          </table:table-cell>
          <table:table-cell table:formula="of:=[.C75]/([.H75]-[.H74])" office:value-type="float" office:value="99804.1127683421" calcext:value-type="float">
            <text:p>99804.1127683421</text:p>
          </table:table-cell>
          <table:table-cell table:formula="of:=[.G75]-[.$B75]" office:value-type="float" office:value="0.239651679992676" calcext:value-type="float">
            <text:p>0.2396516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4363.6035" calcext:value-type="float">
            <text:p>1443144363.6035</text:p>
          </table:table-cell>
          <table:table-cell office:value-type="float" office:value="4416" calcext:value-type="float">
            <text:p>4416</text:p>
          </table:table-cell>
          <table:table-cell table:formula="of:=[.B76]-[.$B$2]" office:value-type="float" office:value="3.60331630706787" calcext:value-type="float">
            <text:p>3.6033163071</text:p>
          </table:table-cell>
          <table:table-cell table:formula="of:=[.C76]/([.D76]-[.D75])" office:value-type="float" office:value="99617.8499766042" calcext:value-type="float">
            <text:p>99617.8499766042</text:p>
          </table:table-cell>
          <table:table-cell/>
          <table:table-cell office:value-type="float" office:value="1443144363.84323" calcext:value-type="float">
            <text:p>1443144363.84323</text:p>
          </table:table-cell>
          <table:table-cell table:formula="of:=[.G76]-[.$B$2]" office:value-type="float" office:value="3.8430392742157" calcext:value-type="float">
            <text:p>3.8430392742</text:p>
          </table:table-cell>
          <table:table-cell table:formula="of:=[.C76]/([.H76]-[.H75])" office:value-type="float" office:value="99457.9093808731" calcext:value-type="float">
            <text:p>99457.9093808731</text:p>
          </table:table-cell>
          <table:table-cell table:formula="of:=[.G76]-[.$B76]" office:value-type="float" office:value="0.239722967147827" calcext:value-type="float">
            <text:p>0.23972296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4363.6478" calcext:value-type="float">
            <text:p>1443144363.6478</text:p>
          </table:table-cell>
          <table:table-cell office:value-type="float" office:value="4416" calcext:value-type="float">
            <text:p>4416</text:p>
          </table:table-cell>
          <table:table-cell table:formula="of:=[.B77]-[.$B$2]" office:value-type="float" office:value="3.64761018753052" calcext:value-type="float">
            <text:p>3.6476101875</text:p>
          </table:table-cell>
          <table:table-cell table:formula="of:=[.C77]/([.D77]-[.D76])" office:value-type="float" office:value="99697.7450129722" calcext:value-type="float">
            <text:p>99697.7450129722</text:p>
          </table:table-cell>
          <table:table-cell/>
          <table:table-cell office:value-type="float" office:value="1443144363.88751" calcext:value-type="float">
            <text:p>1443144363.88751</text:p>
          </table:table-cell>
          <table:table-cell table:formula="of:=[.G77]-[.$B$2]" office:value-type="float" office:value="3.88731932640076" calcext:value-type="float">
            <text:p>3.8873193264</text:p>
          </table:table-cell>
          <table:table-cell table:formula="of:=[.C77]/([.H77]-[.H76])" office:value-type="float" office:value="99728.8797570589" calcext:value-type="float">
            <text:p>99728.8797570589</text:p>
          </table:table-cell>
          <table:table-cell table:formula="of:=[.G77]-[.$B77]" office:value-type="float" office:value="0.239709138870239" calcext:value-type="float">
            <text:p>0.239709138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4363.69209" calcext:value-type="float">
            <text:p>1443144363.69209</text:p>
          </table:table-cell>
          <table:table-cell office:value-type="float" office:value="4416" calcext:value-type="float">
            <text:p>4416</text:p>
          </table:table-cell>
          <table:table-cell table:formula="of:=[.B78]-[.$B$2]" office:value-type="float" office:value="3.69190287590027" calcext:value-type="float">
            <text:p>3.6919028759</text:p>
          </table:table-cell>
          <table:table-cell table:formula="of:=[.C78]/([.D78]-[.D77])" office:value-type="float" office:value="99700.4282769126" calcext:value-type="float">
            <text:p>99700.4282769126</text:p>
          </table:table-cell>
          <table:table-cell/>
          <table:table-cell office:value-type="float" office:value="1443144363.93171" calcext:value-type="float">
            <text:p>1443144363.93171</text:p>
          </table:table-cell>
          <table:table-cell table:formula="of:=[.G78]-[.$B$2]" office:value-type="float" office:value="3.93152260780334" calcext:value-type="float">
            <text:p>3.9315226078</text:p>
          </table:table-cell>
          <table:table-cell table:formula="of:=[.C78]/([.H78]-[.H77])" office:value-type="float" office:value="99902.0855438453" calcext:value-type="float">
            <text:p>99902.0855438453</text:p>
          </table:table-cell>
          <table:table-cell table:formula="of:=[.G78]-[.$B78]" office:value-type="float" office:value="0.239619731903076" calcext:value-type="float">
            <text:p>0.23961973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4363.73638" calcext:value-type="float">
            <text:p>1443144363.73638</text:p>
          </table:table-cell>
          <table:table-cell office:value-type="float" office:value="4416" calcext:value-type="float">
            <text:p>4416</text:p>
          </table:table-cell>
          <table:table-cell table:formula="of:=[.B79]-[.$B$2]" office:value-type="float" office:value="3.73619365692139" calcext:value-type="float">
            <text:p>3.7361936569</text:p>
          </table:table-cell>
          <table:table-cell table:formula="of:=[.C79]/([.D79]-[.D78])" office:value-type="float" office:value="99704.7217996544" calcext:value-type="float">
            <text:p>99704.7217996544</text:p>
          </table:table-cell>
          <table:table-cell/>
          <table:table-cell office:value-type="float" office:value="1443144363.97601" calcext:value-type="float">
            <text:p>1443144363.97601</text:p>
          </table:table-cell>
          <table:table-cell table:formula="of:=[.G79]-[.$B$2]" office:value-type="float" office:value="3.97581768035889" calcext:value-type="float">
            <text:p>3.9758176804</text:p>
          </table:table-cell>
          <table:table-cell table:formula="of:=[.C79]/([.H79]-[.H78])" office:value-type="float" office:value="99695.0618934586" calcext:value-type="float">
            <text:p>99695.0618934586</text:p>
          </table:table-cell>
          <table:table-cell table:formula="of:=[.G79]-[.$B79]" office:value-type="float" office:value="0.2396240234375" calcext:value-type="float">
            <text:p>0.239624023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4363.78067" calcext:value-type="float">
            <text:p>1443144363.78067</text:p>
          </table:table-cell>
          <table:table-cell office:value-type="float" office:value="4416" calcext:value-type="float">
            <text:p>4416</text:p>
          </table:table-cell>
          <table:table-cell table:formula="of:=[.B80]-[.$B$2]" office:value-type="float" office:value="3.7804811000824" calcext:value-type="float">
            <text:p>3.7804811001</text:p>
          </table:table-cell>
          <table:table-cell table:formula="of:=[.C80]/([.D80]-[.D79])" office:value-type="float" office:value="99712.2363543377" calcext:value-type="float">
            <text:p>99712.2363543377</text:p>
          </table:table-cell>
          <table:table-cell/>
          <table:table-cell office:value-type="float" office:value="1443144364.02032" calcext:value-type="float">
            <text:p>1443144364.02032</text:p>
          </table:table-cell>
          <table:table-cell table:formula="of:=[.G80]-[.$B$2]" office:value-type="float" office:value="4.02013063430786" calcext:value-type="float">
            <text:p>4.0201306343</text:p>
          </table:table-cell>
          <table:table-cell table:formula="of:=[.C80]/([.H80]-[.H79])" office:value-type="float" office:value="99654.8324240566" calcext:value-type="float">
            <text:p>99654.8324240566</text:p>
          </table:table-cell>
          <table:table-cell table:formula="of:=[.G80]-[.$B80]" office:value-type="float" office:value="0.239649534225464" calcext:value-type="float">
            <text:p>0.23964953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4363.82496" calcext:value-type="float">
            <text:p>1443144363.82496</text:p>
          </table:table-cell>
          <table:table-cell office:value-type="float" office:value="4416" calcext:value-type="float">
            <text:p>4416</text:p>
          </table:table-cell>
          <table:table-cell table:formula="of:=[.B81]-[.$B$2]" office:value-type="float" office:value="3.82476949691772" calcext:value-type="float">
            <text:p>3.8247694969</text:p>
          </table:table-cell>
          <table:table-cell table:formula="of:=[.C81]/([.D81]-[.D80])" office:value-type="float" office:value="99710.0892231332" calcext:value-type="float">
            <text:p>99710.0892231332</text:p>
          </table:table-cell>
          <table:table-cell/>
          <table:table-cell office:value-type="float" office:value="1443144364.03496" calcext:value-type="float">
            <text:p>1443144364.03496</text:p>
          </table:table-cell>
          <table:table-cell table:formula="of:=[.G81]-[.$B$2]" office:value-type="float" office:value="4.0347752571106" calcext:value-type="float">
            <text:p>4.0347752571</text:p>
          </table:table-cell>
          <table:table-cell table:formula="of:=[.C81]/([.H81]-[.H80])" office:value-type="float" office:value="301544.127116437" calcext:value-type="float">
            <text:p>301544.127116437</text:p>
          </table:table-cell>
          <table:table-cell table:formula="of:=[.G81]-[.$B81]" office:value-type="float" office:value="0.210005760192871" calcext:value-type="float">
            <text:p>0.21000576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4363.86925" calcext:value-type="float">
            <text:p>1443144363.86925</text:p>
          </table:table-cell>
          <table:table-cell office:value-type="float" office:value="4416" calcext:value-type="float">
            <text:p>4416</text:p>
          </table:table-cell>
          <table:table-cell table:formula="of:=[.B82]-[.$B$2]" office:value-type="float" office:value="3.86906027793884" calcext:value-type="float">
            <text:p>3.8690602779</text:p>
          </table:table-cell>
          <table:table-cell table:formula="of:=[.C82]/([.D82]-[.D81])" office:value-type="float" office:value="99704.7217996544" calcext:value-type="float">
            <text:p>99704.7217996544</text:p>
          </table:table-cell>
          <table:table-cell/>
          <table:table-cell office:value-type="float" office:value="1443144364.06458" calcext:value-type="float">
            <text:p>1443144364.06458</text:p>
          </table:table-cell>
          <table:table-cell table:formula="of:=[.G82]-[.$B$2]" office:value-type="float" office:value="4.0643961429596" calcext:value-type="float">
            <text:p>4.064396143</text:p>
          </table:table-cell>
          <table:table-cell table:formula="of:=[.C82]/([.H82]-[.H81])" office:value-type="float" office:value="149083.995074011" calcext:value-type="float">
            <text:p>149083.995074011</text:p>
          </table:table-cell>
          <table:table-cell table:formula="of:=[.G82]-[.$B82]" office:value-type="float" office:value="0.195335865020752" calcext:value-type="float">
            <text:p>0.19533586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4363.91356" calcext:value-type="float">
            <text:p>1443144363.91356</text:p>
          </table:table-cell>
          <table:table-cell office:value-type="float" office:value="4416" calcext:value-type="float">
            <text:p>4416</text:p>
          </table:table-cell>
          <table:table-cell table:formula="of:=[.B83]-[.$B$2]" office:value-type="float" office:value="3.9133722782135" calcext:value-type="float">
            <text:p>3.9133722782</text:p>
          </table:table-cell>
          <table:table-cell table:formula="of:=[.C83]/([.D83]-[.D82])" office:value-type="float" office:value="99656.9771761237" calcext:value-type="float">
            <text:p>99656.9771761237</text:p>
          </table:table-cell>
          <table:table-cell/>
          <table:table-cell office:value-type="float" office:value="1443144364.10887" calcext:value-type="float">
            <text:p>1443144364.10887</text:p>
          </table:table-cell>
          <table:table-cell table:formula="of:=[.G83]-[.$B$2]" office:value-type="float" office:value="4.10868048667908" calcext:value-type="float">
            <text:p>4.1086804867</text:p>
          </table:table-cell>
          <table:table-cell table:formula="of:=[.C83]/([.H83]-[.H82])" office:value-type="float" office:value="99719.2151694286" calcext:value-type="float">
            <text:p>99719.2151694286</text:p>
          </table:table-cell>
          <table:table-cell table:formula="of:=[.G83]-[.$B83]" office:value-type="float" office:value="0.195308208465576" calcext:value-type="float">
            <text:p>0.195308208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4363.95786" calcext:value-type="float">
            <text:p>1443144363.95786</text:p>
          </table:table-cell>
          <table:table-cell office:value-type="float" office:value="4416" calcext:value-type="float">
            <text:p>4416</text:p>
          </table:table-cell>
          <table:table-cell table:formula="of:=[.B84]-[.$B$2]" office:value-type="float" office:value="3.95766973495483" calcext:value-type="float">
            <text:p>3.957669735</text:p>
          </table:table-cell>
          <table:table-cell table:formula="of:=[.C84]/([.D84]-[.D83])" office:value-type="float" office:value="99689.6960876656" calcext:value-type="float">
            <text:p>99689.6960876656</text:p>
          </table:table-cell>
          <table:table-cell/>
          <table:table-cell office:value-type="float" office:value="1443144364.15317" calcext:value-type="float">
            <text:p>1443144364.15317</text:p>
          </table:table-cell>
          <table:table-cell table:formula="of:=[.G84]-[.$B$2]" office:value-type="float" office:value="4.1529848575592" calcext:value-type="float">
            <text:p>4.1529848576</text:p>
          </table:table-cell>
          <table:table-cell table:formula="of:=[.C84]/([.H84]-[.H83])" office:value-type="float" office:value="99674.1385166769" calcext:value-type="float">
            <text:p>99674.1385166769</text:p>
          </table:table-cell>
          <table:table-cell table:formula="of:=[.G84]-[.$B84]" office:value-type="float" office:value="0.19531512260437" calcext:value-type="float">
            <text:p>0.19531512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4364.0021" calcext:value-type="float">
            <text:p>1443144364.0021</text:p>
          </table:table-cell>
          <table:table-cell office:value-type="float" office:value="4416" calcext:value-type="float">
            <text:p>4416</text:p>
          </table:table-cell>
          <table:table-cell table:formula="of:=[.B85]-[.$B$2]" office:value-type="float" office:value="4.0019109249115" calcext:value-type="float">
            <text:p>4.0019109249</text:p>
          </table:table-cell>
          <table:table-cell table:formula="of:=[.C85]/([.D85]-[.D84])" office:value-type="float" office:value="99816.4833343213" calcext:value-type="float">
            <text:p>99816.4833343213</text:p>
          </table:table-cell>
          <table:table-cell/>
          <table:table-cell office:value-type="float" office:value="1443144364.19746" calcext:value-type="float">
            <text:p>1443144364.19746</text:p>
          </table:table-cell>
          <table:table-cell table:formula="of:=[.G85]-[.$B$2]" office:value-type="float" office:value="4.19727206230164" calcext:value-type="float">
            <text:p>4.1972720623</text:p>
          </table:table-cell>
          <table:table-cell table:formula="of:=[.C85]/([.H85]-[.H84])" office:value-type="float" office:value="99712.7731515876" calcext:value-type="float">
            <text:p>99712.7731515876</text:p>
          </table:table-cell>
          <table:table-cell table:formula="of:=[.G85]-[.$B85]" office:value-type="float" office:value="0.195361137390137" calcext:value-type="float">
            <text:p>0.195361137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4364.0462" calcext:value-type="float">
            <text:p>1443144364.0462</text:p>
          </table:table-cell>
          <table:table-cell office:value-type="float" office:value="4416" calcext:value-type="float">
            <text:p>4416</text:p>
          </table:table-cell>
          <table:table-cell table:formula="of:=[.B86]-[.$B$2]" office:value-type="float" office:value="4.04601120948792" calcext:value-type="float">
            <text:p>4.0460112095</text:p>
          </table:table-cell>
          <table:table-cell table:formula="of:=[.C86]/([.D86]-[.D85])" office:value-type="float" office:value="100135.408249986" calcext:value-type="float">
            <text:p>100135.408249986</text:p>
          </table:table-cell>
          <table:table-cell/>
          <table:table-cell office:value-type="float" office:value="1443144364.24151" calcext:value-type="float">
            <text:p>1443144364.24151</text:p>
          </table:table-cell>
          <table:table-cell table:formula="of:=[.G86]-[.$B$2]" office:value-type="float" office:value="4.24132084846497" calcext:value-type="float">
            <text:p>4.2413208485</text:p>
          </table:table-cell>
          <table:table-cell table:formula="of:=[.C86]/([.H86]-[.H85])" office:value-type="float" office:value="100252.478777185" calcext:value-type="float">
            <text:p>100252.478777185</text:p>
          </table:table-cell>
          <table:table-cell table:formula="of:=[.G86]-[.$B86]" office:value-type="float" office:value="0.195309638977051" calcext:value-type="float">
            <text:p>0.19530963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4364.09028" calcext:value-type="float">
            <text:p>1443144364.09028</text:p>
          </table:table-cell>
          <table:table-cell office:value-type="float" office:value="4416" calcext:value-type="float">
            <text:p>4416</text:p>
          </table:table-cell>
          <table:table-cell table:formula="of:=[.B87]-[.$B$2]" office:value-type="float" office:value="4.09009456634522" calcext:value-type="float">
            <text:p>4.0900945663</text:p>
          </table:table-cell>
          <table:table-cell table:formula="of:=[.C87]/([.D87]-[.D86])" office:value-type="float" office:value="100173.859588208" calcext:value-type="float">
            <text:p>100173.859588208</text:p>
          </table:table-cell>
          <table:table-cell/>
          <table:table-cell office:value-type="float" office:value="1443144364.28568" calcext:value-type="float">
            <text:p>1443144364.28568</text:p>
          </table:table-cell>
          <table:table-cell table:formula="of:=[.G87]-[.$B$2]" office:value-type="float" office:value="4.28549265861511" calcext:value-type="float">
            <text:p>4.2854926586</text:p>
          </table:table-cell>
          <table:table-cell table:formula="of:=[.C87]/([.H87]-[.H86])" office:value-type="float" office:value="99973.2631510768" calcext:value-type="float">
            <text:p>99973.2631510768</text:p>
          </table:table-cell>
          <table:table-cell table:formula="of:=[.G87]-[.$B87]" office:value-type="float" office:value="0.195398092269897" calcext:value-type="float">
            <text:p>0.195398092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4364.13437" calcext:value-type="float">
            <text:p>1443144364.13437</text:p>
          </table:table-cell>
          <table:table-cell office:value-type="float" office:value="4416" calcext:value-type="float">
            <text:p>4416</text:p>
          </table:table-cell>
          <table:table-cell table:formula="of:=[.B88]-[.$B$2]" office:value-type="float" office:value="4.13418006896973" calcext:value-type="float">
            <text:p>4.134180069</text:p>
          </table:table-cell>
          <table:table-cell table:formula="of:=[.C88]/([.D88]-[.D87])" office:value-type="float" office:value="100168.983840613" calcext:value-type="float">
            <text:p>100168.983840613</text:p>
          </table:table-cell>
          <table:table-cell/>
          <table:table-cell office:value-type="float" office:value="1443144364.32972" calcext:value-type="float">
            <text:p>1443144364.32972</text:p>
          </table:table-cell>
          <table:table-cell table:formula="of:=[.G88]-[.$B$2]" office:value-type="float" office:value="4.32953381538391" calcext:value-type="float">
            <text:p>4.3295338154</text:p>
          </table:table-cell>
          <table:table-cell table:formula="of:=[.C88]/([.H88]-[.H87])" office:value-type="float" office:value="100269.845844025" calcext:value-type="float">
            <text:p>100269.845844025</text:p>
          </table:table-cell>
          <table:table-cell table:formula="of:=[.G88]-[.$B88]" office:value-type="float" office:value="0.195353746414185" calcext:value-type="float">
            <text:p>0.195353746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4364.17846" calcext:value-type="float">
            <text:p>1443144364.17846</text:p>
          </table:table-cell>
          <table:table-cell office:value-type="float" office:value="4416" calcext:value-type="float">
            <text:p>4416</text:p>
          </table:table-cell>
          <table:table-cell table:formula="of:=[.B89]-[.$B$2]" office:value-type="float" office:value="4.17826628684998" calcext:value-type="float">
            <text:p>4.1782662868</text:p>
          </table:table-cell>
          <table:table-cell table:formula="of:=[.C89]/([.D89]-[.D88])" office:value-type="float" office:value="100167.358696887" calcext:value-type="float">
            <text:p>100167.358696887</text:p>
          </table:table-cell>
          <table:table-cell/>
          <table:table-cell office:value-type="float" office:value="1443144364.41788" calcext:value-type="float">
            <text:p>1443144364.41788</text:p>
          </table:table-cell>
          <table:table-cell table:formula="of:=[.G89]-[.$B$2]" office:value-type="float" office:value="4.4176869392395" calcext:value-type="float">
            <text:p>4.4176869392</text:p>
          </table:table-cell>
          <table:table-cell table:formula="of:=[.C89]/([.H89]-[.H88])" office:value-type="float" office:value="50094.6512937435" calcext:value-type="float">
            <text:p>50094.6512937435</text:p>
          </table:table-cell>
          <table:table-cell table:formula="of:=[.G89]-[.$B89]" office:value-type="float" office:value="0.239420652389526" calcext:value-type="float">
            <text:p>0.23942065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4364.22254" calcext:value-type="float">
            <text:p>1443144364.22254</text:p>
          </table:table-cell>
          <table:table-cell office:value-type="float" office:value="4416" calcext:value-type="float">
            <text:p>4416</text:p>
          </table:table-cell>
          <table:table-cell table:formula="of:=[.B90]-[.$B$2]" office:value-type="float" office:value="4.22235417366028" calcext:value-type="float">
            <text:p>4.2223541737</text:p>
          </table:table-cell>
          <table:table-cell table:formula="of:=[.C90]/([.D90]-[.D89])" office:value-type="float" office:value="100163.566899923" calcext:value-type="float">
            <text:p>100163.566899923</text:p>
          </table:table-cell>
          <table:table-cell/>
          <table:table-cell office:value-type="float" office:value="1443144364.46197" calcext:value-type="float">
            <text:p>1443144364.46197</text:p>
          </table:table-cell>
          <table:table-cell table:formula="of:=[.G90]-[.$B$2]" office:value-type="float" office:value="4.46178197860718" calcext:value-type="float">
            <text:p>4.4617819786</text:p>
          </table:table-cell>
          <table:table-cell table:formula="of:=[.C90]/([.H90]-[.H89])" office:value-type="float" office:value="100147.319592534" calcext:value-type="float">
            <text:p>100147.319592534</text:p>
          </table:table-cell>
          <table:table-cell table:formula="of:=[.G90]-[.$B90]" office:value-type="float" office:value="0.239427804946899" calcext:value-type="float">
            <text:p>0.239427804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4364.26663" calcext:value-type="float">
            <text:p>1443144364.26663</text:p>
          </table:table-cell>
          <table:table-cell office:value-type="float" office:value="4416" calcext:value-type="float">
            <text:p>4416</text:p>
          </table:table-cell>
          <table:table-cell table:formula="of:=[.B91]-[.$B$2]" office:value-type="float" office:value="4.26643776893616" calcext:value-type="float">
            <text:p>4.2664377689</text:p>
          </table:table-cell>
          <table:table-cell table:formula="of:=[.C91]/([.D91]-[.D90])" office:value-type="float" office:value="100173.317815035" calcext:value-type="float">
            <text:p>100173.317815035</text:p>
          </table:table-cell>
          <table:table-cell/>
          <table:table-cell office:value-type="float" office:value="1443144364.50603" calcext:value-type="float">
            <text:p>1443144364.50603</text:p>
          </table:table-cell>
          <table:table-cell table:formula="of:=[.G91]-[.$B$2]" office:value-type="float" office:value="4.50584197044373" calcext:value-type="float">
            <text:p>4.5058419704</text:p>
          </table:table-cell>
          <table:table-cell table:formula="of:=[.C91]/([.H91]-[.H90])" office:value-type="float" office:value="100226.981802047" calcext:value-type="float">
            <text:p>100226.981802047</text:p>
          </table:table-cell>
          <table:table-cell table:formula="of:=[.G91]-[.$B91]" office:value-type="float" office:value="0.239404201507568" calcext:value-type="float">
            <text:p>0.23940420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4364.31071" calcext:value-type="float">
            <text:p>1443144364.31071</text:p>
          </table:table-cell>
          <table:table-cell office:value-type="float" office:value="4416" calcext:value-type="float">
            <text:p>4416</text:p>
          </table:table-cell>
          <table:table-cell table:formula="of:=[.B92]-[.$B$2]" office:value-type="float" office:value="4.31052088737488" calcext:value-type="float">
            <text:p>4.3105208874</text:p>
          </table:table-cell>
          <table:table-cell table:formula="of:=[.C92]/([.D92]-[.D91])" office:value-type="float" office:value="100174.40136724" calcext:value-type="float">
            <text:p>100174.40136724</text:p>
          </table:table-cell>
          <table:table-cell/>
          <table:table-cell office:value-type="float" office:value="1443144364.55019" calcext:value-type="float">
            <text:p>1443144364.55019</text:p>
          </table:table-cell>
          <table:table-cell table:formula="of:=[.G92]-[.$B$2]" office:value-type="float" office:value="4.55000042915344" calcext:value-type="float">
            <text:p>4.5500004292</text:p>
          </table:table-cell>
          <table:table-cell table:formula="of:=[.C92]/([.H92]-[.H91])" office:value-type="float" office:value="100003.4903625" calcext:value-type="float">
            <text:p>100003.4903625</text:p>
          </table:table-cell>
          <table:table-cell table:formula="of:=[.G92]-[.$B92]" office:value-type="float" office:value="0.239479541778564" calcext:value-type="float">
            <text:p>0.239479541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4364.3548" calcext:value-type="float">
            <text:p>1443144364.3548</text:p>
          </table:table-cell>
          <table:table-cell office:value-type="float" office:value="4416" calcext:value-type="float">
            <text:p>4416</text:p>
          </table:table-cell>
          <table:table-cell table:formula="of:=[.B93]-[.$B$2]" office:value-type="float" office:value="4.35460925102234" calcext:value-type="float">
            <text:p>4.354609251</text:p>
          </table:table-cell>
          <table:table-cell table:formula="of:=[.C93]/([.D93]-[.D92])" office:value-type="float" office:value="100162.48358209" calcext:value-type="float">
            <text:p>100162.48358209</text:p>
          </table:table-cell>
          <table:table-cell/>
          <table:table-cell office:value-type="float" office:value="1443144364.59425" calcext:value-type="float">
            <text:p>1443144364.59425</text:p>
          </table:table-cell>
          <table:table-cell table:formula="of:=[.G93]-[.$B$2]" office:value-type="float" office:value="4.59406042098999" calcext:value-type="float">
            <text:p>4.594060421</text:p>
          </table:table-cell>
          <table:table-cell table:formula="of:=[.C93]/([.H93]-[.H92])" office:value-type="float" office:value="100226.981802047" calcext:value-type="float">
            <text:p>100226.981802047</text:p>
          </table:table-cell>
          <table:table-cell table:formula="of:=[.G93]-[.$B93]" office:value-type="float" office:value="0.239451169967651" calcext:value-type="float">
            <text:p>0.2394511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4364.39888" calcext:value-type="float">
            <text:p>1443144364.39888</text:p>
          </table:table-cell>
          <table:table-cell office:value-type="float" office:value="4416" calcext:value-type="float">
            <text:p>4416</text:p>
          </table:table-cell>
          <table:table-cell table:formula="of:=[.B94]-[.$B$2]" office:value-type="float" office:value="4.39869523048401" calcext:value-type="float">
            <text:p>4.3986952305</text:p>
          </table:table-cell>
          <table:table-cell table:formula="of:=[.C94]/([.D94]-[.D93])" office:value-type="float" office:value="100167.900405603" calcext:value-type="float">
            <text:p>100167.900405603</text:p>
          </table:table-cell>
          <table:table-cell/>
          <table:table-cell office:value-type="float" office:value="1443144364.63831" calcext:value-type="float">
            <text:p>1443144364.63831</text:p>
          </table:table-cell>
          <table:table-cell table:formula="of:=[.G94]-[.$B$2]" office:value-type="float" office:value="4.63811731338501" calcext:value-type="float">
            <text:p>4.6381173134</text:p>
          </table:table-cell>
          <table:table-cell table:formula="of:=[.C94]/([.H94]-[.H93])" office:value-type="float" office:value="100234.032859277" calcext:value-type="float">
            <text:p>100234.032859277</text:p>
          </table:table-cell>
          <table:table-cell table:formula="of:=[.G94]-[.$B94]" office:value-type="float" office:value="0.239422082901001" calcext:value-type="float">
            <text:p>0.23942208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4364.44297" calcext:value-type="float">
            <text:p>1443144364.44297</text:p>
          </table:table-cell>
          <table:table-cell office:value-type="float" office:value="4416" calcext:value-type="float">
            <text:p>4416</text:p>
          </table:table-cell>
          <table:table-cell table:formula="of:=[.B95]-[.$B$2]" office:value-type="float" office:value="4.44277834892273" calcext:value-type="float">
            <text:p>4.4427783489</text:p>
          </table:table-cell>
          <table:table-cell table:formula="of:=[.C95]/([.D95]-[.D94])" office:value-type="float" office:value="100174.40136724" calcext:value-type="float">
            <text:p>100174.40136724</text:p>
          </table:table-cell>
          <table:table-cell/>
          <table:table-cell office:value-type="float" office:value="1443144364.68242" calcext:value-type="float">
            <text:p>1443144364.68242</text:p>
          </table:table-cell>
          <table:table-cell table:formula="of:=[.G95]-[.$B$2]" office:value-type="float" office:value="4.6822292804718" calcext:value-type="float">
            <text:p>4.6822292805</text:p>
          </table:table-cell>
          <table:table-cell table:formula="of:=[.C95]/([.H95]-[.H94])" office:value-type="float" office:value="100108.88862225" calcext:value-type="float">
            <text:p>100108.88862225</text:p>
          </table:table-cell>
          <table:table-cell table:formula="of:=[.G95]-[.$B95]" office:value-type="float" office:value="0.239450931549072" calcext:value-type="float">
            <text:p>0.23945093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4364.48705" calcext:value-type="float">
            <text:p>1443144364.48705</text:p>
          </table:table-cell>
          <table:table-cell office:value-type="float" office:value="4416" calcext:value-type="float">
            <text:p>4416</text:p>
          </table:table-cell>
          <table:table-cell table:formula="of:=[.B96]-[.$B$2]" office:value-type="float" office:value="4.48686194419861" calcext:value-type="float">
            <text:p>4.4868619442</text:p>
          </table:table-cell>
          <table:table-cell table:formula="of:=[.C96]/([.D96]-[.D95])" office:value-type="float" office:value="100173.317815035" calcext:value-type="float">
            <text:p>100173.317815035</text:p>
          </table:table-cell>
          <table:table-cell/>
          <table:table-cell office:value-type="float" office:value="1443144364.72649" calcext:value-type="float">
            <text:p>1443144364.72649</text:p>
          </table:table-cell>
          <table:table-cell table:formula="of:=[.G96]-[.$B$2]" office:value-type="float" office:value="4.72629976272583" calcext:value-type="float">
            <text:p>4.7262997627</text:p>
          </table:table-cell>
          <table:table-cell table:formula="of:=[.C96]/([.H96]-[.H95])" office:value-type="float" office:value="100203.12404447" calcext:value-type="float">
            <text:p>100203.12404447</text:p>
          </table:table-cell>
          <table:table-cell table:formula="of:=[.G96]-[.$B96]" office:value-type="float" office:value="0.239437818527222" calcext:value-type="float">
            <text:p>0.239437818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4364.53114" calcext:value-type="float">
            <text:p>1443144364.53114</text:p>
          </table:table-cell>
          <table:table-cell office:value-type="float" office:value="4416" calcext:value-type="float">
            <text:p>4416</text:p>
          </table:table-cell>
          <table:table-cell table:formula="of:=[.B97]-[.$B$2]" office:value-type="float" office:value="4.53094744682312" calcext:value-type="float">
            <text:p>4.5309474468</text:p>
          </table:table-cell>
          <table:table-cell table:formula="of:=[.C97]/([.D97]-[.D96])" office:value-type="float" office:value="100168.983840613" calcext:value-type="float">
            <text:p>100168.983840613</text:p>
          </table:table-cell>
          <table:table-cell/>
          <table:table-cell office:value-type="float" office:value="1443144364.77052" calcext:value-type="float">
            <text:p>1443144364.77052</text:p>
          </table:table-cell>
          <table:table-cell table:formula="of:=[.G97]-[.$B$2]" office:value-type="float" office:value="4.77033162117004" calcext:value-type="float">
            <text:p>4.7703316212</text:p>
          </table:table-cell>
          <table:table-cell table:formula="of:=[.C97]/([.H97]-[.H96])" office:value-type="float" office:value="100291.020093891" calcext:value-type="float">
            <text:p>100291.020093891</text:p>
          </table:table-cell>
          <table:table-cell table:formula="of:=[.G97]-[.$B97]" office:value-type="float" office:value="0.239384174346924" calcext:value-type="float">
            <text:p>0.239384174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4364.57521" calcext:value-type="float">
            <text:p>1443144364.57521</text:p>
          </table:table-cell>
          <table:table-cell office:value-type="float" office:value="4416" calcext:value-type="float">
            <text:p>4416</text:p>
          </table:table-cell>
          <table:table-cell table:formula="of:=[.B98]-[.$B$2]" office:value-type="float" office:value="4.57502222061157" calcext:value-type="float">
            <text:p>4.5750222206</text:p>
          </table:table-cell>
          <table:table-cell table:formula="of:=[.C98]/([.D98]-[.D97])" office:value-type="float" office:value="100193.367326074" calcext:value-type="float">
            <text:p>100193.367326074</text:p>
          </table:table-cell>
          <table:table-cell/>
          <table:table-cell office:value-type="float" office:value="1443144364.81502" calcext:value-type="float">
            <text:p>1443144364.81502</text:p>
          </table:table-cell>
          <table:table-cell table:formula="of:=[.G98]-[.$B$2]" office:value-type="float" office:value="4.81483244895935" calcext:value-type="float">
            <text:p>4.814832449</text:p>
          </table:table-cell>
          <table:table-cell table:formula="of:=[.C98]/([.H98]-[.H97])" office:value-type="float" office:value="99234.1091025985" calcext:value-type="float">
            <text:p>99234.1091025985</text:p>
          </table:table-cell>
          <table:table-cell table:formula="of:=[.G98]-[.$B98]" office:value-type="float" office:value="0.239810228347778" calcext:value-type="float">
            <text:p>0.239810228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4364.6193" calcext:value-type="float">
            <text:p>1443144364.6193</text:p>
          </table:table-cell>
          <table:table-cell office:value-type="float" office:value="4416" calcext:value-type="float">
            <text:p>4416</text:p>
          </table:table-cell>
          <table:table-cell table:formula="of:=[.B99]-[.$B$2]" office:value-type="float" office:value="4.61910700798035" calcext:value-type="float">
            <text:p>4.619107008</text:p>
          </table:table-cell>
          <table:table-cell table:formula="of:=[.C99]/([.D99]-[.D98])" office:value-type="float" office:value="100170.609037073" calcext:value-type="float">
            <text:p>100170.609037073</text:p>
          </table:table-cell>
          <table:table-cell/>
          <table:table-cell office:value-type="float" office:value="1443144364.94692" calcext:value-type="float">
            <text:p>1443144364.94692</text:p>
          </table:table-cell>
          <table:table-cell table:formula="of:=[.G99]-[.$B$2]" office:value-type="float" office:value="4.94673585891724" calcext:value-type="float">
            <text:p>4.9467358589</text:p>
          </table:table-cell>
          <table:table-cell table:formula="of:=[.C99]/([.H99]-[.H98])" office:value-type="float" office:value="33479.0435016801" calcext:value-type="float">
            <text:p>33479.0435016801</text:p>
          </table:table-cell>
          <table:table-cell table:formula="of:=[.G99]-[.$B99]" office:value-type="float" office:value="0.32762885093689" calcext:value-type="float">
            <text:p>0.327628850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4364.66337" calcext:value-type="float">
            <text:p>1443144364.66337</text:p>
          </table:table-cell>
          <table:table-cell office:value-type="float" office:value="4416" calcext:value-type="float">
            <text:p>4416</text:p>
          </table:table-cell>
          <table:table-cell table:formula="of:=[.B100]-[.$B$2]" office:value-type="float" office:value="4.66318321228027" calcext:value-type="float">
            <text:p>4.6631832123</text:p>
          </table:table-cell>
          <table:table-cell table:formula="of:=[.C100]/([.D100]-[.D99])" office:value-type="float" office:value="100190.11550882" calcext:value-type="float">
            <text:p>100190.11550882</text:p>
          </table:table-cell>
          <table:table-cell/>
          <table:table-cell office:value-type="float" office:value="1443144364.96157" calcext:value-type="float">
            <text:p>1443144364.96157</text:p>
          </table:table-cell>
          <table:table-cell table:formula="of:=[.G100]-[.$B$2]" office:value-type="float" office:value="4.96137928962708" calcext:value-type="float">
            <text:p>4.9613792896</text:p>
          </table:table-cell>
          <table:table-cell table:formula="of:=[.C100]/([.H100]-[.H99])" office:value-type="float" office:value="301568.675230792" calcext:value-type="float">
            <text:p>301568.675230792</text:p>
          </table:table-cell>
          <table:table-cell table:formula="of:=[.G100]-[.$B100]" office:value-type="float" office:value="0.298196077346802" calcext:value-type="float">
            <text:p>0.298196077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4364.70747" calcext:value-type="float">
            <text:p>1443144364.70747</text:p>
          </table:table-cell>
          <table:table-cell office:value-type="float" office:value="4416" calcext:value-type="float">
            <text:p>4416</text:p>
          </table:table-cell>
          <table:table-cell table:formula="of:=[.B101]-[.$B$2]" office:value-type="float" office:value="4.7072765827179" calcext:value-type="float">
            <text:p>4.7072765827</text:p>
          </table:table-cell>
          <table:table-cell table:formula="of:=[.C101]/([.D101]-[.D100])" office:value-type="float" office:value="100151.110159456" calcext:value-type="float">
            <text:p>100151.110159456</text:p>
          </table:table-cell>
          <table:table-cell/>
          <table:table-cell office:value-type="float" office:value="1443144364.99099" calcext:value-type="float">
            <text:p>1443144364.99099</text:p>
          </table:table-cell>
          <table:table-cell table:formula="of:=[.G101]-[.$B$2]" office:value-type="float" office:value="4.99080586433411" calcext:value-type="float">
            <text:p>4.9908058643</text:p>
          </table:table-cell>
          <table:table-cell table:formula="of:=[.C101]/([.H101]-[.H100])" office:value-type="float" office:value="150068.434534612" calcext:value-type="float">
            <text:p>150068.434534612</text:p>
          </table:table-cell>
          <table:table-cell table:formula="of:=[.G101]-[.$B101]" office:value-type="float" office:value="0.283529281616211" calcext:value-type="float">
            <text:p>0.28352928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4364.75154" calcext:value-type="float">
            <text:p>1443144364.75154</text:p>
          </table:table-cell>
          <table:table-cell office:value-type="float" office:value="4416" calcext:value-type="float">
            <text:p>4416</text:p>
          </table:table-cell>
          <table:table-cell table:formula="of:=[.B102]-[.$B$2]" office:value-type="float" office:value="4.75135564804077" calcext:value-type="float">
            <text:p>4.751355648</text:p>
          </table:table-cell>
          <table:table-cell table:formula="of:=[.C102]/([.D102]-[.D101])" office:value-type="float" office:value="100183.612507505" calcext:value-type="float">
            <text:p>100183.612507505</text:p>
          </table:table-cell>
          <table:table-cell/>
          <table:table-cell office:value-type="float" office:value="1443144365.03501" calcext:value-type="float">
            <text:p>1443144365.03501</text:p>
          </table:table-cell>
          <table:table-cell table:formula="of:=[.G102]-[.$B$2]" office:value-type="float" office:value="5.03482222557068" calcext:value-type="float">
            <text:p>5.0348222256</text:p>
          </table:table-cell>
          <table:table-cell table:formula="of:=[.C102]/([.H102]-[.H101])" office:value-type="float" office:value="100326.330390319" calcext:value-type="float">
            <text:p>100326.330390319</text:p>
          </table:table-cell>
          <table:table-cell table:formula="of:=[.G102]-[.$B102]" office:value-type="float" office:value="0.283466577529907" calcext:value-type="float">
            <text:p>0.283466577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4364.79562" calcext:value-type="float">
            <text:p>1443144364.79562</text:p>
          </table:table-cell>
          <table:table-cell office:value-type="float" office:value="4416" calcext:value-type="float">
            <text:p>4416</text:p>
          </table:table-cell>
          <table:table-cell table:formula="of:=[.B103]-[.$B$2]" office:value-type="float" office:value="4.79543209075928" calcext:value-type="float">
            <text:p>4.7954320908</text:p>
          </table:table-cell>
          <table:table-cell table:formula="of:=[.C103]/([.D103]-[.D102])" office:value-type="float" office:value="100189.573559799" calcext:value-type="float">
            <text:p>100189.573559799</text:p>
          </table:table-cell>
          <table:table-cell/>
          <table:table-cell office:value-type="float" office:value="1443144365.04846" calcext:value-type="float">
            <text:p>1443144365.04846</text:p>
          </table:table-cell>
          <table:table-cell table:formula="of:=[.G103]-[.$B$2]" office:value-type="float" office:value="5.04827260971069" calcext:value-type="float">
            <text:p>5.0482726097</text:p>
          </table:table-cell>
          <table:table-cell table:formula="of:=[.C103]/([.H103]-[.H102])" office:value-type="float" office:value="328317.760595586" calcext:value-type="float">
            <text:p>328317.760595586</text:p>
          </table:table-cell>
          <table:table-cell table:formula="of:=[.G103]-[.$B103]" office:value-type="float" office:value="0.252840518951416" calcext:value-type="float">
            <text:p>0.25284051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4364.83971" calcext:value-type="float">
            <text:p>1443144364.83971</text:p>
          </table:table-cell>
          <table:table-cell office:value-type="float" office:value="4416" calcext:value-type="float">
            <text:p>4416</text:p>
          </table:table-cell>
          <table:table-cell table:formula="of:=[.B104]-[.$B$2]" office:value-type="float" office:value="4.83952069282532" calcext:value-type="float">
            <text:p>4.8395206928</text:p>
          </table:table-cell>
          <table:table-cell table:formula="of:=[.C104]/([.D104]-[.D103])" office:value-type="float" office:value="100161.94193196" calcext:value-type="float">
            <text:p>100161.94193196</text:p>
          </table:table-cell>
          <table:table-cell/>
          <table:table-cell office:value-type="float" office:value="1443144365.07913" calcext:value-type="float">
            <text:p>1443144365.07913</text:p>
          </table:table-cell>
          <table:table-cell table:formula="of:=[.G104]-[.$B$2]" office:value-type="float" office:value="5.07893872261047" calcext:value-type="float">
            <text:p>5.0789387226</text:p>
          </table:table-cell>
          <table:table-cell table:formula="of:=[.C104]/([.H104]-[.H103])" office:value-type="float" office:value="144002.60034364" calcext:value-type="float">
            <text:p>144002.60034364</text:p>
          </table:table-cell>
          <table:table-cell table:formula="of:=[.G104]-[.$B104]" office:value-type="float" office:value="0.239418029785156" calcext:value-type="float">
            <text:p>0.239418029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4364.8838" calcext:value-type="float">
            <text:p>1443144364.8838</text:p>
          </table:table-cell>
          <table:table-cell office:value-type="float" office:value="4416" calcext:value-type="float">
            <text:p>4416</text:p>
          </table:table-cell>
          <table:table-cell table:formula="of:=[.B105]-[.$B$2]" office:value-type="float" office:value="4.88360714912415" calcext:value-type="float">
            <text:p>4.8836071491</text:p>
          </table:table-cell>
          <table:table-cell table:formula="of:=[.C105]/([.D105]-[.D104])" office:value-type="float" office:value="100166.81699403" calcext:value-type="float">
            <text:p>100166.81699403</text:p>
          </table:table-cell>
          <table:table-cell/>
          <table:table-cell office:value-type="float" office:value="1443144365.12333" calcext:value-type="float">
            <text:p>1443144365.12333</text:p>
          </table:table-cell>
          <table:table-cell table:formula="of:=[.G105]-[.$B$2]" office:value-type="float" office:value="5.12314605712891" calcext:value-type="float">
            <text:p>5.1231460571</text:p>
          </table:table-cell>
          <table:table-cell table:formula="of:=[.C105]/([.H105]-[.H104])" office:value-type="float" office:value="99892.9260971098" calcext:value-type="float">
            <text:p>99892.9260971098</text:p>
          </table:table-cell>
          <table:table-cell table:formula="of:=[.G105]-[.$B105]" office:value-type="float" office:value="0.239538908004761" calcext:value-type="float">
            <text:p>0.23953890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4364.92787" calcext:value-type="float">
            <text:p>1443144364.92787</text:p>
          </table:table-cell>
          <table:table-cell office:value-type="float" office:value="4416" calcext:value-type="float">
            <text:p>4416</text:p>
          </table:table-cell>
          <table:table-cell table:formula="of:=[.B106]-[.$B$2]" office:value-type="float" office:value="4.92768526077271" calcext:value-type="float">
            <text:p>4.9276852608</text:p>
          </table:table-cell>
          <table:table-cell table:formula="of:=[.C106]/([.D106]-[.D105])" office:value-type="float" office:value="100185.78008081" calcext:value-type="float">
            <text:p>100185.78008081</text:p>
          </table:table-cell>
          <table:table-cell/>
          <table:table-cell office:value-type="float" office:value="1443144365.16729" calcext:value-type="float">
            <text:p>1443144365.16729</text:p>
          </table:table-cell>
          <table:table-cell table:formula="of:=[.G106]-[.$B$2]" office:value-type="float" office:value="5.16709852218628" calcext:value-type="float">
            <text:p>5.1670985222</text:p>
          </table:table-cell>
          <table:table-cell table:formula="of:=[.C106]/([.H106]-[.H105])" office:value-type="float" office:value="100472.180439382" calcext:value-type="float">
            <text:p>100472.180439382</text:p>
          </table:table-cell>
          <table:table-cell table:formula="of:=[.G106]-[.$B106]" office:value-type="float" office:value="0.239413261413574" calcext:value-type="float">
            <text:p>0.239413261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4364.97196" calcext:value-type="float">
            <text:p>1443144364.97196</text:p>
          </table:table-cell>
          <table:table-cell office:value-type="float" office:value="4416" calcext:value-type="float">
            <text:p>4416</text:p>
          </table:table-cell>
          <table:table-cell table:formula="of:=[.B107]-[.$B$2]" office:value-type="float" office:value="4.97177338600159" calcext:value-type="float">
            <text:p>4.971773386</text:p>
          </table:table-cell>
          <table:table-cell table:formula="of:=[.C107]/([.D107]-[.D106])" office:value-type="float" office:value="100163.025238077" calcext:value-type="float">
            <text:p>100163.025238077</text:p>
          </table:table-cell>
          <table:table-cell/>
          <table:table-cell office:value-type="float" office:value="1443144365.18074" calcext:value-type="float">
            <text:p>1443144365.18074</text:p>
          </table:table-cell>
          <table:table-cell table:formula="of:=[.G107]-[.$B$2]" office:value-type="float" office:value="5.18054890632629" calcext:value-type="float">
            <text:p>5.1805489063</text:p>
          </table:table-cell>
          <table:table-cell table:formula="of:=[.C107]/([.H107]-[.H106])" office:value-type="float" office:value="328317.760595586" calcext:value-type="float">
            <text:p>328317.760595586</text:p>
          </table:table-cell>
          <table:table-cell table:formula="of:=[.G107]-[.$B107]" office:value-type="float" office:value="0.208775520324707" calcext:value-type="float">
            <text:p>0.208775520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4365.01536" calcext:value-type="float">
            <text:p>1443144365.01536</text:p>
          </table:table-cell>
          <table:table-cell office:value-type="float" office:value="4416" calcext:value-type="float">
            <text:p>4416</text:p>
          </table:table-cell>
          <table:table-cell table:formula="of:=[.B108]-[.$B$2]" office:value-type="float" office:value="5.01516914367676" calcext:value-type="float">
            <text:p>5.0151691437</text:p>
          </table:table-cell>
          <table:table-cell table:formula="of:=[.C108]/([.D108]-[.D107])" office:value-type="float" office:value="101761.099162157" calcext:value-type="float">
            <text:p>101761.099162157</text:p>
          </table:table-cell>
          <table:table-cell/>
          <table:table-cell office:value-type="float" office:value="1443144365.21071" calcext:value-type="float">
            <text:p>1443144365.21071</text:p>
          </table:table-cell>
          <table:table-cell table:formula="of:=[.G108]-[.$B$2]" office:value-type="float" office:value="5.21052002906799" calcext:value-type="float">
            <text:p>5.2105200291</text:p>
          </table:table-cell>
          <table:table-cell table:formula="of:=[.C108]/([.H108]-[.H107])" office:value-type="float" office:value="147341.827600471" calcext:value-type="float">
            <text:p>147341.827600471</text:p>
          </table:table-cell>
          <table:table-cell table:formula="of:=[.G108]-[.$B108]" office:value-type="float" office:value="0.195350885391235" calcext:value-type="float">
            <text:p>0.19535088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4365.05756" calcext:value-type="float">
            <text:p>1443144365.05756</text:p>
          </table:table-cell>
          <table:table-cell office:value-type="float" office:value="4416" calcext:value-type="float">
            <text:p>4416</text:p>
          </table:table-cell>
          <table:table-cell table:formula="of:=[.B109]-[.$B$2]" office:value-type="float" office:value="5.05736780166626" calcext:value-type="float">
            <text:p>5.0573678017</text:p>
          </table:table-cell>
          <table:table-cell table:formula="of:=[.C109]/([.D109]-[.D108])" office:value-type="float" office:value="104647.877690769" calcext:value-type="float">
            <text:p>104647.877690769</text:p>
          </table:table-cell>
          <table:table-cell/>
          <table:table-cell office:value-type="float" office:value="1443144365.25288" calcext:value-type="float">
            <text:p>1443144365.25288</text:p>
          </table:table-cell>
          <table:table-cell table:formula="of:=[.G109]-[.$B$2]" office:value-type="float" office:value="5.25268721580505" calcext:value-type="float">
            <text:p>5.2526872158</text:p>
          </table:table-cell>
          <table:table-cell table:formula="of:=[.C109]/([.H109]-[.H108])" office:value-type="float" office:value="104725.981069987" calcext:value-type="float">
            <text:p>104725.981069987</text:p>
          </table:table-cell>
          <table:table-cell table:formula="of:=[.G109]-[.$B109]" office:value-type="float" office:value="0.195319414138794" calcext:value-type="float">
            <text:p>0.195319414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4365.09975" calcext:value-type="float">
            <text:p>1443144365.09975</text:p>
          </table:table-cell>
          <table:table-cell office:value-type="float" office:value="4416" calcext:value-type="float">
            <text:p>4416</text:p>
          </table:table-cell>
          <table:table-cell table:formula="of:=[.B110]-[.$B$2]" office:value-type="float" office:value="5.09956312179565" calcext:value-type="float">
            <text:p>5.0995631218</text:p>
          </table:table-cell>
          <table:table-cell table:formula="of:=[.C110]/([.D110]-[.D109])" office:value-type="float" office:value="104656.155859419" calcext:value-type="float">
            <text:p>104656.155859419</text:p>
          </table:table-cell>
          <table:table-cell/>
          <table:table-cell office:value-type="float" office:value="1443144365.29513" calcext:value-type="float">
            <text:p>1443144365.29513</text:p>
          </table:table-cell>
          <table:table-cell table:formula="of:=[.G110]-[.$B$2]" office:value-type="float" office:value="5.29494166374207" calcext:value-type="float">
            <text:p>5.2949416637</text:p>
          </table:table-cell>
          <table:table-cell table:formula="of:=[.C110]/([.H110]-[.H109])" office:value-type="float" office:value="104509.707630848" calcext:value-type="float">
            <text:p>104509.707630848</text:p>
          </table:table-cell>
          <table:table-cell table:formula="of:=[.G110]-[.$B110]" office:value-type="float" office:value="0.195378541946411" calcext:value-type="float">
            <text:p>0.195378541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4365.14197" calcext:value-type="float">
            <text:p>1443144365.14197</text:p>
          </table:table-cell>
          <table:table-cell office:value-type="float" office:value="4416" calcext:value-type="float">
            <text:p>4416</text:p>
          </table:table-cell>
          <table:table-cell table:formula="of:=[.B111]-[.$B$2]" office:value-type="float" office:value="5.14177894592285" calcext:value-type="float">
            <text:p>5.1417789459</text:p>
          </table:table-cell>
          <table:table-cell table:formula="of:=[.C111]/([.D111]-[.D110])" office:value-type="float" office:value="104605.324929687" calcext:value-type="float">
            <text:p>104605.324929687</text:p>
          </table:table-cell>
          <table:table-cell/>
          <table:table-cell office:value-type="float" office:value="1443144365.33737" calcext:value-type="float">
            <text:p>1443144365.33737</text:p>
          </table:table-cell>
          <table:table-cell table:formula="of:=[.G111]-[.$B$2]" office:value-type="float" office:value="5.33717727661133" calcext:value-type="float">
            <text:p>5.3371772766</text:p>
          </table:table-cell>
          <table:table-cell table:formula="of:=[.C111]/([.H111]-[.H110])" office:value-type="float" office:value="104556.313972983" calcext:value-type="float">
            <text:p>104556.313972983</text:p>
          </table:table-cell>
          <table:table-cell table:formula="of:=[.G111]-[.$B111]" office:value-type="float" office:value="0.195398330688477" calcext:value-type="float">
            <text:p>0.19539833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4365.18417" calcext:value-type="float">
            <text:p>1443144365.18417</text:p>
          </table:table-cell>
          <table:table-cell office:value-type="float" office:value="4416" calcext:value-type="float">
            <text:p>4416</text:p>
          </table:table-cell>
          <table:table-cell table:formula="of:=[.B112]-[.$B$2]" office:value-type="float" office:value="5.1839771270752" calcext:value-type="float">
            <text:p>5.1839771271</text:p>
          </table:table-cell>
          <table:table-cell table:formula="of:=[.C112]/([.D112]-[.D111])" office:value-type="float" office:value="104649.060206111" calcext:value-type="float">
            <text:p>104649.060206111</text:p>
          </table:table-cell>
          <table:table-cell/>
          <table:table-cell office:value-type="float" office:value="1443144365.37957" calcext:value-type="float">
            <text:p>1443144365.37957</text:p>
          </table:table-cell>
          <table:table-cell table:formula="of:=[.G112]-[.$B$2]" office:value-type="float" office:value="5.3793785572052" calcext:value-type="float">
            <text:p>5.3793785572</text:p>
          </table:table-cell>
          <table:table-cell table:formula="of:=[.C112]/([.H112]-[.H111])" office:value-type="float" office:value="104641.374334058" calcext:value-type="float">
            <text:p>104641.374334058</text:p>
          </table:table-cell>
          <table:table-cell table:formula="of:=[.G112]-[.$B112]" office:value-type="float" office:value="0.195401430130005" calcext:value-type="float">
            <text:p>0.19540143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4365.22638" calcext:value-type="float">
            <text:p>1443144365.22638</text:p>
          </table:table-cell>
          <table:table-cell office:value-type="float" office:value="4416" calcext:value-type="float">
            <text:p>4416</text:p>
          </table:table-cell>
          <table:table-cell table:formula="of:=[.B113]-[.$B$2]" office:value-type="float" office:value="5.22619605064392" calcext:value-type="float">
            <text:p>5.2261960506</text:p>
          </table:table-cell>
          <table:table-cell table:formula="of:=[.C113]/([.D113]-[.D112])" office:value-type="float" office:value="104597.645480266" calcext:value-type="float">
            <text:p>104597.645480266</text:p>
          </table:table-cell>
          <table:table-cell/>
          <table:table-cell office:value-type="float" office:value="1443144365.42177" calcext:value-type="float">
            <text:p>1443144365.42177</text:p>
          </table:table-cell>
          <table:table-cell table:formula="of:=[.G113]-[.$B$2]" office:value-type="float" office:value="5.42158389091492" calcext:value-type="float">
            <text:p>5.4215838909</text:p>
          </table:table-cell>
          <table:table-cell table:formula="of:=[.C113]/([.H113]-[.H112])" office:value-type="float" office:value="104631.325281603" calcext:value-type="float">
            <text:p>104631.325281603</text:p>
          </table:table-cell>
          <table:table-cell table:formula="of:=[.G113]-[.$B113]" office:value-type="float" office:value="0.195387840270996" calcext:value-type="float">
            <text:p>0.195387840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4365.26858" calcext:value-type="float">
            <text:p>1443144365.26858</text:p>
          </table:table-cell>
          <table:table-cell office:value-type="float" office:value="4416" calcext:value-type="float">
            <text:p>4416</text:p>
          </table:table-cell>
          <table:table-cell table:formula="of:=[.B114]-[.$B$2]" office:value-type="float" office:value="5.26839137077332" calcext:value-type="float">
            <text:p>5.2683913708</text:p>
          </table:table-cell>
          <table:table-cell table:formula="of:=[.C114]/([.D114]-[.D113])" office:value-type="float" office:value="104656.155859419" calcext:value-type="float">
            <text:p>104656.155859419</text:p>
          </table:table-cell>
          <table:table-cell/>
          <table:table-cell office:value-type="float" office:value="1443144365.46387" calcext:value-type="float">
            <text:p>1443144365.46387</text:p>
          </table:table-cell>
          <table:table-cell table:formula="of:=[.G114]-[.$B$2]" office:value-type="float" office:value="5.46368169784546" calcext:value-type="float">
            <text:p>5.4636816978</text:p>
          </table:table-cell>
          <table:table-cell table:formula="of:=[.C114]/([.H114]-[.H113])" office:value-type="float" office:value="104898.576006252" calcext:value-type="float">
            <text:p>104898.576006252</text:p>
          </table:table-cell>
          <table:table-cell table:formula="of:=[.G114]-[.$B114]" office:value-type="float" office:value="0.195290327072144" calcext:value-type="float">
            <text:p>0.195290327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4365.3108" calcext:value-type="float">
            <text:p>1443144365.3108</text:p>
          </table:table-cell>
          <table:table-cell office:value-type="float" office:value="4416" calcext:value-type="float">
            <text:p>4416</text:p>
          </table:table-cell>
          <table:table-cell table:formula="of:=[.B115]-[.$B$2]" office:value-type="float" office:value="5.31060767173767" calcext:value-type="float">
            <text:p>5.3106076717</text:p>
          </table:table-cell>
          <table:table-cell table:formula="of:=[.C115]/([.D115]-[.D114])" office:value-type="float" office:value="104604.143402535" calcext:value-type="float">
            <text:p>104604.143402535</text:p>
          </table:table-cell>
          <table:table-cell/>
          <table:table-cell office:value-type="float" office:value="1443144365.50609" calcext:value-type="float">
            <text:p>1443144365.50609</text:p>
          </table:table-cell>
          <table:table-cell table:formula="of:=[.G115]-[.$B$2]" office:value-type="float" office:value="5.50590324401856" calcext:value-type="float">
            <text:p>5.505903244</text:p>
          </table:table-cell>
          <table:table-cell table:formula="of:=[.C115]/([.H115]-[.H114])" office:value-type="float" office:value="104591.148365238" calcext:value-type="float">
            <text:p>104591.148365238</text:p>
          </table:table-cell>
          <table:table-cell table:formula="of:=[.G115]-[.$B115]" office:value-type="float" office:value="0.195295572280884" calcext:value-type="float">
            <text:p>0.19529557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4365.35301" calcext:value-type="float">
            <text:p>1443144365.35301</text:p>
          </table:table-cell>
          <table:table-cell office:value-type="float" office:value="4416" calcext:value-type="float">
            <text:p>4416</text:p>
          </table:table-cell>
          <table:table-cell table:formula="of:=[.B116]-[.$B$2]" office:value-type="float" office:value="5.35282158851624" calcext:value-type="float">
            <text:p>5.3528215885</text:p>
          </table:table-cell>
          <table:table-cell table:formula="of:=[.C116]/([.D116]-[.D115])" office:value-type="float" office:value="104610.051305222" calcext:value-type="float">
            <text:p>104610.051305222</text:p>
          </table:table-cell>
          <table:table-cell/>
          <table:table-cell office:value-type="float" office:value="1443144365.54837" calcext:value-type="float">
            <text:p>1443144365.54837</text:p>
          </table:table-cell>
          <table:table-cell table:formula="of:=[.G116]-[.$B$2]" office:value-type="float" office:value="5.54818391799927" calcext:value-type="float">
            <text:p>5.548183918</text:p>
          </table:table-cell>
          <table:table-cell table:formula="of:=[.C116]/([.H116]-[.H115])" office:value-type="float" office:value="104444.881886567" calcext:value-type="float">
            <text:p>104444.881886567</text:p>
          </table:table-cell>
          <table:table-cell table:formula="of:=[.G116]-[.$B116]" office:value-type="float" office:value="0.195362329483032" calcext:value-type="float">
            <text:p>0.195362329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4365.39521" calcext:value-type="float">
            <text:p>1443144365.39521</text:p>
          </table:table-cell>
          <table:table-cell office:value-type="float" office:value="4416" calcext:value-type="float">
            <text:p>4416</text:p>
          </table:table-cell>
          <table:table-cell table:formula="of:=[.B117]-[.$B$2]" office:value-type="float" office:value="5.39501762390137" calcext:value-type="float">
            <text:p>5.3950176239</text:p>
          </table:table-cell>
          <table:table-cell table:formula="of:=[.C117]/([.D117]-[.D116])" office:value-type="float" office:value="104654.381855884" calcext:value-type="float">
            <text:p>104654.381855884</text:p>
          </table:table-cell>
          <table:table-cell/>
          <table:table-cell office:value-type="float" office:value="1443144365.59058" calcext:value-type="float">
            <text:p>1443144365.59058</text:p>
          </table:table-cell>
          <table:table-cell table:formula="of:=[.G117]-[.$B$2]" office:value-type="float" office:value="5.59039258956909" calcext:value-type="float">
            <text:p>5.5903925896</text:p>
          </table:table-cell>
          <table:table-cell table:formula="of:=[.C117]/([.H117]-[.H116])" office:value-type="float" office:value="104623.051040466" calcext:value-type="float">
            <text:p>104623.051040466</text:p>
          </table:table-cell>
          <table:table-cell table:formula="of:=[.G117]-[.$B117]" office:value-type="float" office:value="0.195374965667725" calcext:value-type="float">
            <text:p>0.195374965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4365.4374" calcext:value-type="float">
            <text:p>1443144365.4374</text:p>
          </table:table-cell>
          <table:table-cell office:value-type="float" office:value="4416" calcext:value-type="float">
            <text:p>4416</text:p>
          </table:table-cell>
          <table:table-cell table:formula="of:=[.B118]-[.$B$2]" office:value-type="float" office:value="5.43721389770508" calcext:value-type="float">
            <text:p>5.4372138977</text:p>
          </table:table-cell>
          <table:table-cell table:formula="of:=[.C118]/([.D118]-[.D117])" office:value-type="float" office:value="104653.790534738" calcext:value-type="float">
            <text:p>104653.790534738</text:p>
          </table:table-cell>
          <table:table-cell/>
          <table:table-cell office:value-type="float" office:value="1443144365.63272" calcext:value-type="float">
            <text:p>1443144365.63272</text:p>
          </table:table-cell>
          <table:table-cell table:formula="of:=[.G118]-[.$B$2]" office:value-type="float" office:value="5.63253378868103" calcext:value-type="float">
            <text:p>5.6325337887</text:p>
          </table:table-cell>
          <table:table-cell table:formula="of:=[.C118]/([.H118]-[.H117])" office:value-type="float" office:value="104790.563464269" calcext:value-type="float">
            <text:p>104790.563464269</text:p>
          </table:table-cell>
          <table:table-cell table:formula="of:=[.G118]-[.$B118]" office:value-type="float" office:value="0.195319890975952" calcext:value-type="float">
            <text:p>0.19531989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4365.4796" calcext:value-type="float">
            <text:p>1443144365.4796</text:p>
          </table:table-cell>
          <table:table-cell office:value-type="float" office:value="4416" calcext:value-type="float">
            <text:p>4416</text:p>
          </table:table-cell>
          <table:table-cell table:formula="of:=[.B119]-[.$B$2]" office:value-type="float" office:value="5.47941088676453" calcext:value-type="float">
            <text:p>5.4794108868</text:p>
          </table:table-cell>
          <table:table-cell table:formula="of:=[.C119]/([.D119]-[.D118])" office:value-type="float" office:value="104652.01661139" calcext:value-type="float">
            <text:p>104652.01661139</text:p>
          </table:table-cell>
          <table:table-cell/>
          <table:table-cell office:value-type="float" office:value="1443144365.67493" calcext:value-type="float">
            <text:p>1443144365.67493</text:p>
          </table:table-cell>
          <table:table-cell table:formula="of:=[.G119]-[.$B$2]" office:value-type="float" office:value="5.67474174499512" calcext:value-type="float">
            <text:p>5.674741745</text:p>
          </table:table-cell>
          <table:table-cell table:formula="of:=[.C119]/([.H119]-[.H118])" office:value-type="float" office:value="104624.823981969" calcext:value-type="float">
            <text:p>104624.823981969</text:p>
          </table:table-cell>
          <table:table-cell table:formula="of:=[.G119]-[.$B119]" office:value-type="float" office:value="0.195330858230591" calcext:value-type="float">
            <text:p>0.195330858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4365.5218" calcext:value-type="float">
            <text:p>1443144365.5218</text:p>
          </table:table-cell>
          <table:table-cell office:value-type="float" office:value="4416" calcext:value-type="float">
            <text:p>4416</text:p>
          </table:table-cell>
          <table:table-cell table:formula="of:=[.B120]-[.$B$2]" office:value-type="float" office:value="5.52161169052124" calcext:value-type="float">
            <text:p>5.5216116905</text:p>
          </table:table-cell>
          <table:table-cell table:formula="of:=[.C120]/([.D120]-[.D119])" office:value-type="float" office:value="104642.556702429" calcext:value-type="float">
            <text:p>104642.556702429</text:p>
          </table:table-cell>
          <table:table-cell/>
          <table:table-cell office:value-type="float" office:value="1443144365.71714" calcext:value-type="float">
            <text:p>1443144365.71714</text:p>
          </table:table-cell>
          <table:table-cell table:formula="of:=[.G120]-[.$B$2]" office:value-type="float" office:value="5.71694684028626" calcext:value-type="float">
            <text:p>5.7169468403</text:p>
          </table:table-cell>
          <table:table-cell table:formula="of:=[.C120]/([.H120]-[.H119])" office:value-type="float" office:value="104631.916348908" calcext:value-type="float">
            <text:p>104631.916348908</text:p>
          </table:table-cell>
          <table:table-cell table:formula="of:=[.G120]-[.$B120]" office:value-type="float" office:value="0.195335149765015" calcext:value-type="float">
            <text:p>0.195335149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4365.56399" calcext:value-type="float">
            <text:p>1443144365.56399</text:p>
          </table:table-cell>
          <table:table-cell office:value-type="float" office:value="4416" calcext:value-type="float">
            <text:p>4416</text:p>
          </table:table-cell>
          <table:table-cell table:formula="of:=[.B121]-[.$B$2]" office:value-type="float" office:value="5.56380534172058" calcext:value-type="float">
            <text:p>5.5638053417</text:p>
          </table:table-cell>
          <table:table-cell table:formula="of:=[.C121]/([.D121]-[.D120])" office:value-type="float" office:value="104660.295434897" calcext:value-type="float">
            <text:p>104660.295434897</text:p>
          </table:table-cell>
          <table:table-cell/>
          <table:table-cell office:value-type="float" office:value="1443144365.75934" calcext:value-type="float">
            <text:p>1443144365.75934</text:p>
          </table:table-cell>
          <table:table-cell table:formula="of:=[.G121]-[.$B$2]" office:value-type="float" office:value="5.75915288925171" calcext:value-type="float">
            <text:p>5.7591528893</text:p>
          </table:table-cell>
          <table:table-cell table:formula="of:=[.C121]/([.H121]-[.H120])" office:value-type="float" office:value="104629.552119757" calcext:value-type="float">
            <text:p>104629.552119757</text:p>
          </table:table-cell>
          <table:table-cell table:formula="of:=[.G121]-[.$B121]" office:value-type="float" office:value="0.195347547531128" calcext:value-type="float">
            <text:p>0.19534754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4365.60618" calcext:value-type="float">
            <text:p>1443144365.60618</text:p>
          </table:table-cell>
          <table:table-cell office:value-type="float" office:value="4416" calcext:value-type="float">
            <text:p>4416</text:p>
          </table:table-cell>
          <table:table-cell table:formula="of:=[.B122]-[.$B$2]" office:value-type="float" office:value="5.60599446296692" calcext:value-type="float">
            <text:p>5.605994463</text:p>
          </table:table-cell>
          <table:table-cell table:formula="of:=[.C122]/([.D122]-[.D121])" office:value-type="float" office:value="104671.533076393" calcext:value-type="float">
            <text:p>104671.533076393</text:p>
          </table:table-cell>
          <table:table-cell/>
          <table:table-cell office:value-type="float" office:value="1443144365.80158" calcext:value-type="float">
            <text:p>1443144365.80158</text:p>
          </table:table-cell>
          <table:table-cell table:formula="of:=[.G122]-[.$B$2]" office:value-type="float" office:value="5.80138683319092" calcext:value-type="float">
            <text:p>5.8013868332</text:p>
          </table:table-cell>
          <table:table-cell table:formula="of:=[.C122]/([.H122]-[.H121])" office:value-type="float" office:value="104560.445653769" calcext:value-type="float">
            <text:p>104560.445653769</text:p>
          </table:table-cell>
          <table:table-cell table:formula="of:=[.G122]-[.$B122]" office:value-type="float" office:value="0.195392370223999" calcext:value-type="float">
            <text:p>0.195392370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4365.64838" calcext:value-type="float">
            <text:p>1443144365.64838</text:p>
          </table:table-cell>
          <table:table-cell office:value-type="float" office:value="4416" calcext:value-type="float">
            <text:p>4416</text:p>
          </table:table-cell>
          <table:table-cell table:formula="of:=[.B123]-[.$B$2]" office:value-type="float" office:value="5.64818716049194" calcext:value-type="float">
            <text:p>5.6481871605</text:p>
          </table:table-cell>
          <table:table-cell table:formula="of:=[.C123]/([.D123]-[.D122])" office:value-type="float" office:value="104662.661053631" calcext:value-type="float">
            <text:p>104662.661053631</text:p>
          </table:table-cell>
          <table:table-cell/>
          <table:table-cell office:value-type="float" office:value="1443144365.84374" calcext:value-type="float">
            <text:p>1443144365.84374</text:p>
          </table:table-cell>
          <table:table-cell table:formula="of:=[.G123]-[.$B$2]" office:value-type="float" office:value="5.84355354309082" calcext:value-type="float">
            <text:p>5.8435535431</text:p>
          </table:table-cell>
          <table:table-cell table:formula="of:=[.C123]/([.H123]-[.H122])" office:value-type="float" office:value="104727.165351125" calcext:value-type="float">
            <text:p>104727.165351125</text:p>
          </table:table-cell>
          <table:table-cell table:formula="of:=[.G123]-[.$B123]" office:value-type="float" office:value="0.195366382598877" calcext:value-type="float">
            <text:p>0.19536638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4365.69061" calcext:value-type="float">
            <text:p>1443144365.69061</text:p>
          </table:table-cell>
          <table:table-cell office:value-type="float" office:value="4416" calcext:value-type="float">
            <text:p>4416</text:p>
          </table:table-cell>
          <table:table-cell table:formula="of:=[.B124]-[.$B$2]" office:value-type="float" office:value="5.69042539596558" calcext:value-type="float">
            <text:p>5.690425396</text:p>
          </table:table-cell>
          <table:table-cell table:formula="of:=[.C124]/([.D124]-[.D123])" office:value-type="float" office:value="104549.82199142" calcext:value-type="float">
            <text:p>104549.82199142</text:p>
          </table:table-cell>
          <table:table-cell/>
          <table:table-cell office:value-type="float" office:value="1443144365.88591" calcext:value-type="float">
            <text:p>1443144365.88591</text:p>
          </table:table-cell>
          <table:table-cell table:formula="of:=[.G124]-[.$B$2]" office:value-type="float" office:value="5.88571619987488" calcext:value-type="float">
            <text:p>5.8857161999</text:p>
          </table:table-cell>
          <table:table-cell table:formula="of:=[.C124]/([.H124]-[.H123])" office:value-type="float" office:value="104737.232822334" calcext:value-type="float">
            <text:p>104737.232822334</text:p>
          </table:table-cell>
          <table:table-cell table:formula="of:=[.G124]-[.$B124]" office:value-type="float" office:value="0.195290803909302" calcext:value-type="float">
            <text:p>0.195290803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4365.73281" calcext:value-type="float">
            <text:p>1443144365.73281</text:p>
          </table:table-cell>
          <table:table-cell office:value-type="float" office:value="4416" calcext:value-type="float">
            <text:p>4416</text:p>
          </table:table-cell>
          <table:table-cell table:formula="of:=[.B125]-[.$B$2]" office:value-type="float" office:value="5.7326238155365" calcext:value-type="float">
            <text:p>5.7326238155</text:p>
          </table:table-cell>
          <table:table-cell table:formula="of:=[.C125]/([.D125]-[.D124])" office:value-type="float" office:value="104648.4689451" calcext:value-type="float">
            <text:p>104648.4689451</text:p>
          </table:table-cell>
          <table:table-cell/>
          <table:table-cell office:value-type="float" office:value="1443144365.92813" calcext:value-type="float">
            <text:p>1443144365.92813</text:p>
          </table:table-cell>
          <table:table-cell table:formula="of:=[.G125]-[.$B$2]" office:value-type="float" office:value="5.92794322967529" calcext:value-type="float">
            <text:p>5.9279432297</text:p>
          </table:table-cell>
          <table:table-cell table:formula="of:=[.C125]/([.H125]-[.H124])" office:value-type="float" office:value="104577.566096221" calcext:value-type="float">
            <text:p>104577.566096221</text:p>
          </table:table-cell>
          <table:table-cell table:formula="of:=[.G125]-[.$B125]" office:value-type="float" office:value="0.195319414138794" calcext:value-type="float">
            <text:p>0.19531941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4365.77501" calcext:value-type="float">
            <text:p>1443144365.77501</text:p>
          </table:table-cell>
          <table:table-cell office:value-type="float" office:value="4416" calcext:value-type="float">
            <text:p>4416</text:p>
          </table:table-cell>
          <table:table-cell table:formula="of:=[.B126]-[.$B$2]" office:value-type="float" office:value="5.77482199668884" calcext:value-type="float">
            <text:p>5.7748219967</text:p>
          </table:table-cell>
          <table:table-cell table:formula="of:=[.C126]/([.D126]-[.D125])" office:value-type="float" office:value="104649.060206111" calcext:value-type="float">
            <text:p>104649.060206111</text:p>
          </table:table-cell>
          <table:table-cell/>
          <table:table-cell office:value-type="float" office:value="1443144365.97028" calcext:value-type="float">
            <text:p>1443144365.97028</text:p>
          </table:table-cell>
          <table:table-cell table:formula="of:=[.G126]-[.$B$2]" office:value-type="float" office:value="5.97009062767029" calcext:value-type="float">
            <text:p>5.9700906277</text:p>
          </table:table-cell>
          <table:table-cell table:formula="of:=[.C126]/([.H126]-[.H125])" office:value-type="float" office:value="104775.151256654" calcext:value-type="float">
            <text:p>104775.151256654</text:p>
          </table:table-cell>
          <table:table-cell table:formula="of:=[.G126]-[.$B126]" office:value-type="float" office:value="0.195268630981445" calcext:value-type="float">
            <text:p>0.19526863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4365.81721" calcext:value-type="float">
            <text:p>1443144365.81721</text:p>
          </table:table-cell>
          <table:table-cell office:value-type="float" office:value="4416" calcext:value-type="float">
            <text:p>4416</text:p>
          </table:table-cell>
          <table:table-cell table:formula="of:=[.B127]-[.$B$2]" office:value-type="float" office:value="5.81702208518982" calcext:value-type="float">
            <text:p>5.8170220852</text:p>
          </table:table-cell>
          <table:table-cell table:formula="of:=[.C127]/([.D127]-[.D126])" office:value-type="float" office:value="104644.330305085" calcext:value-type="float">
            <text:p>104644.330305085</text:p>
          </table:table-cell>
          <table:table-cell/>
          <table:table-cell office:value-type="float" office:value="1443144366.01261" calcext:value-type="float">
            <text:p>1443144366.01261</text:p>
          </table:table-cell>
          <table:table-cell table:formula="of:=[.G127]-[.$B$2]" office:value-type="float" office:value="6.01242256164551" calcext:value-type="float">
            <text:p>6.0124225616</text:p>
          </table:table-cell>
          <table:table-cell table:formula="of:=[.C127]/([.H127]-[.H126])" office:value-type="float" office:value="104318.408948314" calcext:value-type="float">
            <text:p>104318.408948314</text:p>
          </table:table-cell>
          <table:table-cell table:formula="of:=[.G127]-[.$B127]" office:value-type="float" office:value="0.195400476455688" calcext:value-type="float">
            <text:p>0.19540047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4365.85941" calcext:value-type="float">
            <text:p>1443144365.85941</text:p>
          </table:table-cell>
          <table:table-cell office:value-type="float" office:value="4416" calcext:value-type="float">
            <text:p>4416</text:p>
          </table:table-cell>
          <table:table-cell table:formula="of:=[.B128]-[.$B$2]" office:value-type="float" office:value="5.85922241210938" calcext:value-type="float">
            <text:p>5.8592224121</text:p>
          </table:table-cell>
          <table:table-cell table:formula="of:=[.C128]/([.D128]-[.D127])" office:value-type="float" office:value="104643.739097519" calcext:value-type="float">
            <text:p>104643.739097519</text:p>
          </table:table-cell>
          <table:table-cell/>
          <table:table-cell office:value-type="float" office:value="1443144366.05481" calcext:value-type="float">
            <text:p>1443144366.05481</text:p>
          </table:table-cell>
          <table:table-cell table:formula="of:=[.G128]-[.$B$2]" office:value-type="float" office:value="6.05461812019348" calcext:value-type="float">
            <text:p>6.0546181202</text:p>
          </table:table-cell>
          <table:table-cell table:formula="of:=[.C128]/([.H128]-[.H127])" office:value-type="float" office:value="104655.564518225" calcext:value-type="float">
            <text:p>104655.564518225</text:p>
          </table:table-cell>
          <table:table-cell table:formula="of:=[.G128]-[.$B128]" office:value-type="float" office:value="0.195395708084106" calcext:value-type="float">
            <text:p>0.195395708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4365.90163" calcext:value-type="float">
            <text:p>1443144365.90163</text:p>
          </table:table-cell>
          <table:table-cell office:value-type="float" office:value="4416" calcext:value-type="float">
            <text:p>4416</text:p>
          </table:table-cell>
          <table:table-cell table:formula="of:=[.B129]-[.$B$2]" office:value-type="float" office:value="5.90144205093384" calcext:value-type="float">
            <text:p>5.9014420509</text:p>
          </table:table-cell>
          <table:table-cell table:formula="of:=[.C129]/([.D129]-[.D128])" office:value-type="float" office:value="104595.873459753" calcext:value-type="float">
            <text:p>104595.873459753</text:p>
          </table:table-cell>
          <table:table-cell/>
          <table:table-cell office:value-type="float" office:value="1443144366.09696" calcext:value-type="float">
            <text:p>1443144366.09696</text:p>
          </table:table-cell>
          <table:table-cell table:formula="of:=[.G129]-[.$B$2]" office:value-type="float" office:value="6.09676694869995" calcext:value-type="float">
            <text:p>6.0967669487</text:p>
          </table:table-cell>
          <table:table-cell table:formula="of:=[.C129]/([.H129]-[.H128])" office:value-type="float" office:value="104771.595237152" calcext:value-type="float">
            <text:p>104771.595237152</text:p>
          </table:table-cell>
          <table:table-cell table:formula="of:=[.G129]-[.$B129]" office:value-type="float" office:value="0.195324897766113" calcext:value-type="float">
            <text:p>0.195324897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4365.94382" calcext:value-type="float">
            <text:p>1443144365.94382</text:p>
          </table:table-cell>
          <table:table-cell office:value-type="float" office:value="4416" calcext:value-type="float">
            <text:p>4416</text:p>
          </table:table-cell>
          <table:table-cell table:formula="of:=[.B130]-[.$B$2]" office:value-type="float" office:value="5.94362902641296" calcext:value-type="float">
            <text:p>5.9436290264</text:p>
          </table:table-cell>
          <table:table-cell table:formula="of:=[.C130]/([.D130]-[.D129])" office:value-type="float" office:value="104676.857012066" calcext:value-type="float">
            <text:p>104676.857012066</text:p>
          </table:table-cell>
          <table:table-cell/>
          <table:table-cell office:value-type="float" office:value="1443144366.13904" calcext:value-type="float">
            <text:p>1443144366.13904</text:p>
          </table:table-cell>
          <table:table-cell table:formula="of:=[.G130]-[.$B$2]" office:value-type="float" office:value="6.13884878158569" calcext:value-type="float">
            <text:p>6.1388487816</text:p>
          </table:table-cell>
          <table:table-cell table:formula="of:=[.C130]/([.H130]-[.H129])" office:value-type="float" office:value="104938.394959888" calcext:value-type="float">
            <text:p>104938.394959888</text:p>
          </table:table-cell>
          <table:table-cell table:formula="of:=[.G130]-[.$B130]" office:value-type="float" office:value="0.19521975517273" calcext:value-type="float">
            <text:p>0.19521975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4365.98601" calcext:value-type="float">
            <text:p>1443144365.98601</text:p>
          </table:table-cell>
          <table:table-cell office:value-type="float" office:value="4416" calcext:value-type="float">
            <text:p>4416</text:p>
          </table:table-cell>
          <table:table-cell table:formula="of:=[.B131]-[.$B$2]" office:value-type="float" office:value="5.98582005500793" calcext:value-type="float">
            <text:p>5.985820055</text:p>
          </table:table-cell>
          <table:table-cell table:formula="of:=[.C131]/([.D131]-[.D130])" office:value-type="float" office:value="104666.801143748" calcext:value-type="float">
            <text:p>104666.801143748</text:p>
          </table:table-cell>
          <table:table-cell/>
          <table:table-cell office:value-type="float" office:value="1443144366.18133" calcext:value-type="float">
            <text:p>1443144366.18133</text:p>
          </table:table-cell>
          <table:table-cell table:formula="of:=[.G131]-[.$B$2]" office:value-type="float" office:value="6.18114018440247" calcext:value-type="float">
            <text:p>6.1811401844</text:p>
          </table:table-cell>
          <table:table-cell table:formula="of:=[.C131]/([.H131]-[.H130])" office:value-type="float" office:value="104418.385437161" calcext:value-type="float">
            <text:p>104418.385437161</text:p>
          </table:table-cell>
          <table:table-cell table:formula="of:=[.G131]-[.$B131]" office:value-type="float" office:value="0.195320129394531" calcext:value-type="float">
            <text:p>0.19532012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4366.02696" calcext:value-type="float">
            <text:p>1443144366.02696</text:p>
          </table:table-cell>
          <table:table-cell office:value-type="float" office:value="4416" calcext:value-type="float">
            <text:p>4416</text:p>
          </table:table-cell>
          <table:table-cell table:formula="of:=[.B132]-[.$B$2]" office:value-type="float" office:value="6.02677464485168" calcext:value-type="float">
            <text:p>6.0267746449</text:p>
          </table:table-cell>
          <table:table-cell table:formula="of:=[.C132]/([.D132]-[.D131])" office:value-type="float" office:value="107826.742175857" calcext:value-type="float">
            <text:p>107826.742175857</text:p>
          </table:table-cell>
          <table:table-cell/>
          <table:table-cell office:value-type="float" office:value="1443144366.22235" calcext:value-type="float">
            <text:p>1443144366.22235</text:p>
          </table:table-cell>
          <table:table-cell table:formula="of:=[.G132]-[.$B$2]" office:value-type="float" office:value="6.22216582298279" calcext:value-type="float">
            <text:p>6.222165823</text:p>
          </table:table-cell>
          <table:table-cell table:formula="of:=[.C132]/([.H132]-[.H131])" office:value-type="float" office:value="107640.006415844" calcext:value-type="float">
            <text:p>107640.006415844</text:p>
          </table:table-cell>
          <table:table-cell table:formula="of:=[.G132]-[.$B132]" office:value-type="float" office:value="0.195391178131104" calcext:value-type="float">
            <text:p>0.195391178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4366.06739" calcext:value-type="float">
            <text:p>1443144366.06739</text:p>
          </table:table-cell>
          <table:table-cell office:value-type="float" office:value="4416" calcext:value-type="float">
            <text:p>4416</text:p>
          </table:table-cell>
          <table:table-cell table:formula="of:=[.B133]-[.$B$2]" office:value-type="float" office:value="6.06720089912415" calcext:value-type="float">
            <text:p>6.0672008991</text:p>
          </table:table-cell>
          <table:table-cell table:formula="of:=[.C133]/([.D133]-[.D132])" office:value-type="float" office:value="109235.942816702" calcext:value-type="float">
            <text:p>109235.942816702</text:p>
          </table:table-cell>
          <table:table-cell/>
          <table:table-cell office:value-type="float" office:value="1443144366.26274" calcext:value-type="float">
            <text:p>1443144366.26274</text:p>
          </table:table-cell>
          <table:table-cell table:formula="of:=[.G133]-[.$B$2]" office:value-type="float" office:value="6.26254796981812" calcext:value-type="float">
            <text:p>6.2625479698</text:p>
          </table:table-cell>
          <table:table-cell table:formula="of:=[.C133]/([.H133]-[.H132])" office:value-type="float" office:value="109355.255876015" calcext:value-type="float">
            <text:p>109355.255876015</text:p>
          </table:table-cell>
          <table:table-cell table:formula="of:=[.G133]-[.$B133]" office:value-type="float" office:value="0.19534707069397" calcext:value-type="float">
            <text:p>0.195347070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4366.10769" calcext:value-type="float">
            <text:p>1443144366.10769</text:p>
          </table:table-cell>
          <table:table-cell office:value-type="float" office:value="4416" calcext:value-type="float">
            <text:p>4416</text:p>
          </table:table-cell>
          <table:table-cell table:formula="of:=[.B134]-[.$B$2]" office:value-type="float" office:value="6.10749697685242" calcext:value-type="float">
            <text:p>6.1074969769</text:p>
          </table:table-cell>
          <table:table-cell table:formula="of:=[.C134]/([.D134]-[.D133])" office:value-type="float" office:value="109588.829706415" calcext:value-type="float">
            <text:p>109588.829706415</text:p>
          </table:table-cell>
          <table:table-cell/>
          <table:table-cell office:value-type="float" office:value="1443144366.30288" calcext:value-type="float">
            <text:p>1443144366.30288</text:p>
          </table:table-cell>
          <table:table-cell table:formula="of:=[.G134]-[.$B$2]" office:value-type="float" office:value="6.30269384384155" calcext:value-type="float">
            <text:p>6.3026938438</text:p>
          </table:table-cell>
          <table:table-cell table:formula="of:=[.C134]/([.H134]-[.H133])" office:value-type="float" office:value="109998.850627138" calcext:value-type="float">
            <text:p>109998.850627138</text:p>
          </table:table-cell>
          <table:table-cell table:formula="of:=[.G134]-[.$B134]" office:value-type="float" office:value="0.195196866989136" calcext:value-type="float">
            <text:p>0.1951968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4366.14798" calcext:value-type="float">
            <text:p>1443144366.14798</text:p>
          </table:table-cell>
          <table:table-cell office:value-type="float" office:value="4416" calcext:value-type="float">
            <text:p>4416</text:p>
          </table:table-cell>
          <table:table-cell table:formula="of:=[.B135]-[.$B$2]" office:value-type="float" office:value="6.14778637886047" calcext:value-type="float">
            <text:p>6.1477863789</text:p>
          </table:table-cell>
          <table:table-cell table:formula="of:=[.C135]/([.D135]-[.D134])" office:value-type="float" office:value="109606.987939829" calcext:value-type="float">
            <text:p>109606.987939829</text:p>
          </table:table-cell>
          <table:table-cell/>
          <table:table-cell office:value-type="float" office:value="1443144366.34322" calcext:value-type="float">
            <text:p>1443144366.34322</text:p>
          </table:table-cell>
          <table:table-cell table:formula="of:=[.G135]-[.$B$2]" office:value-type="float" office:value="6.3430335521698" calcext:value-type="float">
            <text:p>6.3430335522</text:p>
          </table:table-cell>
          <table:table-cell table:formula="of:=[.C135]/([.H135]-[.H134])" office:value-type="float" office:value="109470.30067909" calcext:value-type="float">
            <text:p>109470.30067909</text:p>
          </table:table-cell>
          <table:table-cell table:formula="of:=[.G135]-[.$B135]" office:value-type="float" office:value="0.195247173309326" calcext:value-type="float">
            <text:p>0.19524717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4366.18826" calcext:value-type="float">
            <text:p>1443144366.18826</text:p>
          </table:table-cell>
          <table:table-cell office:value-type="float" office:value="4416" calcext:value-type="float">
            <text:p>4416</text:p>
          </table:table-cell>
          <table:table-cell table:formula="of:=[.B136]-[.$B$2]" office:value-type="float" office:value="6.18807554244995" calcext:value-type="float">
            <text:p>6.1880755424</text:p>
          </table:table-cell>
          <table:table-cell table:formula="of:=[.C136]/([.D136]-[.D135])" office:value-type="float" office:value="109607.636559458" calcext:value-type="float">
            <text:p>109607.636559458</text:p>
          </table:table-cell>
          <table:table-cell/>
          <table:table-cell office:value-type="float" office:value="1443144366.38353" calcext:value-type="float">
            <text:p>1443144366.38353</text:p>
          </table:table-cell>
          <table:table-cell table:formula="of:=[.G136]-[.$B$2]" office:value-type="float" office:value="6.38333678245544" calcext:value-type="float">
            <text:p>6.3833367825</text:p>
          </table:table-cell>
          <table:table-cell table:formula="of:=[.C136]/([.H136]-[.H135])" office:value-type="float" office:value="109569.38113154" calcext:value-type="float">
            <text:p>109569.38113154</text:p>
          </table:table-cell>
          <table:table-cell table:formula="of:=[.G136]-[.$B136]" office:value-type="float" office:value="0.195261240005493" calcext:value-type="float">
            <text:p>0.1952612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4366.22853" calcext:value-type="float">
            <text:p>1443144366.22853</text:p>
          </table:table-cell>
          <table:table-cell office:value-type="float" office:value="4416" calcext:value-type="float">
            <text:p>4416</text:p>
          </table:table-cell>
          <table:table-cell table:formula="of:=[.B137]-[.$B$2]" office:value-type="float" office:value="6.22834229469299" calcext:value-type="float">
            <text:p>6.2283422947</text:p>
          </table:table-cell>
          <table:table-cell table:formula="of:=[.C137]/([.D137]-[.D136])" office:value-type="float" office:value="109668.641099881" calcext:value-type="float">
            <text:p>109668.641099881</text:p>
          </table:table-cell>
          <table:table-cell/>
          <table:table-cell office:value-type="float" office:value="1443144366.42381" calcext:value-type="float">
            <text:p>1443144366.42381</text:p>
          </table:table-cell>
          <table:table-cell table:formula="of:=[.G137]-[.$B$2]" office:value-type="float" office:value="6.42362403869629" calcext:value-type="float">
            <text:p>6.4236240387</text:p>
          </table:table-cell>
          <table:table-cell table:formula="of:=[.C137]/([.H137]-[.H136])" office:value-type="float" office:value="109612.825792859" calcext:value-type="float">
            <text:p>109612.825792859</text:p>
          </table:table-cell>
          <table:table-cell table:formula="of:=[.G137]-[.$B137]" office:value-type="float" office:value="0.195281744003296" calcext:value-type="float">
            <text:p>0.19528174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4366.26881" calcext:value-type="float">
            <text:p>1443144366.26881</text:p>
          </table:table-cell>
          <table:table-cell office:value-type="float" office:value="4416" calcext:value-type="float">
            <text:p>4416</text:p>
          </table:table-cell>
          <table:table-cell table:formula="of:=[.B138]-[.$B$2]" office:value-type="float" office:value="6.26862049102783" calcext:value-type="float">
            <text:p>6.268620491</text:p>
          </table:table-cell>
          <table:table-cell table:formula="of:=[.C138]/([.D138]-[.D137])" office:value-type="float" office:value="109637.481363096" calcext:value-type="float">
            <text:p>109637.481363096</text:p>
          </table:table-cell>
          <table:table-cell/>
          <table:table-cell office:value-type="float" office:value="1443144366.4641" calcext:value-type="float">
            <text:p>1443144366.4641</text:p>
          </table:table-cell>
          <table:table-cell table:formula="of:=[.G138]-[.$B$2]" office:value-type="float" office:value="6.46390652656555" calcext:value-type="float">
            <text:p>6.4639065266</text:p>
          </table:table-cell>
          <table:table-cell table:formula="of:=[.C138]/([.H138]-[.H137])" office:value-type="float" office:value="109625.801026297" calcext:value-type="float">
            <text:p>109625.801026297</text:p>
          </table:table-cell>
          <table:table-cell table:formula="of:=[.G138]-[.$B138]" office:value-type="float" office:value="0.19528603553772" calcext:value-type="float">
            <text:p>0.19528603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4366.30914" calcext:value-type="float">
            <text:p>1443144366.30914</text:p>
          </table:table-cell>
          <table:table-cell office:value-type="float" office:value="4416" calcext:value-type="float">
            <text:p>4416</text:p>
          </table:table-cell>
          <table:table-cell table:formula="of:=[.B139]-[.$B$2]" office:value-type="float" office:value="6.30894684791565" calcext:value-type="float">
            <text:p>6.3089468479</text:p>
          </table:table-cell>
          <table:table-cell table:formula="of:=[.C139]/([.D139]-[.D138])" office:value-type="float" office:value="109506.544622534" calcext:value-type="float">
            <text:p>109506.544622534</text:p>
          </table:table-cell>
          <table:table-cell/>
          <table:table-cell office:value-type="float" office:value="1443144366.50448" calcext:value-type="float">
            <text:p>1443144366.50448</text:p>
          </table:table-cell>
          <table:table-cell table:formula="of:=[.G139]-[.$B$2]" office:value-type="float" office:value="6.50428986549377" calcext:value-type="float">
            <text:p>6.5042898655</text:p>
          </table:table-cell>
          <table:table-cell table:formula="of:=[.C139]/([.H139]-[.H138])" office:value-type="float" office:value="109352.027771874" calcext:value-type="float">
            <text:p>109352.027771874</text:p>
          </table:table-cell>
          <table:table-cell table:formula="of:=[.G139]-[.$B139]" office:value-type="float" office:value="0.195343017578125" calcext:value-type="float">
            <text:p>0.195343017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4366.34942" calcext:value-type="float">
            <text:p>1443144366.34942</text:p>
          </table:table-cell>
          <table:table-cell office:value-type="float" office:value="4416" calcext:value-type="float">
            <text:p>4416</text:p>
          </table:table-cell>
          <table:table-cell table:formula="of:=[.B140]-[.$B$2]" office:value-type="float" office:value="6.34923315048218" calcext:value-type="float">
            <text:p>6.3492331505</text:p>
          </table:table-cell>
          <table:table-cell table:formula="of:=[.C140]/([.D140]-[.D139])" office:value-type="float" office:value="109615.420593823" calcext:value-type="float">
            <text:p>109615.420593823</text:p>
          </table:table-cell>
          <table:table-cell/>
          <table:table-cell office:value-type="float" office:value="1443144366.54474" calcext:value-type="float">
            <text:p>1443144366.54474</text:p>
          </table:table-cell>
          <table:table-cell table:formula="of:=[.G140]-[.$B$2]" office:value-type="float" office:value="6.54454898834229" calcext:value-type="float">
            <text:p>6.5445489883</text:p>
          </table:table-cell>
          <table:table-cell table:formula="of:=[.C140]/([.H140]-[.H139])" office:value-type="float" office:value="109689.424099397" calcext:value-type="float">
            <text:p>109689.424099397</text:p>
          </table:table-cell>
          <table:table-cell table:formula="of:=[.G140]-[.$B140]" office:value-type="float" office:value="0.195315837860107" calcext:value-type="float">
            <text:p>0.195315837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4366.38975" calcext:value-type="float">
            <text:p>1443144366.38975</text:p>
          </table:table-cell>
          <table:table-cell office:value-type="float" office:value="4416" calcext:value-type="float">
            <text:p>4416</text:p>
          </table:table-cell>
          <table:table-cell table:formula="of:=[.B141]-[.$B$2]" office:value-type="float" office:value="6.38956427574158" calcext:value-type="float">
            <text:p>6.3895642757</text:p>
          </table:table-cell>
          <table:table-cell table:formula="of:=[.C141]/([.D141]-[.D140])" office:value-type="float" office:value="109493.597602284" calcext:value-type="float">
            <text:p>109493.597602284</text:p>
          </table:table-cell>
          <table:table-cell/>
          <table:table-cell office:value-type="float" office:value="1443144366.58497" calcext:value-type="float">
            <text:p>1443144366.58497</text:p>
          </table:table-cell>
          <table:table-cell table:formula="of:=[.G141]-[.$B$2]" office:value-type="float" office:value="6.58478140830994" calcext:value-type="float">
            <text:p>6.5847814083</text:p>
          </table:table-cell>
          <table:table-cell table:formula="of:=[.C141]/([.H141]-[.H140])" office:value-type="float" office:value="109762.226670696" calcext:value-type="float">
            <text:p>109762.226670696</text:p>
          </table:table-cell>
          <table:table-cell table:formula="of:=[.G141]-[.$B141]" office:value-type="float" office:value="0.195217132568359" calcext:value-type="float">
            <text:p>0.195217132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4366.43003" calcext:value-type="float">
            <text:p>1443144366.43003</text:p>
          </table:table-cell>
          <table:table-cell office:value-type="float" office:value="4416" calcext:value-type="float">
            <text:p>4416</text:p>
          </table:table-cell>
          <table:table-cell table:formula="of:=[.B142]-[.$B$2]" office:value-type="float" office:value="6.42983794212341" calcext:value-type="float">
            <text:p>6.4298379421</text:p>
          </table:table-cell>
          <table:table-cell table:formula="of:=[.C142]/([.D142]-[.D141])" office:value-type="float" office:value="109649.813308075" calcext:value-type="float">
            <text:p>109649.813308075</text:p>
          </table:table-cell>
          <table:table-cell/>
          <table:table-cell office:value-type="float" office:value="1443144366.62532" calcext:value-type="float">
            <text:p>1443144366.62532</text:p>
          </table:table-cell>
          <table:table-cell table:formula="of:=[.G142]-[.$B$2]" office:value-type="float" office:value="6.62512707710266" calcext:value-type="float">
            <text:p>6.6251270771</text:p>
          </table:table-cell>
          <table:table-cell table:formula="of:=[.C142]/([.H142]-[.H141])" office:value-type="float" office:value="109454.128092092" calcext:value-type="float">
            <text:p>109454.128092092</text:p>
          </table:table-cell>
          <table:table-cell table:formula="of:=[.G142]-[.$B142]" office:value-type="float" office:value="0.195289134979248" calcext:value-type="float">
            <text:p>0.1952891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4366.4703" calcext:value-type="float">
            <text:p>1443144366.4703</text:p>
          </table:table-cell>
          <table:table-cell office:value-type="float" office:value="4416" calcext:value-type="float">
            <text:p>4416</text:p>
          </table:table-cell>
          <table:table-cell table:formula="of:=[.B143]-[.$B$2]" office:value-type="float" office:value="6.47011399269104" calcext:value-type="float">
            <text:p>6.4701139927</text:p>
          </table:table-cell>
          <table:table-cell table:formula="of:=[.C143]/([.D143]-[.D142])" office:value-type="float" office:value="109643.322464926" calcext:value-type="float">
            <text:p>109643.322464926</text:p>
          </table:table-cell>
          <table:table-cell/>
          <table:table-cell office:value-type="float" office:value="1443144366.6656" calcext:value-type="float">
            <text:p>1443144366.6656</text:p>
          </table:table-cell>
          <table:table-cell table:formula="of:=[.G143]-[.$B$2]" office:value-type="float" office:value="6.6654064655304" calcext:value-type="float">
            <text:p>6.6654064655</text:p>
          </table:table-cell>
          <table:table-cell table:formula="of:=[.C143]/([.H143]-[.H142])" office:value-type="float" office:value="109634.236575433" calcext:value-type="float">
            <text:p>109634.236575433</text:p>
          </table:table-cell>
          <table:table-cell table:formula="of:=[.G143]-[.$B143]" office:value-type="float" office:value="0.195292472839355" calcext:value-type="float">
            <text:p>0.195292472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4366.51059" calcext:value-type="float">
            <text:p>1443144366.51059</text:p>
          </table:table-cell>
          <table:table-cell office:value-type="float" office:value="4416" calcext:value-type="float">
            <text:p>4416</text:p>
          </table:table-cell>
          <table:table-cell table:formula="of:=[.B144]-[.$B$2]" office:value-type="float" office:value="6.51040029525757" calcext:value-type="float">
            <text:p>6.5104002953</text:p>
          </table:table-cell>
          <table:table-cell table:formula="of:=[.C144]/([.D144]-[.D143])" office:value-type="float" office:value="109615.420593823" calcext:value-type="float">
            <text:p>109615.420593823</text:p>
          </table:table-cell>
          <table:table-cell/>
          <table:table-cell office:value-type="float" office:value="1443144366.70588" calcext:value-type="float">
            <text:p>1443144366.70588</text:p>
          </table:table-cell>
          <table:table-cell table:formula="of:=[.G144]-[.$B$2]" office:value-type="float" office:value="6.70569205284119" calcext:value-type="float">
            <text:p>6.7056920528</text:p>
          </table:table-cell>
          <table:table-cell table:formula="of:=[.C144]/([.H144]-[.H143])" office:value-type="float" office:value="109617.366775167" calcext:value-type="float">
            <text:p>109617.366775167</text:p>
          </table:table-cell>
          <table:table-cell table:formula="of:=[.G144]-[.$B144]" office:value-type="float" office:value="0.195291757583618" calcext:value-type="float">
            <text:p>0.195291757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4366.55087" calcext:value-type="float">
            <text:p>1443144366.55087</text:p>
          </table:table-cell>
          <table:table-cell office:value-type="float" office:value="4416" calcext:value-type="float">
            <text:p>4416</text:p>
          </table:table-cell>
          <table:table-cell table:formula="of:=[.B145]-[.$B$2]" office:value-type="float" office:value="6.55067873001099" calcext:value-type="float">
            <text:p>6.55067873</text:p>
          </table:table-cell>
          <table:table-cell table:formula="of:=[.C145]/([.D145]-[.D144])" office:value-type="float" office:value="109636.832390198" calcext:value-type="float">
            <text:p>109636.832390198</text:p>
          </table:table-cell>
          <table:table-cell/>
          <table:table-cell office:value-type="float" office:value="1443144366.74622" calcext:value-type="float">
            <text:p>1443144366.74622</text:p>
          </table:table-cell>
          <table:table-cell table:formula="of:=[.G145]-[.$B$2]" office:value-type="float" office:value="6.74603223800659" calcext:value-type="float">
            <text:p>6.746032238</text:p>
          </table:table-cell>
          <table:table-cell table:formula="of:=[.C145]/([.H145]-[.H144])" office:value-type="float" office:value="109469.006696257" calcext:value-type="float">
            <text:p>109469.006696257</text:p>
          </table:table-cell>
          <table:table-cell table:formula="of:=[.G145]-[.$B145]" office:value-type="float" office:value="0.195353507995605" calcext:value-type="float">
            <text:p>0.19535350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4366.59115" calcext:value-type="float">
            <text:p>1443144366.59115</text:p>
          </table:table-cell>
          <table:table-cell office:value-type="float" office:value="4416" calcext:value-type="float">
            <text:p>4416</text:p>
          </table:table-cell>
          <table:table-cell table:formula="of:=[.B146]-[.$B$2]" office:value-type="float" office:value="6.5909583568573" calcext:value-type="float">
            <text:p>6.5909583569</text:p>
          </table:table-cell>
          <table:table-cell table:formula="of:=[.C146]/([.D146]-[.D145])" office:value-type="float" office:value="109633.587640948" calcext:value-type="float">
            <text:p>109633.587640948</text:p>
          </table:table-cell>
          <table:table-cell/>
          <table:table-cell office:value-type="float" office:value="1443144366.78647" calcext:value-type="float">
            <text:p>1443144366.78647</text:p>
          </table:table-cell>
          <table:table-cell table:formula="of:=[.G146]-[.$B$2]" office:value-type="float" office:value="6.78627800941467" calcext:value-type="float">
            <text:p>6.7862780094</text:p>
          </table:table-cell>
          <table:table-cell table:formula="of:=[.C146]/([.H146]-[.H145])" office:value-type="float" office:value="109725.813309005" calcext:value-type="float">
            <text:p>109725.813309005</text:p>
          </table:table-cell>
          <table:table-cell table:formula="of:=[.G146]-[.$B146]" office:value-type="float" office:value="0.195319652557373" calcext:value-type="float">
            <text:p>0.195319652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4366.63146" calcext:value-type="float">
            <text:p>1443144366.63146</text:p>
          </table:table-cell>
          <table:table-cell office:value-type="float" office:value="4416" calcext:value-type="float">
            <text:p>4416</text:p>
          </table:table-cell>
          <table:table-cell table:formula="of:=[.B147]-[.$B$2]" office:value-type="float" office:value="6.63127541542053" calcext:value-type="float">
            <text:p>6.6312754154</text:p>
          </table:table-cell>
          <table:table-cell table:formula="of:=[.C147]/([.D147]-[.D146])" office:value-type="float" office:value="109531.800120637" calcext:value-type="float">
            <text:p>109531.800120637</text:p>
          </table:table-cell>
          <table:table-cell/>
          <table:table-cell office:value-type="float" office:value="1443144366.82677" calcext:value-type="float">
            <text:p>1443144366.82677</text:p>
          </table:table-cell>
          <table:table-cell table:formula="of:=[.G147]-[.$B$2]" office:value-type="float" office:value="6.82658553123474" calcext:value-type="float">
            <text:p>6.8265855312</text:p>
          </table:table-cell>
          <table:table-cell table:formula="of:=[.C147]/([.H147]-[.H146])" office:value-type="float" office:value="109557.715299713" calcext:value-type="float">
            <text:p>109557.715299713</text:p>
          </table:table-cell>
          <table:table-cell table:formula="of:=[.G147]-[.$B147]" office:value-type="float" office:value="0.195310115814209" calcext:value-type="float">
            <text:p>0.195310115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4366.67175" calcext:value-type="float">
            <text:p>1443144366.67175</text:p>
          </table:table-cell>
          <table:table-cell office:value-type="float" office:value="4416" calcext:value-type="float">
            <text:p>4416</text:p>
          </table:table-cell>
          <table:table-cell table:formula="of:=[.B148]-[.$B$2]" office:value-type="float" office:value="6.67156219482422" calcext:value-type="float">
            <text:p>6.6715621948</text:p>
          </table:table-cell>
          <table:table-cell table:formula="of:=[.C148]/([.D148]-[.D147])" office:value-type="float" office:value="109614.123177985" calcext:value-type="float">
            <text:p>109614.123177985</text:p>
          </table:table-cell>
          <table:table-cell/>
          <table:table-cell office:value-type="float" office:value="1443144366.86708" calcext:value-type="float">
            <text:p>1443144366.86708</text:p>
          </table:table-cell>
          <table:table-cell table:formula="of:=[.G148]-[.$B$2]" office:value-type="float" office:value="6.86689496040344" calcext:value-type="float">
            <text:p>6.8668949604</text:p>
          </table:table-cell>
          <table:table-cell table:formula="of:=[.C148]/([.H148]-[.H147])" office:value-type="float" office:value="109552.531282901" calcext:value-type="float">
            <text:p>109552.531282901</text:p>
          </table:table-cell>
          <table:table-cell table:formula="of:=[.G148]-[.$B148]" office:value-type="float" office:value="0.195332765579224" calcext:value-type="float">
            <text:p>0.195332765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4366.71202" calcext:value-type="float">
            <text:p>1443144366.71202</text:p>
          </table:table-cell>
          <table:table-cell office:value-type="float" office:value="4416" calcext:value-type="float">
            <text:p>4416</text:p>
          </table:table-cell>
          <table:table-cell table:formula="of:=[.B149]-[.$B$2]" office:value-type="float" office:value="6.71182823181152" calcext:value-type="float">
            <text:p>6.7118282318</text:p>
          </table:table-cell>
          <table:table-cell table:formula="of:=[.C149]/([.D149]-[.D148])" office:value-type="float" office:value="109670.589171522" calcext:value-type="float">
            <text:p>109670.589171522</text:p>
          </table:table-cell>
          <table:table-cell/>
          <table:table-cell office:value-type="float" office:value="1443144366.90736" calcext:value-type="float">
            <text:p>1443144366.90736</text:p>
          </table:table-cell>
          <table:table-cell table:formula="of:=[.G149]-[.$B$2]" office:value-type="float" office:value="6.90717029571533" calcext:value-type="float">
            <text:p>6.9071702957</text:p>
          </table:table-cell>
          <table:table-cell table:formula="of:=[.C149]/([.H149]-[.H148])" office:value-type="float" office:value="109645.269637181" calcext:value-type="float">
            <text:p>109645.269637181</text:p>
          </table:table-cell>
          <table:table-cell table:formula="of:=[.G149]-[.$B149]" office:value-type="float" office:value="0.195342063903809" calcext:value-type="float">
            <text:p>0.195342063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4366.7523" calcext:value-type="float">
            <text:p>1443144366.7523</text:p>
          </table:table-cell>
          <table:table-cell office:value-type="float" office:value="4416" calcext:value-type="float">
            <text:p>4416</text:p>
          </table:table-cell>
          <table:table-cell table:formula="of:=[.B150]-[.$B$2]" office:value-type="float" office:value="6.75210738182068" calcext:value-type="float">
            <text:p>6.7521073818</text:p>
          </table:table-cell>
          <table:table-cell table:formula="of:=[.C150]/([.D150]-[.D149])" office:value-type="float" office:value="109634.885517601" calcext:value-type="float">
            <text:p>109634.885517601</text:p>
          </table:table-cell>
          <table:table-cell/>
          <table:table-cell office:value-type="float" office:value="1443144366.94765" calcext:value-type="float">
            <text:p>1443144366.94765</text:p>
          </table:table-cell>
          <table:table-cell table:formula="of:=[.G150]-[.$B$2]" office:value-type="float" office:value="6.94745945930481" calcext:value-type="float">
            <text:p>6.9474594593</text:p>
          </table:table-cell>
          <table:table-cell table:formula="of:=[.C150]/([.H150]-[.H149])" office:value-type="float" office:value="109607.636559458" calcext:value-type="float">
            <text:p>109607.636559458</text:p>
          </table:table-cell>
          <table:table-cell table:formula="of:=[.G150]-[.$B150]" office:value-type="float" office:value="0.195352077484131" calcext:value-type="float">
            <text:p>0.195352077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4366.79258" calcext:value-type="float">
            <text:p>1443144366.79258</text:p>
          </table:table-cell>
          <table:table-cell office:value-type="float" office:value="4416" calcext:value-type="float">
            <text:p>4416</text:p>
          </table:table-cell>
          <table:table-cell table:formula="of:=[.B151]-[.$B$2]" office:value-type="float" office:value="6.79238629341126" calcext:value-type="float">
            <text:p>6.7923862934</text:p>
          </table:table-cell>
          <table:table-cell table:formula="of:=[.C151]/([.D151]-[.D150])" office:value-type="float" office:value="109635.53446745" calcext:value-type="float">
            <text:p>109635.53446745</text:p>
          </table:table-cell>
          <table:table-cell/>
          <table:table-cell office:value-type="float" office:value="1443144366.98795" calcext:value-type="float">
            <text:p>1443144366.98795</text:p>
          </table:table-cell>
          <table:table-cell table:formula="of:=[.G151]-[.$B$2]" office:value-type="float" office:value="6.98775959014893" calcext:value-type="float">
            <text:p>6.9877595901</text:p>
          </table:table-cell>
          <table:table-cell table:formula="of:=[.C151]/([.H151]-[.H150])" office:value-type="float" office:value="109577.807999716" calcext:value-type="float">
            <text:p>109577.807999716</text:p>
          </table:table-cell>
          <table:table-cell table:formula="of:=[.G151]-[.$B151]" office:value-type="float" office:value="0.195373296737671" calcext:value-type="float">
            <text:p>0.19537329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4366.83285" calcext:value-type="float">
            <text:p>1443144366.83285</text:p>
          </table:table-cell>
          <table:table-cell office:value-type="float" office:value="4416" calcext:value-type="float">
            <text:p>4416</text:p>
          </table:table-cell>
          <table:table-cell table:formula="of:=[.B152]-[.$B$2]" office:value-type="float" office:value="6.83266568183899" calcext:value-type="float">
            <text:p>6.8326656818</text:p>
          </table:table-cell>
          <table:table-cell table:formula="of:=[.C152]/([.D152]-[.D151])" office:value-type="float" office:value="109634.236575433" calcext:value-type="float">
            <text:p>109634.236575433</text:p>
          </table:table-cell>
          <table:table-cell/>
          <table:table-cell office:value-type="float" office:value="1443144370.00049" calcext:value-type="float">
            <text:p>1443144370.00049</text:p>
          </table:table-cell>
          <table:table-cell table:formula="of:=[.G152]-[.$B$2]" office:value-type="float" office:value="10.0003035068512" calcext:value-type="float">
            <text:p>10.0003035069</text:p>
          </table:table-cell>
          <table:table-cell table:formula="of:=[.C152]/([.H152]-[.H151])" office:value-type="float" office:value="1465.87074648659" calcext:value-type="float">
            <text:p>1465.8707464866</text:p>
          </table:table-cell>
          <table:table-cell table:formula="of:=[.G152]-[.$B152]" office:value-type="float" office:value="3.16763782501221" calcext:value-type="float">
            <text:p>3.16763782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4366.87313" calcext:value-type="float">
            <text:p>1443144366.87313</text:p>
          </table:table-cell>
          <table:table-cell office:value-type="float" office:value="4416" calcext:value-type="float">
            <text:p>4416</text:p>
          </table:table-cell>
          <table:table-cell table:formula="of:=[.B153]-[.$B$2]" office:value-type="float" office:value="6.87294483184814" calcext:value-type="float">
            <text:p>6.8729448318</text:p>
          </table:table-cell>
          <table:table-cell table:formula="of:=[.C153]/([.D153]-[.D152])" office:value-type="float" office:value="109634.885517601" calcext:value-type="float">
            <text:p>109634.885517601</text:p>
          </table:table-cell>
          <table:table-cell/>
          <table:table-cell office:value-type="float" office:value="1443144370.01905" calcext:value-type="float">
            <text:p>1443144370.01905</text:p>
          </table:table-cell>
          <table:table-cell table:formula="of:=[.G153]-[.$B$2]" office:value-type="float" office:value="10.0188567638397" calcext:value-type="float">
            <text:p>10.0188567638</text:p>
          </table:table-cell>
          <table:table-cell table:formula="of:=[.C153]/([.H153]-[.H152])" office:value-type="float" office:value="238017.508339973" calcext:value-type="float">
            <text:p>238017.508339973</text:p>
          </table:table-cell>
          <table:table-cell table:formula="of:=[.G153]-[.$B153]" office:value-type="float" office:value="3.14591193199158" calcext:value-type="float">
            <text:p>3.1459119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4366.91343" calcext:value-type="float">
            <text:p>1443144366.91343</text:p>
          </table:table-cell>
          <table:table-cell office:value-type="float" office:value="4416" calcext:value-type="float">
            <text:p>4416</text:p>
          </table:table-cell>
          <table:table-cell table:formula="of:=[.B154]-[.$B$2]" office:value-type="float" office:value="6.91324162483215" calcext:value-type="float">
            <text:p>6.9132416248</text:p>
          </table:table-cell>
          <table:table-cell table:formula="of:=[.C154]/([.D154]-[.D153])" office:value-type="float" office:value="109586.884538242" calcext:value-type="float">
            <text:p>109586.884538242</text:p>
          </table:table-cell>
          <table:table-cell/>
          <table:table-cell office:value-type="float" office:value="1443144370.99333" calcext:value-type="float">
            <text:p>1443144370.99333</text:p>
          </table:table-cell>
          <table:table-cell table:formula="of:=[.G154]-[.$B$2]" office:value-type="float" office:value="10.993138551712" calcext:value-type="float">
            <text:p>10.9931385517</text:p>
          </table:table-cell>
          <table:table-cell table:formula="of:=[.C154]/([.H154]-[.H153])" office:value-type="float" office:value="4532.56958609878" calcext:value-type="float">
            <text:p>4532.5695860988</text:p>
          </table:table-cell>
          <table:table-cell table:formula="of:=[.G154]-[.$B154]" office:value-type="float" office:value="4.07989692687988" calcext:value-type="float">
            <text:p>4.07989692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4366.95372" calcext:value-type="float">
            <text:p>1443144366.95372</text:p>
          </table:table-cell>
          <table:table-cell office:value-type="float" office:value="4416" calcext:value-type="float">
            <text:p>4416</text:p>
          </table:table-cell>
          <table:table-cell table:formula="of:=[.B155]-[.$B$2]" office:value-type="float" office:value="6.95353484153748" calcext:value-type="float">
            <text:p>6.9535348415</text:p>
          </table:table-cell>
          <table:table-cell table:formula="of:=[.C155]/([.D155]-[.D154])" office:value-type="float" office:value="109596.611069691" calcext:value-type="float">
            <text:p>109596.611069691</text:p>
          </table:table-cell>
          <table:table-cell/>
          <table:table-cell office:value-type="float" office:value="1443144371.0115" calcext:value-type="float">
            <text:p>1443144371.0115</text:p>
          </table:table-cell>
          <table:table-cell table:formula="of:=[.G155]-[.$B$2]" office:value-type="float" office:value="11.0113110542297" calcext:value-type="float">
            <text:p>11.0113110542</text:p>
          </table:table-cell>
          <table:table-cell table:formula="of:=[.C155]/([.H155]-[.H154])" office:value-type="float" office:value="243004.50615972" calcext:value-type="float">
            <text:p>243004.50615972</text:p>
          </table:table-cell>
          <table:table-cell table:formula="of:=[.G155]-[.$B155]" office:value-type="float" office:value="4.05777621269226" calcext:value-type="float">
            <text:p>4.057776212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4366.99402" calcext:value-type="float">
            <text:p>1443144366.99402</text:p>
          </table:table-cell>
          <table:table-cell office:value-type="float" office:value="4416" calcext:value-type="float">
            <text:p>4416</text:p>
          </table:table-cell>
          <table:table-cell table:formula="of:=[.B156]-[.$B$2]" office:value-type="float" office:value="6.99382925033569" calcext:value-type="float">
            <text:p>6.9938292503</text:p>
          </table:table-cell>
          <table:table-cell table:formula="of:=[.C156]/([.D156]-[.D155])" office:value-type="float" office:value="109593.368700705" calcext:value-type="float">
            <text:p>109593.368700705</text:p>
          </table:table-cell>
          <table:table-cell/>
          <table:table-cell office:value-type="float" office:value="1443144371.02947" calcext:value-type="float">
            <text:p>1443144371.02947</text:p>
          </table:table-cell>
          <table:table-cell table:formula="of:=[.G156]-[.$B$2]" office:value-type="float" office:value="11.0292856693268" calcext:value-type="float">
            <text:p>11.0292856693</text:p>
          </table:table-cell>
          <table:table-cell table:formula="of:=[.C156]/([.H156]-[.H155])" office:value-type="float" office:value="245679.808783542" calcext:value-type="float">
            <text:p>245679.808783542</text:p>
          </table:table-cell>
          <table:table-cell table:formula="of:=[.G156]-[.$B156]" office:value-type="float" office:value="4.03545641899109" calcext:value-type="float">
            <text:p>4.0354564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4380.04712" calcext:value-type="float">
            <text:p>1443144380.04712</text:p>
          </table:table-cell>
          <table:table-cell office:value-type="float" office:value="4416" calcext:value-type="float">
            <text:p>4416</text:p>
          </table:table-cell>
          <table:table-cell table:formula="of:=[.B157]-[.$B$2]" office:value-type="float" office:value="20.0469350814819" calcext:value-type="float">
            <text:p>20.0469350815</text:p>
          </table:table-cell>
          <table:table-cell table:formula="of:=[.C157]/([.D157]-[.D156])" office:value-type="float" office:value="338.310288534006" calcext:value-type="float">
            <text:p>338.310288534</text:p>
          </table:table-cell>
          <table:table-cell/>
          <table:table-cell office:value-type="float" office:value="1443144380.24239" calcext:value-type="float">
            <text:p>1443144380.24239</text:p>
          </table:table-cell>
          <table:table-cell table:formula="of:=[.G157]-[.$B$2]" office:value-type="float" office:value="20.2422063350677" calcext:value-type="float">
            <text:p>20.2422063351</text:p>
          </table:table-cell>
          <table:table-cell table:formula="of:=[.C157]/([.H157]-[.H156])" office:value-type="float" office:value="479.326823731509" calcext:value-type="float">
            <text:p>479.3268237315</text:p>
          </table:table-cell>
          <table:table-cell table:formula="of:=[.G157]-[.$B157]" office:value-type="float" office:value="0.195271253585815" calcext:value-type="float">
            <text:p>0.195271253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4380.10246" calcext:value-type="float">
            <text:p>1443144380.10246</text:p>
          </table:table-cell>
          <table:table-cell office:value-type="float" office:value="4416" calcext:value-type="float">
            <text:p>4416</text:p>
          </table:table-cell>
          <table:table-cell table:formula="of:=[.B158]-[.$B$2]" office:value-type="float" office:value="20.1022751331329" calcext:value-type="float">
            <text:p>20.1022751331</text:p>
          </table:table-cell>
          <table:table-cell table:formula="of:=[.C158]/([.D158]-[.D157])" office:value-type="float" office:value="79797.5402670251" calcext:value-type="float">
            <text:p>79797.5402670251</text:p>
          </table:table-cell>
          <table:table-cell/>
          <table:table-cell office:value-type="float" office:value="1443144380.35292" calcext:value-type="float">
            <text:p>1443144380.35292</text:p>
          </table:table-cell>
          <table:table-cell table:formula="of:=[.G158]-[.$B$2]" office:value-type="float" office:value="20.3527338504791" calcext:value-type="float">
            <text:p>20.3527338505</text:p>
          </table:table-cell>
          <table:table-cell table:formula="of:=[.C158]/([.H158]-[.H157])" office:value-type="float" office:value="39953.8520662833" calcext:value-type="float">
            <text:p>39953.8520662833</text:p>
          </table:table-cell>
          <table:table-cell table:formula="of:=[.G158]-[.$B158]" office:value-type="float" office:value="0.250458717346191" calcext:value-type="float">
            <text:p>0.250458717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4380.1578" calcext:value-type="float">
            <text:p>1443144380.1578</text:p>
          </table:table-cell>
          <table:table-cell office:value-type="float" office:value="4416" calcext:value-type="float">
            <text:p>4416</text:p>
          </table:table-cell>
          <table:table-cell table:formula="of:=[.B159]-[.$B$2]" office:value-type="float" office:value="20.1576144695282" calcext:value-type="float">
            <text:p>20.1576144695</text:p>
          </table:table-cell>
          <table:table-cell table:formula="of:=[.C159]/([.D159]-[.D158])" office:value-type="float" office:value="79798.5716427556" calcext:value-type="float">
            <text:p>79798.5716427556</text:p>
          </table:table-cell>
          <table:table-cell/>
          <table:table-cell office:value-type="float" office:value="1443144380.40822" calcext:value-type="float">
            <text:p>1443144380.40822</text:p>
          </table:table-cell>
          <table:table-cell table:formula="of:=[.G159]-[.$B$2]" office:value-type="float" office:value="20.4080274105072" calcext:value-type="float">
            <text:p>20.4080274105</text:p>
          </table:table-cell>
          <table:table-cell table:formula="of:=[.C159]/([.H159]-[.H158])" office:value-type="float" office:value="79864.6351900241" calcext:value-type="float">
            <text:p>79864.6351900241</text:p>
          </table:table-cell>
          <table:table-cell table:formula="of:=[.G159]-[.$B159]" office:value-type="float" office:value="0.250412940979004" calcext:value-type="float">
            <text:p>0.25041294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4380.21312" calcext:value-type="float">
            <text:p>1443144380.21312</text:p>
          </table:table-cell>
          <table:table-cell office:value-type="float" office:value="4416" calcext:value-type="float">
            <text:p>4416</text:p>
          </table:table-cell>
          <table:table-cell table:formula="of:=[.B160]-[.$B$2]" office:value-type="float" office:value="20.2129352092743" calcext:value-type="float">
            <text:p>20.2129352093</text:p>
          </table:table-cell>
          <table:table-cell table:formula="of:=[.C160]/([.D160]-[.D159])" office:value-type="float" office:value="79825.3967728589" calcext:value-type="float">
            <text:p>79825.3967728589</text:p>
          </table:table-cell>
          <table:table-cell/>
          <table:table-cell office:value-type="float" office:value="1443144380.46356" calcext:value-type="float">
            <text:p>1443144380.46356</text:p>
          </table:table-cell>
          <table:table-cell table:formula="of:=[.G160]-[.$B$2]" office:value-type="float" office:value="20.463369846344" calcext:value-type="float">
            <text:p>20.4633698463</text:p>
          </table:table-cell>
          <table:table-cell table:formula="of:=[.C160]/([.H160]-[.H159])" office:value-type="float" office:value="79794.1025404635" calcext:value-type="float">
            <text:p>79794.1025404635</text:p>
          </table:table-cell>
          <table:table-cell table:formula="of:=[.G160]-[.$B160]" office:value-type="float" office:value="0.250434637069702" calcext:value-type="float">
            <text:p>0.250434637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4380.26845" calcext:value-type="float">
            <text:p>1443144380.26845</text:p>
          </table:table-cell>
          <table:table-cell office:value-type="float" office:value="4416" calcext:value-type="float">
            <text:p>4416</text:p>
          </table:table-cell>
          <table:table-cell table:formula="of:=[.B161]-[.$B$2]" office:value-type="float" office:value="20.2682573795319" calcext:value-type="float">
            <text:p>20.2682573795</text:p>
          </table:table-cell>
          <table:table-cell table:formula="of:=[.C161]/([.D161]-[.D160])" office:value-type="float" office:value="79823.3326610297" calcext:value-type="float">
            <text:p>79823.3326610297</text:p>
          </table:table-cell>
          <table:table-cell/>
          <table:table-cell office:value-type="float" office:value="1443144380.51888" calcext:value-type="float">
            <text:p>1443144380.51888</text:p>
          </table:table-cell>
          <table:table-cell table:formula="of:=[.G161]-[.$B$2]" office:value-type="float" office:value="20.5186944007874" calcext:value-type="float">
            <text:p>20.5186944008</text:p>
          </table:table-cell>
          <table:table-cell table:formula="of:=[.C161]/([.H161]-[.H160])" office:value-type="float" office:value="79819.8927118527" calcext:value-type="float">
            <text:p>79819.8927118527</text:p>
          </table:table-cell>
          <table:table-cell table:formula="of:=[.G161]-[.$B161]" office:value-type="float" office:value="0.250437021255493" calcext:value-type="float">
            <text:p>0.25043702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4380.32379" calcext:value-type="float">
            <text:p>1443144380.32379</text:p>
          </table:table-cell>
          <table:table-cell office:value-type="float" office:value="4416" calcext:value-type="float">
            <text:p>4416</text:p>
          </table:table-cell>
          <table:table-cell table:formula="of:=[.B162]-[.$B$2]" office:value-type="float" office:value="20.3235974311829" calcext:value-type="float">
            <text:p>20.3235974312</text:p>
          </table:table-cell>
          <table:table-cell table:formula="of:=[.C162]/([.D162]-[.D161])" office:value-type="float" office:value="79797.5402670251" calcext:value-type="float">
            <text:p>79797.5402670251</text:p>
          </table:table-cell>
          <table:table-cell/>
          <table:table-cell office:value-type="float" office:value="1443144380.57424" calcext:value-type="float">
            <text:p>1443144380.57424</text:p>
          </table:table-cell>
          <table:table-cell table:formula="of:=[.G162]-[.$B$2]" office:value-type="float" office:value="20.5740537643433" calcext:value-type="float">
            <text:p>20.5740537643</text:p>
          </table:table-cell>
          <table:table-cell table:formula="of:=[.C162]/([.H162]-[.H161])" office:value-type="float" office:value="79769.703196465" calcext:value-type="float">
            <text:p>79769.703196465</text:p>
          </table:table-cell>
          <table:table-cell table:formula="of:=[.G162]-[.$B162]" office:value-type="float" office:value="0.2504563331604" calcext:value-type="float">
            <text:p>0.250456333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4380.3791" calcext:value-type="float">
            <text:p>1443144380.3791</text:p>
          </table:table-cell>
          <table:table-cell office:value-type="float" office:value="4416" calcext:value-type="float">
            <text:p>4416</text:p>
          </table:table-cell>
          <table:table-cell table:formula="of:=[.B163]-[.$B$2]" office:value-type="float" office:value="20.3789160251617" calcext:value-type="float">
            <text:p>20.3789160252</text:p>
          </table:table-cell>
          <table:table-cell table:formula="of:=[.C163]/([.D163]-[.D162])" office:value-type="float" office:value="79828.4931407662" calcext:value-type="float">
            <text:p>79828.4931407662</text:p>
          </table:table-cell>
          <table:table-cell/>
          <table:table-cell office:value-type="float" office:value="1443144380.62958" calcext:value-type="float">
            <text:p>1443144380.62958</text:p>
          </table:table-cell>
          <table:table-cell table:formula="of:=[.G163]-[.$B$2]" office:value-type="float" office:value="20.6293933391571" calcext:value-type="float">
            <text:p>20.6293933392</text:p>
          </table:table-cell>
          <table:table-cell table:formula="of:=[.C163]/([.H163]-[.H162])" office:value-type="float" office:value="79798.2278478831" calcext:value-type="float">
            <text:p>79798.2278478831</text:p>
          </table:table-cell>
          <table:table-cell table:formula="of:=[.G163]-[.$B163]" office:value-type="float" office:value="0.250477313995361" calcext:value-type="float">
            <text:p>0.25047731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4380.43443" calcext:value-type="float">
            <text:p>1443144380.43443</text:p>
          </table:table-cell>
          <table:table-cell office:value-type="float" office:value="4416" calcext:value-type="float">
            <text:p>4416</text:p>
          </table:table-cell>
          <table:table-cell table:formula="of:=[.B164]-[.$B$2]" office:value-type="float" office:value="20.4342370033264" calcext:value-type="float">
            <text:p>20.4342370033</text:p>
          </table:table-cell>
          <table:table-cell table:formula="of:=[.C164]/([.D164]-[.D163])" office:value-type="float" office:value="79825.0527468076" calcext:value-type="float">
            <text:p>79825.0527468076</text:p>
          </table:table-cell>
          <table:table-cell/>
          <table:table-cell office:value-type="float" office:value="1443144380.6849" calcext:value-type="float">
            <text:p>1443144380.6849</text:p>
          </table:table-cell>
          <table:table-cell table:formula="of:=[.G164]-[.$B$2]" office:value-type="float" office:value="20.6847143173218" calcext:value-type="float">
            <text:p>20.6847143173</text:p>
          </table:table-cell>
          <table:table-cell table:formula="of:=[.C164]/([.H164]-[.H163])" office:value-type="float" office:value="79825.0527468076" calcext:value-type="float">
            <text:p>79825.0527468076</text:p>
          </table:table-cell>
          <table:table-cell table:formula="of:=[.G164]-[.$B164]" office:value-type="float" office:value="0.250477313995361" calcext:value-type="float">
            <text:p>0.25047731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4380.48974" calcext:value-type="float">
            <text:p>1443144380.48974</text:p>
          </table:table-cell>
          <table:table-cell office:value-type="float" office:value="4416" calcext:value-type="float">
            <text:p>4416</text:p>
          </table:table-cell>
          <table:table-cell table:formula="of:=[.B165]-[.$B$2]" office:value-type="float" office:value="20.489556312561" calcext:value-type="float">
            <text:p>20.4895563126</text:p>
          </table:table-cell>
          <table:table-cell table:formula="of:=[.C165]/([.D165]-[.D164])" office:value-type="float" office:value="79827.4609914406" calcext:value-type="float">
            <text:p>79827.4609914406</text:p>
          </table:table-cell>
          <table:table-cell/>
          <table:table-cell office:value-type="float" office:value="1443144380.74025" calcext:value-type="float">
            <text:p>1443144380.74025</text:p>
          </table:table-cell>
          <table:table-cell table:formula="of:=[.G165]-[.$B$2]" office:value-type="float" office:value="20.7400600910187" calcext:value-type="float">
            <text:p>20.740060091</text:p>
          </table:table-cell>
          <table:table-cell table:formula="of:=[.C165]/([.H165]-[.H164])" office:value-type="float" office:value="79789.290220861" calcext:value-type="float">
            <text:p>79789.290220861</text:p>
          </table:table-cell>
          <table:table-cell table:formula="of:=[.G165]-[.$B165]" office:value-type="float" office:value="0.250503778457642" calcext:value-type="float">
            <text:p>0.250503778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4380.54509" calcext:value-type="float">
            <text:p>1443144380.54509</text:p>
          </table:table-cell>
          <table:table-cell office:value-type="float" office:value="4416" calcext:value-type="float">
            <text:p>4416</text:p>
          </table:table-cell>
          <table:table-cell table:formula="of:=[.B166]-[.$B$2]" office:value-type="float" office:value="20.544896364212" calcext:value-type="float">
            <text:p>20.5448963642</text:p>
          </table:table-cell>
          <table:table-cell table:formula="of:=[.C166]/([.D166]-[.D165])" office:value-type="float" office:value="79797.5402670251" calcext:value-type="float">
            <text:p>79797.5402670251</text:p>
          </table:table-cell>
          <table:table-cell/>
          <table:table-cell office:value-type="float" office:value="1443144380.79557" calcext:value-type="float">
            <text:p>1443144380.79557</text:p>
          </table:table-cell>
          <table:table-cell table:formula="of:=[.G166]-[.$B$2]" office:value-type="float" office:value="20.7953770160675" calcext:value-type="float">
            <text:p>20.7953770161</text:p>
          </table:table-cell>
          <table:table-cell table:formula="of:=[.C166]/([.H166]-[.H165])" office:value-type="float" office:value="79830.9015929936" calcext:value-type="float">
            <text:p>79830.9015929936</text:p>
          </table:table-cell>
          <table:table-cell table:formula="of:=[.G166]-[.$B166]" office:value-type="float" office:value="0.250480651855469" calcext:value-type="float">
            <text:p>0.250480651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4380.60043" calcext:value-type="float">
            <text:p>1443144380.60043</text:p>
          </table:table-cell>
          <table:table-cell office:value-type="float" office:value="4416" calcext:value-type="float">
            <text:p>4416</text:p>
          </table:table-cell>
          <table:table-cell table:formula="of:=[.B167]-[.$B$2]" office:value-type="float" office:value="20.6002383232117" calcext:value-type="float">
            <text:p>20.6002383232</text:p>
          </table:table-cell>
          <table:table-cell table:formula="of:=[.C167]/([.D167]-[.D166])" office:value-type="float" office:value="79794.7900620797" calcext:value-type="float">
            <text:p>79794.7900620797</text:p>
          </table:table-cell>
          <table:table-cell/>
          <table:table-cell office:value-type="float" office:value="1443144380.85096" calcext:value-type="float">
            <text:p>1443144380.85096</text:p>
          </table:table-cell>
          <table:table-cell table:formula="of:=[.G167]-[.$B$2]" office:value-type="float" office:value="20.8507709503174" calcext:value-type="float">
            <text:p>20.8507709503</text:p>
          </table:table-cell>
          <table:table-cell table:formula="of:=[.C167]/([.H167]-[.H166])" office:value-type="float" office:value="79719.9198756989" calcext:value-type="float">
            <text:p>79719.9198756989</text:p>
          </table:table-cell>
          <table:table-cell table:formula="of:=[.G167]-[.$B167]" office:value-type="float" office:value="0.250532627105713" calcext:value-type="float">
            <text:p>0.250532627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4380.65581" calcext:value-type="float">
            <text:p>1443144380.65581</text:p>
          </table:table-cell>
          <table:table-cell office:value-type="float" office:value="4416" calcext:value-type="float">
            <text:p>4416</text:p>
          </table:table-cell>
          <table:table-cell table:formula="of:=[.B168]-[.$B$2]" office:value-type="float" office:value="20.6556189060211" calcext:value-type="float">
            <text:p>20.655618906</text:p>
          </table:table-cell>
          <table:table-cell table:formula="of:=[.C168]/([.D168]-[.D167])" office:value-type="float" office:value="79739.1391707529" calcext:value-type="float">
            <text:p>79739.1391707529</text:p>
          </table:table-cell>
          <table:table-cell/>
          <table:table-cell office:value-type="float" office:value="1443144380.90641" calcext:value-type="float">
            <text:p>1443144380.90641</text:p>
          </table:table-cell>
          <table:table-cell table:formula="of:=[.G168]-[.$B$2]" office:value-type="float" office:value="20.9062194824219" calcext:value-type="float">
            <text:p>20.9062194824</text:p>
          </table:table-cell>
          <table:table-cell table:formula="of:=[.C168]/([.H168]-[.H167])" office:value-type="float" office:value="79641.4229988648" calcext:value-type="float">
            <text:p>79641.4229988648</text:p>
          </table:table-cell>
          <table:table-cell table:formula="of:=[.G168]-[.$B168]" office:value-type="float" office:value="0.250600576400757" calcext:value-type="float">
            <text:p>0.250600576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4380.71114" calcext:value-type="float">
            <text:p>1443144380.71114</text:p>
          </table:table-cell>
          <table:table-cell office:value-type="float" office:value="4416" calcext:value-type="float">
            <text:p>4416</text:p>
          </table:table-cell>
          <table:table-cell table:formula="of:=[.B169]-[.$B$2]" office:value-type="float" office:value="20.7109544277191" calcext:value-type="float">
            <text:p>20.7109544277</text:p>
          </table:table-cell>
          <table:table-cell table:formula="of:=[.C169]/([.D169]-[.D168])" office:value-type="float" office:value="79804.0727636216" calcext:value-type="float">
            <text:p>79804.0727636216</text:p>
          </table:table-cell>
          <table:table-cell/>
          <table:table-cell office:value-type="float" office:value="1443144380.96162" calcext:value-type="float">
            <text:p>1443144380.96162</text:p>
          </table:table-cell>
          <table:table-cell table:formula="of:=[.G169]-[.$B$2]" office:value-type="float" office:value="20.9614355564117" calcext:value-type="float">
            <text:p>20.9614355564</text:p>
          </table:table-cell>
          <table:table-cell table:formula="of:=[.C169]/([.H169]-[.H168])" office:value-type="float" office:value="79976.7111441192" calcext:value-type="float">
            <text:p>79976.7111441192</text:p>
          </table:table-cell>
          <table:table-cell table:formula="of:=[.G169]-[.$B169]" office:value-type="float" office:value="0.250481128692627" calcext:value-type="float">
            <text:p>0.250481128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4380.76649" calcext:value-type="float">
            <text:p>1443144380.76649</text:p>
          </table:table-cell>
          <table:table-cell office:value-type="float" office:value="4416" calcext:value-type="float">
            <text:p>4416</text:p>
          </table:table-cell>
          <table:table-cell table:formula="of:=[.B170]-[.$B$2]" office:value-type="float" office:value="20.7662968635559" calcext:value-type="float">
            <text:p>20.7662968636</text:p>
          </table:table-cell>
          <table:table-cell table:formula="of:=[.C170]/([.D170]-[.D169])" office:value-type="float" office:value="79794.1025404635" calcext:value-type="float">
            <text:p>79794.1025404635</text:p>
          </table:table-cell>
          <table:table-cell/>
          <table:table-cell office:value-type="float" office:value="1443144381.01712" calcext:value-type="float">
            <text:p>1443144381.01712</text:p>
          </table:table-cell>
          <table:table-cell table:formula="of:=[.G170]-[.$B$2]" office:value-type="float" office:value="21.0169270038605" calcext:value-type="float">
            <text:p>21.0169270039</text:p>
          </table:table-cell>
          <table:table-cell table:formula="of:=[.C170]/([.H170]-[.H169])" office:value-type="float" office:value="79579.8308213175" calcext:value-type="float">
            <text:p>79579.8308213175</text:p>
          </table:table-cell>
          <table:table-cell table:formula="of:=[.G170]-[.$B170]" office:value-type="float" office:value="0.250630140304565" calcext:value-type="float">
            <text:p>0.25063014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4380.82183" calcext:value-type="float">
            <text:p>1443144380.82183</text:p>
          </table:table-cell>
          <table:table-cell office:value-type="float" office:value="4416" calcext:value-type="float">
            <text:p>4416</text:p>
          </table:table-cell>
          <table:table-cell table:formula="of:=[.B171]-[.$B$2]" office:value-type="float" office:value="20.8216421604156" calcext:value-type="float">
            <text:p>20.8216421604</text:p>
          </table:table-cell>
          <table:table-cell table:formula="of:=[.C171]/([.D171]-[.D170])" office:value-type="float" office:value="79789.9776595516" calcext:value-type="float">
            <text:p>79789.9776595516</text:p>
          </table:table-cell>
          <table:table-cell/>
          <table:table-cell office:value-type="float" office:value="1443144381.07236" calcext:value-type="float">
            <text:p>1443144381.07236</text:p>
          </table:table-cell>
          <table:table-cell table:formula="of:=[.G171]-[.$B$2]" office:value-type="float" office:value="21.0721719264984" calcext:value-type="float">
            <text:p>21.0721719265</text:p>
          </table:table-cell>
          <table:table-cell table:formula="of:=[.C171]/([.H171]-[.H170])" office:value-type="float" office:value="79934.9476682462" calcext:value-type="float">
            <text:p>79934.9476682462</text:p>
          </table:table-cell>
          <table:table-cell table:formula="of:=[.G171]-[.$B171]" office:value-type="float" office:value="0.250529766082764" calcext:value-type="float">
            <text:p>0.250529766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4380.87718" calcext:value-type="float">
            <text:p>1443144380.87718</text:p>
          </table:table-cell>
          <table:table-cell office:value-type="float" office:value="4416" calcext:value-type="float">
            <text:p>4416</text:p>
          </table:table-cell>
          <table:table-cell table:formula="of:=[.B172]-[.$B$2]" office:value-type="float" office:value="20.8769865036011" calcext:value-type="float">
            <text:p>20.8769865036</text:p>
          </table:table-cell>
          <table:table-cell table:formula="of:=[.C172]/([.D172]-[.D171])" office:value-type="float" office:value="79791.3525724699" calcext:value-type="float">
            <text:p>79791.3525724699</text:p>
          </table:table-cell>
          <table:table-cell/>
          <table:table-cell office:value-type="float" office:value="1443144381.12773" calcext:value-type="float">
            <text:p>1443144381.12773</text:p>
          </table:table-cell>
          <table:table-cell table:formula="of:=[.G172]-[.$B$2]" office:value-type="float" office:value="21.1275432109833" calcext:value-type="float">
            <text:p>21.127543211</text:p>
          </table:table-cell>
          <table:table-cell table:formula="of:=[.C172]/([.H172]-[.H171])" office:value-type="float" office:value="79752.5295120649" calcext:value-type="float">
            <text:p>79752.5295120649</text:p>
          </table:table-cell>
          <table:table-cell table:formula="of:=[.G172]-[.$B172]" office:value-type="float" office:value="0.250556707382202" calcext:value-type="float">
            <text:p>0.250556707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4380.93252" calcext:value-type="float">
            <text:p>1443144380.93252</text:p>
          </table:table-cell>
          <table:table-cell office:value-type="float" office:value="4416" calcext:value-type="float">
            <text:p>4416</text:p>
          </table:table-cell>
          <table:table-cell table:formula="of:=[.B173]-[.$B$2]" office:value-type="float" office:value="20.9323348999023" calcext:value-type="float">
            <text:p>20.9323348999</text:p>
          </table:table-cell>
          <table:table-cell table:formula="of:=[.C173]/([.D173]-[.D172])" office:value-type="float" office:value="79785.5095197891" calcext:value-type="float">
            <text:p>79785.5095197891</text:p>
          </table:table-cell>
          <table:table-cell/>
          <table:table-cell office:value-type="float" office:value="1443144381.18296" calcext:value-type="float">
            <text:p>1443144381.18296</text:p>
          </table:table-cell>
          <table:table-cell table:formula="of:=[.G173]-[.$B$2]" office:value-type="float" office:value="21.182772397995" calcext:value-type="float">
            <text:p>21.182772398</text:p>
          </table:table-cell>
          <table:table-cell table:formula="of:=[.C173]/([.H173]-[.H172])" office:value-type="float" office:value="79957.7223373394" calcext:value-type="float">
            <text:p>79957.7223373394</text:p>
          </table:table-cell>
          <table:table-cell table:formula="of:=[.G173]-[.$B173]" office:value-type="float" office:value="0.250437498092651" calcext:value-type="float">
            <text:p>0.25043749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4380.98786" calcext:value-type="float">
            <text:p>1443144380.98786</text:p>
          </table:table-cell>
          <table:table-cell office:value-type="float" office:value="4416" calcext:value-type="float">
            <text:p>4416</text:p>
          </table:table-cell>
          <table:table-cell table:formula="of:=[.B174]-[.$B$2]" office:value-type="float" office:value="20.9876720905304" calcext:value-type="float">
            <text:p>20.9876720905</text:p>
          </table:table-cell>
          <table:table-cell table:formula="of:=[.C174]/([.D174]-[.D173])" office:value-type="float" office:value="79801.6659299184" calcext:value-type="float">
            <text:p>79801.6659299184</text:p>
          </table:table-cell>
          <table:table-cell/>
          <table:table-cell office:value-type="float" office:value="1443144381.23589" calcext:value-type="float">
            <text:p>1443144381.23589</text:p>
          </table:table-cell>
          <table:table-cell table:formula="of:=[.G174]-[.$B$2]" office:value-type="float" office:value="21.235696554184" calcext:value-type="float">
            <text:p>21.2356965542</text:p>
          </table:table-cell>
          <table:table-cell table:formula="of:=[.C174]/([.H174]-[.H173])" office:value-type="float" office:value="83440.1588611587" calcext:value-type="float">
            <text:p>83440.1588611587</text:p>
          </table:table-cell>
          <table:table-cell table:formula="of:=[.G174]-[.$B174]" office:value-type="float" office:value="0.248024463653564" calcext:value-type="float">
            <text:p>0.248024463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4381.04065" calcext:value-type="float">
            <text:p>1443144381.04065</text:p>
          </table:table-cell>
          <table:table-cell office:value-type="float" office:value="4416" calcext:value-type="float">
            <text:p>4416</text:p>
          </table:table-cell>
          <table:table-cell table:formula="of:=[.B175]-[.$B$2]" office:value-type="float" office:value="21.0404651165009" calcext:value-type="float">
            <text:p>21.0404651165</text:p>
          </table:table-cell>
          <table:table-cell table:formula="of:=[.C175]/([.D175]-[.D174])" office:value-type="float" office:value="83647.4121121799" calcext:value-type="float">
            <text:p>83647.4121121799</text:p>
          </table:table-cell>
          <table:table-cell/>
          <table:table-cell office:value-type="float" office:value="1443144381.28784" calcext:value-type="float">
            <text:p>1443144381.28784</text:p>
          </table:table-cell>
          <table:table-cell table:formula="of:=[.G175]-[.$B$2]" office:value-type="float" office:value="21.2876486778259" calcext:value-type="float">
            <text:p>21.2876486778</text:p>
          </table:table-cell>
          <table:table-cell table:formula="of:=[.C175]/([.H175]-[.H174])" office:value-type="float" office:value="85001.3375859901" calcext:value-type="float">
            <text:p>85001.3375859901</text:p>
          </table:table-cell>
          <table:table-cell table:formula="of:=[.G175]-[.$B175]" office:value-type="float" office:value="0.247183561325073" calcext:value-type="float">
            <text:p>0.247183561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4381.09272" calcext:value-type="float">
            <text:p>1443144381.09272</text:p>
          </table:table-cell>
          <table:table-cell office:value-type="float" office:value="4416" calcext:value-type="float">
            <text:p>4416</text:p>
          </table:table-cell>
          <table:table-cell table:formula="of:=[.B176]-[.$B$2]" office:value-type="float" office:value="21.0925285816193" calcext:value-type="float">
            <text:p>21.0925285816</text:p>
          </table:table-cell>
          <table:table-cell table:formula="of:=[.C176]/([.D176]-[.D175])" office:value-type="float" office:value="84819.5560928699" calcext:value-type="float">
            <text:p>84819.5560928699</text:p>
          </table:table-cell>
          <table:table-cell/>
          <table:table-cell office:value-type="float" office:value="1443144381.33993" calcext:value-type="float">
            <text:p>1443144381.33993</text:p>
          </table:table-cell>
          <table:table-cell table:formula="of:=[.G176]-[.$B$2]" office:value-type="float" office:value="21.3397397994995" calcext:value-type="float">
            <text:p>21.3397397995</text:p>
          </table:table-cell>
          <table:table-cell table:formula="of:=[.C176]/([.H176]-[.H175])" office:value-type="float" office:value="84774.5231456478" calcext:value-type="float">
            <text:p>84774.5231456478</text:p>
          </table:table-cell>
          <table:table-cell table:formula="of:=[.G176]-[.$B176]" office:value-type="float" office:value="0.247211217880249" calcext:value-type="float">
            <text:p>0.247211217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4381.1448" calcext:value-type="float">
            <text:p>1443144381.1448</text:p>
          </table:table-cell>
          <table:table-cell office:value-type="float" office:value="4416" calcext:value-type="float">
            <text:p>4416</text:p>
          </table:table-cell>
          <table:table-cell table:formula="of:=[.B177]-[.$B$2]" office:value-type="float" office:value="21.144606590271" calcext:value-type="float">
            <text:p>21.1446065903</text:p>
          </table:table-cell>
          <table:table-cell table:formula="of:=[.C177]/([.D177]-[.D176])" office:value-type="float" office:value="84795.8690112667" calcext:value-type="float">
            <text:p>84795.8690112667</text:p>
          </table:table-cell>
          <table:table-cell/>
          <table:table-cell office:value-type="float" office:value="1443144381.39201" calcext:value-type="float">
            <text:p>1443144381.39201</text:p>
          </table:table-cell>
          <table:table-cell table:formula="of:=[.G177]-[.$B$2]" office:value-type="float" office:value="21.3918237686157" calcext:value-type="float">
            <text:p>21.3918237686</text:p>
          </table:table-cell>
          <table:table-cell table:formula="of:=[.C177]/([.H177]-[.H176])" office:value-type="float" office:value="84786.1650126341" calcext:value-type="float">
            <text:p>84786.1650126341</text:p>
          </table:table-cell>
          <table:table-cell table:formula="of:=[.G177]-[.$B177]" office:value-type="float" office:value="0.247217178344727" calcext:value-type="float">
            <text:p>0.247217178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4381.19687" calcext:value-type="float">
            <text:p>1443144381.19687</text:p>
          </table:table-cell>
          <table:table-cell office:value-type="float" office:value="4416" calcext:value-type="float">
            <text:p>4416</text:p>
          </table:table-cell>
          <table:table-cell table:formula="of:=[.B178]-[.$B$2]" office:value-type="float" office:value="21.1966841220856" calcext:value-type="float">
            <text:p>21.1966841221</text:p>
          </table:table-cell>
          <table:table-cell table:formula="of:=[.C178]/([.D178]-[.D177])" office:value-type="float" office:value="84796.6454271182" calcext:value-type="float">
            <text:p>84796.6454271182</text:p>
          </table:table-cell>
          <table:table-cell/>
          <table:table-cell office:value-type="float" office:value="1443144381.44413" calcext:value-type="float">
            <text:p>1443144381.44413</text:p>
          </table:table-cell>
          <table:table-cell table:formula="of:=[.G178]-[.$B$2]" office:value-type="float" office:value="21.4439373016357" calcext:value-type="float">
            <text:p>21.4439373016</text:p>
          </table:table-cell>
          <table:table-cell table:formula="of:=[.C178]/([.H178]-[.H177])" office:value-type="float" office:value="84738.065989569" calcext:value-type="float">
            <text:p>84738.065989569</text:p>
          </table:table-cell>
          <table:table-cell table:formula="of:=[.G178]-[.$B178]" office:value-type="float" office:value="0.247253179550171" calcext:value-type="float">
            <text:p>0.247253179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4381.24896" calcext:value-type="float">
            <text:p>1443144381.24896</text:p>
          </table:table-cell>
          <table:table-cell office:value-type="float" office:value="4416" calcext:value-type="float">
            <text:p>4416</text:p>
          </table:table-cell>
          <table:table-cell table:formula="of:=[.B179]-[.$B$2]" office:value-type="float" office:value="21.2487711906433" calcext:value-type="float">
            <text:p>21.2487711906</text:p>
          </table:table-cell>
          <table:table-cell table:formula="of:=[.C179]/([.D179]-[.D178])" office:value-type="float" office:value="84781.1198110487" calcext:value-type="float">
            <text:p>84781.1198110487</text:p>
          </table:table-cell>
          <table:table-cell/>
          <table:table-cell office:value-type="float" office:value="1443144381.49639" calcext:value-type="float">
            <text:p>1443144381.49639</text:p>
          </table:table-cell>
          <table:table-cell table:formula="of:=[.G179]-[.$B$2]" office:value-type="float" office:value="21.4962041378021" calcext:value-type="float">
            <text:p>21.4962041378</text:p>
          </table:table-cell>
          <table:table-cell table:formula="of:=[.C179]/([.H179]-[.H178])" office:value-type="float" office:value="84489.5219206014" calcext:value-type="float">
            <text:p>84489.5219206014</text:p>
          </table:table-cell>
          <table:table-cell table:formula="of:=[.G179]-[.$B179]" office:value-type="float" office:value="0.247432947158813" calcext:value-type="float">
            <text:p>0.247432947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4381.30102" calcext:value-type="float">
            <text:p>1443144381.30102</text:p>
          </table:table-cell>
          <table:table-cell office:value-type="float" office:value="4416" calcext:value-type="float">
            <text:p>4416</text:p>
          </table:table-cell>
          <table:table-cell table:formula="of:=[.B180]-[.$B$2]" office:value-type="float" office:value="21.3008332252502" calcext:value-type="float">
            <text:p>21.3008332253</text:p>
          </table:table-cell>
          <table:table-cell table:formula="of:=[.C180]/([.D180]-[.D179])" office:value-type="float" office:value="84821.8866846183" calcext:value-type="float">
            <text:p>84821.8866846183</text:p>
          </table:table-cell>
          <table:table-cell/>
          <table:table-cell office:value-type="float" office:value="1443144381.54836" calcext:value-type="float">
            <text:p>1443144381.54836</text:p>
          </table:table-cell>
          <table:table-cell table:formula="of:=[.G180]-[.$B$2]" office:value-type="float" office:value="21.5481758117676" calcext:value-type="float">
            <text:p>21.5481758118</text:p>
          </table:table-cell>
          <table:table-cell table:formula="of:=[.C180]/([.H180]-[.H179])" office:value-type="float" office:value="84969.3624056701" calcext:value-type="float">
            <text:p>84969.3624056701</text:p>
          </table:table-cell>
          <table:table-cell table:formula="of:=[.G180]-[.$B180]" office:value-type="float" office:value="0.247342586517334" calcext:value-type="float">
            <text:p>0.247342586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4381.35322" calcext:value-type="float">
            <text:p>1443144381.35322</text:p>
          </table:table-cell>
          <table:table-cell office:value-type="float" office:value="4416" calcext:value-type="float">
            <text:p>4416</text:p>
          </table:table-cell>
          <table:table-cell table:formula="of:=[.B181]-[.$B$2]" office:value-type="float" office:value="21.3530271053314" calcext:value-type="float">
            <text:p>21.3530271053</text:p>
          </table:table-cell>
          <table:table-cell table:formula="of:=[.C181]/([.D181]-[.D180])" office:value-type="float" office:value="84607.6205319824" calcext:value-type="float">
            <text:p>84607.6205319824</text:p>
          </table:table-cell>
          <table:table-cell/>
          <table:table-cell office:value-type="float" office:value="1443144381.60043" calcext:value-type="float">
            <text:p>1443144381.60043</text:p>
          </table:table-cell>
          <table:table-cell table:formula="of:=[.G181]-[.$B$2]" office:value-type="float" office:value="21.6002435684204" calcext:value-type="float">
            <text:p>21.6002435684</text:p>
          </table:table-cell>
          <table:table-cell table:formula="of:=[.C181]/([.H181]-[.H180])" office:value-type="float" office:value="84812.5650859937" calcext:value-type="float">
            <text:p>84812.5650859937</text:p>
          </table:table-cell>
          <table:table-cell table:formula="of:=[.G181]-[.$B181]" office:value-type="float" office:value="0.247216463088989" calcext:value-type="float">
            <text:p>0.247216463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4381.4053" calcext:value-type="float">
            <text:p>1443144381.4053</text:p>
          </table:table-cell>
          <table:table-cell office:value-type="float" office:value="4416" calcext:value-type="float">
            <text:p>4416</text:p>
          </table:table-cell>
          <table:table-cell table:formula="of:=[.B182]-[.$B$2]" office:value-type="float" office:value="21.4051065444946" calcext:value-type="float">
            <text:p>21.4051065445</text:p>
          </table:table-cell>
          <table:table-cell table:formula="of:=[.C182]/([.D182]-[.D181])" office:value-type="float" office:value="84793.5398490183" calcext:value-type="float">
            <text:p>84793.5398490183</text:p>
          </table:table-cell>
          <table:table-cell/>
          <table:table-cell office:value-type="float" office:value="1443144381.65257" calcext:value-type="float">
            <text:p>1443144381.65257</text:p>
          </table:table-cell>
          <table:table-cell table:formula="of:=[.G182]-[.$B$2]" office:value-type="float" office:value="21.6523857116699" calcext:value-type="float">
            <text:p>21.6523857117</text:p>
          </table:table-cell>
          <table:table-cell table:formula="of:=[.C182]/([.H182]-[.H181])" office:value-type="float" office:value="84691.5704801097" calcext:value-type="float">
            <text:p>84691.5704801097</text:p>
          </table:table-cell>
          <table:table-cell table:formula="of:=[.G182]-[.$B182]" office:value-type="float" office:value="0.247279167175293" calcext:value-type="float">
            <text:p>0.247279167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4381.45744" calcext:value-type="float">
            <text:p>1443144381.45744</text:p>
          </table:table-cell>
          <table:table-cell office:value-type="float" office:value="4416" calcext:value-type="float">
            <text:p>4416</text:p>
          </table:table-cell>
          <table:table-cell table:formula="of:=[.B183]-[.$B$2]" office:value-type="float" office:value="21.4572489261627" calcext:value-type="float">
            <text:p>21.4572489262</text:p>
          </table:table-cell>
          <table:table-cell table:formula="of:=[.C183]/([.D183]-[.D182])" office:value-type="float" office:value="84691.1832319011" calcext:value-type="float">
            <text:p>84691.1832319011</text:p>
          </table:table-cell>
          <table:table-cell/>
          <table:table-cell office:value-type="float" office:value="1443144381.70461" calcext:value-type="float">
            <text:p>1443144381.70461</text:p>
          </table:table-cell>
          <table:table-cell table:formula="of:=[.G183]-[.$B$2]" office:value-type="float" office:value="21.7044215202332" calcext:value-type="float">
            <text:p>21.7044215202</text:p>
          </table:table-cell>
          <table:table-cell table:formula="of:=[.C183]/([.H183]-[.H182])" office:value-type="float" office:value="84864.6369092892" calcext:value-type="float">
            <text:p>84864.6369092892</text:p>
          </table:table-cell>
          <table:table-cell table:formula="of:=[.G183]-[.$B183]" office:value-type="float" office:value="0.247172594070435" calcext:value-type="float">
            <text:p>0.24717259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4381.50953" calcext:value-type="float">
            <text:p>1443144381.50953</text:p>
          </table:table-cell>
          <table:table-cell office:value-type="float" office:value="4416" calcext:value-type="float">
            <text:p>4416</text:p>
          </table:table-cell>
          <table:table-cell table:formula="of:=[.B184]-[.$B$2]" office:value-type="float" office:value="21.5093448162079" calcext:value-type="float">
            <text:p>21.5093448162</text:p>
          </table:table-cell>
          <table:table-cell table:formula="of:=[.C184]/([.D184]-[.D183])" office:value-type="float" office:value="84766.76367697" calcext:value-type="float">
            <text:p>84766.76367697</text:p>
          </table:table-cell>
          <table:table-cell/>
          <table:table-cell office:value-type="float" office:value="1443144381.75671" calcext:value-type="float">
            <text:p>1443144381.75671</text:p>
          </table:table-cell>
          <table:table-cell table:formula="of:=[.G184]-[.$B$2]" office:value-type="float" office:value="21.7565166950226" calcext:value-type="float">
            <text:p>21.756516695</text:p>
          </table:table-cell>
          <table:table-cell table:formula="of:=[.C184]/([.H184]-[.H183])" office:value-type="float" office:value="84767.9275067162" calcext:value-type="float">
            <text:p>84767.9275067162</text:p>
          </table:table-cell>
          <table:table-cell table:formula="of:=[.G184]-[.$B184]" office:value-type="float" office:value="0.247171878814697" calcext:value-type="float">
            <text:p>0.247171878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4381.56163" calcext:value-type="float">
            <text:p>1443144381.56163</text:p>
          </table:table-cell>
          <table:table-cell office:value-type="float" office:value="4416" calcext:value-type="float">
            <text:p>4416</text:p>
          </table:table-cell>
          <table:table-cell table:formula="of:=[.B185]-[.$B$2]" office:value-type="float" office:value="21.5614376068115" calcext:value-type="float">
            <text:p>21.5614376068</text:p>
          </table:table-cell>
          <table:table-cell table:formula="of:=[.C185]/([.D185]-[.D184])" office:value-type="float" office:value="84771.8071700237" calcext:value-type="float">
            <text:p>84771.8071700237</text:p>
          </table:table-cell>
          <table:table-cell/>
          <table:table-cell office:value-type="float" office:value="1443144381.80878" calcext:value-type="float">
            <text:p>1443144381.80878</text:p>
          </table:table-cell>
          <table:table-cell table:formula="of:=[.G185]-[.$B$2]" office:value-type="float" office:value="21.8085877895355" calcext:value-type="float">
            <text:p>21.8085877895</text:p>
          </table:table-cell>
          <table:table-cell table:formula="of:=[.C185]/([.H185]-[.H184])" office:value-type="float" office:value="84807.1284328898" calcext:value-type="float">
            <text:p>84807.1284328898</text:p>
          </table:table-cell>
          <table:table-cell table:formula="of:=[.G185]-[.$B185]" office:value-type="float" office:value="0.247150182723999" calcext:value-type="float">
            <text:p>0.247150182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4381.61374" calcext:value-type="float">
            <text:p>1443144381.61374</text:p>
          </table:table-cell>
          <table:table-cell office:value-type="float" office:value="4416" calcext:value-type="float">
            <text:p>4416</text:p>
          </table:table-cell>
          <table:table-cell table:formula="of:=[.B186]-[.$B$2]" office:value-type="float" office:value="21.61354804039" calcext:value-type="float">
            <text:p>21.6135480404</text:p>
          </table:table-cell>
          <table:table-cell table:formula="of:=[.C186]/([.D186]-[.D185])" office:value-type="float" office:value="84743.1060681622" calcext:value-type="float">
            <text:p>84743.1060681622</text:p>
          </table:table-cell>
          <table:table-cell/>
          <table:table-cell office:value-type="float" office:value="1443144381.86083" calcext:value-type="float">
            <text:p>1443144381.86083</text:p>
          </table:table-cell>
          <table:table-cell table:formula="of:=[.G186]-[.$B$2]" office:value-type="float" office:value="21.8606426715851" calcext:value-type="float">
            <text:p>21.8606426716</text:p>
          </table:table-cell>
          <table:table-cell table:formula="of:=[.C186]/([.H186]-[.H185])" office:value-type="float" office:value="84833.5415647586" calcext:value-type="float">
            <text:p>84833.5415647586</text:p>
          </table:table-cell>
          <table:table-cell table:formula="of:=[.G186]-[.$B186]" office:value-type="float" office:value="0.247094631195068" calcext:value-type="float">
            <text:p>0.247094631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4381.66583" calcext:value-type="float">
            <text:p>1443144381.66583</text:p>
          </table:table-cell>
          <table:table-cell office:value-type="float" office:value="4416" calcext:value-type="float">
            <text:p>4416</text:p>
          </table:table-cell>
          <table:table-cell table:formula="of:=[.B187]-[.$B$2]" office:value-type="float" office:value="21.665637254715" calcext:value-type="float">
            <text:p>21.6656372547</text:p>
          </table:table-cell>
          <table:table-cell table:formula="of:=[.C187]/([.D187]-[.D186])" office:value-type="float" office:value="84777.6273308983" calcext:value-type="float">
            <text:p>84777.6273308983</text:p>
          </table:table-cell>
          <table:table-cell/>
          <table:table-cell office:value-type="float" office:value="1443144381.91299" calcext:value-type="float">
            <text:p>1443144381.91299</text:p>
          </table:table-cell>
          <table:table-cell table:formula="of:=[.G187]-[.$B$2]" office:value-type="float" office:value="21.9128029346466" calcext:value-type="float">
            <text:p>21.9128029346</text:p>
          </table:table-cell>
          <table:table-cell table:formula="of:=[.C187]/([.H187]-[.H186])" office:value-type="float" office:value="84662.149705635" calcext:value-type="float">
            <text:p>84662.149705635</text:p>
          </table:table-cell>
          <table:table-cell table:formula="of:=[.G187]-[.$B187]" office:value-type="float" office:value="0.247165679931641" calcext:value-type="float">
            <text:p>0.247165679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4381.71792" calcext:value-type="float">
            <text:p>1443144381.71792</text:p>
          </table:table-cell>
          <table:table-cell office:value-type="float" office:value="4416" calcext:value-type="float">
            <text:p>4416</text:p>
          </table:table-cell>
          <table:table-cell table:formula="of:=[.B188]-[.$B$2]" office:value-type="float" office:value="21.7177267074585" calcext:value-type="float">
            <text:p>21.7177267075</text:p>
          </table:table-cell>
          <table:table-cell table:formula="of:=[.C188]/([.D188]-[.D187])" office:value-type="float" office:value="84777.2392953099" calcext:value-type="float">
            <text:p>84777.2392953099</text:p>
          </table:table-cell>
          <table:table-cell/>
          <table:table-cell office:value-type="float" office:value="1443144381.96506" calcext:value-type="float">
            <text:p>1443144381.96506</text:p>
          </table:table-cell>
          <table:table-cell table:formula="of:=[.G188]-[.$B$2]" office:value-type="float" office:value="21.964875459671" calcext:value-type="float">
            <text:p>21.9648754597</text:p>
          </table:table-cell>
          <table:table-cell table:formula="of:=[.C188]/([.H188]-[.H187])" office:value-type="float" office:value="84804.798652064" calcext:value-type="float">
            <text:p>84804.798652064</text:p>
          </table:table-cell>
          <table:table-cell table:formula="of:=[.G188]-[.$B188]" office:value-type="float" office:value="0.247148752212524" calcext:value-type="float">
            <text:p>0.247148752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4381.77001" calcext:value-type="float">
            <text:p>1443144381.77001</text:p>
          </table:table-cell>
          <table:table-cell office:value-type="float" office:value="4416" calcext:value-type="float">
            <text:p>4416</text:p>
          </table:table-cell>
          <table:table-cell table:formula="of:=[.B189]-[.$B$2]" office:value-type="float" office:value="21.7698192596436" calcext:value-type="float">
            <text:p>21.7698192596</text:p>
          </table:table-cell>
          <table:table-cell table:formula="of:=[.C189]/([.D189]-[.D188])" office:value-type="float" office:value="84772.1951558867" calcext:value-type="float">
            <text:p>84772.1951558867</text:p>
          </table:table-cell>
          <table:table-cell/>
          <table:table-cell office:value-type="float" office:value="1443144382.01747" calcext:value-type="float">
            <text:p>1443144382.01747</text:p>
          </table:table-cell>
          <table:table-cell table:formula="of:=[.G189]-[.$B$2]" office:value-type="float" office:value="22.0172791481018" calcext:value-type="float">
            <text:p>22.0172791481</text:p>
          </table:table-cell>
          <table:table-cell table:formula="of:=[.C189]/([.H189]-[.H188])" office:value-type="float" office:value="84268.8774824042" calcext:value-type="float">
            <text:p>84268.8774824042</text:p>
          </table:table-cell>
          <table:table-cell table:formula="of:=[.G189]-[.$B189]" office:value-type="float" office:value="0.247459888458252" calcext:value-type="float">
            <text:p>0.247459888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4381.82211" calcext:value-type="float">
            <text:p>1443144381.82211</text:p>
          </table:table-cell>
          <table:table-cell office:value-type="float" office:value="4416" calcext:value-type="float">
            <text:p>4416</text:p>
          </table:table-cell>
          <table:table-cell table:formula="of:=[.B190]-[.$B$2]" office:value-type="float" office:value="21.8219249248505" calcext:value-type="float">
            <text:p>21.8219249249</text:p>
          </table:table-cell>
          <table:table-cell table:formula="of:=[.C190]/([.D190]-[.D189])" office:value-type="float" office:value="84750.8612060564" calcext:value-type="float">
            <text:p>84750.8612060564</text:p>
          </table:table-cell>
          <table:table-cell/>
          <table:table-cell office:value-type="float" office:value="1443144382.0336" calcext:value-type="float">
            <text:p>1443144382.0336</text:p>
          </table:table-cell>
          <table:table-cell table:formula="of:=[.G190]-[.$B$2]" office:value-type="float" office:value="22.0334100723267" calcext:value-type="float">
            <text:p>22.0334100723</text:p>
          </table:table-cell>
          <table:table-cell table:formula="of:=[.C190]/([.H190]-[.H189])" office:value-type="float" office:value="273759.887433859" calcext:value-type="float">
            <text:p>273759.887433859</text:p>
          </table:table-cell>
          <table:table-cell table:formula="of:=[.G190]-[.$B190]" office:value-type="float" office:value="0.211485147476196" calcext:value-type="float">
            <text:p>0.211485147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4381.87419" calcext:value-type="float">
            <text:p>1443144381.87419</text:p>
          </table:table-cell>
          <table:table-cell office:value-type="float" office:value="4416" calcext:value-type="float">
            <text:p>4416</text:p>
          </table:table-cell>
          <table:table-cell table:formula="of:=[.B191]-[.$B$2]" office:value-type="float" office:value="21.8739995956421" calcext:value-type="float">
            <text:p>21.8739995956</text:p>
          </table:table-cell>
          <table:table-cell table:formula="of:=[.C191]/([.D191]-[.D190])" office:value-type="float" office:value="84801.3042208253" calcext:value-type="float">
            <text:p>84801.3042208253</text:p>
          </table:table-cell>
          <table:table-cell/>
          <table:table-cell office:value-type="float" office:value="1443144382.12145" calcext:value-type="float">
            <text:p>1443144382.12145</text:p>
          </table:table-cell>
          <table:table-cell table:formula="of:=[.G191]-[.$B$2]" office:value-type="float" office:value="22.1212642192841" calcext:value-type="float">
            <text:p>22.1212642193</text:p>
          </table:table-cell>
          <table:table-cell table:formula="of:=[.C191]/([.H191]-[.H190])" office:value-type="float" office:value="50265.1286585416" calcext:value-type="float">
            <text:p>50265.1286585416</text:p>
          </table:table-cell>
          <table:table-cell table:formula="of:=[.G191]-[.$B191]" office:value-type="float" office:value="0.247264623641968" calcext:value-type="float">
            <text:p>0.24726462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4381.92629" calcext:value-type="float">
            <text:p>1443144381.92629</text:p>
          </table:table-cell>
          <table:table-cell office:value-type="float" office:value="4416" calcext:value-type="float">
            <text:p>4416</text:p>
          </table:table-cell>
          <table:table-cell table:formula="of:=[.B192]-[.$B$2]" office:value-type="float" office:value="21.9261045455933" calcext:value-type="float">
            <text:p>21.9261045456</text:p>
          </table:table-cell>
          <table:table-cell table:formula="of:=[.C192]/([.D192]-[.D191])" office:value-type="float" office:value="84752.0245991654" calcext:value-type="float">
            <text:p>84752.0245991654</text:p>
          </table:table-cell>
          <table:table-cell/>
          <table:table-cell office:value-type="float" office:value="1443144382.17353" calcext:value-type="float">
            <text:p>1443144382.17353</text:p>
          </table:table-cell>
          <table:table-cell table:formula="of:=[.G192]-[.$B$2]" office:value-type="float" office:value="22.1733424663544" calcext:value-type="float">
            <text:p>22.1733424664</text:p>
          </table:table-cell>
          <table:table-cell table:formula="of:=[.C192]/([.H192]-[.H191])" office:value-type="float" office:value="84795.4808086727" calcext:value-type="float">
            <text:p>84795.4808086727</text:p>
          </table:table-cell>
          <table:table-cell table:formula="of:=[.G192]-[.$B192]" office:value-type="float" office:value="0.247237920761108" calcext:value-type="float">
            <text:p>0.247237920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4381.97838" calcext:value-type="float">
            <text:p>1443144381.97838</text:p>
          </table:table-cell>
          <table:table-cell office:value-type="float" office:value="4416" calcext:value-type="float">
            <text:p>4416</text:p>
          </table:table-cell>
          <table:table-cell table:formula="of:=[.B193]-[.$B$2]" office:value-type="float" office:value="21.9781937599182" calcext:value-type="float">
            <text:p>21.9781937599</text:p>
          </table:table-cell>
          <table:table-cell table:formula="of:=[.C193]/([.D193]-[.D192])" office:value-type="float" office:value="84777.6273308983" calcext:value-type="float">
            <text:p>84777.6273308983</text:p>
          </table:table-cell>
          <table:table-cell/>
          <table:table-cell office:value-type="float" office:value="1443144382.22068" calcext:value-type="float">
            <text:p>1443144382.22068</text:p>
          </table:table-cell>
          <table:table-cell table:formula="of:=[.G193]-[.$B$2]" office:value-type="float" office:value="22.2204918861389" calcext:value-type="float">
            <text:p>22.2204918861</text:p>
          </table:table-cell>
          <table:table-cell table:formula="of:=[.C193]/([.H193]-[.H192])" office:value-type="float" office:value="93659.6891367776" calcext:value-type="float">
            <text:p>93659.6891367776</text:p>
          </table:table-cell>
          <table:table-cell table:formula="of:=[.G193]-[.$B193]" office:value-type="float" office:value="0.242298126220703" calcext:value-type="float">
            <text:p>0.242298126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4382.02536" calcext:value-type="float">
            <text:p>1443144382.02536</text:p>
          </table:table-cell>
          <table:table-cell office:value-type="float" office:value="4416" calcext:value-type="float">
            <text:p>4416</text:p>
          </table:table-cell>
          <table:table-cell table:formula="of:=[.B194]-[.$B$2]" office:value-type="float" office:value="22.0251705646515" calcext:value-type="float">
            <text:p>22.0251705647</text:p>
          </table:table-cell>
          <table:table-cell table:formula="of:=[.C194]/([.D194]-[.D193])" office:value-type="float" office:value="94003.8392366838" calcext:value-type="float">
            <text:p>94003.8392366838</text:p>
          </table:table-cell>
          <table:table-cell/>
          <table:table-cell office:value-type="float" office:value="1443144382.30722" calcext:value-type="float">
            <text:p>1443144382.30722</text:p>
          </table:table-cell>
          <table:table-cell table:formula="of:=[.G194]-[.$B$2]" office:value-type="float" office:value="22.3070285320282" calcext:value-type="float">
            <text:p>22.307028532</text:p>
          </table:table-cell>
          <table:table-cell table:formula="of:=[.C194]/([.H194]-[.H193])" office:value-type="float" office:value="51030.4039938175" calcext:value-type="float">
            <text:p>51030.4039938175</text:p>
          </table:table-cell>
          <table:table-cell table:formula="of:=[.G194]-[.$B194]" office:value-type="float" office:value="0.281857967376709" calcext:value-type="float">
            <text:p>0.281857967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4382.06864" calcext:value-type="float">
            <text:p>1443144382.06864</text:p>
          </table:table-cell>
          <table:table-cell office:value-type="float" office:value="4416" calcext:value-type="float">
            <text:p>4416</text:p>
          </table:table-cell>
          <table:table-cell table:formula="of:=[.B195]-[.$B$2]" office:value-type="float" office:value="22.0684466362" calcext:value-type="float">
            <text:p>22.0684466362</text:p>
          </table:table-cell>
          <table:table-cell table:formula="of:=[.C195]/([.D195]-[.D194])" office:value-type="float" office:value="102042.533945227" calcext:value-type="float">
            <text:p>102042.533945227</text:p>
          </table:table-cell>
          <table:table-cell/>
          <table:table-cell office:value-type="float" office:value="1443144382.35036" calcext:value-type="float">
            <text:p>1443144382.35036</text:p>
          </table:table-cell>
          <table:table-cell table:formula="of:=[.G195]-[.$B$2]" office:value-type="float" office:value="22.3501670360565" calcext:value-type="float">
            <text:p>22.3501670361</text:p>
          </table:table-cell>
          <table:table-cell table:formula="of:=[.C195]/([.H195]-[.H194])" office:value-type="float" office:value="102367.944820268" calcext:value-type="float">
            <text:p>102367.944820268</text:p>
          </table:table-cell>
          <table:table-cell table:formula="of:=[.G195]-[.$B195]" office:value-type="float" office:value="0.281720399856567" calcext:value-type="float">
            <text:p>0.281720399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4382.11191" calcext:value-type="float">
            <text:p>1443144382.11191</text:p>
          </table:table-cell>
          <table:table-cell office:value-type="float" office:value="4416" calcext:value-type="float">
            <text:p>4416</text:p>
          </table:table-cell>
          <table:table-cell table:formula="of:=[.B196]-[.$B$2]" office:value-type="float" office:value="22.1117212772369" calcext:value-type="float">
            <text:p>22.1117212772</text:p>
          </table:table-cell>
          <table:table-cell table:formula="of:=[.C196]/([.D196]-[.D195])" office:value-type="float" office:value="102045.907122039" calcext:value-type="float">
            <text:p>102045.907122039</text:p>
          </table:table-cell>
          <table:table-cell/>
          <table:table-cell office:value-type="float" office:value="1443144382.3937" calcext:value-type="float">
            <text:p>1443144382.3937</text:p>
          </table:table-cell>
          <table:table-cell table:formula="of:=[.G196]-[.$B$2]" office:value-type="float" office:value="22.3935070037842" calcext:value-type="float">
            <text:p>22.3935070038</text:p>
          </table:table-cell>
          <table:table-cell table:formula="of:=[.C196]/([.H196]-[.H195])" office:value-type="float" office:value="101892.092484913" calcext:value-type="float">
            <text:p>101892.092484913</text:p>
          </table:table-cell>
          <table:table-cell table:formula="of:=[.G196]-[.$B196]" office:value-type="float" office:value="0.281785726547241" calcext:value-type="float">
            <text:p>0.281785726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4382.15518" calcext:value-type="float">
            <text:p>1443144382.15518</text:p>
          </table:table-cell>
          <table:table-cell office:value-type="float" office:value="4416" calcext:value-type="float">
            <text:p>4416</text:p>
          </table:table-cell>
          <table:table-cell table:formula="of:=[.B197]-[.$B$2]" office:value-type="float" office:value="22.1549932956696" calcext:value-type="float">
            <text:p>22.1549932957</text:p>
          </table:table-cell>
          <table:table-cell table:formula="of:=[.C197]/([.D197]-[.D196])" office:value-type="float" office:value="102052.091858774" calcext:value-type="float">
            <text:p>102052.091858774</text:p>
          </table:table-cell>
          <table:table-cell/>
          <table:table-cell office:value-type="float" office:value="1443144382.4369" calcext:value-type="float">
            <text:p>1443144382.4369</text:p>
          </table:table-cell>
          <table:table-cell table:formula="of:=[.G197]-[.$B$2]" office:value-type="float" office:value="22.4367120265961" calcext:value-type="float">
            <text:p>22.4367120266</text:p>
          </table:table-cell>
          <table:table-cell table:formula="of:=[.C197]/([.H197]-[.H196])" office:value-type="float" office:value="102210.338349474" calcext:value-type="float">
            <text:p>102210.338349474</text:p>
          </table:table-cell>
          <table:table-cell table:formula="of:=[.G197]-[.$B197]" office:value-type="float" office:value="0.281718730926514" calcext:value-type="float">
            <text:p>0.281718730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4382.19844" calcext:value-type="float">
            <text:p>1443144382.19844</text:p>
          </table:table-cell>
          <table:table-cell office:value-type="float" office:value="4416" calcext:value-type="float">
            <text:p>4416</text:p>
          </table:table-cell>
          <table:table-cell table:formula="of:=[.B198]-[.$B$2]" office:value-type="float" office:value="22.1982553005218" calcext:value-type="float">
            <text:p>22.1982553005</text:p>
          </table:table-cell>
          <table:table-cell table:formula="of:=[.C198]/([.D198]-[.D197])" office:value-type="float" office:value="102075.713205551" calcext:value-type="float">
            <text:p>102075.713205551</text:p>
          </table:table-cell>
          <table:table-cell/>
          <table:table-cell office:value-type="float" office:value="1443144382.48018" calcext:value-type="float">
            <text:p>1443144382.48018</text:p>
          </table:table-cell>
          <table:table-cell table:formula="of:=[.G198]-[.$B$2]" office:value-type="float" office:value="22.4799952507019" calcext:value-type="float">
            <text:p>22.4799952507</text:p>
          </table:table-cell>
          <table:table-cell table:formula="of:=[.C198]/([.H198]-[.H197])" office:value-type="float" office:value="102025.671405673" calcext:value-type="float">
            <text:p>102025.671405673</text:p>
          </table:table-cell>
          <table:table-cell table:formula="of:=[.G198]-[.$B198]" office:value-type="float" office:value="0.281739950180054" calcext:value-type="float">
            <text:p>0.281739950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4382.24175" calcext:value-type="float">
            <text:p>1443144382.24175</text:p>
          </table:table-cell>
          <table:table-cell office:value-type="float" office:value="4416" calcext:value-type="float">
            <text:p>4416</text:p>
          </table:table-cell>
          <table:table-cell table:formula="of:=[.B199]-[.$B$2]" office:value-type="float" office:value="22.2415640354156" calcext:value-type="float">
            <text:p>22.2415640354</text:p>
          </table:table-cell>
          <table:table-cell table:formula="of:=[.C199]/([.D199]-[.D198])" office:value-type="float" office:value="101965.57370768" calcext:value-type="float">
            <text:p>101965.57370768</text:p>
          </table:table-cell>
          <table:table-cell/>
          <table:table-cell office:value-type="float" office:value="1443144382.52342" calcext:value-type="float">
            <text:p>1443144382.52342</text:p>
          </table:table-cell>
          <table:table-cell table:formula="of:=[.G199]-[.$B$2]" office:value-type="float" office:value="22.5232346057892" calcext:value-type="float">
            <text:p>22.5232346058</text:p>
          </table:table-cell>
          <table:table-cell table:formula="of:=[.C199]/([.H199]-[.H198])" office:value-type="float" office:value="102129.182803169" calcext:value-type="float">
            <text:p>102129.182803169</text:p>
          </table:table-cell>
          <table:table-cell table:formula="of:=[.G199]-[.$B199]" office:value-type="float" office:value="0.281670570373535" calcext:value-type="float">
            <text:p>0.281670570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4382.28499" calcext:value-type="float">
            <text:p>1443144382.28499</text:p>
          </table:table-cell>
          <table:table-cell office:value-type="float" office:value="4416" calcext:value-type="float">
            <text:p>4416</text:p>
          </table:table-cell>
          <table:table-cell table:formula="of:=[.B200]-[.$B$2]" office:value-type="float" office:value="22.2848017215729" calcext:value-type="float">
            <text:p>22.2848017216</text:p>
          </table:table-cell>
          <table:table-cell table:formula="of:=[.C200]/([.D200]-[.D199])" office:value-type="float" office:value="102133.124884203" calcext:value-type="float">
            <text:p>102133.124884203</text:p>
          </table:table-cell>
          <table:table-cell/>
          <table:table-cell office:value-type="float" office:value="1443144382.56668" calcext:value-type="float">
            <text:p>1443144382.56668</text:p>
          </table:table-cell>
          <table:table-cell table:formula="of:=[.G200]-[.$B$2]" office:value-type="float" office:value="22.5664901733398" calcext:value-type="float">
            <text:p>22.5664901733</text:p>
          </table:table-cell>
          <table:table-cell table:formula="of:=[.C200]/([.H200]-[.H199])" office:value-type="float" office:value="102090.904132241" calcext:value-type="float">
            <text:p>102090.904132241</text:p>
          </table:table-cell>
          <table:table-cell table:formula="of:=[.G200]-[.$B200]" office:value-type="float" office:value="0.281688451766968" calcext:value-type="float">
            <text:p>0.28168845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4382.32823" calcext:value-type="float">
            <text:p>1443144382.32823</text:p>
          </table:table-cell>
          <table:table-cell office:value-type="float" office:value="4416" calcext:value-type="float">
            <text:p>4416</text:p>
          </table:table-cell>
          <table:table-cell table:formula="of:=[.B201]-[.$B$2]" office:value-type="float" office:value="22.3280425071716" calcext:value-type="float">
            <text:p>22.3280425072</text:p>
          </table:table-cell>
          <table:table-cell table:formula="of:=[.C201]/([.D201]-[.D200])" office:value-type="float" office:value="102125.804118766" calcext:value-type="float">
            <text:p>102125.804118766</text:p>
          </table:table-cell>
          <table:table-cell/>
          <table:table-cell office:value-type="float" office:value="1443144382.6099" calcext:value-type="float">
            <text:p>1443144382.6099</text:p>
          </table:table-cell>
          <table:table-cell table:formula="of:=[.G201]-[.$B$2]" office:value-type="float" office:value="22.6097102165222" calcext:value-type="float">
            <text:p>22.6097102165</text:p>
          </table:table-cell>
          <table:table-cell table:formula="of:=[.C201]/([.H201]-[.H200])" office:value-type="float" office:value="102174.816933108" calcext:value-type="float">
            <text:p>102174.816933108</text:p>
          </table:table-cell>
          <table:table-cell table:formula="of:=[.G201]-[.$B201]" office:value-type="float" office:value="0.281667709350586" calcext:value-type="float">
            <text:p>0.28166770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4382.37147" calcext:value-type="float">
            <text:p>1443144382.37147</text:p>
          </table:table-cell>
          <table:table-cell office:value-type="float" office:value="4416" calcext:value-type="float">
            <text:p>4416</text:p>
          </table:table-cell>
          <table:table-cell table:formula="of:=[.B202]-[.$B$2]" office:value-type="float" office:value="22.3712818622589" calcext:value-type="float">
            <text:p>22.3712818623</text:p>
          </table:table-cell>
          <table:table-cell table:formula="of:=[.C202]/([.D202]-[.D201])" office:value-type="float" office:value="102129.182803169" calcext:value-type="float">
            <text:p>102129.182803169</text:p>
          </table:table-cell>
          <table:table-cell/>
          <table:table-cell office:value-type="float" office:value="1443144382.65311" calcext:value-type="float">
            <text:p>1443144382.65311</text:p>
          </table:table-cell>
          <table:table-cell table:formula="of:=[.G202]-[.$B$2]" office:value-type="float" office:value="22.6529195308685" calcext:value-type="float">
            <text:p>22.6529195309</text:p>
          </table:table-cell>
          <table:table-cell table:formula="of:=[.C202]/([.H202]-[.H201])" office:value-type="float" office:value="102200.186853388" calcext:value-type="float">
            <text:p>102200.186853388</text:p>
          </table:table-cell>
          <table:table-cell table:formula="of:=[.G202]-[.$B202]" office:value-type="float" office:value="0.281637668609619" calcext:value-type="float">
            <text:p>0.281637668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4382.41471" calcext:value-type="float">
            <text:p>1443144382.41471</text:p>
          </table:table-cell>
          <table:table-cell office:value-type="float" office:value="4416" calcext:value-type="float">
            <text:p>4416</text:p>
          </table:table-cell>
          <table:table-cell table:formula="of:=[.B203]-[.$B$2]" office:value-type="float" office:value="22.4145216941834" calcext:value-type="float">
            <text:p>22.4145216942</text:p>
          </table:table-cell>
          <table:table-cell table:formula="of:=[.C203]/([.D203]-[.D202])" office:value-type="float" office:value="102128.056550195" calcext:value-type="float">
            <text:p>102128.056550195</text:p>
          </table:table-cell>
          <table:table-cell/>
          <table:table-cell office:value-type="float" office:value="1443144382.69645" calcext:value-type="float">
            <text:p>1443144382.69645</text:p>
          </table:table-cell>
          <table:table-cell table:formula="of:=[.G203]-[.$B$2]" office:value-type="float" office:value="22.6962637901306" calcext:value-type="float">
            <text:p>22.6962637901</text:p>
          </table:table-cell>
          <table:table-cell table:formula="of:=[.C203]/([.H203]-[.H202])" office:value-type="float" office:value="101882.004103433" calcext:value-type="float">
            <text:p>101882.004103433</text:p>
          </table:table-cell>
          <table:table-cell table:formula="of:=[.G203]-[.$B203]" office:value-type="float" office:value="0.281742095947266" calcext:value-type="float">
            <text:p>0.281742095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4382.45795" calcext:value-type="float">
            <text:p>1443144382.45795</text:p>
          </table:table-cell>
          <table:table-cell office:value-type="float" office:value="4416" calcext:value-type="float">
            <text:p>4416</text:p>
          </table:table-cell>
          <table:table-cell table:formula="of:=[.B204]-[.$B$2]" office:value-type="float" office:value="22.4577622413635" calcext:value-type="float">
            <text:p>22.4577622414</text:p>
          </table:table-cell>
          <table:table-cell table:formula="of:=[.C204]/([.D204]-[.D203])" office:value-type="float" office:value="102126.367217309" calcext:value-type="float">
            <text:p>102126.367217309</text:p>
          </table:table-cell>
          <table:table-cell/>
          <table:table-cell office:value-type="float" office:value="1443144382.73972" calcext:value-type="float">
            <text:p>1443144382.73972</text:p>
          </table:table-cell>
          <table:table-cell table:formula="of:=[.G204]-[.$B$2]" office:value-type="float" office:value="22.7395327091217" calcext:value-type="float">
            <text:p>22.7395327091</text:p>
          </table:table-cell>
          <table:table-cell table:formula="of:=[.C204]/([.H204]-[.H203])" office:value-type="float" office:value="102059.402059697" calcext:value-type="float">
            <text:p>102059.402059697</text:p>
          </table:table-cell>
          <table:table-cell table:formula="of:=[.G204]-[.$B204]" office:value-type="float" office:value="0.281770467758179" calcext:value-type="float">
            <text:p>0.281770467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4382.5012" calcext:value-type="float">
            <text:p>1443144382.5012</text:p>
          </table:table-cell>
          <table:table-cell office:value-type="float" office:value="4416" calcext:value-type="float">
            <text:p>4416</text:p>
          </table:table-cell>
          <table:table-cell table:formula="of:=[.B205]-[.$B$2]" office:value-type="float" office:value="22.5010080337524" calcext:value-type="float">
            <text:p>22.5010080338</text:p>
          </table:table-cell>
          <table:table-cell table:formula="of:=[.C205]/([.D205]-[.D204])" office:value-type="float" office:value="102113.98048361" calcext:value-type="float">
            <text:p>102113.98048361</text:p>
          </table:table-cell>
          <table:table-cell/>
          <table:table-cell office:value-type="float" office:value="1443144382.78293" calcext:value-type="float">
            <text:p>1443144382.78293</text:p>
          </table:table-cell>
          <table:table-cell table:formula="of:=[.G205]-[.$B$2]" office:value-type="float" office:value="22.7827372550964" calcext:value-type="float">
            <text:p>22.7827372551</text:p>
          </table:table-cell>
          <table:table-cell table:formula="of:=[.C205]/([.H205]-[.H204])" office:value-type="float" office:value="102211.466417972" calcext:value-type="float">
            <text:p>102211.466417972</text:p>
          </table:table-cell>
          <table:table-cell table:formula="of:=[.G205]-[.$B205]" office:value-type="float" office:value="0.281729221343994" calcext:value-type="float">
            <text:p>0.281729221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4382.54444" calcext:value-type="float">
            <text:p>1443144382.54444</text:p>
          </table:table-cell>
          <table:table-cell office:value-type="float" office:value="4416" calcext:value-type="float">
            <text:p>4416</text:p>
          </table:table-cell>
          <table:table-cell table:formula="of:=[.B206]-[.$B$2]" office:value-type="float" office:value="22.5442469120026" calcext:value-type="float">
            <text:p>22.544246912</text:p>
          </table:table-cell>
          <table:table-cell table:formula="of:=[.C206]/([.D206]-[.D205])" office:value-type="float" office:value="102130.309080984" calcext:value-type="float">
            <text:p>102130.309080984</text:p>
          </table:table-cell>
          <table:table-cell/>
          <table:table-cell office:value-type="float" office:value="1443144382.82642" calcext:value-type="float">
            <text:p>1443144382.82642</text:p>
          </table:table-cell>
          <table:table-cell table:formula="of:=[.G206]-[.$B$2]" office:value-type="float" office:value="22.8262271881103" calcext:value-type="float">
            <text:p>22.8262271881</text:p>
          </table:table-cell>
          <table:table-cell table:formula="of:=[.C206]/([.H206]-[.H205])" office:value-type="float" office:value="101540.740441862" calcext:value-type="float">
            <text:p>101540.740441862</text:p>
          </table:table-cell>
          <table:table-cell table:formula="of:=[.G206]-[.$B206]" office:value-type="float" office:value="0.281980276107788" calcext:value-type="float">
            <text:p>0.281980276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4382.5877" calcext:value-type="float">
            <text:p>1443144382.5877</text:p>
          </table:table-cell>
          <table:table-cell office:value-type="float" office:value="4416" calcext:value-type="float">
            <text:p>4416</text:p>
          </table:table-cell>
          <table:table-cell table:formula="of:=[.B207]-[.$B$2]" office:value-type="float" office:value="22.587513923645" calcext:value-type="float">
            <text:p>22.5875139236</text:p>
          </table:table-cell>
          <table:table-cell table:formula="of:=[.C207]/([.D207]-[.D206])" office:value-type="float" office:value="102063.90116545" calcext:value-type="float">
            <text:p>102063.90116545</text:p>
          </table:table-cell>
          <table:table-cell/>
          <table:table-cell office:value-type="float" office:value="1443144382.91278" calcext:value-type="float">
            <text:p>1443144382.91278</text:p>
          </table:table-cell>
          <table:table-cell table:formula="of:=[.G207]-[.$B$2]" office:value-type="float" office:value="22.9125926494598" calcext:value-type="float">
            <text:p>22.9125926495</text:p>
          </table:table-cell>
          <table:table-cell table:formula="of:=[.C207]/([.H207]-[.H206])" office:value-type="float" office:value="51131.5510969156" calcext:value-type="float">
            <text:p>51131.5510969156</text:p>
          </table:table-cell>
          <table:table-cell table:formula="of:=[.G207]-[.$B207]" office:value-type="float" office:value="0.325078725814819" calcext:value-type="float">
            <text:p>0.325078725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4382.63097" calcext:value-type="float">
            <text:p>1443144382.63097</text:p>
          </table:table-cell>
          <table:table-cell office:value-type="float" office:value="4416" calcext:value-type="float">
            <text:p>4416</text:p>
          </table:table-cell>
          <table:table-cell table:formula="of:=[.B208]-[.$B$2]" office:value-type="float" office:value="22.6307797431946" calcext:value-type="float">
            <text:p>22.6307797432</text:p>
          </table:table-cell>
          <table:table-cell table:formula="of:=[.C208]/([.D208]-[.D207])" office:value-type="float" office:value="102066.713307985" calcext:value-type="float">
            <text:p>102066.713307985</text:p>
          </table:table-cell>
          <table:table-cell/>
          <table:table-cell office:value-type="float" office:value="1443144382.9561" calcext:value-type="float">
            <text:p>1443144382.9561</text:p>
          </table:table-cell>
          <table:table-cell table:formula="of:=[.G208]-[.$B$2]" office:value-type="float" office:value="22.9559097290039" calcext:value-type="float">
            <text:p>22.955909729</text:p>
          </table:table-cell>
          <table:table-cell table:formula="of:=[.C208]/([.H208]-[.H207])" office:value-type="float" office:value="101945.930946418" calcext:value-type="float">
            <text:p>101945.930946418</text:p>
          </table:table-cell>
          <table:table-cell table:formula="of:=[.G208]-[.$B208]" office:value-type="float" office:value="0.325129985809326" calcext:value-type="float">
            <text:p>0.325129985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4382.67423" calcext:value-type="float">
            <text:p>1443144382.67423</text:p>
          </table:table-cell>
          <table:table-cell office:value-type="float" office:value="4416" calcext:value-type="float">
            <text:p>4416</text:p>
          </table:table-cell>
          <table:table-cell table:formula="of:=[.B209]-[.$B$2]" office:value-type="float" office:value="22.6740424633026" calcext:value-type="float">
            <text:p>22.6740424633</text:p>
          </table:table-cell>
          <table:table-cell table:formula="of:=[.C209]/([.D209]-[.D208])" office:value-type="float" office:value="102074.025603862" calcext:value-type="float">
            <text:p>102074.025603862</text:p>
          </table:table-cell>
          <table:table-cell/>
          <table:table-cell office:value-type="float" office:value="1443144382.99922" calcext:value-type="float">
            <text:p>1443144382.99922</text:p>
          </table:table-cell>
          <table:table-cell table:formula="of:=[.G209]-[.$B$2]" office:value-type="float" office:value="22.9990284442902" calcext:value-type="float">
            <text:p>22.9990284443</text:p>
          </table:table-cell>
          <table:table-cell table:formula="of:=[.C209]/([.H209]-[.H208])" office:value-type="float" office:value="102414.92518233" calcext:value-type="float">
            <text:p>102414.92518233</text:p>
          </table:table-cell>
          <table:table-cell table:formula="of:=[.G209]-[.$B209]" office:value-type="float" office:value="0.324985980987549" calcext:value-type="float">
            <text:p>0.32498598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4382.71753" calcext:value-type="float">
            <text:p>1443144382.71753</text:p>
          </table:table-cell>
          <table:table-cell office:value-type="float" office:value="4416" calcext:value-type="float">
            <text:p>4416</text:p>
          </table:table-cell>
          <table:table-cell table:formula="of:=[.B210]-[.$B$2]" office:value-type="float" office:value="22.7173368930817" calcext:value-type="float">
            <text:p>22.7173368931</text:p>
          </table:table-cell>
          <table:table-cell table:formula="of:=[.C210]/([.D210]-[.D209])" office:value-type="float" office:value="101999.26462911" calcext:value-type="float">
            <text:p>101999.26462911</text:p>
          </table:table-cell>
          <table:table-cell/>
          <table:table-cell office:value-type="float" office:value="1443144383.01403" calcext:value-type="float">
            <text:p>1443144383.01403</text:p>
          </table:table-cell>
          <table:table-cell table:formula="of:=[.G210]-[.$B$2]" office:value-type="float" office:value="23.0138380527496" calcext:value-type="float">
            <text:p>23.0138380527</text:p>
          </table:table-cell>
          <table:table-cell table:formula="of:=[.C210]/([.H210]-[.H209])" office:value-type="float" office:value="298184.790778543" calcext:value-type="float">
            <text:p>298184.790778543</text:p>
          </table:table-cell>
          <table:table-cell table:formula="of:=[.G210]-[.$B210]" office:value-type="float" office:value="0.296501159667969" calcext:value-type="float">
            <text:p>0.296501159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4382.76077" calcext:value-type="float">
            <text:p>1443144382.76077</text:p>
          </table:table-cell>
          <table:table-cell office:value-type="float" office:value="4416" calcext:value-type="float">
            <text:p>4416</text:p>
          </table:table-cell>
          <table:table-cell table:formula="of:=[.B211]-[.$B$2]" office:value-type="float" office:value="22.7605788707733" calcext:value-type="float">
            <text:p>22.7605788708</text:p>
          </table:table-cell>
          <table:table-cell table:formula="of:=[.C211]/([.D211]-[.D210])" office:value-type="float" office:value="102122.988719193" calcext:value-type="float">
            <text:p>102122.988719193</text:p>
          </table:table-cell>
          <table:table-cell/>
          <table:table-cell office:value-type="float" office:value="1443144383.04278" calcext:value-type="float">
            <text:p>1443144383.04278</text:p>
          </table:table-cell>
          <table:table-cell table:formula="of:=[.G211]-[.$B$2]" office:value-type="float" office:value="23.0425906181335" calcext:value-type="float">
            <text:p>23.0425906181</text:p>
          </table:table-cell>
          <table:table-cell table:formula="of:=[.C211]/([.H211]-[.H210])" office:value-type="float" office:value="153586.295380482" calcext:value-type="float">
            <text:p>153586.295380482</text:p>
          </table:table-cell>
          <table:table-cell table:formula="of:=[.G211]-[.$B211]" office:value-type="float" office:value="0.282011747360229" calcext:value-type="float">
            <text:p>0.282011747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4382.80401" calcext:value-type="float">
            <text:p>1443144382.80401</text:p>
          </table:table-cell>
          <table:table-cell office:value-type="float" office:value="4416" calcext:value-type="float">
            <text:p>4416</text:p>
          </table:table-cell>
          <table:table-cell table:formula="of:=[.B212]-[.$B$2]" office:value-type="float" office:value="22.8038187026978" calcext:value-type="float">
            <text:p>22.8038187027</text:p>
          </table:table-cell>
          <table:table-cell table:formula="of:=[.C212]/([.D212]-[.D211])" office:value-type="float" office:value="102128.056550195" calcext:value-type="float">
            <text:p>102128.056550195</text:p>
          </table:table-cell>
          <table:table-cell/>
          <table:table-cell office:value-type="float" office:value="1443144383.08589" calcext:value-type="float">
            <text:p>1443144383.08589</text:p>
          </table:table-cell>
          <table:table-cell table:formula="of:=[.G212]-[.$B$2]" office:value-type="float" office:value="23.0856986045837" calcext:value-type="float">
            <text:p>23.0856986046</text:p>
          </table:table-cell>
          <table:table-cell table:formula="of:=[.C212]/([.H212]-[.H211])" office:value-type="float" office:value="102440.414494934" calcext:value-type="float">
            <text:p>102440.414494934</text:p>
          </table:table-cell>
          <table:table-cell table:formula="of:=[.G212]-[.$B212]" office:value-type="float" office:value="0.281879901885986" calcext:value-type="float">
            <text:p>0.28187990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4382.84725" calcext:value-type="float">
            <text:p>1443144382.84725</text:p>
          </table:table-cell>
          <table:table-cell office:value-type="float" office:value="4416" calcext:value-type="float">
            <text:p>4416</text:p>
          </table:table-cell>
          <table:table-cell table:formula="of:=[.B213]-[.$B$2]" office:value-type="float" office:value="22.8470606803894" calcext:value-type="float">
            <text:p>22.8470606804</text:p>
          </table:table-cell>
          <table:table-cell table:formula="of:=[.C213]/([.D213]-[.D212])" office:value-type="float" office:value="102122.988719193" calcext:value-type="float">
            <text:p>102122.988719193</text:p>
          </table:table-cell>
          <table:table-cell/>
          <table:table-cell office:value-type="float" office:value="1443144383.12916" calcext:value-type="float">
            <text:p>1443144383.12916</text:p>
          </table:table-cell>
          <table:table-cell table:formula="of:=[.G213]-[.$B$2]" office:value-type="float" office:value="23.1289670467377" calcext:value-type="float">
            <text:p>23.1289670467</text:p>
          </table:table-cell>
          <table:table-cell table:formula="of:=[.C213]/([.H213]-[.H212])" office:value-type="float" office:value="102060.526798949" calcext:value-type="float">
            <text:p>102060.526798949</text:p>
          </table:table-cell>
          <table:table-cell table:formula="of:=[.G213]-[.$B213]" office:value-type="float" office:value="0.281906366348267" calcext:value-type="float">
            <text:p>0.281906366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4382.89063" calcext:value-type="float">
            <text:p>1443144382.89063</text:p>
          </table:table-cell>
          <table:table-cell office:value-type="float" office:value="4416" calcext:value-type="float">
            <text:p>4416</text:p>
          </table:table-cell>
          <table:table-cell table:formula="of:=[.B214]-[.$B$2]" office:value-type="float" office:value="22.8904457092285" calcext:value-type="float">
            <text:p>22.8904457092</text:p>
          </table:table-cell>
          <table:table-cell table:formula="of:=[.C214]/([.D214]-[.D213])" office:value-type="float" office:value="101786.264021542" calcext:value-type="float">
            <text:p>101786.264021542</text:p>
          </table:table-cell>
          <table:table-cell/>
          <table:table-cell office:value-type="float" office:value="1443144383.17239" calcext:value-type="float">
            <text:p>1443144383.17239</text:p>
          </table:table-cell>
          <table:table-cell table:formula="of:=[.G214]-[.$B$2]" office:value-type="float" office:value="23.1721982955933" calcext:value-type="float">
            <text:p>23.1721982956</text:p>
          </table:table-cell>
          <table:table-cell table:formula="of:=[.C214]/([.H214]-[.H213])" office:value-type="float" office:value="102148.332905005" calcext:value-type="float">
            <text:p>102148.332905005</text:p>
          </table:table-cell>
          <table:table-cell table:formula="of:=[.G214]-[.$B214]" office:value-type="float" office:value="0.281752586364746" calcext:value-type="float">
            <text:p>0.281752586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4382.9339" calcext:value-type="float">
            <text:p>1443144382.9339</text:p>
          </table:table-cell>
          <table:table-cell office:value-type="float" office:value="4416" calcext:value-type="float">
            <text:p>4416</text:p>
          </table:table-cell>
          <table:table-cell table:formula="of:=[.B215]-[.$B$2]" office:value-type="float" office:value="22.9337079524994" calcext:value-type="float">
            <text:p>22.9337079525</text:p>
          </table:table-cell>
          <table:table-cell table:formula="of:=[.C215]/([.D215]-[.D214])" office:value-type="float" office:value="102075.150665454" calcext:value-type="float">
            <text:p>102075.150665454</text:p>
          </table:table-cell>
          <table:table-cell/>
          <table:table-cell office:value-type="float" office:value="1443144383.21611" calcext:value-type="float">
            <text:p>1443144383.21611</text:p>
          </table:table-cell>
          <table:table-cell table:formula="of:=[.G215]-[.$B$2]" office:value-type="float" office:value="23.2159202098846" calcext:value-type="float">
            <text:p>23.2159202099</text:p>
          </table:table-cell>
          <table:table-cell table:formula="of:=[.C215]/([.H215]-[.H214])" office:value-type="float" office:value="101001.981993969" calcext:value-type="float">
            <text:p>101001.981993969</text:p>
          </table:table-cell>
          <table:table-cell table:formula="of:=[.G215]-[.$B215]" office:value-type="float" office:value="0.282212257385254" calcext:value-type="float">
            <text:p>0.282212257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4382.97717" calcext:value-type="float">
            <text:p>1443144382.97717</text:p>
          </table:table-cell>
          <table:table-cell office:value-type="float" office:value="4416" calcext:value-type="float">
            <text:p>4416</text:p>
          </table:table-cell>
          <table:table-cell table:formula="of:=[.B216]-[.$B$2]" office:value-type="float" office:value="22.9769856929779" calcext:value-type="float">
            <text:p>22.976985693</text:p>
          </table:table-cell>
          <table:table-cell table:formula="of:=[.C216]/([.D216]-[.D215])" office:value-type="float" office:value="102038.598854121" calcext:value-type="float">
            <text:p>102038.598854121</text:p>
          </table:table-cell>
          <table:table-cell/>
          <table:table-cell office:value-type="float" office:value="1443144383.2604" calcext:value-type="float">
            <text:p>1443144383.2604</text:p>
          </table:table-cell>
          <table:table-cell table:formula="of:=[.G216]-[.$B$2]" office:value-type="float" office:value="23.260214805603" calcext:value-type="float">
            <text:p>23.2602148056</text:p>
          </table:table-cell>
          <table:table-cell table:formula="of:=[.C216]/([.H216]-[.H215])" office:value-type="float" office:value="99696.1351239336" calcext:value-type="float">
            <text:p>99696.1351239336</text:p>
          </table:table-cell>
          <table:table-cell table:formula="of:=[.G216]-[.$B216]" office:value-type="float" office:value="0.283229112625122" calcext:value-type="float">
            <text:p>0.283229112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4383.0209" calcext:value-type="float">
            <text:p>1443144383.0209</text:p>
          </table:table-cell>
          <table:table-cell office:value-type="float" office:value="4416" calcext:value-type="float">
            <text:p>4416</text:p>
          </table:table-cell>
          <table:table-cell table:formula="of:=[.B217]-[.$B$2]" office:value-type="float" office:value="23.0207114219665" calcext:value-type="float">
            <text:p>23.020711422</text:p>
          </table:table-cell>
          <table:table-cell table:formula="of:=[.C217]/([.D217]-[.D216])" office:value-type="float" office:value="100993.170431682" calcext:value-type="float">
            <text:p>100993.170431682</text:p>
          </table:table-cell>
          <table:table-cell/>
          <table:table-cell office:value-type="float" office:value="1443144383.30469" calcext:value-type="float">
            <text:p>1443144383.30469</text:p>
          </table:table-cell>
          <table:table-cell table:formula="of:=[.G217]-[.$B$2]" office:value-type="float" office:value="23.3045034408569" calcext:value-type="float">
            <text:p>23.3045034409</text:p>
          </table:table-cell>
          <table:table-cell table:formula="of:=[.C217]/([.H217]-[.H216])" office:value-type="float" office:value="99709.5524547804" calcext:value-type="float">
            <text:p>99709.5524547804</text:p>
          </table:table-cell>
          <table:table-cell table:formula="of:=[.G217]-[.$B217]" office:value-type="float" office:value="0.283792018890381" calcext:value-type="float">
            <text:p>0.283792018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4383.0652" calcext:value-type="float">
            <text:p>1443144383.0652</text:p>
          </table:table-cell>
          <table:table-cell office:value-type="float" office:value="4416" calcext:value-type="float">
            <text:p>4416</text:p>
          </table:table-cell>
          <table:table-cell table:formula="of:=[.B218]-[.$B$2]" office:value-type="float" office:value="23.0650157928467" calcext:value-type="float">
            <text:p>23.0650157928</text:p>
          </table:table-cell>
          <table:table-cell table:formula="of:=[.C218]/([.D218]-[.D217])" office:value-type="float" office:value="99674.1385166769" calcext:value-type="float">
            <text:p>99674.1385166769</text:p>
          </table:table-cell>
          <table:table-cell/>
          <table:table-cell office:value-type="float" office:value="1443144383.34899" calcext:value-type="float">
            <text:p>1443144383.34899</text:p>
          </table:table-cell>
          <table:table-cell table:formula="of:=[.G218]-[.$B$2]" office:value-type="float" office:value="23.3487977981567" calcext:value-type="float">
            <text:p>23.3487977982</text:p>
          </table:table-cell>
          <table:table-cell table:formula="of:=[.C218]/([.H218]-[.H217])" office:value-type="float" office:value="99696.6717478362" calcext:value-type="float">
            <text:p>99696.6717478362</text:p>
          </table:table-cell>
          <table:table-cell table:formula="of:=[.G218]-[.$B218]" office:value-type="float" office:value="0.283782005310059" calcext:value-type="float">
            <text:p>0.283782005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4383.1095" calcext:value-type="float">
            <text:p>1443144383.1095</text:p>
          </table:table-cell>
          <table:table-cell office:value-type="float" office:value="4416" calcext:value-type="float">
            <text:p>4416</text:p>
          </table:table-cell>
          <table:table-cell table:formula="of:=[.B219]-[.$B$2]" office:value-type="float" office:value="23.109313249588" calcext:value-type="float">
            <text:p>23.1093132496</text:p>
          </table:table-cell>
          <table:table-cell table:formula="of:=[.C219]/([.D219]-[.D218])" office:value-type="float" office:value="99689.6960876656" calcext:value-type="float">
            <text:p>99689.6960876656</text:p>
          </table:table-cell>
          <table:table-cell/>
          <table:table-cell office:value-type="float" office:value="1443144383.3933" calcext:value-type="float">
            <text:p>1443144383.3933</text:p>
          </table:table-cell>
          <table:table-cell table:formula="of:=[.G219]-[.$B$2]" office:value-type="float" office:value="23.3931121826172" calcext:value-type="float">
            <text:p>23.3931121826</text:p>
          </table:table-cell>
          <table:table-cell table:formula="of:=[.C219]/([.H219]-[.H218])" office:value-type="float" office:value="99651.6154690426" calcext:value-type="float">
            <text:p>99651.6154690426</text:p>
          </table:table-cell>
          <table:table-cell table:formula="of:=[.G219]-[.$B219]" office:value-type="float" office:value="0.283798933029175" calcext:value-type="float">
            <text:p>0.28379893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4383.1538" calcext:value-type="float">
            <text:p>1443144383.1538</text:p>
          </table:table-cell>
          <table:table-cell office:value-type="float" office:value="4416" calcext:value-type="float">
            <text:p>4416</text:p>
          </table:table-cell>
          <table:table-cell table:formula="of:=[.B220]-[.$B$2]" office:value-type="float" office:value="23.1536066532135" calcext:value-type="float">
            <text:p>23.1536066532</text:p>
          </table:table-cell>
          <table:table-cell table:formula="of:=[.C220]/([.D220]-[.D219])" office:value-type="float" office:value="99698.8183012165" calcext:value-type="float">
            <text:p>99698.8183012165</text:p>
          </table:table-cell>
          <table:table-cell/>
          <table:table-cell office:value-type="float" office:value="1443144383.43756" calcext:value-type="float">
            <text:p>1443144383.43756</text:p>
          </table:table-cell>
          <table:table-cell table:formula="of:=[.G220]-[.$B$2]" office:value-type="float" office:value="23.4373669624329" calcext:value-type="float">
            <text:p>23.4373669624</text:p>
          </table:table-cell>
          <table:table-cell table:formula="of:=[.C220]/([.H220]-[.H219])" office:value-type="float" office:value="99785.831460311" calcext:value-type="float">
            <text:p>99785.831460311</text:p>
          </table:table-cell>
          <table:table-cell table:formula="of:=[.G220]-[.$B220]" office:value-type="float" office:value="0.28376030921936" calcext:value-type="float">
            <text:p>0.283760309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4383.19809" calcext:value-type="float">
            <text:p>1443144383.19809</text:p>
          </table:table-cell>
          <table:table-cell office:value-type="float" office:value="4416" calcext:value-type="float">
            <text:p>4416</text:p>
          </table:table-cell>
          <table:table-cell table:formula="of:=[.B221]-[.$B$2]" office:value-type="float" office:value="23.1979005336761" calcext:value-type="float">
            <text:p>23.1979005337</text:p>
          </table:table-cell>
          <table:table-cell table:formula="of:=[.C221]/([.D221]-[.D220])" office:value-type="float" office:value="99697.7450129722" calcext:value-type="float">
            <text:p>99697.7450129722</text:p>
          </table:table-cell>
          <table:table-cell/>
          <table:table-cell office:value-type="float" office:value="1443144383.48181" calcext:value-type="float">
            <text:p>1443144383.48181</text:p>
          </table:table-cell>
          <table:table-cell table:formula="of:=[.G221]-[.$B$2]" office:value-type="float" office:value="23.4816229343414" calcext:value-type="float">
            <text:p>23.4816229343</text:p>
          </table:table-cell>
          <table:table-cell table:formula="of:=[.C221]/([.H221]-[.H220])" office:value-type="float" office:value="99783.1435975068" calcext:value-type="float">
            <text:p>99783.1435975068</text:p>
          </table:table-cell>
          <table:table-cell table:formula="of:=[.G221]-[.$B221]" office:value-type="float" office:value="0.283722400665283" calcext:value-type="float">
            <text:p>0.283722400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4383.24239" calcext:value-type="float">
            <text:p>1443144383.24239</text:p>
          </table:table-cell>
          <table:table-cell office:value-type="float" office:value="4416" calcext:value-type="float">
            <text:p>4416</text:p>
          </table:table-cell>
          <table:table-cell table:formula="of:=[.B222]-[.$B$2]" office:value-type="float" office:value="23.2421963214874" calcext:value-type="float">
            <text:p>23.2421963215</text:p>
          </table:table-cell>
          <table:table-cell table:formula="of:=[.C222]/([.D222]-[.D221])" office:value-type="float" office:value="99693.4520910706" calcext:value-type="float">
            <text:p>99693.4520910706</text:p>
          </table:table-cell>
          <table:table-cell/>
          <table:table-cell office:value-type="float" office:value="1443144383.52609" calcext:value-type="float">
            <text:p>1443144383.52609</text:p>
          </table:table-cell>
          <table:table-cell table:formula="of:=[.G222]-[.$B$2]" office:value-type="float" office:value="23.5259034633636" calcext:value-type="float">
            <text:p>23.5259034634</text:p>
          </table:table-cell>
          <table:table-cell table:formula="of:=[.C222]/([.H222]-[.H221])" office:value-type="float" office:value="99727.8058214789" calcext:value-type="float">
            <text:p>99727.8058214789</text:p>
          </table:table-cell>
          <table:table-cell table:formula="of:=[.G222]-[.$B222]" office:value-type="float" office:value="0.283707141876221" calcext:value-type="float">
            <text:p>0.283707141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4383.28668" calcext:value-type="float">
            <text:p>1443144383.28668</text:p>
          </table:table-cell>
          <table:table-cell office:value-type="float" office:value="4416" calcext:value-type="float">
            <text:p>4416</text:p>
          </table:table-cell>
          <table:table-cell table:formula="of:=[.B223]-[.$B$2]" office:value-type="float" office:value="23.2864902019501" calcext:value-type="float">
            <text:p>23.286490202</text:p>
          </table:table-cell>
          <table:table-cell table:formula="of:=[.C223]/([.D223]-[.D222])" office:value-type="float" office:value="99697.7450129722" calcext:value-type="float">
            <text:p>99697.7450129722</text:p>
          </table:table-cell>
          <table:table-cell/>
          <table:table-cell office:value-type="float" office:value="1443144383.57039" calcext:value-type="float">
            <text:p>1443144383.57039</text:p>
          </table:table-cell>
          <table:table-cell table:formula="of:=[.G223]-[.$B$2]" office:value-type="float" office:value="23.5702016353607" calcext:value-type="float">
            <text:p>23.5702016354</text:p>
          </table:table-cell>
          <table:table-cell table:formula="of:=[.C223]/([.H223]-[.H222])" office:value-type="float" office:value="99688.0864585576" calcext:value-type="float">
            <text:p>99688.0864585576</text:p>
          </table:table-cell>
          <table:table-cell table:formula="of:=[.G223]-[.$B223]" office:value-type="float" office:value="0.283711433410645" calcext:value-type="float">
            <text:p>0.28371143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4383.33098" calcext:value-type="float">
            <text:p>1443144383.33098</text:p>
          </table:table-cell>
          <table:table-cell office:value-type="float" office:value="4416" calcext:value-type="float">
            <text:p>4416</text:p>
          </table:table-cell>
          <table:table-cell table:formula="of:=[.B224]-[.$B$2]" office:value-type="float" office:value="23.3307869434357" calcext:value-type="float">
            <text:p>23.3307869434</text:p>
          </table:table-cell>
          <table:table-cell table:formula="of:=[.C224]/([.D224]-[.D223])" office:value-type="float" office:value="99691.3057687546" calcext:value-type="float">
            <text:p>99691.3057687546</text:p>
          </table:table-cell>
          <table:table-cell/>
          <table:table-cell office:value-type="float" office:value="1443144383.61472" calcext:value-type="float">
            <text:p>1443144383.61472</text:p>
          </table:table-cell>
          <table:table-cell table:formula="of:=[.G224]-[.$B$2]" office:value-type="float" office:value="23.6145350933075" calcext:value-type="float">
            <text:p>23.6145350933</text:p>
          </table:table-cell>
          <table:table-cell table:formula="of:=[.C224]/([.H224]-[.H223])" office:value-type="float" office:value="99608.7425731925" calcext:value-type="float">
            <text:p>99608.7425731925</text:p>
          </table:table-cell>
          <table:table-cell table:formula="of:=[.G224]-[.$B224]" office:value-type="float" office:value="0.283748149871826" calcext:value-type="float">
            <text:p>0.283748149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4383.37527" calcext:value-type="float">
            <text:p>1443144383.37527</text:p>
          </table:table-cell>
          <table:table-cell office:value-type="float" office:value="4416" calcext:value-type="float">
            <text:p>4416</text:p>
          </table:table-cell>
          <table:table-cell table:formula="of:=[.B225]-[.$B$2]" office:value-type="float" office:value="23.3750817775726" calcext:value-type="float">
            <text:p>23.3750817776</text:p>
          </table:table-cell>
          <table:table-cell table:formula="of:=[.C225]/([.D225]-[.D224])" office:value-type="float" office:value="99695.5985058078" calcext:value-type="float">
            <text:p>99695.5985058078</text:p>
          </table:table-cell>
          <table:table-cell/>
          <table:table-cell office:value-type="float" office:value="1443144383.65901" calcext:value-type="float">
            <text:p>1443144383.65901</text:p>
          </table:table-cell>
          <table:table-cell table:formula="of:=[.G225]-[.$B$2]" office:value-type="float" office:value="23.6588251590729" calcext:value-type="float">
            <text:p>23.6588251591</text:p>
          </table:table-cell>
          <table:table-cell table:formula="of:=[.C225]/([.H225]-[.H224])" office:value-type="float" office:value="99706.3319660218" calcext:value-type="float">
            <text:p>99706.3319660218</text:p>
          </table:table-cell>
          <table:table-cell table:formula="of:=[.G225]-[.$B225]" office:value-type="float" office:value="0.283743381500244" calcext:value-type="float">
            <text:p>0.283743381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4383.41957" calcext:value-type="float">
            <text:p>1443144383.41957</text:p>
          </table:table-cell>
          <table:table-cell office:value-type="float" office:value="4416" calcext:value-type="float">
            <text:p>4416</text:p>
          </table:table-cell>
          <table:table-cell table:formula="of:=[.B226]-[.$B$2]" office:value-type="float" office:value="23.4193806648254" calcext:value-type="float">
            <text:p>23.4193806648</text:p>
          </table:table-cell>
          <table:table-cell table:formula="of:=[.C226]/([.D226]-[.D225])" office:value-type="float" office:value="99686.4768814282" calcext:value-type="float">
            <text:p>99686.4768814282</text:p>
          </table:table-cell>
          <table:table-cell/>
          <table:table-cell office:value-type="float" office:value="1443144383.70329" calcext:value-type="float">
            <text:p>1443144383.70329</text:p>
          </table:table-cell>
          <table:table-cell table:formula="of:=[.G226]-[.$B$2]" office:value-type="float" office:value="23.7031056880951" calcext:value-type="float">
            <text:p>23.7031056881</text:p>
          </table:table-cell>
          <table:table-cell table:formula="of:=[.C226]/([.H226]-[.H225])" office:value-type="float" office:value="99727.8058214789" calcext:value-type="float">
            <text:p>99727.8058214789</text:p>
          </table:table-cell>
          <table:table-cell table:formula="of:=[.G226]-[.$B226]" office:value-type="float" office:value="0.283725023269653" calcext:value-type="float">
            <text:p>0.2837250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4383.46386" calcext:value-type="float">
            <text:p>1443144383.46386</text:p>
          </table:table-cell>
          <table:table-cell office:value-type="float" office:value="4416" calcext:value-type="float">
            <text:p>4416</text:p>
          </table:table-cell>
          <table:table-cell table:formula="of:=[.B227]-[.$B$2]" office:value-type="float" office:value="23.4636695384979" calcext:value-type="float">
            <text:p>23.4636695385</text:p>
          </table:table-cell>
          <table:table-cell table:formula="of:=[.C227]/([.D227]-[.D226])" office:value-type="float" office:value="99709.0156922067" calcext:value-type="float">
            <text:p>99709.0156922067</text:p>
          </table:table-cell>
          <table:table-cell/>
          <table:table-cell office:value-type="float" office:value="1443144383.74754" calcext:value-type="float">
            <text:p>1443144383.74754</text:p>
          </table:table-cell>
          <table:table-cell table:formula="of:=[.G227]-[.$B$2]" office:value-type="float" office:value="23.7473526000977" calcext:value-type="float">
            <text:p>23.7473526001</text:p>
          </table:table-cell>
          <table:table-cell table:formula="of:=[.C227]/([.H227]-[.H226])" office:value-type="float" office:value="99803.5749872026" calcext:value-type="float">
            <text:p>99803.5749872026</text:p>
          </table:table-cell>
          <table:table-cell table:formula="of:=[.G227]-[.$B227]" office:value-type="float" office:value="0.283683061599731" calcext:value-type="float">
            <text:p>0.283683061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4383.50816" calcext:value-type="float">
            <text:p>1443144383.50816</text:p>
          </table:table-cell>
          <table:table-cell office:value-type="float" office:value="4416" calcext:value-type="float">
            <text:p>4416</text:p>
          </table:table-cell>
          <table:table-cell table:formula="of:=[.B228]-[.$B$2]" office:value-type="float" office:value="23.5079684257507" calcext:value-type="float">
            <text:p>23.5079684258</text:p>
          </table:table-cell>
          <table:table-cell table:formula="of:=[.C228]/([.D228]-[.D227])" office:value-type="float" office:value="99686.4768814282" calcext:value-type="float">
            <text:p>99686.4768814282</text:p>
          </table:table-cell>
          <table:table-cell/>
          <table:table-cell office:value-type="float" office:value="1443144383.79189" calcext:value-type="float">
            <text:p>1443144383.79189</text:p>
          </table:table-cell>
          <table:table-cell table:formula="of:=[.G228]-[.$B$2]" office:value-type="float" office:value="23.791704416275" calcext:value-type="float">
            <text:p>23.7917044163</text:p>
          </table:table-cell>
          <table:table-cell table:formula="of:=[.C228]/([.H228]-[.H227])" office:value-type="float" office:value="99567.5122376025" calcext:value-type="float">
            <text:p>99567.5122376025</text:p>
          </table:table-cell>
          <table:table-cell table:formula="of:=[.G228]-[.$B228]" office:value-type="float" office:value="0.283735990524292" calcext:value-type="float">
            <text:p>0.283735990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4383.55245" calcext:value-type="float">
            <text:p>1443144383.55245</text:p>
          </table:table-cell>
          <table:table-cell office:value-type="float" office:value="4416" calcext:value-type="float">
            <text:p>4416</text:p>
          </table:table-cell>
          <table:table-cell table:formula="of:=[.B229]-[.$B$2]" office:value-type="float" office:value="23.5522630214691" calcext:value-type="float">
            <text:p>23.5522630215</text:p>
          </table:table-cell>
          <table:table-cell table:formula="of:=[.C229]/([.D229]-[.D228])" office:value-type="float" office:value="99696.1351239336" calcext:value-type="float">
            <text:p>99696.1351239336</text:p>
          </table:table-cell>
          <table:table-cell/>
          <table:table-cell office:value-type="float" office:value="1443144383.83609" calcext:value-type="float">
            <text:p>1443144383.83609</text:p>
          </table:table-cell>
          <table:table-cell table:formula="of:=[.G229]-[.$B$2]" office:value-type="float" office:value="23.8359043598175" calcext:value-type="float">
            <text:p>23.8359043598</text:p>
          </table:table-cell>
          <table:table-cell table:formula="of:=[.C229]/([.H229]-[.H228])" office:value-type="float" office:value="99909.6298789566" calcext:value-type="float">
            <text:p>99909.6298789566</text:p>
          </table:table-cell>
          <table:table-cell table:formula="of:=[.G229]-[.$B229]" office:value-type="float" office:value="0.283641338348389" calcext:value-type="float">
            <text:p>0.283641338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4383.59675" calcext:value-type="float">
            <text:p>1443144383.59675</text:p>
          </table:table-cell>
          <table:table-cell office:value-type="float" office:value="4416" calcext:value-type="float">
            <text:p>4416</text:p>
          </table:table-cell>
          <table:table-cell table:formula="of:=[.B230]-[.$B$2]" office:value-type="float" office:value="23.5965600013733" calcext:value-type="float">
            <text:p>23.5965600014</text:p>
          </table:table-cell>
          <table:table-cell table:formula="of:=[.C230]/([.D230]-[.D229])" office:value-type="float" office:value="99690.7692026158" calcext:value-type="float">
            <text:p>99690.7692026158</text:p>
          </table:table-cell>
          <table:table-cell/>
          <table:table-cell office:value-type="float" office:value="1443144383.88046" calcext:value-type="float">
            <text:p>1443144383.88046</text:p>
          </table:table-cell>
          <table:table-cell table:formula="of:=[.G230]-[.$B$2]" office:value-type="float" office:value="23.8802733421326" calcext:value-type="float">
            <text:p>23.8802733421</text:p>
          </table:table-cell>
          <table:table-cell table:formula="of:=[.C230]/([.H230]-[.H229])" office:value-type="float" office:value="99528.9900643213" calcext:value-type="float">
            <text:p>99528.9900643213</text:p>
          </table:table-cell>
          <table:table-cell table:formula="of:=[.G230]-[.$B230]" office:value-type="float" office:value="0.283713340759277" calcext:value-type="float">
            <text:p>0.28371334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4383.64105" calcext:value-type="float">
            <text:p>1443144383.64105</text:p>
          </table:table-cell>
          <table:table-cell office:value-type="float" office:value="4416" calcext:value-type="float">
            <text:p>4416</text:p>
          </table:table-cell>
          <table:table-cell table:formula="of:=[.B231]-[.$B$2]" office:value-type="float" office:value="23.6408579349518" calcext:value-type="float">
            <text:p>23.640857935</text:p>
          </table:table-cell>
          <table:table-cell table:formula="of:=[.C231]/([.D231]-[.D230])" office:value-type="float" office:value="99688.6229958181" calcext:value-type="float">
            <text:p>99688.6229958181</text:p>
          </table:table-cell>
          <table:table-cell/>
          <table:table-cell office:value-type="float" office:value="1443144383.92479" calcext:value-type="float">
            <text:p>1443144383.92479</text:p>
          </table:table-cell>
          <table:table-cell table:formula="of:=[.G231]-[.$B$2]" office:value-type="float" office:value="23.9245991706848" calcext:value-type="float">
            <text:p>23.9245991707</text:p>
          </table:table-cell>
          <table:table-cell table:formula="of:=[.C231]/([.H231]-[.H230])" office:value-type="float" office:value="99625.8873039437" calcext:value-type="float">
            <text:p>99625.8873039437</text:p>
          </table:table-cell>
          <table:table-cell table:formula="of:=[.G231]-[.$B231]" office:value-type="float" office:value="0.283741235733032" calcext:value-type="float">
            <text:p>0.28374123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4383.68535" calcext:value-type="float">
            <text:p>1443144383.68535</text:p>
          </table:table-cell>
          <table:table-cell office:value-type="float" office:value="4416" calcext:value-type="float">
            <text:p>4416</text:p>
          </table:table-cell>
          <table:table-cell table:formula="of:=[.B232]-[.$B$2]" office:value-type="float" office:value="23.6851587295532" calcext:value-type="float">
            <text:p>23.6851587296</text:p>
          </table:table-cell>
          <table:table-cell table:formula="of:=[.C232]/([.D232]-[.D231])" office:value-type="float" office:value="99682.1849298481" calcext:value-type="float">
            <text:p>99682.1849298481</text:p>
          </table:table-cell>
          <table:table-cell/>
          <table:table-cell office:value-type="float" office:value="1443144383.96913" calcext:value-type="float">
            <text:p>1443144383.96913</text:p>
          </table:table-cell>
          <table:table-cell table:formula="of:=[.G232]-[.$B$2]" office:value-type="float" office:value="23.9689376354218" calcext:value-type="float">
            <text:p>23.9689376354</text:p>
          </table:table-cell>
          <table:table-cell table:formula="of:=[.C232]/([.H232]-[.H231])" office:value-type="float" office:value="99597.494550167" calcext:value-type="float">
            <text:p>99597.494550167</text:p>
          </table:table-cell>
          <table:table-cell table:formula="of:=[.G232]-[.$B232]" office:value-type="float" office:value="0.28377890586853" calcext:value-type="float">
            <text:p>0.28377890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4383.72964" calcext:value-type="float">
            <text:p>1443144383.72964</text:p>
          </table:table-cell>
          <table:table-cell office:value-type="float" office:value="4416" calcext:value-type="float">
            <text:p>4416</text:p>
          </table:table-cell>
          <table:table-cell table:formula="of:=[.B233]-[.$B$2]" office:value-type="float" office:value="23.7294511795044" calcext:value-type="float">
            <text:p>23.7294511795</text:p>
          </table:table-cell>
          <table:table-cell table:formula="of:=[.C233]/([.D233]-[.D232])" office:value-type="float" office:value="99700.964947033" calcext:value-type="float">
            <text:p>99700.964947033</text:p>
          </table:table-cell>
          <table:table-cell/>
          <table:table-cell office:value-type="float" office:value="1443144384.01348" calcext:value-type="float">
            <text:p>1443144384.01348</text:p>
          </table:table-cell>
          <table:table-cell table:formula="of:=[.G233]-[.$B$2]" office:value-type="float" office:value="24.0132930278778" calcext:value-type="float">
            <text:p>24.0132930279</text:p>
          </table:table-cell>
          <table:table-cell table:formula="of:=[.C233]/([.H233]-[.H232])" office:value-type="float" office:value="99559.4843259514" calcext:value-type="float">
            <text:p>99559.4843259514</text:p>
          </table:table-cell>
          <table:table-cell table:formula="of:=[.G233]-[.$B233]" office:value-type="float" office:value="0.283841848373413" calcext:value-type="float">
            <text:p>0.283841848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4383.77392" calcext:value-type="float">
            <text:p>1443144383.77392</text:p>
          </table:table-cell>
          <table:table-cell office:value-type="float" office:value="4416" calcext:value-type="float">
            <text:p>4416</text:p>
          </table:table-cell>
          <table:table-cell table:formula="of:=[.B234]-[.$B$2]" office:value-type="float" office:value="23.7737309932709" calcext:value-type="float">
            <text:p>23.7737309933</text:p>
          </table:table-cell>
          <table:table-cell table:formula="of:=[.C234]/([.D234]-[.D233])" office:value-type="float" office:value="99729.4167335225" calcext:value-type="float">
            <text:p>99729.4167335225</text:p>
          </table:table-cell>
          <table:table-cell/>
          <table:table-cell office:value-type="float" office:value="1443144384.0282" calcext:value-type="float">
            <text:p>1443144384.0282</text:p>
          </table:table-cell>
          <table:table-cell table:formula="of:=[.G234]-[.$B$2]" office:value-type="float" office:value="24.0280158519745" calcext:value-type="float">
            <text:p>24.028015852</text:p>
          </table:table-cell>
          <table:table-cell table:formula="of:=[.C234]/([.H234]-[.H233])" office:value-type="float" office:value="299942.454722114" calcext:value-type="float">
            <text:p>299942.454722114</text:p>
          </table:table-cell>
          <table:table-cell table:formula="of:=[.G234]-[.$B234]" office:value-type="float" office:value="0.254284858703613" calcext:value-type="float">
            <text:p>0.254284858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4383.81822" calcext:value-type="float">
            <text:p>1443144383.81822</text:p>
          </table:table-cell>
          <table:table-cell office:value-type="float" office:value="4416" calcext:value-type="float">
            <text:p>4416</text:p>
          </table:table-cell>
          <table:table-cell table:formula="of:=[.B235]-[.$B$2]" office:value-type="float" office:value="23.8180320262909" calcext:value-type="float">
            <text:p>23.8180320263</text:p>
          </table:table-cell>
          <table:table-cell table:formula="of:=[.C235]/([.D235]-[.D234])" office:value-type="float" office:value="99681.6484618862" calcext:value-type="float">
            <text:p>99681.6484618862</text:p>
          </table:table-cell>
          <table:table-cell/>
          <table:table-cell office:value-type="float" office:value="1443144384.05763" calcext:value-type="float">
            <text:p>1443144384.05763</text:p>
          </table:table-cell>
          <table:table-cell table:formula="of:=[.G235]-[.$B$2]" office:value-type="float" office:value="24.0574460029602" calcext:value-type="float">
            <text:p>24.057446003</text:p>
          </table:table-cell>
          <table:table-cell table:formula="of:=[.C235]/([.H235]-[.H234])" office:value-type="float" office:value="150050.198592017" calcext:value-type="float">
            <text:p>150050.198592017</text:p>
          </table:table-cell>
          <table:table-cell table:formula="of:=[.G235]-[.$B235]" office:value-type="float" office:value="0.239413976669312" calcext:value-type="float">
            <text:p>0.23941397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4383.86252" calcext:value-type="float">
            <text:p>1443144383.86252</text:p>
          </table:table-cell>
          <table:table-cell office:value-type="float" office:value="4416" calcext:value-type="float">
            <text:p>4416</text:p>
          </table:table-cell>
          <table:table-cell table:formula="of:=[.B236]-[.$B$2]" office:value-type="float" office:value="23.8623290061951" calcext:value-type="float">
            <text:p>23.8623290062</text:p>
          </table:table-cell>
          <table:table-cell table:formula="of:=[.C236]/([.D236]-[.D235])" office:value-type="float" office:value="99690.7692026158" calcext:value-type="float">
            <text:p>99690.7692026158</text:p>
          </table:table-cell>
          <table:table-cell/>
          <table:table-cell office:value-type="float" office:value="1443144384.102" calcext:value-type="float">
            <text:p>1443144384.102</text:p>
          </table:table-cell>
          <table:table-cell table:formula="of:=[.G236]-[.$B$2]" office:value-type="float" office:value="24.1018135547638" calcext:value-type="float">
            <text:p>24.1018135548</text:p>
          </table:table-cell>
          <table:table-cell table:formula="of:=[.C236]/([.H236]-[.H235])" office:value-type="float" office:value="99532.1991068886" calcext:value-type="float">
            <text:p>99532.1991068886</text:p>
          </table:table-cell>
          <table:table-cell table:formula="of:=[.G236]-[.$B236]" office:value-type="float" office:value="0.239484548568726" calcext:value-type="float">
            <text:p>0.239484548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4383.90684" calcext:value-type="float">
            <text:p>1443144383.90684</text:p>
          </table:table-cell>
          <table:table-cell office:value-type="float" office:value="4416" calcext:value-type="float">
            <text:p>4416</text:p>
          </table:table-cell>
          <table:table-cell table:formula="of:=[.B237]-[.$B$2]" office:value-type="float" office:value="23.9066483974457" calcext:value-type="float">
            <text:p>23.9066483974</text:p>
          </table:table-cell>
          <table:table-cell table:formula="of:=[.C237]/([.D237]-[.D236])" office:value-type="float" office:value="99640.3577618902" calcext:value-type="float">
            <text:p>99640.3577618902</text:p>
          </table:table-cell>
          <table:table-cell/>
          <table:table-cell office:value-type="float" office:value="1443144384.14633" calcext:value-type="float">
            <text:p>1443144384.14633</text:p>
          </table:table-cell>
          <table:table-cell table:formula="of:=[.G237]-[.$B$2]" office:value-type="float" office:value="24.1461405754089" calcext:value-type="float">
            <text:p>24.1461405754</text:p>
          </table:table-cell>
          <table:table-cell table:formula="of:=[.C237]/([.H237]-[.H236])" office:value-type="float" office:value="99623.2080507312" calcext:value-type="float">
            <text:p>99623.2080507312</text:p>
          </table:table-cell>
          <table:table-cell table:formula="of:=[.G237]-[.$B237]" office:value-type="float" office:value="0.239492177963257" calcext:value-type="float">
            <text:p>0.23949217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4383.95114" calcext:value-type="float">
            <text:p>1443144383.95114</text:p>
          </table:table-cell>
          <table:table-cell office:value-type="float" office:value="4416" calcext:value-type="float">
            <text:p>4416</text:p>
          </table:table-cell>
          <table:table-cell table:formula="of:=[.B238]-[.$B$2]" office:value-type="float" office:value="23.9509494304657" calcext:value-type="float">
            <text:p>23.9509494305</text:p>
          </table:table-cell>
          <table:table-cell table:formula="of:=[.C238]/([.D238]-[.D237])" office:value-type="float" office:value="99681.6484618862" calcext:value-type="float">
            <text:p>99681.6484618862</text:p>
          </table:table-cell>
          <table:table-cell/>
          <table:table-cell office:value-type="float" office:value="1443144384.19062" calcext:value-type="float">
            <text:p>1443144384.19062</text:p>
          </table:table-cell>
          <table:table-cell table:formula="of:=[.G238]-[.$B$2]" office:value-type="float" office:value="24.1904308795929" calcext:value-type="float">
            <text:p>24.1904308796</text:p>
          </table:table-cell>
          <table:table-cell table:formula="of:=[.C238]/([.H238]-[.H237])" office:value-type="float" office:value="99705.7952381209" calcext:value-type="float">
            <text:p>99705.7952381209</text:p>
          </table:table-cell>
          <table:table-cell table:formula="of:=[.G238]-[.$B238]" office:value-type="float" office:value="0.239481449127197" calcext:value-type="float">
            <text:p>0.239481449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4383.99545" calcext:value-type="float">
            <text:p>1443144383.99545</text:p>
          </table:table-cell>
          <table:table-cell office:value-type="float" office:value="4416" calcext:value-type="float">
            <text:p>4416</text:p>
          </table:table-cell>
          <table:table-cell table:formula="of:=[.B239]-[.$B$2]" office:value-type="float" office:value="23.9952571392059" calcext:value-type="float">
            <text:p>23.9952571392</text:p>
          </table:table-cell>
          <table:table-cell table:formula="of:=[.C239]/([.D239]-[.D238])" office:value-type="float" office:value="99666.6297029703" calcext:value-type="float">
            <text:p>99666.6297029703</text:p>
          </table:table-cell>
          <table:table-cell/>
          <table:table-cell office:value-type="float" office:value="1443144384.23468" calcext:value-type="float">
            <text:p>1443144384.23468</text:p>
          </table:table-cell>
          <table:table-cell table:formula="of:=[.G239]-[.$B$2]" office:value-type="float" office:value="24.2344925403595" calcext:value-type="float">
            <text:p>24.2344925404</text:p>
          </table:table-cell>
          <table:table-cell table:formula="of:=[.C239]/([.H239]-[.H238])" office:value-type="float" office:value="100223.185489806" calcext:value-type="float">
            <text:p>100223.185489806</text:p>
          </table:table-cell>
          <table:table-cell table:formula="of:=[.G239]-[.$B239]" office:value-type="float" office:value="0.239235401153564" calcext:value-type="float">
            <text:p>0.239235401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4384.03956" calcext:value-type="float">
            <text:p>1443144384.03956</text:p>
          </table:table-cell>
          <table:table-cell office:value-type="float" office:value="4416" calcext:value-type="float">
            <text:p>4416</text:p>
          </table:table-cell>
          <table:table-cell table:formula="of:=[.B240]-[.$B$2]" office:value-type="float" office:value="24.039368391037" calcext:value-type="float">
            <text:p>24.039368391</text:p>
          </table:table-cell>
          <table:table-cell table:formula="of:=[.C240]/([.D240]-[.D239])" office:value-type="float" office:value="100110.511869244" calcext:value-type="float">
            <text:p>100110.511869244</text:p>
          </table:table-cell>
          <table:table-cell/>
          <table:table-cell office:value-type="float" office:value="1443144384.27887" calcext:value-type="float">
            <text:p>1443144384.27887</text:p>
          </table:table-cell>
          <table:table-cell table:formula="of:=[.G240]-[.$B$2]" office:value-type="float" office:value="24.2786822319031" calcext:value-type="float">
            <text:p>24.2786822319</text:p>
          </table:table-cell>
          <table:table-cell table:formula="of:=[.C240]/([.H240]-[.H239])" office:value-type="float" office:value="99932.8088915266" calcext:value-type="float">
            <text:p>99932.8088915266</text:p>
          </table:table-cell>
          <table:table-cell table:formula="of:=[.G240]-[.$B240]" office:value-type="float" office:value="0.239313840866089" calcext:value-type="float">
            <text:p>0.239313840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4384.08364" calcext:value-type="float">
            <text:p>1443144384.08364</text:p>
          </table:table-cell>
          <table:table-cell office:value-type="float" office:value="4416" calcext:value-type="float">
            <text:p>4416</text:p>
          </table:table-cell>
          <table:table-cell table:formula="of:=[.B241]-[.$B$2]" office:value-type="float" office:value="24.0834505558014" calcext:value-type="float">
            <text:p>24.0834505558</text:p>
          </table:table-cell>
          <table:table-cell table:formula="of:=[.C241]/([.D241]-[.D240])" office:value-type="float" office:value="100176.568541975" calcext:value-type="float">
            <text:p>100176.568541975</text:p>
          </table:table-cell>
          <table:table-cell/>
          <table:table-cell office:value-type="float" office:value="1443144384.32288" calcext:value-type="float">
            <text:p>1443144384.32288</text:p>
          </table:table-cell>
          <table:table-cell table:formula="of:=[.G241]-[.$B$2]" office:value-type="float" office:value="24.3226952552795" calcext:value-type="float">
            <text:p>24.3226952553</text:p>
          </table:table-cell>
          <table:table-cell table:formula="of:=[.C241]/([.H241]-[.H240])" office:value-type="float" office:value="100333.938939568" calcext:value-type="float">
            <text:p>100333.938939568</text:p>
          </table:table-cell>
          <table:table-cell table:formula="of:=[.G241]-[.$B241]" office:value-type="float" office:value="0.239244699478149" calcext:value-type="float">
            <text:p>0.239244699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4384.12772" calcext:value-type="float">
            <text:p>1443144384.12772</text:p>
          </table:table-cell>
          <table:table-cell office:value-type="float" office:value="4416" calcext:value-type="float">
            <text:p>4416</text:p>
          </table:table-cell>
          <table:table-cell table:formula="of:=[.B242]-[.$B$2]" office:value-type="float" office:value="24.1275327205658" calcext:value-type="float">
            <text:p>24.1275327206</text:p>
          </table:table-cell>
          <table:table-cell table:formula="of:=[.C242]/([.D242]-[.D241])" office:value-type="float" office:value="100176.568541975" calcext:value-type="float">
            <text:p>100176.568541975</text:p>
          </table:table-cell>
          <table:table-cell/>
          <table:table-cell office:value-type="float" office:value="1443144384.41099" calcext:value-type="float">
            <text:p>1443144384.41099</text:p>
          </table:table-cell>
          <table:table-cell table:formula="of:=[.G242]-[.$B$2]" office:value-type="float" office:value="24.4107966423035" calcext:value-type="float">
            <text:p>24.4107966423</text:p>
          </table:table-cell>
          <table:table-cell table:formula="of:=[.C242]/([.H242]-[.H241])" office:value-type="float" office:value="50124.0689752222" calcext:value-type="float">
            <text:p>50124.0689752222</text:p>
          </table:table-cell>
          <table:table-cell table:formula="of:=[.G242]-[.$B242]" office:value-type="float" office:value="0.283263921737671" calcext:value-type="float">
            <text:p>0.283263921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4384.1718" calcext:value-type="float">
            <text:p>1443144384.1718</text:p>
          </table:table-cell>
          <table:table-cell office:value-type="float" office:value="4416" calcext:value-type="float">
            <text:p>4416</text:p>
          </table:table-cell>
          <table:table-cell table:formula="of:=[.B243]-[.$B$2]" office:value-type="float" office:value="24.1716113090515" calcext:value-type="float">
            <text:p>24.1716113091</text:p>
          </table:table-cell>
          <table:table-cell table:formula="of:=[.C243]/([.D243]-[.D242])" office:value-type="float" office:value="100184.696282433" calcext:value-type="float">
            <text:p>100184.696282433</text:p>
          </table:table-cell>
          <table:table-cell/>
          <table:table-cell office:value-type="float" office:value="1443144384.45512" calcext:value-type="float">
            <text:p>1443144384.45512</text:p>
          </table:table-cell>
          <table:table-cell table:formula="of:=[.G243]-[.$B$2]" office:value-type="float" office:value="24.4549343585968" calcext:value-type="float">
            <text:p>24.4549343586</text:p>
          </table:table-cell>
          <table:table-cell table:formula="of:=[.C243]/([.H243]-[.H242])" office:value-type="float" office:value="100050.486768543" calcext:value-type="float">
            <text:p>100050.486768543</text:p>
          </table:table-cell>
          <table:table-cell table:formula="of:=[.G243]-[.$B243]" office:value-type="float" office:value="0.283323049545288" calcext:value-type="float">
            <text:p>0.283323049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4384.21588" calcext:value-type="float">
            <text:p>1443144384.21588</text:p>
          </table:table-cell>
          <table:table-cell office:value-type="float" office:value="4416" calcext:value-type="float">
            <text:p>4416</text:p>
          </table:table-cell>
          <table:table-cell table:formula="of:=[.B244]-[.$B$2]" office:value-type="float" office:value="24.2156870365143" calcext:value-type="float">
            <text:p>24.2156870365</text:p>
          </table:table-cell>
          <table:table-cell table:formula="of:=[.C244]/([.D244]-[.D243])" office:value-type="float" office:value="100191.199424451" calcext:value-type="float">
            <text:p>100191.199424451</text:p>
          </table:table-cell>
          <table:table-cell/>
          <table:table-cell office:value-type="float" office:value="1443144384.49923" calcext:value-type="float">
            <text:p>1443144384.49923</text:p>
          </table:table-cell>
          <table:table-cell table:formula="of:=[.G244]-[.$B$2]" office:value-type="float" office:value="24.4990434646606" calcext:value-type="float">
            <text:p>24.4990434647</text:p>
          </table:table-cell>
          <table:table-cell table:formula="of:=[.C244]/([.H244]-[.H243])" office:value-type="float" office:value="100115.381926089" calcext:value-type="float">
            <text:p>100115.381926089</text:p>
          </table:table-cell>
          <table:table-cell table:formula="of:=[.G244]-[.$B244]" office:value-type="float" office:value="0.283356428146362" calcext:value-type="float">
            <text:p>0.283356428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4384.25995" calcext:value-type="float">
            <text:p>1443144384.25995</text:p>
          </table:table-cell>
          <table:table-cell office:value-type="float" office:value="4416" calcext:value-type="float">
            <text:p>4416</text:p>
          </table:table-cell>
          <table:table-cell table:formula="of:=[.B245]-[.$B$2]" office:value-type="float" office:value="24.2597630023956" calcext:value-type="float">
            <text:p>24.2597630024</text:p>
          </table:table-cell>
          <table:table-cell table:formula="of:=[.C245]/([.D245]-[.D244])" office:value-type="float" office:value="100190.657463704" calcext:value-type="float">
            <text:p>100190.657463704</text:p>
          </table:table-cell>
          <table:table-cell/>
          <table:table-cell office:value-type="float" office:value="1443144384.54335" calcext:value-type="float">
            <text:p>1443144384.54335</text:p>
          </table:table-cell>
          <table:table-cell table:formula="of:=[.G245]-[.$B$2]" office:value-type="float" office:value="24.5431566238403" calcext:value-type="float">
            <text:p>24.5431566238</text:p>
          </table:table-cell>
          <table:table-cell table:formula="of:=[.C245]/([.H245]-[.H244])" office:value-type="float" office:value="100106.183327568" calcext:value-type="float">
            <text:p>100106.183327568</text:p>
          </table:table-cell>
          <table:table-cell table:formula="of:=[.G245]-[.$B245]" office:value-type="float" office:value="0.283393621444702" calcext:value-type="float">
            <text:p>0.28339362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4384.30401" calcext:value-type="float">
            <text:p>1443144384.30401</text:p>
          </table:table-cell>
          <table:table-cell office:value-type="float" office:value="4416" calcext:value-type="float">
            <text:p>4416</text:p>
          </table:table-cell>
          <table:table-cell table:formula="of:=[.B246]-[.$B$2]" office:value-type="float" office:value="24.3038177490234" calcext:value-type="float">
            <text:p>24.303817749</text:p>
          </table:table-cell>
          <table:table-cell table:formula="of:=[.C246]/([.D246]-[.D245])" office:value-type="float" office:value="100238.914941633" calcext:value-type="float">
            <text:p>100238.914941633</text:p>
          </table:table-cell>
          <table:table-cell/>
          <table:table-cell office:value-type="float" office:value="1443144384.58731" calcext:value-type="float">
            <text:p>1443144384.58731</text:p>
          </table:table-cell>
          <table:table-cell table:formula="of:=[.G246]-[.$B$2]" office:value-type="float" office:value="24.5871210098267" calcext:value-type="float">
            <text:p>24.5871210098</text:p>
          </table:table-cell>
          <table:table-cell table:formula="of:=[.C246]/([.H246]-[.H245])" office:value-type="float" office:value="100444.937440347" calcext:value-type="float">
            <text:p>100444.937440347</text:p>
          </table:table-cell>
          <table:table-cell table:formula="of:=[.G246]-[.$B246]" office:value-type="float" office:value="0.283303260803223" calcext:value-type="float">
            <text:p>0.283303260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4384.34806" calcext:value-type="float">
            <text:p>1443144384.34806</text:p>
          </table:table-cell>
          <table:table-cell office:value-type="float" office:value="4416" calcext:value-type="float">
            <text:p>4416</text:p>
          </table:table-cell>
          <table:table-cell table:formula="of:=[.B247]-[.$B$2]" office:value-type="float" office:value="24.3478746414185" calcext:value-type="float">
            <text:p>24.3478746414</text:p>
          </table:table-cell>
          <table:table-cell table:formula="of:=[.C247]/([.D247]-[.D246])" office:value-type="float" office:value="100234.032859277" calcext:value-type="float">
            <text:p>100234.032859277</text:p>
          </table:table-cell>
          <table:table-cell/>
          <table:table-cell office:value-type="float" office:value="1443144384.63137" calcext:value-type="float">
            <text:p>1443144384.63137</text:p>
          </table:table-cell>
          <table:table-cell table:formula="of:=[.G247]-[.$B$2]" office:value-type="float" office:value="24.6311852931976" calcext:value-type="float">
            <text:p>24.6311852932</text:p>
          </table:table-cell>
          <table:table-cell table:formula="of:=[.C247]/([.H247]-[.H246])" office:value-type="float" office:value="100217.220437293" calcext:value-type="float">
            <text:p>100217.220437293</text:p>
          </table:table-cell>
          <table:table-cell table:formula="of:=[.G247]-[.$B247]" office:value-type="float" office:value="0.283310651779175" calcext:value-type="float">
            <text:p>0.283310651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4384.39213" calcext:value-type="float">
            <text:p>1443144384.39213</text:p>
          </table:table-cell>
          <table:table-cell office:value-type="float" office:value="4416" calcext:value-type="float">
            <text:p>4416</text:p>
          </table:table-cell>
          <table:table-cell table:formula="of:=[.B248]-[.$B$2]" office:value-type="float" office:value="24.3919422626495" calcext:value-type="float">
            <text:p>24.3919422626</text:p>
          </table:table-cell>
          <table:table-cell table:formula="of:=[.C248]/([.D248]-[.D247])" office:value-type="float" office:value="100209.629579134" calcext:value-type="float">
            <text:p>100209.629579134</text:p>
          </table:table-cell>
          <table:table-cell/>
          <table:table-cell office:value-type="float" office:value="1443144384.67556" calcext:value-type="float">
            <text:p>1443144384.67556</text:p>
          </table:table-cell>
          <table:table-cell table:formula="of:=[.G248]-[.$B$2]" office:value-type="float" office:value="24.6753664016724" calcext:value-type="float">
            <text:p>24.6753664017</text:p>
          </table:table-cell>
          <table:table-cell table:formula="of:=[.C248]/([.H248]-[.H247])" office:value-type="float" office:value="99952.2228494029" calcext:value-type="float">
            <text:p>99952.2228494029</text:p>
          </table:table-cell>
          <table:table-cell table:formula="of:=[.G248]-[.$B248]" office:value-type="float" office:value="0.283424139022827" calcext:value-type="float">
            <text:p>0.28342413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4384.43623" calcext:value-type="float">
            <text:p>1443144384.43623</text:p>
          </table:table-cell>
          <table:table-cell office:value-type="float" office:value="4416" calcext:value-type="float">
            <text:p>4416</text:p>
          </table:table-cell>
          <table:table-cell table:formula="of:=[.B249]-[.$B$2]" office:value-type="float" office:value="24.4360387325287" calcext:value-type="float">
            <text:p>24.4360387325</text:p>
          </table:table-cell>
          <table:table-cell table:formula="of:=[.C249]/([.D249]-[.D248])" office:value-type="float" office:value="100144.070763541" calcext:value-type="float">
            <text:p>100144.070763541</text:p>
          </table:table-cell>
          <table:table-cell/>
          <table:table-cell office:value-type="float" office:value="1443144384.7195" calcext:value-type="float">
            <text:p>1443144384.7195</text:p>
          </table:table-cell>
          <table:table-cell table:formula="of:=[.G249]-[.$B$2]" office:value-type="float" office:value="24.7193098068237" calcext:value-type="float">
            <text:p>24.7193098068</text:p>
          </table:table-cell>
          <table:table-cell table:formula="of:=[.C249]/([.H249]-[.H248])" office:value-type="float" office:value="100492.895004123" calcext:value-type="float">
            <text:p>100492.895004123</text:p>
          </table:table-cell>
          <table:table-cell table:formula="of:=[.G249]-[.$B249]" office:value-type="float" office:value="0.283271074295044" calcext:value-type="float">
            <text:p>0.283271074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4384.48031" calcext:value-type="float">
            <text:p>1443144384.48031</text:p>
          </table:table-cell>
          <table:table-cell office:value-type="float" office:value="4416" calcext:value-type="float">
            <text:p>4416</text:p>
          </table:table-cell>
          <table:table-cell table:formula="of:=[.B250]-[.$B$2]" office:value-type="float" office:value="24.4801249504089" calcext:value-type="float">
            <text:p>24.4801249504</text:p>
          </table:table-cell>
          <table:table-cell table:formula="of:=[.C250]/([.D250]-[.D249])" office:value-type="float" office:value="100167.358696887" calcext:value-type="float">
            <text:p>100167.358696887</text:p>
          </table:table-cell>
          <table:table-cell/>
          <table:table-cell office:value-type="float" office:value="1443144384.76358" calcext:value-type="float">
            <text:p>1443144384.76358</text:p>
          </table:table-cell>
          <table:table-cell table:formula="of:=[.G250]-[.$B$2]" office:value-type="float" office:value="24.7633957862854" calcext:value-type="float">
            <text:p>24.7633957863</text:p>
          </table:table-cell>
          <table:table-cell table:formula="of:=[.C250]/([.H250]-[.H249])" office:value-type="float" office:value="100167.900405603" calcext:value-type="float">
            <text:p>100167.900405603</text:p>
          </table:table-cell>
          <table:table-cell table:formula="of:=[.G250]-[.$B250]" office:value-type="float" office:value="0.283270835876465" calcext:value-type="float">
            <text:p>0.283270835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4384.52442" calcext:value-type="float">
            <text:p>1443144384.52442</text:p>
          </table:table-cell>
          <table:table-cell office:value-type="float" office:value="4416" calcext:value-type="float">
            <text:p>4416</text:p>
          </table:table-cell>
          <table:table-cell table:formula="of:=[.B251]-[.$B$2]" office:value-type="float" office:value="24.524231672287" calcext:value-type="float">
            <text:p>24.5242316723</text:p>
          </table:table-cell>
          <table:table-cell table:formula="of:=[.C251]/([.D251]-[.D250])" office:value-type="float" office:value="100120.793656113" calcext:value-type="float">
            <text:p>100120.793656113</text:p>
          </table:table-cell>
          <table:table-cell/>
          <table:table-cell office:value-type="float" office:value="1443144384.80795" calcext:value-type="float">
            <text:p>1443144384.80795</text:p>
          </table:table-cell>
          <table:table-cell table:formula="of:=[.G251]-[.$B$2]" office:value-type="float" office:value="24.8077657222748" calcext:value-type="float">
            <text:p>24.8077657223</text:p>
          </table:table-cell>
          <table:table-cell table:formula="of:=[.C251]/([.H251]-[.H250])" office:value-type="float" office:value="99526.8508175668" calcext:value-type="float">
            <text:p>99526.8508175668</text:p>
          </table:table-cell>
          <table:table-cell table:formula="of:=[.G251]-[.$B251]" office:value-type="float" office:value="0.283534049987793" calcext:value-type="float">
            <text:p>0.283534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4384.56851" calcext:value-type="float">
            <text:p>1443144384.56851</text:p>
          </table:table-cell>
          <table:table-cell office:value-type="float" office:value="4416" calcext:value-type="float">
            <text:p>4416</text:p>
          </table:table-cell>
          <table:table-cell table:formula="of:=[.B252]-[.$B$2]" office:value-type="float" office:value="24.568320274353" calcext:value-type="float">
            <text:p>24.5683202744</text:p>
          </table:table-cell>
          <table:table-cell table:formula="of:=[.C252]/([.D252]-[.D251])" office:value-type="float" office:value="100161.94193196" calcext:value-type="float">
            <text:p>100161.94193196</text:p>
          </table:table-cell>
          <table:table-cell/>
          <table:table-cell office:value-type="float" office:value="1443144384.94008" calcext:value-type="float">
            <text:p>1443144384.94008</text:p>
          </table:table-cell>
          <table:table-cell table:formula="of:=[.G252]-[.$B$2]" office:value-type="float" office:value="24.9398925304413" calcext:value-type="float">
            <text:p>24.9398925304</text:p>
          </table:table-cell>
          <table:table-cell table:formula="of:=[.C252]/([.H252]-[.H251])" office:value-type="float" office:value="33422.4375906745" calcext:value-type="float">
            <text:p>33422.4375906745</text:p>
          </table:table-cell>
          <table:table-cell table:formula="of:=[.G252]-[.$B252]" office:value-type="float" office:value="0.371572256088257" calcext:value-type="float">
            <text:p>0.37157225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4384.61259" calcext:value-type="float">
            <text:p>1443144384.61259</text:p>
          </table:table-cell>
          <table:table-cell office:value-type="float" office:value="4416" calcext:value-type="float">
            <text:p>4416</text:p>
          </table:table-cell>
          <table:table-cell table:formula="of:=[.B253]-[.$B$2]" office:value-type="float" office:value="24.6124053001404" calcext:value-type="float">
            <text:p>24.6124053001</text:p>
          </table:table-cell>
          <table:table-cell table:formula="of:=[.C253]/([.D253]-[.D252])" office:value-type="float" office:value="100170.06729906" calcext:value-type="float">
            <text:p>100170.06729906</text:p>
          </table:table-cell>
          <table:table-cell/>
          <table:table-cell office:value-type="float" office:value="1443144384.95477" calcext:value-type="float">
            <text:p>1443144384.95477</text:p>
          </table:table-cell>
          <table:table-cell table:formula="of:=[.G253]-[.$B$2]" office:value-type="float" office:value="24.9545769691467" calcext:value-type="float">
            <text:p>24.9545769691</text:p>
          </table:table-cell>
          <table:table-cell table:formula="of:=[.C253]/([.H253]-[.H252])" office:value-type="float" office:value="300726.509782273" calcext:value-type="float">
            <text:p>300726.509782273</text:p>
          </table:table-cell>
          <table:table-cell table:formula="of:=[.G253]-[.$B253]" office:value-type="float" office:value="0.342171669006348" calcext:value-type="float">
            <text:p>0.34217166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4384.65668" calcext:value-type="float">
            <text:p>1443144384.65668</text:p>
          </table:table-cell>
          <table:table-cell office:value-type="float" office:value="4416" calcext:value-type="float">
            <text:p>4416</text:p>
          </table:table-cell>
          <table:table-cell table:formula="of:=[.B254]-[.$B$2]" office:value-type="float" office:value="24.6564900875092" calcext:value-type="float">
            <text:p>24.6564900875</text:p>
          </table:table-cell>
          <table:table-cell table:formula="of:=[.C254]/([.D254]-[.D253])" office:value-type="float" office:value="100170.609037073" calcext:value-type="float">
            <text:p>100170.609037073</text:p>
          </table:table-cell>
          <table:table-cell/>
          <table:table-cell office:value-type="float" office:value="1443144384.98435" calcext:value-type="float">
            <text:p>1443144384.98435</text:p>
          </table:table-cell>
          <table:table-cell table:formula="of:=[.G254]-[.$B$2]" office:value-type="float" office:value="24.9841573238373" calcext:value-type="float">
            <text:p>24.9841573238</text:p>
          </table:table-cell>
          <table:table-cell table:formula="of:=[.C254]/([.H254]-[.H253])" office:value-type="float" office:value="149288.270752565" calcext:value-type="float">
            <text:p>149288.270752565</text:p>
          </table:table-cell>
          <table:table-cell table:formula="of:=[.G254]-[.$B254]" office:value-type="float" office:value="0.327667236328125" calcext:value-type="float">
            <text:p>0.327667236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4384.70076" calcext:value-type="float">
            <text:p>1443144384.70076</text:p>
          </table:table-cell>
          <table:table-cell office:value-type="float" office:value="4416" calcext:value-type="float">
            <text:p>4416</text:p>
          </table:table-cell>
          <table:table-cell table:formula="of:=[.B255]-[.$B$2]" office:value-type="float" office:value="24.7005686759949" calcext:value-type="float">
            <text:p>24.700568676</text:p>
          </table:table-cell>
          <table:table-cell table:formula="of:=[.C255]/([.D255]-[.D254])" office:value-type="float" office:value="100184.696282433" calcext:value-type="float">
            <text:p>100184.696282433</text:p>
          </table:table-cell>
          <table:table-cell/>
          <table:table-cell office:value-type="float" office:value="1443144385.02815" calcext:value-type="float">
            <text:p>1443144385.02815</text:p>
          </table:table-cell>
          <table:table-cell table:formula="of:=[.G255]-[.$B$2]" office:value-type="float" office:value="25.0279633998871" calcext:value-type="float">
            <text:p>25.0279633999</text:p>
          </table:table-cell>
          <table:table-cell table:formula="of:=[.C255]/([.H255]-[.H254])" office:value-type="float" office:value="100807.933469761" calcext:value-type="float">
            <text:p>100807.933469761</text:p>
          </table:table-cell>
          <table:table-cell table:formula="of:=[.G255]-[.$B255]" office:value-type="float" office:value="0.327394723892212" calcext:value-type="float">
            <text:p>0.32739472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4384.74483" calcext:value-type="float">
            <text:p>1443144384.74483</text:p>
          </table:table-cell>
          <table:table-cell office:value-type="float" office:value="4416" calcext:value-type="float">
            <text:p>4416</text:p>
          </table:table-cell>
          <table:table-cell table:formula="of:=[.B256]-[.$B$2]" office:value-type="float" office:value="24.7446439266205" calcext:value-type="float">
            <text:p>24.7446439266</text:p>
          </table:table-cell>
          <table:table-cell table:formula="of:=[.C256]/([.D256]-[.D255])" office:value-type="float" office:value="100192.283363536" calcext:value-type="float">
            <text:p>100192.283363536</text:p>
          </table:table-cell>
          <table:table-cell/>
          <table:table-cell office:value-type="float" office:value="1443144385.0416" calcext:value-type="float">
            <text:p>1443144385.0416</text:p>
          </table:table-cell>
          <table:table-cell table:formula="of:=[.G256]-[.$B$2]" office:value-type="float" office:value="25.0414133071899" calcext:value-type="float">
            <text:p>25.0414133072</text:p>
          </table:table-cell>
          <table:table-cell table:formula="of:=[.C256]/([.H256]-[.H255])" office:value-type="float" office:value="328329.400386436" calcext:value-type="float">
            <text:p>328329.400386436</text:p>
          </table:table-cell>
          <table:table-cell table:formula="of:=[.G256]-[.$B256]" office:value-type="float" office:value="0.296769380569458" calcext:value-type="float">
            <text:p>0.296769380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4384.78891" calcext:value-type="float">
            <text:p>1443144384.78891</text:p>
          </table:table-cell>
          <table:table-cell office:value-type="float" office:value="4416" calcext:value-type="float">
            <text:p>4416</text:p>
          </table:table-cell>
          <table:table-cell table:formula="of:=[.B257]-[.$B$2]" office:value-type="float" office:value="24.788717508316" calcext:value-type="float">
            <text:p>24.7887175083</text:p>
          </table:table-cell>
          <table:table-cell table:formula="of:=[.C257]/([.D257]-[.D256])" office:value-type="float" office:value="100196.077335036" calcext:value-type="float">
            <text:p>100196.077335036</text:p>
          </table:table-cell>
          <table:table-cell/>
          <table:table-cell office:value-type="float" office:value="1443144385.07216" calcext:value-type="float">
            <text:p>1443144385.07216</text:p>
          </table:table-cell>
          <table:table-cell table:formula="of:=[.G257]-[.$B$2]" office:value-type="float" office:value="25.0719728469849" calcext:value-type="float">
            <text:p>25.071972847</text:p>
          </table:table-cell>
          <table:table-cell table:formula="of:=[.C257]/([.H257]-[.H256])" office:value-type="float" office:value="144504.793908376" calcext:value-type="float">
            <text:p>144504.793908376</text:p>
          </table:table-cell>
          <table:table-cell table:formula="of:=[.G257]-[.$B257]" office:value-type="float" office:value="0.283255338668823" calcext:value-type="float">
            <text:p>0.283255338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4384.83301" calcext:value-type="float">
            <text:p>1443144384.83301</text:p>
          </table:table-cell>
          <table:table-cell office:value-type="float" office:value="4416" calcext:value-type="float">
            <text:p>4416</text:p>
          </table:table-cell>
          <table:table-cell table:formula="of:=[.B258]-[.$B$2]" office:value-type="float" office:value="24.8328220844269" calcext:value-type="float">
            <text:p>24.8328220844</text:p>
          </table:table-cell>
          <table:table-cell table:formula="of:=[.C258]/([.D258]-[.D257])" office:value-type="float" office:value="100125.664713387" calcext:value-type="float">
            <text:p>100125.664713387</text:p>
          </table:table-cell>
          <table:table-cell/>
          <table:table-cell office:value-type="float" office:value="1443144385.11622" calcext:value-type="float">
            <text:p>1443144385.11622</text:p>
          </table:table-cell>
          <table:table-cell table:formula="of:=[.G258]-[.$B$2]" office:value-type="float" office:value="25.1160340309143" calcext:value-type="float">
            <text:p>25.1160340309</text:p>
          </table:table-cell>
          <table:table-cell table:formula="of:=[.C258]/([.H258]-[.H257])" office:value-type="float" office:value="100224.2701211" calcext:value-type="float">
            <text:p>100224.2701211</text:p>
          </table:table-cell>
          <table:table-cell table:formula="of:=[.G258]-[.$B258]" office:value-type="float" office:value="0.283211946487427" calcext:value-type="float">
            <text:p>0.283211946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4384.87709" calcext:value-type="float">
            <text:p>1443144384.87709</text:p>
          </table:table-cell>
          <table:table-cell office:value-type="float" office:value="4416" calcext:value-type="float">
            <text:p>4416</text:p>
          </table:table-cell>
          <table:table-cell table:formula="of:=[.B259]-[.$B$2]" office:value-type="float" office:value="24.8768982887268" calcext:value-type="float">
            <text:p>24.8768982887</text:p>
          </table:table-cell>
          <table:table-cell table:formula="of:=[.C259]/([.D259]-[.D258])" office:value-type="float" office:value="100190.11550882" calcext:value-type="float">
            <text:p>100190.11550882</text:p>
          </table:table-cell>
          <table:table-cell/>
          <table:table-cell office:value-type="float" office:value="1443144385.16046" calcext:value-type="float">
            <text:p>1443144385.16046</text:p>
          </table:table-cell>
          <table:table-cell table:formula="of:=[.G259]-[.$B$2]" office:value-type="float" office:value="25.1602740287781" calcext:value-type="float">
            <text:p>25.1602740288</text:p>
          </table:table-cell>
          <table:table-cell table:formula="of:=[.C259]/([.H259]-[.H258])" office:value-type="float" office:value="99819.1729935976" calcext:value-type="float">
            <text:p>99819.1729935976</text:p>
          </table:table-cell>
          <table:table-cell table:formula="of:=[.G259]-[.$B259]" office:value-type="float" office:value="0.28337574005127" calcext:value-type="float">
            <text:p>0.283375740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4384.92117" calcext:value-type="float">
            <text:p>1443144384.92117</text:p>
          </table:table-cell>
          <table:table-cell office:value-type="float" office:value="4416" calcext:value-type="float">
            <text:p>4416</text:p>
          </table:table-cell>
          <table:table-cell table:formula="of:=[.B260]-[.$B$2]" office:value-type="float" office:value="24.9209802150726" calcext:value-type="float">
            <text:p>24.9209802151</text:p>
          </table:table-cell>
          <table:table-cell table:formula="of:=[.C260]/([.D260]-[.D259])" office:value-type="float" office:value="100177.110350311" calcext:value-type="float">
            <text:p>100177.110350311</text:p>
          </table:table-cell>
          <table:table-cell/>
          <table:table-cell office:value-type="float" office:value="1443144385.17391" calcext:value-type="float">
            <text:p>1443144385.17391</text:p>
          </table:table-cell>
          <table:table-cell table:formula="of:=[.G260]-[.$B$2]" office:value-type="float" office:value="25.1737170219421" calcext:value-type="float">
            <text:p>25.1737170219</text:p>
          </table:table-cell>
          <table:table-cell table:formula="of:=[.C260]/([.H260]-[.H259])" office:value-type="float" office:value="328498.27014756" calcext:value-type="float">
            <text:p>328498.27014756</text:p>
          </table:table-cell>
          <table:table-cell table:formula="of:=[.G260]-[.$B260]" office:value-type="float" office:value="0.252736806869507" calcext:value-type="float">
            <text:p>0.252736806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4384.96525" calcext:value-type="float">
            <text:p>1443144384.96525</text:p>
          </table:table-cell>
          <table:table-cell office:value-type="float" office:value="4416" calcext:value-type="float">
            <text:p>4416</text:p>
          </table:table-cell>
          <table:table-cell table:formula="of:=[.B261]-[.$B$2]" office:value-type="float" office:value="24.9650571346283" calcext:value-type="float">
            <text:p>24.9650571346</text:p>
          </table:table-cell>
          <table:table-cell table:formula="of:=[.C261]/([.D261]-[.D260])" office:value-type="float" office:value="100188.489679346" calcext:value-type="float">
            <text:p>100188.489679346</text:p>
          </table:table-cell>
          <table:table-cell/>
          <table:table-cell office:value-type="float" office:value="1443144385.20409" calcext:value-type="float">
            <text:p>1443144385.20409</text:p>
          </table:table-cell>
          <table:table-cell table:formula="of:=[.G261]-[.$B$2]" office:value-type="float" office:value="25.2039003372192" calcext:value-type="float">
            <text:p>25.2039003372</text:p>
          </table:table-cell>
          <table:table-cell table:formula="of:=[.C261]/([.H261]-[.H260])" office:value-type="float" office:value="146305.995860914" calcext:value-type="float">
            <text:p>146305.995860914</text:p>
          </table:table-cell>
          <table:table-cell table:formula="of:=[.G261]-[.$B261]" office:value-type="float" office:value="0.238843202590942" calcext:value-type="float">
            <text:p>0.238843202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4385.00894" calcext:value-type="float">
            <text:p>1443144385.00894</text:p>
          </table:table-cell>
          <table:table-cell office:value-type="float" office:value="4416" calcext:value-type="float">
            <text:p>4416</text:p>
          </table:table-cell>
          <table:table-cell table:formula="of:=[.B262]-[.$B$2]" office:value-type="float" office:value="25.0087473392487" calcext:value-type="float">
            <text:p>25.0087473392</text:p>
          </table:table-cell>
          <table:table-cell table:formula="of:=[.C262]/([.D262]-[.D261])" office:value-type="float" office:value="101075.287661664" calcext:value-type="float">
            <text:p>101075.287661664</text:p>
          </table:table-cell>
          <table:table-cell/>
          <table:table-cell office:value-type="float" office:value="1443144385.24629" calcext:value-type="float">
            <text:p>1443144385.24629</text:p>
          </table:table-cell>
          <table:table-cell table:formula="of:=[.G262]-[.$B$2]" office:value-type="float" office:value="25.2461040019989" calcext:value-type="float">
            <text:p>25.246104002</text:p>
          </table:table-cell>
          <table:table-cell table:formula="of:=[.C262]/([.H262]-[.H261])" office:value-type="float" office:value="104635.462892975" calcext:value-type="float">
            <text:p>104635.462892975</text:p>
          </table:table-cell>
          <table:table-cell table:formula="of:=[.G262]-[.$B262]" office:value-type="float" office:value="0.237356662750244" calcext:value-type="float">
            <text:p>0.23735666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4385.05116" calcext:value-type="float">
            <text:p>1443144385.05116</text:p>
          </table:table-cell>
          <table:table-cell office:value-type="float" office:value="4416" calcext:value-type="float">
            <text:p>4416</text:p>
          </table:table-cell>
          <table:table-cell table:formula="of:=[.B263]-[.$B$2]" office:value-type="float" office:value="25.050966501236" calcext:value-type="float">
            <text:p>25.0509665012</text:p>
          </table:table-cell>
          <table:table-cell table:formula="of:=[.C263]/([.D263]-[.D262])" office:value-type="float" office:value="104597.05480009" calcext:value-type="float">
            <text:p>104597.05480009</text:p>
          </table:table-cell>
          <table:table-cell/>
          <table:table-cell office:value-type="float" office:value="1443144385.28862" calcext:value-type="float">
            <text:p>1443144385.28862</text:p>
          </table:table-cell>
          <table:table-cell table:formula="of:=[.G263]-[.$B$2]" office:value-type="float" office:value="25.2884275913239" calcext:value-type="float">
            <text:p>25.2884275913</text:p>
          </table:table-cell>
          <table:table-cell table:formula="of:=[.C263]/([.H263]-[.H262])" office:value-type="float" office:value="104338.976689688" calcext:value-type="float">
            <text:p>104338.976689688</text:p>
          </table:table-cell>
          <table:table-cell table:formula="of:=[.G263]-[.$B263]" office:value-type="float" office:value="0.237461090087891" calcext:value-type="float">
            <text:p>0.237461090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4385.09337" calcext:value-type="float">
            <text:p>1443144385.09337</text:p>
          </table:table-cell>
          <table:table-cell office:value-type="float" office:value="4416" calcext:value-type="float">
            <text:p>4416</text:p>
          </table:table-cell>
          <table:table-cell table:formula="of:=[.B264]-[.$B$2]" office:value-type="float" office:value="25.0931806564331" calcext:value-type="float">
            <text:p>25.0931806564</text:p>
          </table:table-cell>
          <table:table-cell table:formula="of:=[.C264]/([.D264]-[.D263])" office:value-type="float" office:value="104609.460484923" calcext:value-type="float">
            <text:p>104609.460484923</text:p>
          </table:table-cell>
          <table:table-cell/>
          <table:table-cell office:value-type="float" office:value="1443144385.33071" calcext:value-type="float">
            <text:p>1443144385.33071</text:p>
          </table:table-cell>
          <table:table-cell table:formula="of:=[.G264]-[.$B$2]" office:value-type="float" office:value="25.3305261135101" calcext:value-type="float">
            <text:p>25.3305261135</text:p>
          </table:table-cell>
          <table:table-cell table:formula="of:=[.C264]/([.H264]-[.H263])" office:value-type="float" office:value="104896.793774848" calcext:value-type="float">
            <text:p>104896.793774848</text:p>
          </table:table-cell>
          <table:table-cell table:formula="of:=[.G264]-[.$B264]" office:value-type="float" office:value="0.237345457077026" calcext:value-type="float">
            <text:p>0.237345457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4385.13556" calcext:value-type="float">
            <text:p>1443144385.13556</text:p>
          </table:table-cell>
          <table:table-cell office:value-type="float" office:value="4416" calcext:value-type="float">
            <text:p>4416</text:p>
          </table:table-cell>
          <table:table-cell table:formula="of:=[.B265]-[.$B$2]" office:value-type="float" office:value="25.1353719234467" calcext:value-type="float">
            <text:p>25.1353719234</text:p>
          </table:table-cell>
          <table:table-cell table:formula="of:=[.C265]/([.D265]-[.D264])" office:value-type="float" office:value="104666.20968225" calcext:value-type="float">
            <text:p>104666.20968225</text:p>
          </table:table-cell>
          <table:table-cell/>
          <table:table-cell office:value-type="float" office:value="1443144385.37303" calcext:value-type="float">
            <text:p>1443144385.37303</text:p>
          </table:table-cell>
          <table:table-cell table:formula="of:=[.G265]-[.$B$2]" office:value-type="float" office:value="25.3728375434875" calcext:value-type="float">
            <text:p>25.3728375435</text:p>
          </table:table-cell>
          <table:table-cell table:formula="of:=[.C265]/([.H265]-[.H264])" office:value-type="float" office:value="104368.961350561" calcext:value-type="float">
            <text:p>104368.961350561</text:p>
          </table:table-cell>
          <table:table-cell table:formula="of:=[.G265]-[.$B265]" office:value-type="float" office:value="0.237465620040894" calcext:value-type="float">
            <text:p>0.2374656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4385.17775" calcext:value-type="float">
            <text:p>1443144385.17775</text:p>
          </table:table-cell>
          <table:table-cell office:value-type="float" office:value="4416" calcext:value-type="float">
            <text:p>4416</text:p>
          </table:table-cell>
          <table:table-cell table:formula="of:=[.B266]-[.$B$2]" office:value-type="float" office:value="25.1775660514832" calcext:value-type="float">
            <text:p>25.1775660515</text:p>
          </table:table-cell>
          <table:table-cell table:formula="of:=[.C266]/([.D266]-[.D265])" office:value-type="float" office:value="104659.112665631" calcext:value-type="float">
            <text:p>104659.112665631</text:p>
          </table:table-cell>
          <table:table-cell/>
          <table:table-cell office:value-type="float" office:value="1443144385.41519" calcext:value-type="float">
            <text:p>1443144385.41519</text:p>
          </table:table-cell>
          <table:table-cell table:formula="of:=[.G266]-[.$B$2]" office:value-type="float" office:value="25.414999961853" calcext:value-type="float">
            <text:p>25.4149999619</text:p>
          </table:table-cell>
          <table:table-cell table:formula="of:=[.C266]/([.H266]-[.H265])" office:value-type="float" office:value="104737.825086801" calcext:value-type="float">
            <text:p>104737.825086801</text:p>
          </table:table-cell>
          <table:table-cell table:formula="of:=[.G266]-[.$B266]" office:value-type="float" office:value="0.237433910369873" calcext:value-type="float">
            <text:p>0.237433910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4385.21995" calcext:value-type="float">
            <text:p>1443144385.21995</text:p>
          </table:table-cell>
          <table:table-cell office:value-type="float" office:value="4416" calcext:value-type="float">
            <text:p>4416</text:p>
          </table:table-cell>
          <table:table-cell table:formula="of:=[.B267]-[.$B$2]" office:value-type="float" office:value="25.219762802124" calcext:value-type="float">
            <text:p>25.2197628021</text:p>
          </table:table-cell>
          <table:table-cell table:formula="of:=[.C267]/([.D267]-[.D266])" office:value-type="float" office:value="104652.60791249" calcext:value-type="float">
            <text:p>104652.60791249</text:p>
          </table:table-cell>
          <table:table-cell/>
          <table:table-cell office:value-type="float" office:value="1443144385.45738" calcext:value-type="float">
            <text:p>1443144385.45738</text:p>
          </table:table-cell>
          <table:table-cell table:formula="of:=[.G267]-[.$B$2]" office:value-type="float" office:value="25.4571950435638" calcext:value-type="float">
            <text:p>25.4571950436</text:p>
          </table:table-cell>
          <table:table-cell table:formula="of:=[.C267]/([.H267]-[.H266])" office:value-type="float" office:value="104656.747207296" calcext:value-type="float">
            <text:p>104656.747207296</text:p>
          </table:table-cell>
          <table:table-cell table:formula="of:=[.G267]-[.$B267]" office:value-type="float" office:value="0.237432241439819" calcext:value-type="float">
            <text:p>0.237432241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4385.26215" calcext:value-type="float">
            <text:p>1443144385.26215</text:p>
          </table:table-cell>
          <table:table-cell office:value-type="float" office:value="4416" calcext:value-type="float">
            <text:p>4416</text:p>
          </table:table-cell>
          <table:table-cell table:formula="of:=[.B268]-[.$B$2]" office:value-type="float" office:value="25.2619597911835" calcext:value-type="float">
            <text:p>25.2619597912</text:p>
          </table:table-cell>
          <table:table-cell table:formula="of:=[.C268]/([.D268]-[.D267])" office:value-type="float" office:value="104652.01661139" calcext:value-type="float">
            <text:p>104652.01661139</text:p>
          </table:table-cell>
          <table:table-cell/>
          <table:table-cell office:value-type="float" office:value="1443144385.49947" calcext:value-type="float">
            <text:p>1443144385.49947</text:p>
          </table:table-cell>
          <table:table-cell table:formula="of:=[.G268]-[.$B$2]" office:value-type="float" office:value="25.4992821216583" calcext:value-type="float">
            <text:p>25.4992821217</text:p>
          </table:table-cell>
          <table:table-cell table:formula="of:=[.C268]/([.H268]-[.H267])" office:value-type="float" office:value="104925.316746542" calcext:value-type="float">
            <text:p>104925.316746542</text:p>
          </table:table-cell>
          <table:table-cell table:formula="of:=[.G268]-[.$B268]" office:value-type="float" office:value="0.237322330474854" calcext:value-type="float">
            <text:p>0.237322330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4385.30434" calcext:value-type="float">
            <text:p>1443144385.30434</text:p>
          </table:table-cell>
          <table:table-cell office:value-type="float" office:value="4416" calcext:value-type="float">
            <text:p>4416</text:p>
          </table:table-cell>
          <table:table-cell table:formula="of:=[.B269]-[.$B$2]" office:value-type="float" office:value="25.304149389267" calcext:value-type="float">
            <text:p>25.3041493893</text:p>
          </table:table-cell>
          <table:table-cell table:formula="of:=[.C269]/([.D269]-[.D268])" office:value-type="float" office:value="104670.350053121" calcext:value-type="float">
            <text:p>104670.350053121</text:p>
          </table:table-cell>
          <table:table-cell/>
          <table:table-cell office:value-type="float" office:value="1443144385.54168" calcext:value-type="float">
            <text:p>1443144385.54168</text:p>
          </table:table-cell>
          <table:table-cell table:formula="of:=[.G269]-[.$B$2]" office:value-type="float" office:value="25.5414943695068" calcext:value-type="float">
            <text:p>25.5414943695</text:p>
          </table:table-cell>
          <table:table-cell table:formula="of:=[.C269]/([.H269]-[.H268])" office:value-type="float" office:value="104614.187234187" calcext:value-type="float">
            <text:p>104614.187234187</text:p>
          </table:table-cell>
          <table:table-cell table:formula="of:=[.G269]-[.$B269]" office:value-type="float" office:value="0.237344980239868" calcext:value-type="float">
            <text:p>0.237344980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4385.34653" calcext:value-type="float">
            <text:p>1443144385.34653</text:p>
          </table:table-cell>
          <table:table-cell office:value-type="float" office:value="4416" calcext:value-type="float">
            <text:p>4416</text:p>
          </table:table-cell>
          <table:table-cell table:formula="of:=[.B270]-[.$B$2]" office:value-type="float" office:value="25.3463428020477" calcext:value-type="float">
            <text:p>25.346342802</text:p>
          </table:table-cell>
          <table:table-cell table:formula="of:=[.C270]/([.D270]-[.D269])" office:value-type="float" office:value="104660.886829555" calcext:value-type="float">
            <text:p>104660.886829555</text:p>
          </table:table-cell>
          <table:table-cell/>
          <table:table-cell office:value-type="float" office:value="1443144385.58386" calcext:value-type="float">
            <text:p>1443144385.58386</text:p>
          </table:table-cell>
          <table:table-cell table:formula="of:=[.G270]-[.$B$2]" office:value-type="float" office:value="25.5836699008942" calcext:value-type="float">
            <text:p>25.5836699009</text:p>
          </table:table-cell>
          <table:table-cell table:formula="of:=[.C270]/([.H270]-[.H269])" office:value-type="float" office:value="104705.260484915" calcext:value-type="float">
            <text:p>104705.260484915</text:p>
          </table:table-cell>
          <table:table-cell table:formula="of:=[.G270]-[.$B270]" office:value-type="float" office:value="0.237327098846436" calcext:value-type="float">
            <text:p>0.237327098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4385.38872" calcext:value-type="float">
            <text:p>1443144385.38872</text:p>
          </table:table-cell>
          <table:table-cell office:value-type="float" office:value="4416" calcext:value-type="float">
            <text:p>4416</text:p>
          </table:table-cell>
          <table:table-cell table:formula="of:=[.B271]-[.$B$2]" office:value-type="float" office:value="25.3885359764099" calcext:value-type="float">
            <text:p>25.3885359764</text:p>
          </table:table-cell>
          <table:table-cell table:formula="of:=[.C271]/([.D271]-[.D270])" office:value-type="float" office:value="104661.478230897" calcext:value-type="float">
            <text:p>104661.478230897</text:p>
          </table:table-cell>
          <table:table-cell/>
          <table:table-cell office:value-type="float" office:value="1443144385.62605" calcext:value-type="float">
            <text:p>1443144385.62605</text:p>
          </table:table-cell>
          <table:table-cell table:formula="of:=[.G271]-[.$B$2]" office:value-type="float" office:value="25.6258597373962" calcext:value-type="float">
            <text:p>25.6258597374</text:p>
          </table:table-cell>
          <table:table-cell table:formula="of:=[.C271]/([.H271]-[.H270])" office:value-type="float" office:value="104669.758551513" calcext:value-type="float">
            <text:p>104669.758551513</text:p>
          </table:table-cell>
          <table:table-cell table:formula="of:=[.G271]-[.$B271]" office:value-type="float" office:value="0.237323760986328" calcext:value-type="float">
            <text:p>0.23732376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4385.43091" calcext:value-type="float">
            <text:p>1443144385.43091</text:p>
          </table:table-cell>
          <table:table-cell office:value-type="float" office:value="4416" calcext:value-type="float">
            <text:p>4416</text:p>
          </table:table-cell>
          <table:table-cell table:formula="of:=[.B272]-[.$B$2]" office:value-type="float" office:value="25.4307169914246" calcext:value-type="float">
            <text:p>25.4307169914</text:p>
          </table:table-cell>
          <table:table-cell table:formula="of:=[.C272]/([.D272]-[.D271])" office:value-type="float" office:value="104691.648564323" calcext:value-type="float">
            <text:p>104691.648564323</text:p>
          </table:table-cell>
          <table:table-cell/>
          <table:table-cell office:value-type="float" office:value="1443144385.6683" calcext:value-type="float">
            <text:p>1443144385.6683</text:p>
          </table:table-cell>
          <table:table-cell table:formula="of:=[.G272]-[.$B$2]" office:value-type="float" office:value="25.6681089401245" calcext:value-type="float">
            <text:p>25.6681089401</text:p>
          </table:table-cell>
          <table:table-cell table:formula="of:=[.C272]/([.H272]-[.H271])" office:value-type="float" office:value="104522.682437389" calcext:value-type="float">
            <text:p>104522.682437389</text:p>
          </table:table-cell>
          <table:table-cell table:formula="of:=[.G272]-[.$B272]" office:value-type="float" office:value="0.237391948699951" calcext:value-type="float">
            <text:p>0.237391948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4385.4731" calcext:value-type="float">
            <text:p>1443144385.4731</text:p>
          </table:table-cell>
          <table:table-cell office:value-type="float" office:value="4416" calcext:value-type="float">
            <text:p>4416</text:p>
          </table:table-cell>
          <table:table-cell table:formula="of:=[.B273]-[.$B$2]" office:value-type="float" office:value="25.4729115962982" calcext:value-type="float">
            <text:p>25.4729115963</text:p>
          </table:table-cell>
          <table:table-cell table:formula="of:=[.C273]/([.D273]-[.D272])" office:value-type="float" office:value="104657.929923097" calcext:value-type="float">
            <text:p>104657.929923097</text:p>
          </table:table-cell>
          <table:table-cell/>
          <table:table-cell office:value-type="float" office:value="1443144385.71051" calcext:value-type="float">
            <text:p>1443144385.71051</text:p>
          </table:table-cell>
          <table:table-cell table:formula="of:=[.G273]-[.$B$2]" office:value-type="float" office:value="25.7103245258331" calcext:value-type="float">
            <text:p>25.7103245258</text:p>
          </table:table-cell>
          <table:table-cell table:formula="of:=[.C273]/([.H273]-[.H272])" office:value-type="float" office:value="104605.915703273" calcext:value-type="float">
            <text:p>104605.915703273</text:p>
          </table:table-cell>
          <table:table-cell table:formula="of:=[.G273]-[.$B273]" office:value-type="float" office:value="0.237412929534912" calcext:value-type="float">
            <text:p>0.237412929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4385.51527" calcext:value-type="float">
            <text:p>1443144385.51527</text:p>
          </table:table-cell>
          <table:table-cell office:value-type="float" office:value="4416" calcext:value-type="float">
            <text:p>4416</text:p>
          </table:table-cell>
          <table:table-cell table:formula="of:=[.B274]-[.$B$2]" office:value-type="float" office:value="25.515084028244" calcext:value-type="float">
            <text:p>25.5150840282</text:p>
          </table:table-cell>
          <table:table-cell table:formula="of:=[.C274]/([.D274]-[.D273])" office:value-type="float" office:value="104712.955745008" calcext:value-type="float">
            <text:p>104712.955745008</text:p>
          </table:table-cell>
          <table:table-cell/>
          <table:table-cell office:value-type="float" office:value="1443144385.75273" calcext:value-type="float">
            <text:p>1443144385.75273</text:p>
          </table:table-cell>
          <table:table-cell table:formula="of:=[.G274]-[.$B$2]" office:value-type="float" office:value="25.7525444030762" calcext:value-type="float">
            <text:p>25.7525444031</text:p>
          </table:table-cell>
          <table:table-cell table:formula="of:=[.C274]/([.H274]-[.H273])" office:value-type="float" office:value="104595.282799591" calcext:value-type="float">
            <text:p>104595.282799591</text:p>
          </table:table-cell>
          <table:table-cell table:formula="of:=[.G274]-[.$B274]" office:value-type="float" office:value="0.237460374832153" calcext:value-type="float">
            <text:p>0.237460374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4385.55747" calcext:value-type="float">
            <text:p>1443144385.55747</text:p>
          </table:table-cell>
          <table:table-cell office:value-type="float" office:value="4416" calcext:value-type="float">
            <text:p>4416</text:p>
          </table:table-cell>
          <table:table-cell table:formula="of:=[.B275]-[.$B$2]" office:value-type="float" office:value="25.557276725769" calcext:value-type="float">
            <text:p>25.5572767258</text:p>
          </table:table-cell>
          <table:table-cell table:formula="of:=[.C275]/([.D275]-[.D274])" office:value-type="float" office:value="104662.661053631" calcext:value-type="float">
            <text:p>104662.661053631</text:p>
          </table:table-cell>
          <table:table-cell/>
          <table:table-cell office:value-type="float" office:value="1443144385.79486" calcext:value-type="float">
            <text:p>1443144385.79486</text:p>
          </table:table-cell>
          <table:table-cell table:formula="of:=[.G275]-[.$B$2]" office:value-type="float" office:value="25.7946674823761" calcext:value-type="float">
            <text:p>25.7946674824</text:p>
          </table:table-cell>
          <table:table-cell table:formula="of:=[.C275]/([.H275]-[.H274])" office:value-type="float" office:value="104835.64054178" calcext:value-type="float">
            <text:p>104835.64054178</text:p>
          </table:table-cell>
          <table:table-cell table:formula="of:=[.G275]-[.$B275]" office:value-type="float" office:value="0.237390756607056" calcext:value-type="float">
            <text:p>0.237390756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4385.59966" calcext:value-type="float">
            <text:p>1443144385.59966</text:p>
          </table:table-cell>
          <table:table-cell office:value-type="float" office:value="4416" calcext:value-type="float">
            <text:p>4416</text:p>
          </table:table-cell>
          <table:table-cell table:formula="of:=[.B276]-[.$B$2]" office:value-type="float" office:value="25.5994682312012" calcext:value-type="float">
            <text:p>25.5994682312</text:p>
          </table:table-cell>
          <table:table-cell table:formula="of:=[.C276]/([.D276]-[.D275])" office:value-type="float" office:value="104665.618227436" calcext:value-type="float">
            <text:p>104665.618227436</text:p>
          </table:table-cell>
          <table:table-cell/>
          <table:table-cell office:value-type="float" office:value="1443144385.83706" calcext:value-type="float">
            <text:p>1443144385.83706</text:p>
          </table:table-cell>
          <table:table-cell table:formula="of:=[.G276]-[.$B$2]" office:value-type="float" office:value="25.8368670940399" calcext:value-type="float">
            <text:p>25.836867094</text:p>
          </table:table-cell>
          <table:table-cell table:formula="of:=[.C276]/([.H276]-[.H275])" office:value-type="float" office:value="104645.512740257" calcext:value-type="float">
            <text:p>104645.512740257</text:p>
          </table:table-cell>
          <table:table-cell table:formula="of:=[.G276]-[.$B276]" office:value-type="float" office:value="0.237398862838745" calcext:value-type="float">
            <text:p>0.237398862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4385.64185" calcext:value-type="float">
            <text:p>1443144385.64185</text:p>
          </table:table-cell>
          <table:table-cell office:value-type="float" office:value="4416" calcext:value-type="float">
            <text:p>4416</text:p>
          </table:table-cell>
          <table:table-cell table:formula="of:=[.B277]-[.$B$2]" office:value-type="float" office:value="25.6416628360748" calcext:value-type="float">
            <text:p>25.6416628361</text:p>
          </table:table-cell>
          <table:table-cell table:formula="of:=[.C277]/([.D277]-[.D276])" office:value-type="float" office:value="104657.929923097" calcext:value-type="float">
            <text:p>104657.929923097</text:p>
          </table:table-cell>
          <table:table-cell/>
          <table:table-cell office:value-type="float" office:value="1443144385.87919" calcext:value-type="float">
            <text:p>1443144385.87919</text:p>
          </table:table-cell>
          <table:table-cell table:formula="of:=[.G277]-[.$B$2]" office:value-type="float" office:value="25.8789989948273" calcext:value-type="float">
            <text:p>25.8789989948</text:p>
          </table:table-cell>
          <table:table-cell table:formula="of:=[.C277]/([.H277]-[.H276])" office:value-type="float" office:value="104813.690279208" calcext:value-type="float">
            <text:p>104813.690279208</text:p>
          </table:table-cell>
          <table:table-cell table:formula="of:=[.G277]-[.$B277]" office:value-type="float" office:value="0.237336158752441" calcext:value-type="float">
            <text:p>0.237336158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4385.68406" calcext:value-type="float">
            <text:p>1443144385.68406</text:p>
          </table:table-cell>
          <table:table-cell office:value-type="float" office:value="4416" calcext:value-type="float">
            <text:p>4416</text:p>
          </table:table-cell>
          <table:table-cell table:formula="of:=[.B278]-[.$B$2]" office:value-type="float" office:value="25.6838665008545" calcext:value-type="float">
            <text:p>25.6838665009</text:p>
          </table:table-cell>
          <table:table-cell table:formula="of:=[.C278]/([.D278]-[.D277])" office:value-type="float" office:value="104635.462892975" calcext:value-type="float">
            <text:p>104635.462892975</text:p>
          </table:table-cell>
          <table:table-cell/>
          <table:table-cell office:value-type="float" office:value="1443144385.92139" calcext:value-type="float">
            <text:p>1443144385.92139</text:p>
          </table:table-cell>
          <table:table-cell table:formula="of:=[.G278]-[.$B$2]" office:value-type="float" office:value="25.9212055206299" calcext:value-type="float">
            <text:p>25.9212055206</text:p>
          </table:table-cell>
          <table:table-cell table:formula="of:=[.C278]/([.H278]-[.H277])" office:value-type="float" office:value="104628.370045247" calcext:value-type="float">
            <text:p>104628.370045247</text:p>
          </table:table-cell>
          <table:table-cell table:formula="of:=[.G278]-[.$B278]" office:value-type="float" office:value="0.237339019775391" calcext:value-type="float">
            <text:p>0.237339019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4385.72626" calcext:value-type="float">
            <text:p>1443144385.72626</text:p>
          </table:table-cell>
          <table:table-cell office:value-type="float" office:value="4416" calcext:value-type="float">
            <text:p>4416</text:p>
          </table:table-cell>
          <table:table-cell table:formula="of:=[.B279]-[.$B$2]" office:value-type="float" office:value="25.7260670661926" calcext:value-type="float">
            <text:p>25.7260670662</text:p>
          </table:table-cell>
          <table:table-cell table:formula="of:=[.C279]/([.D279]-[.D278])" office:value-type="float" office:value="104643.147896634" calcext:value-type="float">
            <text:p>104643.147896634</text:p>
          </table:table-cell>
          <table:table-cell/>
          <table:table-cell office:value-type="float" office:value="1443144385.96358" calcext:value-type="float">
            <text:p>1443144385.96358</text:p>
          </table:table-cell>
          <table:table-cell table:formula="of:=[.G279]-[.$B$2]" office:value-type="float" office:value="25.9633884429932" calcext:value-type="float">
            <text:p>25.963388443</text:p>
          </table:table-cell>
          <table:table-cell table:formula="of:=[.C279]/([.H279]-[.H278])" office:value-type="float" office:value="104686.914812805" calcext:value-type="float">
            <text:p>104686.914812805</text:p>
          </table:table-cell>
          <table:table-cell table:formula="of:=[.G279]-[.$B279]" office:value-type="float" office:value="0.237321376800537" calcext:value-type="float">
            <text:p>0.237321376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4385.76847" calcext:value-type="float">
            <text:p>1443144385.76847</text:p>
          </table:table-cell>
          <table:table-cell office:value-type="float" office:value="4416" calcext:value-type="float">
            <text:p>4416</text:p>
          </table:table-cell>
          <table:table-cell table:formula="of:=[.B280]-[.$B$2]" office:value-type="float" office:value="25.7682814598083" calcext:value-type="float">
            <text:p>25.7682814598</text:p>
          </table:table-cell>
          <table:table-cell table:formula="of:=[.C280]/([.D280]-[.D279])" office:value-type="float" office:value="104608.869671298" calcext:value-type="float">
            <text:p>104608.869671298</text:p>
          </table:table-cell>
          <table:table-cell/>
          <table:table-cell office:value-type="float" office:value="1443144386.00591" calcext:value-type="float">
            <text:p>1443144386.00591</text:p>
          </table:table-cell>
          <table:table-cell table:formula="of:=[.G280]-[.$B$2]" office:value-type="float" office:value="26.00572514534" calcext:value-type="float">
            <text:p>26.0057251453</text:p>
          </table:table-cell>
          <table:table-cell table:formula="of:=[.C280]/([.H280]-[.H279])" office:value-type="float" office:value="104306.659593519" calcext:value-type="float">
            <text:p>104306.659593519</text:p>
          </table:table-cell>
          <table:table-cell table:formula="of:=[.G280]-[.$B280]" office:value-type="float" office:value="0.237443685531616" calcext:value-type="float">
            <text:p>0.237443685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4385.81066" calcext:value-type="float">
            <text:p>1443144385.81066</text:p>
          </table:table-cell>
          <table:table-cell office:value-type="float" office:value="4416" calcext:value-type="float">
            <text:p>4416</text:p>
          </table:table-cell>
          <table:table-cell table:formula="of:=[.B281]-[.$B$2]" office:value-type="float" office:value="25.8104689121246" calcext:value-type="float">
            <text:p>25.8104689121</text:p>
          </table:table-cell>
          <table:table-cell table:formula="of:=[.C281]/([.D281]-[.D280])" office:value-type="float" office:value="104675.673868446" calcext:value-type="float">
            <text:p>104675.673868446</text:p>
          </table:table-cell>
          <table:table-cell/>
          <table:table-cell office:value-type="float" office:value="1443144386.04808" calcext:value-type="float">
            <text:p>1443144386.04808</text:p>
          </table:table-cell>
          <table:table-cell table:formula="of:=[.G281]-[.$B$2]" office:value-type="float" office:value="26.0478949546814" calcext:value-type="float">
            <text:p>26.0478949547</text:p>
          </table:table-cell>
          <table:table-cell table:formula="of:=[.C281]/([.H281]-[.H280])" office:value-type="float" office:value="104719.468002465" calcext:value-type="float">
            <text:p>104719.468002465</text:p>
          </table:table-cell>
          <table:table-cell table:formula="of:=[.G281]-[.$B281]" office:value-type="float" office:value="0.237426042556763" calcext:value-type="float">
            <text:p>0.237426042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4385.85286" calcext:value-type="float">
            <text:p>1443144385.85286</text:p>
          </table:table-cell>
          <table:table-cell office:value-type="float" office:value="4416" calcext:value-type="float">
            <text:p>4416</text:p>
          </table:table-cell>
          <table:table-cell table:formula="of:=[.B282]-[.$B$2]" office:value-type="float" office:value="25.8526699542999" calcext:value-type="float">
            <text:p>25.8526699543</text:p>
          </table:table-cell>
          <table:table-cell table:formula="of:=[.C282]/([.D282]-[.D281])" office:value-type="float" office:value="104641.965514904" calcext:value-type="float">
            <text:p>104641.965514904</text:p>
          </table:table-cell>
          <table:table-cell/>
          <table:table-cell office:value-type="float" office:value="1443144386.09043" calcext:value-type="float">
            <text:p>1443144386.09043</text:p>
          </table:table-cell>
          <table:table-cell table:formula="of:=[.G282]-[.$B$2]" office:value-type="float" office:value="26.0902442932129" calcext:value-type="float">
            <text:p>26.0902442932</text:p>
          </table:table-cell>
          <table:table-cell table:formula="of:=[.C282]/([.H282]-[.H281])" office:value-type="float" office:value="104275.536599372" calcext:value-type="float">
            <text:p>104275.536599372</text:p>
          </table:table-cell>
          <table:table-cell table:formula="of:=[.G282]-[.$B282]" office:value-type="float" office:value="0.237574338912964" calcext:value-type="float">
            <text:p>0.237574338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4385.89509" calcext:value-type="float">
            <text:p>1443144385.89509</text:p>
          </table:table-cell>
          <table:table-cell office:value-type="float" office:value="4416" calcext:value-type="float">
            <text:p>4416</text:p>
          </table:table-cell>
          <table:table-cell table:formula="of:=[.B283]-[.$B$2]" office:value-type="float" office:value="25.8948984146118" calcext:value-type="float">
            <text:p>25.8948984146</text:p>
          </table:table-cell>
          <table:table-cell table:formula="of:=[.C283]/([.D283]-[.D282])" office:value-type="float" office:value="104574.023475742" calcext:value-type="float">
            <text:p>104574.023475742</text:p>
          </table:table-cell>
          <table:table-cell/>
          <table:table-cell office:value-type="float" office:value="1443144386.10285" calcext:value-type="float">
            <text:p>1443144386.10285</text:p>
          </table:table-cell>
          <table:table-cell table:formula="of:=[.G283]-[.$B$2]" office:value-type="float" office:value="26.1026563644409" calcext:value-type="float">
            <text:p>26.1026563644</text:p>
          </table:table-cell>
          <table:table-cell table:formula="of:=[.C283]/([.H283]-[.H282])" office:value-type="float" office:value="355782.682750672" calcext:value-type="float">
            <text:p>355782.682750672</text:p>
          </table:table-cell>
          <table:table-cell table:formula="of:=[.G283]-[.$B283]" office:value-type="float" office:value="0.207757949829102" calcext:value-type="float">
            <text:p>0.207757949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4385.93729" calcext:value-type="float">
            <text:p>1443144385.93729</text:p>
          </table:table-cell>
          <table:table-cell office:value-type="float" office:value="4416" calcext:value-type="float">
            <text:p>4416</text:p>
          </table:table-cell>
          <table:table-cell table:formula="of:=[.B284]-[.$B$2]" office:value-type="float" office:value="25.9371018409729" calcext:value-type="float">
            <text:p>25.937101841</text:p>
          </table:table-cell>
          <table:table-cell table:formula="of:=[.C284]/([.D284]-[.D283])" office:value-type="float" office:value="104636.054007028" calcext:value-type="float">
            <text:p>104636.054007028</text:p>
          </table:table-cell>
          <table:table-cell/>
          <table:table-cell office:value-type="float" office:value="1443144386.13255" calcext:value-type="float">
            <text:p>1443144386.13255</text:p>
          </table:table-cell>
          <table:table-cell table:formula="of:=[.G284]-[.$B$2]" office:value-type="float" office:value="26.132360458374" calcext:value-type="float">
            <text:p>26.1323604584</text:p>
          </table:table-cell>
          <table:table-cell table:formula="of:=[.C284]/([.H284]-[.H283])" office:value-type="float" office:value="148666.376087585" calcext:value-type="float">
            <text:p>148666.376087585</text:p>
          </table:table-cell>
          <table:table-cell table:formula="of:=[.G284]-[.$B284]" office:value-type="float" office:value="0.195258617401123" calcext:value-type="float">
            <text:p>0.19525861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4385.9795" calcext:value-type="float">
            <text:p>1443144385.9795</text:p>
          </table:table-cell>
          <table:table-cell office:value-type="float" office:value="4416" calcext:value-type="float">
            <text:p>4416</text:p>
          </table:table-cell>
          <table:table-cell table:formula="of:=[.B285]-[.$B$2]" office:value-type="float" office:value="25.979311466217" calcext:value-type="float">
            <text:p>25.9793114662</text:p>
          </table:table-cell>
          <table:table-cell table:formula="of:=[.C285]/([.D285]-[.D284])" office:value-type="float" office:value="104620.68721193" calcext:value-type="float">
            <text:p>104620.68721193</text:p>
          </table:table-cell>
          <table:table-cell/>
          <table:table-cell office:value-type="float" office:value="1443144386.21612" calcext:value-type="float">
            <text:p>1443144386.21612</text:p>
          </table:table-cell>
          <table:table-cell table:formula="of:=[.G285]-[.$B$2]" office:value-type="float" office:value="26.2159337997437" calcext:value-type="float">
            <text:p>26.2159337997</text:p>
          </table:table-cell>
          <table:table-cell table:formula="of:=[.C285]/([.H285]-[.H284])" office:value-type="float" office:value="52839.8162336106" calcext:value-type="float">
            <text:p>52839.8162336106</text:p>
          </table:table-cell>
          <table:table-cell table:formula="of:=[.G285]-[.$B285]" office:value-type="float" office:value="0.236622333526611" calcext:value-type="float">
            <text:p>0.236622333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4386.02079" calcext:value-type="float">
            <text:p>1443144386.02079</text:p>
          </table:table-cell>
          <table:table-cell office:value-type="float" office:value="4416" calcext:value-type="float">
            <text:p>4416</text:p>
          </table:table-cell>
          <table:table-cell table:formula="of:=[.B286]-[.$B$2]" office:value-type="float" office:value="26.0206024646759" calcext:value-type="float">
            <text:p>26.0206024647</text:p>
          </table:table-cell>
          <table:table-cell table:formula="of:=[.C286]/([.D286]-[.D285])" office:value-type="float" office:value="106948.249372066" calcext:value-type="float">
            <text:p>106948.249372066</text:p>
          </table:table-cell>
          <table:table-cell/>
          <table:table-cell office:value-type="float" office:value="1443144386.25643" calcext:value-type="float">
            <text:p>1443144386.25643</text:p>
          </table:table-cell>
          <table:table-cell table:formula="of:=[.G286]-[.$B$2]" office:value-type="float" office:value="26.2562370300293" calcext:value-type="float">
            <text:p>26.25623703</text:p>
          </table:table-cell>
          <table:table-cell table:formula="of:=[.C286]/([.H286]-[.H285])" office:value-type="float" office:value="109569.38113154" calcext:value-type="float">
            <text:p>109569.38113154</text:p>
          </table:table-cell>
          <table:table-cell table:formula="of:=[.G286]-[.$B286]" office:value-type="float" office:value="0.235634565353394" calcext:value-type="float">
            <text:p>0.235634565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4386.06108" calcext:value-type="float">
            <text:p>1443144386.06108</text:p>
          </table:table-cell>
          <table:table-cell office:value-type="float" office:value="4416" calcext:value-type="float">
            <text:p>4416</text:p>
          </table:table-cell>
          <table:table-cell table:formula="of:=[.B287]-[.$B$2]" office:value-type="float" office:value="26.0608866214752" calcext:value-type="float">
            <text:p>26.0608866215</text:p>
          </table:table-cell>
          <table:table-cell table:formula="of:=[.C287]/([.D287]-[.D286])" office:value-type="float" office:value="109621.259345186" calcext:value-type="float">
            <text:p>109621.259345186</text:p>
          </table:table-cell>
          <table:table-cell/>
          <table:table-cell office:value-type="float" office:value="1443144386.29666" calcext:value-type="float">
            <text:p>1443144386.29666</text:p>
          </table:table-cell>
          <table:table-cell table:formula="of:=[.G287]-[.$B$2]" office:value-type="float" office:value="26.2964692115784" calcext:value-type="float">
            <text:p>26.2964692116</text:p>
          </table:table-cell>
          <table:table-cell table:formula="of:=[.C287]/([.H287]-[.H286])" office:value-type="float" office:value="109762.877128939" calcext:value-type="float">
            <text:p>109762.877128939</text:p>
          </table:table-cell>
          <table:table-cell table:formula="of:=[.G287]-[.$B287]" office:value-type="float" office:value="0.235582590103149" calcext:value-type="float">
            <text:p>0.235582590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4386.10136" calcext:value-type="float">
            <text:p>1443144386.10136</text:p>
          </table:table-cell>
          <table:table-cell office:value-type="float" office:value="4416" calcext:value-type="float">
            <text:p>4416</text:p>
          </table:table-cell>
          <table:table-cell table:formula="of:=[.B288]-[.$B$2]" office:value-type="float" office:value="26.1011707782745" calcext:value-type="float">
            <text:p>26.1011707783</text:p>
          </table:table-cell>
          <table:table-cell table:formula="of:=[.C288]/([.D288]-[.D287])" office:value-type="float" office:value="109621.259345186" calcext:value-type="float">
            <text:p>109621.259345186</text:p>
          </table:table-cell>
          <table:table-cell/>
          <table:table-cell office:value-type="float" office:value="1443144386.33699" calcext:value-type="float">
            <text:p>1443144386.33699</text:p>
          </table:table-cell>
          <table:table-cell table:formula="of:=[.G288]-[.$B$2]" office:value-type="float" office:value="26.3368055820465" calcext:value-type="float">
            <text:p>26.336805582</text:p>
          </table:table-cell>
          <table:table-cell table:formula="of:=[.C288]/([.H288]-[.H287])" office:value-type="float" office:value="109479.359415544" calcext:value-type="float">
            <text:p>109479.359415544</text:p>
          </table:table-cell>
          <table:table-cell table:formula="of:=[.G288]-[.$B288]" office:value-type="float" office:value="0.235634803771973" calcext:value-type="float">
            <text:p>0.235634803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4386.14164" calcext:value-type="float">
            <text:p>1443144386.14164</text:p>
          </table:table-cell>
          <table:table-cell office:value-type="float" office:value="4416" calcext:value-type="float">
            <text:p>4416</text:p>
          </table:table-cell>
          <table:table-cell table:formula="of:=[.B289]-[.$B$2]" office:value-type="float" office:value="26.1414558887482" calcext:value-type="float">
            <text:p>26.1414558887</text:p>
          </table:table-cell>
          <table:table-cell table:formula="of:=[.C289]/([.D289]-[.D288])" office:value-type="float" office:value="109618.66426779" calcext:value-type="float">
            <text:p>109618.66426779</text:p>
          </table:table-cell>
          <table:table-cell/>
          <table:table-cell office:value-type="float" office:value="1443144386.37722" calcext:value-type="float">
            <text:p>1443144386.37722</text:p>
          </table:table-cell>
          <table:table-cell table:formula="of:=[.G289]-[.$B$2]" office:value-type="float" office:value="26.3770301342011" calcext:value-type="float">
            <text:p>26.3770301342</text:p>
          </table:table-cell>
          <table:table-cell table:formula="of:=[.C289]/([.H289]-[.H288])" office:value-type="float" office:value="109783.695864007" calcext:value-type="float">
            <text:p>109783.695864007</text:p>
          </table:table-cell>
          <table:table-cell table:formula="of:=[.G289]-[.$B289]" office:value-type="float" office:value="0.235574245452881" calcext:value-type="float">
            <text:p>0.235574245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4386.18193" calcext:value-type="float">
            <text:p>1443144386.18193</text:p>
          </table:table-cell>
          <table:table-cell office:value-type="float" office:value="4416" calcext:value-type="float">
            <text:p>4416</text:p>
          </table:table-cell>
          <table:table-cell table:formula="of:=[.B290]-[.$B$2]" office:value-type="float" office:value="26.1817438602448" calcext:value-type="float">
            <text:p>26.1817438602</text:p>
          </table:table-cell>
          <table:table-cell table:formula="of:=[.C290]/([.D290]-[.D289])" office:value-type="float" office:value="109610.879772754" calcext:value-type="float">
            <text:p>109610.879772754</text:p>
          </table:table-cell>
          <table:table-cell/>
          <table:table-cell office:value-type="float" office:value="1443144386.41757" calcext:value-type="float">
            <text:p>1443144386.41757</text:p>
          </table:table-cell>
          <table:table-cell table:formula="of:=[.G290]-[.$B$2]" office:value-type="float" office:value="26.4173781871796" calcext:value-type="float">
            <text:p>26.4173781872</text:p>
          </table:table-cell>
          <table:table-cell table:formula="of:=[.C290]/([.H290]-[.H289])" office:value-type="float" office:value="109447.660395197" calcext:value-type="float">
            <text:p>109447.660395197</text:p>
          </table:table-cell>
          <table:table-cell table:formula="of:=[.G290]-[.$B290]" office:value-type="float" office:value="0.235634326934814" calcext:value-type="float">
            <text:p>0.235634326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4386.22226" calcext:value-type="float">
            <text:p>1443144386.22226</text:p>
          </table:table-cell>
          <table:table-cell office:value-type="float" office:value="4416" calcext:value-type="float">
            <text:p>4416</text:p>
          </table:table-cell>
          <table:table-cell table:formula="of:=[.B291]-[.$B$2]" office:value-type="float" office:value="26.2220675945282" calcext:value-type="float">
            <text:p>26.2220675945</text:p>
          </table:table-cell>
          <table:table-cell table:formula="of:=[.C291]/([.D291]-[.D290])" office:value-type="float" office:value="109513.666788861" calcext:value-type="float">
            <text:p>109513.666788861</text:p>
          </table:table-cell>
          <table:table-cell/>
          <table:table-cell office:value-type="float" office:value="1443144386.45783" calcext:value-type="float">
            <text:p>1443144386.45783</text:p>
          </table:table-cell>
          <table:table-cell table:formula="of:=[.G291]-[.$B$2]" office:value-type="float" office:value="26.457644701004" calcext:value-type="float">
            <text:p>26.457644701</text:p>
          </table:table-cell>
          <table:table-cell table:formula="of:=[.C291]/([.H291]-[.H290])" office:value-type="float" office:value="109669.290449405" calcext:value-type="float">
            <text:p>109669.290449405</text:p>
          </table:table-cell>
          <table:table-cell table:formula="of:=[.G291]-[.$B291]" office:value-type="float" office:value="0.23557710647583" calcext:value-type="float">
            <text:p>0.235577106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4386.26254" calcext:value-type="float">
            <text:p>1443144386.26254</text:p>
          </table:table-cell>
          <table:table-cell office:value-type="float" office:value="4416" calcext:value-type="float">
            <text:p>4416</text:p>
          </table:table-cell>
          <table:table-cell table:formula="of:=[.B292]-[.$B$2]" office:value-type="float" office:value="26.2623550891876" calcext:value-type="float">
            <text:p>26.2623550892</text:p>
          </table:table-cell>
          <table:table-cell table:formula="of:=[.C292]/([.D292]-[.D291])" office:value-type="float" office:value="109612.177111813" calcext:value-type="float">
            <text:p>109612.177111813</text:p>
          </table:table-cell>
          <table:table-cell/>
          <table:table-cell office:value-type="float" office:value="1443144386.47024" calcext:value-type="float">
            <text:p>1443144386.47024</text:p>
          </table:table-cell>
          <table:table-cell table:formula="of:=[.G292]-[.$B$2]" office:value-type="float" office:value="26.4700462818146" calcext:value-type="float">
            <text:p>26.4700462818</text:p>
          </table:table-cell>
          <table:table-cell table:formula="of:=[.C292]/([.H292]-[.H291])" office:value-type="float" office:value="356083.637034759" calcext:value-type="float">
            <text:p>356083.637034759</text:p>
          </table:table-cell>
          <table:table-cell table:formula="of:=[.G292]-[.$B292]" office:value-type="float" office:value="0.207691192626953" calcext:value-type="float">
            <text:p>0.207691192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4386.30282" calcext:value-type="float">
            <text:p>1443144386.30282</text:p>
          </table:table-cell>
          <table:table-cell office:value-type="float" office:value="4416" calcext:value-type="float">
            <text:p>4416</text:p>
          </table:table-cell>
          <table:table-cell table:formula="of:=[.B293]-[.$B$2]" office:value-type="float" office:value="26.3026344776154" calcext:value-type="float">
            <text:p>26.3026344776</text:p>
          </table:table-cell>
          <table:table-cell table:formula="of:=[.C293]/([.D293]-[.D292])" office:value-type="float" office:value="109634.236575433" calcext:value-type="float">
            <text:p>109634.236575433</text:p>
          </table:table-cell>
          <table:table-cell/>
          <table:table-cell office:value-type="float" office:value="1443144386.5384" calcext:value-type="float">
            <text:p>1443144386.5384</text:p>
          </table:table-cell>
          <table:table-cell table:formula="of:=[.G293]-[.$B$2]" office:value-type="float" office:value="26.5382108688354" calcext:value-type="float">
            <text:p>26.5382108688</text:p>
          </table:table-cell>
          <table:table-cell table:formula="of:=[.C293]/([.H293]-[.H292])" office:value-type="float" office:value="64784.3725459334" calcext:value-type="float">
            <text:p>64784.3725459334</text:p>
          </table:table-cell>
          <table:table-cell table:formula="of:=[.G293]-[.$B293]" office:value-type="float" office:value="0.235576391220093" calcext:value-type="float">
            <text:p>0.235576391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4386.3431" calcext:value-type="float">
            <text:p>1443144386.3431</text:p>
          </table:table-cell>
          <table:table-cell office:value-type="float" office:value="4416" calcext:value-type="float">
            <text:p>4416</text:p>
          </table:table-cell>
          <table:table-cell table:formula="of:=[.B294]-[.$B$2]" office:value-type="float" office:value="26.34290766716" calcext:value-type="float">
            <text:p>26.3429076672</text:p>
          </table:table-cell>
          <table:table-cell table:formula="of:=[.C294]/([.D294]-[.D293])" office:value-type="float" office:value="109651.111568927" calcext:value-type="float">
            <text:p>109651.111568927</text:p>
          </table:table-cell>
          <table:table-cell/>
          <table:table-cell office:value-type="float" office:value="1443144386.57871" calcext:value-type="float">
            <text:p>1443144386.57871</text:p>
          </table:table-cell>
          <table:table-cell table:formula="of:=[.G294]-[.$B$2]" office:value-type="float" office:value="26.5785174369812" calcext:value-type="float">
            <text:p>26.578517437</text:p>
          </table:table-cell>
          <table:table-cell table:formula="of:=[.C294]/([.H294]-[.H293])" office:value-type="float" office:value="109560.307492103" calcext:value-type="float">
            <text:p>109560.307492103</text:p>
          </table:table-cell>
          <table:table-cell table:formula="of:=[.G294]-[.$B294]" office:value-type="float" office:value="0.235609769821167" calcext:value-type="float">
            <text:p>0.235609769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4386.38343" calcext:value-type="float">
            <text:p>1443144386.38343</text:p>
          </table:table-cell>
          <table:table-cell office:value-type="float" office:value="4416" calcext:value-type="float">
            <text:p>4416</text:p>
          </table:table-cell>
          <table:table-cell table:formula="of:=[.B295]-[.$B$2]" office:value-type="float" office:value="26.3832426071167" calcext:value-type="float">
            <text:p>26.3832426071</text:p>
          </table:table-cell>
          <table:table-cell table:formula="of:=[.C295]/([.D295]-[.D294])" office:value-type="float" office:value="109483.242190132" calcext:value-type="float">
            <text:p>109483.242190132</text:p>
          </table:table-cell>
          <table:table-cell/>
          <table:table-cell office:value-type="float" office:value="1443144386.61899" calcext:value-type="float">
            <text:p>1443144386.61899</text:p>
          </table:table-cell>
          <table:table-cell table:formula="of:=[.G295]-[.$B$2]" office:value-type="float" office:value="26.6188054084778" calcext:value-type="float">
            <text:p>26.6188054085</text:p>
          </table:table-cell>
          <table:table-cell table:formula="of:=[.C295]/([.H295]-[.H294])" office:value-type="float" office:value="109610.879772754" calcext:value-type="float">
            <text:p>109610.879772754</text:p>
          </table:table-cell>
          <table:table-cell table:formula="of:=[.G295]-[.$B295]" office:value-type="float" office:value="0.235562801361084" calcext:value-type="float">
            <text:p>0.235562801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4386.42373" calcext:value-type="float">
            <text:p>1443144386.42373</text:p>
          </table:table-cell>
          <table:table-cell office:value-type="float" office:value="4416" calcext:value-type="float">
            <text:p>4416</text:p>
          </table:table-cell>
          <table:table-cell table:formula="of:=[.B296]-[.$B$2]" office:value-type="float" office:value="26.4235396385193" calcext:value-type="float">
            <text:p>26.4235396385</text:p>
          </table:table-cell>
          <table:table-cell table:formula="of:=[.C296]/([.D296]-[.D295])" office:value-type="float" office:value="109586.236164196" calcext:value-type="float">
            <text:p>109586.236164196</text:p>
          </table:table-cell>
          <table:table-cell/>
          <table:table-cell office:value-type="float" office:value="1443144386.65927" calcext:value-type="float">
            <text:p>1443144386.65927</text:p>
          </table:table-cell>
          <table:table-cell table:formula="of:=[.G296]-[.$B$2]" office:value-type="float" office:value="26.6590859889984" calcext:value-type="float">
            <text:p>26.659085989</text:p>
          </table:table-cell>
          <table:table-cell table:formula="of:=[.C296]/([.H296]-[.H295])" office:value-type="float" office:value="109630.991979828" calcext:value-type="float">
            <text:p>109630.991979828</text:p>
          </table:table-cell>
          <table:table-cell table:formula="of:=[.G296]-[.$B296]" office:value-type="float" office:value="0.235546350479126" calcext:value-type="float">
            <text:p>0.235546350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4386.464" calcext:value-type="float">
            <text:p>1443144386.464</text:p>
          </table:table-cell>
          <table:table-cell office:value-type="float" office:value="4416" calcext:value-type="float">
            <text:p>4416</text:p>
          </table:table-cell>
          <table:table-cell table:formula="of:=[.B297]-[.$B$2]" office:value-type="float" office:value="26.4638149738312" calcext:value-type="float">
            <text:p>26.4638149738</text:p>
          </table:table-cell>
          <table:table-cell table:formula="of:=[.C297]/([.D297]-[.D296])" office:value-type="float" office:value="109645.269637181" calcext:value-type="float">
            <text:p>109645.269637181</text:p>
          </table:table-cell>
          <table:table-cell/>
          <table:table-cell office:value-type="float" office:value="1443144386.69959" calcext:value-type="float">
            <text:p>1443144386.69959</text:p>
          </table:table-cell>
          <table:table-cell table:formula="of:=[.G297]-[.$B$2]" office:value-type="float" office:value="26.6993978023529" calcext:value-type="float">
            <text:p>26.6993978024</text:p>
          </table:table-cell>
          <table:table-cell table:formula="of:=[.C297]/([.H297]-[.H296])" office:value-type="float" office:value="109546.051951739" calcext:value-type="float">
            <text:p>109546.051951739</text:p>
          </table:table-cell>
          <table:table-cell table:formula="of:=[.G297]-[.$B297]" office:value-type="float" office:value="0.235582828521729" calcext:value-type="float">
            <text:p>0.235582828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4386.50429" calcext:value-type="float">
            <text:p>1443144386.50429</text:p>
          </table:table-cell>
          <table:table-cell office:value-type="float" office:value="4416" calcext:value-type="float">
            <text:p>4416</text:p>
          </table:table-cell>
          <table:table-cell table:formula="of:=[.B298]-[.$B$2]" office:value-type="float" office:value="26.504097700119" calcext:value-type="float">
            <text:p>26.5040977001</text:p>
          </table:table-cell>
          <table:table-cell table:formula="of:=[.C298]/([.D298]-[.D297])" office:value-type="float" office:value="109625.152191669" calcext:value-type="float">
            <text:p>109625.152191669</text:p>
          </table:table-cell>
          <table:table-cell/>
          <table:table-cell office:value-type="float" office:value="1443144386.73987" calcext:value-type="float">
            <text:p>1443144386.73987</text:p>
          </table:table-cell>
          <table:table-cell table:formula="of:=[.G298]-[.$B$2]" office:value-type="float" office:value="26.7396852970123" calcext:value-type="float">
            <text:p>26.739685297</text:p>
          </table:table-cell>
          <table:table-cell table:formula="of:=[.C298]/([.H298]-[.H297])" office:value-type="float" office:value="109612.177111813" calcext:value-type="float">
            <text:p>109612.177111813</text:p>
          </table:table-cell>
          <table:table-cell table:formula="of:=[.G298]-[.$B298]" office:value-type="float" office:value="0.235587596893311" calcext:value-type="float">
            <text:p>0.235587596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4386.54457" calcext:value-type="float">
            <text:p>1443144386.54457</text:p>
          </table:table-cell>
          <table:table-cell office:value-type="float" office:value="4416" calcext:value-type="float">
            <text:p>4416</text:p>
          </table:table-cell>
          <table:table-cell table:formula="of:=[.B299]-[.$B$2]" office:value-type="float" office:value="26.5443773269653" calcext:value-type="float">
            <text:p>26.544377327</text:p>
          </table:table-cell>
          <table:table-cell table:formula="of:=[.C299]/([.D299]-[.D298])" office:value-type="float" office:value="109633.587640948" calcext:value-type="float">
            <text:p>109633.587640948</text:p>
          </table:table-cell>
          <table:table-cell/>
          <table:table-cell office:value-type="float" office:value="1443144386.78014" calcext:value-type="float">
            <text:p>1443144386.78014</text:p>
          </table:table-cell>
          <table:table-cell table:formula="of:=[.G299]-[.$B$2]" office:value-type="float" office:value="26.7799506187439" calcext:value-type="float">
            <text:p>26.7799506187</text:p>
          </table:table-cell>
          <table:table-cell table:formula="of:=[.C299]/([.H299]-[.H298])" office:value-type="float" office:value="109672.537312372" calcext:value-type="float">
            <text:p>109672.537312372</text:p>
          </table:table-cell>
          <table:table-cell table:formula="of:=[.G299]-[.$B299]" office:value-type="float" office:value="0.235573291778564" calcext:value-type="float">
            <text:p>0.235573291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4386.58485" calcext:value-type="float">
            <text:p>1443144386.58485</text:p>
          </table:table-cell>
          <table:table-cell office:value-type="float" office:value="4416" calcext:value-type="float">
            <text:p>4416</text:p>
          </table:table-cell>
          <table:table-cell table:formula="of:=[.B300]-[.$B$2]" office:value-type="float" office:value="26.5846602916718" calcext:value-type="float">
            <text:p>26.5846602917</text:p>
          </table:table-cell>
          <table:table-cell table:formula="of:=[.C300]/([.D300]-[.D299])" office:value-type="float" office:value="109624.503364722" calcext:value-type="float">
            <text:p>109624.503364722</text:p>
          </table:table-cell>
          <table:table-cell/>
          <table:table-cell office:value-type="float" office:value="1443144386.82042" calcext:value-type="float">
            <text:p>1443144386.82042</text:p>
          </table:table-cell>
          <table:table-cell table:formula="of:=[.G300]-[.$B$2]" office:value-type="float" office:value="26.8202304840088" calcext:value-type="float">
            <text:p>26.820230484</text:p>
          </table:table-cell>
          <table:table-cell table:formula="of:=[.C300]/([.H300]-[.H299])" office:value-type="float" office:value="109632.938714145" calcext:value-type="float">
            <text:p>109632.938714145</text:p>
          </table:table-cell>
          <table:table-cell table:formula="of:=[.G300]-[.$B300]" office:value-type="float" office:value="0.235570192337036" calcext:value-type="float">
            <text:p>0.235570192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4386.62513" calcext:value-type="float">
            <text:p>1443144386.62513</text:p>
          </table:table-cell>
          <table:table-cell office:value-type="float" office:value="4416" calcext:value-type="float">
            <text:p>4416</text:p>
          </table:table-cell>
          <table:table-cell table:formula="of:=[.B301]-[.$B$2]" office:value-type="float" office:value="26.6249434947968" calcext:value-type="float">
            <text:p>26.6249434948</text:p>
          </table:table-cell>
          <table:table-cell table:formula="of:=[.C301]/([.D301]-[.D300])" office:value-type="float" office:value="109623.854545455" calcext:value-type="float">
            <text:p>109623.854545455</text:p>
          </table:table-cell>
          <table:table-cell/>
          <table:table-cell office:value-type="float" office:value="1443144386.86071" calcext:value-type="float">
            <text:p>1443144386.86071</text:p>
          </table:table-cell>
          <table:table-cell table:formula="of:=[.G301]-[.$B$2]" office:value-type="float" office:value="26.8605182170868" calcext:value-type="float">
            <text:p>26.8605182171</text:p>
          </table:table-cell>
          <table:table-cell table:formula="of:=[.C301]/([.H301]-[.H300])" office:value-type="float" office:value="109611.528438445" calcext:value-type="float">
            <text:p>109611.528438445</text:p>
          </table:table-cell>
          <table:table-cell table:formula="of:=[.G301]-[.$B301]" office:value-type="float" office:value="0.235574722290039" calcext:value-type="float">
            <text:p>0.23557472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4386.66542" calcext:value-type="float">
            <text:p>1443144386.66542</text:p>
          </table:table-cell>
          <table:table-cell office:value-type="float" office:value="4416" calcext:value-type="float">
            <text:p>4416</text:p>
          </table:table-cell>
          <table:table-cell table:formula="of:=[.B302]-[.$B$2]" office:value-type="float" office:value="26.6652276515961" calcext:value-type="float">
            <text:p>26.6652276516</text:p>
          </table:table-cell>
          <table:table-cell table:formula="of:=[.C302]/([.D302]-[.D301])" office:value-type="float" office:value="109621.259345186" calcext:value-type="float">
            <text:p>109621.259345186</text:p>
          </table:table-cell>
          <table:table-cell/>
          <table:table-cell office:value-type="float" office:value="1443144386.87311" calcext:value-type="float">
            <text:p>1443144386.87311</text:p>
          </table:table-cell>
          <table:table-cell table:formula="of:=[.G302]-[.$B$2]" office:value-type="float" office:value="26.8729186058044" calcext:value-type="float">
            <text:p>26.8729186058</text:p>
          </table:table-cell>
          <table:table-cell table:formula="of:=[.C302]/([.H302]-[.H301])" office:value-type="float" office:value="356117.868604718" calcext:value-type="float">
            <text:p>356117.868604718</text:p>
          </table:table-cell>
          <table:table-cell table:formula="of:=[.G302]-[.$B302]" office:value-type="float" office:value="0.207690954208374" calcext:value-type="float">
            <text:p>0.207690954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4386.70573" calcext:value-type="float">
            <text:p>1443144386.70573</text:p>
          </table:table-cell>
          <table:table-cell office:value-type="float" office:value="4416" calcext:value-type="float">
            <text:p>4416</text:p>
          </table:table-cell>
          <table:table-cell table:formula="of:=[.B303]-[.$B$2]" office:value-type="float" office:value="26.7055461406708" calcext:value-type="float">
            <text:p>26.7055461407</text:p>
          </table:table-cell>
          <table:table-cell table:formula="of:=[.C303]/([.D303]-[.D302])" office:value-type="float" office:value="109527.913901176" calcext:value-type="float">
            <text:p>109527.913901176</text:p>
          </table:table-cell>
          <table:table-cell/>
          <table:table-cell office:value-type="float" office:value="1443144386.90101" calcext:value-type="float">
            <text:p>1443144386.90101</text:p>
          </table:table-cell>
          <table:table-cell table:formula="of:=[.G303]-[.$B$2]" office:value-type="float" office:value="26.9008212089539" calcext:value-type="float">
            <text:p>26.900821209</text:p>
          </table:table-cell>
          <table:table-cell table:formula="of:=[.C303]/([.H303]-[.H302])" office:value-type="float" office:value="158264.80333584" calcext:value-type="float">
            <text:p>158264.80333584</text:p>
          </table:table-cell>
          <table:table-cell table:formula="of:=[.G303]-[.$B303]" office:value-type="float" office:value="0.195275068283081" calcext:value-type="float">
            <text:p>0.195275068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4386.74599" calcext:value-type="float">
            <text:p>1443144386.74599</text:p>
          </table:table-cell>
          <table:table-cell office:value-type="float" office:value="4416" calcext:value-type="float">
            <text:p>4416</text:p>
          </table:table-cell>
          <table:table-cell table:formula="of:=[.B304]-[.$B$2]" office:value-type="float" office:value="26.7457973957062" calcext:value-type="float">
            <text:p>26.7457973957</text:p>
          </table:table-cell>
          <table:table-cell table:formula="of:=[.C304]/([.D304]-[.D303])" office:value-type="float" office:value="109710.8648194" calcext:value-type="float">
            <text:p>109710.8648194</text:p>
          </table:table-cell>
          <table:table-cell/>
          <table:table-cell office:value-type="float" office:value="1443144386.94126" calcext:value-type="float">
            <text:p>1443144386.94126</text:p>
          </table:table-cell>
          <table:table-cell table:formula="of:=[.G304]-[.$B$2]" office:value-type="float" office:value="26.9410760402679" calcext:value-type="float">
            <text:p>26.9410760403</text:p>
          </table:table-cell>
          <table:table-cell table:formula="of:=[.C304]/([.H304]-[.H303])" office:value-type="float" office:value="109701.11799859" calcext:value-type="float">
            <text:p>109701.11799859</text:p>
          </table:table-cell>
          <table:table-cell table:formula="of:=[.G304]-[.$B304]" office:value-type="float" office:value="0.195278644561768" calcext:value-type="float">
            <text:p>0.195278644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4386.78627" calcext:value-type="float">
            <text:p>1443144386.78627</text:p>
          </table:table-cell>
          <table:table-cell office:value-type="float" office:value="4416" calcext:value-type="float">
            <text:p>4416</text:p>
          </table:table-cell>
          <table:table-cell table:formula="of:=[.B305]-[.$B$2]" office:value-type="float" office:value="26.7860798835754" calcext:value-type="float">
            <text:p>26.7860798836</text:p>
          </table:table-cell>
          <table:table-cell table:formula="of:=[.C305]/([.D305]-[.D304])" office:value-type="float" office:value="109625.801026297" calcext:value-type="float">
            <text:p>109625.801026297</text:p>
          </table:table-cell>
          <table:table-cell/>
          <table:table-cell office:value-type="float" office:value="1443144386.98163" calcext:value-type="float">
            <text:p>1443144386.98163</text:p>
          </table:table-cell>
          <table:table-cell table:formula="of:=[.G305]-[.$B$2]" office:value-type="float" office:value="26.981440782547" calcext:value-type="float">
            <text:p>26.9814407825</text:p>
          </table:table-cell>
          <table:table-cell table:formula="of:=[.C305]/([.H305]-[.H304])" office:value-type="float" office:value="109402.407910125" calcext:value-type="float">
            <text:p>109402.407910125</text:p>
          </table:table-cell>
          <table:table-cell table:formula="of:=[.G305]-[.$B305]" office:value-type="float" office:value="0.195360898971558" calcext:value-type="float">
            <text:p>0.1953608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4386.82655" calcext:value-type="float">
            <text:p>1443144386.82655</text:p>
          </table:table-cell>
          <table:table-cell office:value-type="float" office:value="4416" calcext:value-type="float">
            <text:p>4416</text:p>
          </table:table-cell>
          <table:table-cell table:formula="of:=[.B306]-[.$B$2]" office:value-type="float" office:value="26.8263645172119" calcext:value-type="float">
            <text:p>26.8263645172</text:p>
          </table:table-cell>
          <table:table-cell table:formula="of:=[.C306]/([.D306]-[.D305])" office:value-type="float" office:value="109619.96179113" calcext:value-type="float">
            <text:p>109619.96179113</text:p>
          </table:table-cell>
          <table:table-cell/>
          <table:table-cell office:value-type="float" office:value="1443144387.02189" calcext:value-type="float">
            <text:p>1443144387.02189</text:p>
          </table:table-cell>
          <table:table-cell table:formula="of:=[.G306]-[.$B$2]" office:value-type="float" office:value="27.0217061042786" calcext:value-type="float">
            <text:p>27.0217061043</text:p>
          </table:table-cell>
          <table:table-cell table:formula="of:=[.C306]/([.H306]-[.H305])" office:value-type="float" office:value="109672.537312372" calcext:value-type="float">
            <text:p>109672.537312372</text:p>
          </table:table-cell>
          <table:table-cell table:formula="of:=[.G306]-[.$B306]" office:value-type="float" office:value="0.19534158706665" calcext:value-type="float">
            <text:p>0.195341587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4386.86684" calcext:value-type="float">
            <text:p>1443144386.86684</text:p>
          </table:table-cell>
          <table:table-cell office:value-type="float" office:value="4416" calcext:value-type="float">
            <text:p>4416</text:p>
          </table:table-cell>
          <table:table-cell table:formula="of:=[.B307]-[.$B$2]" office:value-type="float" office:value="26.8666484355926" calcext:value-type="float">
            <text:p>26.8666484356</text:p>
          </table:table-cell>
          <table:table-cell table:formula="of:=[.C307]/([.D307]-[.D306])" office:value-type="float" office:value="109621.908133733" calcext:value-type="float">
            <text:p>109621.908133733</text:p>
          </table:table-cell>
          <table:table-cell/>
          <table:table-cell office:value-type="float" office:value="1443144390.01857" calcext:value-type="float">
            <text:p>1443144390.01857</text:p>
          </table:table-cell>
          <table:table-cell table:formula="of:=[.G307]-[.$B$2]" office:value-type="float" office:value="30.0183806419373" calcext:value-type="float">
            <text:p>30.0183806419</text:p>
          </table:table-cell>
          <table:table-cell table:formula="of:=[.C307]/([.H307]-[.H306])" office:value-type="float" office:value="1473.63350424108" calcext:value-type="float">
            <text:p>1473.6335042411</text:p>
          </table:table-cell>
          <table:table-cell table:formula="of:=[.G307]-[.$B307]" office:value-type="float" office:value="3.1517322063446" calcext:value-type="float">
            <text:p>3.151732206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4386.90713" calcext:value-type="float">
            <text:p>1443144386.90713</text:p>
          </table:table-cell>
          <table:table-cell office:value-type="float" office:value="4416" calcext:value-type="float">
            <text:p>4416</text:p>
          </table:table-cell>
          <table:table-cell table:formula="of:=[.B308]-[.$B$2]" office:value-type="float" office:value="26.9069435596466" calcext:value-type="float">
            <text:p>26.9069435596</text:p>
          </table:table-cell>
          <table:table-cell table:formula="of:=[.C308]/([.D308]-[.D307])" office:value-type="float" office:value="109591.423371398" calcext:value-type="float">
            <text:p>109591.423371398</text:p>
          </table:table-cell>
          <table:table-cell/>
          <table:table-cell office:value-type="float" office:value="1443144390.99322" calcext:value-type="float">
            <text:p>1443144390.99322</text:p>
          </table:table-cell>
          <table:table-cell table:formula="of:=[.G308]-[.$B$2]" office:value-type="float" office:value="30.9930305480957" calcext:value-type="float">
            <text:p>30.9930305481</text:p>
          </table:table-cell>
          <table:table-cell table:formula="of:=[.C308]/([.H308]-[.H307])" office:value-type="float" office:value="4530.85766704224" calcext:value-type="float">
            <text:p>4530.8576670422</text:p>
          </table:table-cell>
          <table:table-cell table:formula="of:=[.G308]-[.$B308]" office:value-type="float" office:value="4.0860869884491" calcext:value-type="float">
            <text:p>4.086086988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4386.94742" calcext:value-type="float">
            <text:p>1443144386.94742</text:p>
          </table:table-cell>
          <table:table-cell office:value-type="float" office:value="4416" calcext:value-type="float">
            <text:p>4416</text:p>
          </table:table-cell>
          <table:table-cell table:formula="of:=[.B309]-[.$B$2]" office:value-type="float" office:value="26.9472324848175" calcext:value-type="float">
            <text:p>26.9472324848</text:p>
          </table:table-cell>
          <table:table-cell table:formula="of:=[.C309]/([.D309]-[.D308])" office:value-type="float" office:value="109608.285186763" calcext:value-type="float">
            <text:p>109608.285186763</text:p>
          </table:table-cell>
          <table:table-cell/>
          <table:table-cell office:value-type="float" office:value="1443144391.0114" calcext:value-type="float">
            <text:p>1443144391.0114</text:p>
          </table:table-cell>
          <table:table-cell table:formula="of:=[.G309]-[.$B$2]" office:value-type="float" office:value="31.0112116336823" calcext:value-type="float">
            <text:p>31.0112116337</text:p>
          </table:table-cell>
          <table:table-cell table:formula="of:=[.C309]/([.H309]-[.H308])" office:value-type="float" office:value="242889.786694992" calcext:value-type="float">
            <text:p>242889.786694992</text:p>
          </table:table-cell>
          <table:table-cell table:formula="of:=[.G309]-[.$B309]" office:value-type="float" office:value="4.06397914886475" calcext:value-type="float">
            <text:p>4.063979148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4386.98771" calcext:value-type="float">
            <text:p>1443144386.98771</text:p>
          </table:table-cell>
          <table:table-cell office:value-type="float" office:value="4416" calcext:value-type="float">
            <text:p>4416</text:p>
          </table:table-cell>
          <table:table-cell table:formula="of:=[.B310]-[.$B$2]" office:value-type="float" office:value="26.9875175952911" calcext:value-type="float">
            <text:p>26.9875175953</text:p>
          </table:table-cell>
          <table:table-cell table:formula="of:=[.C310]/([.D310]-[.D309])" office:value-type="float" office:value="109618.66426779" calcext:value-type="float">
            <text:p>109618.66426779</text:p>
          </table:table-cell>
          <table:table-cell/>
          <table:table-cell office:value-type="float" office:value="1443144391.02934" calcext:value-type="float">
            <text:p>1443144391.02934</text:p>
          </table:table-cell>
          <table:table-cell table:formula="of:=[.G310]-[.$B$2]" office:value-type="float" office:value="31.0291523933411" calcext:value-type="float">
            <text:p>31.0291523933</text:p>
          </table:table-cell>
          <table:table-cell table:formula="of:=[.C310]/([.H310]-[.H309])" office:value-type="float" office:value="246143.423354463" calcext:value-type="float">
            <text:p>246143.423354463</text:p>
          </table:table-cell>
          <table:table-cell table:formula="of:=[.G310]-[.$B310]" office:value-type="float" office:value="4.04163479804993" calcext:value-type="float">
            <text:p>4.04163479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4400.03844" calcext:value-type="float">
            <text:p>1443144400.03844</text:p>
          </table:table-cell>
          <table:table-cell office:value-type="float" office:value="4416" calcext:value-type="float">
            <text:p>4416</text:p>
          </table:table-cell>
          <table:table-cell table:formula="of:=[.B311]-[.$B$2]" office:value-type="float" office:value="40.0382544994354" calcext:value-type="float">
            <text:p>40.0382544994</text:p>
          </table:table-cell>
          <table:table-cell table:formula="of:=[.C311]/([.D311]-[.D310])" office:value-type="float" office:value="338.371697509103" calcext:value-type="float">
            <text:p>338.3716975091</text:p>
          </table:table-cell>
          <table:table-cell/>
          <table:table-cell office:value-type="float" office:value="1443144400.234" calcext:value-type="float">
            <text:p>1443144400.234</text:p>
          </table:table-cell>
          <table:table-cell table:formula="of:=[.G311]-[.$B$2]" office:value-type="float" office:value="40.2338066101074" calcext:value-type="float">
            <text:p>40.2338066101</text:p>
          </table:table-cell>
          <table:table-cell table:formula="of:=[.C311]/([.H311]-[.H310])" office:value-type="float" office:value="479.757294082402" calcext:value-type="float">
            <text:p>479.7572940824</text:p>
          </table:table-cell>
          <table:table-cell table:formula="of:=[.G311]-[.$B311]" office:value-type="float" office:value="0.195552110671997" calcext:value-type="float">
            <text:p>0.19555211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4400.09379" calcext:value-type="float">
            <text:p>1443144400.09379</text:p>
          </table:table-cell>
          <table:table-cell office:value-type="float" office:value="4416" calcext:value-type="float">
            <text:p>4416</text:p>
          </table:table-cell>
          <table:table-cell table:formula="of:=[.B312]-[.$B$2]" office:value-type="float" office:value="40.0935964584351" calcext:value-type="float">
            <text:p>40.0935964584</text:p>
          </table:table-cell>
          <table:table-cell table:formula="of:=[.C312]/([.D312]-[.D311])" office:value-type="float" office:value="79794.7900620797" calcext:value-type="float">
            <text:p>79794.7900620797</text:p>
          </table:table-cell>
          <table:table-cell/>
          <table:table-cell office:value-type="float" office:value="1443144400.3441" calcext:value-type="float">
            <text:p>1443144400.3441</text:p>
          </table:table-cell>
          <table:table-cell table:formula="of:=[.G312]-[.$B$2]" office:value-type="float" office:value="40.3439161777496" calcext:value-type="float">
            <text:p>40.3439161777</text:p>
          </table:table-cell>
          <table:table-cell table:formula="of:=[.C312]/([.H312]-[.H311])" office:value-type="float" office:value="40105.5066744906" calcext:value-type="float">
            <text:p>40105.5066744906</text:p>
          </table:table-cell>
          <table:table-cell table:formula="of:=[.G312]-[.$B312]" office:value-type="float" office:value="0.250319719314575" calcext:value-type="float">
            <text:p>0.250319719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4400.14913" calcext:value-type="float">
            <text:p>1443144400.14913</text:p>
          </table:table-cell>
          <table:table-cell office:value-type="float" office:value="4416" calcext:value-type="float">
            <text:p>4416</text:p>
          </table:table-cell>
          <table:table-cell table:formula="of:=[.B313]-[.$B$2]" office:value-type="float" office:value="40.148939371109" calcext:value-type="float">
            <text:p>40.1489393711</text:p>
          </table:table-cell>
          <table:table-cell table:formula="of:=[.C313]/([.D313]-[.D312])" office:value-type="float" office:value="79793.4150306947" calcext:value-type="float">
            <text:p>79793.4150306947</text:p>
          </table:table-cell>
          <table:table-cell/>
          <table:table-cell office:value-type="float" office:value="1443144400.39943" calcext:value-type="float">
            <text:p>1443144400.39943</text:p>
          </table:table-cell>
          <table:table-cell table:formula="of:=[.G313]-[.$B$2]" office:value-type="float" office:value="40.3992409706116" calcext:value-type="float">
            <text:p>40.3992409706</text:p>
          </table:table-cell>
          <table:table-cell table:formula="of:=[.C313]/([.H313]-[.H312])" office:value-type="float" office:value="79819.5487332417" calcext:value-type="float">
            <text:p>79819.5487332417</text:p>
          </table:table-cell>
          <table:table-cell table:formula="of:=[.G313]-[.$B313]" office:value-type="float" office:value="0.250301599502563" calcext:value-type="float">
            <text:p>0.250301599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4400.20447" calcext:value-type="float">
            <text:p>1443144400.20447</text:p>
          </table:table-cell>
          <table:table-cell office:value-type="float" office:value="4416" calcext:value-type="float">
            <text:p>4416</text:p>
          </table:table-cell>
          <table:table-cell table:formula="of:=[.B314]-[.$B$2]" office:value-type="float" office:value="40.20427942276" calcext:value-type="float">
            <text:p>40.2042794228</text:p>
          </table:table-cell>
          <table:table-cell table:formula="of:=[.C314]/([.D314]-[.D313])" office:value-type="float" office:value="79797.5402670251" calcext:value-type="float">
            <text:p>79797.5402670251</text:p>
          </table:table-cell>
          <table:table-cell/>
          <table:table-cell office:value-type="float" office:value="1443144400.45478" calcext:value-type="float">
            <text:p>1443144400.45478</text:p>
          </table:table-cell>
          <table:table-cell table:formula="of:=[.G314]-[.$B$2]" office:value-type="float" office:value="40.4545874595642" calcext:value-type="float">
            <text:p>40.4545874596</text:p>
          </table:table-cell>
          <table:table-cell table:formula="of:=[.C314]/([.H314]-[.H313])" office:value-type="float" office:value="79788.2590850349" calcext:value-type="float">
            <text:p>79788.2590850349</text:p>
          </table:table-cell>
          <table:table-cell table:formula="of:=[.G314]-[.$B314]" office:value-type="float" office:value="0.250308036804199" calcext:value-type="float">
            <text:p>0.250308036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4400.25982" calcext:value-type="float">
            <text:p>1443144400.25982</text:p>
          </table:table-cell>
          <table:table-cell office:value-type="float" office:value="4416" calcext:value-type="float">
            <text:p>4416</text:p>
          </table:table-cell>
          <table:table-cell table:formula="of:=[.B315]-[.$B$2]" office:value-type="float" office:value="40.2596294879913" calcext:value-type="float">
            <text:p>40.259629488</text:p>
          </table:table-cell>
          <table:table-cell table:formula="of:=[.C315]/([.D315]-[.D314])" office:value-type="float" office:value="79783.1038056471" calcext:value-type="float">
            <text:p>79783.1038056471</text:p>
          </table:table-cell>
          <table:table-cell/>
          <table:table-cell office:value-type="float" office:value="1443144400.51018" calcext:value-type="float">
            <text:p>1443144400.51018</text:p>
          </table:table-cell>
          <table:table-cell table:formula="of:=[.G315]-[.$B$2]" office:value-type="float" office:value="40.5099875926971" calcext:value-type="float">
            <text:p>40.5099875927</text:p>
          </table:table-cell>
          <table:table-cell table:formula="of:=[.C315]/([.H315]-[.H314])" office:value-type="float" office:value="79710.9997805177" calcext:value-type="float">
            <text:p>79710.9997805177</text:p>
          </table:table-cell>
          <table:table-cell table:formula="of:=[.G315]-[.$B315]" office:value-type="float" office:value="0.250358104705811" calcext:value-type="float">
            <text:p>0.250358104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4400.31516" calcext:value-type="float">
            <text:p>1443144400.31516</text:p>
          </table:table-cell>
          <table:table-cell office:value-type="float" office:value="4416" calcext:value-type="float">
            <text:p>4416</text:p>
          </table:table-cell>
          <table:table-cell table:formula="of:=[.B316]-[.$B$2]" office:value-type="float" office:value="40.3149743080139" calcext:value-type="float">
            <text:p>40.314974308</text:p>
          </table:table-cell>
          <table:table-cell table:formula="of:=[.C316]/([.D316]-[.D315])" office:value-type="float" office:value="79790.6651100878" calcext:value-type="float">
            <text:p>79790.6651100878</text:p>
          </table:table-cell>
          <table:table-cell/>
          <table:table-cell office:value-type="float" office:value="1443144400.56548" calcext:value-type="float">
            <text:p>1443144400.56548</text:p>
          </table:table-cell>
          <table:table-cell table:formula="of:=[.G316]-[.$B$2]" office:value-type="float" office:value="40.5652899742127" calcext:value-type="float">
            <text:p>40.5652899742</text:p>
          </table:table-cell>
          <table:table-cell table:formula="of:=[.C316]/([.H316]-[.H315])" office:value-type="float" office:value="79851.8956866634" calcext:value-type="float">
            <text:p>79851.8956866634</text:p>
          </table:table-cell>
          <table:table-cell table:formula="of:=[.G316]-[.$B316]" office:value-type="float" office:value="0.25031566619873" calcext:value-type="float">
            <text:p>0.250315666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4400.37048" calcext:value-type="float">
            <text:p>1443144400.37048</text:p>
          </table:table-cell>
          <table:table-cell office:value-type="float" office:value="4416" calcext:value-type="float">
            <text:p>4416</text:p>
          </table:table-cell>
          <table:table-cell table:formula="of:=[.B317]-[.$B$2]" office:value-type="float" office:value="40.3702914714813" calcext:value-type="float">
            <text:p>40.3702914715</text:p>
          </table:table-cell>
          <table:table-cell table:formula="of:=[.C317]/([.D317]-[.D316])" office:value-type="float" office:value="79830.5575194921" calcext:value-type="float">
            <text:p>79830.5575194921</text:p>
          </table:table-cell>
          <table:table-cell/>
          <table:table-cell office:value-type="float" office:value="1443144400.62086" calcext:value-type="float">
            <text:p>1443144400.62086</text:p>
          </table:table-cell>
          <table:table-cell table:formula="of:=[.G317]-[.$B$2]" office:value-type="float" office:value="40.6206727027893" calcext:value-type="float">
            <text:p>40.6206727028</text:p>
          </table:table-cell>
          <table:table-cell table:formula="of:=[.C317]/([.H317]-[.H316])" office:value-type="float" office:value="79736.0497305116" calcext:value-type="float">
            <text:p>79736.0497305116</text:p>
          </table:table-cell>
          <table:table-cell table:formula="of:=[.G317]-[.$B317]" office:value-type="float" office:value="0.250381231307983" calcext:value-type="float">
            <text:p>0.250381231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4400.42581" calcext:value-type="float">
            <text:p>1443144400.42581</text:p>
          </table:table-cell>
          <table:table-cell office:value-type="float" office:value="4416" calcext:value-type="float">
            <text:p>4416</text:p>
          </table:table-cell>
          <table:table-cell table:formula="of:=[.B318]-[.$B$2]" office:value-type="float" office:value="40.425626039505" calcext:value-type="float">
            <text:p>40.4256260395</text:p>
          </table:table-cell>
          <table:table-cell table:formula="of:=[.C318]/([.D318]-[.D317])" office:value-type="float" office:value="79805.4481623508" calcext:value-type="float">
            <text:p>79805.4481623508</text:p>
          </table:table-cell>
          <table:table-cell/>
          <table:table-cell office:value-type="float" office:value="1443144400.67616" calcext:value-type="float">
            <text:p>1443144400.67616</text:p>
          </table:table-cell>
          <table:table-cell table:formula="of:=[.G318]-[.$B$2]" office:value-type="float" office:value="40.6759753227234" calcext:value-type="float">
            <text:p>40.6759753227</text:p>
          </table:table-cell>
          <table:table-cell table:formula="of:=[.C318]/([.H318]-[.H317])" office:value-type="float" office:value="79851.5514321682" calcext:value-type="float">
            <text:p>79851.5514321682</text:p>
          </table:table-cell>
          <table:table-cell table:formula="of:=[.G318]-[.$B318]" office:value-type="float" office:value="0.250349283218384" calcext:value-type="float">
            <text:p>0.250349283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4400.48117" calcext:value-type="float">
            <text:p>1443144400.48117</text:p>
          </table:table-cell>
          <table:table-cell office:value-type="float" office:value="4416" calcext:value-type="float">
            <text:p>4416</text:p>
          </table:table-cell>
          <table:table-cell table:formula="of:=[.B319]-[.$B$2]" office:value-type="float" office:value="40.4809770584106" calcext:value-type="float">
            <text:p>40.4809770584</text:p>
          </table:table-cell>
          <table:table-cell table:formula="of:=[.C319]/([.D319]-[.D318])" office:value-type="float" office:value="79781.7291769865" calcext:value-type="float">
            <text:p>79781.7291769865</text:p>
          </table:table-cell>
          <table:table-cell/>
          <table:table-cell office:value-type="float" office:value="1443144400.73149" calcext:value-type="float">
            <text:p>1443144400.73149</text:p>
          </table:table-cell>
          <table:table-cell table:formula="of:=[.G319]-[.$B$2]" office:value-type="float" office:value="40.7313029766083" calcext:value-type="float">
            <text:p>40.7313029766</text:p>
          </table:table-cell>
          <table:table-cell table:formula="of:=[.C319]/([.H319]-[.H318])" office:value-type="float" office:value="79815.4212211444" calcext:value-type="float">
            <text:p>79815.4212211444</text:p>
          </table:table-cell>
          <table:table-cell table:formula="of:=[.G319]-[.$B319]" office:value-type="float" office:value="0.250325918197632" calcext:value-type="float">
            <text:p>0.250325918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4400.53652" calcext:value-type="float">
            <text:p>1443144400.53652</text:p>
          </table:table-cell>
          <table:table-cell office:value-type="float" office:value="4416" calcext:value-type="float">
            <text:p>4416</text:p>
          </table:table-cell>
          <table:table-cell table:formula="of:=[.B320]-[.$B$2]" office:value-type="float" office:value="40.5363357067108" calcext:value-type="float">
            <text:p>40.5363357067</text:p>
          </table:table-cell>
          <table:table-cell table:formula="of:=[.C320]/([.D320]-[.D319])" office:value-type="float" office:value="79770.7338527333" calcext:value-type="float">
            <text:p>79770.7338527333</text:p>
          </table:table-cell>
          <table:table-cell/>
          <table:table-cell office:value-type="float" office:value="1443144400.78687" calcext:value-type="float">
            <text:p>1443144400.78687</text:p>
          </table:table-cell>
          <table:table-cell table:formula="of:=[.G320]-[.$B$2]" office:value-type="float" office:value="40.7866804599762" calcext:value-type="float">
            <text:p>40.78668046</text:p>
          </table:table-cell>
          <table:table-cell table:formula="of:=[.C320]/([.H320]-[.H319])" office:value-type="float" office:value="79743.6021182245" calcext:value-type="float">
            <text:p>79743.6021182245</text:p>
          </table:table-cell>
          <table:table-cell table:formula="of:=[.G320]-[.$B320]" office:value-type="float" office:value="0.250344753265381" calcext:value-type="float">
            <text:p>0.250344753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4400.59187" calcext:value-type="float">
            <text:p>1443144400.59187</text:p>
          </table:table-cell>
          <table:table-cell office:value-type="float" office:value="4416" calcext:value-type="float">
            <text:p>4416</text:p>
          </table:table-cell>
          <table:table-cell table:formula="of:=[.B321]-[.$B$2]" office:value-type="float" office:value="40.5916819572449" calcext:value-type="float">
            <text:p>40.5916819572</text:p>
          </table:table-cell>
          <table:table-cell table:formula="of:=[.C321]/([.D321]-[.D320])" office:value-type="float" office:value="79788.6027940157" calcext:value-type="float">
            <text:p>79788.6027940157</text:p>
          </table:table-cell>
          <table:table-cell/>
          <table:table-cell office:value-type="float" office:value="1443144400.84221" calcext:value-type="float">
            <text:p>1443144400.84221</text:p>
          </table:table-cell>
          <table:table-cell table:formula="of:=[.G321]-[.$B$2]" office:value-type="float" office:value="40.8420212268829" calcext:value-type="float">
            <text:p>40.8420212269</text:p>
          </table:table-cell>
          <table:table-cell table:formula="of:=[.C321]/([.H321]-[.H320])" office:value-type="float" office:value="79796.5089179548" calcext:value-type="float">
            <text:p>79796.5089179548</text:p>
          </table:table-cell>
          <table:table-cell table:formula="of:=[.G321]-[.$B321]" office:value-type="float" office:value="0.250339269638062" calcext:value-type="float">
            <text:p>0.250339269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4400.64722" calcext:value-type="float">
            <text:p>1443144400.64722</text:p>
          </table:table-cell>
          <table:table-cell office:value-type="float" office:value="4416" calcext:value-type="float">
            <text:p>4416</text:p>
          </table:table-cell>
          <table:table-cell table:formula="of:=[.B322]-[.$B$2]" office:value-type="float" office:value="40.6470263004303" calcext:value-type="float">
            <text:p>40.6470263004</text:p>
          </table:table-cell>
          <table:table-cell table:formula="of:=[.C322]/([.D322]-[.D321])" office:value-type="float" office:value="79791.3525724699" calcext:value-type="float">
            <text:p>79791.3525724699</text:p>
          </table:table-cell>
          <table:table-cell/>
          <table:table-cell office:value-type="float" office:value="1443144400.89756" calcext:value-type="float">
            <text:p>1443144400.89756</text:p>
          </table:table-cell>
          <table:table-cell table:formula="of:=[.G322]-[.$B$2]" office:value-type="float" office:value="40.8973753452301" calcext:value-type="float">
            <text:p>40.8973753452</text:p>
          </table:table-cell>
          <table:table-cell table:formula="of:=[.C322]/([.H322]-[.H321])" office:value-type="float" office:value="79777.26196096" calcext:value-type="float">
            <text:p>79777.26196096</text:p>
          </table:table-cell>
          <table:table-cell table:formula="of:=[.G322]-[.$B322]" office:value-type="float" office:value="0.250349044799805" calcext:value-type="float">
            <text:p>0.250349044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4400.70256" calcext:value-type="float">
            <text:p>1443144400.70256</text:p>
          </table:table-cell>
          <table:table-cell office:value-type="float" office:value="4416" calcext:value-type="float">
            <text:p>4416</text:p>
          </table:table-cell>
          <table:table-cell table:formula="of:=[.B323]-[.$B$2]" office:value-type="float" office:value="40.7023694515228" calcext:value-type="float">
            <text:p>40.7023694515</text:p>
          </table:table-cell>
          <table:table-cell table:formula="of:=[.C323]/([.D323]-[.D322])" office:value-type="float" office:value="79793.071280253" calcext:value-type="float">
            <text:p>79793.071280253</text:p>
          </table:table-cell>
          <table:table-cell/>
          <table:table-cell office:value-type="float" office:value="1443144400.95291" calcext:value-type="float">
            <text:p>1443144400.95291</text:p>
          </table:table-cell>
          <table:table-cell table:formula="of:=[.G323]-[.$B$2]" office:value-type="float" office:value="40.9527199268341" calcext:value-type="float">
            <text:p>40.9527199268</text:p>
          </table:table-cell>
          <table:table-cell table:formula="of:=[.C323]/([.H323]-[.H322])" office:value-type="float" office:value="79791.0088397981" calcext:value-type="float">
            <text:p>79791.0088397981</text:p>
          </table:table-cell>
          <table:table-cell table:formula="of:=[.G323]-[.$B323]" office:value-type="float" office:value="0.250350475311279" calcext:value-type="float">
            <text:p>0.250350475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4400.75795" calcext:value-type="float">
            <text:p>1443144400.75795</text:p>
          </table:table-cell>
          <table:table-cell office:value-type="float" office:value="4416" calcext:value-type="float">
            <text:p>4416</text:p>
          </table:table-cell>
          <table:table-cell table:formula="of:=[.B324]-[.$B$2]" office:value-type="float" office:value="40.7577631473541" calcext:value-type="float">
            <text:p>40.7577631474</text:p>
          </table:table-cell>
          <table:table-cell table:formula="of:=[.C324]/([.D324]-[.D323])" office:value-type="float" office:value="79720.2629961522" calcext:value-type="float">
            <text:p>79720.2629961522</text:p>
          </table:table-cell>
          <table:table-cell/>
          <table:table-cell office:value-type="float" office:value="1443144401.00827" calcext:value-type="float">
            <text:p>1443144401.00827</text:p>
          </table:table-cell>
          <table:table-cell table:formula="of:=[.G324]-[.$B$2]" office:value-type="float" office:value="41.0080780982971" calcext:value-type="float">
            <text:p>41.0080780983</text:p>
          </table:table-cell>
          <table:table-cell table:formula="of:=[.C324]/([.H324]-[.H323])" office:value-type="float" office:value="79771.4209717084" calcext:value-type="float">
            <text:p>79771.4209717084</text:p>
          </table:table-cell>
          <table:table-cell table:formula="of:=[.G324]-[.$B324]" office:value-type="float" office:value="0.250314950942993" calcext:value-type="float">
            <text:p>0.250314950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4400.81328" calcext:value-type="float">
            <text:p>1443144400.81328</text:p>
          </table:table-cell>
          <table:table-cell office:value-type="float" office:value="4416" calcext:value-type="float">
            <text:p>4416</text:p>
          </table:table-cell>
          <table:table-cell table:formula="of:=[.B325]-[.$B$2]" office:value-type="float" office:value="40.8130924701691" calcext:value-type="float">
            <text:p>40.8130924702</text:p>
          </table:table-cell>
          <table:table-cell table:formula="of:=[.C325]/([.D325]-[.D324])" office:value-type="float" office:value="79813.0137028802" calcext:value-type="float">
            <text:p>79813.0137028802</text:p>
          </table:table-cell>
          <table:table-cell/>
          <table:table-cell office:value-type="float" office:value="1443144401.06359" calcext:value-type="float">
            <text:p>1443144401.06359</text:p>
          </table:table-cell>
          <table:table-cell table:formula="of:=[.G325]-[.$B$2]" office:value-type="float" office:value="41.0634009838104" calcext:value-type="float">
            <text:p>41.0634009838</text:p>
          </table:table-cell>
          <table:table-cell table:formula="of:=[.C325]/([.H325]-[.H324])" office:value-type="float" office:value="79822.3006451446" calcext:value-type="float">
            <text:p>79822.3006451446</text:p>
          </table:table-cell>
          <table:table-cell table:formula="of:=[.G325]-[.$B325]" office:value-type="float" office:value="0.250308513641357" calcext:value-type="float">
            <text:p>0.250308513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4400.86861" calcext:value-type="float">
            <text:p>1443144400.86861</text:p>
          </table:table-cell>
          <table:table-cell office:value-type="float" office:value="4416" calcext:value-type="float">
            <text:p>4416</text:p>
          </table:table-cell>
          <table:table-cell table:formula="of:=[.B326]-[.$B$2]" office:value-type="float" office:value="40.868420124054" calcext:value-type="float">
            <text:p>40.8684201241</text:p>
          </table:table-cell>
          <table:table-cell table:formula="of:=[.C326]/([.D326]-[.D325])" office:value-type="float" office:value="79815.4212211444" calcext:value-type="float">
            <text:p>79815.4212211444</text:p>
          </table:table-cell>
          <table:table-cell/>
          <table:table-cell office:value-type="float" office:value="1443144401.11883" calcext:value-type="float">
            <text:p>1443144401.11883</text:p>
          </table:table-cell>
          <table:table-cell table:formula="of:=[.G326]-[.$B$2]" office:value-type="float" office:value="41.118638753891" calcext:value-type="float">
            <text:p>41.1186387539</text:p>
          </table:table-cell>
          <table:table-cell table:formula="of:=[.C326]/([.H326]-[.H325])" office:value-type="float" office:value="79945.2981820065" calcext:value-type="float">
            <text:p>79945.2981820065</text:p>
          </table:table-cell>
          <table:table-cell table:formula="of:=[.G326]-[.$B326]" office:value-type="float" office:value="0.250218629837036" calcext:value-type="float">
            <text:p>0.250218629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4400.92395" calcext:value-type="float">
            <text:p>1443144400.92395</text:p>
          </table:table-cell>
          <table:table-cell office:value-type="float" office:value="4416" calcext:value-type="float">
            <text:p>4416</text:p>
          </table:table-cell>
          <table:table-cell table:formula="of:=[.B327]-[.$B$2]" office:value-type="float" office:value="40.9237630367279" calcext:value-type="float">
            <text:p>40.9237630367</text:p>
          </table:table-cell>
          <table:table-cell table:formula="of:=[.C327]/([.D327]-[.D326])" office:value-type="float" office:value="79793.4150306947" calcext:value-type="float">
            <text:p>79793.4150306947</text:p>
          </table:table-cell>
          <table:table-cell/>
          <table:table-cell office:value-type="float" office:value="1443144401.17421" calcext:value-type="float">
            <text:p>1443144401.17421</text:p>
          </table:table-cell>
          <table:table-cell table:formula="of:=[.G327]-[.$B$2]" office:value-type="float" office:value="41.174019575119" calcext:value-type="float">
            <text:p>41.1740195751</text:p>
          </table:table-cell>
          <table:table-cell table:formula="of:=[.C327]/([.H327]-[.H326])" office:value-type="float" office:value="79738.7958877925" calcext:value-type="float">
            <text:p>79738.7958877925</text:p>
          </table:table-cell>
          <table:table-cell table:formula="of:=[.G327]-[.$B327]" office:value-type="float" office:value="0.250256538391113" calcext:value-type="float">
            <text:p>0.250256538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4400.97932" calcext:value-type="float">
            <text:p>1443144400.97932</text:p>
          </table:table-cell>
          <table:table-cell office:value-type="float" office:value="4416" calcext:value-type="float">
            <text:p>4416</text:p>
          </table:table-cell>
          <table:table-cell table:formula="of:=[.B328]-[.$B$2]" office:value-type="float" office:value="40.9791338443756" calcext:value-type="float">
            <text:p>40.9791338444</text:p>
          </table:table-cell>
          <table:table-cell table:formula="of:=[.C328]/([.D328]-[.D327])" office:value-type="float" office:value="79753.216317462" calcext:value-type="float">
            <text:p>79753.216317462</text:p>
          </table:table-cell>
          <table:table-cell/>
          <table:table-cell office:value-type="float" office:value="1443144401.19217" calcext:value-type="float">
            <text:p>1443144401.19217</text:p>
          </table:table-cell>
          <table:table-cell table:formula="of:=[.G328]-[.$B$2]" office:value-type="float" office:value="41.1919782161713" calcext:value-type="float">
            <text:p>41.1919782162</text:p>
          </table:table-cell>
          <table:table-cell table:formula="of:=[.C328]/([.H328]-[.H327])" office:value-type="float" office:value="245898.33869683" calcext:value-type="float">
            <text:p>245898.33869683</text:p>
          </table:table-cell>
          <table:table-cell table:formula="of:=[.G328]-[.$B328]" office:value-type="float" office:value="0.212844371795654" calcext:value-type="float">
            <text:p>0.212844371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4401.03261" calcext:value-type="float">
            <text:p>1443144401.03261</text:p>
          </table:table-cell>
          <table:table-cell office:value-type="float" office:value="4416" calcext:value-type="float">
            <text:p>4416</text:p>
          </table:table-cell>
          <table:table-cell table:formula="of:=[.B329]-[.$B$2]" office:value-type="float" office:value="41.0324242115021" calcext:value-type="float">
            <text:p>41.0324242115</text:p>
          </table:table-cell>
          <table:table-cell table:formula="of:=[.C329]/([.D329]-[.D328])" office:value-type="float" office:value="82866.7588181607" calcext:value-type="float">
            <text:p>82866.7588181607</text:p>
          </table:table-cell>
          <table:table-cell/>
          <table:table-cell office:value-type="float" office:value="1443144401.27973" calcext:value-type="float">
            <text:p>1443144401.27973</text:p>
          </table:table-cell>
          <table:table-cell table:formula="of:=[.G329]-[.$B$2]" office:value-type="float" office:value="41.2795424461365" calcext:value-type="float">
            <text:p>41.2795424461</text:p>
          </table:table-cell>
          <table:table-cell table:formula="of:=[.C329]/([.H329]-[.H328])" office:value-type="float" office:value="50431.5518077932" calcext:value-type="float">
            <text:p>50431.5518077932</text:p>
          </table:table-cell>
          <table:table-cell table:formula="of:=[.G329]-[.$B329]" office:value-type="float" office:value="0.247118234634399" calcext:value-type="float">
            <text:p>0.247118234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4401.08471" calcext:value-type="float">
            <text:p>1443144401.08471</text:p>
          </table:table-cell>
          <table:table-cell office:value-type="float" office:value="4416" calcext:value-type="float">
            <text:p>4416</text:p>
          </table:table-cell>
          <table:table-cell table:formula="of:=[.B330]-[.$B$2]" office:value-type="float" office:value="41.0845255851746" calcext:value-type="float">
            <text:p>41.0845255852</text:p>
          </table:table-cell>
          <table:table-cell table:formula="of:=[.C330]/([.D330]-[.D329])" office:value-type="float" office:value="84757.8420438477" calcext:value-type="float">
            <text:p>84757.8420438477</text:p>
          </table:table-cell>
          <table:table-cell/>
          <table:table-cell office:value-type="float" office:value="1443144401.33176" calcext:value-type="float">
            <text:p>1443144401.33176</text:p>
          </table:table-cell>
          <table:table-cell table:formula="of:=[.G330]-[.$B$2]" office:value-type="float" office:value="41.3315703868866" calcext:value-type="float">
            <text:p>41.3315703869</text:p>
          </table:table-cell>
          <table:table-cell table:formula="of:=[.C330]/([.H330]-[.H329])" office:value-type="float" office:value="84877.4703809441" calcext:value-type="float">
            <text:p>84877.4703809441</text:p>
          </table:table-cell>
          <table:table-cell table:formula="of:=[.G330]-[.$B330]" office:value-type="float" office:value="0.247044801712036" calcext:value-type="float">
            <text:p>0.247044801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4401.13681" calcext:value-type="float">
            <text:p>1443144401.13681</text:p>
          </table:table-cell>
          <table:table-cell office:value-type="float" office:value="4416" calcext:value-type="float">
            <text:p>4416</text:p>
          </table:table-cell>
          <table:table-cell table:formula="of:=[.B331]-[.$B$2]" office:value-type="float" office:value="41.1366217136383" calcext:value-type="float">
            <text:p>41.1366217136</text:p>
          </table:table-cell>
          <table:table-cell table:formula="of:=[.C331]/([.D331]-[.D330])" office:value-type="float" office:value="84766.375740823" calcext:value-type="float">
            <text:p>84766.375740823</text:p>
          </table:table-cell>
          <table:table-cell/>
          <table:table-cell office:value-type="float" office:value="1443144401.38385" calcext:value-type="float">
            <text:p>1443144401.38385</text:p>
          </table:table-cell>
          <table:table-cell table:formula="of:=[.G331]-[.$B$2]" office:value-type="float" office:value="41.3836600780487" calcext:value-type="float">
            <text:p>41.383660078</text:p>
          </table:table-cell>
          <table:table-cell table:formula="of:=[.C331]/([.H331]-[.H330])" office:value-type="float" office:value="84776.8512632735" calcext:value-type="float">
            <text:p>84776.8512632735</text:p>
          </table:table-cell>
          <table:table-cell table:formula="of:=[.G331]-[.$B331]" office:value-type="float" office:value="0.2470383644104" calcext:value-type="float">
            <text:p>0.247038364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4401.18889" calcext:value-type="float">
            <text:p>1443144401.18889</text:p>
          </table:table-cell>
          <table:table-cell office:value-type="float" office:value="4416" calcext:value-type="float">
            <text:p>4416</text:p>
          </table:table-cell>
          <table:table-cell table:formula="of:=[.B332]-[.$B$2]" office:value-type="float" office:value="41.1887059211731" calcext:value-type="float">
            <text:p>41.1887059212</text:p>
          </table:table-cell>
          <table:table-cell table:formula="of:=[.C332]/([.D332]-[.D331])" office:value-type="float" office:value="84785.7768988863" calcext:value-type="float">
            <text:p>84785.7768988863</text:p>
          </table:table-cell>
          <table:table-cell/>
          <table:table-cell office:value-type="float" office:value="1443144401.43594" calcext:value-type="float">
            <text:p>1443144401.43594</text:p>
          </table:table-cell>
          <table:table-cell table:formula="of:=[.G332]-[.$B$2]" office:value-type="float" office:value="41.4357531070709" calcext:value-type="float">
            <text:p>41.4357531071</text:p>
          </table:table-cell>
          <table:table-cell table:formula="of:=[.C332]/([.H332]-[.H331])" office:value-type="float" office:value="84771.4191877123" calcext:value-type="float">
            <text:p>84771.4191877123</text:p>
          </table:table-cell>
          <table:table-cell table:formula="of:=[.G332]-[.$B332]" office:value-type="float" office:value="0.247047185897827" calcext:value-type="float">
            <text:p>0.247047185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4401.24099" calcext:value-type="float">
            <text:p>1443144401.24099</text:p>
          </table:table-cell>
          <table:table-cell office:value-type="float" office:value="4416" calcext:value-type="float">
            <text:p>4416</text:p>
          </table:table-cell>
          <table:table-cell table:formula="of:=[.B333]-[.$B$2]" office:value-type="float" office:value="41.2407987117767" calcext:value-type="float">
            <text:p>41.2407987118</text:p>
          </table:table-cell>
          <table:table-cell table:formula="of:=[.C333]/([.D333]-[.D332])" office:value-type="float" office:value="84771.8071700237" calcext:value-type="float">
            <text:p>84771.8071700237</text:p>
          </table:table-cell>
          <table:table-cell/>
          <table:table-cell office:value-type="float" office:value="1443144401.48807" calcext:value-type="float">
            <text:p>1443144401.48807</text:p>
          </table:table-cell>
          <table:table-cell table:formula="of:=[.G333]-[.$B$2]" office:value-type="float" office:value="41.4878823757172" calcext:value-type="float">
            <text:p>41.4878823757</text:p>
          </table:table-cell>
          <table:table-cell table:formula="of:=[.C333]/([.H333]-[.H332])" office:value-type="float" office:value="84712.487143602" calcext:value-type="float">
            <text:p>84712.487143602</text:p>
          </table:table-cell>
          <table:table-cell table:formula="of:=[.G333]-[.$B333]" office:value-type="float" office:value="0.24708366394043" calcext:value-type="float">
            <text:p>0.247083663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4401.29313" calcext:value-type="float">
            <text:p>1443144401.29313</text:p>
          </table:table-cell>
          <table:table-cell office:value-type="float" office:value="4416" calcext:value-type="float">
            <text:p>4416</text:p>
          </table:table-cell>
          <table:table-cell table:formula="of:=[.B334]-[.$B$2]" office:value-type="float" office:value="41.2929377555847" calcext:value-type="float">
            <text:p>41.2929377556</text:p>
          </table:table-cell>
          <table:table-cell table:formula="of:=[.C334]/([.D334]-[.D333])" office:value-type="float" office:value="84696.6050291055" calcext:value-type="float">
            <text:p>84696.6050291055</text:p>
          </table:table-cell>
          <table:table-cell/>
          <table:table-cell office:value-type="float" office:value="1443144401.54017" calcext:value-type="float">
            <text:p>1443144401.54017</text:p>
          </table:table-cell>
          <table:table-cell table:formula="of:=[.G334]-[.$B$2]" office:value-type="float" office:value="41.5399837493897" calcext:value-type="float">
            <text:p>41.5399837494</text:p>
          </table:table-cell>
          <table:table-cell table:formula="of:=[.C334]/([.H334]-[.H333])" office:value-type="float" office:value="84757.8420438477" calcext:value-type="float">
            <text:p>84757.8420438477</text:p>
          </table:table-cell>
          <table:table-cell table:formula="of:=[.G334]-[.$B334]" office:value-type="float" office:value="0.247045993804932" calcext:value-type="float">
            <text:p>0.247045993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4401.34522" calcext:value-type="float">
            <text:p>1443144401.34522</text:p>
          </table:table-cell>
          <table:table-cell office:value-type="float" office:value="4416" calcext:value-type="float">
            <text:p>4416</text:p>
          </table:table-cell>
          <table:table-cell table:formula="of:=[.B335]-[.$B$2]" office:value-type="float" office:value="41.3450284004211" calcext:value-type="float">
            <text:p>41.3450284004</text:p>
          </table:table-cell>
          <table:table-cell table:formula="of:=[.C335]/([.D335]-[.D334])" office:value-type="float" office:value="84775.2991706487" calcext:value-type="float">
            <text:p>84775.2991706487</text:p>
          </table:table-cell>
          <table:table-cell/>
          <table:table-cell office:value-type="float" office:value="1443144401.59227" calcext:value-type="float">
            <text:p>1443144401.59227</text:p>
          </table:table-cell>
          <table:table-cell table:formula="of:=[.G335]-[.$B$2]" office:value-type="float" office:value="41.5920836925507" calcext:value-type="float">
            <text:p>41.5920836926</text:p>
          </table:table-cell>
          <table:table-cell table:formula="of:=[.C335]/([.H335]-[.H334])" office:value-type="float" office:value="84760.1692453426" calcext:value-type="float">
            <text:p>84760.1692453426</text:p>
          </table:table-cell>
          <table:table-cell table:formula="of:=[.G335]-[.$B335]" office:value-type="float" office:value="0.247055292129517" calcext:value-type="float">
            <text:p>0.247055292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4401.39731" calcext:value-type="float">
            <text:p>1443144401.39731</text:p>
          </table:table-cell>
          <table:table-cell office:value-type="float" office:value="4416" calcext:value-type="float">
            <text:p>4416</text:p>
          </table:table-cell>
          <table:table-cell table:formula="of:=[.B336]-[.$B$2]" office:value-type="float" office:value="41.3971164226532" calcext:value-type="float">
            <text:p>41.3971164227</text:p>
          </table:table-cell>
          <table:table-cell table:formula="of:=[.C336]/([.D336]-[.D335])" office:value-type="float" office:value="84779.5675621244" calcext:value-type="float">
            <text:p>84779.5675621244</text:p>
          </table:table-cell>
          <table:table-cell/>
          <table:table-cell office:value-type="float" office:value="1443144401.64438" calcext:value-type="float">
            <text:p>1443144401.64438</text:p>
          </table:table-cell>
          <table:table-cell table:formula="of:=[.G336]-[.$B$2]" office:value-type="float" office:value="41.6441886425018" calcext:value-type="float">
            <text:p>41.6441886425</text:p>
          </table:table-cell>
          <table:table-cell table:formula="of:=[.C336]/([.H336]-[.H335])" office:value-type="float" office:value="84752.0245991654" calcext:value-type="float">
            <text:p>84752.0245991654</text:p>
          </table:table-cell>
          <table:table-cell table:formula="of:=[.G336]-[.$B336]" office:value-type="float" office:value="0.247072219848633" calcext:value-type="float">
            <text:p>0.247072219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4401.44939" calcext:value-type="float">
            <text:p>1443144401.44939</text:p>
          </table:table-cell>
          <table:table-cell office:value-type="float" office:value="4416" calcext:value-type="float">
            <text:p>4416</text:p>
          </table:table-cell>
          <table:table-cell table:formula="of:=[.B337]-[.$B$2]" office:value-type="float" office:value="41.4492046833038" calcext:value-type="float">
            <text:p>41.4492046833</text:p>
          </table:table-cell>
          <table:table-cell table:formula="of:=[.C337]/([.D337]-[.D336])" office:value-type="float" office:value="84779.1795087745" calcext:value-type="float">
            <text:p>84779.1795087745</text:p>
          </table:table-cell>
          <table:table-cell/>
          <table:table-cell office:value-type="float" office:value="1443144401.69653" calcext:value-type="float">
            <text:p>1443144401.69653</text:p>
          </table:table-cell>
          <table:table-cell table:formula="of:=[.G337]-[.$B$2]" office:value-type="float" office:value="41.6963386535645" calcext:value-type="float">
            <text:p>41.6963386536</text:p>
          </table:table-cell>
          <table:table-cell table:formula="of:=[.C337]/([.H337]-[.H336])" office:value-type="float" office:value="84678.7931587826" calcext:value-type="float">
            <text:p>84678.7931587826</text:p>
          </table:table-cell>
          <table:table-cell table:formula="of:=[.G337]-[.$B337]" office:value-type="float" office:value="0.24713397026062" calcext:value-type="float">
            <text:p>0.247133970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4401.50149" calcext:value-type="float">
            <text:p>1443144401.50149</text:p>
          </table:table-cell>
          <table:table-cell office:value-type="float" office:value="4416" calcext:value-type="float">
            <text:p>4416</text:p>
          </table:table-cell>
          <table:table-cell table:formula="of:=[.B338]-[.$B$2]" office:value-type="float" office:value="41.5012979507446" calcext:value-type="float">
            <text:p>41.5012979507</text:p>
          </table:table-cell>
          <table:table-cell table:formula="of:=[.C338]/([.D338]-[.D337])" office:value-type="float" office:value="84771.0312089522" calcext:value-type="float">
            <text:p>84771.0312089522</text:p>
          </table:table-cell>
          <table:table-cell/>
          <table:table-cell office:value-type="float" office:value="1443144401.74856" calcext:value-type="float">
            <text:p>1443144401.74856</text:p>
          </table:table-cell>
          <table:table-cell table:formula="of:=[.G338]-[.$B$2]" office:value-type="float" office:value="41.7483723163605" calcext:value-type="float">
            <text:p>41.7483723164</text:p>
          </table:table-cell>
          <table:table-cell table:formula="of:=[.C338]/([.H338]-[.H337])" office:value-type="float" office:value="84868.1365621206" calcext:value-type="float">
            <text:p>84868.1365621206</text:p>
          </table:table-cell>
          <table:table-cell table:formula="of:=[.G338]-[.$B338]" office:value-type="float" office:value="0.247074365615845" calcext:value-type="float">
            <text:p>0.247074365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4401.55356" calcext:value-type="float">
            <text:p>1443144401.55356</text:p>
          </table:table-cell>
          <table:table-cell office:value-type="float" office:value="4416" calcext:value-type="float">
            <text:p>4416</text:p>
          </table:table-cell>
          <table:table-cell table:formula="of:=[.B339]-[.$B$2]" office:value-type="float" office:value="41.5533723831177" calcext:value-type="float">
            <text:p>41.5533723831</text:p>
          </table:table-cell>
          <table:table-cell table:formula="of:=[.C339]/([.D339]-[.D338])" office:value-type="float" office:value="84801.6924767416" calcext:value-type="float">
            <text:p>84801.6924767416</text:p>
          </table:table-cell>
          <table:table-cell/>
          <table:table-cell office:value-type="float" office:value="1443144401.80065" calcext:value-type="float">
            <text:p>1443144401.80065</text:p>
          </table:table-cell>
          <table:table-cell table:formula="of:=[.G339]-[.$B$2]" office:value-type="float" office:value="41.8004648685455" calcext:value-type="float">
            <text:p>41.8004648685</text:p>
          </table:table-cell>
          <table:table-cell table:formula="of:=[.C339]/([.H339]-[.H338])" office:value-type="float" office:value="84772.1951558867" calcext:value-type="float">
            <text:p>84772.1951558867</text:p>
          </table:table-cell>
          <table:table-cell table:formula="of:=[.G339]-[.$B339]" office:value-type="float" office:value="0.247092485427856" calcext:value-type="float">
            <text:p>0.247092485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4401.60565" calcext:value-type="float">
            <text:p>1443144401.60565</text:p>
          </table:table-cell>
          <table:table-cell office:value-type="float" office:value="4416" calcext:value-type="float">
            <text:p>4416</text:p>
          </table:table-cell>
          <table:table-cell table:formula="of:=[.B340]-[.$B$2]" office:value-type="float" office:value="41.6054604053497" calcext:value-type="float">
            <text:p>41.6054604053</text:p>
          </table:table-cell>
          <table:table-cell table:formula="of:=[.C340]/([.D340]-[.D339])" office:value-type="float" office:value="84779.5675621244" calcext:value-type="float">
            <text:p>84779.5675621244</text:p>
          </table:table-cell>
          <table:table-cell/>
          <table:table-cell office:value-type="float" office:value="1443144401.85269" calcext:value-type="float">
            <text:p>1443144401.85269</text:p>
          </table:table-cell>
          <table:table-cell table:formula="of:=[.G340]-[.$B$2]" office:value-type="float" office:value="41.8525059223175" calcext:value-type="float">
            <text:p>41.8525059223</text:p>
          </table:table-cell>
          <table:table-cell table:formula="of:=[.C340]/([.H340]-[.H339])" office:value-type="float" office:value="84856.0834173249" calcext:value-type="float">
            <text:p>84856.0834173249</text:p>
          </table:table-cell>
          <table:table-cell table:formula="of:=[.G340]-[.$B340]" office:value-type="float" office:value="0.247045516967773" calcext:value-type="float">
            <text:p>0.2470455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4401.65774" calcext:value-type="float">
            <text:p>1443144401.65774</text:p>
          </table:table-cell>
          <table:table-cell office:value-type="float" office:value="4416" calcext:value-type="float">
            <text:p>4416</text:p>
          </table:table-cell>
          <table:table-cell table:formula="of:=[.B341]-[.$B$2]" office:value-type="float" office:value="41.6575486660004" calcext:value-type="float">
            <text:p>41.657548666</text:p>
          </table:table-cell>
          <table:table-cell table:formula="of:=[.C341]/([.D341]-[.D340])" office:value-type="float" office:value="84779.1795087745" calcext:value-type="float">
            <text:p>84779.1795087745</text:p>
          </table:table-cell>
          <table:table-cell/>
          <table:table-cell office:value-type="float" office:value="1443144401.90486" calcext:value-type="float">
            <text:p>1443144401.90486</text:p>
          </table:table-cell>
          <table:table-cell table:formula="of:=[.G341]-[.$B$2]" office:value-type="float" office:value="41.9046666622162" calcext:value-type="float">
            <text:p>41.9046666622</text:p>
          </table:table-cell>
          <table:table-cell table:formula="of:=[.C341]/([.H341]-[.H340])" office:value-type="float" office:value="84661.375750761" calcext:value-type="float">
            <text:p>84661.375750761</text:p>
          </table:table-cell>
          <table:table-cell table:formula="of:=[.G341]-[.$B341]" office:value-type="float" office:value="0.24711799621582" calcext:value-type="float">
            <text:p>0.247117996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4401.70982" calcext:value-type="float">
            <text:p>1443144401.70982</text:p>
          </table:table-cell>
          <table:table-cell office:value-type="float" office:value="4416" calcext:value-type="float">
            <text:p>4416</text:p>
          </table:table-cell>
          <table:table-cell table:formula="of:=[.B342]-[.$B$2]" office:value-type="float" office:value="41.7096335887909" calcext:value-type="float">
            <text:p>41.7096335888</text:p>
          </table:table-cell>
          <table:table-cell table:formula="of:=[.C342]/([.D342]-[.D341])" office:value-type="float" office:value="84784.6125789618" calcext:value-type="float">
            <text:p>84784.6125789618</text:p>
          </table:table-cell>
          <table:table-cell/>
          <table:table-cell office:value-type="float" office:value="1443144401.95708" calcext:value-type="float">
            <text:p>1443144401.95708</text:p>
          </table:table-cell>
          <table:table-cell table:formula="of:=[.G342]-[.$B$2]" office:value-type="float" office:value="41.9568943977356" calcext:value-type="float">
            <text:p>41.9568943977</text:p>
          </table:table-cell>
          <table:table-cell table:formula="of:=[.C342]/([.H342]-[.H341])" office:value-type="float" office:value="84552.7755718779" calcext:value-type="float">
            <text:p>84552.7755718779</text:p>
          </table:table-cell>
          <table:table-cell table:formula="of:=[.G342]-[.$B342]" office:value-type="float" office:value="0.247260808944702" calcext:value-type="float">
            <text:p>0.24726080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4401.76191" calcext:value-type="float">
            <text:p>1443144401.76191</text:p>
          </table:table-cell>
          <table:table-cell office:value-type="float" office:value="4416" calcext:value-type="float">
            <text:p>4416</text:p>
          </table:table-cell>
          <table:table-cell table:formula="of:=[.B343]-[.$B$2]" office:value-type="float" office:value="41.7617244720459" calcext:value-type="float">
            <text:p>41.761724472</text:p>
          </table:table-cell>
          <table:table-cell table:formula="of:=[.C343]/([.D343]-[.D342])" office:value-type="float" office:value="84774.9111563723" calcext:value-type="float">
            <text:p>84774.9111563723</text:p>
          </table:table-cell>
          <table:table-cell/>
          <table:table-cell office:value-type="float" office:value="1443144402.00907" calcext:value-type="float">
            <text:p>1443144402.00907</text:p>
          </table:table-cell>
          <table:table-cell table:formula="of:=[.G343]-[.$B$2]" office:value-type="float" office:value="42.0088844299316" calcext:value-type="float">
            <text:p>42.0088844299</text:p>
          </table:table-cell>
          <table:table-cell table:formula="of:=[.C343]/([.H343]-[.H342])" office:value-type="float" office:value="84939.3588245545" calcext:value-type="float">
            <text:p>84939.3588245545</text:p>
          </table:table-cell>
          <table:table-cell table:formula="of:=[.G343]-[.$B343]" office:value-type="float" office:value="0.247159957885742" calcext:value-type="float">
            <text:p>0.247159957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4401.814" calcext:value-type="float">
            <text:p>1443144401.814</text:p>
          </table:table-cell>
          <table:table-cell office:value-type="float" office:value="4416" calcext:value-type="float">
            <text:p>4416</text:p>
          </table:table-cell>
          <table:table-cell table:formula="of:=[.B344]-[.$B$2]" office:value-type="float" office:value="41.8138127326965" calcext:value-type="float">
            <text:p>41.8138127327</text:p>
          </table:table-cell>
          <table:table-cell table:formula="of:=[.C344]/([.D344]-[.D343])" office:value-type="float" office:value="84779.1795087745" calcext:value-type="float">
            <text:p>84779.1795087745</text:p>
          </table:table-cell>
          <table:table-cell/>
          <table:table-cell office:value-type="float" office:value="1443144402.06112" calcext:value-type="float">
            <text:p>1443144402.06112</text:p>
          </table:table-cell>
          <table:table-cell table:formula="of:=[.G344]-[.$B$2]" office:value-type="float" office:value="42.0609321594238" calcext:value-type="float">
            <text:p>42.0609321594</text:p>
          </table:table-cell>
          <table:table-cell table:formula="of:=[.C344]/([.H344]-[.H343])" office:value-type="float" office:value="84845.199648197" calcext:value-type="float">
            <text:p>84845.199648197</text:p>
          </table:table-cell>
          <table:table-cell table:formula="of:=[.G344]-[.$B344]" office:value-type="float" office:value="0.247119426727295" calcext:value-type="float">
            <text:p>0.24711942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4401.86609" calcext:value-type="float">
            <text:p>1443144401.86609</text:p>
          </table:table-cell>
          <table:table-cell office:value-type="float" office:value="4416" calcext:value-type="float">
            <text:p>4416</text:p>
          </table:table-cell>
          <table:table-cell table:formula="of:=[.B345]-[.$B$2]" office:value-type="float" office:value="41.8659002780914" calcext:value-type="float">
            <text:p>41.8659002781</text:p>
          </table:table-cell>
          <table:table-cell table:formula="of:=[.C345]/([.D345]-[.D344])" office:value-type="float" office:value="84780.3436794815" calcext:value-type="float">
            <text:p>84780.3436794815</text:p>
          </table:table-cell>
          <table:table-cell/>
          <table:table-cell office:value-type="float" office:value="1443144402.11318" calcext:value-type="float">
            <text:p>1443144402.11318</text:p>
          </table:table-cell>
          <table:table-cell table:formula="of:=[.G345]-[.$B$2]" office:value-type="float" office:value="42.1129894256592" calcext:value-type="float">
            <text:p>42.1129894257</text:p>
          </table:table-cell>
          <table:table-cell table:formula="of:=[.C345]/([.H345]-[.H344])" office:value-type="float" office:value="84829.656248855" calcext:value-type="float">
            <text:p>84829.656248855</text:p>
          </table:table-cell>
          <table:table-cell table:formula="of:=[.G345]-[.$B345]" office:value-type="float" office:value="0.247089147567749" calcext:value-type="float">
            <text:p>0.247089147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4401.91819" calcext:value-type="float">
            <text:p>1443144401.91819</text:p>
          </table:table-cell>
          <table:table-cell office:value-type="float" office:value="4416" calcext:value-type="float">
            <text:p>4416</text:p>
          </table:table-cell>
          <table:table-cell table:formula="of:=[.B346]-[.$B$2]" office:value-type="float" office:value="41.9180018901825" calcext:value-type="float">
            <text:p>41.9180018902</text:p>
          </table:table-cell>
          <table:table-cell table:formula="of:=[.C346]/([.D346]-[.D345])" office:value-type="float" office:value="84757.4541893562" calcext:value-type="float">
            <text:p>84757.4541893562</text:p>
          </table:table-cell>
          <table:table-cell/>
          <table:table-cell office:value-type="float" office:value="1443144402.16527" calcext:value-type="float">
            <text:p>1443144402.16527</text:p>
          </table:table-cell>
          <table:table-cell table:formula="of:=[.G346]-[.$B$2]" office:value-type="float" office:value="42.1650803089142" calcext:value-type="float">
            <text:p>42.1650803089</text:p>
          </table:table-cell>
          <table:table-cell table:formula="of:=[.C346]/([.H346]-[.H345])" office:value-type="float" office:value="84774.9111563723" calcext:value-type="float">
            <text:p>84774.9111563723</text:p>
          </table:table-cell>
          <table:table-cell table:formula="of:=[.G346]-[.$B346]" office:value-type="float" office:value="0.247078418731689" calcext:value-type="float">
            <text:p>0.247078418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4401.97028" calcext:value-type="float">
            <text:p>1443144401.97028</text:p>
          </table:table-cell>
          <table:table-cell office:value-type="float" office:value="4416" calcext:value-type="float">
            <text:p>4416</text:p>
          </table:table-cell>
          <table:table-cell table:formula="of:=[.B347]-[.$B$2]" office:value-type="float" office:value="41.9700906276703" calcext:value-type="float">
            <text:p>41.9700906277</text:p>
          </table:table-cell>
          <table:table-cell table:formula="of:=[.C347]/([.D347]-[.D346])" office:value-type="float" office:value="84778.4034127318" calcext:value-type="float">
            <text:p>84778.4034127318</text:p>
          </table:table-cell>
          <table:table-cell/>
          <table:table-cell office:value-type="float" office:value="1443144402.21365" calcext:value-type="float">
            <text:p>1443144402.21365</text:p>
          </table:table-cell>
          <table:table-cell table:formula="of:=[.G347]-[.$B$2]" office:value-type="float" office:value="42.2134566307068" calcext:value-type="float">
            <text:p>42.2134566307</text:p>
          </table:table-cell>
          <table:table-cell table:formula="of:=[.C347]/([.H347]-[.H346])" office:value-type="float" office:value="91284.3274635913" calcext:value-type="float">
            <text:p>91284.3274635913</text:p>
          </table:table-cell>
          <table:table-cell table:formula="of:=[.G347]-[.$B347]" office:value-type="float" office:value="0.243366003036499" calcext:value-type="float">
            <text:p>0.24336600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4402.01856" calcext:value-type="float">
            <text:p>1443144402.01856</text:p>
          </table:table-cell>
          <table:table-cell office:value-type="float" office:value="4416" calcext:value-type="float">
            <text:p>4416</text:p>
          </table:table-cell>
          <table:table-cell table:formula="of:=[.B348]-[.$B$2]" office:value-type="float" office:value="42.0183727741241" calcext:value-type="float">
            <text:p>42.0183727741</text:p>
          </table:table-cell>
          <table:table-cell table:formula="of:=[.C348]/([.D348]-[.D347])" office:value-type="float" office:value="91462.3794578045" calcext:value-type="float">
            <text:p>91462.3794578045</text:p>
          </table:table-cell>
          <table:table-cell/>
          <table:table-cell office:value-type="float" office:value="1443144402.257" calcext:value-type="float">
            <text:p>1443144402.257</text:p>
          </table:table-cell>
          <table:table-cell table:formula="of:=[.G348]-[.$B$2]" office:value-type="float" office:value="42.2568130493164" calcext:value-type="float">
            <text:p>42.2568130493</text:p>
          </table:table-cell>
          <table:table-cell table:formula="of:=[.C348]/([.H348]-[.H347])" office:value-type="float" office:value="101853.43120154" calcext:value-type="float">
            <text:p>101853.43120154</text:p>
          </table:table-cell>
          <table:table-cell table:formula="of:=[.G348]-[.$B348]" office:value-type="float" office:value="0.238440275192261" calcext:value-type="float">
            <text:p>0.238440275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4402.06184" calcext:value-type="float">
            <text:p>1443144402.06184</text:p>
          </table:table-cell>
          <table:table-cell office:value-type="float" office:value="4416" calcext:value-type="float">
            <text:p>4416</text:p>
          </table:table-cell>
          <table:table-cell table:formula="of:=[.B349]-[.$B$2]" office:value-type="float" office:value="42.0616466999054" calcext:value-type="float">
            <text:p>42.0616466999</text:p>
          </table:table-cell>
          <table:table-cell table:formula="of:=[.C349]/([.D349]-[.D348])" office:value-type="float" office:value="102047.593794076" calcext:value-type="float">
            <text:p>102047.593794076</text:p>
          </table:table-cell>
          <table:table-cell/>
          <table:table-cell office:value-type="float" office:value="1443144402.34353" calcext:value-type="float">
            <text:p>1443144402.34353</text:p>
          </table:table-cell>
          <table:table-cell table:formula="of:=[.G349]-[.$B$2]" office:value-type="float" office:value="42.3433403968811" calcext:value-type="float">
            <text:p>42.3433403969</text:p>
          </table:table-cell>
          <table:table-cell table:formula="of:=[.C349]/([.H349]-[.H348])" office:value-type="float" office:value="51035.887777539" calcext:value-type="float">
            <text:p>51035.887777539</text:p>
          </table:table-cell>
          <table:table-cell table:formula="of:=[.G349]-[.$B349]" office:value-type="float" office:value="0.281693696975708" calcext:value-type="float">
            <text:p>0.28169369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4402.1051" calcext:value-type="float">
            <text:p>1443144402.1051</text:p>
          </table:table-cell>
          <table:table-cell office:value-type="float" office:value="4416" calcext:value-type="float">
            <text:p>4416</text:p>
          </table:table-cell>
          <table:table-cell table:formula="of:=[.B350]-[.$B$2]" office:value-type="float" office:value="42.1049134731293" calcext:value-type="float">
            <text:p>42.1049134731</text:p>
          </table:table-cell>
          <table:table-cell table:formula="of:=[.C350]/([.D350]-[.D349])" office:value-type="float" office:value="102064.46358156" calcext:value-type="float">
            <text:p>102064.46358156</text:p>
          </table:table-cell>
          <table:table-cell/>
          <table:table-cell office:value-type="float" office:value="1443144402.38693" calcext:value-type="float">
            <text:p>1443144402.38693</text:p>
          </table:table-cell>
          <table:table-cell table:formula="of:=[.G350]-[.$B$2]" office:value-type="float" office:value="42.3867373466492" calcext:value-type="float">
            <text:p>42.3867373466</text:p>
          </table:table-cell>
          <table:table-cell table:formula="of:=[.C350]/([.H350]-[.H349])" office:value-type="float" office:value="101758.303834743" calcext:value-type="float">
            <text:p>101758.303834743</text:p>
          </table:table-cell>
          <table:table-cell table:formula="of:=[.G350]-[.$B350]" office:value-type="float" office:value="0.281823873519897" calcext:value-type="float">
            <text:p>0.281823873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4402.14836" calcext:value-type="float">
            <text:p>1443144402.14836</text:p>
          </table:table-cell>
          <table:table-cell office:value-type="float" office:value="4416" calcext:value-type="float">
            <text:p>4416</text:p>
          </table:table-cell>
          <table:table-cell table:formula="of:=[.B351]-[.$B$2]" office:value-type="float" office:value="42.1481735706329" calcext:value-type="float">
            <text:p>42.1481735706</text:p>
          </table:table-cell>
          <table:table-cell table:formula="of:=[.C351]/([.D351]-[.D350])" office:value-type="float" office:value="102080.213749545" calcext:value-type="float">
            <text:p>102080.213749545</text:p>
          </table:table-cell>
          <table:table-cell/>
          <table:table-cell office:value-type="float" office:value="1443144402.43" calcext:value-type="float">
            <text:p>1443144402.43</text:p>
          </table:table-cell>
          <table:table-cell table:formula="of:=[.G351]-[.$B$2]" office:value-type="float" office:value="42.4298141002655" calcext:value-type="float">
            <text:p>42.4298141003</text:p>
          </table:table-cell>
          <table:table-cell table:formula="of:=[.C351]/([.H351]-[.H350])" office:value-type="float" office:value="102514.688997493" calcext:value-type="float">
            <text:p>102514.688997493</text:p>
          </table:table-cell>
          <table:table-cell table:formula="of:=[.G351]-[.$B351]" office:value-type="float" office:value="0.281640529632568" calcext:value-type="float">
            <text:p>0.281640529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4402.19164" calcext:value-type="float">
            <text:p>1443144402.19164</text:p>
          </table:table-cell>
          <table:table-cell office:value-type="float" office:value="4416" calcext:value-type="float">
            <text:p>4416</text:p>
          </table:table-cell>
          <table:table-cell table:formula="of:=[.B352]-[.$B$2]" office:value-type="float" office:value="42.191456079483" calcext:value-type="float">
            <text:p>42.1914560795</text:p>
          </table:table-cell>
          <table:table-cell table:formula="of:=[.C352]/([.D352]-[.D351])" office:value-type="float" office:value="102027.357408836" calcext:value-type="float">
            <text:p>102027.357408836</text:p>
          </table:table-cell>
          <table:table-cell/>
          <table:table-cell office:value-type="float" office:value="1443144402.47326" calcext:value-type="float">
            <text:p>1443144402.47326</text:p>
          </table:table-cell>
          <table:table-cell table:formula="of:=[.G352]-[.$B$2]" office:value-type="float" office:value="42.4730706214905" calcext:value-type="float">
            <text:p>42.4730706215</text:p>
          </table:table-cell>
          <table:table-cell table:formula="of:=[.C352]/([.H352]-[.H351])" office:value-type="float" office:value="102088.653339286" calcext:value-type="float">
            <text:p>102088.653339286</text:p>
          </table:table-cell>
          <table:table-cell table:formula="of:=[.G352]-[.$B352]" office:value-type="float" office:value="0.281614542007446" calcext:value-type="float">
            <text:p>0.28161454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4402.23492" calcext:value-type="float">
            <text:p>1443144402.23492</text:p>
          </table:table-cell>
          <table:table-cell office:value-type="float" office:value="4416" calcext:value-type="float">
            <text:p>4416</text:p>
          </table:table-cell>
          <table:table-cell table:formula="of:=[.B353]-[.$B$2]" office:value-type="float" office:value="42.2347362041473" calcext:value-type="float">
            <text:p>42.2347362041</text:p>
          </table:table-cell>
          <table:table-cell table:formula="of:=[.C353]/([.D353]-[.D352])" office:value-type="float" office:value="102032.977821848" calcext:value-type="float">
            <text:p>102032.977821848</text:p>
          </table:table-cell>
          <table:table-cell/>
          <table:table-cell office:value-type="float" office:value="1443144402.51644" calcext:value-type="float">
            <text:p>1443144402.51644</text:p>
          </table:table-cell>
          <table:table-cell table:formula="of:=[.G353]-[.$B$2]" office:value-type="float" office:value="42.5162479877472" calcext:value-type="float">
            <text:p>42.5162479877</text:p>
          </table:table-cell>
          <table:table-cell table:formula="of:=[.C353]/([.H353]-[.H352])" office:value-type="float" office:value="102275.8075086" calcext:value-type="float">
            <text:p>102275.8075086</text:p>
          </table:table-cell>
          <table:table-cell table:formula="of:=[.G353]-[.$B353]" office:value-type="float" office:value="0.281511783599854" calcext:value-type="float">
            <text:p>0.281511783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4402.27819" calcext:value-type="float">
            <text:p>1443144402.27819</text:p>
          </table:table-cell>
          <table:table-cell office:value-type="float" office:value="4416" calcext:value-type="float">
            <text:p>4416</text:p>
          </table:table-cell>
          <table:table-cell table:formula="of:=[.B354]-[.$B$2]" office:value-type="float" office:value="42.2780022621155" calcext:value-type="float">
            <text:p>42.2780022621</text:p>
          </table:table-cell>
          <table:table-cell table:formula="of:=[.C354]/([.D354]-[.D353])" office:value-type="float" office:value="102066.150867081" calcext:value-type="float">
            <text:p>102066.150867081</text:p>
          </table:table-cell>
          <table:table-cell/>
          <table:table-cell office:value-type="float" office:value="1443144402.55986" calcext:value-type="float">
            <text:p>1443144402.55986</text:p>
          </table:table-cell>
          <table:table-cell table:formula="of:=[.G354]-[.$B$2]" office:value-type="float" office:value="42.5596668720245" calcext:value-type="float">
            <text:p>42.559666872</text:p>
          </table:table-cell>
          <table:table-cell table:formula="of:=[.C354]/([.H354]-[.H353])" office:value-type="float" office:value="101706.897206115" calcext:value-type="float">
            <text:p>101706.897206115</text:p>
          </table:table-cell>
          <table:table-cell table:formula="of:=[.G354]-[.$B354]" office:value-type="float" office:value="0.281664609909058" calcext:value-type="float">
            <text:p>0.281664609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4402.32146" calcext:value-type="float">
            <text:p>1443144402.32146</text:p>
          </table:table-cell>
          <table:table-cell office:value-type="float" office:value="4416" calcext:value-type="float">
            <text:p>4416</text:p>
          </table:table-cell>
          <table:table-cell table:formula="of:=[.B355]-[.$B$2]" office:value-type="float" office:value="42.3212695121765" calcext:value-type="float">
            <text:p>42.3212695122</text:p>
          </table:table-cell>
          <table:table-cell table:formula="of:=[.C355]/([.D355]-[.D354])" office:value-type="float" office:value="102063.338755538" calcext:value-type="float">
            <text:p>102063.338755538</text:p>
          </table:table-cell>
          <table:table-cell/>
          <table:table-cell office:value-type="float" office:value="1443144402.6029" calcext:value-type="float">
            <text:p>1443144402.6029</text:p>
          </table:table-cell>
          <table:table-cell table:formula="of:=[.G355]-[.$B$2]" office:value-type="float" office:value="42.6027119159699" calcext:value-type="float">
            <text:p>42.602711916</text:p>
          </table:table-cell>
          <table:table-cell table:formula="of:=[.C355]/([.H355]-[.H354])" office:value-type="float" office:value="102590.207727756" calcext:value-type="float">
            <text:p>102590.207727756</text:p>
          </table:table-cell>
          <table:table-cell table:formula="of:=[.G355]-[.$B355]" office:value-type="float" office:value="0.281442403793335" calcext:value-type="float">
            <text:p>0.281442403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4402.36472" calcext:value-type="float">
            <text:p>1443144402.36472</text:p>
          </table:table-cell>
          <table:table-cell office:value-type="float" office:value="4416" calcext:value-type="float">
            <text:p>4416</text:p>
          </table:table-cell>
          <table:table-cell table:formula="of:=[.B356]-[.$B$2]" office:value-type="float" office:value="42.3645279407501" calcext:value-type="float">
            <text:p>42.3645279408</text:p>
          </table:table-cell>
          <table:table-cell table:formula="of:=[.C356]/([.D356]-[.D355])" office:value-type="float" office:value="102084.152051103" calcext:value-type="float">
            <text:p>102084.152051103</text:p>
          </table:table-cell>
          <table:table-cell/>
          <table:table-cell office:value-type="float" office:value="1443144402.64627" calcext:value-type="float">
            <text:p>1443144402.64627</text:p>
          </table:table-cell>
          <table:table-cell table:formula="of:=[.G356]-[.$B$2]" office:value-type="float" office:value="42.6460826396942" calcext:value-type="float">
            <text:p>42.6460826397</text:p>
          </table:table-cell>
          <table:table-cell table:formula="of:=[.C356]/([.H356]-[.H355])" office:value-type="float" office:value="101819.83653455" calcext:value-type="float">
            <text:p>101819.83653455</text:p>
          </table:table-cell>
          <table:table-cell table:formula="of:=[.G356]-[.$B356]" office:value-type="float" office:value="0.281554698944092" calcext:value-type="float">
            <text:p>0.281554698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4402.40799" calcext:value-type="float">
            <text:p>1443144402.40799</text:p>
          </table:table-cell>
          <table:table-cell office:value-type="float" office:value="4416" calcext:value-type="float">
            <text:p>4416</text:p>
          </table:table-cell>
          <table:table-cell table:formula="of:=[.B357]-[.$B$2]" office:value-type="float" office:value="42.4078052043915" calcext:value-type="float">
            <text:p>42.4078052044</text:p>
          </table:table-cell>
          <table:table-cell table:formula="of:=[.C357]/([.D357]-[.D356])" office:value-type="float" office:value="102039.723134896" calcext:value-type="float">
            <text:p>102039.723134896</text:p>
          </table:table-cell>
          <table:table-cell/>
          <table:table-cell office:value-type="float" office:value="1443144402.68953" calcext:value-type="float">
            <text:p>1443144402.68953</text:p>
          </table:table-cell>
          <table:table-cell table:formula="of:=[.G357]-[.$B$2]" office:value-type="float" office:value="42.6893382072449" calcext:value-type="float">
            <text:p>42.6893382072</text:p>
          </table:table-cell>
          <table:table-cell table:formula="of:=[.C357]/([.H357]-[.H356])" office:value-type="float" office:value="102090.904132241" calcext:value-type="float">
            <text:p>102090.904132241</text:p>
          </table:table-cell>
          <table:table-cell table:formula="of:=[.G357]-[.$B357]" office:value-type="float" office:value="0.281533002853394" calcext:value-type="float">
            <text:p>0.281533002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4402.45126" calcext:value-type="float">
            <text:p>1443144402.45126</text:p>
          </table:table-cell>
          <table:table-cell office:value-type="float" office:value="4416" calcext:value-type="float">
            <text:p>4416</text:p>
          </table:table-cell>
          <table:table-cell table:formula="of:=[.B358]-[.$B$2]" office:value-type="float" office:value="42.4510731697083" calcext:value-type="float">
            <text:p>42.4510731697</text:p>
          </table:table-cell>
          <table:table-cell table:formula="of:=[.C358]/([.D358]-[.D357])" office:value-type="float" office:value="102061.651562991" calcext:value-type="float">
            <text:p>102061.651562991</text:p>
          </table:table-cell>
          <table:table-cell/>
          <table:table-cell office:value-type="float" office:value="1443144402.73283" calcext:value-type="float">
            <text:p>1443144402.73283</text:p>
          </table:table-cell>
          <table:table-cell table:formula="of:=[.G358]-[.$B$2]" office:value-type="float" office:value="42.7326409816742" calcext:value-type="float">
            <text:p>42.7326409817</text:p>
          </table:table-cell>
          <table:table-cell table:formula="of:=[.C358]/([.H358]-[.H357])" office:value-type="float" office:value="101979.608886442" calcext:value-type="float">
            <text:p>101979.608886442</text:p>
          </table:table-cell>
          <table:table-cell table:formula="of:=[.G358]-[.$B358]" office:value-type="float" office:value="0.281567811965942" calcext:value-type="float">
            <text:p>0.28156781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4402.49451" calcext:value-type="float">
            <text:p>1443144402.49451</text:p>
          </table:table-cell>
          <table:table-cell office:value-type="float" office:value="4416" calcext:value-type="float">
            <text:p>4416</text:p>
          </table:table-cell>
          <table:table-cell table:formula="of:=[.B359]-[.$B$2]" office:value-type="float" office:value="42.4943222999573" calcext:value-type="float">
            <text:p>42.4943223</text:p>
          </table:table-cell>
          <table:table-cell table:formula="of:=[.C359]/([.D359]-[.D358])" office:value-type="float" office:value="102106.099581036" calcext:value-type="float">
            <text:p>102106.099581036</text:p>
          </table:table-cell>
          <table:table-cell/>
          <table:table-cell office:value-type="float" office:value="1443144402.77617" calcext:value-type="float">
            <text:p>1443144402.77617</text:p>
          </table:table-cell>
          <table:table-cell table:formula="of:=[.G359]-[.$B$2]" office:value-type="float" office:value="42.7759764194489" calcext:value-type="float">
            <text:p>42.7759764194</text:p>
          </table:table-cell>
          <table:table-cell table:formula="of:=[.C359]/([.H359]-[.H358])" office:value-type="float" office:value="101902.743499741" calcext:value-type="float">
            <text:p>101902.743499741</text:p>
          </table:table-cell>
          <table:table-cell table:formula="of:=[.G359]-[.$B359]" office:value-type="float" office:value="0.281654119491577" calcext:value-type="float">
            <text:p>0.281654119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4402.53777" calcext:value-type="float">
            <text:p>1443144402.53777</text:p>
          </table:table-cell>
          <table:table-cell office:value-type="float" office:value="4416" calcext:value-type="float">
            <text:p>4416</text:p>
          </table:table-cell>
          <table:table-cell table:formula="of:=[.B360]-[.$B$2]" office:value-type="float" office:value="42.5375838279724" calcext:value-type="float">
            <text:p>42.537583828</text:p>
          </table:table-cell>
          <table:table-cell table:formula="of:=[.C360]/([.D360]-[.D359])" office:value-type="float" office:value="102076.838304345" calcext:value-type="float">
            <text:p>102076.838304345</text:p>
          </table:table-cell>
          <table:table-cell/>
          <table:table-cell office:value-type="float" office:value="1443144402.81927" calcext:value-type="float">
            <text:p>1443144402.81927</text:p>
          </table:table-cell>
          <table:table-cell table:formula="of:=[.G360]-[.$B$2]" office:value-type="float" office:value="42.8190813064575" calcext:value-type="float">
            <text:p>42.8190813065</text:p>
          </table:table-cell>
          <table:table-cell table:formula="of:=[.C360]/([.H360]-[.H359])" office:value-type="float" office:value="102447.780436406" calcext:value-type="float">
            <text:p>102447.780436406</text:p>
          </table:table-cell>
          <table:table-cell table:formula="of:=[.G360]-[.$B360]" office:value-type="float" office:value="0.281497478485107" calcext:value-type="float">
            <text:p>0.281497478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4402.58103" calcext:value-type="float">
            <text:p>1443144402.58103</text:p>
          </table:table-cell>
          <table:table-cell office:value-type="float" office:value="4416" calcext:value-type="float">
            <text:p>4416</text:p>
          </table:table-cell>
          <table:table-cell table:formula="of:=[.B361]-[.$B$2]" office:value-type="float" office:value="42.5808448791504" calcext:value-type="float">
            <text:p>42.5808448792</text:p>
          </table:table-cell>
          <table:table-cell table:formula="of:=[.C361]/([.D361]-[.D360])" office:value-type="float" office:value="102077.963427942" calcext:value-type="float">
            <text:p>102077.963427942</text:p>
          </table:table-cell>
          <table:table-cell/>
          <table:table-cell office:value-type="float" office:value="1443144402.86302" calcext:value-type="float">
            <text:p>1443144402.86302</text:p>
          </table:table-cell>
          <table:table-cell table:formula="of:=[.G361]-[.$B$2]" office:value-type="float" office:value="42.8628356456757" calcext:value-type="float">
            <text:p>42.8628356457</text:p>
          </table:table-cell>
          <table:table-cell table:formula="of:=[.C361]/([.H361]-[.H360])" office:value-type="float" office:value="100927.132689258" calcext:value-type="float">
            <text:p>100927.132689258</text:p>
          </table:table-cell>
          <table:table-cell table:formula="of:=[.G361]-[.$B361]" office:value-type="float" office:value="0.281990766525269" calcext:value-type="float">
            <text:p>0.281990766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4402.62429" calcext:value-type="float">
            <text:p>1443144402.62429</text:p>
          </table:table-cell>
          <table:table-cell office:value-type="float" office:value="4416" calcext:value-type="float">
            <text:p>4416</text:p>
          </table:table-cell>
          <table:table-cell table:formula="of:=[.B362]-[.$B$2]" office:value-type="float" office:value="42.6241025924683" calcext:value-type="float">
            <text:p>42.6241025925</text:p>
          </table:table-cell>
          <table:table-cell table:formula="of:=[.C362]/([.D362]-[.D361])" office:value-type="float" office:value="102085.839987654" calcext:value-type="float">
            <text:p>102085.839987654</text:p>
          </table:table-cell>
          <table:table-cell/>
          <table:table-cell office:value-type="float" office:value="1443144402.9491" calcext:value-type="float">
            <text:p>1443144402.9491</text:p>
          </table:table-cell>
          <table:table-cell table:formula="of:=[.G362]-[.$B$2]" office:value-type="float" office:value="42.9489090442658" calcext:value-type="float">
            <text:p>42.9489090443</text:p>
          </table:table-cell>
          <table:table-cell table:formula="of:=[.C362]/([.H362]-[.H361])" office:value-type="float" office:value="51305.0497869912" calcext:value-type="float">
            <text:p>51305.0497869912</text:p>
          </table:table-cell>
          <table:table-cell table:formula="of:=[.G362]-[.$B362]" office:value-type="float" office:value="0.324806451797485" calcext:value-type="float">
            <text:p>0.324806451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4402.66758" calcext:value-type="float">
            <text:p>1443144402.66758</text:p>
          </table:table-cell>
          <table:table-cell office:value-type="float" office:value="4416" calcext:value-type="float">
            <text:p>4416</text:p>
          </table:table-cell>
          <table:table-cell table:formula="of:=[.B363]-[.$B$2]" office:value-type="float" office:value="42.667388677597" calcext:value-type="float">
            <text:p>42.6673886776</text:p>
          </table:table-cell>
          <table:table-cell table:formula="of:=[.C363]/([.D363]-[.D362])" office:value-type="float" office:value="102018.927950208" calcext:value-type="float">
            <text:p>102018.927950208</text:p>
          </table:table-cell>
          <table:table-cell/>
          <table:table-cell office:value-type="float" office:value="1443144402.99244" calcext:value-type="float">
            <text:p>1443144402.99244</text:p>
          </table:table-cell>
          <table:table-cell table:formula="of:=[.G363]-[.$B$2]" office:value-type="float" office:value="42.992253780365" calcext:value-type="float">
            <text:p>42.9922537804</text:p>
          </table:table-cell>
          <table:table-cell table:formula="of:=[.C363]/([.H363]-[.H362])" office:value-type="float" office:value="101880.883295471" calcext:value-type="float">
            <text:p>101880.883295471</text:p>
          </table:table-cell>
          <table:table-cell table:formula="of:=[.G363]-[.$B363]" office:value-type="float" office:value="0.324865102767944" calcext:value-type="float">
            <text:p>0.324865102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4402.71088" calcext:value-type="float">
            <text:p>1443144402.71088</text:p>
          </table:table-cell>
          <table:table-cell office:value-type="float" office:value="4416" calcext:value-type="float">
            <text:p>4416</text:p>
          </table:table-cell>
          <table:table-cell table:formula="of:=[.B364]-[.$B$2]" office:value-type="float" office:value="42.7106909751892" calcext:value-type="float">
            <text:p>42.7106909752</text:p>
          </table:table-cell>
          <table:table-cell table:formula="of:=[.C364]/([.D364]-[.D363])" office:value-type="float" office:value="101980.73186766" calcext:value-type="float">
            <text:p>101980.73186766</text:p>
          </table:table-cell>
          <table:table-cell/>
          <table:table-cell office:value-type="float" office:value="1443144403.03572" calcext:value-type="float">
            <text:p>1443144403.03572</text:p>
          </table:table-cell>
          <table:table-cell table:formula="of:=[.G364]-[.$B$2]" office:value-type="float" office:value="43.0355269908905" calcext:value-type="float">
            <text:p>43.0355269909</text:p>
          </table:table-cell>
          <table:table-cell table:formula="of:=[.C364]/([.H364]-[.H363])" office:value-type="float" office:value="102049.28052187" calcext:value-type="float">
            <text:p>102049.28052187</text:p>
          </table:table-cell>
          <table:table-cell table:formula="of:=[.G364]-[.$B364]" office:value-type="float" office:value="0.324836015701294" calcext:value-type="float">
            <text:p>0.324836015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4402.75419" calcext:value-type="float">
            <text:p>1443144402.75419</text:p>
          </table:table-cell>
          <table:table-cell office:value-type="float" office:value="4416" calcext:value-type="float">
            <text:p>4416</text:p>
          </table:table-cell>
          <table:table-cell table:formula="of:=[.B365]-[.$B$2]" office:value-type="float" office:value="42.7539985179901" calcext:value-type="float">
            <text:p>42.753998518</text:p>
          </table:table-cell>
          <table:table-cell table:formula="of:=[.C365]/([.D365]-[.D364])" office:value-type="float" office:value="101968.380434364" calcext:value-type="float">
            <text:p>101968.380434364</text:p>
          </table:table-cell>
          <table:table-cell/>
          <table:table-cell office:value-type="float" office:value="1443144403.05045" calcext:value-type="float">
            <text:p>1443144403.05045</text:p>
          </table:table-cell>
          <table:table-cell table:formula="of:=[.G365]-[.$B$2]" office:value-type="float" office:value="43.0502650737762" calcext:value-type="float">
            <text:p>43.0502650738</text:p>
          </table:table-cell>
          <table:table-cell table:formula="of:=[.C365]/([.H365]-[.H364])" office:value-type="float" office:value="299631.915102886" calcext:value-type="float">
            <text:p>299631.915102886</text:p>
          </table:table-cell>
          <table:table-cell table:formula="of:=[.G365]-[.$B365]" office:value-type="float" office:value="0.296266555786133" calcext:value-type="float">
            <text:p>0.296266555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4402.79746" calcext:value-type="float">
            <text:p>1443144402.79746</text:p>
          </table:table-cell>
          <table:table-cell office:value-type="float" office:value="4416" calcext:value-type="float">
            <text:p>4416</text:p>
          </table:table-cell>
          <table:table-cell table:formula="of:=[.B366]-[.$B$2]" office:value-type="float" office:value="42.7972681522369" calcext:value-type="float">
            <text:p>42.7972681522</text:p>
          </table:table-cell>
          <table:table-cell table:formula="of:=[.C366]/([.D366]-[.D365])" office:value-type="float" office:value="102057.7149973" calcext:value-type="float">
            <text:p>102057.7149973</text:p>
          </table:table-cell>
          <table:table-cell/>
          <table:table-cell office:value-type="float" office:value="1443144403.07898" calcext:value-type="float">
            <text:p>1443144403.07898</text:p>
          </table:table-cell>
          <table:table-cell table:formula="of:=[.G366]-[.$B$2]" office:value-type="float" office:value="43.0787885189056" calcext:value-type="float">
            <text:p>43.0787885189</text:p>
          </table:table-cell>
          <table:table-cell table:formula="of:=[.C366]/([.H366]-[.H365])" office:value-type="float" office:value="154820.007890602" calcext:value-type="float">
            <text:p>154820.007890602</text:p>
          </table:table-cell>
          <table:table-cell table:formula="of:=[.G366]-[.$B366]" office:value-type="float" office:value="0.281520366668701" calcext:value-type="float">
            <text:p>0.281520366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4402.84071" calcext:value-type="float">
            <text:p>1443144402.84071</text:p>
          </table:table-cell>
          <table:table-cell office:value-type="float" office:value="4416" calcext:value-type="float">
            <text:p>4416</text:p>
          </table:table-cell>
          <table:table-cell table:formula="of:=[.B367]-[.$B$2]" office:value-type="float" office:value="42.8405230045319" calcext:value-type="float">
            <text:p>42.8405230045</text:p>
          </table:table-cell>
          <table:table-cell table:formula="of:=[.C367]/([.D367]-[.D366])" office:value-type="float" office:value="102092.592292089" calcext:value-type="float">
            <text:p>102092.592292089</text:p>
          </table:table-cell>
          <table:table-cell/>
          <table:table-cell office:value-type="float" office:value="1443144403.12233" calcext:value-type="float">
            <text:p>1443144403.12233</text:p>
          </table:table-cell>
          <table:table-cell table:formula="of:=[.G367]-[.$B$2]" office:value-type="float" office:value="43.1221401691437" calcext:value-type="float">
            <text:p>43.1221401691</text:p>
          </table:table-cell>
          <table:table-cell table:formula="of:=[.C367]/([.H367]-[.H366])" office:value-type="float" office:value="101864.634350767" calcext:value-type="float">
            <text:p>101864.634350767</text:p>
          </table:table-cell>
          <table:table-cell table:formula="of:=[.G367]-[.$B367]" office:value-type="float" office:value="0.281617164611816" calcext:value-type="float">
            <text:p>0.281617164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4402.88398" calcext:value-type="float">
            <text:p>1443144402.88398</text:p>
          </table:table-cell>
          <table:table-cell office:value-type="float" office:value="4416" calcext:value-type="float">
            <text:p>4416</text:p>
          </table:table-cell>
          <table:table-cell table:formula="of:=[.B368]-[.$B$2]" office:value-type="float" office:value="42.8837895393372" calcext:value-type="float">
            <text:p>42.8837895393</text:p>
          </table:table-cell>
          <table:table-cell table:formula="of:=[.C368]/([.D368]-[.D367])" office:value-type="float" office:value="102065.026003868" calcext:value-type="float">
            <text:p>102065.026003868</text:p>
          </table:table-cell>
          <table:table-cell/>
          <table:table-cell office:value-type="float" office:value="1443144403.16553" calcext:value-type="float">
            <text:p>1443144403.16553</text:p>
          </table:table-cell>
          <table:table-cell table:formula="of:=[.G368]-[.$B$2]" office:value-type="float" office:value="43.1653442382813" calcext:value-type="float">
            <text:p>43.1653442383</text:p>
          </table:table-cell>
          <table:table-cell table:formula="of:=[.C368]/([.H368]-[.H367])" office:value-type="float" office:value="102212.594511371" calcext:value-type="float">
            <text:p>102212.594511371</text:p>
          </table:table-cell>
          <table:table-cell table:formula="of:=[.G368]-[.$B368]" office:value-type="float" office:value="0.281554698944092" calcext:value-type="float">
            <text:p>0.281554698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4402.92729" calcext:value-type="float">
            <text:p>1443144402.92729</text:p>
          </table:table-cell>
          <table:table-cell office:value-type="float" office:value="4416" calcext:value-type="float">
            <text:p>4416</text:p>
          </table:table-cell>
          <table:table-cell table:formula="of:=[.B369]-[.$B$2]" office:value-type="float" office:value="42.9270977973938" calcext:value-type="float">
            <text:p>42.9270977974</text:p>
          </table:table-cell>
          <table:table-cell table:formula="of:=[.C369]/([.D369]-[.D368])" office:value-type="float" office:value="101966.696379812" calcext:value-type="float">
            <text:p>101966.696379812</text:p>
          </table:table-cell>
          <table:table-cell/>
          <table:table-cell office:value-type="float" office:value="1443144403.2091" calcext:value-type="float">
            <text:p>1443144403.2091</text:p>
          </table:table-cell>
          <table:table-cell table:formula="of:=[.G369]-[.$B$2]" office:value-type="float" office:value="43.2089149951935" calcext:value-type="float">
            <text:p>43.2089149952</text:p>
          </table:table-cell>
          <table:table-cell table:formula="of:=[.C369]/([.H369]-[.H368])" office:value-type="float" office:value="101352.382032186" calcext:value-type="float">
            <text:p>101352.382032186</text:p>
          </table:table-cell>
          <table:table-cell table:formula="of:=[.G369]-[.$B369]" office:value-type="float" office:value="0.281817197799683" calcext:value-type="float">
            <text:p>0.281817197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4402.97054" calcext:value-type="float">
            <text:p>1443144402.97054</text:p>
          </table:table-cell>
          <table:table-cell office:value-type="float" office:value="4416" calcext:value-type="float">
            <text:p>4416</text:p>
          </table:table-cell>
          <table:table-cell table:formula="of:=[.B370]-[.$B$2]" office:value-type="float" office:value="42.9703464508057" calcext:value-type="float">
            <text:p>42.9703464508</text:p>
          </table:table-cell>
          <table:table-cell table:formula="of:=[.C370]/([.D370]-[.D369])" office:value-type="float" office:value="102107.225349783" calcext:value-type="float">
            <text:p>102107.225349783</text:p>
          </table:table-cell>
          <table:table-cell/>
          <table:table-cell office:value-type="float" office:value="1443144403.25338" calcext:value-type="float">
            <text:p>1443144403.25338</text:p>
          </table:table-cell>
          <table:table-cell table:formula="of:=[.G370]-[.$B$2]" office:value-type="float" office:value="43.2531962394714" calcext:value-type="float">
            <text:p>43.2531962395</text:p>
          </table:table-cell>
          <table:table-cell table:formula="of:=[.C370]/([.H370]-[.H369])" office:value-type="float" office:value="99726.1949614761" calcext:value-type="float">
            <text:p>99726.1949614761</text:p>
          </table:table-cell>
          <table:table-cell table:formula="of:=[.G370]-[.$B370]" office:value-type="float" office:value="0.282849788665771" calcext:value-type="float">
            <text:p>0.282849788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4403.01409" calcext:value-type="float">
            <text:p>1443144403.01409</text:p>
          </table:table-cell>
          <table:table-cell office:value-type="float" office:value="4416" calcext:value-type="float">
            <text:p>4416</text:p>
          </table:table-cell>
          <table:table-cell table:formula="of:=[.B371]-[.$B$2]" office:value-type="float" office:value="43.0138988494873" calcext:value-type="float">
            <text:p>43.0138988495</text:p>
          </table:table-cell>
          <table:table-cell table:formula="of:=[.C371]/([.D371]-[.D370])" office:value-type="float" office:value="101395.104142945" calcext:value-type="float">
            <text:p>101395.104142945</text:p>
          </table:table-cell>
          <table:table-cell/>
          <table:table-cell office:value-type="float" office:value="1443144403.29767" calcext:value-type="float">
            <text:p>1443144403.29767</text:p>
          </table:table-cell>
          <table:table-cell table:formula="of:=[.G371]-[.$B$2]" office:value-type="float" office:value="43.2974774837494" calcext:value-type="float">
            <text:p>43.2974774837</text:p>
          </table:table-cell>
          <table:table-cell table:formula="of:=[.C371]/([.H371]-[.H370])" office:value-type="float" office:value="99726.1949614761" calcext:value-type="float">
            <text:p>99726.1949614761</text:p>
          </table:table-cell>
          <table:table-cell table:formula="of:=[.G371]-[.$B371]" office:value-type="float" office:value="0.283578634262085" calcext:value-type="float">
            <text:p>0.283578634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4403.05839" calcext:value-type="float">
            <text:p>1443144403.05839</text:p>
          </table:table-cell>
          <table:table-cell office:value-type="float" office:value="4416" calcext:value-type="float">
            <text:p>4416</text:p>
          </table:table-cell>
          <table:table-cell table:formula="of:=[.B372]-[.$B$2]" office:value-type="float" office:value="43.0582015514374" calcext:value-type="float">
            <text:p>43.0582015514</text:p>
          </table:table-cell>
          <table:table-cell table:formula="of:=[.C372]/([.D372]-[.D371])" office:value-type="float" office:value="99677.8933478277" calcext:value-type="float">
            <text:p>99677.8933478277</text:p>
          </table:table-cell>
          <table:table-cell/>
          <table:table-cell office:value-type="float" office:value="1443144403.34198" calcext:value-type="float">
            <text:p>1443144403.34198</text:p>
          </table:table-cell>
          <table:table-cell table:formula="of:=[.G372]-[.$B$2]" office:value-type="float" office:value="43.3417911529541" calcext:value-type="float">
            <text:p>43.341791153</text:p>
          </table:table-cell>
          <table:table-cell table:formula="of:=[.C372]/([.H372]-[.H371])" office:value-type="float" office:value="99653.2239205875" calcext:value-type="float">
            <text:p>99653.2239205875</text:p>
          </table:table-cell>
          <table:table-cell table:formula="of:=[.G372]-[.$B372]" office:value-type="float" office:value="0.283589601516724" calcext:value-type="float">
            <text:p>0.283589601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4403.10267" calcext:value-type="float">
            <text:p>1443144403.10267</text:p>
          </table:table-cell>
          <table:table-cell office:value-type="float" office:value="4416" calcext:value-type="float">
            <text:p>4416</text:p>
          </table:table-cell>
          <table:table-cell table:formula="of:=[.B373]-[.$B$2]" office:value-type="float" office:value="43.1024861335754" calcext:value-type="float">
            <text:p>43.1024861336</text:p>
          </table:table-cell>
          <table:table-cell table:formula="of:=[.C373]/([.D373]-[.D372])" office:value-type="float" office:value="99718.6783028163" calcext:value-type="float">
            <text:p>99718.6783028163</text:p>
          </table:table-cell>
          <table:table-cell/>
          <table:table-cell office:value-type="float" office:value="1443144403.38626" calcext:value-type="float">
            <text:p>1443144403.38626</text:p>
          </table:table-cell>
          <table:table-cell table:formula="of:=[.G373]-[.$B$2]" office:value-type="float" office:value="43.3860757350922" calcext:value-type="float">
            <text:p>43.3860757351</text:p>
          </table:table-cell>
          <table:table-cell table:formula="of:=[.C373]/([.H373]-[.H372])" office:value-type="float" office:value="99718.6783028163" calcext:value-type="float">
            <text:p>99718.6783028163</text:p>
          </table:table-cell>
          <table:table-cell table:formula="of:=[.G373]-[.$B373]" office:value-type="float" office:value="0.283589601516724" calcext:value-type="float">
            <text:p>0.283589601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4403.14697" calcext:value-type="float">
            <text:p>1443144403.14697</text:p>
          </table:table-cell>
          <table:table-cell office:value-type="float" office:value="4416" calcext:value-type="float">
            <text:p>4416</text:p>
          </table:table-cell>
          <table:table-cell table:formula="of:=[.B374]-[.$B$2]" office:value-type="float" office:value="43.1467814445496" calcext:value-type="float">
            <text:p>43.1467814445</text:p>
          </table:table-cell>
          <table:table-cell table:formula="of:=[.C374]/([.D374]-[.D373])" office:value-type="float" office:value="99694.5252868861" calcext:value-type="float">
            <text:p>99694.5252868861</text:p>
          </table:table-cell>
          <table:table-cell/>
          <table:table-cell office:value-type="float" office:value="1443144403.43053" calcext:value-type="float">
            <text:p>1443144403.43053</text:p>
          </table:table-cell>
          <table:table-cell table:formula="of:=[.G374]-[.$B$2]" office:value-type="float" office:value="43.4303426742554" calcext:value-type="float">
            <text:p>43.4303426743</text:p>
          </table:table-cell>
          <table:table-cell table:formula="of:=[.C374]/([.H374]-[.H373])" office:value-type="float" office:value="99758.4220521466" calcext:value-type="float">
            <text:p>99758.4220521466</text:p>
          </table:table-cell>
          <table:table-cell table:formula="of:=[.G374]-[.$B374]" office:value-type="float" office:value="0.283561229705811" calcext:value-type="float">
            <text:p>0.283561229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4403.1913" calcext:value-type="float">
            <text:p>1443144403.1913</text:p>
          </table:table-cell>
          <table:table-cell office:value-type="float" office:value="4416" calcext:value-type="float">
            <text:p>4416</text:p>
          </table:table-cell>
          <table:table-cell table:formula="of:=[.B375]-[.$B$2]" office:value-type="float" office:value="43.1911115646362" calcext:value-type="float">
            <text:p>43.1911115646</text:p>
          </table:table-cell>
          <table:table-cell table:formula="of:=[.C375]/([.D375]-[.D374])" office:value-type="float" office:value="99616.2426667527" calcext:value-type="float">
            <text:p>99616.2426667527</text:p>
          </table:table-cell>
          <table:table-cell/>
          <table:table-cell office:value-type="float" office:value="1443144403.47485" calcext:value-type="float">
            <text:p>1443144403.47485</text:p>
          </table:table-cell>
          <table:table-cell table:formula="of:=[.G375]-[.$B$2]" office:value-type="float" office:value="43.4746651649475" calcext:value-type="float">
            <text:p>43.4746651649</text:p>
          </table:table-cell>
          <table:table-cell table:formula="of:=[.C375]/([.H375]-[.H374])" office:value-type="float" office:value="99633.3899796667" calcext:value-type="float">
            <text:p>99633.3899796667</text:p>
          </table:table-cell>
          <table:table-cell table:formula="of:=[.G375]-[.$B375]" office:value-type="float" office:value="0.283553600311279" calcext:value-type="float">
            <text:p>0.283553600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4403.2356" calcext:value-type="float">
            <text:p>1443144403.2356</text:p>
          </table:table-cell>
          <table:table-cell office:value-type="float" office:value="4416" calcext:value-type="float">
            <text:p>4416</text:p>
          </table:table-cell>
          <table:table-cell table:formula="of:=[.B376]-[.$B$2]" office:value-type="float" office:value="43.2354099750519" calcext:value-type="float">
            <text:p>43.2354099751</text:p>
          </table:table-cell>
          <table:table-cell table:formula="of:=[.C376]/([.D376]-[.D375])" office:value-type="float" office:value="99687.5499270725" calcext:value-type="float">
            <text:p>99687.5499270725</text:p>
          </table:table-cell>
          <table:table-cell/>
          <table:table-cell office:value-type="float" office:value="1443144403.51913" calcext:value-type="float">
            <text:p>1443144403.51913</text:p>
          </table:table-cell>
          <table:table-cell table:formula="of:=[.G376]-[.$B$2]" office:value-type="float" office:value="43.5189414024353" calcext:value-type="float">
            <text:p>43.5189414024</text:p>
          </table:table-cell>
          <table:table-cell table:formula="of:=[.C376]/([.H376]-[.H375])" office:value-type="float" office:value="99737.4720744394" calcext:value-type="float">
            <text:p>99737.4720744394</text:p>
          </table:table-cell>
          <table:table-cell table:formula="of:=[.G376]-[.$B376]" office:value-type="float" office:value="0.283531427383423" calcext:value-type="float">
            <text:p>0.283531427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4403.27989" calcext:value-type="float">
            <text:p>1443144403.27989</text:p>
          </table:table-cell>
          <table:table-cell office:value-type="float" office:value="4416" calcext:value-type="float">
            <text:p>4416</text:p>
          </table:table-cell>
          <table:table-cell table:formula="of:=[.B377]-[.$B$2]" office:value-type="float" office:value="43.2797043323517" calcext:value-type="float">
            <text:p>43.2797043324</text:p>
          </table:table-cell>
          <table:table-cell table:formula="of:=[.C377]/([.D377]-[.D376])" office:value-type="float" office:value="99696.6717478362" calcext:value-type="float">
            <text:p>99696.6717478362</text:p>
          </table:table-cell>
          <table:table-cell/>
          <table:table-cell office:value-type="float" office:value="1443144403.56346" calcext:value-type="float">
            <text:p>1443144403.56346</text:p>
          </table:table-cell>
          <table:table-cell table:formula="of:=[.G377]-[.$B$2]" office:value-type="float" office:value="43.563273191452" calcext:value-type="float">
            <text:p>43.5632731915</text:p>
          </table:table-cell>
          <table:table-cell table:formula="of:=[.C377]/([.H377]-[.H376])" office:value-type="float" office:value="99612.492478797" calcext:value-type="float">
            <text:p>99612.492478797</text:p>
          </table:table-cell>
          <table:table-cell table:formula="of:=[.G377]-[.$B377]" office:value-type="float" office:value="0.283568859100342" calcext:value-type="float">
            <text:p>0.283568859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4403.3242" calcext:value-type="float">
            <text:p>1443144403.3242</text:p>
          </table:table-cell>
          <table:table-cell office:value-type="float" office:value="4416" calcext:value-type="float">
            <text:p>4416</text:p>
          </table:table-cell>
          <table:table-cell table:formula="of:=[.B378]-[.$B$2]" office:value-type="float" office:value="43.324006319046" calcext:value-type="float">
            <text:p>43.324006319</text:p>
          </table:table-cell>
          <table:table-cell table:formula="of:=[.C378]/([.D378]-[.D377])" office:value-type="float" office:value="99679.5026477806" calcext:value-type="float">
            <text:p>99679.5026477806</text:p>
          </table:table-cell>
          <table:table-cell/>
          <table:table-cell office:value-type="float" office:value="1443144403.60778" calcext:value-type="float">
            <text:p>1443144403.60778</text:p>
          </table:table-cell>
          <table:table-cell table:formula="of:=[.G378]-[.$B$2]" office:value-type="float" office:value="43.6075873374939" calcext:value-type="float">
            <text:p>43.6075873375</text:p>
          </table:table-cell>
          <table:table-cell table:formula="of:=[.C378]/([.H378]-[.H377])" office:value-type="float" office:value="99652.1516137884" calcext:value-type="float">
            <text:p>99652.1516137884</text:p>
          </table:table-cell>
          <table:table-cell table:formula="of:=[.G378]-[.$B378]" office:value-type="float" office:value="0.283581018447876" calcext:value-type="float">
            <text:p>0.283581018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4403.36849" calcext:value-type="float">
            <text:p>1443144403.36849</text:p>
          </table:table-cell>
          <table:table-cell office:value-type="float" office:value="4416" calcext:value-type="float">
            <text:p>4416</text:p>
          </table:table-cell>
          <table:table-cell table:formula="of:=[.B379]-[.$B$2]" office:value-type="float" office:value="43.3683013916016" calcext:value-type="float">
            <text:p>43.3683013916</text:p>
          </table:table-cell>
          <table:table-cell table:formula="of:=[.C379]/([.D379]-[.D378])" office:value-type="float" office:value="99695.0618934586" calcext:value-type="float">
            <text:p>99695.0618934586</text:p>
          </table:table-cell>
          <table:table-cell/>
          <table:table-cell office:value-type="float" office:value="1443144403.65208" calcext:value-type="float">
            <text:p>1443144403.65208</text:p>
          </table:table-cell>
          <table:table-cell table:formula="of:=[.G379]-[.$B$2]" office:value-type="float" office:value="43.6518933773041" calcext:value-type="float">
            <text:p>43.6518933773</text:p>
          </table:table-cell>
          <table:table-cell table:formula="of:=[.C379]/([.H379]-[.H378])" office:value-type="float" office:value="99670.3839684017" calcext:value-type="float">
            <text:p>99670.3839684017</text:p>
          </table:table-cell>
          <table:table-cell table:formula="of:=[.G379]-[.$B379]" office:value-type="float" office:value="0.283591985702515" calcext:value-type="float">
            <text:p>0.283591985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4403.41279" calcext:value-type="float">
            <text:p>1443144403.41279</text:p>
          </table:table-cell>
          <table:table-cell office:value-type="float" office:value="4416" calcext:value-type="float">
            <text:p>4416</text:p>
          </table:table-cell>
          <table:table-cell table:formula="of:=[.B380]-[.$B$2]" office:value-type="float" office:value="43.4125986099243" calcext:value-type="float">
            <text:p>43.4125986099</text:p>
          </table:table-cell>
          <table:table-cell table:formula="of:=[.C380]/([.D380]-[.D379])" office:value-type="float" office:value="99690.2326422528" calcext:value-type="float">
            <text:p>99690.2326422528</text:p>
          </table:table-cell>
          <table:table-cell/>
          <table:table-cell office:value-type="float" office:value="1443144403.69642" calcext:value-type="float">
            <text:p>1443144403.69642</text:p>
          </table:table-cell>
          <table:table-cell table:formula="of:=[.G380]-[.$B$2]" office:value-type="float" office:value="43.6962325572968" calcext:value-type="float">
            <text:p>43.6962325573</text:p>
          </table:table-cell>
          <table:table-cell table:formula="of:=[.C380]/([.H380]-[.H379])" office:value-type="float" office:value="99595.8878971028" calcext:value-type="float">
            <text:p>99595.8878971028</text:p>
          </table:table-cell>
          <table:table-cell table:formula="of:=[.G380]-[.$B380]" office:value-type="float" office:value="0.283633947372437" calcext:value-type="float">
            <text:p>0.283633947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4403.45708" calcext:value-type="float">
            <text:p>1443144403.45708</text:p>
          </table:table-cell>
          <table:table-cell office:value-type="float" office:value="4416" calcext:value-type="float">
            <text:p>4416</text:p>
          </table:table-cell>
          <table:table-cell table:formula="of:=[.B381]-[.$B$2]" office:value-type="float" office:value="43.4568963050842" calcext:value-type="float">
            <text:p>43.4568963051</text:p>
          </table:table-cell>
          <table:table-cell table:formula="of:=[.C381]/([.D381]-[.D380])" office:value-type="float" office:value="99689.159538854" calcext:value-type="float">
            <text:p>99689.159538854</text:p>
          </table:table-cell>
          <table:table-cell/>
          <table:table-cell office:value-type="float" office:value="1443144403.74057" calcext:value-type="float">
            <text:p>1443144403.74057</text:p>
          </table:table-cell>
          <table:table-cell table:formula="of:=[.G381]-[.$B$2]" office:value-type="float" office:value="43.7403764724732" calcext:value-type="float">
            <text:p>43.7403764725</text:p>
          </table:table-cell>
          <table:table-cell table:formula="of:=[.C381]/([.H381]-[.H380])" office:value-type="float" office:value="100036.437238392" calcext:value-type="float">
            <text:p>100036.437238392</text:p>
          </table:table-cell>
          <table:table-cell table:formula="of:=[.G381]-[.$B381]" office:value-type="float" office:value="0.283480167388916" calcext:value-type="float">
            <text:p>0.283480167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4403.50139" calcext:value-type="float">
            <text:p>1443144403.50139</text:p>
          </table:table-cell>
          <table:table-cell office:value-type="float" office:value="4416" calcext:value-type="float">
            <text:p>4416</text:p>
          </table:table-cell>
          <table:table-cell table:formula="of:=[.B382]-[.$B$2]" office:value-type="float" office:value="43.5011985301972" calcext:value-type="float">
            <text:p>43.5011985302</text:p>
          </table:table-cell>
          <table:table-cell table:formula="of:=[.C382]/([.D382]-[.D381])" office:value-type="float" office:value="99678.9662086892" calcext:value-type="float">
            <text:p>99678.9662086892</text:p>
          </table:table-cell>
          <table:table-cell/>
          <table:table-cell office:value-type="float" office:value="1443144403.78484" calcext:value-type="float">
            <text:p>1443144403.78484</text:p>
          </table:table-cell>
          <table:table-cell table:formula="of:=[.G382]-[.$B$2]" office:value-type="float" office:value="43.7846491336823" calcext:value-type="float">
            <text:p>43.7846491337</text:p>
          </table:table-cell>
          <table:table-cell table:formula="of:=[.C382]/([.H382]-[.H381])" office:value-type="float" office:value="99745.5287167529" calcext:value-type="float">
            <text:p>99745.5287167529</text:p>
          </table:table-cell>
          <table:table-cell table:formula="of:=[.G382]-[.$B382]" office:value-type="float" office:value="0.283450603485107" calcext:value-type="float">
            <text:p>0.283450603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4403.54568" calcext:value-type="float">
            <text:p>1443144403.54568</text:p>
          </table:table-cell>
          <table:table-cell office:value-type="float" office:value="4416" calcext:value-type="float">
            <text:p>4416</text:p>
          </table:table-cell>
          <table:table-cell table:formula="of:=[.B383]-[.$B$2]" office:value-type="float" office:value="43.5454912185669" calcext:value-type="float">
            <text:p>43.5454912186</text:p>
          </table:table-cell>
          <table:table-cell table:formula="of:=[.C383]/([.D383]-[.D382])" office:value-type="float" office:value="99700.4282769126" calcext:value-type="float">
            <text:p>99700.4282769126</text:p>
          </table:table-cell>
          <table:table-cell/>
          <table:table-cell office:value-type="float" office:value="1443144403.82922" calcext:value-type="float">
            <text:p>1443144403.82922</text:p>
          </table:table-cell>
          <table:table-cell table:formula="of:=[.G383]-[.$B$2]" office:value-type="float" office:value="43.8290300369263" calcext:value-type="float">
            <text:p>43.8290300369</text:p>
          </table:table-cell>
          <table:table-cell table:formula="of:=[.C383]/([.H383]-[.H382])" office:value-type="float" office:value="99502.2560879305" calcext:value-type="float">
            <text:p>99502.2560879305</text:p>
          </table:table-cell>
          <table:table-cell table:formula="of:=[.G383]-[.$B383]" office:value-type="float" office:value="0.283538818359375" calcext:value-type="float">
            <text:p>0.283538818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4403.58998" calcext:value-type="float">
            <text:p>1443144403.58998</text:p>
          </table:table-cell>
          <table:table-cell office:value-type="float" office:value="4416" calcext:value-type="float">
            <text:p>4416</text:p>
          </table:table-cell>
          <table:table-cell table:formula="of:=[.B384]-[.$B$2]" office:value-type="float" office:value="43.5897929668427" calcext:value-type="float">
            <text:p>43.5897929668</text:p>
          </table:table-cell>
          <table:table-cell table:formula="of:=[.C384]/([.D384]-[.D383])" office:value-type="float" office:value="99680.0390926459" calcext:value-type="float">
            <text:p>99680.0390926459</text:p>
          </table:table-cell>
          <table:table-cell/>
          <table:table-cell office:value-type="float" office:value="1443144403.87361" calcext:value-type="float">
            <text:p>1443144403.87361</text:p>
          </table:table-cell>
          <table:table-cell table:formula="of:=[.G384]-[.$B$2]" office:value-type="float" office:value="43.873420715332" calcext:value-type="float">
            <text:p>43.8734207153</text:p>
          </table:table-cell>
          <table:table-cell table:formula="of:=[.C384]/([.H384]-[.H383])" office:value-type="float" office:value="99480.3449416719" calcext:value-type="float">
            <text:p>99480.3449416719</text:p>
          </table:table-cell>
          <table:table-cell table:formula="of:=[.G384]-[.$B384]" office:value-type="float" office:value="0.28362774848938" calcext:value-type="float">
            <text:p>0.283627748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4403.6343" calcext:value-type="float">
            <text:p>1443144403.6343</text:p>
          </table:table-cell>
          <table:table-cell office:value-type="float" office:value="4416" calcext:value-type="float">
            <text:p>4416</text:p>
          </table:table-cell>
          <table:table-cell table:formula="of:=[.B385]-[.$B$2]" office:value-type="float" office:value="43.6341094970703" calcext:value-type="float">
            <text:p>43.6341094971</text:p>
          </table:table-cell>
          <table:table-cell table:formula="of:=[.C385]/([.D385]-[.D384])" office:value-type="float" office:value="99646.7904259268" calcext:value-type="float">
            <text:p>99646.7904259268</text:p>
          </table:table-cell>
          <table:table-cell/>
          <table:table-cell office:value-type="float" office:value="1443144403.91788" calcext:value-type="float">
            <text:p>1443144403.91788</text:p>
          </table:table-cell>
          <table:table-cell table:formula="of:=[.G385]-[.$B$2]" office:value-type="float" office:value="43.9176869392395" calcext:value-type="float">
            <text:p>43.9176869392</text:p>
          </table:table-cell>
          <table:table-cell table:formula="of:=[.C385]/([.H385]-[.H384])" office:value-type="float" office:value="99760.0339534433" calcext:value-type="float">
            <text:p>99760.0339534433</text:p>
          </table:table-cell>
          <table:table-cell table:formula="of:=[.G385]-[.$B385]" office:value-type="float" office:value="0.283577442169189" calcext:value-type="float">
            <text:p>0.283577442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4403.67863" calcext:value-type="float">
            <text:p>1443144403.67863</text:p>
          </table:table-cell>
          <table:table-cell office:value-type="float" office:value="4416" calcext:value-type="float">
            <text:p>4416</text:p>
          </table:table-cell>
          <table:table-cell table:formula="of:=[.B386]-[.$B$2]" office:value-type="float" office:value="43.6784436702728" calcext:value-type="float">
            <text:p>43.6784436703</text:p>
          </table:table-cell>
          <table:table-cell table:formula="of:=[.C386]/([.D386]-[.D385])" office:value-type="float" office:value="99607.1355572167" calcext:value-type="float">
            <text:p>99607.1355572167</text:p>
          </table:table-cell>
          <table:table-cell/>
          <table:table-cell office:value-type="float" office:value="1443144403.96229" calcext:value-type="float">
            <text:p>1443144403.96229</text:p>
          </table:table-cell>
          <table:table-cell table:formula="of:=[.G386]-[.$B$2]" office:value-type="float" office:value="43.9620995521545" calcext:value-type="float">
            <text:p>43.9620995522</text:p>
          </table:table-cell>
          <table:table-cell table:formula="of:=[.C386]/([.H386]-[.H385])" office:value-type="float" office:value="99431.2135709684" calcext:value-type="float">
            <text:p>99431.2135709684</text:p>
          </table:table-cell>
          <table:table-cell table:formula="of:=[.G386]-[.$B386]" office:value-type="float" office:value="0.283655881881714" calcext:value-type="float">
            <text:p>0.283655881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4403.72295" calcext:value-type="float">
            <text:p>1443144403.72295</text:p>
          </table:table-cell>
          <table:table-cell office:value-type="float" office:value="4416" calcext:value-type="float">
            <text:p>4416</text:p>
          </table:table-cell>
          <table:table-cell table:formula="of:=[.B387]-[.$B$2]" office:value-type="float" office:value="43.7227599620819" calcext:value-type="float">
            <text:p>43.7227599621</text:p>
          </table:table-cell>
          <table:table-cell table:formula="of:=[.C387]/([.D387]-[.D386])" office:value-type="float" office:value="99647.3265187544" calcext:value-type="float">
            <text:p>99647.3265187544</text:p>
          </table:table-cell>
          <table:table-cell/>
          <table:table-cell office:value-type="float" office:value="1443144404.00655" calcext:value-type="float">
            <text:p>1443144404.00655</text:p>
          </table:table-cell>
          <table:table-cell table:formula="of:=[.G387]-[.$B$2]" office:value-type="float" office:value="44.0063586235046" calcext:value-type="float">
            <text:p>44.0063586235</text:p>
          </table:table-cell>
          <table:table-cell table:formula="of:=[.C387]/([.H387]-[.H386])" office:value-type="float" office:value="99776.155831843" calcext:value-type="float">
            <text:p>99776.155831843</text:p>
          </table:table-cell>
          <table:table-cell table:formula="of:=[.G387]-[.$B387]" office:value-type="float" office:value="0.283598661422729" calcext:value-type="float">
            <text:p>0.283598661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4403.76728" calcext:value-type="float">
            <text:p>1443144403.76728</text:p>
          </table:table-cell>
          <table:table-cell office:value-type="float" office:value="4416" calcext:value-type="float">
            <text:p>4416</text:p>
          </table:table-cell>
          <table:table-cell table:formula="of:=[.B388]-[.$B$2]" office:value-type="float" office:value="43.7670907974243" calcext:value-type="float">
            <text:p>43.7670907974</text:p>
          </table:table-cell>
          <table:table-cell table:formula="of:=[.C388]/([.D388]-[.D387])" office:value-type="float" office:value="99614.6354087675" calcext:value-type="float">
            <text:p>99614.6354087675</text:p>
          </table:table-cell>
          <table:table-cell/>
          <table:table-cell office:value-type="float" office:value="1443144404.02122" calcext:value-type="float">
            <text:p>1443144404.02122</text:p>
          </table:table-cell>
          <table:table-cell table:formula="of:=[.G388]-[.$B$2]" office:value-type="float" office:value="44.0210292339325" calcext:value-type="float">
            <text:p>44.0210292339</text:p>
          </table:table-cell>
          <table:table-cell table:formula="of:=[.C388]/([.H388]-[.H387])" office:value-type="float" office:value="301009.969674809" calcext:value-type="float">
            <text:p>301009.969674809</text:p>
          </table:table-cell>
          <table:table-cell table:formula="of:=[.G388]-[.$B388]" office:value-type="float" office:value="0.253938436508179" calcext:value-type="float">
            <text:p>0.253938436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4403.81159" calcext:value-type="float">
            <text:p>1443144403.81159</text:p>
          </table:table-cell>
          <table:table-cell office:value-type="float" office:value="4416" calcext:value-type="float">
            <text:p>4416</text:p>
          </table:table-cell>
          <table:table-cell table:formula="of:=[.B389]-[.$B$2]" office:value-type="float" office:value="43.8114006519318" calcext:value-type="float">
            <text:p>43.8114006519</text:p>
          </table:table-cell>
          <table:table-cell table:formula="of:=[.C389]/([.D389]-[.D388])" office:value-type="float" office:value="99661.8032058284" calcext:value-type="float">
            <text:p>99661.8032058284</text:p>
          </table:table-cell>
          <table:table-cell/>
          <table:table-cell office:value-type="float" office:value="1443144404.05083" calcext:value-type="float">
            <text:p>1443144404.05083</text:p>
          </table:table-cell>
          <table:table-cell table:formula="of:=[.G389]-[.$B$2]" office:value-type="float" office:value="44.0506408214569" calcext:value-type="float">
            <text:p>44.0506408215</text:p>
          </table:table-cell>
          <table:table-cell table:formula="of:=[.C389]/([.H389]-[.H388])" office:value-type="float" office:value="149130.808888889" calcext:value-type="float">
            <text:p>149130.808888889</text:p>
          </table:table-cell>
          <table:table-cell table:formula="of:=[.G389]-[.$B389]" office:value-type="float" office:value="0.239240169525146" calcext:value-type="float">
            <text:p>0.239240169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4403.85589" calcext:value-type="float">
            <text:p>1443144403.85589</text:p>
          </table:table-cell>
          <table:table-cell office:value-type="float" office:value="4416" calcext:value-type="float">
            <text:p>4416</text:p>
          </table:table-cell>
          <table:table-cell table:formula="of:=[.B390]-[.$B$2]" office:value-type="float" office:value="43.8556983470917" calcext:value-type="float">
            <text:p>43.8556983471</text:p>
          </table:table-cell>
          <table:table-cell table:formula="of:=[.C390]/([.D390]-[.D389])" office:value-type="float" office:value="99689.159538854" calcext:value-type="float">
            <text:p>99689.159538854</text:p>
          </table:table-cell>
          <table:table-cell/>
          <table:table-cell office:value-type="float" office:value="1443144404.09513" calcext:value-type="float">
            <text:p>1443144404.09513</text:p>
          </table:table-cell>
          <table:table-cell table:formula="of:=[.G390]-[.$B$2]" office:value-type="float" office:value="44.0949461460114" calcext:value-type="float">
            <text:p>44.094946146</text:p>
          </table:table-cell>
          <table:table-cell table:formula="of:=[.C390]/([.H390]-[.H389])" office:value-type="float" office:value="99671.9930258839" calcext:value-type="float">
            <text:p>99671.9930258839</text:p>
          </table:table-cell>
          <table:table-cell table:formula="of:=[.G390]-[.$B390]" office:value-type="float" office:value="0.239247798919678" calcext:value-type="float">
            <text:p>0.239247798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4403.9002" calcext:value-type="float">
            <text:p>1443144403.9002</text:p>
          </table:table-cell>
          <table:table-cell office:value-type="float" office:value="4416" calcext:value-type="float">
            <text:p>4416</text:p>
          </table:table-cell>
          <table:table-cell table:formula="of:=[.B391]-[.$B$2]" office:value-type="float" office:value="43.9000151157379" calcext:value-type="float">
            <text:p>43.9000151157</text:p>
          </table:table-cell>
          <table:table-cell table:formula="of:=[.C391]/([.D391]-[.D390])" office:value-type="float" office:value="99646.2543388674" calcext:value-type="float">
            <text:p>99646.2543388674</text:p>
          </table:table-cell>
          <table:table-cell/>
          <table:table-cell office:value-type="float" office:value="1443144404.13953" calcext:value-type="float">
            <text:p>1443144404.13953</text:p>
          </table:table-cell>
          <table:table-cell table:formula="of:=[.G391]-[.$B$2]" office:value-type="float" office:value="44.1393418312073" calcext:value-type="float">
            <text:p>44.1393418312</text:p>
          </table:table-cell>
          <table:table-cell table:formula="of:=[.C391]/([.H391]-[.H390])" office:value-type="float" office:value="99469.1258961704" calcext:value-type="float">
            <text:p>99469.1258961704</text:p>
          </table:table-cell>
          <table:table-cell table:formula="of:=[.G391]-[.$B391]" office:value-type="float" office:value="0.23932671546936" calcext:value-type="float">
            <text:p>0.239326715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4403.9445" calcext:value-type="float">
            <text:p>1443144403.9445</text:p>
          </table:table-cell>
          <table:table-cell office:value-type="float" office:value="4416" calcext:value-type="float">
            <text:p>4416</text:p>
          </table:table-cell>
          <table:table-cell table:formula="of:=[.B392]-[.$B$2]" office:value-type="float" office:value="43.9443151950836" calcext:value-type="float">
            <text:p>43.9443151951</text:p>
          </table:table-cell>
          <table:table-cell table:formula="of:=[.C392]/([.D392]-[.D391])" office:value-type="float" office:value="99683.7943683803" calcext:value-type="float">
            <text:p>99683.7943683803</text:p>
          </table:table-cell>
          <table:table-cell/>
          <table:table-cell office:value-type="float" office:value="1443144404.18369" calcext:value-type="float">
            <text:p>1443144404.18369</text:p>
          </table:table-cell>
          <table:table-cell table:formula="of:=[.G392]-[.$B$2]" office:value-type="float" office:value="44.1834995746613" calcext:value-type="float">
            <text:p>44.1834995747</text:p>
          </table:table-cell>
          <table:table-cell table:formula="of:=[.C392]/([.H392]-[.H391])" office:value-type="float" office:value="100005.110193239" calcext:value-type="float">
            <text:p>100005.110193239</text:p>
          </table:table-cell>
          <table:table-cell table:formula="of:=[.G392]-[.$B392]" office:value-type="float" office:value="0.239184379577637" calcext:value-type="float">
            <text:p>0.239184379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4403.9888" calcext:value-type="float">
            <text:p>1443144403.9888</text:p>
          </table:table-cell>
          <table:table-cell office:value-type="float" office:value="4416" calcext:value-type="float">
            <text:p>4416</text:p>
          </table:table-cell>
          <table:table-cell table:formula="of:=[.B393]-[.$B$2]" office:value-type="float" office:value="43.9886131286621" calcext:value-type="float">
            <text:p>43.9886131287</text:p>
          </table:table-cell>
          <table:table-cell table:formula="of:=[.C393]/([.D393]-[.D392])" office:value-type="float" office:value="99688.6229958181" calcext:value-type="float">
            <text:p>99688.6229958181</text:p>
          </table:table-cell>
          <table:table-cell/>
          <table:table-cell office:value-type="float" office:value="1443144404.22782" calcext:value-type="float">
            <text:p>1443144404.22782</text:p>
          </table:table-cell>
          <table:table-cell table:formula="of:=[.G393]-[.$B$2]" office:value-type="float" office:value="44.2276287078857" calcext:value-type="float">
            <text:p>44.2276287079</text:p>
          </table:table-cell>
          <table:table-cell table:formula="of:=[.C393]/([.H393]-[.H392])" office:value-type="float" office:value="100069.94648038" calcext:value-type="float">
            <text:p>100069.94648038</text:p>
          </table:table-cell>
          <table:table-cell table:formula="of:=[.G393]-[.$B393]" office:value-type="float" office:value="0.239015579223633" calcext:value-type="float">
            <text:p>0.239015579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4404.03292" calcext:value-type="float">
            <text:p>1443144404.03292</text:p>
          </table:table-cell>
          <table:table-cell office:value-type="float" office:value="4416" calcext:value-type="float">
            <text:p>4416</text:p>
          </table:table-cell>
          <table:table-cell table:formula="of:=[.B394]-[.$B$2]" office:value-type="float" office:value="44.0327348709107" calcext:value-type="float">
            <text:p>44.0327348709</text:p>
          </table:table-cell>
          <table:table-cell table:formula="of:=[.C394]/([.D394]-[.D393])" office:value-type="float" office:value="100086.709521236" calcext:value-type="float">
            <text:p>100086.709521236</text:p>
          </table:table-cell>
          <table:table-cell/>
          <table:table-cell office:value-type="float" office:value="1443144404.27198" calcext:value-type="float">
            <text:p>1443144404.27198</text:p>
          </table:table-cell>
          <table:table-cell table:formula="of:=[.G394]-[.$B$2]" office:value-type="float" office:value="44.2717907428741" calcext:value-type="float">
            <text:p>44.2717907429</text:p>
          </table:table-cell>
          <table:table-cell table:formula="of:=[.C394]/([.H394]-[.H393])" office:value-type="float" office:value="99995.3919958538" calcext:value-type="float">
            <text:p>99995.3919958538</text:p>
          </table:table-cell>
          <table:table-cell table:formula="of:=[.G394]-[.$B394]" office:value-type="float" office:value="0.239055871963501" calcext:value-type="float">
            <text:p>0.23905587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4404.07699" calcext:value-type="float">
            <text:p>1443144404.07699</text:p>
          </table:table-cell>
          <table:table-cell office:value-type="float" office:value="4416" calcext:value-type="float">
            <text:p>4416</text:p>
          </table:table-cell>
          <table:table-cell table:formula="of:=[.B395]-[.$B$2]" office:value-type="float" office:value="44.0767962932587" calcext:value-type="float">
            <text:p>44.0767962933</text:p>
          </table:table-cell>
          <table:table-cell table:formula="of:=[.C395]/([.D395]-[.D394])" office:value-type="float" office:value="100223.727802518" calcext:value-type="float">
            <text:p>100223.727802518</text:p>
          </table:table-cell>
          <table:table-cell/>
          <table:table-cell office:value-type="float" office:value="1443144404.3161" calcext:value-type="float">
            <text:p>1443144404.3161</text:p>
          </table:table-cell>
          <table:table-cell table:formula="of:=[.G395]-[.$B$2]" office:value-type="float" office:value="44.3159153461456" calcext:value-type="float">
            <text:p>44.3159153461</text:p>
          </table:table-cell>
          <table:table-cell table:formula="of:=[.C395]/([.H395]-[.H394])" office:value-type="float" office:value="100080.219936025" calcext:value-type="float">
            <text:p>100080.219936025</text:p>
          </table:table-cell>
          <table:table-cell table:formula="of:=[.G395]-[.$B395]" office:value-type="float" office:value="0.239119052886963" calcext:value-type="float">
            <text:p>0.239119052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4404.12104" calcext:value-type="float">
            <text:p>1443144404.12104</text:p>
          </table:table-cell>
          <table:table-cell office:value-type="float" office:value="4416" calcext:value-type="float">
            <text:p>4416</text:p>
          </table:table-cell>
          <table:table-cell table:formula="of:=[.B396]-[.$B$2]" office:value-type="float" office:value="44.1208562850952" calcext:value-type="float">
            <text:p>44.1208562851</text:p>
          </table:table-cell>
          <table:table-cell table:formula="of:=[.C396]/([.D396]-[.D395])" office:value-type="float" office:value="100226.981802047" calcext:value-type="float">
            <text:p>100226.981802047</text:p>
          </table:table-cell>
          <table:table-cell/>
          <table:table-cell office:value-type="float" office:value="1443144404.40415" calcext:value-type="float">
            <text:p>1443144404.40415</text:p>
          </table:table-cell>
          <table:table-cell table:formula="of:=[.G396]-[.$B$2]" office:value-type="float" office:value="44.4039623737335" calcext:value-type="float">
            <text:p>44.4039623737</text:p>
          </table:table-cell>
          <table:table-cell table:formula="of:=[.C396]/([.H396]-[.H395])" office:value-type="float" office:value="50155.015120662" calcext:value-type="float">
            <text:p>50155.015120662</text:p>
          </table:table-cell>
          <table:table-cell table:formula="of:=[.G396]-[.$B396]" office:value-type="float" office:value="0.283106088638306" calcext:value-type="float">
            <text:p>0.283106088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4404.16513" calcext:value-type="float">
            <text:p>1443144404.16513</text:p>
          </table:table-cell>
          <table:table-cell office:value-type="float" office:value="4416" calcext:value-type="float">
            <text:p>4416</text:p>
          </table:table-cell>
          <table:table-cell table:formula="of:=[.B397]-[.$B$2]" office:value-type="float" office:value="44.1649425029755" calcext:value-type="float">
            <text:p>44.164942503</text:p>
          </table:table-cell>
          <table:table-cell table:formula="of:=[.C397]/([.D397]-[.D396])" office:value-type="float" office:value="100167.358696887" calcext:value-type="float">
            <text:p>100167.358696887</text:p>
          </table:table-cell>
          <table:table-cell/>
          <table:table-cell office:value-type="float" office:value="1443144404.44827" calcext:value-type="float">
            <text:p>1443144404.44827</text:p>
          </table:table-cell>
          <table:table-cell table:formula="of:=[.G397]-[.$B$2]" office:value-type="float" office:value="44.4480848312378" calcext:value-type="float">
            <text:p>44.4480848312</text:p>
          </table:table-cell>
          <table:table-cell table:formula="of:=[.C397]/([.H397]-[.H396])" office:value-type="float" office:value="100085.087046033" calcext:value-type="float">
            <text:p>100085.087046033</text:p>
          </table:table-cell>
          <table:table-cell table:formula="of:=[.G397]-[.$B397]" office:value-type="float" office:value="0.283142328262329" calcext:value-type="float">
            <text:p>0.283142328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4404.20921" calcext:value-type="float">
            <text:p>1443144404.20921</text:p>
          </table:table-cell>
          <table:table-cell office:value-type="float" office:value="4416" calcext:value-type="float">
            <text:p>4416</text:p>
          </table:table-cell>
          <table:table-cell table:formula="of:=[.B398]-[.$B$2]" office:value-type="float" office:value="44.2090203762055" calcext:value-type="float">
            <text:p>44.2090203762</text:p>
          </table:table-cell>
          <table:table-cell table:formula="of:=[.C398]/([.D398]-[.D397])" office:value-type="float" office:value="100186.321988793" calcext:value-type="float">
            <text:p>100186.321988793</text:p>
          </table:table-cell>
          <table:table-cell/>
          <table:table-cell office:value-type="float" office:value="1443144404.49236" calcext:value-type="float">
            <text:p>1443144404.49236</text:p>
          </table:table-cell>
          <table:table-cell table:formula="of:=[.G398]-[.$B$2]" office:value-type="float" office:value="44.4921753406525" calcext:value-type="float">
            <text:p>44.4921753407</text:p>
          </table:table-cell>
          <table:table-cell table:formula="of:=[.C398]/([.H398]-[.H397])" office:value-type="float" office:value="100157.60894181" calcext:value-type="float">
            <text:p>100157.60894181</text:p>
          </table:table-cell>
          <table:table-cell table:formula="of:=[.G398]-[.$B398]" office:value-type="float" office:value="0.283154964447021" calcext:value-type="float">
            <text:p>0.283154964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4404.2533" calcext:value-type="float">
            <text:p>1443144404.2533</text:p>
          </table:table-cell>
          <table:table-cell office:value-type="float" office:value="4416" calcext:value-type="float">
            <text:p>4416</text:p>
          </table:table-cell>
          <table:table-cell table:formula="of:=[.B399]-[.$B$2]" office:value-type="float" office:value="44.2531099319458" calcext:value-type="float">
            <text:p>44.2531099319</text:p>
          </table:table-cell>
          <table:table-cell table:formula="of:=[.C399]/([.D399]-[.D398])" office:value-type="float" office:value="100159.775390023" calcext:value-type="float">
            <text:p>100159.775390023</text:p>
          </table:table-cell>
          <table:table-cell/>
          <table:table-cell office:value-type="float" office:value="1443144404.5363" calcext:value-type="float">
            <text:p>1443144404.5363</text:p>
          </table:table-cell>
          <table:table-cell table:formula="of:=[.G399]-[.$B$2]" office:value-type="float" office:value="44.5361077785492" calcext:value-type="float">
            <text:p>44.5361077785</text:p>
          </table:table-cell>
          <table:table-cell table:formula="of:=[.C399]/([.H399]-[.H398])" office:value-type="float" office:value="100517.981960861" calcext:value-type="float">
            <text:p>100517.981960861</text:p>
          </table:table-cell>
          <table:table-cell table:formula="of:=[.G399]-[.$B399]" office:value-type="float" office:value="0.282997846603394" calcext:value-type="float">
            <text:p>0.282997846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4404.29738" calcext:value-type="float">
            <text:p>1443144404.29738</text:p>
          </table:table-cell>
          <table:table-cell office:value-type="float" office:value="4416" calcext:value-type="float">
            <text:p>4416</text:p>
          </table:table-cell>
          <table:table-cell table:formula="of:=[.B400]-[.$B$2]" office:value-type="float" office:value="44.2971868515015" calcext:value-type="float">
            <text:p>44.2971868515</text:p>
          </table:table-cell>
          <table:table-cell table:formula="of:=[.C400]/([.D400]-[.D399])" office:value-type="float" office:value="100188.489679346" calcext:value-type="float">
            <text:p>100188.489679346</text:p>
          </table:table-cell>
          <table:table-cell/>
          <table:table-cell office:value-type="float" office:value="1443144404.58047" calcext:value-type="float">
            <text:p>1443144404.58047</text:p>
          </table:table-cell>
          <table:table-cell table:formula="of:=[.G400]-[.$B$2]" office:value-type="float" office:value="44.5802862644196" calcext:value-type="float">
            <text:p>44.5802862644</text:p>
          </table:table-cell>
          <table:table-cell table:formula="of:=[.C400]/([.H400]-[.H399])" office:value-type="float" office:value="99958.1563967231" calcext:value-type="float">
            <text:p>99958.1563967231</text:p>
          </table:table-cell>
          <table:table-cell table:formula="of:=[.G400]-[.$B400]" office:value-type="float" office:value="0.283099412918091" calcext:value-type="float">
            <text:p>0.283099412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4404.34145" calcext:value-type="float">
            <text:p>1443144404.34145</text:p>
          </table:table-cell>
          <table:table-cell office:value-type="float" office:value="4416" calcext:value-type="float">
            <text:p>4416</text:p>
          </table:table-cell>
          <table:table-cell table:formula="of:=[.B401]-[.$B$2]" office:value-type="float" office:value="44.3412652015686" calcext:value-type="float">
            <text:p>44.3412652016</text:p>
          </table:table-cell>
          <table:table-cell table:formula="of:=[.C401]/([.D401]-[.D400])" office:value-type="float" office:value="100185.238178691" calcext:value-type="float">
            <text:p>100185.238178691</text:p>
          </table:table-cell>
          <table:table-cell/>
          <table:table-cell office:value-type="float" office:value="1443144404.62468" calcext:value-type="float">
            <text:p>1443144404.62468</text:p>
          </table:table-cell>
          <table:table-cell table:formula="of:=[.G401]-[.$B$2]" office:value-type="float" office:value="44.6244945526123" calcext:value-type="float">
            <text:p>44.6244945526</text:p>
          </table:table-cell>
          <table:table-cell table:formula="of:=[.C401]/([.H401]-[.H400])" office:value-type="float" office:value="99890.7711772542" calcext:value-type="float">
            <text:p>99890.7711772542</text:p>
          </table:table-cell>
          <table:table-cell table:formula="of:=[.G401]-[.$B401]" office:value-type="float" office:value="0.283229351043701" calcext:value-type="float">
            <text:p>0.2832293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4404.38555" calcext:value-type="float">
            <text:p>1443144404.38555</text:p>
          </table:table-cell>
          <table:table-cell office:value-type="float" office:value="4416" calcext:value-type="float">
            <text:p>4416</text:p>
          </table:table-cell>
          <table:table-cell table:formula="of:=[.B402]-[.$B$2]" office:value-type="float" office:value="44.3853611946106" calcext:value-type="float">
            <text:p>44.3853611946</text:p>
          </table:table-cell>
          <table:table-cell table:formula="of:=[.C402]/([.D402]-[.D401])" office:value-type="float" office:value="100145.153683118" calcext:value-type="float">
            <text:p>100145.153683118</text:p>
          </table:table-cell>
          <table:table-cell/>
          <table:table-cell office:value-type="float" office:value="1443144404.66863" calcext:value-type="float">
            <text:p>1443144404.66863</text:p>
          </table:table-cell>
          <table:table-cell table:formula="of:=[.G402]-[.$B$2]" office:value-type="float" office:value="44.6684415340424" calcext:value-type="float">
            <text:p>44.668441534</text:p>
          </table:table-cell>
          <table:table-cell table:formula="of:=[.C402]/([.H402]-[.H401])" office:value-type="float" office:value="100484.717181965" calcext:value-type="float">
            <text:p>100484.717181965</text:p>
          </table:table-cell>
          <table:table-cell table:formula="of:=[.G402]-[.$B402]" office:value-type="float" office:value="0.283080339431763" calcext:value-type="float">
            <text:p>0.283080339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4404.42964" calcext:value-type="float">
            <text:p>1443144404.42964</text:p>
          </table:table-cell>
          <table:table-cell office:value-type="float" office:value="4416" calcext:value-type="float">
            <text:p>4416</text:p>
          </table:table-cell>
          <table:table-cell table:formula="of:=[.B403]-[.$B$2]" office:value-type="float" office:value="44.4294559955597" calcext:value-type="float">
            <text:p>44.4294559956</text:p>
          </table:table-cell>
          <table:table-cell table:formula="of:=[.C403]/([.D403]-[.D402])" office:value-type="float" office:value="100147.861084527" calcext:value-type="float">
            <text:p>100147.861084527</text:p>
          </table:table-cell>
          <table:table-cell/>
          <table:table-cell office:value-type="float" office:value="1443144404.71274" calcext:value-type="float">
            <text:p>1443144404.71274</text:p>
          </table:table-cell>
          <table:table-cell table:formula="of:=[.G403]-[.$B$2]" office:value-type="float" office:value="44.7125508785248" calcext:value-type="float">
            <text:p>44.7125508785</text:p>
          </table:table-cell>
          <table:table-cell table:formula="of:=[.C403]/([.H403]-[.H402])" office:value-type="float" office:value="100114.840785263" calcext:value-type="float">
            <text:p>100114.840785263</text:p>
          </table:table-cell>
          <table:table-cell table:formula="of:=[.G403]-[.$B403]" office:value-type="float" office:value="0.283094882965088" calcext:value-type="float">
            <text:p>0.28309488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4404.47376" calcext:value-type="float">
            <text:p>1443144404.47376</text:p>
          </table:table-cell>
          <table:table-cell office:value-type="float" office:value="4416" calcext:value-type="float">
            <text:p>4416</text:p>
          </table:table-cell>
          <table:table-cell table:formula="of:=[.B404]-[.$B$2]" office:value-type="float" office:value="44.4735743999481" calcext:value-type="float">
            <text:p>44.4735743999</text:p>
          </table:table-cell>
          <table:table-cell table:formula="of:=[.C404]/([.D404]-[.D403])" office:value-type="float" office:value="100094.281767777" calcext:value-type="float">
            <text:p>100094.281767777</text:p>
          </table:table-cell>
          <table:table-cell/>
          <table:table-cell office:value-type="float" office:value="1443144404.75682" calcext:value-type="float">
            <text:p>1443144404.75682</text:p>
          </table:table-cell>
          <table:table-cell table:formula="of:=[.G404]-[.$B$2]" office:value-type="float" office:value="44.7566344738007" calcext:value-type="float">
            <text:p>44.7566344738</text:p>
          </table:table-cell>
          <table:table-cell table:formula="of:=[.C404]/([.H404]-[.H403])" office:value-type="float" office:value="100173.317815035" calcext:value-type="float">
            <text:p>100173.317815035</text:p>
          </table:table-cell>
          <table:table-cell table:formula="of:=[.G404]-[.$B404]" office:value-type="float" office:value="0.283060073852539" calcext:value-type="float">
            <text:p>0.283060073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4404.51784" calcext:value-type="float">
            <text:p>1443144404.51784</text:p>
          </table:table-cell>
          <table:table-cell office:value-type="float" office:value="4416" calcext:value-type="float">
            <text:p>4416</text:p>
          </table:table-cell>
          <table:table-cell table:formula="of:=[.B405]-[.$B$2]" office:value-type="float" office:value="44.5176529884338" calcext:value-type="float">
            <text:p>44.5176529884</text:p>
          </table:table-cell>
          <table:table-cell table:formula="of:=[.C405]/([.D405]-[.D404])" office:value-type="float" office:value="100184.696282433" calcext:value-type="float">
            <text:p>100184.696282433</text:p>
          </table:table-cell>
          <table:table-cell/>
          <table:table-cell office:value-type="float" office:value="1443144404.80095" calcext:value-type="float">
            <text:p>1443144404.80095</text:p>
          </table:table-cell>
          <table:table-cell table:formula="of:=[.G405]-[.$B$2]" office:value-type="float" office:value="44.8007638454437" calcext:value-type="float">
            <text:p>44.8007638454</text:p>
          </table:table-cell>
          <table:table-cell table:formula="of:=[.C405]/([.H405]-[.H404])" office:value-type="float" office:value="100069.405830614" calcext:value-type="float">
            <text:p>100069.405830614</text:p>
          </table:table-cell>
          <table:table-cell table:formula="of:=[.G405]-[.$B405]" office:value-type="float" office:value="0.283110857009888" calcext:value-type="float">
            <text:p>0.28311085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4404.56192" calcext:value-type="float">
            <text:p>1443144404.56192</text:p>
          </table:table-cell>
          <table:table-cell office:value-type="float" office:value="4416" calcext:value-type="float">
            <text:p>4416</text:p>
          </table:table-cell>
          <table:table-cell table:formula="of:=[.B406]-[.$B$2]" office:value-type="float" office:value="44.561728477478" calcext:value-type="float">
            <text:p>44.5617284775</text:p>
          </table:table-cell>
          <table:table-cell table:formula="of:=[.C406]/([.D406]-[.D405])" office:value-type="float" office:value="100191.741391062" calcext:value-type="float">
            <text:p>100191.741391062</text:p>
          </table:table-cell>
          <table:table-cell/>
          <table:table-cell office:value-type="float" office:value="1443144404.88909" calcext:value-type="float">
            <text:p>1443144404.88909</text:p>
          </table:table-cell>
          <table:table-cell table:formula="of:=[.G406]-[.$B$2]" office:value-type="float" office:value="44.8889012336731" calcext:value-type="float">
            <text:p>44.8889012337</text:p>
          </table:table-cell>
          <table:table-cell table:formula="of:=[.C406]/([.H406]-[.H405])" office:value-type="float" office:value="50103.594952323" calcext:value-type="float">
            <text:p>50103.594952323</text:p>
          </table:table-cell>
          <table:table-cell table:formula="of:=[.G406]-[.$B406]" office:value-type="float" office:value="0.327172756195068" calcext:value-type="float">
            <text:p>0.327172756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4404.606" calcext:value-type="float">
            <text:p>1443144404.606</text:p>
          </table:table-cell>
          <table:table-cell office:value-type="float" office:value="4416" calcext:value-type="float">
            <text:p>4416</text:p>
          </table:table-cell>
          <table:table-cell table:formula="of:=[.B407]-[.$B$2]" office:value-type="float" office:value="44.6058142185211" calcext:value-type="float">
            <text:p>44.6058142185</text:p>
          </table:table-cell>
          <table:table-cell table:formula="of:=[.C407]/([.D407]-[.D406])" office:value-type="float" office:value="100168.442120178" calcext:value-type="float">
            <text:p>100168.442120178</text:p>
          </table:table-cell>
          <table:table-cell/>
          <table:table-cell office:value-type="float" office:value="1443144404.97718" calcext:value-type="float">
            <text:p>1443144404.97718</text:p>
          </table:table-cell>
          <table:table-cell table:formula="of:=[.G407]-[.$B$2]" office:value-type="float" office:value="44.9769961833954" calcext:value-type="float">
            <text:p>44.9769961834</text:p>
          </table:table-cell>
          <table:table-cell table:formula="of:=[.C407]/([.H407]-[.H406])" office:value-type="float" office:value="50127.7316568199" calcext:value-type="float">
            <text:p>50127.7316568199</text:p>
          </table:table-cell>
          <table:table-cell table:formula="of:=[.G407]-[.$B407]" office:value-type="float" office:value="0.371181964874268" calcext:value-type="float">
            <text:p>0.371181964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4404.65008" calcext:value-type="float">
            <text:p>1443144404.65008</text:p>
          </table:table-cell>
          <table:table-cell office:value-type="float" office:value="4416" calcext:value-type="float">
            <text:p>4416</text:p>
          </table:table-cell>
          <table:table-cell table:formula="of:=[.B408]-[.$B$2]" office:value-type="float" office:value="44.6498911380768" calcext:value-type="float">
            <text:p>44.6498911381</text:p>
          </table:table-cell>
          <table:table-cell table:formula="of:=[.C408]/([.D408]-[.D407])" office:value-type="float" office:value="100188.489679346" calcext:value-type="float">
            <text:p>100188.489679346</text:p>
          </table:table-cell>
          <table:table-cell/>
          <table:table-cell office:value-type="float" office:value="1443144404.99185" calcext:value-type="float">
            <text:p>1443144404.99185</text:p>
          </table:table-cell>
          <table:table-cell table:formula="of:=[.G408]-[.$B$2]" office:value-type="float" office:value="44.9916610717773" calcext:value-type="float">
            <text:p>44.9916610718</text:p>
          </table:table-cell>
          <table:table-cell table:formula="of:=[.C408]/([.H408]-[.H407])" office:value-type="float" office:value="301127.419792226" calcext:value-type="float">
            <text:p>301127.419792226</text:p>
          </table:table-cell>
          <table:table-cell table:formula="of:=[.G408]-[.$B408]" office:value-type="float" office:value="0.341769933700562" calcext:value-type="float">
            <text:p>0.341769933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4404.69417" calcext:value-type="float">
            <text:p>1443144404.69417</text:p>
          </table:table-cell>
          <table:table-cell office:value-type="float" office:value="4416" calcext:value-type="float">
            <text:p>4416</text:p>
          </table:table-cell>
          <table:table-cell table:formula="of:=[.B409]-[.$B$2]" office:value-type="float" office:value="44.6939799785614" calcext:value-type="float">
            <text:p>44.6939799786</text:p>
          </table:table-cell>
          <table:table-cell table:formula="of:=[.C409]/([.D409]-[.D408])" office:value-type="float" office:value="100161.400287689" calcext:value-type="float">
            <text:p>100161.400287689</text:p>
          </table:table-cell>
          <table:table-cell/>
          <table:table-cell office:value-type="float" office:value="1443144405.02133" calcext:value-type="float">
            <text:p>1443144405.02133</text:p>
          </table:table-cell>
          <table:table-cell table:formula="of:=[.G409]-[.$B$2]" office:value-type="float" office:value="45.0211410522461" calcext:value-type="float">
            <text:p>45.0211410522</text:p>
          </table:table-cell>
          <table:table-cell table:formula="of:=[.C409]/([.H409]-[.H408])" office:value-type="float" office:value="149796.571428571" calcext:value-type="float">
            <text:p>149796.571428571</text:p>
          </table:table-cell>
          <table:table-cell table:formula="of:=[.G409]-[.$B409]" office:value-type="float" office:value="0.327161073684692" calcext:value-type="float">
            <text:p>0.327161073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4404.73828" calcext:value-type="float">
            <text:p>1443144404.73828</text:p>
          </table:table-cell>
          <table:table-cell office:value-type="float" office:value="4416" calcext:value-type="float">
            <text:p>4416</text:p>
          </table:table-cell>
          <table:table-cell table:formula="of:=[.B410]-[.$B$2]" office:value-type="float" office:value="44.7380933761597" calcext:value-type="float">
            <text:p>44.7380933762</text:p>
          </table:table-cell>
          <table:table-cell table:formula="of:=[.C410]/([.D410]-[.D409])" office:value-type="float" office:value="100105.642286178" calcext:value-type="float">
            <text:p>100105.642286178</text:p>
          </table:table-cell>
          <table:table-cell/>
          <table:table-cell office:value-type="float" office:value="1443144405.03478" calcext:value-type="float">
            <text:p>1443144405.03478</text:p>
          </table:table-cell>
          <table:table-cell table:formula="of:=[.G410]-[.$B$2]" office:value-type="float" office:value="45.0345883369446" calcext:value-type="float">
            <text:p>45.0345883369</text:p>
          </table:table-cell>
          <table:table-cell table:formula="of:=[.C410]/([.H410]-[.H409])" office:value-type="float" office:value="328393.433991702" calcext:value-type="float">
            <text:p>328393.433991702</text:p>
          </table:table-cell>
          <table:table-cell table:formula="of:=[.G410]-[.$B410]" office:value-type="float" office:value="0.296494960784912" calcext:value-type="float">
            <text:p>0.296494960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4404.78237" calcext:value-type="float">
            <text:p>1443144404.78237</text:p>
          </table:table-cell>
          <table:table-cell office:value-type="float" office:value="4416" calcext:value-type="float">
            <text:p>4416</text:p>
          </table:table-cell>
          <table:table-cell table:formula="of:=[.B411]-[.$B$2]" office:value-type="float" office:value="44.7821846008301" calcext:value-type="float">
            <text:p>44.7821846008</text:p>
          </table:table-cell>
          <table:table-cell table:formula="of:=[.C411]/([.D411]-[.D410])" office:value-type="float" office:value="100155.984167153" calcext:value-type="float">
            <text:p>100155.984167153</text:p>
          </table:table-cell>
          <table:table-cell/>
          <table:table-cell office:value-type="float" office:value="1443144405.06536" calcext:value-type="float">
            <text:p>1443144405.06536</text:p>
          </table:table-cell>
          <table:table-cell table:formula="of:=[.G411]-[.$B$2]" office:value-type="float" office:value="45.0651745796204" calcext:value-type="float">
            <text:p>45.0651745796</text:p>
          </table:table-cell>
          <table:table-cell table:formula="of:=[.C411]/([.H411]-[.H410])" office:value-type="float" office:value="144378.636068845" calcext:value-type="float">
            <text:p>144378.636068845</text:p>
          </table:table-cell>
          <table:table-cell table:formula="of:=[.G411]-[.$B411]" office:value-type="float" office:value="0.282989978790283" calcext:value-type="float">
            <text:p>0.282989978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4404.82649" calcext:value-type="float">
            <text:p>1443144404.82649</text:p>
          </table:table-cell>
          <table:table-cell office:value-type="float" office:value="4416" calcext:value-type="float">
            <text:p>4416</text:p>
          </table:table-cell>
          <table:table-cell table:formula="of:=[.B412]-[.$B$2]" office:value-type="float" office:value="44.8263058662415" calcext:value-type="float">
            <text:p>44.8263058662</text:p>
          </table:table-cell>
          <table:table-cell table:formula="of:=[.C412]/([.D412]-[.D411])" office:value-type="float" office:value="100087.791200597" calcext:value-type="float">
            <text:p>100087.791200597</text:p>
          </table:table-cell>
          <table:table-cell/>
          <table:table-cell office:value-type="float" office:value="1443144405.10956" calcext:value-type="float">
            <text:p>1443144405.10956</text:p>
          </table:table-cell>
          <table:table-cell table:formula="of:=[.G412]-[.$B$2]" office:value-type="float" office:value="45.1093711853027" calcext:value-type="float">
            <text:p>45.1093711853</text:p>
          </table:table-cell>
          <table:table-cell table:formula="of:=[.C412]/([.H412]-[.H411])" office:value-type="float" office:value="99917.1753536095" calcext:value-type="float">
            <text:p>99917.1753536095</text:p>
          </table:table-cell>
          <table:table-cell table:formula="of:=[.G412]-[.$B412]" office:value-type="float" office:value="0.283065319061279" calcext:value-type="float">
            <text:p>0.283065319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4404.8706" calcext:value-type="float">
            <text:p>1443144404.8706</text:p>
          </table:table-cell>
          <table:table-cell office:value-type="float" office:value="4416" calcext:value-type="float">
            <text:p>4416</text:p>
          </table:table-cell>
          <table:table-cell table:formula="of:=[.B413]-[.$B$2]" office:value-type="float" office:value="44.8704144954681" calcext:value-type="float">
            <text:p>44.8704144955</text:p>
          </table:table-cell>
          <table:table-cell table:formula="of:=[.C413]/([.D413]-[.D412])" office:value-type="float" office:value="100116.464225291" calcext:value-type="float">
            <text:p>100116.464225291</text:p>
          </table:table-cell>
          <table:table-cell/>
          <table:table-cell office:value-type="float" office:value="1443144405.15364" calcext:value-type="float">
            <text:p>1443144405.15364</text:p>
          </table:table-cell>
          <table:table-cell table:formula="of:=[.G413]-[.$B$2]" office:value-type="float" office:value="45.1534473896027" calcext:value-type="float">
            <text:p>45.1534473896</text:p>
          </table:table-cell>
          <table:table-cell table:formula="of:=[.C413]/([.H413]-[.H412])" office:value-type="float" office:value="100190.11550882" calcext:value-type="float">
            <text:p>100190.11550882</text:p>
          </table:table-cell>
          <table:table-cell table:formula="of:=[.G413]-[.$B413]" office:value-type="float" office:value="0.283032894134521" calcext:value-type="float">
            <text:p>0.283032894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4404.91469" calcext:value-type="float">
            <text:p>1443144404.91469</text:p>
          </table:table-cell>
          <table:table-cell office:value-type="float" office:value="4416" calcext:value-type="float">
            <text:p>4416</text:p>
          </table:table-cell>
          <table:table-cell table:formula="of:=[.B414]-[.$B$2]" office:value-type="float" office:value="44.9145059585571" calcext:value-type="float">
            <text:p>44.9145059586</text:p>
          </table:table-cell>
          <table:table-cell table:formula="of:=[.C414]/([.D414]-[.D413])" office:value-type="float" office:value="100155.442587315" calcext:value-type="float">
            <text:p>100155.442587315</text:p>
          </table:table-cell>
          <table:table-cell/>
          <table:table-cell office:value-type="float" office:value="1443144405.16707" calcext:value-type="float">
            <text:p>1443144405.16707</text:p>
          </table:table-cell>
          <table:table-cell table:formula="of:=[.G414]-[.$B$2]" office:value-type="float" office:value="45.1668825149536" calcext:value-type="float">
            <text:p>45.166882515</text:p>
          </table:table-cell>
          <table:table-cell table:formula="of:=[.C414]/([.H414]-[.H413])" office:value-type="float" office:value="328690.643715285" calcext:value-type="float">
            <text:p>328690.643715285</text:p>
          </table:table-cell>
          <table:table-cell table:formula="of:=[.G414]-[.$B414]" office:value-type="float" office:value="0.252376556396484" calcext:value-type="float">
            <text:p>0.252376556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4404.95879" calcext:value-type="float">
            <text:p>1443144404.95879</text:p>
          </table:table-cell>
          <table:table-cell office:value-type="float" office:value="4416" calcext:value-type="float">
            <text:p>4416</text:p>
          </table:table-cell>
          <table:table-cell table:formula="of:=[.B415]-[.$B$2]" office:value-type="float" office:value="44.9586021900177" calcext:value-type="float">
            <text:p>44.95860219</text:p>
          </table:table-cell>
          <table:table-cell table:formula="of:=[.C415]/([.D415]-[.D414])" office:value-type="float" office:value="100144.612220402" calcext:value-type="float">
            <text:p>100144.612220402</text:p>
          </table:table-cell>
          <table:table-cell/>
          <table:table-cell office:value-type="float" office:value="1443144405.19754" calcext:value-type="float">
            <text:p>1443144405.19754</text:p>
          </table:table-cell>
          <table:table-cell table:formula="of:=[.G415]-[.$B$2]" office:value-type="float" office:value="45.1973485946655" calcext:value-type="float">
            <text:p>45.1973485947</text:p>
          </table:table-cell>
          <table:table-cell table:formula="of:=[.C415]/([.H415]-[.H414])" office:value-type="float" office:value="144948.087898328" calcext:value-type="float">
            <text:p>144948.087898328</text:p>
          </table:table-cell>
          <table:table-cell table:formula="of:=[.G415]-[.$B415]" office:value-type="float" office:value="0.238746404647827" calcext:value-type="float">
            <text:p>0.238746404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4405.00274" calcext:value-type="float">
            <text:p>1443144405.00274</text:p>
          </table:table-cell>
          <table:table-cell office:value-type="float" office:value="4416" calcext:value-type="float">
            <text:p>4416</text:p>
          </table:table-cell>
          <table:table-cell table:formula="of:=[.B416]-[.$B$2]" office:value-type="float" office:value="45.0025501251221" calcext:value-type="float">
            <text:p>45.0025501251</text:p>
          </table:table-cell>
          <table:table-cell table:formula="of:=[.C416]/([.D416]-[.D415])" office:value-type="float" office:value="100482.536654171" calcext:value-type="float">
            <text:p>100482.536654171</text:p>
          </table:table-cell>
          <table:table-cell/>
          <table:table-cell office:value-type="float" office:value="1443144405.23974" calcext:value-type="float">
            <text:p>1443144405.23974</text:p>
          </table:table-cell>
          <table:table-cell table:formula="of:=[.G416]-[.$B$2]" office:value-type="float" office:value="45.2395536899567" calcext:value-type="float">
            <text:p>45.23955369</text:p>
          </table:table-cell>
          <table:table-cell table:formula="of:=[.C416]/([.H416]-[.H415])" office:value-type="float" office:value="104631.916348908" calcext:value-type="float">
            <text:p>104631.916348908</text:p>
          </table:table-cell>
          <table:table-cell table:formula="of:=[.G416]-[.$B416]" office:value-type="float" office:value="0.237003564834595" calcext:value-type="float">
            <text:p>0.237003564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4405.04494" calcext:value-type="float">
            <text:p>1443144405.04494</text:p>
          </table:table-cell>
          <table:table-cell office:value-type="float" office:value="4416" calcext:value-type="float">
            <text:p>4416</text:p>
          </table:table-cell>
          <table:table-cell table:formula="of:=[.B417]-[.$B$2]" office:value-type="float" office:value="45.0447497367859" calcext:value-type="float">
            <text:p>45.0447497368</text:p>
          </table:table-cell>
          <table:table-cell table:formula="of:=[.C417]/([.D417]-[.D416])" office:value-type="float" office:value="104645.512740257" calcext:value-type="float">
            <text:p>104645.512740257</text:p>
          </table:table-cell>
          <table:table-cell/>
          <table:table-cell office:value-type="float" office:value="1443144405.28189" calcext:value-type="float">
            <text:p>1443144405.28189</text:p>
          </table:table-cell>
          <table:table-cell table:formula="of:=[.G417]-[.$B$2]" office:value-type="float" office:value="45.281697511673" calcext:value-type="float">
            <text:p>45.2816975117</text:p>
          </table:table-cell>
          <table:table-cell table:formula="of:=[.C417]/([.H417]-[.H416])" office:value-type="float" office:value="104784.042361567" calcext:value-type="float">
            <text:p>104784.042361567</text:p>
          </table:table-cell>
          <table:table-cell table:formula="of:=[.G417]-[.$B417]" office:value-type="float" office:value="0.236947774887085" calcext:value-type="float">
            <text:p>0.236947774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4405.08713" calcext:value-type="float">
            <text:p>1443144405.08713</text:p>
          </table:table-cell>
          <table:table-cell office:value-type="float" office:value="4416" calcext:value-type="float">
            <text:p>4416</text:p>
          </table:table-cell>
          <table:table-cell table:formula="of:=[.B418]-[.$B$2]" office:value-type="float" office:value="45.0869431495667" calcext:value-type="float">
            <text:p>45.0869431496</text:p>
          </table:table-cell>
          <table:table-cell table:formula="of:=[.C418]/([.D418]-[.D417])" office:value-type="float" office:value="104660.886829555" calcext:value-type="float">
            <text:p>104660.886829555</text:p>
          </table:table-cell>
          <table:table-cell/>
          <table:table-cell office:value-type="float" office:value="1443144405.32409" calcext:value-type="float">
            <text:p>1443144405.32409</text:p>
          </table:table-cell>
          <table:table-cell table:formula="of:=[.G418]-[.$B$2]" office:value-type="float" office:value="45.323903799057" calcext:value-type="float">
            <text:p>45.3239037991</text:p>
          </table:table-cell>
          <table:table-cell table:formula="of:=[.C418]/([.H418]-[.H417])" office:value-type="float" office:value="104628.961079164" calcext:value-type="float">
            <text:p>104628.961079164</text:p>
          </table:table-cell>
          <table:table-cell table:formula="of:=[.G418]-[.$B418]" office:value-type="float" office:value="0.236960649490356" calcext:value-type="float">
            <text:p>0.236960649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4405.12933" calcext:value-type="float">
            <text:p>1443144405.12933</text:p>
          </table:table-cell>
          <table:table-cell office:value-type="float" office:value="4416" calcext:value-type="float">
            <text:p>4416</text:p>
          </table:table-cell>
          <table:table-cell table:formula="of:=[.B419]-[.$B$2]" office:value-type="float" office:value="45.1291432380676" calcext:value-type="float">
            <text:p>45.1291432381</text:p>
          </table:table-cell>
          <table:table-cell table:formula="of:=[.C419]/([.D419]-[.D418])" office:value-type="float" office:value="104644.330305085" calcext:value-type="float">
            <text:p>104644.330305085</text:p>
          </table:table-cell>
          <table:table-cell/>
          <table:table-cell office:value-type="float" office:value="1443144405.36633" calcext:value-type="float">
            <text:p>1443144405.36633</text:p>
          </table:table-cell>
          <table:table-cell table:formula="of:=[.G419]-[.$B$2]" office:value-type="float" office:value="45.3661408424378" calcext:value-type="float">
            <text:p>45.3661408424</text:p>
          </table:table-cell>
          <table:table-cell table:formula="of:=[.C419]/([.H419]-[.H418])" office:value-type="float" office:value="104552.772792188" calcext:value-type="float">
            <text:p>104552.772792188</text:p>
          </table:table-cell>
          <table:table-cell table:formula="of:=[.G419]-[.$B419]" office:value-type="float" office:value="0.236997604370117" calcext:value-type="float">
            <text:p>0.236997604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4405.17153" calcext:value-type="float">
            <text:p>1443144405.17153</text:p>
          </table:table-cell>
          <table:table-cell office:value-type="float" office:value="4416" calcext:value-type="float">
            <text:p>4416</text:p>
          </table:table-cell>
          <table:table-cell table:formula="of:=[.B420]-[.$B$2]" office:value-type="float" office:value="45.1713380813599" calcext:value-type="float">
            <text:p>45.1713380814</text:p>
          </table:table-cell>
          <table:table-cell table:formula="of:=[.C420]/([.D420]-[.D419])" office:value-type="float" office:value="104657.338561855" calcext:value-type="float">
            <text:p>104657.338561855</text:p>
          </table:table-cell>
          <table:table-cell/>
          <table:table-cell office:value-type="float" office:value="1443144405.40846" calcext:value-type="float">
            <text:p>1443144405.40846</text:p>
          </table:table-cell>
          <table:table-cell table:formula="of:=[.G420]-[.$B$2]" office:value-type="float" office:value="45.4082741737366" calcext:value-type="float">
            <text:p>45.4082741737</text:p>
          </table:table-cell>
          <table:table-cell table:formula="of:=[.C420]/([.H420]-[.H419])" office:value-type="float" office:value="104810.131643278" calcext:value-type="float">
            <text:p>104810.131643278</text:p>
          </table:table-cell>
          <table:table-cell table:formula="of:=[.G420]-[.$B420]" office:value-type="float" office:value="0.236936092376709" calcext:value-type="float">
            <text:p>0.236936092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4405.21374" calcext:value-type="float">
            <text:p>1443144405.21374</text:p>
          </table:table-cell>
          <table:table-cell office:value-type="float" office:value="4416" calcext:value-type="float">
            <text:p>4416</text:p>
          </table:table-cell>
          <table:table-cell table:formula="of:=[.B421]-[.$B$2]" office:value-type="float" office:value="45.2135488986969" calcext:value-type="float">
            <text:p>45.2135488987</text:p>
          </table:table-cell>
          <table:table-cell table:formula="of:=[.C421]/([.D421]-[.D420])" office:value-type="float" office:value="104617.732576464" calcext:value-type="float">
            <text:p>104617.732576464</text:p>
          </table:table-cell>
          <table:table-cell/>
          <table:table-cell office:value-type="float" office:value="1443144405.4511" calcext:value-type="float">
            <text:p>1443144405.4511</text:p>
          </table:table-cell>
          <table:table-cell table:formula="of:=[.G421]-[.$B$2]" office:value-type="float" office:value="45.450915813446" calcext:value-type="float">
            <text:p>45.4509158134</text:p>
          </table:table-cell>
          <table:table-cell table:formula="of:=[.C421]/([.H421]-[.H420])" office:value-type="float" office:value="103560.745554984" calcext:value-type="float">
            <text:p>103560.745554984</text:p>
          </table:table-cell>
          <table:table-cell table:formula="of:=[.G421]-[.$B421]" office:value-type="float" office:value="0.237366914749145" calcext:value-type="float">
            <text:p>0.237366914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4405.25593" calcext:value-type="float">
            <text:p>1443144405.25593</text:p>
          </table:table-cell>
          <table:table-cell office:value-type="float" office:value="4416" calcext:value-type="float">
            <text:p>4416</text:p>
          </table:table-cell>
          <table:table-cell table:formula="of:=[.B422]-[.$B$2]" office:value-type="float" office:value="45.255743265152" calcext:value-type="float">
            <text:p>45.2557432652</text:p>
          </table:table-cell>
          <table:table-cell table:formula="of:=[.C422]/([.D422]-[.D421])" office:value-type="float" office:value="104658.521291023" calcext:value-type="float">
            <text:p>104658.521291023</text:p>
          </table:table-cell>
          <table:table-cell/>
          <table:table-cell office:value-type="float" office:value="1443144405.49283" calcext:value-type="float">
            <text:p>1443144405.49283</text:p>
          </table:table-cell>
          <table:table-cell table:formula="of:=[.G422]-[.$B$2]" office:value-type="float" office:value="45.4926431179047" calcext:value-type="float">
            <text:p>45.4926431179</text:p>
          </table:table-cell>
          <table:table-cell table:formula="of:=[.C422]/([.H422]-[.H421])" office:value-type="float" office:value="105829.984881469" calcext:value-type="float">
            <text:p>105829.984881469</text:p>
          </table:table-cell>
          <table:table-cell table:formula="of:=[.G422]-[.$B422]" office:value-type="float" office:value="0.236899852752686" calcext:value-type="float">
            <text:p>0.236899852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4405.29813" calcext:value-type="float">
            <text:p>1443144405.29813</text:p>
          </table:table-cell>
          <table:table-cell office:value-type="float" office:value="4416" calcext:value-type="float">
            <text:p>4416</text:p>
          </table:table-cell>
          <table:table-cell table:formula="of:=[.B423]-[.$B$2]" office:value-type="float" office:value="45.2979366779327" calcext:value-type="float">
            <text:p>45.2979366779</text:p>
          </table:table-cell>
          <table:table-cell table:formula="of:=[.C423]/([.D423]-[.D422])" office:value-type="float" office:value="104660.886829555" calcext:value-type="float">
            <text:p>104660.886829555</text:p>
          </table:table-cell>
          <table:table-cell/>
          <table:table-cell office:value-type="float" office:value="1443144405.53507" calcext:value-type="float">
            <text:p>1443144405.53507</text:p>
          </table:table-cell>
          <table:table-cell table:formula="of:=[.G423]-[.$B$2]" office:value-type="float" office:value="45.5348794460297" calcext:value-type="float">
            <text:p>45.534879446</text:p>
          </table:table-cell>
          <table:table-cell table:formula="of:=[.C423]/([.H423]-[.H422])" office:value-type="float" office:value="104554.543352601" calcext:value-type="float">
            <text:p>104554.543352601</text:p>
          </table:table-cell>
          <table:table-cell table:formula="of:=[.G423]-[.$B423]" office:value-type="float" office:value="0.236942768096924" calcext:value-type="float">
            <text:p>0.236942768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4405.34033" calcext:value-type="float">
            <text:p>1443144405.34033</text:p>
          </table:table-cell>
          <table:table-cell office:value-type="float" office:value="4416" calcext:value-type="float">
            <text:p>4416</text:p>
          </table:table-cell>
          <table:table-cell table:formula="of:=[.B424]-[.$B$2]" office:value-type="float" office:value="45.3401370048523" calcext:value-type="float">
            <text:p>45.3401370049</text:p>
          </table:table-cell>
          <table:table-cell table:formula="of:=[.C424]/([.D424]-[.D423])" office:value-type="float" office:value="104643.739097519" calcext:value-type="float">
            <text:p>104643.739097519</text:p>
          </table:table-cell>
          <table:table-cell/>
          <table:table-cell office:value-type="float" office:value="1443144405.5771" calcext:value-type="float">
            <text:p>1443144405.5771</text:p>
          </table:table-cell>
          <table:table-cell table:formula="of:=[.G424]-[.$B$2]" office:value-type="float" office:value="45.5769131183624" calcext:value-type="float">
            <text:p>45.5769131184</text:p>
          </table:table-cell>
          <table:table-cell table:formula="of:=[.C424]/([.H424]-[.H423])" office:value-type="float" office:value="105058.629306531" calcext:value-type="float">
            <text:p>105058.629306531</text:p>
          </table:table-cell>
          <table:table-cell table:formula="of:=[.G424]-[.$B424]" office:value-type="float" office:value="0.236776113510132" calcext:value-type="float">
            <text:p>0.236776113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4405.38254" calcext:value-type="float">
            <text:p>1443144405.38254</text:p>
          </table:table-cell>
          <table:table-cell office:value-type="float" office:value="4416" calcext:value-type="float">
            <text:p>4416</text:p>
          </table:table-cell>
          <table:table-cell table:formula="of:=[.B425]-[.$B$2]" office:value-type="float" office:value="45.3823482990265" calcext:value-type="float">
            <text:p>45.382348299</text:p>
          </table:table-cell>
          <table:table-cell table:formula="of:=[.C425]/([.D425]-[.D424])" office:value-type="float" office:value="104616.550769005" calcext:value-type="float">
            <text:p>104616.550769005</text:p>
          </table:table-cell>
          <table:table-cell/>
          <table:table-cell office:value-type="float" office:value="1443144405.61936" calcext:value-type="float">
            <text:p>1443144405.61936</text:p>
          </table:table-cell>
          <table:table-cell table:formula="of:=[.G425]-[.$B$2]" office:value-type="float" office:value="45.6191732883453" calcext:value-type="float">
            <text:p>45.6191732883</text:p>
          </table:table-cell>
          <table:table-cell table:formula="of:=[.C425]/([.H425]-[.H424])" office:value-type="float" office:value="104495.556969738" calcext:value-type="float">
            <text:p>104495.556969738</text:p>
          </table:table-cell>
          <table:table-cell table:formula="of:=[.G425]-[.$B425]" office:value-type="float" office:value="0.236824989318848" calcext:value-type="float">
            <text:p>0.236824989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4405.42475" calcext:value-type="float">
            <text:p>1443144405.42475</text:p>
          </table:table-cell>
          <table:table-cell office:value-type="float" office:value="4416" calcext:value-type="float">
            <text:p>4416</text:p>
          </table:table-cell>
          <table:table-cell table:formula="of:=[.B426]-[.$B$2]" office:value-type="float" office:value="45.4245648384094" calcext:value-type="float">
            <text:p>45.4245648384</text:p>
          </table:table-cell>
          <table:table-cell table:formula="of:=[.C426]/([.D426]-[.D425])" office:value-type="float" office:value="104603.552648967" calcext:value-type="float">
            <text:p>104603.552648967</text:p>
          </table:table-cell>
          <table:table-cell/>
          <table:table-cell office:value-type="float" office:value="1443144405.66178" calcext:value-type="float">
            <text:p>1443144405.66178</text:p>
          </table:table-cell>
          <table:table-cell table:formula="of:=[.G426]-[.$B$2]" office:value-type="float" office:value="45.6615889072418" calcext:value-type="float">
            <text:p>45.6615889072</text:p>
          </table:table-cell>
          <table:table-cell table:formula="of:=[.C426]/([.H426]-[.H425])" office:value-type="float" office:value="104112.591420092" calcext:value-type="float">
            <text:p>104112.591420092</text:p>
          </table:table-cell>
          <table:table-cell table:formula="of:=[.G426]-[.$B426]" office:value-type="float" office:value="0.237024068832397" calcext:value-type="float">
            <text:p>0.237024068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4405.46697" calcext:value-type="float">
            <text:p>1443144405.46697</text:p>
          </table:table-cell>
          <table:table-cell office:value-type="float" office:value="4416" calcext:value-type="float">
            <text:p>4416</text:p>
          </table:table-cell>
          <table:table-cell table:formula="of:=[.B427]-[.$B$2]" office:value-type="float" office:value="45.4667809009552" calcext:value-type="float">
            <text:p>45.466780901</text:p>
          </table:table-cell>
          <table:table-cell table:formula="of:=[.C427]/([.D427]-[.D426])" office:value-type="float" office:value="104604.734162775" calcext:value-type="float">
            <text:p>104604.734162775</text:p>
          </table:table-cell>
          <table:table-cell/>
          <table:table-cell office:value-type="float" office:value="1443144405.70403" calcext:value-type="float">
            <text:p>1443144405.70403</text:p>
          </table:table-cell>
          <table:table-cell table:formula="of:=[.G427]-[.$B$2]" office:value-type="float" office:value="45.70383644104" calcext:value-type="float">
            <text:p>45.703836441</text:p>
          </table:table-cell>
          <table:table-cell table:formula="of:=[.C427]/([.H427]-[.H426])" office:value-type="float" office:value="104526.811460561" calcext:value-type="float">
            <text:p>104526.811460561</text:p>
          </table:table-cell>
          <table:table-cell table:formula="of:=[.G427]-[.$B427]" office:value-type="float" office:value="0.237055540084839" calcext:value-type="float">
            <text:p>0.237055540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4405.50915" calcext:value-type="float">
            <text:p>1443144405.50915</text:p>
          </table:table-cell>
          <table:table-cell office:value-type="float" office:value="4416" calcext:value-type="float">
            <text:p>4416</text:p>
          </table:table-cell>
          <table:table-cell table:formula="of:=[.B428]-[.$B$2]" office:value-type="float" office:value="45.5089573860168" calcext:value-type="float">
            <text:p>45.508957386</text:p>
          </table:table-cell>
          <table:table-cell table:formula="of:=[.C428]/([.D428]-[.D427])" office:value-type="float" office:value="104702.892940119" calcext:value-type="float">
            <text:p>104702.892940119</text:p>
          </table:table-cell>
          <table:table-cell/>
          <table:table-cell office:value-type="float" office:value="1443144405.74623" calcext:value-type="float">
            <text:p>1443144405.74623</text:p>
          </table:table-cell>
          <table:table-cell table:formula="of:=[.G428]-[.$B$2]" office:value-type="float" office:value="45.7460391521454" calcext:value-type="float">
            <text:p>45.7460391521</text:p>
          </table:table-cell>
          <table:table-cell table:formula="of:=[.C428]/([.H428]-[.H427])" office:value-type="float" office:value="104637.827389258" calcext:value-type="float">
            <text:p>104637.827389258</text:p>
          </table:table-cell>
          <table:table-cell table:formula="of:=[.G428]-[.$B428]" office:value-type="float" office:value="0.23708176612854" calcext:value-type="float">
            <text:p>0.237081766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4405.55134" calcext:value-type="float">
            <text:p>1443144405.55134</text:p>
          </table:table-cell>
          <table:table-cell office:value-type="float" office:value="4416" calcext:value-type="float">
            <text:p>4416</text:p>
          </table:table-cell>
          <table:table-cell table:formula="of:=[.B429]-[.$B$2]" office:value-type="float" office:value="45.5511529445648" calcext:value-type="float">
            <text:p>45.5511529446</text:p>
          </table:table-cell>
          <table:table-cell table:formula="of:=[.C429]/([.D429]-[.D428])" office:value-type="float" office:value="104655.564518225" calcext:value-type="float">
            <text:p>104655.564518225</text:p>
          </table:table-cell>
          <table:table-cell/>
          <table:table-cell office:value-type="float" office:value="1443144405.78855" calcext:value-type="float">
            <text:p>1443144405.78855</text:p>
          </table:table-cell>
          <table:table-cell table:formula="of:=[.G429]-[.$B$2]" office:value-type="float" office:value="45.7883660793304" calcext:value-type="float">
            <text:p>45.7883660793</text:p>
          </table:table-cell>
          <table:table-cell table:formula="of:=[.C429]/([.H429]-[.H428])" office:value-type="float" office:value="104330.748619967" calcext:value-type="float">
            <text:p>104330.748619967</text:p>
          </table:table-cell>
          <table:table-cell table:formula="of:=[.G429]-[.$B429]" office:value-type="float" office:value="0.237213134765625" calcext:value-type="float">
            <text:p>0.237213134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4405.59353" calcext:value-type="float">
            <text:p>1443144405.59353</text:p>
          </table:table-cell>
          <table:table-cell office:value-type="float" office:value="4416" calcext:value-type="float">
            <text:p>4416</text:p>
          </table:table-cell>
          <table:table-cell table:formula="of:=[.B430]-[.$B$2]" office:value-type="float" office:value="45.593341588974" calcext:value-type="float">
            <text:p>45.593341589</text:p>
          </table:table-cell>
          <table:table-cell table:formula="of:=[.C430]/([.D430]-[.D429])" office:value-type="float" office:value="104672.716126407" calcext:value-type="float">
            <text:p>104672.716126407</text:p>
          </table:table-cell>
          <table:table-cell/>
          <table:table-cell office:value-type="float" office:value="1443144405.83065" calcext:value-type="float">
            <text:p>1443144405.83065</text:p>
          </table:table-cell>
          <table:table-cell table:formula="of:=[.G430]-[.$B$2]" office:value-type="float" office:value="45.830459356308" calcext:value-type="float">
            <text:p>45.8304593563</text:p>
          </table:table-cell>
          <table:table-cell table:formula="of:=[.C430]/([.H430]-[.H429])" office:value-type="float" office:value="104909.864878336" calcext:value-type="float">
            <text:p>104909.864878336</text:p>
          </table:table-cell>
          <table:table-cell table:formula="of:=[.G430]-[.$B430]" office:value-type="float" office:value="0.237117767333984" calcext:value-type="float">
            <text:p>0.237117767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4405.63571" calcext:value-type="float">
            <text:p>1443144405.63571</text:p>
          </table:table-cell>
          <table:table-cell office:value-type="float" office:value="4416" calcext:value-type="float">
            <text:p>4416</text:p>
          </table:table-cell>
          <table:table-cell table:formula="of:=[.B431]-[.$B$2]" office:value-type="float" office:value="45.6355254650116" calcext:value-type="float">
            <text:p>45.635525465</text:p>
          </table:table-cell>
          <table:table-cell table:formula="of:=[.C431]/([.D431]-[.D430])" office:value-type="float" office:value="104684.548097574" calcext:value-type="float">
            <text:p>104684.548097574</text:p>
          </table:table-cell>
          <table:table-cell/>
          <table:table-cell office:value-type="float" office:value="1443144405.84409" calcext:value-type="float">
            <text:p>1443144405.84409</text:p>
          </table:table-cell>
          <table:table-cell table:formula="of:=[.G431]-[.$B$2]" office:value-type="float" office:value="45.8438999652863" calcext:value-type="float">
            <text:p>45.8438999653</text:p>
          </table:table-cell>
          <table:table-cell table:formula="of:=[.C431]/([.H431]-[.H430])" office:value-type="float" office:value="328556.541384326" calcext:value-type="float">
            <text:p>328556.541384326</text:p>
          </table:table-cell>
          <table:table-cell table:formula="of:=[.G431]-[.$B431]" office:value-type="float" office:value="0.208374500274658" calcext:value-type="float">
            <text:p>0.208374500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4405.67791" calcext:value-type="float">
            <text:p>1443144405.67791</text:p>
          </table:table-cell>
          <table:table-cell office:value-type="float" office:value="4416" calcext:value-type="float">
            <text:p>4416</text:p>
          </table:table-cell>
          <table:table-cell table:formula="of:=[.B432]-[.$B$2]" office:value-type="float" office:value="45.6777200698853" calcext:value-type="float">
            <text:p>45.6777200699</text:p>
          </table:table-cell>
          <table:table-cell table:formula="of:=[.C432]/([.D432]-[.D431])" office:value-type="float" office:value="104657.929923097" calcext:value-type="float">
            <text:p>104657.929923097</text:p>
          </table:table-cell>
          <table:table-cell/>
          <table:table-cell office:value-type="float" office:value="1443144405.9151" calcext:value-type="float">
            <text:p>1443144405.9151</text:p>
          </table:table-cell>
          <table:table-cell table:formula="of:=[.G432]-[.$B$2]" office:value-type="float" office:value="45.9149153232575" calcext:value-type="float">
            <text:p>45.9149153233</text:p>
          </table:table-cell>
          <table:table-cell table:formula="of:=[.C432]/([.H432]-[.H431])" office:value-type="float" office:value="62183.7321694756" calcext:value-type="float">
            <text:p>62183.7321694756</text:p>
          </table:table-cell>
          <table:table-cell table:formula="of:=[.G432]-[.$B432]" office:value-type="float" office:value="0.237195253372192" calcext:value-type="float">
            <text:p>0.237195253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4405.7201" calcext:value-type="float">
            <text:p>1443144405.7201</text:p>
          </table:table-cell>
          <table:table-cell office:value-type="float" office:value="4416" calcext:value-type="float">
            <text:p>4416</text:p>
          </table:table-cell>
          <table:table-cell table:formula="of:=[.B433]-[.$B$2]" office:value-type="float" office:value="45.719911813736" calcext:value-type="float">
            <text:p>45.7199118137</text:p>
          </table:table-cell>
          <table:table-cell table:formula="of:=[.C433]/([.D433]-[.D432])" office:value-type="float" office:value="104665.026779307" calcext:value-type="float">
            <text:p>104665.026779307</text:p>
          </table:table-cell>
          <table:table-cell/>
          <table:table-cell office:value-type="float" office:value="1443144405.95735" calcext:value-type="float">
            <text:p>1443144405.95735</text:p>
          </table:table-cell>
          <table:table-cell table:formula="of:=[.G433]-[.$B$2]" office:value-type="float" office:value="45.9571585655212" calcext:value-type="float">
            <text:p>45.9571585655</text:p>
          </table:table-cell>
          <table:table-cell table:formula="of:=[.C433]/([.H433]-[.H432])" office:value-type="float" office:value="104537.430446831" calcext:value-type="float">
            <text:p>104537.430446831</text:p>
          </table:table-cell>
          <table:table-cell table:formula="of:=[.G433]-[.$B433]" office:value-type="float" office:value="0.237246751785278" calcext:value-type="float">
            <text:p>0.237246751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4405.7623" calcext:value-type="float">
            <text:p>1443144405.7623</text:p>
          </table:table-cell>
          <table:table-cell office:value-type="float" office:value="4416" calcext:value-type="float">
            <text:p>4416</text:p>
          </table:table-cell>
          <table:table-cell table:formula="of:=[.B434]-[.$B$2]" office:value-type="float" office:value="45.7621123790741" calcext:value-type="float">
            <text:p>45.7621123791</text:p>
          </table:table-cell>
          <table:table-cell table:formula="of:=[.C434]/([.D434]-[.D433])" office:value-type="float" office:value="104643.147896634" calcext:value-type="float">
            <text:p>104643.147896634</text:p>
          </table:table-cell>
          <table:table-cell/>
          <table:table-cell office:value-type="float" office:value="1443144405.99967" calcext:value-type="float">
            <text:p>1443144405.99967</text:p>
          </table:table-cell>
          <table:table-cell table:formula="of:=[.G434]-[.$B$2]" office:value-type="float" office:value="45.9994835853577" calcext:value-type="float">
            <text:p>45.9994835854</text:p>
          </table:table-cell>
          <table:table-cell table:formula="of:=[.C434]/([.H434]-[.H433])" office:value-type="float" office:value="104335.450215182" calcext:value-type="float">
            <text:p>104335.450215182</text:p>
          </table:table-cell>
          <table:table-cell table:formula="of:=[.G434]-[.$B434]" office:value-type="float" office:value="0.237371206283569" calcext:value-type="float">
            <text:p>0.237371206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4405.80449" calcext:value-type="float">
            <text:p>1443144405.80449</text:p>
          </table:table-cell>
          <table:table-cell office:value-type="float" office:value="4416" calcext:value-type="float">
            <text:p>4416</text:p>
          </table:table-cell>
          <table:table-cell table:formula="of:=[.B435]-[.$B$2]" office:value-type="float" office:value="45.8043038845062" calcext:value-type="float">
            <text:p>45.8043038845</text:p>
          </table:table-cell>
          <table:table-cell table:formula="of:=[.C435]/([.D435]-[.D434])" office:value-type="float" office:value="104665.618227436" calcext:value-type="float">
            <text:p>104665.618227436</text:p>
          </table:table-cell>
          <table:table-cell/>
          <table:table-cell office:value-type="float" office:value="1443144406.04209" calcext:value-type="float">
            <text:p>1443144406.04209</text:p>
          </table:table-cell>
          <table:table-cell table:formula="of:=[.G435]-[.$B$2]" office:value-type="float" office:value="46.0418992042542" calcext:value-type="float">
            <text:p>46.0418992043</text:p>
          </table:table-cell>
          <table:table-cell table:formula="of:=[.C435]/([.H435]-[.H434])" office:value-type="float" office:value="104112.591420092" calcext:value-type="float">
            <text:p>104112.591420092</text:p>
          </table:table-cell>
          <table:table-cell table:formula="of:=[.G435]-[.$B435]" office:value-type="float" office:value="0.237595319747925" calcext:value-type="float">
            <text:p>0.237595319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4405.8467" calcext:value-type="float">
            <text:p>1443144405.8467</text:p>
          </table:table-cell>
          <table:table-cell office:value-type="float" office:value="4416" calcext:value-type="float">
            <text:p>4416</text:p>
          </table:table-cell>
          <table:table-cell table:formula="of:=[.B436]-[.$B$2]" office:value-type="float" office:value="45.846513748169" calcext:value-type="float">
            <text:p>45.8465137482</text:p>
          </table:table-cell>
          <table:table-cell table:formula="of:=[.C436]/([.D436]-[.D435])" office:value-type="float" office:value="104620.096271485" calcext:value-type="float">
            <text:p>104620.096271485</text:p>
          </table:table-cell>
          <table:table-cell/>
          <table:table-cell office:value-type="float" office:value="1443144406.08438" calcext:value-type="float">
            <text:p>1443144406.08438</text:p>
          </table:table-cell>
          <table:table-cell table:formula="of:=[.G436]-[.$B$2]" office:value-type="float" office:value="46.0841934680939" calcext:value-type="float">
            <text:p>46.0841934681</text:p>
          </table:table-cell>
          <table:table-cell table:formula="of:=[.C436]/([.H436]-[.H435])" office:value-type="float" office:value="104411.321987655" calcext:value-type="float">
            <text:p>104411.321987655</text:p>
          </table:table-cell>
          <table:table-cell table:formula="of:=[.G436]-[.$B436]" office:value-type="float" office:value="0.237679719924927" calcext:value-type="float">
            <text:p>0.237679719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4405.88892" calcext:value-type="float">
            <text:p>1443144405.88892</text:p>
          </table:table-cell>
          <table:table-cell office:value-type="float" office:value="4416" calcext:value-type="float">
            <text:p>4416</text:p>
          </table:table-cell>
          <table:table-cell table:formula="of:=[.B437]-[.$B$2]" office:value-type="float" office:value="45.8887362480164" calcext:value-type="float">
            <text:p>45.888736248</text:p>
          </table:table-cell>
          <table:table-cell table:formula="of:=[.C437]/([.D437]-[.D436])" office:value-type="float" office:value="104588.785978068" calcext:value-type="float">
            <text:p>104588.785978068</text:p>
          </table:table-cell>
          <table:table-cell/>
          <table:table-cell office:value-type="float" office:value="1443144406.09679" calcext:value-type="float">
            <text:p>1443144406.09679</text:p>
          </table:table-cell>
          <table:table-cell table:formula="of:=[.G437]-[.$B$2]" office:value-type="float" office:value="46.0966022014618" calcext:value-type="float">
            <text:p>46.0966022015</text:p>
          </table:table-cell>
          <table:table-cell table:formula="of:=[.C437]/([.H437]-[.H436])" office:value-type="float" office:value="355878.385735695" calcext:value-type="float">
            <text:p>355878.385735695</text:p>
          </table:table-cell>
          <table:table-cell table:formula="of:=[.G437]-[.$B437]" office:value-type="float" office:value="0.207865953445435" calcext:value-type="float">
            <text:p>0.207865953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4405.93118" calcext:value-type="float">
            <text:p>1443144405.93118</text:p>
          </table:table-cell>
          <table:table-cell office:value-type="float" office:value="4416" calcext:value-type="float">
            <text:p>4416</text:p>
          </table:table-cell>
          <table:table-cell table:formula="of:=[.B438]-[.$B$2]" office:value-type="float" office:value="45.9309947490692" calcext:value-type="float">
            <text:p>45.9309947491</text:p>
          </table:table-cell>
          <table:table-cell table:formula="of:=[.C438]/([.D438]-[.D437])" office:value-type="float" office:value="104499.683850038" calcext:value-type="float">
            <text:p>104499.683850038</text:p>
          </table:table-cell>
          <table:table-cell/>
          <table:table-cell office:value-type="float" office:value="1443144406.12671" calcext:value-type="float">
            <text:p>1443144406.12671</text:p>
          </table:table-cell>
          <table:table-cell table:formula="of:=[.G438]-[.$B$2]" office:value-type="float" office:value="46.1265208721161" calcext:value-type="float">
            <text:p>46.1265208721</text:p>
          </table:table-cell>
          <table:table-cell table:formula="of:=[.C438]/([.H438]-[.H437])" office:value-type="float" office:value="147600.140762463" calcext:value-type="float">
            <text:p>147600.140762463</text:p>
          </table:table-cell>
          <table:table-cell table:formula="of:=[.G438]-[.$B438]" office:value-type="float" office:value="0.195526123046875" calcext:value-type="float">
            <text:p>0.19552612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4405.97346" calcext:value-type="float">
            <text:p>1443144405.97346</text:p>
          </table:table-cell>
          <table:table-cell office:value-type="float" office:value="4416" calcext:value-type="float">
            <text:p>4416</text:p>
          </table:table-cell>
          <table:table-cell table:formula="of:=[.B439]-[.$B$2]" office:value-type="float" office:value="45.9732706546783" calcext:value-type="float">
            <text:p>45.9732706547</text:p>
          </table:table-cell>
          <table:table-cell table:formula="of:=[.C439]/([.D439]-[.D438])" office:value-type="float" office:value="104456.66240314" calcext:value-type="float">
            <text:p>104456.66240314</text:p>
          </table:table-cell>
          <table:table-cell/>
          <table:table-cell office:value-type="float" office:value="1443144406.21038" calcext:value-type="float">
            <text:p>1443144406.21038</text:p>
          </table:table-cell>
          <table:table-cell table:formula="of:=[.G439]-[.$B$2]" office:value-type="float" office:value="46.2101905345917" calcext:value-type="float">
            <text:p>46.2101905346</text:p>
          </table:table-cell>
          <table:table-cell table:formula="of:=[.C439]/([.H439]-[.H438])" office:value-type="float" office:value="52778.9866642351" calcext:value-type="float">
            <text:p>52778.9866642351</text:p>
          </table:table-cell>
          <table:table-cell table:formula="of:=[.G439]-[.$B439]" office:value-type="float" office:value="0.23691987991333" calcext:value-type="float">
            <text:p>0.236919879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4406.01493" calcext:value-type="float">
            <text:p>1443144406.01493</text:p>
          </table:table-cell>
          <table:table-cell office:value-type="float" office:value="4416" calcext:value-type="float">
            <text:p>4416</text:p>
          </table:table-cell>
          <table:table-cell table:formula="of:=[.B440]-[.$B$2]" office:value-type="float" office:value="46.0147407054901" calcext:value-type="float">
            <text:p>46.0147407055</text:p>
          </table:table-cell>
          <table:table-cell table:formula="of:=[.C440]/([.D440]-[.D439])" office:value-type="float" office:value="106486.486357208" calcext:value-type="float">
            <text:p>106486.486357208</text:p>
          </table:table-cell>
          <table:table-cell/>
          <table:table-cell office:value-type="float" office:value="1443144406.25071" calcext:value-type="float">
            <text:p>1443144406.25071</text:p>
          </table:table-cell>
          <table:table-cell table:formula="of:=[.G440]-[.$B$2]" office:value-type="float" office:value="46.2505240440369" calcext:value-type="float">
            <text:p>46.250524044</text:p>
          </table:table-cell>
          <table:table-cell table:formula="of:=[.C440]/([.H440]-[.H439])" office:value-type="float" office:value="109487.125240142" calcext:value-type="float">
            <text:p>109487.125240142</text:p>
          </table:table-cell>
          <table:table-cell table:formula="of:=[.G440]-[.$B440]" office:value-type="float" office:value="0.235783338546753" calcext:value-type="float">
            <text:p>0.235783338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4406.05522" calcext:value-type="float">
            <text:p>1443144406.05522</text:p>
          </table:table-cell>
          <table:table-cell office:value-type="float" office:value="4416" calcext:value-type="float">
            <text:p>4416</text:p>
          </table:table-cell>
          <table:table-cell table:formula="of:=[.B441]-[.$B$2]" office:value-type="float" office:value="46.0550329685211" calcext:value-type="float">
            <text:p>46.0550329685</text:p>
          </table:table-cell>
          <table:table-cell table:formula="of:=[.C441]/([.D441]-[.D440])" office:value-type="float" office:value="109599.205103019" calcext:value-type="float">
            <text:p>109599.205103019</text:p>
          </table:table-cell>
          <table:table-cell/>
          <table:table-cell office:value-type="float" office:value="1443144406.29106" calcext:value-type="float">
            <text:p>1443144406.29106</text:p>
          </table:table-cell>
          <table:table-cell table:formula="of:=[.G441]-[.$B$2]" office:value-type="float" office:value="46.2908751964569" calcext:value-type="float">
            <text:p>46.2908751965</text:p>
          </table:table-cell>
          <table:table-cell table:formula="of:=[.C441]/([.H441]-[.H440])" office:value-type="float" office:value="109439.253531862" calcext:value-type="float">
            <text:p>109439.253531862</text:p>
          </table:table-cell>
          <table:table-cell table:formula="of:=[.G441]-[.$B441]" office:value-type="float" office:value="0.235842227935791" calcext:value-type="float">
            <text:p>0.235842227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4406.09551" calcext:value-type="float">
            <text:p>1443144406.09551</text:p>
          </table:table-cell>
          <table:table-cell office:value-type="float" office:value="4416" calcext:value-type="float">
            <text:p>4416</text:p>
          </table:table-cell>
          <table:table-cell table:formula="of:=[.B442]-[.$B$2]" office:value-type="float" office:value="46.0953209400177" calcext:value-type="float">
            <text:p>46.09532094</text:p>
          </table:table-cell>
          <table:table-cell table:formula="of:=[.C442]/([.D442]-[.D441])" office:value-type="float" office:value="109610.879772754" calcext:value-type="float">
            <text:p>109610.879772754</text:p>
          </table:table-cell>
          <table:table-cell/>
          <table:table-cell office:value-type="float" office:value="1443144406.33123" calcext:value-type="float">
            <text:p>1443144406.33123</text:p>
          </table:table-cell>
          <table:table-cell table:formula="of:=[.G442]-[.$B$2]" office:value-type="float" office:value="46.3310379981995" calcext:value-type="float">
            <text:p>46.3310379982</text:p>
          </table:table-cell>
          <table:table-cell table:formula="of:=[.C442]/([.H442]-[.H441])" office:value-type="float" office:value="109952.48858152" calcext:value-type="float">
            <text:p>109952.48858152</text:p>
          </table:table-cell>
          <table:table-cell table:formula="of:=[.G442]-[.$B442]" office:value-type="float" office:value="0.235717058181763" calcext:value-type="float">
            <text:p>0.235717058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4406.13579" calcext:value-type="float">
            <text:p>1443144406.13579</text:p>
          </table:table-cell>
          <table:table-cell office:value-type="float" office:value="4416" calcext:value-type="float">
            <text:p>4416</text:p>
          </table:table-cell>
          <table:table-cell table:formula="of:=[.B443]-[.$B$2]" office:value-type="float" office:value="46.1356048583984" calcext:value-type="float">
            <text:p>46.1356048584</text:p>
          </table:table-cell>
          <table:table-cell table:formula="of:=[.C443]/([.D443]-[.D442])" office:value-type="float" office:value="109621.908133733" calcext:value-type="float">
            <text:p>109621.908133733</text:p>
          </table:table-cell>
          <table:table-cell/>
          <table:table-cell office:value-type="float" office:value="1443144406.37153" calcext:value-type="float">
            <text:p>1443144406.37153</text:p>
          </table:table-cell>
          <table:table-cell table:formula="of:=[.G443]-[.$B$2]" office:value-type="float" office:value="46.3713436126709" calcext:value-type="float">
            <text:p>46.3713436127</text:p>
          </table:table-cell>
          <table:table-cell table:formula="of:=[.C443]/([.H443]-[.H442])" office:value-type="float" office:value="109562.899807162" calcext:value-type="float">
            <text:p>109562.899807162</text:p>
          </table:table-cell>
          <table:table-cell table:formula="of:=[.G443]-[.$B443]" office:value-type="float" office:value="0.235738754272461" calcext:value-type="float">
            <text:p>0.235738754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4406.17608" calcext:value-type="float">
            <text:p>1443144406.17608</text:p>
          </table:table-cell>
          <table:table-cell office:value-type="float" office:value="4416" calcext:value-type="float">
            <text:p>4416</text:p>
          </table:table-cell>
          <table:table-cell table:formula="of:=[.B444]-[.$B$2]" office:value-type="float" office:value="46.1758894920349" calcext:value-type="float">
            <text:p>46.175889492</text:p>
          </table:table-cell>
          <table:table-cell table:formula="of:=[.C444]/([.D444]-[.D443])" office:value-type="float" office:value="109619.96179113" calcext:value-type="float">
            <text:p>109619.96179113</text:p>
          </table:table-cell>
          <table:table-cell/>
          <table:table-cell office:value-type="float" office:value="1443144406.41178" calcext:value-type="float">
            <text:p>1443144406.41178</text:p>
          </table:table-cell>
          <table:table-cell table:formula="of:=[.G444]-[.$B$2]" office:value-type="float" office:value="46.4115872383118" calcext:value-type="float">
            <text:p>46.4115872383</text:p>
          </table:table-cell>
          <table:table-cell table:formula="of:=[.C444]/([.H444]-[.H443])" office:value-type="float" office:value="109731.663826913" calcext:value-type="float">
            <text:p>109731.663826913</text:p>
          </table:table-cell>
          <table:table-cell table:formula="of:=[.G444]-[.$B444]" office:value-type="float" office:value="0.235697746276855" calcext:value-type="float">
            <text:p>0.235697746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4406.21638" calcext:value-type="float">
            <text:p>1443144406.21638</text:p>
          </table:table-cell>
          <table:table-cell office:value-type="float" office:value="4416" calcext:value-type="float">
            <text:p>4416</text:p>
          </table:table-cell>
          <table:table-cell table:formula="of:=[.B445]-[.$B$2]" office:value-type="float" office:value="46.2161915302277" calcext:value-type="float">
            <text:p>46.2161915302</text:p>
          </table:table-cell>
          <table:table-cell table:formula="of:=[.C445]/([.D445]-[.D444])" office:value-type="float" office:value="109572.622081295" calcext:value-type="float">
            <text:p>109572.622081295</text:p>
          </table:table-cell>
          <table:table-cell/>
          <table:table-cell office:value-type="float" office:value="1443144406.45205" calcext:value-type="float">
            <text:p>1443144406.45205</text:p>
          </table:table-cell>
          <table:table-cell table:formula="of:=[.G445]-[.$B$2]" office:value-type="float" office:value="46.4518570899963" calcext:value-type="float">
            <text:p>46.45185709</text:p>
          </table:table-cell>
          <table:table-cell table:formula="of:=[.C445]/([.H445]-[.H444])" office:value-type="float" office:value="109660.200255767" calcext:value-type="float">
            <text:p>109660.200255767</text:p>
          </table:table-cell>
          <table:table-cell table:formula="of:=[.G445]-[.$B445]" office:value-type="float" office:value="0.235665559768677" calcext:value-type="float">
            <text:p>0.235665559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4406.25666" calcext:value-type="float">
            <text:p>1443144406.25666</text:p>
          </table:table-cell>
          <table:table-cell office:value-type="float" office:value="4416" calcext:value-type="float">
            <text:p>4416</text:p>
          </table:table-cell>
          <table:table-cell table:formula="of:=[.B446]-[.$B$2]" office:value-type="float" office:value="46.2564759254456" calcext:value-type="float">
            <text:p>46.2564759254</text:p>
          </table:table-cell>
          <table:table-cell table:formula="of:=[.C446]/([.D446]-[.D445])" office:value-type="float" office:value="109620.610564318" calcext:value-type="float">
            <text:p>109620.610564318</text:p>
          </table:table-cell>
          <table:table-cell/>
          <table:table-cell office:value-type="float" office:value="1443144406.49238" calcext:value-type="float">
            <text:p>1443144406.49238</text:p>
          </table:table-cell>
          <table:table-cell table:formula="of:=[.G446]-[.$B$2]" office:value-type="float" office:value="46.4921889305115" calcext:value-type="float">
            <text:p>46.4921889305</text:p>
          </table:table-cell>
          <table:table-cell table:formula="of:=[.C446]/([.H446]-[.H445])" office:value-type="float" office:value="109491.655813294" calcext:value-type="float">
            <text:p>109491.655813294</text:p>
          </table:table-cell>
          <table:table-cell table:formula="of:=[.G446]-[.$B446]" office:value-type="float" office:value="0.235713005065918" calcext:value-type="float">
            <text:p>0.235713005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4406.29695" calcext:value-type="float">
            <text:p>1443144406.29695</text:p>
          </table:table-cell>
          <table:table-cell office:value-type="float" office:value="4416" calcext:value-type="float">
            <text:p>4416</text:p>
          </table:table-cell>
          <table:table-cell table:formula="of:=[.B447]-[.$B$2]" office:value-type="float" office:value="46.2967629432678" calcext:value-type="float">
            <text:p>46.2967629433</text:p>
          </table:table-cell>
          <table:table-cell table:formula="of:=[.C447]/([.D447]-[.D446])" office:value-type="float" office:value="109613.474481583" calcext:value-type="float">
            <text:p>109613.474481583</text:p>
          </table:table-cell>
          <table:table-cell/>
          <table:table-cell office:value-type="float" office:value="1443144406.53256" calcext:value-type="float">
            <text:p>1443144406.53256</text:p>
          </table:table-cell>
          <table:table-cell table:formula="of:=[.G447]-[.$B$2]" office:value-type="float" office:value="46.5323688983917" calcext:value-type="float">
            <text:p>46.5323688984</text:p>
          </table:table-cell>
          <table:table-cell table:formula="of:=[.C447]/([.H447]-[.H446])" office:value-type="float" office:value="109905.51344295" calcext:value-type="float">
            <text:p>109905.51344295</text:p>
          </table:table-cell>
          <table:table-cell table:formula="of:=[.G447]-[.$B447]" office:value-type="float" office:value="0.235605955123901" calcext:value-type="float">
            <text:p>0.235605955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4406.33724" calcext:value-type="float">
            <text:p>1443144406.33724</text:p>
          </table:table-cell>
          <table:table-cell office:value-type="float" office:value="4416" calcext:value-type="float">
            <text:p>4416</text:p>
          </table:table-cell>
          <table:table-cell table:formula="of:=[.B448]-[.$B$2]" office:value-type="float" office:value="46.3370480537415" calcext:value-type="float">
            <text:p>46.3370480537</text:p>
          </table:table-cell>
          <table:table-cell table:formula="of:=[.C448]/([.D448]-[.D447])" office:value-type="float" office:value="109618.66426779" calcext:value-type="float">
            <text:p>109618.66426779</text:p>
          </table:table-cell>
          <table:table-cell/>
          <table:table-cell office:value-type="float" office:value="1443144406.57286" calcext:value-type="float">
            <text:p>1443144406.57286</text:p>
          </table:table-cell>
          <table:table-cell table:formula="of:=[.G448]-[.$B$2]" office:value-type="float" office:value="46.5726697444916" calcext:value-type="float">
            <text:p>46.5726697445</text:p>
          </table:table-cell>
          <table:table-cell table:formula="of:=[.C448]/([.H448]-[.H447])" office:value-type="float" office:value="109575.863222784" calcext:value-type="float">
            <text:p>109575.863222784</text:p>
          </table:table-cell>
          <table:table-cell table:formula="of:=[.G448]-[.$B448]" office:value-type="float" office:value="0.235621690750122" calcext:value-type="float">
            <text:p>0.235621690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4406.37751" calcext:value-type="float">
            <text:p>1443144406.37751</text:p>
          </table:table-cell>
          <table:table-cell office:value-type="float" office:value="4416" calcext:value-type="float">
            <text:p>4416</text:p>
          </table:table-cell>
          <table:table-cell table:formula="of:=[.B449]-[.$B$2]" office:value-type="float" office:value="46.3773174285889" calcext:value-type="float">
            <text:p>46.3773174286</text:p>
          </table:table-cell>
          <table:table-cell table:formula="of:=[.C449]/([.D449]-[.D448])" office:value-type="float" office:value="109661.498762596" calcext:value-type="float">
            <text:p>109661.498762596</text:p>
          </table:table-cell>
          <table:table-cell/>
          <table:table-cell office:value-type="float" office:value="1443144406.61317" calcext:value-type="float">
            <text:p>1443144406.61317</text:p>
          </table:table-cell>
          <table:table-cell table:formula="of:=[.G449]-[.$B$2]" office:value-type="float" office:value="46.6129851341248" calcext:value-type="float">
            <text:p>46.6129851341</text:p>
          </table:table-cell>
          <table:table-cell table:formula="of:=[.C449]/([.H449]-[.H448])" office:value-type="float" office:value="109536.33439191" calcext:value-type="float">
            <text:p>109536.33439191</text:p>
          </table:table-cell>
          <table:table-cell table:formula="of:=[.G449]-[.$B449]" office:value-type="float" office:value="0.235667705535889" calcext:value-type="float">
            <text:p>0.235667705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4406.4178" calcext:value-type="float">
            <text:p>1443144406.4178</text:p>
          </table:table-cell>
          <table:table-cell office:value-type="float" office:value="4416" calcext:value-type="float">
            <text:p>4416</text:p>
          </table:table-cell>
          <table:table-cell table:formula="of:=[.B450]-[.$B$2]" office:value-type="float" office:value="46.4176096916199" calcext:value-type="float">
            <text:p>46.4176096916</text:p>
          </table:table-cell>
          <table:table-cell table:formula="of:=[.C450]/([.D450]-[.D449])" office:value-type="float" office:value="109599.205103019" calcext:value-type="float">
            <text:p>109599.205103019</text:p>
          </table:table-cell>
          <table:table-cell/>
          <table:table-cell office:value-type="float" office:value="1443144406.65344" calcext:value-type="float">
            <text:p>1443144406.65344</text:p>
          </table:table-cell>
          <table:table-cell table:formula="of:=[.G450]-[.$B$2]" office:value-type="float" office:value="46.6532487869263" calcext:value-type="float">
            <text:p>46.6532487869</text:p>
          </table:table-cell>
          <table:table-cell table:formula="of:=[.C450]/([.H450]-[.H449])" office:value-type="float" office:value="109677.083243525" calcext:value-type="float">
            <text:p>109677.083243525</text:p>
          </table:table-cell>
          <table:table-cell table:formula="of:=[.G450]-[.$B450]" office:value-type="float" office:value="0.235639095306396" calcext:value-type="float">
            <text:p>0.235639095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4406.45808" calcext:value-type="float">
            <text:p>1443144406.45808</text:p>
          </table:table-cell>
          <table:table-cell office:value-type="float" office:value="4416" calcext:value-type="float">
            <text:p>4416</text:p>
          </table:table-cell>
          <table:table-cell table:formula="of:=[.B451]-[.$B$2]" office:value-type="float" office:value="46.4578948020935" calcext:value-type="float">
            <text:p>46.4578948021</text:p>
          </table:table-cell>
          <table:table-cell table:formula="of:=[.C451]/([.D451]-[.D450])" office:value-type="float" office:value="109618.66426779" calcext:value-type="float">
            <text:p>109618.66426779</text:p>
          </table:table-cell>
          <table:table-cell/>
          <table:table-cell office:value-type="float" office:value="1443144406.69368" calcext:value-type="float">
            <text:p>1443144406.69368</text:p>
          </table:table-cell>
          <table:table-cell table:formula="of:=[.G451]-[.$B$2]" office:value-type="float" office:value="46.6934871673584" calcext:value-type="float">
            <text:p>46.6934871674</text:p>
          </table:table-cell>
          <table:table-cell table:formula="of:=[.C451]/([.H451]-[.H450])" office:value-type="float" office:value="109745.967719764" calcext:value-type="float">
            <text:p>109745.967719764</text:p>
          </table:table-cell>
          <table:table-cell table:formula="of:=[.G451]-[.$B451]" office:value-type="float" office:value="0.235592365264893" calcext:value-type="float">
            <text:p>0.235592365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4406.49841" calcext:value-type="float">
            <text:p>1443144406.49841</text:p>
          </table:table-cell>
          <table:table-cell office:value-type="float" office:value="4416" calcext:value-type="float">
            <text:p>4416</text:p>
          </table:table-cell>
          <table:table-cell table:formula="of:=[.B452]-[.$B$2]" office:value-type="float" office:value="46.4982237815857" calcext:value-type="float">
            <text:p>46.4982237816</text:p>
          </table:table-cell>
          <table:table-cell table:formula="of:=[.C452]/([.D452]-[.D451])" office:value-type="float" office:value="109499.42338252" calcext:value-type="float">
            <text:p>109499.42338252</text:p>
          </table:table-cell>
          <table:table-cell/>
          <table:table-cell office:value-type="float" office:value="1443144406.73403" calcext:value-type="float">
            <text:p>1443144406.73403</text:p>
          </table:table-cell>
          <table:table-cell table:formula="of:=[.G452]-[.$B$2]" office:value-type="float" office:value="46.7338447570801" calcext:value-type="float">
            <text:p>46.7338447571</text:p>
          </table:table-cell>
          <table:table-cell table:formula="of:=[.C452]/([.H452]-[.H451])" office:value-type="float" office:value="109421.797249397" calcext:value-type="float">
            <text:p>109421.797249397</text:p>
          </table:table-cell>
          <table:table-cell table:formula="of:=[.G452]-[.$B452]" office:value-type="float" office:value="0.235620975494385" calcext:value-type="float">
            <text:p>0.235620975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4406.53896" calcext:value-type="float">
            <text:p>1443144406.53896</text:p>
          </table:table-cell>
          <table:table-cell office:value-type="float" office:value="4416" calcext:value-type="float">
            <text:p>4416</text:p>
          </table:table-cell>
          <table:table-cell table:formula="of:=[.B453]-[.$B$2]" office:value-type="float" office:value="46.5387704372406" calcext:value-type="float">
            <text:p>46.5387704372</text:p>
          </table:table-cell>
          <table:table-cell table:formula="of:=[.C453]/([.D453]-[.D452])" office:value-type="float" office:value="108911.571834299" calcext:value-type="float">
            <text:p>108911.571834299</text:p>
          </table:table-cell>
          <table:table-cell/>
          <table:table-cell office:value-type="float" office:value="1443144406.7743" calcext:value-type="float">
            <text:p>1443144406.7743</text:p>
          </table:table-cell>
          <table:table-cell table:formula="of:=[.G453]-[.$B$2]" office:value-type="float" office:value="46.7741074562073" calcext:value-type="float">
            <text:p>46.7741074562</text:p>
          </table:table-cell>
          <table:table-cell table:formula="of:=[.C453]/([.H453]-[.H452])" office:value-type="float" office:value="109679.681087675" calcext:value-type="float">
            <text:p>109679.681087675</text:p>
          </table:table-cell>
          <table:table-cell table:formula="of:=[.G453]-[.$B453]" office:value-type="float" office:value="0.235337018966675" calcext:value-type="float">
            <text:p>0.23533701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4406.57929" calcext:value-type="float">
            <text:p>1443144406.57929</text:p>
          </table:table-cell>
          <table:table-cell office:value-type="float" office:value="4416" calcext:value-type="float">
            <text:p>4416</text:p>
          </table:table-cell>
          <table:table-cell table:formula="of:=[.B454]-[.$B$2]" office:value-type="float" office:value="46.5790989398956" calcext:value-type="float">
            <text:p>46.5790989399</text:p>
          </table:table-cell>
          <table:table-cell table:formula="of:=[.C454]/([.D454]-[.D453])" office:value-type="float" office:value="109500.71808454" calcext:value-type="float">
            <text:p>109500.71808454</text:p>
          </table:table-cell>
          <table:table-cell/>
          <table:table-cell office:value-type="float" office:value="1443144406.81456" calcext:value-type="float">
            <text:p>1443144406.81456</text:p>
          </table:table-cell>
          <table:table-cell table:formula="of:=[.G454]-[.$B$2]" office:value-type="float" office:value="46.8143758773804" calcext:value-type="float">
            <text:p>46.8143758774</text:p>
          </table:table-cell>
          <table:table-cell table:formula="of:=[.C454]/([.H454]-[.H453])" office:value-type="float" office:value="109664.095868512" calcext:value-type="float">
            <text:p>109664.095868512</text:p>
          </table:table-cell>
          <table:table-cell table:formula="of:=[.G454]-[.$B454]" office:value-type="float" office:value="0.235276937484741" calcext:value-type="float">
            <text:p>0.235276937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4406.61957" calcext:value-type="float">
            <text:p>1443144406.61957</text:p>
          </table:table-cell>
          <table:table-cell office:value-type="float" office:value="4416" calcext:value-type="float">
            <text:p>4416</text:p>
          </table:table-cell>
          <table:table-cell table:formula="of:=[.B455]-[.$B$2]" office:value-type="float" office:value="46.6193792819977" calcext:value-type="float">
            <text:p>46.619379282</text:p>
          </table:table-cell>
          <table:table-cell table:formula="of:=[.C455]/([.D455]-[.D454])" office:value-type="float" office:value="109631.640883585" calcext:value-type="float">
            <text:p>109631.640883585</text:p>
          </table:table-cell>
          <table:table-cell/>
          <table:table-cell office:value-type="float" office:value="1443144406.82696" calcext:value-type="float">
            <text:p>1443144406.82696</text:p>
          </table:table-cell>
          <table:table-cell table:formula="of:=[.G455]-[.$B$2]" office:value-type="float" office:value="46.8267712593079" calcext:value-type="float">
            <text:p>46.8267712593</text:p>
          </table:table-cell>
          <table:table-cell table:formula="of:=[.C455]/([.H455]-[.H454])" office:value-type="float" office:value="356261.713098673" calcext:value-type="float">
            <text:p>356261.713098673</text:p>
          </table:table-cell>
          <table:table-cell table:formula="of:=[.G455]-[.$B455]" office:value-type="float" office:value="0.207391977310181" calcext:value-type="float">
            <text:p>0.207391977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4406.65985" calcext:value-type="float">
            <text:p>1443144406.65985</text:p>
          </table:table-cell>
          <table:table-cell office:value-type="float" office:value="4416" calcext:value-type="float">
            <text:p>4416</text:p>
          </table:table-cell>
          <table:table-cell table:formula="of:=[.B456]-[.$B$2]" office:value-type="float" office:value="46.6596655845642" calcext:value-type="float">
            <text:p>46.6596655846</text:p>
          </table:table-cell>
          <table:table-cell table:formula="of:=[.C456]/([.D456]-[.D455])" office:value-type="float" office:value="109615.420593823" calcext:value-type="float">
            <text:p>109615.420593823</text:p>
          </table:table-cell>
          <table:table-cell/>
          <table:table-cell office:value-type="float" office:value="1443144406.89513" calcext:value-type="float">
            <text:p>1443144406.89513</text:p>
          </table:table-cell>
          <table:table-cell table:formula="of:=[.G456]-[.$B$2]" office:value-type="float" office:value="46.8949418067932" calcext:value-type="float">
            <text:p>46.8949418068</text:p>
          </table:table-cell>
          <table:table-cell table:formula="of:=[.C456]/([.H456]-[.H455])" office:value-type="float" office:value="64778.7081503036" calcext:value-type="float">
            <text:p>64778.7081503036</text:p>
          </table:table-cell>
          <table:table-cell table:formula="of:=[.G456]-[.$B456]" office:value-type="float" office:value="0.235276222229004" calcext:value-type="float">
            <text:p>0.235276222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4406.70014" calcext:value-type="float">
            <text:p>1443144406.70014</text:p>
          </table:table-cell>
          <table:table-cell office:value-type="float" office:value="4416" calcext:value-type="float">
            <text:p>4416</text:p>
          </table:table-cell>
          <table:table-cell table:formula="of:=[.B457]-[.$B$2]" office:value-type="float" office:value="46.6999485492706" calcext:value-type="float">
            <text:p>46.6999485493</text:p>
          </table:table-cell>
          <table:table-cell table:formula="of:=[.C457]/([.D457]-[.D456])" office:value-type="float" office:value="109624.503364722" calcext:value-type="float">
            <text:p>109624.503364722</text:p>
          </table:table-cell>
          <table:table-cell/>
          <table:table-cell office:value-type="float" office:value="1443144406.93537" calcext:value-type="float">
            <text:p>1443144406.93537</text:p>
          </table:table-cell>
          <table:table-cell table:formula="of:=[.G457]-[.$B$2]" office:value-type="float" office:value="46.9351785182953" calcext:value-type="float">
            <text:p>46.9351785183</text:p>
          </table:table-cell>
          <table:table-cell table:formula="of:=[.C457]/([.H457]-[.H456])" office:value-type="float" office:value="109750.519740468" calcext:value-type="float">
            <text:p>109750.519740468</text:p>
          </table:table-cell>
          <table:table-cell table:formula="of:=[.G457]-[.$B457]" office:value-type="float" office:value="0.235229969024658" calcext:value-type="float">
            <text:p>0.23522996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4406.7404" calcext:value-type="float">
            <text:p>1443144406.7404</text:p>
          </table:table-cell>
          <table:table-cell office:value-type="float" office:value="4416" calcext:value-type="float">
            <text:p>4416</text:p>
          </table:table-cell>
          <table:table-cell table:formula="of:=[.B458]-[.$B$2]" office:value-type="float" office:value="46.7402153015137" calcext:value-type="float">
            <text:p>46.7402153015</text:p>
          </table:table-cell>
          <table:table-cell table:formula="of:=[.C458]/([.D458]-[.D457])" office:value-type="float" office:value="109668.641099881" calcext:value-type="float">
            <text:p>109668.641099881</text:p>
          </table:table-cell>
          <table:table-cell/>
          <table:table-cell office:value-type="float" office:value="1443144406.97557" calcext:value-type="float">
            <text:p>1443144406.97557</text:p>
          </table:table-cell>
          <table:table-cell table:formula="of:=[.G458]-[.$B$2]" office:value-type="float" office:value="46.9753792285919" calcext:value-type="float">
            <text:p>46.9753792286</text:p>
          </table:table-cell>
          <table:table-cell table:formula="of:=[.C458]/([.H458]-[.H457])" office:value-type="float" office:value="109848.80534238" calcext:value-type="float">
            <text:p>109848.80534238</text:p>
          </table:table-cell>
          <table:table-cell table:formula="of:=[.G458]-[.$B458]" office:value-type="float" office:value="0.235163927078247" calcext:value-type="float">
            <text:p>0.235163927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4406.78069" calcext:value-type="float">
            <text:p>1443144406.78069</text:p>
          </table:table-cell>
          <table:table-cell office:value-type="float" office:value="4416" calcext:value-type="float">
            <text:p>4416</text:p>
          </table:table-cell>
          <table:table-cell table:formula="of:=[.B459]-[.$B$2]" office:value-type="float" office:value="46.78049659729" calcext:value-type="float">
            <text:p>46.7804965973</text:p>
          </table:table-cell>
          <table:table-cell table:formula="of:=[.C459]/([.D459]-[.D458])" office:value-type="float" office:value="109629.045314646" calcext:value-type="float">
            <text:p>109629.045314646</text:p>
          </table:table-cell>
          <table:table-cell/>
          <table:table-cell office:value-type="float" office:value="1443144407.01606" calcext:value-type="float">
            <text:p>1443144407.01606</text:p>
          </table:table-cell>
          <table:table-cell table:formula="of:=[.G459]-[.$B$2]" office:value-type="float" office:value="47.015873670578" calcext:value-type="float">
            <text:p>47.0158736706</text:p>
          </table:table-cell>
          <table:table-cell table:formula="of:=[.C459]/([.H459]-[.H458])" office:value-type="float" office:value="109052.002778988" calcext:value-type="float">
            <text:p>109052.002778988</text:p>
          </table:table-cell>
          <table:table-cell table:formula="of:=[.G459]-[.$B459]" office:value-type="float" office:value="0.235377073287964" calcext:value-type="float">
            <text:p>0.235377073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4406.82097" calcext:value-type="float">
            <text:p>1443144406.82097</text:p>
          </table:table-cell>
          <table:table-cell office:value-type="float" office:value="4416" calcext:value-type="float">
            <text:p>4416</text:p>
          </table:table-cell>
          <table:table-cell table:formula="of:=[.B460]-[.$B$2]" office:value-type="float" office:value="46.820782661438" calcext:value-type="float">
            <text:p>46.8207826614</text:p>
          </table:table-cell>
          <table:table-cell table:formula="of:=[.C460]/([.D460]-[.D459])" office:value-type="float" office:value="109616.069313259" calcext:value-type="float">
            <text:p>109616.069313259</text:p>
          </table:table-cell>
          <table:table-cell/>
          <table:table-cell office:value-type="float" office:value="1443144410.01856" calcext:value-type="float">
            <text:p>1443144410.01856</text:p>
          </table:table-cell>
          <table:table-cell table:formula="of:=[.G460]-[.$B$2]" office:value-type="float" office:value="50.0183682441711" calcext:value-type="float">
            <text:p>50.0183682442</text:p>
          </table:table-cell>
          <table:table-cell table:formula="of:=[.C460]/([.H460]-[.H459])" office:value-type="float" office:value="1470.77701283413" calcext:value-type="float">
            <text:p>1470.7770128341</text:p>
          </table:table-cell>
          <table:table-cell table:formula="of:=[.G460]-[.$B460]" office:value-type="float" office:value="3.19758558273315" calcext:value-type="float">
            <text:p>3.197585582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4406.86126" calcext:value-type="float">
            <text:p>1443144406.86126</text:p>
          </table:table-cell>
          <table:table-cell office:value-type="float" office:value="4416" calcext:value-type="float">
            <text:p>4416</text:p>
          </table:table-cell>
          <table:table-cell table:formula="of:=[.B461]-[.$B$2]" office:value-type="float" office:value="46.861067533493" calcext:value-type="float">
            <text:p>46.8610675335</text:p>
          </table:table-cell>
          <table:table-cell table:formula="of:=[.C461]/([.D461]-[.D460])" office:value-type="float" office:value="109619.31302562" calcext:value-type="float">
            <text:p>109619.31302562</text:p>
          </table:table-cell>
          <table:table-cell/>
          <table:table-cell office:value-type="float" office:value="1443144410.99316" calcext:value-type="float">
            <text:p>1443144410.99316</text:p>
          </table:table-cell>
          <table:table-cell table:formula="of:=[.G461]-[.$B$2]" office:value-type="float" office:value="50.9929704666138" calcext:value-type="float">
            <text:p>50.9929704666</text:p>
          </table:table-cell>
          <table:table-cell table:formula="of:=[.C461]/([.H461]-[.H460])" office:value-type="float" office:value="4531.07934530691" calcext:value-type="float">
            <text:p>4531.0793453069</text:p>
          </table:table-cell>
          <table:table-cell table:formula="of:=[.G461]-[.$B461]" office:value-type="float" office:value="4.13190293312073" calcext:value-type="float">
            <text:p>4.131902933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4406.90155" calcext:value-type="float">
            <text:p>1443144406.90155</text:p>
          </table:table-cell>
          <table:table-cell office:value-type="float" office:value="4416" calcext:value-type="float">
            <text:p>4416</text:p>
          </table:table-cell>
          <table:table-cell table:formula="of:=[.B462]-[.$B$2]" office:value-type="float" office:value="46.9013569355011" calcext:value-type="float">
            <text:p>46.9013569355</text:p>
          </table:table-cell>
          <table:table-cell table:formula="of:=[.C462]/([.D462]-[.D461])" office:value-type="float" office:value="109606.987939829" calcext:value-type="float">
            <text:p>109606.987939829</text:p>
          </table:table-cell>
          <table:table-cell/>
          <table:table-cell office:value-type="float" office:value="1443144411.01132" calcext:value-type="float">
            <text:p>1443144411.01132</text:p>
          </table:table-cell>
          <table:table-cell table:formula="of:=[.G462]-[.$B$2]" office:value-type="float" office:value="51.011129617691" calcext:value-type="float">
            <text:p>51.0111296177</text:p>
          </table:table-cell>
          <table:table-cell table:formula="of:=[.C462]/([.H462]-[.H461])" office:value-type="float" office:value="243183.174213878" calcext:value-type="float">
            <text:p>243183.174213878</text:p>
          </table:table-cell>
          <table:table-cell table:formula="of:=[.G462]-[.$B462]" office:value-type="float" office:value="4.10977268218994" calcext:value-type="float">
            <text:p>4.109772682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4406.94183" calcext:value-type="float">
            <text:p>1443144406.94183</text:p>
          </table:table-cell>
          <table:table-cell office:value-type="float" office:value="4416" calcext:value-type="float">
            <text:p>4416</text:p>
          </table:table-cell>
          <table:table-cell table:formula="of:=[.B463]-[.$B$2]" office:value-type="float" office:value="46.9416406154633" calcext:value-type="float">
            <text:p>46.9416406155</text:p>
          </table:table-cell>
          <table:table-cell table:formula="of:=[.C463]/([.D463]-[.D462])" office:value-type="float" office:value="109622.556929961" calcext:value-type="float">
            <text:p>109622.556929961</text:p>
          </table:table-cell>
          <table:table-cell/>
          <table:table-cell office:value-type="float" office:value="1443144411.02927" calcext:value-type="float">
            <text:p>1443144411.02927</text:p>
          </table:table-cell>
          <table:table-cell table:formula="of:=[.G463]-[.$B$2]" office:value-type="float" office:value="51.0290765762329" calcext:value-type="float">
            <text:p>51.0290765762</text:p>
          </table:table-cell>
          <table:table-cell table:formula="of:=[.C463]/([.H463]-[.H462])" office:value-type="float" office:value="246058.405366988" calcext:value-type="float">
            <text:p>246058.405366988</text:p>
          </table:table-cell>
          <table:table-cell table:formula="of:=[.G463]-[.$B463]" office:value-type="float" office:value="4.08743596076965" calcext:value-type="float">
            <text:p>4.087435960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4406.98211" calcext:value-type="float">
            <text:p>1443144406.98211</text:p>
          </table:table-cell>
          <table:table-cell office:value-type="float" office:value="4416" calcext:value-type="float">
            <text:p>4416</text:p>
          </table:table-cell>
          <table:table-cell table:formula="of:=[.B464]-[.$B$2]" office:value-type="float" office:value="46.9819223880768" calcext:value-type="float">
            <text:p>46.9819223881</text:p>
          </table:table-cell>
          <table:table-cell table:formula="of:=[.C464]/([.D464]-[.D463])" office:value-type="float" office:value="109627.747576263" calcext:value-type="float">
            <text:p>109627.747576263</text:p>
          </table:table-cell>
          <table:table-cell/>
          <table:table-cell office:value-type="float" office:value="1443144411.04721" calcext:value-type="float">
            <text:p>1443144411.04721</text:p>
          </table:table-cell>
          <table:table-cell table:formula="of:=[.G464]-[.$B$2]" office:value-type="float" office:value="51.0470218658447" calcext:value-type="float">
            <text:p>51.0470218658</text:p>
          </table:table-cell>
          <table:table-cell table:formula="of:=[.C464]/([.H464]-[.H463])" office:value-type="float" office:value="246081.289047138" calcext:value-type="float">
            <text:p>246081.289047138</text:p>
          </table:table-cell>
          <table:table-cell table:formula="of:=[.G464]-[.$B464]" office:value-type="float" office:value="4.06509947776794" calcext:value-type="float">
            <text:p>4.065099477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4420.03075" calcext:value-type="float">
            <text:p>1443144420.03075</text:p>
          </table:table-cell>
          <table:table-cell office:value-type="float" office:value="4416" calcext:value-type="float">
            <text:p>4416</text:p>
          </table:table-cell>
          <table:table-cell table:formula="of:=[.B465]-[.$B$2]" office:value-type="float" office:value="60.0305578708649" calcext:value-type="float">
            <text:p>60.0305578709</text:p>
          </table:table-cell>
          <table:table-cell table:formula="of:=[.C465]/([.D465]-[.D464])" office:value-type="float" office:value="338.426190679092" calcext:value-type="float">
            <text:p>338.4261906791</text:p>
          </table:table-cell>
          <table:table-cell/>
          <table:table-cell office:value-type="float" office:value="1443144420.22637" calcext:value-type="float">
            <text:p>1443144420.22637</text:p>
          </table:table-cell>
          <table:table-cell table:formula="of:=[.G465]-[.$B$2]" office:value-type="float" office:value="60.2261860370636" calcext:value-type="float">
            <text:p>60.2261860371</text:p>
          </table:table-cell>
          <table:table-cell table:formula="of:=[.C465]/([.H465]-[.H464])" office:value-type="float" office:value="481.089554302373" calcext:value-type="float">
            <text:p>481.0895543024</text:p>
          </table:table-cell>
          <table:table-cell table:formula="of:=[.G465]-[.$B465]" office:value-type="float" office:value="0.19562816619873" calcext:value-type="float">
            <text:p>0.195628166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4420.08615" calcext:value-type="float">
            <text:p>1443144420.08615</text:p>
          </table:table-cell>
          <table:table-cell office:value-type="float" office:value="4416" calcext:value-type="float">
            <text:p>4416</text:p>
          </table:table-cell>
          <table:table-cell table:formula="of:=[.B466]-[.$B$2]" office:value-type="float" office:value="60.0859622955322" calcext:value-type="float">
            <text:p>60.0859622955</text:p>
          </table:table-cell>
          <table:table-cell table:formula="of:=[.C466]/([.D466]-[.D465])" office:value-type="float" office:value="79704.8254992835" calcext:value-type="float">
            <text:p>79704.8254992835</text:p>
          </table:table-cell>
          <table:table-cell/>
          <table:table-cell office:value-type="float" office:value="1443144420.33613" calcext:value-type="float">
            <text:p>1443144420.33613</text:p>
          </table:table-cell>
          <table:table-cell table:formula="of:=[.G466]-[.$B$2]" office:value-type="float" office:value="60.3359382152557" calcext:value-type="float">
            <text:p>60.3359382153</text:p>
          </table:table-cell>
          <table:table-cell table:formula="of:=[.C466]/([.H466]-[.H465])" office:value-type="float" office:value="40236.1034900746" calcext:value-type="float">
            <text:p>40236.1034900746</text:p>
          </table:table-cell>
          <table:table-cell table:formula="of:=[.G466]-[.$B466]" office:value-type="float" office:value="0.249975919723511" calcext:value-type="float">
            <text:p>0.249975919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4420.1415" calcext:value-type="float">
            <text:p>1443144420.1415</text:p>
          </table:table-cell>
          <table:table-cell office:value-type="float" office:value="4416" calcext:value-type="float">
            <text:p>4416</text:p>
          </table:table-cell>
          <table:table-cell table:formula="of:=[.B467]-[.$B$2]" office:value-type="float" office:value="60.1413106918335" calcext:value-type="float">
            <text:p>60.1413106918</text:p>
          </table:table-cell>
          <table:table-cell table:formula="of:=[.C467]/([.D467]-[.D466])" office:value-type="float" office:value="79785.5095197891" calcext:value-type="float">
            <text:p>79785.5095197891</text:p>
          </table:table-cell>
          <table:table-cell/>
          <table:table-cell office:value-type="float" office:value="1443144420.39136" calcext:value-type="float">
            <text:p>1443144420.39136</text:p>
          </table:table-cell>
          <table:table-cell table:formula="of:=[.G467]-[.$B$2]" office:value-type="float" office:value="60.3911693096161" calcext:value-type="float">
            <text:p>60.3911693096</text:p>
          </table:table-cell>
          <table:table-cell table:formula="of:=[.C467]/([.H467]-[.H466])" office:value-type="float" office:value="79954.9610802224" calcext:value-type="float">
            <text:p>79954.9610802224</text:p>
          </table:table-cell>
          <table:table-cell table:formula="of:=[.G467]-[.$B467]" office:value-type="float" office:value="0.249858617782593" calcext:value-type="float">
            <text:p>0.249858617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4420.19692" calcext:value-type="float">
            <text:p>1443144420.19692</text:p>
          </table:table-cell>
          <table:table-cell office:value-type="float" office:value="4416" calcext:value-type="float">
            <text:p>4416</text:p>
          </table:table-cell>
          <table:table-cell table:formula="of:=[.B468]-[.$B$2]" office:value-type="float" office:value="60.1967308521271" calcext:value-type="float">
            <text:p>60.1967308521</text:p>
          </table:table-cell>
          <table:table-cell table:formula="of:=[.C468]/([.D468]-[.D467])" office:value-type="float" office:value="79682.1946491489" calcext:value-type="float">
            <text:p>79682.1946491489</text:p>
          </table:table-cell>
          <table:table-cell/>
          <table:table-cell office:value-type="float" office:value="1443144420.44673" calcext:value-type="float">
            <text:p>1443144420.44673</text:p>
          </table:table-cell>
          <table:table-cell table:formula="of:=[.G468]-[.$B$2]" office:value-type="float" office:value="60.4465367794037" calcext:value-type="float">
            <text:p>60.4465367794</text:p>
          </table:table-cell>
          <table:table-cell table:formula="of:=[.C468]/([.H468]-[.H467])" office:value-type="float" office:value="79758.0242864771" calcext:value-type="float">
            <text:p>79758.0242864771</text:p>
          </table:table-cell>
          <table:table-cell table:formula="of:=[.G468]-[.$B468]" office:value-type="float" office:value="0.249805927276611" calcext:value-type="float">
            <text:p>0.249805927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4420.25226" calcext:value-type="float">
            <text:p>1443144420.25226</text:p>
          </table:table-cell>
          <table:table-cell office:value-type="float" office:value="4416" calcext:value-type="float">
            <text:p>4416</text:p>
          </table:table-cell>
          <table:table-cell table:formula="of:=[.B469]-[.$B$2]" office:value-type="float" office:value="60.2520687580109" calcext:value-type="float">
            <text:p>60.252068758</text:p>
          </table:table-cell>
          <table:table-cell table:formula="of:=[.C469]/([.D469]-[.D468])" office:value-type="float" office:value="79800.6344742012" calcext:value-type="float">
            <text:p>79800.6344742012</text:p>
          </table:table-cell>
          <table:table-cell/>
          <table:table-cell office:value-type="float" office:value="1443144420.50209" calcext:value-type="float">
            <text:p>1443144420.50209</text:p>
          </table:table-cell>
          <table:table-cell table:formula="of:=[.G469]-[.$B$2]" office:value-type="float" office:value="60.5018985271454" calcext:value-type="float">
            <text:p>60.5018985271</text:p>
          </table:table-cell>
          <table:table-cell table:formula="of:=[.C469]/([.H469]-[.H468])" office:value-type="float" office:value="79766.2678679093" calcext:value-type="float">
            <text:p>79766.2678679093</text:p>
          </table:table-cell>
          <table:table-cell table:formula="of:=[.G469]-[.$B469]" office:value-type="float" office:value="0.249829769134521" calcext:value-type="float">
            <text:p>0.249829769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4420.30765" calcext:value-type="float">
            <text:p>1443144420.30765</text:p>
          </table:table-cell>
          <table:table-cell office:value-type="float" office:value="4416" calcext:value-type="float">
            <text:p>4416</text:p>
          </table:table-cell>
          <table:table-cell table:formula="of:=[.B470]-[.$B$2]" office:value-type="float" office:value="60.3074638843536" calcext:value-type="float">
            <text:p>60.3074638844</text:p>
          </table:table-cell>
          <table:table-cell table:formula="of:=[.C470]/([.D470]-[.D469])" office:value-type="float" office:value="79718.2043177358" calcext:value-type="float">
            <text:p>79718.2043177358</text:p>
          </table:table-cell>
          <table:table-cell/>
          <table:table-cell office:value-type="float" office:value="1443144420.55735" calcext:value-type="float">
            <text:p>1443144420.55735</text:p>
          </table:table-cell>
          <table:table-cell table:formula="of:=[.G470]-[.$B$2]" office:value-type="float" office:value="60.5571579933167" calcext:value-type="float">
            <text:p>60.5571579933</text:p>
          </table:table-cell>
          <table:table-cell table:formula="of:=[.C470]/([.H470]-[.H469])" office:value-type="float" office:value="79913.9098867436" calcext:value-type="float">
            <text:p>79913.9098867436</text:p>
          </table:table-cell>
          <table:table-cell table:formula="of:=[.G470]-[.$B470]" office:value-type="float" office:value="0.249694108963013" calcext:value-type="float">
            <text:p>0.24969410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4420.363" calcext:value-type="float">
            <text:p>1443144420.363</text:p>
          </table:table-cell>
          <table:table-cell office:value-type="float" office:value="4416" calcext:value-type="float">
            <text:p>4416</text:p>
          </table:table-cell>
          <table:table-cell table:formula="of:=[.B471]-[.$B$2]" office:value-type="float" office:value="60.3628096580505" calcext:value-type="float">
            <text:p>60.3628096581</text:p>
          </table:table-cell>
          <table:table-cell table:formula="of:=[.C471]/([.D471]-[.D470])" office:value-type="float" office:value="79789.290220861" calcext:value-type="float">
            <text:p>79789.290220861</text:p>
          </table:table-cell>
          <table:table-cell/>
          <table:table-cell office:value-type="float" office:value="1443144420.6127" calcext:value-type="float">
            <text:p>1443144420.6127</text:p>
          </table:table-cell>
          <table:table-cell table:formula="of:=[.G471]-[.$B$2]" office:value-type="float" office:value="60.612509727478" calcext:value-type="float">
            <text:p>60.6125097275</text:p>
          </table:table-cell>
          <table:table-cell table:formula="of:=[.C471]/([.H471]-[.H470])" office:value-type="float" office:value="79780.6982365762" calcext:value-type="float">
            <text:p>79780.6982365762</text:p>
          </table:table-cell>
          <table:table-cell table:formula="of:=[.G471]-[.$B471]" office:value-type="float" office:value="0.24970006942749" calcext:value-type="float">
            <text:p>0.249700069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4420.41834" calcext:value-type="float">
            <text:p>1443144420.41834</text:p>
          </table:table-cell>
          <table:table-cell office:value-type="float" office:value="4416" calcext:value-type="float">
            <text:p>4416</text:p>
          </table:table-cell>
          <table:table-cell table:formula="of:=[.B472]-[.$B$2]" office:value-type="float" office:value="60.418154001236" calcext:value-type="float">
            <text:p>60.4181540012</text:p>
          </table:table-cell>
          <table:table-cell table:formula="of:=[.C472]/([.D472]-[.D471])" office:value-type="float" office:value="79791.3525724699" calcext:value-type="float">
            <text:p>79791.3525724699</text:p>
          </table:table-cell>
          <table:table-cell/>
          <table:table-cell office:value-type="float" office:value="1443144420.66806" calcext:value-type="float">
            <text:p>1443144420.66806</text:p>
          </table:table-cell>
          <table:table-cell table:formula="of:=[.G472]-[.$B$2]" office:value-type="float" office:value="60.6678693294525" calcext:value-type="float">
            <text:p>60.6678693295</text:p>
          </table:table-cell>
          <table:table-cell table:formula="of:=[.C472]/([.H472]-[.H471])" office:value-type="float" office:value="79769.3596502939" calcext:value-type="float">
            <text:p>79769.3596502939</text:p>
          </table:table-cell>
          <table:table-cell table:formula="of:=[.G472]-[.$B472]" office:value-type="float" office:value="0.249715328216553" calcext:value-type="float">
            <text:p>0.249715328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4420.47368" calcext:value-type="float">
            <text:p>1443144420.47368</text:p>
          </table:table-cell>
          <table:table-cell office:value-type="float" office:value="4416" calcext:value-type="float">
            <text:p>4416</text:p>
          </table:table-cell>
          <table:table-cell table:formula="of:=[.B473]-[.$B$2]" office:value-type="float" office:value="60.4734926223755" calcext:value-type="float">
            <text:p>60.4734926224</text:p>
          </table:table-cell>
          <table:table-cell table:formula="of:=[.C473]/([.D473]-[.D472])" office:value-type="float" office:value="79799.6030451473" calcext:value-type="float">
            <text:p>79799.6030451473</text:p>
          </table:table-cell>
          <table:table-cell/>
          <table:table-cell office:value-type="float" office:value="1443144420.72338" calcext:value-type="float">
            <text:p>1443144420.72338</text:p>
          </table:table-cell>
          <table:table-cell table:formula="of:=[.G473]-[.$B$2]" office:value-type="float" office:value="60.7231948375702" calcext:value-type="float">
            <text:p>60.7231948376</text:p>
          </table:table-cell>
          <table:table-cell table:formula="of:=[.C473]/([.H473]-[.H472])" office:value-type="float" office:value="79818.5168151966" calcext:value-type="float">
            <text:p>79818.5168151966</text:p>
          </table:table-cell>
          <table:table-cell table:formula="of:=[.G473]-[.$B473]" office:value-type="float" office:value="0.249702215194702" calcext:value-type="float">
            <text:p>0.249702215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4420.52901" calcext:value-type="float">
            <text:p>1443144420.52901</text:p>
          </table:table-cell>
          <table:table-cell office:value-type="float" office:value="4416" calcext:value-type="float">
            <text:p>4416</text:p>
          </table:table-cell>
          <table:table-cell table:formula="of:=[.B474]-[.$B$2]" office:value-type="float" office:value="60.528825044632" calcext:value-type="float">
            <text:p>60.5288250446</text:p>
          </table:table-cell>
          <table:table-cell table:formula="of:=[.C474]/([.D474]-[.D473])" office:value-type="float" office:value="79808.5429828379" calcext:value-type="float">
            <text:p>79808.5429828379</text:p>
          </table:table-cell>
          <table:table-cell/>
          <table:table-cell office:value-type="float" office:value="1443144420.77869" calcext:value-type="float">
            <text:p>1443144420.77869</text:p>
          </table:table-cell>
          <table:table-cell table:formula="of:=[.G474]-[.$B$2]" office:value-type="float" office:value="60.7784991264343" calcext:value-type="float">
            <text:p>60.7784991264</text:p>
          </table:table-cell>
          <table:table-cell table:formula="of:=[.C474]/([.H474]-[.H473])" office:value-type="float" office:value="79849.141733811" calcext:value-type="float">
            <text:p>79849.141733811</text:p>
          </table:table-cell>
          <table:table-cell table:formula="of:=[.G474]-[.$B474]" office:value-type="float" office:value="0.249674081802368" calcext:value-type="float">
            <text:p>0.249674081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4420.58435" calcext:value-type="float">
            <text:p>1443144420.58435</text:p>
          </table:table-cell>
          <table:table-cell office:value-type="float" office:value="4416" calcext:value-type="float">
            <text:p>4416</text:p>
          </table:table-cell>
          <table:table-cell table:formula="of:=[.B475]-[.$B$2]" office:value-type="float" office:value="60.5841662883759" calcext:value-type="float">
            <text:p>60.5841662884</text:p>
          </table:table-cell>
          <table:table-cell table:formula="of:=[.C475]/([.D475]-[.D474])" office:value-type="float" office:value="79795.8213667186" calcext:value-type="float">
            <text:p>79795.8213667186</text:p>
          </table:table-cell>
          <table:table-cell/>
          <table:table-cell office:value-type="float" office:value="1443144420.83404" calcext:value-type="float">
            <text:p>1443144420.83404</text:p>
          </table:table-cell>
          <table:table-cell table:formula="of:=[.G475]-[.$B$2]" office:value-type="float" office:value="60.8338482379913" calcext:value-type="float">
            <text:p>60.833848238</text:p>
          </table:table-cell>
          <table:table-cell table:formula="of:=[.C475]/([.H475]-[.H474])" office:value-type="float" office:value="79784.4784816779" calcext:value-type="float">
            <text:p>79784.4784816779</text:p>
          </table:table-cell>
          <table:table-cell table:formula="of:=[.G475]-[.$B475]" office:value-type="float" office:value="0.249681949615479" calcext:value-type="float">
            <text:p>0.249681949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4420.6397" calcext:value-type="float">
            <text:p>1443144420.6397</text:p>
          </table:table-cell>
          <table:table-cell office:value-type="float" office:value="4416" calcext:value-type="float">
            <text:p>4416</text:p>
          </table:table-cell>
          <table:table-cell table:formula="of:=[.B476]-[.$B$2]" office:value-type="float" office:value="60.6395082473755" calcext:value-type="float">
            <text:p>60.6395082474</text:p>
          </table:table-cell>
          <table:table-cell table:formula="of:=[.C476]/([.D476]-[.D475])" office:value-type="float" office:value="79794.7900620797" calcext:value-type="float">
            <text:p>79794.7900620797</text:p>
          </table:table-cell>
          <table:table-cell/>
          <table:table-cell office:value-type="float" office:value="1443144420.88943" calcext:value-type="float">
            <text:p>1443144420.88943</text:p>
          </table:table-cell>
          <table:table-cell table:formula="of:=[.G476]-[.$B$2]" office:value-type="float" office:value="60.8892443180084" calcext:value-type="float">
            <text:p>60.889244318</text:p>
          </table:table-cell>
          <table:table-cell table:formula="of:=[.C476]/([.H476]-[.H475])" office:value-type="float" office:value="79716.831924527" calcext:value-type="float">
            <text:p>79716.831924527</text:p>
          </table:table-cell>
          <table:table-cell table:formula="of:=[.G476]-[.$B476]" office:value-type="float" office:value="0.249736070632935" calcext:value-type="float">
            <text:p>0.249736070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4420.69504" calcext:value-type="float">
            <text:p>1443144420.69504</text:p>
          </table:table-cell>
          <table:table-cell office:value-type="float" office:value="4416" calcext:value-type="float">
            <text:p>4416</text:p>
          </table:table-cell>
          <table:table-cell table:formula="of:=[.B477]-[.$B$2]" office:value-type="float" office:value="60.6948540210724" calcext:value-type="float">
            <text:p>60.6948540211</text:p>
          </table:table-cell>
          <table:table-cell table:formula="of:=[.C477]/([.D477]-[.D476])" office:value-type="float" office:value="79789.290220861" calcext:value-type="float">
            <text:p>79789.290220861</text:p>
          </table:table-cell>
          <table:table-cell/>
          <table:table-cell office:value-type="float" office:value="1443144420.94468" calcext:value-type="float">
            <text:p>1443144420.94468</text:p>
          </table:table-cell>
          <table:table-cell table:formula="of:=[.G477]-[.$B$2]" office:value-type="float" office:value="60.9444925785065" calcext:value-type="float">
            <text:p>60.9444925785</text:p>
          </table:table-cell>
          <table:table-cell table:formula="of:=[.C477]/([.H477]-[.H476])" office:value-type="float" office:value="79930.1183456466" calcext:value-type="float">
            <text:p>79930.1183456466</text:p>
          </table:table-cell>
          <table:table-cell table:formula="of:=[.G477]-[.$B477]" office:value-type="float" office:value="0.249638557434082" calcext:value-type="float">
            <text:p>0.249638557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4420.75039" calcext:value-type="float">
            <text:p>1443144420.75039</text:p>
          </table:table-cell>
          <table:table-cell office:value-type="float" office:value="4416" calcext:value-type="float">
            <text:p>4416</text:p>
          </table:table-cell>
          <table:table-cell table:formula="of:=[.B478]-[.$B$2]" office:value-type="float" office:value="60.7501997947693" calcext:value-type="float">
            <text:p>60.7501997948</text:p>
          </table:table-cell>
          <table:table-cell table:formula="of:=[.C478]/([.D478]-[.D477])" office:value-type="float" office:value="79789.290220861" calcext:value-type="float">
            <text:p>79789.290220861</text:p>
          </table:table-cell>
          <table:table-cell/>
          <table:table-cell office:value-type="float" office:value="1443144421.00017" calcext:value-type="float">
            <text:p>1443144421.00017</text:p>
          </table:table-cell>
          <table:table-cell table:formula="of:=[.G478]-[.$B$2]" office:value-type="float" office:value="60.9999783039093" calcext:value-type="float">
            <text:p>60.9999783039</text:p>
          </table:table-cell>
          <table:table-cell table:formula="of:=[.C478]/([.H478]-[.H477])" office:value-type="float" office:value="79588.0376067789" calcext:value-type="float">
            <text:p>79588.0376067789</text:p>
          </table:table-cell>
          <table:table-cell table:formula="of:=[.G478]-[.$B478]" office:value-type="float" office:value="0.249778509140015" calcext:value-type="float">
            <text:p>0.249778509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4420.80576" calcext:value-type="float">
            <text:p>1443144420.80576</text:p>
          </table:table-cell>
          <table:table-cell office:value-type="float" office:value="4416" calcext:value-type="float">
            <text:p>4416</text:p>
          </table:table-cell>
          <table:table-cell table:formula="of:=[.B479]-[.$B$2]" office:value-type="float" office:value="60.8055732250214" calcext:value-type="float">
            <text:p>60.805573225</text:p>
          </table:table-cell>
          <table:table-cell table:formula="of:=[.C479]/([.D479]-[.D478])" office:value-type="float" office:value="79749.4390341567" calcext:value-type="float">
            <text:p>79749.4390341567</text:p>
          </table:table-cell>
          <table:table-cell/>
          <table:table-cell office:value-type="float" office:value="1443144421.05542" calcext:value-type="float">
            <text:p>1443144421.05542</text:p>
          </table:table-cell>
          <table:table-cell table:formula="of:=[.G479]-[.$B$2]" office:value-type="float" office:value="61.0552268028259" calcext:value-type="float">
            <text:p>61.0552268028</text:p>
          </table:table-cell>
          <table:table-cell table:formula="of:=[.C479]/([.H479]-[.H478])" office:value-type="float" office:value="79929.7734163614" calcext:value-type="float">
            <text:p>79929.7734163614</text:p>
          </table:table-cell>
          <table:table-cell table:formula="of:=[.G479]-[.$B479]" office:value-type="float" office:value="0.249653577804565" calcext:value-type="float">
            <text:p>0.24965357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4420.86111" calcext:value-type="float">
            <text:p>1443144420.86111</text:p>
          </table:table-cell>
          <table:table-cell office:value-type="float" office:value="4416" calcext:value-type="float">
            <text:p>4416</text:p>
          </table:table-cell>
          <table:table-cell table:formula="of:=[.B480]-[.$B$2]" office:value-type="float" office:value="60.8609216213226" calcext:value-type="float">
            <text:p>60.8609216213</text:p>
          </table:table-cell>
          <table:table-cell table:formula="of:=[.C480]/([.D480]-[.D479])" office:value-type="float" office:value="79785.5095197891" calcext:value-type="float">
            <text:p>79785.5095197891</text:p>
          </table:table-cell>
          <table:table-cell/>
          <table:table-cell office:value-type="float" office:value="1443144421.11078" calcext:value-type="float">
            <text:p>1443144421.11078</text:p>
          </table:table-cell>
          <table:table-cell table:formula="of:=[.G480]-[.$B$2]" office:value-type="float" office:value="61.1105916500092" calcext:value-type="float">
            <text:p>61.11059165</text:p>
          </table:table-cell>
          <table:table-cell table:formula="of:=[.C480]/([.H480]-[.H479])" office:value-type="float" office:value="79761.8023831158" calcext:value-type="float">
            <text:p>79761.8023831158</text:p>
          </table:table-cell>
          <table:table-cell table:formula="of:=[.G480]-[.$B480]" office:value-type="float" office:value="0.249670028686523" calcext:value-type="float">
            <text:p>0.249670028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4420.91646" calcext:value-type="float">
            <text:p>1443144420.91646</text:p>
          </table:table-cell>
          <table:table-cell office:value-type="float" office:value="4416" calcext:value-type="float">
            <text:p>4416</text:p>
          </table:table-cell>
          <table:table-cell table:formula="of:=[.B481]-[.$B$2]" office:value-type="float" office:value="60.9162681102753" calcext:value-type="float">
            <text:p>60.9162681103</text:p>
          </table:table-cell>
          <table:table-cell table:formula="of:=[.C481]/([.D481]-[.D480])" office:value-type="float" office:value="79788.2590850349" calcext:value-type="float">
            <text:p>79788.2590850349</text:p>
          </table:table-cell>
          <table:table-cell/>
          <table:table-cell office:value-type="float" office:value="1443144421.16604" calcext:value-type="float">
            <text:p>1443144421.16604</text:p>
          </table:table-cell>
          <table:table-cell table:formula="of:=[.G481]-[.$B$2]" office:value-type="float" office:value="61.1658494472504" calcext:value-type="float">
            <text:p>61.1658494473</text:p>
          </table:table-cell>
          <table:table-cell table:formula="of:=[.C481]/([.H481]-[.H480])" office:value-type="float" office:value="79916.3234959097" calcext:value-type="float">
            <text:p>79916.3234959097</text:p>
          </table:table-cell>
          <table:table-cell table:formula="of:=[.G481]-[.$B481]" office:value-type="float" office:value="0.249581336975098" calcext:value-type="float">
            <text:p>0.24958133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4420.97179" calcext:value-type="float">
            <text:p>1443144420.97179</text:p>
          </table:table-cell>
          <table:table-cell office:value-type="float" office:value="4416" calcext:value-type="float">
            <text:p>4416</text:p>
          </table:table-cell>
          <table:table-cell table:formula="of:=[.B482]-[.$B$2]" office:value-type="float" office:value="60.9716005325317" calcext:value-type="float">
            <text:p>60.9716005325</text:p>
          </table:table-cell>
          <table:table-cell table:formula="of:=[.C482]/([.D482]-[.D481])" office:value-type="float" office:value="79808.5429828379" calcext:value-type="float">
            <text:p>79808.5429828379</text:p>
          </table:table-cell>
          <table:table-cell/>
          <table:table-cell office:value-type="float" office:value="1443144421.18398" calcext:value-type="float">
            <text:p>1443144421.18398</text:p>
          </table:table-cell>
          <table:table-cell table:formula="of:=[.G482]-[.$B$2]" office:value-type="float" office:value="61.1837911605835" calcext:value-type="float">
            <text:p>61.1837911606</text:p>
          </table:table-cell>
          <table:table-cell table:formula="of:=[.C482]/([.H482]-[.H481])" office:value-type="float" office:value="246130.339840272" calcext:value-type="float">
            <text:p>246130.339840272</text:p>
          </table:table-cell>
          <table:table-cell table:formula="of:=[.G482]-[.$B482]" office:value-type="float" office:value="0.212190628051758" calcext:value-type="float">
            <text:p>0.212190628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4421.02556" calcext:value-type="float">
            <text:p>1443144421.02556</text:p>
          </table:table-cell>
          <table:table-cell office:value-type="float" office:value="4416" calcext:value-type="float">
            <text:p>4416</text:p>
          </table:table-cell>
          <table:table-cell table:formula="of:=[.B483]-[.$B$2]" office:value-type="float" office:value="61.0253763198853" calcext:value-type="float">
            <text:p>61.0253763199</text:p>
          </table:table-cell>
          <table:table-cell table:formula="of:=[.C483]/([.D483]-[.D482])" office:value-type="float" office:value="82118.7418599702" calcext:value-type="float">
            <text:p>82118.7418599702</text:p>
          </table:table-cell>
          <table:table-cell/>
          <table:table-cell office:value-type="float" office:value="1443144421.272" calcext:value-type="float">
            <text:p>1443144421.272</text:p>
          </table:table-cell>
          <table:table-cell table:formula="of:=[.G483]-[.$B$2]" office:value-type="float" office:value="61.2718088626862" calcext:value-type="float">
            <text:p>61.2718088627</text:p>
          </table:table-cell>
          <table:table-cell table:formula="of:=[.C483]/([.H483]-[.H482])" office:value-type="float" office:value="50171.7256245717" calcext:value-type="float">
            <text:p>50171.7256245717</text:p>
          </table:table-cell>
          <table:table-cell table:formula="of:=[.G483]-[.$B483]" office:value-type="float" office:value="0.246432542800903" calcext:value-type="float">
            <text:p>0.246432542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4421.07766" calcext:value-type="float">
            <text:p>1443144421.07766</text:p>
          </table:table-cell>
          <table:table-cell office:value-type="float" office:value="4416" calcext:value-type="float">
            <text:p>4416</text:p>
          </table:table-cell>
          <table:table-cell table:formula="of:=[.B484]-[.$B$2]" office:value-type="float" office:value="61.0774664878845" calcext:value-type="float">
            <text:p>61.0774664879</text:p>
          </table:table-cell>
          <table:table-cell table:formula="of:=[.C484]/([.D484]-[.D483])" office:value-type="float" office:value="84776.0752098571" calcext:value-type="float">
            <text:p>84776.0752098571</text:p>
          </table:table-cell>
          <table:table-cell/>
          <table:table-cell office:value-type="float" office:value="1443144421.32414" calcext:value-type="float">
            <text:p>1443144421.32414</text:p>
          </table:table-cell>
          <table:table-cell table:formula="of:=[.G484]-[.$B$2]" office:value-type="float" office:value="61.3239512443542" calcext:value-type="float">
            <text:p>61.3239512444</text:p>
          </table:table-cell>
          <table:table-cell table:formula="of:=[.C484]/([.H484]-[.H483])" office:value-type="float" office:value="84691.1832319011" calcext:value-type="float">
            <text:p>84691.1832319011</text:p>
          </table:table-cell>
          <table:table-cell table:formula="of:=[.G484]-[.$B484]" office:value-type="float" office:value="0.246484756469727" calcext:value-type="float">
            <text:p>0.246484756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4421.12974" calcext:value-type="float">
            <text:p>1443144421.12974</text:p>
          </table:table-cell>
          <table:table-cell office:value-type="float" office:value="4416" calcext:value-type="float">
            <text:p>4416</text:p>
          </table:table-cell>
          <table:table-cell table:formula="of:=[.B485]-[.$B$2]" office:value-type="float" office:value="61.1295552253723" calcext:value-type="float">
            <text:p>61.1295552254</text:p>
          </table:table-cell>
          <table:table-cell table:formula="of:=[.C485]/([.D485]-[.D484])" office:value-type="float" office:value="84778.4034127318" calcext:value-type="float">
            <text:p>84778.4034127318</text:p>
          </table:table-cell>
          <table:table-cell/>
          <table:table-cell office:value-type="float" office:value="1443144421.37624" calcext:value-type="float">
            <text:p>1443144421.37624</text:p>
          </table:table-cell>
          <table:table-cell table:formula="of:=[.G485]-[.$B$2]" office:value-type="float" office:value="61.3760526180267" calcext:value-type="float">
            <text:p>61.376052618</text:p>
          </table:table-cell>
          <table:table-cell table:formula="of:=[.C485]/([.H485]-[.H484])" office:value-type="float" office:value="84757.8420438477" calcext:value-type="float">
            <text:p>84757.8420438477</text:p>
          </table:table-cell>
          <table:table-cell table:formula="of:=[.G485]-[.$B485]" office:value-type="float" office:value="0.246497392654419" calcext:value-type="float">
            <text:p>0.246497392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4421.18183" calcext:value-type="float">
            <text:p>1443144421.18183</text:p>
          </table:table-cell>
          <table:table-cell office:value-type="float" office:value="4416" calcext:value-type="float">
            <text:p>4416</text:p>
          </table:table-cell>
          <table:table-cell table:formula="of:=[.B486]-[.$B$2]" office:value-type="float" office:value="61.1816442012787" calcext:value-type="float">
            <text:p>61.1816442013</text:p>
          </table:table-cell>
          <table:table-cell table:formula="of:=[.C486]/([.D486]-[.D485])" office:value-type="float" office:value="84778.015370039" calcext:value-type="float">
            <text:p>84778.015370039</text:p>
          </table:table-cell>
          <table:table-cell/>
          <table:table-cell office:value-type="float" office:value="1443144421.42827" calcext:value-type="float">
            <text:p>1443144421.42827</text:p>
          </table:table-cell>
          <table:table-cell table:formula="of:=[.G486]-[.$B$2]" office:value-type="float" office:value="61.4280853271484" calcext:value-type="float">
            <text:p>61.4280853271</text:p>
          </table:table-cell>
          <table:table-cell table:formula="of:=[.C486]/([.H486]-[.H485])" office:value-type="float" office:value="84869.6920560298" calcext:value-type="float">
            <text:p>84869.6920560298</text:p>
          </table:table-cell>
          <table:table-cell table:formula="of:=[.G486]-[.$B486]" office:value-type="float" office:value="0.246441125869751" calcext:value-type="float">
            <text:p>0.246441125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4421.23392" calcext:value-type="float">
            <text:p>1443144421.23392</text:p>
          </table:table-cell>
          <table:table-cell office:value-type="float" office:value="4416" calcext:value-type="float">
            <text:p>4416</text:p>
          </table:table-cell>
          <table:table-cell table:formula="of:=[.B487]-[.$B$2]" office:value-type="float" office:value="61.2337348461151" calcext:value-type="float">
            <text:p>61.2337348461</text:p>
          </table:table-cell>
          <table:table-cell table:formula="of:=[.C487]/([.D487]-[.D486])" office:value-type="float" office:value="84775.2991706487" calcext:value-type="float">
            <text:p>84775.2991706487</text:p>
          </table:table-cell>
          <table:table-cell/>
          <table:table-cell office:value-type="float" office:value="1443144421.48027" calcext:value-type="float">
            <text:p>1443144421.48027</text:p>
          </table:table-cell>
          <table:table-cell table:formula="of:=[.G487]-[.$B$2]" office:value-type="float" office:value="61.480085849762" calcext:value-type="float">
            <text:p>61.4800858498</text:p>
          </table:table-cell>
          <table:table-cell table:formula="of:=[.C487]/([.H487]-[.H486])" office:value-type="float" office:value="84922.2234326428" calcext:value-type="float">
            <text:p>84922.2234326428</text:p>
          </table:table-cell>
          <table:table-cell table:formula="of:=[.G487]-[.$B487]" office:value-type="float" office:value="0.246351003646851" calcext:value-type="float">
            <text:p>0.246351003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4421.28601" calcext:value-type="float">
            <text:p>1443144421.28601</text:p>
          </table:table-cell>
          <table:table-cell office:value-type="float" office:value="4416" calcext:value-type="float">
            <text:p>4416</text:p>
          </table:table-cell>
          <table:table-cell table:formula="of:=[.B488]-[.$B$2]" office:value-type="float" office:value="61.2858231067658" calcext:value-type="float">
            <text:p>61.2858231068</text:p>
          </table:table-cell>
          <table:table-cell table:formula="of:=[.C488]/([.D488]-[.D487])" office:value-type="float" office:value="84779.1795087745" calcext:value-type="float">
            <text:p>84779.1795087745</text:p>
          </table:table-cell>
          <table:table-cell/>
          <table:table-cell office:value-type="float" office:value="1443144421.53231" calcext:value-type="float">
            <text:p>1443144421.53231</text:p>
          </table:table-cell>
          <table:table-cell table:formula="of:=[.G488]-[.$B$2]" office:value-type="float" office:value="61.5321228504181" calcext:value-type="float">
            <text:p>61.5321228504</text:p>
          </table:table-cell>
          <table:table-cell table:formula="of:=[.C488]/([.H488]-[.H487])" office:value-type="float" office:value="84862.6927824282" calcext:value-type="float">
            <text:p>84862.6927824282</text:p>
          </table:table-cell>
          <table:table-cell table:formula="of:=[.G488]-[.$B488]" office:value-type="float" office:value="0.246299743652344" calcext:value-type="float">
            <text:p>0.246299743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4421.3381" calcext:value-type="float">
            <text:p>1443144421.3381</text:p>
          </table:table-cell>
          <table:table-cell office:value-type="float" office:value="4416" calcext:value-type="float">
            <text:p>4416</text:p>
          </table:table-cell>
          <table:table-cell table:formula="of:=[.B489]-[.$B$2]" office:value-type="float" office:value="61.3379127979279" calcext:value-type="float">
            <text:p>61.3379127979</text:p>
          </table:table-cell>
          <table:table-cell table:formula="of:=[.C489]/([.D489]-[.D488])" office:value-type="float" office:value="84776.8512632735" calcext:value-type="float">
            <text:p>84776.8512632735</text:p>
          </table:table-cell>
          <table:table-cell/>
          <table:table-cell office:value-type="float" office:value="1443144421.58438" calcext:value-type="float">
            <text:p>1443144421.58438</text:p>
          </table:table-cell>
          <table:table-cell table:formula="of:=[.G489]-[.$B$2]" office:value-type="float" office:value="61.5841886997223" calcext:value-type="float">
            <text:p>61.5841886997</text:p>
          </table:table-cell>
          <table:table-cell table:formula="of:=[.C489]/([.H489]-[.H488])" office:value-type="float" office:value="84815.6720578808" calcext:value-type="float">
            <text:p>84815.6720578808</text:p>
          </table:table-cell>
          <table:table-cell table:formula="of:=[.G489]-[.$B489]" office:value-type="float" office:value="0.246275901794434" calcext:value-type="float">
            <text:p>0.246275901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4421.39019" calcext:value-type="float">
            <text:p>1443144421.39019</text:p>
          </table:table-cell>
          <table:table-cell office:value-type="float" office:value="4416" calcext:value-type="float">
            <text:p>4416</text:p>
          </table:table-cell>
          <table:table-cell table:formula="of:=[.B490]-[.$B$2]" office:value-type="float" office:value="61.3900022506714" calcext:value-type="float">
            <text:p>61.3900022507</text:p>
          </table:table-cell>
          <table:table-cell table:formula="of:=[.C490]/([.D490]-[.D489])" office:value-type="float" office:value="84777.2392953099" calcext:value-type="float">
            <text:p>84777.2392953099</text:p>
          </table:table-cell>
          <table:table-cell/>
          <table:table-cell office:value-type="float" office:value="1443144421.63641" calcext:value-type="float">
            <text:p>1443144421.63641</text:p>
          </table:table-cell>
          <table:table-cell table:formula="of:=[.G490]-[.$B$2]" office:value-type="float" office:value="61.6362209320068" calcext:value-type="float">
            <text:p>61.636220932</text:p>
          </table:table-cell>
          <table:table-cell table:formula="of:=[.C490]/([.H490]-[.H489])" office:value-type="float" office:value="84870.4698243669" calcext:value-type="float">
            <text:p>84870.4698243669</text:p>
          </table:table-cell>
          <table:table-cell table:formula="of:=[.G490]-[.$B490]" office:value-type="float" office:value="0.246218681335449" calcext:value-type="float">
            <text:p>0.246218681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4421.44228" calcext:value-type="float">
            <text:p>1443144421.44228</text:p>
          </table:table-cell>
          <table:table-cell office:value-type="float" office:value="4416" calcext:value-type="float">
            <text:p>4416</text:p>
          </table:table-cell>
          <table:table-cell table:formula="of:=[.B491]-[.$B$2]" office:value-type="float" office:value="61.4420893192291" calcext:value-type="float">
            <text:p>61.4420893192</text:p>
          </table:table-cell>
          <table:table-cell table:formula="of:=[.C491]/([.D491]-[.D490])" office:value-type="float" office:value="84781.1198110487" calcext:value-type="float">
            <text:p>84781.1198110487</text:p>
          </table:table-cell>
          <table:table-cell/>
          <table:table-cell office:value-type="float" office:value="1443144421.68973" calcext:value-type="float">
            <text:p>1443144421.68973</text:p>
          </table:table-cell>
          <table:table-cell table:formula="of:=[.G491]-[.$B$2]" office:value-type="float" office:value="61.6895432472229" calcext:value-type="float">
            <text:p>61.6895432472</text:p>
          </table:table-cell>
          <table:table-cell table:formula="of:=[.C491]/([.H491]-[.H490])" office:value-type="float" office:value="82817.1091616365" calcext:value-type="float">
            <text:p>82817.1091616365</text:p>
          </table:table-cell>
          <table:table-cell table:formula="of:=[.G491]-[.$B491]" office:value-type="float" office:value="0.247453927993774" calcext:value-type="float">
            <text:p>0.24745392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4421.49435" calcext:value-type="float">
            <text:p>1443144421.49435</text:p>
          </table:table-cell>
          <table:table-cell office:value-type="float" office:value="4416" calcext:value-type="float">
            <text:p>4416</text:p>
          </table:table-cell>
          <table:table-cell table:formula="of:=[.B492]-[.$B$2]" office:value-type="float" office:value="61.4941580295563" calcext:value-type="float">
            <text:p>61.4941580296</text:p>
          </table:table-cell>
          <table:table-cell table:formula="of:=[.C492]/([.D492]-[.D491])" office:value-type="float" office:value="84811.0116854097" calcext:value-type="float">
            <text:p>84811.0116854097</text:p>
          </table:table-cell>
          <table:table-cell/>
          <table:table-cell office:value-type="float" office:value="1443144421.74073" calcext:value-type="float">
            <text:p>1443144421.74073</text:p>
          </table:table-cell>
          <table:table-cell table:formula="of:=[.G492]-[.$B$2]" office:value-type="float" office:value="61.7405462265015" calcext:value-type="float">
            <text:p>61.7405462265</text:p>
          </table:table-cell>
          <table:table-cell table:formula="of:=[.C492]/([.H492]-[.H491])" office:value-type="float" office:value="86583.1773450136" calcext:value-type="float">
            <text:p>86583.1773450136</text:p>
          </table:table-cell>
          <table:table-cell table:formula="of:=[.G492]-[.$B492]" office:value-type="float" office:value="0.24638819694519" calcext:value-type="float">
            <text:p>0.2463881969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4421.54642" calcext:value-type="float">
            <text:p>1443144421.54642</text:p>
          </table:table-cell>
          <table:table-cell office:value-type="float" office:value="4416" calcext:value-type="float">
            <text:p>4416</text:p>
          </table:table-cell>
          <table:table-cell table:formula="of:=[.B493]-[.$B$2]" office:value-type="float" office:value="61.5462350845337" calcext:value-type="float">
            <text:p>61.5462350845</text:p>
          </table:table-cell>
          <table:table-cell table:formula="of:=[.C493]/([.D493]-[.D492])" office:value-type="float" office:value="84797.421857188" calcext:value-type="float">
            <text:p>84797.421857188</text:p>
          </table:table-cell>
          <table:table-cell/>
          <table:table-cell office:value-type="float" office:value="1443144421.7927" calcext:value-type="float">
            <text:p>1443144421.7927</text:p>
          </table:table-cell>
          <table:table-cell table:formula="of:=[.G493]-[.$B$2]" office:value-type="float" office:value="61.7925133705139" calcext:value-type="float">
            <text:p>61.7925133705</text:p>
          </table:table-cell>
          <table:table-cell table:formula="of:=[.C493]/([.H493]-[.H492])" office:value-type="float" office:value="84976.7691474817" calcext:value-type="float">
            <text:p>84976.7691474817</text:p>
          </table:table-cell>
          <table:table-cell table:formula="of:=[.G493]-[.$B493]" office:value-type="float" office:value="0.246278285980225" calcext:value-type="float">
            <text:p>0.24627828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4421.59854" calcext:value-type="float">
            <text:p>1443144421.59854</text:p>
          </table:table-cell>
          <table:table-cell office:value-type="float" office:value="4416" calcext:value-type="float">
            <text:p>4416</text:p>
          </table:table-cell>
          <table:table-cell table:formula="of:=[.B494]-[.$B$2]" office:value-type="float" office:value="61.5983500480652" calcext:value-type="float">
            <text:p>61.5983500481</text:p>
          </table:table-cell>
          <table:table-cell table:formula="of:=[.C494]/([.D494]-[.D493])" office:value-type="float" office:value="84735.7400016469" calcext:value-type="float">
            <text:p>84735.7400016469</text:p>
          </table:table-cell>
          <table:table-cell/>
          <table:table-cell office:value-type="float" office:value="1443144421.84487" calcext:value-type="float">
            <text:p>1443144421.84487</text:p>
          </table:table-cell>
          <table:table-cell table:formula="of:=[.G494]-[.$B$2]" office:value-type="float" office:value="61.8446826934814" calcext:value-type="float">
            <text:p>61.8446826935</text:p>
          </table:table-cell>
          <table:table-cell table:formula="of:=[.C494]/([.H494]-[.H493])" office:value-type="float" office:value="84647.4469823686" calcext:value-type="float">
            <text:p>84647.4469823686</text:p>
          </table:table-cell>
          <table:table-cell table:formula="of:=[.G494]-[.$B494]" office:value-type="float" office:value="0.24633264541626" calcext:value-type="float">
            <text:p>0.246332645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4421.65062" calcext:value-type="float">
            <text:p>1443144421.65062</text:p>
          </table:table-cell>
          <table:table-cell office:value-type="float" office:value="4416" calcext:value-type="float">
            <text:p>4416</text:p>
          </table:table-cell>
          <table:table-cell table:formula="of:=[.B495]-[.$B$2]" office:value-type="float" office:value="61.6504321098328" calcext:value-type="float">
            <text:p>61.6504321098</text:p>
          </table:table-cell>
          <table:table-cell table:formula="of:=[.C495]/([.D495]-[.D494])" office:value-type="float" office:value="84789.2700505383" calcext:value-type="float">
            <text:p>84789.2700505383</text:p>
          </table:table-cell>
          <table:table-cell/>
          <table:table-cell office:value-type="float" office:value="1443144421.89703" calcext:value-type="float">
            <text:p>1443144421.89703</text:p>
          </table:table-cell>
          <table:table-cell table:formula="of:=[.G495]-[.$B$2]" office:value-type="float" office:value="61.8968436717987" calcext:value-type="float">
            <text:p>61.8968436718</text:p>
          </table:table-cell>
          <table:table-cell table:formula="of:=[.C495]/([.H495]-[.H494])" office:value-type="float" office:value="84660.9887786305" calcext:value-type="float">
            <text:p>84660.9887786305</text:p>
          </table:table-cell>
          <table:table-cell table:formula="of:=[.G495]-[.$B495]" office:value-type="float" office:value="0.246411561965942" calcext:value-type="float">
            <text:p>0.24641156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4421.70269" calcext:value-type="float">
            <text:p>1443144421.70269</text:p>
          </table:table-cell>
          <table:table-cell office:value-type="float" office:value="4416" calcext:value-type="float">
            <text:p>4416</text:p>
          </table:table-cell>
          <table:table-cell table:formula="of:=[.B496]-[.$B$2]" office:value-type="float" office:value="61.7025012969971" calcext:value-type="float">
            <text:p>61.702501297</text:p>
          </table:table-cell>
          <table:table-cell table:formula="of:=[.C496]/([.D496]-[.D495])" office:value-type="float" office:value="84810.2350064562" calcext:value-type="float">
            <text:p>84810.2350064562</text:p>
          </table:table-cell>
          <table:table-cell/>
          <table:table-cell office:value-type="float" office:value="1443144421.94897" calcext:value-type="float">
            <text:p>1443144421.94897</text:p>
          </table:table-cell>
          <table:table-cell table:formula="of:=[.G496]-[.$B$2]" office:value-type="float" office:value="61.9487829208374" calcext:value-type="float">
            <text:p>61.9487829208</text:p>
          </table:table-cell>
          <table:table-cell table:formula="of:=[.C496]/([.H496]-[.H495])" office:value-type="float" office:value="85022.4075575284" calcext:value-type="float">
            <text:p>85022.4075575284</text:p>
          </table:table-cell>
          <table:table-cell table:formula="of:=[.G496]-[.$B496]" office:value-type="float" office:value="0.246281623840332" calcext:value-type="float">
            <text:p>0.246281623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4421.75475" calcext:value-type="float">
            <text:p>1443144421.75475</text:p>
          </table:table-cell>
          <table:table-cell office:value-type="float" office:value="4416" calcext:value-type="float">
            <text:p>4416</text:p>
          </table:table-cell>
          <table:table-cell table:formula="of:=[.B497]-[.$B$2]" office:value-type="float" office:value="61.7545626163483" calcext:value-type="float">
            <text:p>61.7545626163</text:p>
          </table:table-cell>
          <table:table-cell table:formula="of:=[.C497]/([.D497]-[.D496])" office:value-type="float" office:value="84823.0520285216" calcext:value-type="float">
            <text:p>84823.0520285216</text:p>
          </table:table-cell>
          <table:table-cell/>
          <table:table-cell office:value-type="float" office:value="1443144422.00106" calcext:value-type="float">
            <text:p>1443144422.00106</text:p>
          </table:table-cell>
          <table:table-cell table:formula="of:=[.G497]-[.$B$2]" office:value-type="float" office:value="62.0008668899536" calcext:value-type="float">
            <text:p>62.00086689</text:p>
          </table:table-cell>
          <table:table-cell table:formula="of:=[.C497]/([.H497]-[.H496])" office:value-type="float" office:value="84786.1650126341" calcext:value-type="float">
            <text:p>84786.1650126341</text:p>
          </table:table-cell>
          <table:table-cell table:formula="of:=[.G497]-[.$B497]" office:value-type="float" office:value="0.246304273605347" calcext:value-type="float">
            <text:p>0.246304273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4421.80681" calcext:value-type="float">
            <text:p>1443144421.80681</text:p>
          </table:table-cell>
          <table:table-cell office:value-type="float" office:value="4416" calcext:value-type="float">
            <text:p>4416</text:p>
          </table:table-cell>
          <table:table-cell table:formula="of:=[.B498]-[.$B$2]" office:value-type="float" office:value="61.8066208362579" calcext:value-type="float">
            <text:p>61.8066208363</text:p>
          </table:table-cell>
          <table:table-cell table:formula="of:=[.C498]/([.D498]-[.D497])" office:value-type="float" office:value="84828.1022221408" calcext:value-type="float">
            <text:p>84828.1022221408</text:p>
          </table:table-cell>
          <table:table-cell/>
          <table:table-cell office:value-type="float" office:value="1443144422.05317" calcext:value-type="float">
            <text:p>1443144422.05317</text:p>
          </table:table-cell>
          <table:table-cell table:formula="of:=[.G498]-[.$B$2]" office:value-type="float" office:value="62.0529854297638" calcext:value-type="float">
            <text:p>62.0529854298</text:p>
          </table:table-cell>
          <table:table-cell table:formula="of:=[.C498]/([.H498]-[.H497])" office:value-type="float" office:value="84729.9255904593" calcext:value-type="float">
            <text:p>84729.9255904593</text:p>
          </table:table-cell>
          <table:table-cell table:formula="of:=[.G498]-[.$B498]" office:value-type="float" office:value="0.246364593505859" calcext:value-type="float">
            <text:p>0.246364593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4421.85889" calcext:value-type="float">
            <text:p>1443144421.85889</text:p>
          </table:table-cell>
          <table:table-cell office:value-type="float" office:value="4416" calcext:value-type="float">
            <text:p>4416</text:p>
          </table:table-cell>
          <table:table-cell table:formula="of:=[.B499]-[.$B$2]" office:value-type="float" office:value="61.8586981296539" calcext:value-type="float">
            <text:p>61.8586981297</text:p>
          </table:table-cell>
          <table:table-cell table:formula="of:=[.C499]/([.D499]-[.D498])" office:value-type="float" office:value="84797.0336403758" calcext:value-type="float">
            <text:p>84797.0336403758</text:p>
          </table:table-cell>
          <table:table-cell/>
          <table:table-cell office:value-type="float" office:value="1443144422.10525" calcext:value-type="float">
            <text:p>1443144422.10525</text:p>
          </table:table-cell>
          <table:table-cell table:formula="of:=[.G499]-[.$B$2]" office:value-type="float" office:value="62.1050608158112" calcext:value-type="float">
            <text:p>62.1050608158</text:p>
          </table:table-cell>
          <table:table-cell table:formula="of:=[.C499]/([.H499]-[.H498])" office:value-type="float" office:value="84800.1394744071" calcext:value-type="float">
            <text:p>84800.1394744071</text:p>
          </table:table-cell>
          <table:table-cell table:formula="of:=[.G499]-[.$B499]" office:value-type="float" office:value="0.246362686157227" calcext:value-type="float">
            <text:p>0.246362686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4421.91098" calcext:value-type="float">
            <text:p>1443144421.91098</text:p>
          </table:table-cell>
          <table:table-cell office:value-type="float" office:value="4416" calcext:value-type="float">
            <text:p>4416</text:p>
          </table:table-cell>
          <table:table-cell table:formula="of:=[.B500]-[.$B$2]" office:value-type="float" office:value="61.910787820816" calcext:value-type="float">
            <text:p>61.9107878208</text:p>
          </table:table-cell>
          <table:table-cell table:formula="of:=[.C500]/([.D500]-[.D499])" office:value-type="float" office:value="84776.8512632735" calcext:value-type="float">
            <text:p>84776.8512632735</text:p>
          </table:table-cell>
          <table:table-cell/>
          <table:table-cell office:value-type="float" office:value="1443144422.15736" calcext:value-type="float">
            <text:p>1443144422.15736</text:p>
          </table:table-cell>
          <table:table-cell table:formula="of:=[.G500]-[.$B$2]" office:value-type="float" office:value="62.1571726799011" calcext:value-type="float">
            <text:p>62.1571726799</text:p>
          </table:table-cell>
          <table:table-cell table:formula="of:=[.C500]/([.H500]-[.H499])" office:value-type="float" office:value="84740.7798035439" calcext:value-type="float">
            <text:p>84740.7798035439</text:p>
          </table:table-cell>
          <table:table-cell table:formula="of:=[.G500]-[.$B500]" office:value-type="float" office:value="0.246384859085083" calcext:value-type="float">
            <text:p>0.246384859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4421.96305" calcext:value-type="float">
            <text:p>1443144421.96305</text:p>
          </table:table-cell>
          <table:table-cell office:value-type="float" office:value="4416" calcext:value-type="float">
            <text:p>4416</text:p>
          </table:table-cell>
          <table:table-cell table:formula="of:=[.B501]-[.$B$2]" office:value-type="float" office:value="61.9628660678864" calcext:value-type="float">
            <text:p>61.9628660679</text:p>
          </table:table-cell>
          <table:table-cell table:formula="of:=[.C501]/([.D501]-[.D500])" office:value-type="float" office:value="84795.4808086727" calcext:value-type="float">
            <text:p>84795.4808086727</text:p>
          </table:table-cell>
          <table:table-cell/>
          <table:table-cell office:value-type="float" office:value="1443144422.20713" calcext:value-type="float">
            <text:p>1443144422.20713</text:p>
          </table:table-cell>
          <table:table-cell table:formula="of:=[.G501]-[.$B$2]" office:value-type="float" office:value="62.2069404125214" calcext:value-type="float">
            <text:p>62.2069404125</text:p>
          </table:table-cell>
          <table:table-cell table:formula="of:=[.C501]/([.H501]-[.H500])" office:value-type="float" office:value="88732.1918741407" calcext:value-type="float">
            <text:p>88732.1918741407</text:p>
          </table:table-cell>
          <table:table-cell table:formula="of:=[.G501]-[.$B501]" office:value-type="float" office:value="0.24407434463501" calcext:value-type="float">
            <text:p>0.244074344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4422.01259" calcext:value-type="float">
            <text:p>1443144422.01259</text:p>
          </table:table-cell>
          <table:table-cell office:value-type="float" office:value="4416" calcext:value-type="float">
            <text:p>4416</text:p>
          </table:table-cell>
          <table:table-cell table:formula="of:=[.B502]-[.$B$2]" office:value-type="float" office:value="62.012396812439" calcext:value-type="float">
            <text:p>62.0123968124</text:p>
          </table:table-cell>
          <table:table-cell table:formula="of:=[.C502]/([.D502]-[.D501])" office:value-type="float" office:value="89156.7457725021" calcext:value-type="float">
            <text:p>89156.7457725021</text:p>
          </table:table-cell>
          <table:table-cell/>
          <table:table-cell office:value-type="float" office:value="1443144422.25057" calcext:value-type="float">
            <text:p>1443144422.25057</text:p>
          </table:table-cell>
          <table:table-cell table:formula="of:=[.G502]-[.$B$2]" office:value-type="float" office:value="62.2503840923309" calcext:value-type="float">
            <text:p>62.2503840923</text:p>
          </table:table-cell>
          <table:table-cell table:formula="of:=[.C502]/([.H502]-[.H501])" office:value-type="float" office:value="101648.847872854" calcext:value-type="float">
            <text:p>101648.847872854</text:p>
          </table:table-cell>
          <table:table-cell table:formula="of:=[.G502]-[.$B502]" office:value-type="float" office:value="0.237987279891968" calcext:value-type="float">
            <text:p>0.237987279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4422.05586" calcext:value-type="float">
            <text:p>1443144422.05586</text:p>
          </table:table-cell>
          <table:table-cell office:value-type="float" office:value="4416" calcext:value-type="float">
            <text:p>4416</text:p>
          </table:table-cell>
          <table:table-cell table:formula="of:=[.B503]-[.$B$2]" office:value-type="float" office:value="62.0556671619415" calcext:value-type="float">
            <text:p>62.0556671619</text:p>
          </table:table-cell>
          <table:table-cell table:formula="of:=[.C503]/([.D503]-[.D502])" office:value-type="float" office:value="102056.027990677" calcext:value-type="float">
            <text:p>102056.027990677</text:p>
          </table:table-cell>
          <table:table-cell/>
          <table:table-cell office:value-type="float" office:value="1443144422.33713" calcext:value-type="float">
            <text:p>1443144422.33713</text:p>
          </table:table-cell>
          <table:table-cell table:formula="of:=[.G503]-[.$B$2]" office:value-type="float" office:value="62.336936712265" calcext:value-type="float">
            <text:p>62.3369367123</text:p>
          </table:table-cell>
          <table:table-cell table:formula="of:=[.C503]/([.H503]-[.H502])" office:value-type="float" office:value="51020.9858853863" calcext:value-type="float">
            <text:p>51020.9858853863</text:p>
          </table:table-cell>
          <table:table-cell table:formula="of:=[.G503]-[.$B503]" office:value-type="float" office:value="0.281269550323486" calcext:value-type="float">
            <text:p>0.281269550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4422.09912" calcext:value-type="float">
            <text:p>1443144422.09912</text:p>
          </table:table-cell>
          <table:table-cell office:value-type="float" office:value="4416" calcext:value-type="float">
            <text:p>4416</text:p>
          </table:table-cell>
          <table:table-cell table:formula="of:=[.B504]-[.$B$2]" office:value-type="float" office:value="62.0989270210266" calcext:value-type="float">
            <text:p>62.098927021</text:p>
          </table:table-cell>
          <table:table-cell table:formula="of:=[.C504]/([.D504]-[.D503])" office:value-type="float" office:value="102080.776345449" calcext:value-type="float">
            <text:p>102080.776345449</text:p>
          </table:table-cell>
          <table:table-cell/>
          <table:table-cell office:value-type="float" office:value="1443144422.38035" calcext:value-type="float">
            <text:p>1443144422.38035</text:p>
          </table:table-cell>
          <table:table-cell table:formula="of:=[.G504]-[.$B$2]" office:value-type="float" office:value="62.3801639080048" calcext:value-type="float">
            <text:p>62.380163908</text:p>
          </table:table-cell>
          <table:table-cell table:formula="of:=[.C504]/([.H504]-[.H503])" office:value-type="float" office:value="102157.910649282" calcext:value-type="float">
            <text:p>102157.910649282</text:p>
          </table:table-cell>
          <table:table-cell table:formula="of:=[.G504]-[.$B504]" office:value-type="float" office:value="0.281236886978149" calcext:value-type="float">
            <text:p>0.28123688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4422.14238" calcext:value-type="float">
            <text:p>1443144422.14238</text:p>
          </table:table-cell>
          <table:table-cell office:value-type="float" office:value="4416" calcext:value-type="float">
            <text:p>4416</text:p>
          </table:table-cell>
          <table:table-cell table:formula="of:=[.B505]-[.$B$2]" office:value-type="float" office:value="62.1421897411346" calcext:value-type="float">
            <text:p>62.1421897411</text:p>
          </table:table-cell>
          <table:table-cell table:formula="of:=[.C505]/([.D505]-[.D504])" office:value-type="float" office:value="102074.025603862" calcext:value-type="float">
            <text:p>102074.025603862</text:p>
          </table:table-cell>
          <table:table-cell/>
          <table:table-cell office:value-type="float" office:value="1443144422.42361" calcext:value-type="float">
            <text:p>1443144422.42361</text:p>
          </table:table-cell>
          <table:table-cell table:formula="of:=[.G505]-[.$B$2]" office:value-type="float" office:value="62.423424243927" calcext:value-type="float">
            <text:p>62.4234242439</text:p>
          </table:table-cell>
          <table:table-cell table:formula="of:=[.C505]/([.H505]-[.H504])" office:value-type="float" office:value="102079.651159843" calcext:value-type="float">
            <text:p>102079.651159843</text:p>
          </table:table-cell>
          <table:table-cell table:formula="of:=[.G505]-[.$B505]" office:value-type="float" office:value="0.281234502792358" calcext:value-type="float">
            <text:p>0.281234502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4422.18564" calcext:value-type="float">
            <text:p>1443144422.18564</text:p>
          </table:table-cell>
          <table:table-cell office:value-type="float" office:value="4416" calcext:value-type="float">
            <text:p>4416</text:p>
          </table:table-cell>
          <table:table-cell table:formula="of:=[.B506]-[.$B$2]" office:value-type="float" office:value="62.1854526996613" calcext:value-type="float">
            <text:p>62.1854526997</text:p>
          </table:table-cell>
          <table:table-cell table:formula="of:=[.C506]/([.D506]-[.D505])" office:value-type="float" office:value="102073.463082366" calcext:value-type="float">
            <text:p>102073.463082366</text:p>
          </table:table-cell>
          <table:table-cell/>
          <table:table-cell office:value-type="float" office:value="1443144422.46686" calcext:value-type="float">
            <text:p>1443144422.46686</text:p>
          </table:table-cell>
          <table:table-cell table:formula="of:=[.G506]-[.$B$2]" office:value-type="float" office:value="62.4666759967804" calcext:value-type="float">
            <text:p>62.4666759968</text:p>
          </table:table-cell>
          <table:table-cell table:formula="of:=[.C506]/([.H506]-[.H505])" office:value-type="float" office:value="102099.90829663" calcext:value-type="float">
            <text:p>102099.90829663</text:p>
          </table:table-cell>
          <table:table-cell table:formula="of:=[.G506]-[.$B506]" office:value-type="float" office:value="0.281223297119141" calcext:value-type="float">
            <text:p>0.281223297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4422.2289" calcext:value-type="float">
            <text:p>1443144422.2289</text:p>
          </table:table-cell>
          <table:table-cell office:value-type="float" office:value="4416" calcext:value-type="float">
            <text:p>4416</text:p>
          </table:table-cell>
          <table:table-cell table:formula="of:=[.B507]-[.$B$2]" office:value-type="float" office:value="62.228716135025" calcext:value-type="float">
            <text:p>62.228716135</text:p>
          </table:table-cell>
          <table:table-cell table:formula="of:=[.C507]/([.D507]-[.D506])" office:value-type="float" office:value="102072.338057974" calcext:value-type="float">
            <text:p>102072.338057974</text:p>
          </table:table-cell>
          <table:table-cell/>
          <table:table-cell office:value-type="float" office:value="1443144422.51016" calcext:value-type="float">
            <text:p>1443144422.51016</text:p>
          </table:table-cell>
          <table:table-cell table:formula="of:=[.G507]-[.$B$2]" office:value-type="float" office:value="62.5099716186523" calcext:value-type="float">
            <text:p>62.5099716187</text:p>
          </table:table-cell>
          <table:table-cell table:formula="of:=[.C507]/([.H507]-[.H506])" office:value-type="float" office:value="101996.456201988" calcext:value-type="float">
            <text:p>101996.456201988</text:p>
          </table:table-cell>
          <table:table-cell table:formula="of:=[.G507]-[.$B507]" office:value-type="float" office:value="0.281255483627319" calcext:value-type="float">
            <text:p>0.281255483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4422.27217" calcext:value-type="float">
            <text:p>1443144422.27217</text:p>
          </table:table-cell>
          <table:table-cell office:value-type="float" office:value="4416" calcext:value-type="float">
            <text:p>4416</text:p>
          </table:table-cell>
          <table:table-cell table:formula="of:=[.B508]-[.$B$2]" office:value-type="float" office:value="62.2719798088074" calcext:value-type="float">
            <text:p>62.2719798088</text:p>
          </table:table-cell>
          <table:table-cell table:formula="of:=[.C508]/([.D508]-[.D507])" office:value-type="float" office:value="102071.775555078" calcext:value-type="float">
            <text:p>102071.775555078</text:p>
          </table:table-cell>
          <table:table-cell/>
          <table:table-cell office:value-type="float" office:value="1443144422.55334" calcext:value-type="float">
            <text:p>1443144422.55334</text:p>
          </table:table-cell>
          <table:table-cell table:formula="of:=[.G508]-[.$B$2]" office:value-type="float" office:value="62.5531516075134" calcext:value-type="float">
            <text:p>62.5531516075</text:p>
          </table:table-cell>
          <table:table-cell table:formula="of:=[.C508]/([.H508]-[.H507])" office:value-type="float" office:value="102269.595626967" calcext:value-type="float">
            <text:p>102269.595626967</text:p>
          </table:table-cell>
          <table:table-cell table:formula="of:=[.G508]-[.$B508]" office:value-type="float" office:value="0.281171798706055" calcext:value-type="float">
            <text:p>0.281171798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4422.31543" calcext:value-type="float">
            <text:p>1443144422.31543</text:p>
          </table:table-cell>
          <table:table-cell office:value-type="float" office:value="4416" calcext:value-type="float">
            <text:p>4416</text:p>
          </table:table-cell>
          <table:table-cell table:formula="of:=[.B509]-[.$B$2]" office:value-type="float" office:value="62.3152406215668" calcext:value-type="float">
            <text:p>62.3152406216</text:p>
          </table:table-cell>
          <table:table-cell table:formula="of:=[.C509]/([.D509]-[.D508])" office:value-type="float" office:value="102078.525999041" calcext:value-type="float">
            <text:p>102078.525999041</text:p>
          </table:table-cell>
          <table:table-cell/>
          <table:table-cell office:value-type="float" office:value="1443144422.59664" calcext:value-type="float">
            <text:p>1443144422.59664</text:p>
          </table:table-cell>
          <table:table-cell table:formula="of:=[.G509]-[.$B$2]" office:value-type="float" office:value="62.5964477062225" calcext:value-type="float">
            <text:p>62.5964477062</text:p>
          </table:table-cell>
          <table:table-cell table:formula="of:=[.C509]/([.H509]-[.H508])" office:value-type="float" office:value="101995.332874442" calcext:value-type="float">
            <text:p>101995.332874442</text:p>
          </table:table-cell>
          <table:table-cell table:formula="of:=[.G509]-[.$B509]" office:value-type="float" office:value="0.281207084655762" calcext:value-type="float">
            <text:p>0.281207084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4422.35869" calcext:value-type="float">
            <text:p>1443144422.35869</text:p>
          </table:table-cell>
          <table:table-cell office:value-type="float" office:value="4416" calcext:value-type="float">
            <text:p>4416</text:p>
          </table:table-cell>
          <table:table-cell table:formula="of:=[.B510]-[.$B$2]" office:value-type="float" office:value="62.3585004806519" calcext:value-type="float">
            <text:p>62.3585004807</text:p>
          </table:table-cell>
          <table:table-cell table:formula="of:=[.C510]/([.D510]-[.D509])" office:value-type="float" office:value="102080.776345449" calcext:value-type="float">
            <text:p>102080.776345449</text:p>
          </table:table-cell>
          <table:table-cell/>
          <table:table-cell office:value-type="float" office:value="1443144422.64001" calcext:value-type="float">
            <text:p>1443144422.64001</text:p>
          </table:table-cell>
          <table:table-cell table:formula="of:=[.G510]-[.$B$2]" office:value-type="float" office:value="62.6398215293884" calcext:value-type="float">
            <text:p>62.6398215294</text:p>
          </table:table-cell>
          <table:table-cell table:formula="of:=[.C510]/([.H510]-[.H509])" office:value-type="float" office:value="101812.560610808" calcext:value-type="float">
            <text:p>101812.560610808</text:p>
          </table:table-cell>
          <table:table-cell table:formula="of:=[.G510]-[.$B510]" office:value-type="float" office:value="0.281321048736572" calcext:value-type="float">
            <text:p>0.281321048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4422.40195" calcext:value-type="float">
            <text:p>1443144422.40195</text:p>
          </table:table-cell>
          <table:table-cell office:value-type="float" office:value="4416" calcext:value-type="float">
            <text:p>4416</text:p>
          </table:table-cell>
          <table:table-cell table:formula="of:=[.B511]-[.$B$2]" office:value-type="float" office:value="62.4017608165741" calcext:value-type="float">
            <text:p>62.4017608166</text:p>
          </table:table-cell>
          <table:table-cell table:formula="of:=[.C511]/([.D511]-[.D510])" office:value-type="float" office:value="102079.651159843" calcext:value-type="float">
            <text:p>102079.651159843</text:p>
          </table:table-cell>
          <table:table-cell/>
          <table:table-cell office:value-type="float" office:value="1443144422.68329" calcext:value-type="float">
            <text:p>1443144422.68329</text:p>
          </table:table-cell>
          <table:table-cell table:formula="of:=[.G511]-[.$B$2]" office:value-type="float" office:value="62.6830973625183" calcext:value-type="float">
            <text:p>62.6830973625</text:p>
          </table:table-cell>
          <table:table-cell table:formula="of:=[.C511]/([.H511]-[.H510])" office:value-type="float" office:value="102043.096125876" calcext:value-type="float">
            <text:p>102043.096125876</text:p>
          </table:table-cell>
          <table:table-cell table:formula="of:=[.G511]-[.$B511]" office:value-type="float" office:value="0.281336545944214" calcext:value-type="float">
            <text:p>0.281336545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4422.44521" calcext:value-type="float">
            <text:p>1443144422.44521</text:p>
          </table:table-cell>
          <table:table-cell office:value-type="float" office:value="4416" calcext:value-type="float">
            <text:p>4416</text:p>
          </table:table-cell>
          <table:table-cell table:formula="of:=[.B512]-[.$B$2]" office:value-type="float" office:value="62.4450206756592" calcext:value-type="float">
            <text:p>62.4450206757</text:p>
          </table:table-cell>
          <table:table-cell table:formula="of:=[.C512]/([.D512]-[.D511])" office:value-type="float" office:value="102080.776345449" calcext:value-type="float">
            <text:p>102080.776345449</text:p>
          </table:table-cell>
          <table:table-cell/>
          <table:table-cell office:value-type="float" office:value="1443144422.72652" calcext:value-type="float">
            <text:p>1443144422.72652</text:p>
          </table:table-cell>
          <table:table-cell table:formula="of:=[.G512]-[.$B$2]" office:value-type="float" office:value="62.7263271808624" calcext:value-type="float">
            <text:p>62.7263271809</text:p>
          </table:table-cell>
          <table:table-cell table:formula="of:=[.C512]/([.H512]-[.H511])" office:value-type="float" office:value="102151.713080262" calcext:value-type="float">
            <text:p>102151.713080262</text:p>
          </table:table-cell>
          <table:table-cell table:formula="of:=[.G512]-[.$B512]" office:value-type="float" office:value="0.281306505203247" calcext:value-type="float">
            <text:p>0.281306505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4422.48847" calcext:value-type="float">
            <text:p>1443144422.48847</text:p>
          </table:table-cell>
          <table:table-cell office:value-type="float" office:value="4416" calcext:value-type="float">
            <text:p>4416</text:p>
          </table:table-cell>
          <table:table-cell table:formula="of:=[.B513]-[.$B$2]" office:value-type="float" office:value="62.4882788658142" calcext:value-type="float">
            <text:p>62.4882788658</text:p>
          </table:table-cell>
          <table:table-cell table:formula="of:=[.C513]/([.D513]-[.D512])" office:value-type="float" office:value="102084.714690418" calcext:value-type="float">
            <text:p>102084.714690418</text:p>
          </table:table-cell>
          <table:table-cell/>
          <table:table-cell office:value-type="float" office:value="1443144422.76979" calcext:value-type="float">
            <text:p>1443144422.76979</text:p>
          </table:table-cell>
          <table:table-cell table:formula="of:=[.G513]-[.$B$2]" office:value-type="float" office:value="62.7696001529694" calcext:value-type="float">
            <text:p>62.769600153</text:p>
          </table:table-cell>
          <table:table-cell table:formula="of:=[.C513]/([.H513]-[.H512])" office:value-type="float" office:value="102049.84277686" calcext:value-type="float">
            <text:p>102049.84277686</text:p>
          </table:table-cell>
          <table:table-cell table:formula="of:=[.G513]-[.$B513]" office:value-type="float" office:value="0.281321287155151" calcext:value-type="float">
            <text:p>0.281321287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4422.53175" calcext:value-type="float">
            <text:p>1443144422.53175</text:p>
          </table:table-cell>
          <table:table-cell office:value-type="float" office:value="4416" calcext:value-type="float">
            <text:p>4416</text:p>
          </table:table-cell>
          <table:table-cell table:formula="of:=[.B514]-[.$B$2]" office:value-type="float" office:value="62.5315589904785" calcext:value-type="float">
            <text:p>62.5315589905</text:p>
          </table:table-cell>
          <table:table-cell table:formula="of:=[.C514]/([.D514]-[.D513])" office:value-type="float" office:value="102032.977821848" calcext:value-type="float">
            <text:p>102032.977821848</text:p>
          </table:table-cell>
          <table:table-cell/>
          <table:table-cell office:value-type="float" office:value="1443144422.81299" calcext:value-type="float">
            <text:p>1443144422.81299</text:p>
          </table:table-cell>
          <table:table-cell table:formula="of:=[.G514]-[.$B$2]" office:value-type="float" office:value="62.8127963542938" calcext:value-type="float">
            <text:p>62.8127963543</text:p>
          </table:table-cell>
          <table:table-cell table:formula="of:=[.C514]/([.H514]-[.H513])" office:value-type="float" office:value="102231.211648213" calcext:value-type="float">
            <text:p>102231.211648213</text:p>
          </table:table-cell>
          <table:table-cell table:formula="of:=[.G514]-[.$B514]" office:value-type="float" office:value="0.281237363815308" calcext:value-type="float">
            <text:p>0.2812373638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4422.57502" calcext:value-type="float">
            <text:p>1443144422.57502</text:p>
          </table:table-cell>
          <table:table-cell office:value-type="float" office:value="4416" calcext:value-type="float">
            <text:p>4416</text:p>
          </table:table-cell>
          <table:table-cell table:formula="of:=[.B515]-[.$B$2]" office:value-type="float" office:value="62.5748269557953" calcext:value-type="float">
            <text:p>62.5748269558</text:p>
          </table:table-cell>
          <table:table-cell table:formula="of:=[.C515]/([.D515]-[.D514])" office:value-type="float" office:value="102061.651562991" calcext:value-type="float">
            <text:p>102061.651562991</text:p>
          </table:table-cell>
          <table:table-cell/>
          <table:table-cell office:value-type="float" office:value="1443144422.85627" calcext:value-type="float">
            <text:p>1443144422.85627</text:p>
          </table:table-cell>
          <table:table-cell table:formula="of:=[.G515]-[.$B$2]" office:value-type="float" office:value="62.8560838699341" calcext:value-type="float">
            <text:p>62.8560838699</text:p>
          </table:table-cell>
          <table:table-cell table:formula="of:=[.C515]/([.H515]-[.H514])" office:value-type="float" office:value="102015.55655675" calcext:value-type="float">
            <text:p>102015.55655675</text:p>
          </table:table-cell>
          <table:table-cell table:formula="of:=[.G515]-[.$B515]" office:value-type="float" office:value="0.281256914138794" calcext:value-type="float">
            <text:p>0.281256914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4422.61828" calcext:value-type="float">
            <text:p>1443144422.61828</text:p>
          </table:table-cell>
          <table:table-cell office:value-type="float" office:value="4416" calcext:value-type="float">
            <text:p>4416</text:p>
          </table:table-cell>
          <table:table-cell table:formula="of:=[.B516]-[.$B$2]" office:value-type="float" office:value="62.6180872917175" calcext:value-type="float">
            <text:p>62.6180872917</text:p>
          </table:table-cell>
          <table:table-cell table:formula="of:=[.C516]/([.D516]-[.D515])" office:value-type="float" office:value="102079.651159843" calcext:value-type="float">
            <text:p>102079.651159843</text:p>
          </table:table-cell>
          <table:table-cell/>
          <table:table-cell office:value-type="float" office:value="1443144422.9429" calcext:value-type="float">
            <text:p>1443144422.9429</text:p>
          </table:table-cell>
          <table:table-cell table:formula="of:=[.G516]-[.$B$2]" office:value-type="float" office:value="62.9427094459534" calcext:value-type="float">
            <text:p>62.942709446</text:p>
          </table:table-cell>
          <table:table-cell table:formula="of:=[.C516]/([.H516]-[.H515])" office:value-type="float" office:value="50978.0159963009" calcext:value-type="float">
            <text:p>50978.0159963009</text:p>
          </table:table-cell>
          <table:table-cell table:formula="of:=[.G516]-[.$B516]" office:value-type="float" office:value="0.32462215423584" calcext:value-type="float">
            <text:p>0.324622154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4422.66154" calcext:value-type="float">
            <text:p>1443144422.66154</text:p>
          </table:table-cell>
          <table:table-cell office:value-type="float" office:value="4416" calcext:value-type="float">
            <text:p>4416</text:p>
          </table:table-cell>
          <table:table-cell table:formula="of:=[.B517]-[.$B$2]" office:value-type="float" office:value="62.6613485813141" calcext:value-type="float">
            <text:p>62.6613485813</text:p>
          </table:table-cell>
          <table:table-cell table:formula="of:=[.C517]/([.D517]-[.D516])" office:value-type="float" office:value="102077.400863043" calcext:value-type="float">
            <text:p>102077.400863043</text:p>
          </table:table-cell>
          <table:table-cell/>
          <table:table-cell office:value-type="float" office:value="1443144422.9862" calcext:value-type="float">
            <text:p>1443144422.9862</text:p>
          </table:table-cell>
          <table:table-cell table:formula="of:=[.G517]-[.$B$2]" office:value-type="float" office:value="62.9860134124756" calcext:value-type="float">
            <text:p>62.9860134125</text:p>
          </table:table-cell>
          <table:table-cell table:formula="of:=[.C517]/([.H517]-[.H516])" office:value-type="float" office:value="101976.801541596" calcext:value-type="float">
            <text:p>101976.801541596</text:p>
          </table:table-cell>
          <table:table-cell table:formula="of:=[.G517]-[.$B517]" office:value-type="float" office:value="0.324664831161499" calcext:value-type="float">
            <text:p>0.324664831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4422.7048" calcext:value-type="float">
            <text:p>1443144422.7048</text:p>
          </table:table-cell>
          <table:table-cell office:value-type="float" office:value="4416" calcext:value-type="float">
            <text:p>4416</text:p>
          </table:table-cell>
          <table:table-cell table:formula="of:=[.B518]-[.$B$2]" office:value-type="float" office:value="62.7046146392822" calcext:value-type="float">
            <text:p>62.7046146393</text:p>
          </table:table-cell>
          <table:table-cell table:formula="of:=[.C518]/([.D518]-[.D517])" office:value-type="float" office:value="102066.150867081" calcext:value-type="float">
            <text:p>102066.150867081</text:p>
          </table:table-cell>
          <table:table-cell/>
          <table:table-cell office:value-type="float" office:value="1443144423.02945" calcext:value-type="float">
            <text:p>1443144423.02945</text:p>
          </table:table-cell>
          <table:table-cell table:formula="of:=[.G518]-[.$B$2]" office:value-type="float" office:value="63.0292594432831" calcext:value-type="float">
            <text:p>63.0292594433</text:p>
          </table:table-cell>
          <table:table-cell table:formula="of:=[.C518]/([.H518]-[.H517])" office:value-type="float" office:value="102113.417521653" calcext:value-type="float">
            <text:p>102113.417521653</text:p>
          </table:table-cell>
          <table:table-cell table:formula="of:=[.G518]-[.$B518]" office:value-type="float" office:value="0.324644804000854" calcext:value-type="float">
            <text:p>0.32464480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4422.74806" calcext:value-type="float">
            <text:p>1443144422.74806</text:p>
          </table:table-cell>
          <table:table-cell office:value-type="float" office:value="4416" calcext:value-type="float">
            <text:p>4416</text:p>
          </table:table-cell>
          <table:table-cell table:formula="of:=[.B519]-[.$B$2]" office:value-type="float" office:value="62.7478730678558" calcext:value-type="float">
            <text:p>62.7478730679</text:p>
          </table:table-cell>
          <table:table-cell table:formula="of:=[.C519]/([.D519]-[.D518])" office:value-type="float" office:value="102084.152051103" calcext:value-type="float">
            <text:p>102084.152051103</text:p>
          </table:table-cell>
          <table:table-cell/>
          <table:table-cell office:value-type="float" office:value="1443144423.04423" calcext:value-type="float">
            <text:p>1443144423.04423</text:p>
          </table:table-cell>
          <table:table-cell table:formula="of:=[.G519]-[.$B$2]" office:value-type="float" office:value="63.0440366268158" calcext:value-type="float">
            <text:p>63.0440366268</text:p>
          </table:table-cell>
          <table:table-cell table:formula="of:=[.C519]/([.H519]-[.H518])" office:value-type="float" office:value="298839.084607938" calcext:value-type="float">
            <text:p>298839.084607938</text:p>
          </table:table-cell>
          <table:table-cell table:formula="of:=[.G519]-[.$B519]" office:value-type="float" office:value="0.296163558959961" calcext:value-type="float">
            <text:p>0.29616355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4422.79133" calcext:value-type="float">
            <text:p>1443144422.79133</text:p>
          </table:table-cell>
          <table:table-cell office:value-type="float" office:value="4416" calcext:value-type="float">
            <text:p>4416</text:p>
          </table:table-cell>
          <table:table-cell table:formula="of:=[.B520]-[.$B$2]" office:value-type="float" office:value="62.791139125824" calcext:value-type="float">
            <text:p>62.7911391258</text:p>
          </table:table-cell>
          <table:table-cell table:formula="of:=[.C520]/([.D520]-[.D519])" office:value-type="float" office:value="102066.150867081" calcext:value-type="float">
            <text:p>102066.150867081</text:p>
          </table:table-cell>
          <table:table-cell/>
          <table:table-cell office:value-type="float" office:value="1443144423.0726" calcext:value-type="float">
            <text:p>1443144423.0726</text:p>
          </table:table-cell>
          <table:table-cell table:formula="of:=[.G520]-[.$B$2]" office:value-type="float" office:value="63.0724110603333" calcext:value-type="float">
            <text:p>63.0724110603</text:p>
          </table:table-cell>
          <table:table-cell table:formula="of:=[.C520]/([.H520]-[.H519])" office:value-type="float" office:value="155633.063027787" calcext:value-type="float">
            <text:p>155633.063027787</text:p>
          </table:table-cell>
          <table:table-cell table:formula="of:=[.G520]-[.$B520]" office:value-type="float" office:value="0.281271934509277" calcext:value-type="float">
            <text:p>0.281271934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4422.8346" calcext:value-type="float">
            <text:p>1443144422.8346</text:p>
          </table:table-cell>
          <table:table-cell office:value-type="float" office:value="4416" calcext:value-type="float">
            <text:p>4416</text:p>
          </table:table-cell>
          <table:table-cell table:formula="of:=[.B521]-[.$B$2]" office:value-type="float" office:value="62.8344073295593" calcext:value-type="float">
            <text:p>62.8344073296</text:p>
          </table:table-cell>
          <table:table-cell table:formula="of:=[.C521]/([.D521]-[.D520])" office:value-type="float" office:value="102061.089177871" calcext:value-type="float">
            <text:p>102061.089177871</text:p>
          </table:table-cell>
          <table:table-cell/>
          <table:table-cell office:value-type="float" office:value="1443144423.11589" calcext:value-type="float">
            <text:p>1443144423.11589</text:p>
          </table:table-cell>
          <table:table-cell table:formula="of:=[.G521]-[.$B$2]" office:value-type="float" office:value="63.1157026290894" calcext:value-type="float">
            <text:p>63.1157026291</text:p>
          </table:table-cell>
          <table:table-cell table:formula="of:=[.C521]/([.H521]-[.H520])" office:value-type="float" office:value="102006.005485246" calcext:value-type="float">
            <text:p>102006.005485246</text:p>
          </table:table-cell>
          <table:table-cell table:formula="of:=[.G521]-[.$B521]" office:value-type="float" office:value="0.281295299530029" calcext:value-type="float">
            <text:p>0.281295299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4422.87786" calcext:value-type="float">
            <text:p>1443144422.87786</text:p>
          </table:table-cell>
          <table:table-cell office:value-type="float" office:value="4416" calcext:value-type="float">
            <text:p>4416</text:p>
          </table:table-cell>
          <table:table-cell table:formula="of:=[.B522]-[.$B$2]" office:value-type="float" office:value="62.8776700496674" calcext:value-type="float">
            <text:p>62.8776700497</text:p>
          </table:table-cell>
          <table:table-cell table:formula="of:=[.C522]/([.D522]-[.D521])" office:value-type="float" office:value="102074.025603862" calcext:value-type="float">
            <text:p>102074.025603862</text:p>
          </table:table-cell>
          <table:table-cell/>
          <table:table-cell office:value-type="float" office:value="1443144423.1592" calcext:value-type="float">
            <text:p>1443144423.1592</text:p>
          </table:table-cell>
          <table:table-cell table:formula="of:=[.G522]-[.$B$2]" office:value-type="float" office:value="63.1590113639832" calcext:value-type="float">
            <text:p>63.159011364</text:p>
          </table:table-cell>
          <table:table-cell table:formula="of:=[.C522]/([.H522]-[.H521])" office:value-type="float" office:value="101965.57370768" calcext:value-type="float">
            <text:p>101965.57370768</text:p>
          </table:table-cell>
          <table:table-cell table:formula="of:=[.G522]-[.$B522]" office:value-type="float" office:value="0.281341314315796" calcext:value-type="float">
            <text:p>0.281341314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4422.92112" calcext:value-type="float">
            <text:p>1443144422.92112</text:p>
          </table:table-cell>
          <table:table-cell office:value-type="float" office:value="4416" calcext:value-type="float">
            <text:p>4416</text:p>
          </table:table-cell>
          <table:table-cell table:formula="of:=[.B523]-[.$B$2]" office:value-type="float" office:value="62.9209287166596" calcext:value-type="float">
            <text:p>62.9209287167</text:p>
          </table:table-cell>
          <table:table-cell table:formula="of:=[.C523]/([.D523]-[.D522])" office:value-type="float" office:value="102083.589417989" calcext:value-type="float">
            <text:p>102083.589417989</text:p>
          </table:table-cell>
          <table:table-cell/>
          <table:table-cell office:value-type="float" office:value="1443144423.2026" calcext:value-type="float">
            <text:p>1443144423.2026</text:p>
          </table:table-cell>
          <table:table-cell table:formula="of:=[.G523]-[.$B$2]" office:value-type="float" office:value="63.2024078369141" calcext:value-type="float">
            <text:p>63.2024078369</text:p>
          </table:table-cell>
          <table:table-cell table:formula="of:=[.C523]/([.H523]-[.H522])" office:value-type="float" office:value="101759.42194728" calcext:value-type="float">
            <text:p>101759.42194728</text:p>
          </table:table-cell>
          <table:table-cell table:formula="of:=[.G523]-[.$B523]" office:value-type="float" office:value="0.281479120254517" calcext:value-type="float">
            <text:p>0.281479120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4422.96438" calcext:value-type="float">
            <text:p>1443144422.96438</text:p>
          </table:table-cell>
          <table:table-cell office:value-type="float" office:value="4416" calcext:value-type="float">
            <text:p>4416</text:p>
          </table:table-cell>
          <table:table-cell table:formula="of:=[.B524]-[.$B$2]" office:value-type="float" office:value="62.964194059372" calcext:value-type="float">
            <text:p>62.9641940594</text:p>
          </table:table-cell>
          <table:table-cell table:formula="of:=[.C524]/([.D524]-[.D523])" office:value-type="float" office:value="102067.838208389" calcext:value-type="float">
            <text:p>102067.838208389</text:p>
          </table:table-cell>
          <table:table-cell/>
          <table:table-cell office:value-type="float" office:value="1443144423.24693" calcext:value-type="float">
            <text:p>1443144423.24693</text:p>
          </table:table-cell>
          <table:table-cell table:formula="of:=[.G524]-[.$B$2]" office:value-type="float" office:value="63.2467422485352" calcext:value-type="float">
            <text:p>63.2467422485</text:p>
          </table:table-cell>
          <table:table-cell table:formula="of:=[.C524]/([.H524]-[.H523])" office:value-type="float" office:value="99606.5998967475" calcext:value-type="float">
            <text:p>99606.5998967475</text:p>
          </table:table-cell>
          <table:table-cell table:formula="of:=[.G524]-[.$B524]" office:value-type="float" office:value="0.282548189163208" calcext:value-type="float">
            <text:p>0.282548189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4423.00781" calcext:value-type="float">
            <text:p>1443144423.00781</text:p>
          </table:table-cell>
          <table:table-cell office:value-type="float" office:value="4416" calcext:value-type="float">
            <text:p>4416</text:p>
          </table:table-cell>
          <table:table-cell table:formula="of:=[.B525]-[.$B$2]" office:value-type="float" office:value="63.0076224803925" calcext:value-type="float">
            <text:p>63.0076224804</text:p>
          </table:table-cell>
          <table:table-cell table:formula="of:=[.C525]/([.D525]-[.D524])" office:value-type="float" office:value="101684.562694892" calcext:value-type="float">
            <text:p>101684.562694892</text:p>
          </table:table-cell>
          <table:table-cell/>
          <table:table-cell office:value-type="float" office:value="1443144423.29126" calcext:value-type="float">
            <text:p>1443144423.29126</text:p>
          </table:table-cell>
          <table:table-cell table:formula="of:=[.G525]-[.$B$2]" office:value-type="float" office:value="63.2910735607147" calcext:value-type="float">
            <text:p>63.2910735607</text:p>
          </table:table-cell>
          <table:table-cell table:formula="of:=[.C525]/([.H525]-[.H524])" office:value-type="float" office:value="99613.5639322574" calcext:value-type="float">
            <text:p>99613.5639322574</text:p>
          </table:table-cell>
          <table:table-cell table:formula="of:=[.G525]-[.$B525]" office:value-type="float" office:value="0.283451080322266" calcext:value-type="float">
            <text:p>0.283451080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4423.05213" calcext:value-type="float">
            <text:p>1443144423.05213</text:p>
          </table:table-cell>
          <table:table-cell office:value-type="float" office:value="4416" calcext:value-type="float">
            <text:p>4416</text:p>
          </table:table-cell>
          <table:table-cell table:formula="of:=[.B526]-[.$B$2]" office:value-type="float" office:value="63.0519409179688" calcext:value-type="float">
            <text:p>63.051940918</text:p>
          </table:table-cell>
          <table:table-cell table:formula="of:=[.C526]/([.D526]-[.D525])" office:value-type="float" office:value="99642.5018909541" calcext:value-type="float">
            <text:p>99642.5018909541</text:p>
          </table:table-cell>
          <table:table-cell/>
          <table:table-cell office:value-type="float" office:value="1443144423.3355" calcext:value-type="float">
            <text:p>1443144423.3355</text:p>
          </table:table-cell>
          <table:table-cell table:formula="of:=[.G526]-[.$B$2]" office:value-type="float" office:value="63.3353147506714" calcext:value-type="float">
            <text:p>63.3353147507</text:p>
          </table:table-cell>
          <table:table-cell table:formula="of:=[.C526]/([.H526]-[.H525])" office:value-type="float" office:value="99816.4833343213" calcext:value-type="float">
            <text:p>99816.4833343213</text:p>
          </table:table-cell>
          <table:table-cell table:formula="of:=[.G526]-[.$B526]" office:value-type="float" office:value="0.283373832702637" calcext:value-type="float">
            <text:p>0.283373832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4423.09644" calcext:value-type="float">
            <text:p>1443144423.09644</text:p>
          </table:table-cell>
          <table:table-cell office:value-type="float" office:value="4416" calcext:value-type="float">
            <text:p>4416</text:p>
          </table:table-cell>
          <table:table-cell table:formula="of:=[.B527]-[.$B$2]" office:value-type="float" office:value="63.096250295639" calcext:value-type="float">
            <text:p>63.0962502956</text:p>
          </table:table-cell>
          <table:table-cell table:formula="of:=[.C527]/([.D527]-[.D526])" office:value-type="float" office:value="99662.8757203506" calcext:value-type="float">
            <text:p>99662.8757203506</text:p>
          </table:table-cell>
          <table:table-cell/>
          <table:table-cell office:value-type="float" office:value="1443144423.37988" calcext:value-type="float">
            <text:p>1443144423.37988</text:p>
          </table:table-cell>
          <table:table-cell table:formula="of:=[.G527]-[.$B$2]" office:value-type="float" office:value="63.3796932697296" calcext:value-type="float">
            <text:p>63.3796932697</text:p>
          </table:table-cell>
          <table:table-cell table:formula="of:=[.C527]/([.H527]-[.H526])" office:value-type="float" office:value="99507.6017342065" calcext:value-type="float">
            <text:p>99507.6017342065</text:p>
          </table:table-cell>
          <table:table-cell table:formula="of:=[.G527]-[.$B527]" office:value-type="float" office:value="0.283442974090576" calcext:value-type="float">
            <text:p>0.283442974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4423.14073" calcext:value-type="float">
            <text:p>1443144423.14073</text:p>
          </table:table-cell>
          <table:table-cell office:value-type="float" office:value="4416" calcext:value-type="float">
            <text:p>4416</text:p>
          </table:table-cell>
          <table:table-cell table:formula="of:=[.B528]-[.$B$2]" office:value-type="float" office:value="63.1405377388001" calcext:value-type="float">
            <text:p>63.1405377388</text:p>
          </table:table-cell>
          <table:table-cell table:formula="of:=[.C528]/([.D528]-[.D527])" office:value-type="float" office:value="99712.2363543377" calcext:value-type="float">
            <text:p>99712.2363543377</text:p>
          </table:table-cell>
          <table:table-cell/>
          <table:table-cell office:value-type="float" office:value="1443144423.42418" calcext:value-type="float">
            <text:p>1443144423.42418</text:p>
          </table:table-cell>
          <table:table-cell table:formula="of:=[.G528]-[.$B$2]" office:value-type="float" office:value="63.4239947795868" calcext:value-type="float">
            <text:p>63.4239947796</text:p>
          </table:table-cell>
          <table:table-cell table:formula="of:=[.C528]/([.H528]-[.H527])" office:value-type="float" office:value="99680.5755432852" calcext:value-type="float">
            <text:p>99680.5755432852</text:p>
          </table:table-cell>
          <table:table-cell table:formula="of:=[.G528]-[.$B528]" office:value-type="float" office:value="0.283457040786743" calcext:value-type="float">
            <text:p>0.283457040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4423.18505" calcext:value-type="float">
            <text:p>1443144423.18505</text:p>
          </table:table-cell>
          <table:table-cell office:value-type="float" office:value="4416" calcext:value-type="float">
            <text:p>4416</text:p>
          </table:table-cell>
          <table:table-cell table:formula="of:=[.B529]-[.$B$2]" office:value-type="float" office:value="63.1848568916321" calcext:value-type="float">
            <text:p>63.1848568916</text:p>
          </table:table-cell>
          <table:table-cell table:formula="of:=[.C529]/([.D529]-[.D528])" office:value-type="float" office:value="99640.8937855053" calcext:value-type="float">
            <text:p>99640.8937855053</text:p>
          </table:table-cell>
          <table:table-cell/>
          <table:table-cell office:value-type="float" office:value="1443144423.4684" calcext:value-type="float">
            <text:p>1443144423.4684</text:p>
          </table:table-cell>
          <table:table-cell table:formula="of:=[.G529]-[.$B$2]" office:value-type="float" office:value="63.4682078361511" calcext:value-type="float">
            <text:p>63.4682078362</text:p>
          </table:table-cell>
          <table:table-cell table:formula="of:=[.C529]/([.H529]-[.H528])" office:value-type="float" office:value="99879.9979724228" calcext:value-type="float">
            <text:p>99879.9979724228</text:p>
          </table:table-cell>
          <table:table-cell table:formula="of:=[.G529]-[.$B529]" office:value-type="float" office:value="0.283350944519043" calcext:value-type="float">
            <text:p>0.283350944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4423.22935" calcext:value-type="float">
            <text:p>1443144423.22935</text:p>
          </table:table-cell>
          <table:table-cell office:value-type="float" office:value="4416" calcext:value-type="float">
            <text:p>4416</text:p>
          </table:table-cell>
          <table:table-cell table:formula="of:=[.B530]-[.$B$2]" office:value-type="float" office:value="63.2291579246521" calcext:value-type="float">
            <text:p>63.2291579247</text:p>
          </table:table-cell>
          <table:table-cell table:formula="of:=[.C530]/([.D530]-[.D529])" office:value-type="float" office:value="99681.6484618862" calcext:value-type="float">
            <text:p>99681.6484618862</text:p>
          </table:table-cell>
          <table:table-cell/>
          <table:table-cell office:value-type="float" office:value="1443144423.51273" calcext:value-type="float">
            <text:p>1443144423.51273</text:p>
          </table:table-cell>
          <table:table-cell table:formula="of:=[.G530]-[.$B$2]" office:value-type="float" office:value="63.5125451087952" calcext:value-type="float">
            <text:p>63.5125451088</text:p>
          </table:table-cell>
          <table:table-cell table:formula="of:=[.C530]/([.H530]-[.H529])" office:value-type="float" office:value="99600.1724204685" calcext:value-type="float">
            <text:p>99600.1724204685</text:p>
          </table:table-cell>
          <table:table-cell table:formula="of:=[.G530]-[.$B530]" office:value-type="float" office:value="0.283387184143066" calcext:value-type="float">
            <text:p>0.283387184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4423.27362" calcext:value-type="float">
            <text:p>1443144423.27362</text:p>
          </table:table-cell>
          <table:table-cell office:value-type="float" office:value="4416" calcext:value-type="float">
            <text:p>4416</text:p>
          </table:table-cell>
          <table:table-cell table:formula="of:=[.B531]-[.$B$2]" office:value-type="float" office:value="63.2734272480011" calcext:value-type="float">
            <text:p>63.273427248</text:p>
          </table:table-cell>
          <table:table-cell table:formula="of:=[.C531]/([.D531]-[.D530])" office:value-type="float" office:value="99753.0494240059" calcext:value-type="float">
            <text:p>99753.0494240059</text:p>
          </table:table-cell>
          <table:table-cell/>
          <table:table-cell office:value-type="float" office:value="1443144423.55703" calcext:value-type="float">
            <text:p>1443144423.55703</text:p>
          </table:table-cell>
          <table:table-cell table:formula="of:=[.G531]-[.$B$2]" office:value-type="float" office:value="63.5568380355835" calcext:value-type="float">
            <text:p>63.5568380356</text:p>
          </table:table-cell>
          <table:table-cell table:formula="of:=[.C531]/([.H531]-[.H530])" office:value-type="float" office:value="99699.8916125698" calcext:value-type="float">
            <text:p>99699.8916125698</text:p>
          </table:table-cell>
          <table:table-cell table:formula="of:=[.G531]-[.$B531]" office:value-type="float" office:value="0.283410787582397" calcext:value-type="float">
            <text:p>0.283410787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4423.31791" calcext:value-type="float">
            <text:p>1443144423.31791</text:p>
          </table:table-cell>
          <table:table-cell office:value-type="float" office:value="4416" calcext:value-type="float">
            <text:p>4416</text:p>
          </table:table-cell>
          <table:table-cell table:formula="of:=[.B532]-[.$B$2]" office:value-type="float" office:value="63.317723274231" calcext:value-type="float">
            <text:p>63.3177232742</text:p>
          </table:table-cell>
          <table:table-cell table:formula="of:=[.C532]/([.D532]-[.D531])" office:value-type="float" office:value="99692.9155018273" calcext:value-type="float">
            <text:p>99692.9155018273</text:p>
          </table:table-cell>
          <table:table-cell/>
          <table:table-cell office:value-type="float" office:value="1443144423.60126" calcext:value-type="float">
            <text:p>1443144423.60126</text:p>
          </table:table-cell>
          <table:table-cell table:formula="of:=[.G532]-[.$B$2]" office:value-type="float" office:value="63.6010713577271" calcext:value-type="float">
            <text:p>63.6010713577</text:p>
          </table:table-cell>
          <table:table-cell table:formula="of:=[.C532]/([.H532]-[.H531])" office:value-type="float" office:value="99834.2377646501" calcext:value-type="float">
            <text:p>99834.2377646501</text:p>
          </table:table-cell>
          <table:table-cell table:formula="of:=[.G532]-[.$B532]" office:value-type="float" office:value="0.283348083496094" calcext:value-type="float">
            <text:p>0.283348083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4423.36221" calcext:value-type="float">
            <text:p>1443144423.36221</text:p>
          </table:table-cell>
          <table:table-cell office:value-type="float" office:value="4416" calcext:value-type="float">
            <text:p>4416</text:p>
          </table:table-cell>
          <table:table-cell table:formula="of:=[.B533]-[.$B$2]" office:value-type="float" office:value="63.3620193004608" calcext:value-type="float">
            <text:p>63.3620193005</text:p>
          </table:table-cell>
          <table:table-cell table:formula="of:=[.C533]/([.D533]-[.D532])" office:value-type="float" office:value="99692.9155018273" calcext:value-type="float">
            <text:p>99692.9155018273</text:p>
          </table:table-cell>
          <table:table-cell/>
          <table:table-cell office:value-type="float" office:value="1443144423.64566" calcext:value-type="float">
            <text:p>1443144423.64566</text:p>
          </table:table-cell>
          <table:table-cell table:formula="of:=[.G533]-[.$B$2]" office:value-type="float" office:value="63.645467042923" calcext:value-type="float">
            <text:p>63.6454670429</text:p>
          </table:table-cell>
          <table:table-cell table:formula="of:=[.C533]/([.H533]-[.H532])" office:value-type="float" office:value="99469.1258961704" calcext:value-type="float">
            <text:p>99469.1258961704</text:p>
          </table:table-cell>
          <table:table-cell table:formula="of:=[.G533]-[.$B533]" office:value-type="float" office:value="0.283447742462158" calcext:value-type="float">
            <text:p>0.283447742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4423.40651" calcext:value-type="float">
            <text:p>1443144423.40651</text:p>
          </table:table-cell>
          <table:table-cell office:value-type="float" office:value="4416" calcext:value-type="float">
            <text:p>4416</text:p>
          </table:table-cell>
          <table:table-cell table:formula="of:=[.B534]-[.$B$2]" office:value-type="float" office:value="63.406316280365" calcext:value-type="float">
            <text:p>63.4063162804</text:p>
          </table:table-cell>
          <table:table-cell table:formula="of:=[.C534]/([.D534]-[.D533])" office:value-type="float" office:value="99690.7692026158" calcext:value-type="float">
            <text:p>99690.7692026158</text:p>
          </table:table-cell>
          <table:table-cell/>
          <table:table-cell office:value-type="float" office:value="1443144423.68991" calcext:value-type="float">
            <text:p>1443144423.68991</text:p>
          </table:table-cell>
          <table:table-cell table:formula="of:=[.G534]-[.$B$2]" office:value-type="float" office:value="63.6897256374359" calcext:value-type="float">
            <text:p>63.6897256374</text:p>
          </table:table-cell>
          <table:table-cell table:formula="of:=[.C534]/([.H534]-[.H533])" office:value-type="float" office:value="99777.2308090113" calcext:value-type="float">
            <text:p>99777.2308090113</text:p>
          </table:table-cell>
          <table:table-cell table:formula="of:=[.G534]-[.$B534]" office:value-type="float" office:value="0.283409357070923" calcext:value-type="float">
            <text:p>0.283409357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4423.45082" calcext:value-type="float">
            <text:p>1443144423.45082</text:p>
          </table:table-cell>
          <table:table-cell office:value-type="float" office:value="4416" calcext:value-type="float">
            <text:p>4416</text:p>
          </table:table-cell>
          <table:table-cell table:formula="of:=[.B535]-[.$B$2]" office:value-type="float" office:value="63.4506311416626" calcext:value-type="float">
            <text:p>63.4506311417</text:p>
          </table:table-cell>
          <table:table-cell table:formula="of:=[.C535]/([.D535]-[.D534])" office:value-type="float" office:value="99650.543196858" calcext:value-type="float">
            <text:p>99650.543196858</text:p>
          </table:table-cell>
          <table:table-cell/>
          <table:table-cell office:value-type="float" office:value="1443144423.73442" calcext:value-type="float">
            <text:p>1443144423.73442</text:p>
          </table:table-cell>
          <table:table-cell table:formula="of:=[.G535]-[.$B$2]" office:value-type="float" office:value="63.7342298030853" calcext:value-type="float">
            <text:p>63.7342298031</text:p>
          </table:table-cell>
          <table:table-cell table:formula="of:=[.C535]/([.H535]-[.H534])" office:value-type="float" office:value="99226.666438092" calcext:value-type="float">
            <text:p>99226.666438092</text:p>
          </table:table-cell>
          <table:table-cell table:formula="of:=[.G535]-[.$B535]" office:value-type="float" office:value="0.283598661422729" calcext:value-type="float">
            <text:p>0.283598661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4423.49512" calcext:value-type="float">
            <text:p>1443144423.49512</text:p>
          </table:table-cell>
          <table:table-cell office:value-type="float" office:value="4416" calcext:value-type="float">
            <text:p>4416</text:p>
          </table:table-cell>
          <table:table-cell table:formula="of:=[.B536]-[.$B$2]" office:value-type="float" office:value="63.4949336051941" calcext:value-type="float">
            <text:p>63.4949336052</text:p>
          </table:table-cell>
          <table:table-cell table:formula="of:=[.C536]/([.D536]-[.D535])" office:value-type="float" office:value="99678.4297753716" calcext:value-type="float">
            <text:p>99678.4297753716</text:p>
          </table:table-cell>
          <table:table-cell/>
          <table:table-cell office:value-type="float" office:value="1443144423.77861" calcext:value-type="float">
            <text:p>1443144423.77861</text:p>
          </table:table-cell>
          <table:table-cell table:formula="of:=[.G536]-[.$B$2]" office:value-type="float" office:value="63.7784245014191" calcext:value-type="float">
            <text:p>63.7784245014</text:p>
          </table:table-cell>
          <table:table-cell table:formula="of:=[.C536]/([.H536]-[.H535])" office:value-type="float" office:value="99921.4875651414" calcext:value-type="float">
            <text:p>99921.4875651414</text:p>
          </table:table-cell>
          <table:table-cell table:formula="of:=[.G536]-[.$B536]" office:value-type="float" office:value="0.283490896224976" calcext:value-type="float">
            <text:p>0.283490896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4423.53942" calcext:value-type="float">
            <text:p>1443144423.53942</text:p>
          </table:table-cell>
          <table:table-cell office:value-type="float" office:value="4416" calcext:value-type="float">
            <text:p>4416</text:p>
          </table:table-cell>
          <table:table-cell table:formula="of:=[.B537]-[.$B$2]" office:value-type="float" office:value="63.5392322540283" calcext:value-type="float">
            <text:p>63.539232254</text:p>
          </table:table-cell>
          <table:table-cell table:formula="of:=[.C537]/([.D537]-[.D536])" office:value-type="float" office:value="99687.0134013627" calcext:value-type="float">
            <text:p>99687.0134013627</text:p>
          </table:table-cell>
          <table:table-cell/>
          <table:table-cell office:value-type="float" office:value="1443144423.82303" calcext:value-type="float">
            <text:p>1443144423.82303</text:p>
          </table:table-cell>
          <table:table-cell table:formula="of:=[.G537]-[.$B$2]" office:value-type="float" office:value="63.8228404521942" calcext:value-type="float">
            <text:p>63.8228404522</text:p>
          </table:table-cell>
          <table:table-cell table:formula="of:=[.C537]/([.H537]-[.H536])" office:value-type="float" office:value="99423.7413121196" calcext:value-type="float">
            <text:p>99423.7413121196</text:p>
          </table:table-cell>
          <table:table-cell table:formula="of:=[.G537]-[.$B537]" office:value-type="float" office:value="0.283608198165894" calcext:value-type="float">
            <text:p>0.283608198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4423.58369" calcext:value-type="float">
            <text:p>1443144423.58369</text:p>
          </table:table-cell>
          <table:table-cell office:value-type="float" office:value="4416" calcext:value-type="float">
            <text:p>4416</text:p>
          </table:table-cell>
          <table:table-cell table:formula="of:=[.B538]-[.$B$2]" office:value-type="float" office:value="63.5835049152374" calcext:value-type="float">
            <text:p>63.5835049152</text:p>
          </table:table-cell>
          <table:table-cell table:formula="of:=[.C538]/([.D538]-[.D537])" office:value-type="float" office:value="99745.5287167529" calcext:value-type="float">
            <text:p>99745.5287167529</text:p>
          </table:table-cell>
          <table:table-cell/>
          <table:table-cell office:value-type="float" office:value="1443144423.86772" calcext:value-type="float">
            <text:p>1443144423.86772</text:p>
          </table:table-cell>
          <table:table-cell table:formula="of:=[.G538]-[.$B$2]" office:value-type="float" office:value="63.8675327301025" calcext:value-type="float">
            <text:p>63.8675327301</text:p>
          </table:table-cell>
          <table:table-cell table:formula="of:=[.C538]/([.H538]-[.H537])" office:value-type="float" office:value="98809.015934661" calcext:value-type="float">
            <text:p>98809.015934661</text:p>
          </table:table-cell>
          <table:table-cell table:formula="of:=[.G538]-[.$B538]" office:value-type="float" office:value="0.284027814865112" calcext:value-type="float">
            <text:p>0.284027814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4423.628" calcext:value-type="float">
            <text:p>1443144423.628</text:p>
          </table:table-cell>
          <table:table-cell office:value-type="float" office:value="4416" calcext:value-type="float">
            <text:p>4416</text:p>
          </table:table-cell>
          <table:table-cell table:formula="of:=[.B539]-[.$B$2]" office:value-type="float" office:value="63.6278095245361" calcext:value-type="float">
            <text:p>63.6278095245</text:p>
          </table:table-cell>
          <table:table-cell table:formula="of:=[.C539]/([.D539]-[.D538])" office:value-type="float" office:value="99673.6021353194" calcext:value-type="float">
            <text:p>99673.6021353194</text:p>
          </table:table-cell>
          <table:table-cell/>
          <table:table-cell office:value-type="float" office:value="1443144423.91189" calcext:value-type="float">
            <text:p>1443144423.91189</text:p>
          </table:table-cell>
          <table:table-cell table:formula="of:=[.G539]-[.$B$2]" office:value-type="float" office:value="63.9117004871368" calcext:value-type="float">
            <text:p>63.9117004871</text:p>
          </table:table-cell>
          <table:table-cell table:formula="of:=[.C539]/([.H539]-[.H538])" office:value-type="float" office:value="99982.4373370472" calcext:value-type="float">
            <text:p>99982.4373370472</text:p>
          </table:table-cell>
          <table:table-cell table:formula="of:=[.G539]-[.$B539]" office:value-type="float" office:value="0.283890962600708" calcext:value-type="float">
            <text:p>0.283890962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4423.67232" calcext:value-type="float">
            <text:p>1443144423.67232</text:p>
          </table:table-cell>
          <table:table-cell office:value-type="float" office:value="4416" calcext:value-type="float">
            <text:p>4416</text:p>
          </table:table-cell>
          <table:table-cell table:formula="of:=[.B540]-[.$B$2]" office:value-type="float" office:value="63.6721312999725" calcext:value-type="float">
            <text:p>63.6721313</text:p>
          </table:table-cell>
          <table:table-cell table:formula="of:=[.C540]/([.D540]-[.D539])" office:value-type="float" office:value="99634.9978429147" calcext:value-type="float">
            <text:p>99634.9978429147</text:p>
          </table:table-cell>
          <table:table-cell/>
          <table:table-cell office:value-type="float" office:value="1443144423.95617" calcext:value-type="float">
            <text:p>1443144423.95617</text:p>
          </table:table-cell>
          <table:table-cell table:formula="of:=[.G540]-[.$B$2]" office:value-type="float" office:value="63.9559843540192" calcext:value-type="float">
            <text:p>63.955984354</text:p>
          </table:table-cell>
          <table:table-cell table:formula="of:=[.C540]/([.H540]-[.H539])" office:value-type="float" office:value="99720.2889199957" calcext:value-type="float">
            <text:p>99720.2889199957</text:p>
          </table:table-cell>
          <table:table-cell table:formula="of:=[.G540]-[.$B540]" office:value-type="float" office:value="0.283853054046631" calcext:value-type="float">
            <text:p>0.283853054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4423.71663" calcext:value-type="float">
            <text:p>1443144423.71663</text:p>
          </table:table-cell>
          <table:table-cell office:value-type="float" office:value="4416" calcext:value-type="float">
            <text:p>4416</text:p>
          </table:table-cell>
          <table:table-cell table:formula="of:=[.B541]-[.$B$2]" office:value-type="float" office:value="63.7164371013641" calcext:value-type="float">
            <text:p>63.7164371014</text:p>
          </table:table-cell>
          <table:table-cell table:formula="of:=[.C541]/([.D541]-[.D540])" office:value-type="float" office:value="99670.9203151233" calcext:value-type="float">
            <text:p>99670.9203151233</text:p>
          </table:table-cell>
          <table:table-cell/>
          <table:table-cell office:value-type="float" office:value="1443144424.00075" calcext:value-type="float">
            <text:p>1443144424.00075</text:p>
          </table:table-cell>
          <table:table-cell table:formula="of:=[.G541]-[.$B$2]" office:value-type="float" office:value="64.0005645751953" calcext:value-type="float">
            <text:p>64.0005645752</text:p>
          </table:table-cell>
          <table:table-cell table:formula="of:=[.C541]/([.H541]-[.H540])" office:value-type="float" office:value="99057.3820293823" calcext:value-type="float">
            <text:p>99057.3820293823</text:p>
          </table:table-cell>
          <table:table-cell table:formula="of:=[.G541]-[.$B541]" office:value-type="float" office:value="0.284127473831177" calcext:value-type="float">
            <text:p>0.2841274738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4423.76093" calcext:value-type="float">
            <text:p>1443144423.76093</text:p>
          </table:table-cell>
          <table:table-cell office:value-type="float" office:value="4416" calcext:value-type="float">
            <text:p>4416</text:p>
          </table:table-cell>
          <table:table-cell table:formula="of:=[.B542]-[.$B$2]" office:value-type="float" office:value="63.7607414722443" calcext:value-type="float">
            <text:p>63.7607414722</text:p>
          </table:table-cell>
          <table:table-cell table:formula="of:=[.C542]/([.D542]-[.D541])" office:value-type="float" office:value="99674.1385166769" calcext:value-type="float">
            <text:p>99674.1385166769</text:p>
          </table:table-cell>
          <table:table-cell/>
          <table:table-cell office:value-type="float" office:value="1443144424.01542" calcext:value-type="float">
            <text:p>1443144424.01542</text:p>
          </table:table-cell>
          <table:table-cell table:formula="of:=[.G542]-[.$B$2]" office:value-type="float" office:value="64.0152304172516" calcext:value-type="float">
            <text:p>64.0152304173</text:p>
          </table:table-cell>
          <table:table-cell table:formula="of:=[.C542]/([.H542]-[.H541])" office:value-type="float" office:value="301107.838408141" calcext:value-type="float">
            <text:p>301107.838408141</text:p>
          </table:table-cell>
          <table:table-cell table:formula="of:=[.G542]-[.$B542]" office:value-type="float" office:value="0.254488945007324" calcext:value-type="float">
            <text:p>0.25448894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4423.80523" calcext:value-type="float">
            <text:p>1443144423.80523</text:p>
          </table:table-cell>
          <table:table-cell office:value-type="float" office:value="4416" calcext:value-type="float">
            <text:p>4416</text:p>
          </table:table-cell>
          <table:table-cell table:formula="of:=[.B543]-[.$B$2]" office:value-type="float" office:value="63.805046081543" calcext:value-type="float">
            <text:p>63.8050460815</text:p>
          </table:table-cell>
          <table:table-cell table:formula="of:=[.C543]/([.D543]-[.D542])" office:value-type="float" office:value="99673.6021353194" calcext:value-type="float">
            <text:p>99673.6021353194</text:p>
          </table:table-cell>
          <table:table-cell/>
          <table:table-cell office:value-type="float" office:value="1443144424.04472" calcext:value-type="float">
            <text:p>1443144424.04472</text:p>
          </table:table-cell>
          <table:table-cell table:formula="of:=[.G543]-[.$B$2]" office:value-type="float" office:value="64.0445277690887" calcext:value-type="float">
            <text:p>64.0445277691</text:p>
          </table:table-cell>
          <table:table-cell table:formula="of:=[.C543]/([.H543]-[.H542])" office:value-type="float" office:value="150730.346706597" calcext:value-type="float">
            <text:p>150730.346706597</text:p>
          </table:table-cell>
          <table:table-cell table:formula="of:=[.G543]-[.$B543]" office:value-type="float" office:value="0.239481687545776" calcext:value-type="float">
            <text:p>0.23948168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4423.84954" calcext:value-type="float">
            <text:p>1443144423.84954</text:p>
          </table:table-cell>
          <table:table-cell office:value-type="float" office:value="4416" calcext:value-type="float">
            <text:p>4416</text:p>
          </table:table-cell>
          <table:table-cell table:formula="of:=[.B544]-[.$B$2]" office:value-type="float" office:value="63.8493506908417" calcext:value-type="float">
            <text:p>63.8493506908</text:p>
          </table:table-cell>
          <table:table-cell table:formula="of:=[.C544]/([.D544]-[.D543])" office:value-type="float" office:value="99673.6021353194" calcext:value-type="float">
            <text:p>99673.6021353194</text:p>
          </table:table-cell>
          <table:table-cell/>
          <table:table-cell office:value-type="float" office:value="1443144424.08896" calcext:value-type="float">
            <text:p>1443144424.08896</text:p>
          </table:table-cell>
          <table:table-cell table:formula="of:=[.G544]-[.$B$2]" office:value-type="float" office:value="64.0887730121613" calcext:value-type="float">
            <text:p>64.0887730122</text:p>
          </table:table-cell>
          <table:table-cell table:formula="of:=[.C544]/([.H544]-[.H543])" office:value-type="float" office:value="99807.3395768895" calcext:value-type="float">
            <text:p>99807.3395768895</text:p>
          </table:table-cell>
          <table:table-cell table:formula="of:=[.G544]-[.$B544]" office:value-type="float" office:value="0.23942232131958" calcext:value-type="float">
            <text:p>0.239422321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4423.89386" calcext:value-type="float">
            <text:p>1443144423.89386</text:p>
          </table:table-cell>
          <table:table-cell office:value-type="float" office:value="4416" calcext:value-type="float">
            <text:p>4416</text:p>
          </table:table-cell>
          <table:table-cell table:formula="of:=[.B545]-[.$B$2]" office:value-type="float" office:value="63.8936679363251" calcext:value-type="float">
            <text:p>63.8936679363</text:p>
          </table:table-cell>
          <table:table-cell table:formula="of:=[.C545]/([.D545]-[.D544])" office:value-type="float" office:value="99645.1821820529" calcext:value-type="float">
            <text:p>99645.1821820529</text:p>
          </table:table-cell>
          <table:table-cell/>
          <table:table-cell office:value-type="float" office:value="1443144424.13334" calcext:value-type="float">
            <text:p>1443144424.13334</text:p>
          </table:table-cell>
          <table:table-cell table:formula="of:=[.G545]-[.$B$2]" office:value-type="float" office:value="64.1331524848938" calcext:value-type="float">
            <text:p>64.1331524849</text:p>
          </table:table-cell>
          <table:table-cell table:formula="of:=[.C545]/([.H545]-[.H544])" office:value-type="float" office:value="99505.4634067723" calcext:value-type="float">
            <text:p>99505.4634067723</text:p>
          </table:table-cell>
          <table:table-cell table:formula="of:=[.G545]-[.$B545]" office:value-type="float" office:value="0.239484548568726" calcext:value-type="float">
            <text:p>0.239484548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4423.93816" calcext:value-type="float">
            <text:p>1443144423.93816</text:p>
          </table:table-cell>
          <table:table-cell office:value-type="float" office:value="4416" calcext:value-type="float">
            <text:p>4416</text:p>
          </table:table-cell>
          <table:table-cell table:formula="of:=[.B546]-[.$B$2]" office:value-type="float" office:value="63.9379692077637" calcext:value-type="float">
            <text:p>63.9379692078</text:p>
          </table:table-cell>
          <table:table-cell table:formula="of:=[.C546]/([.D546]-[.D545])" office:value-type="float" office:value="99681.1119996986" calcext:value-type="float">
            <text:p>99681.1119996986</text:p>
          </table:table-cell>
          <table:table-cell/>
          <table:table-cell office:value-type="float" office:value="1443144424.1776" calcext:value-type="float">
            <text:p>1443144424.1776</text:p>
          </table:table-cell>
          <table:table-cell table:formula="of:=[.G546]-[.$B$2]" office:value-type="float" office:value="64.1774079799652" calcext:value-type="float">
            <text:p>64.17740798</text:p>
          </table:table-cell>
          <table:table-cell table:formula="of:=[.C546]/([.H546]-[.H545])" office:value-type="float" office:value="99784.218725252" calcext:value-type="float">
            <text:p>99784.218725252</text:p>
          </table:table-cell>
          <table:table-cell table:formula="of:=[.G546]-[.$B546]" office:value-type="float" office:value="0.239438772201538" calcext:value-type="float">
            <text:p>0.23943877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4423.98245" calcext:value-type="float">
            <text:p>1443144423.98245</text:p>
          </table:table-cell>
          <table:table-cell office:value-type="float" office:value="4416" calcext:value-type="float">
            <text:p>4416</text:p>
          </table:table-cell>
          <table:table-cell table:formula="of:=[.B547]-[.$B$2]" office:value-type="float" office:value="63.982262134552" calcext:value-type="float">
            <text:p>63.9822621346</text:p>
          </table:table-cell>
          <table:table-cell table:formula="of:=[.C547]/([.D547]-[.D546])" office:value-type="float" office:value="99699.8916125698" calcext:value-type="float">
            <text:p>99699.8916125698</text:p>
          </table:table-cell>
          <table:table-cell/>
          <table:table-cell office:value-type="float" office:value="1443144424.22169" calcext:value-type="float">
            <text:p>1443144424.22169</text:p>
          </table:table-cell>
          <table:table-cell table:formula="of:=[.G547]-[.$B$2]" office:value-type="float" office:value="64.2214994430542" calcext:value-type="float">
            <text:p>64.2214994431</text:p>
          </table:table-cell>
          <table:table-cell table:formula="of:=[.C547]/([.H547]-[.H546])" office:value-type="float" office:value="100155.442587315" calcext:value-type="float">
            <text:p>100155.442587315</text:p>
          </table:table-cell>
          <table:table-cell table:formula="of:=[.G547]-[.$B547]" office:value-type="float" office:value="0.239237308502197" calcext:value-type="float">
            <text:p>0.239237308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4424.02663" calcext:value-type="float">
            <text:p>1443144424.02663</text:p>
          </table:table-cell>
          <table:table-cell office:value-type="float" office:value="4416" calcext:value-type="float">
            <text:p>4416</text:p>
          </table:table-cell>
          <table:table-cell table:formula="of:=[.B548]-[.$B$2]" office:value-type="float" office:value="64.0264387130737" calcext:value-type="float">
            <text:p>64.0264387131</text:p>
          </table:table-cell>
          <table:table-cell table:formula="of:=[.C548]/([.D548]-[.D547])" office:value-type="float" office:value="99962.4721463652" calcext:value-type="float">
            <text:p>99962.4721463652</text:p>
          </table:table-cell>
          <table:table-cell/>
          <table:table-cell office:value-type="float" office:value="1443144424.26583" calcext:value-type="float">
            <text:p>1443144424.26583</text:p>
          </table:table-cell>
          <table:table-cell table:formula="of:=[.G548]-[.$B$2]" office:value-type="float" office:value="64.2656416893005" calcext:value-type="float">
            <text:p>64.2656416893</text:p>
          </table:table-cell>
          <table:table-cell table:formula="of:=[.C548]/([.H548]-[.H547])" office:value-type="float" office:value="100040.219416028" calcext:value-type="float">
            <text:p>100040.219416028</text:p>
          </table:table-cell>
          <table:table-cell table:formula="of:=[.G548]-[.$B548]" office:value-type="float" office:value="0.239202976226807" calcext:value-type="float">
            <text:p>0.239202976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4424.0707" calcext:value-type="float">
            <text:p>1443144424.0707</text:p>
          </table:table-cell>
          <table:table-cell office:value-type="float" office:value="4416" calcext:value-type="float">
            <text:p>4416</text:p>
          </table:table-cell>
          <table:table-cell table:formula="of:=[.B549]-[.$B$2]" office:value-type="float" office:value="64.0705103874207" calcext:value-type="float">
            <text:p>64.0705103874</text:p>
          </table:table-cell>
          <table:table-cell table:formula="of:=[.C549]/([.D549]-[.D548])" office:value-type="float" office:value="100200.413654314" calcext:value-type="float">
            <text:p>100200.413654314</text:p>
          </table:table-cell>
          <table:table-cell/>
          <table:table-cell office:value-type="float" office:value="1443144424.30992" calcext:value-type="float">
            <text:p>1443144424.30992</text:p>
          </table:table-cell>
          <table:table-cell table:formula="of:=[.G549]-[.$B$2]" office:value-type="float" office:value="64.3097317218781" calcext:value-type="float">
            <text:p>64.3097317219</text:p>
          </table:table-cell>
          <table:table-cell table:formula="of:=[.C549]/([.H549]-[.H548])" office:value-type="float" office:value="100158.692154201" calcext:value-type="float">
            <text:p>100158.692154201</text:p>
          </table:table-cell>
          <table:table-cell table:formula="of:=[.G549]-[.$B549]" office:value-type="float" office:value="0.239221334457397" calcext:value-type="float">
            <text:p>0.239221334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4424.11476" calcext:value-type="float">
            <text:p>1443144424.11476</text:p>
          </table:table-cell>
          <table:table-cell office:value-type="float" office:value="4416" calcext:value-type="float">
            <text:p>4416</text:p>
          </table:table-cell>
          <table:table-cell table:formula="of:=[.B550]-[.$B$2]" office:value-type="float" office:value="64.1145730018616" calcext:value-type="float">
            <text:p>64.1145730019</text:p>
          </table:table-cell>
          <table:table-cell table:formula="of:=[.C550]/([.D550]-[.D549])" office:value-type="float" office:value="100221.016297643" calcext:value-type="float">
            <text:p>100221.016297643</text:p>
          </table:table-cell>
          <table:table-cell/>
          <table:table-cell office:value-type="float" office:value="1443144424.39815" calcext:value-type="float">
            <text:p>1443144424.39815</text:p>
          </table:table-cell>
          <table:table-cell table:formula="of:=[.G550]-[.$B$2]" office:value-type="float" office:value="64.3979563713074" calcext:value-type="float">
            <text:p>64.3979563713</text:p>
          </table:table-cell>
          <table:table-cell table:formula="of:=[.C550]/([.H550]-[.H549])" office:value-type="float" office:value="50054.0385092463" calcext:value-type="float">
            <text:p>50054.0385092463</text:p>
          </table:table-cell>
          <table:table-cell table:formula="of:=[.G550]-[.$B550]" office:value-type="float" office:value="0.283383369445801" calcext:value-type="float">
            <text:p>0.283383369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4424.15885" calcext:value-type="float">
            <text:p>1443144424.15885</text:p>
          </table:table-cell>
          <table:table-cell office:value-type="float" office:value="4416" calcext:value-type="float">
            <text:p>4416</text:p>
          </table:table-cell>
          <table:table-cell table:formula="of:=[.B551]-[.$B$2]" office:value-type="float" office:value="64.1586632728577" calcext:value-type="float">
            <text:p>64.1586632729</text:p>
          </table:table-cell>
          <table:table-cell table:formula="of:=[.C551]/([.D551]-[.D550])" office:value-type="float" office:value="100158.150545077" calcext:value-type="float">
            <text:p>100158.150545077</text:p>
          </table:table-cell>
          <table:table-cell/>
          <table:table-cell office:value-type="float" office:value="1443144424.44219" calcext:value-type="float">
            <text:p>1443144424.44219</text:p>
          </table:table-cell>
          <table:table-cell table:formula="of:=[.G551]-[.$B$2]" office:value-type="float" office:value="64.4420032501221" calcext:value-type="float">
            <text:p>64.4420032501</text:p>
          </table:table-cell>
          <table:table-cell table:formula="of:=[.C551]/([.H551]-[.H550])" office:value-type="float" office:value="100256.819979864" calcext:value-type="float">
            <text:p>100256.819979864</text:p>
          </table:table-cell>
          <table:table-cell table:formula="of:=[.G551]-[.$B551]" office:value-type="float" office:value="0.283339977264404" calcext:value-type="float">
            <text:p>0.283339977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4424.20293" calcext:value-type="float">
            <text:p>1443144424.20293</text:p>
          </table:table-cell>
          <table:table-cell office:value-type="float" office:value="4416" calcext:value-type="float">
            <text:p>4416</text:p>
          </table:table-cell>
          <table:table-cell table:formula="of:=[.B552]-[.$B$2]" office:value-type="float" office:value="64.2027418613434" calcext:value-type="float">
            <text:p>64.2027418613</text:p>
          </table:table-cell>
          <table:table-cell table:formula="of:=[.C552]/([.D552]-[.D551])" office:value-type="float" office:value="100184.696282433" calcext:value-type="float">
            <text:p>100184.696282433</text:p>
          </table:table-cell>
          <table:table-cell/>
          <table:table-cell office:value-type="float" office:value="1443144424.48625" calcext:value-type="float">
            <text:p>1443144424.48625</text:p>
          </table:table-cell>
          <table:table-cell table:formula="of:=[.G552]-[.$B$2]" office:value-type="float" office:value="64.4860661029816" calcext:value-type="float">
            <text:p>64.486066103</text:p>
          </table:table-cell>
          <table:table-cell table:formula="of:=[.C552]/([.H552]-[.H551])" office:value-type="float" office:value="100220.474014274" calcext:value-type="float">
            <text:p>100220.474014274</text:p>
          </table:table-cell>
          <table:table-cell table:formula="of:=[.G552]-[.$B552]" office:value-type="float" office:value="0.283324241638184" calcext:value-type="float">
            <text:p>0.283324241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4424.24702" calcext:value-type="float">
            <text:p>1443144424.24702</text:p>
          </table:table-cell>
          <table:table-cell office:value-type="float" office:value="4416" calcext:value-type="float">
            <text:p>4416</text:p>
          </table:table-cell>
          <table:table-cell table:formula="of:=[.B553]-[.$B$2]" office:value-type="float" office:value="64.2468361854553" calcext:value-type="float">
            <text:p>64.2468361855</text:p>
          </table:table-cell>
          <table:table-cell table:formula="of:=[.C553]/([.D553]-[.D552])" office:value-type="float" office:value="100148.94408608" calcext:value-type="float">
            <text:p>100148.94408608</text:p>
          </table:table-cell>
          <table:table-cell/>
          <table:table-cell office:value-type="float" office:value="1443144424.53032" calcext:value-type="float">
            <text:p>1443144424.53032</text:p>
          </table:table-cell>
          <table:table-cell table:formula="of:=[.G553]-[.$B$2]" office:value-type="float" office:value="64.5301313400269" calcext:value-type="float">
            <text:p>64.53013134</text:p>
          </table:table-cell>
          <table:table-cell table:formula="of:=[.C553]/([.H553]-[.H552])" office:value-type="float" office:value="100215.05150333" calcext:value-type="float">
            <text:p>100215.05150333</text:p>
          </table:table-cell>
          <table:table-cell table:formula="of:=[.G553]-[.$B553]" office:value-type="float" office:value="0.283295154571533" calcext:value-type="float">
            <text:p>0.283295154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4424.29107" calcext:value-type="float">
            <text:p>1443144424.29107</text:p>
          </table:table-cell>
          <table:table-cell office:value-type="float" office:value="4416" calcext:value-type="float">
            <text:p>4416</text:p>
          </table:table-cell>
          <table:table-cell table:formula="of:=[.B554]-[.$B$2]" office:value-type="float" office:value="64.2908856868744" calcext:value-type="float">
            <text:p>64.2908856869</text:p>
          </table:table-cell>
          <table:table-cell table:formula="of:=[.C554]/([.D554]-[.D553])" office:value-type="float" office:value="100250.850923104" calcext:value-type="float">
            <text:p>100250.850923104</text:p>
          </table:table-cell>
          <table:table-cell/>
          <table:table-cell office:value-type="float" office:value="1443144424.57448" calcext:value-type="float">
            <text:p>1443144424.57448</text:p>
          </table:table-cell>
          <table:table-cell table:formula="of:=[.G554]-[.$B$2]" office:value-type="float" office:value="64.5742952823639" calcext:value-type="float">
            <text:p>64.5742952824</text:p>
          </table:table-cell>
          <table:table-cell table:formula="of:=[.C554]/([.H554]-[.H553])" office:value-type="float" office:value="99991.0734032618" calcext:value-type="float">
            <text:p>99991.0734032618</text:p>
          </table:table-cell>
          <table:table-cell table:formula="of:=[.G554]-[.$B554]" office:value-type="float" office:value="0.283409595489502" calcext:value-type="float">
            <text:p>0.283409595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4424.33519" calcext:value-type="float">
            <text:p>1443144424.33519</text:p>
          </table:table-cell>
          <table:table-cell office:value-type="float" office:value="4416" calcext:value-type="float">
            <text:p>4416</text:p>
          </table:table-cell>
          <table:table-cell table:formula="of:=[.B555]-[.$B$2]" office:value-type="float" office:value="64.3350045681" calcext:value-type="float">
            <text:p>64.3350045681</text:p>
          </table:table-cell>
          <table:table-cell table:formula="of:=[.C555]/([.D555]-[.D554])" office:value-type="float" office:value="100093.199948122" calcext:value-type="float">
            <text:p>100093.199948122</text:p>
          </table:table-cell>
          <table:table-cell/>
          <table:table-cell office:value-type="float" office:value="1443144424.6185" calcext:value-type="float">
            <text:p>1443144424.6185</text:p>
          </table:table-cell>
          <table:table-cell table:formula="of:=[.G555]-[.$B$2]" office:value-type="float" office:value="64.6183087825775" calcext:value-type="float">
            <text:p>64.6183087826</text:p>
          </table:table-cell>
          <table:table-cell table:formula="of:=[.C555]/([.H555]-[.H554])" office:value-type="float" office:value="100332.851933307" calcext:value-type="float">
            <text:p>100332.851933307</text:p>
          </table:table-cell>
          <table:table-cell table:formula="of:=[.G555]-[.$B555]" office:value-type="float" office:value="0.283304214477539" calcext:value-type="float">
            <text:p>0.283304214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4424.37927" calcext:value-type="float">
            <text:p>1443144424.37927</text:p>
          </table:table-cell>
          <table:table-cell office:value-type="float" office:value="4416" calcext:value-type="float">
            <text:p>4416</text:p>
          </table:table-cell>
          <table:table-cell table:formula="of:=[.B556]-[.$B$2]" office:value-type="float" office:value="64.3790860176086" calcext:value-type="float">
            <text:p>64.3790860176</text:p>
          </table:table-cell>
          <table:table-cell table:formula="of:=[.C556]/([.D556]-[.D555])" office:value-type="float" office:value="100178.193984564" calcext:value-type="float">
            <text:p>100178.193984564</text:p>
          </table:table-cell>
          <table:table-cell/>
          <table:table-cell office:value-type="float" office:value="1443144424.66258" calcext:value-type="float">
            <text:p>1443144424.66258</text:p>
          </table:table-cell>
          <table:table-cell table:formula="of:=[.G556]-[.$B$2]" office:value-type="float" office:value="64.6623950004578" calcext:value-type="float">
            <text:p>64.6623950005</text:p>
          </table:table-cell>
          <table:table-cell table:formula="of:=[.C556]/([.H556]-[.H555])" office:value-type="float" office:value="100167.358696887" calcext:value-type="float">
            <text:p>100167.358696887</text:p>
          </table:table-cell>
          <table:table-cell table:formula="of:=[.G556]-[.$B556]" office:value-type="float" office:value="0.283308982849121" calcext:value-type="float">
            <text:p>0.283308982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4424.42336" calcext:value-type="float">
            <text:p>1443144424.42336</text:p>
          </table:table-cell>
          <table:table-cell office:value-type="float" office:value="4416" calcext:value-type="float">
            <text:p>4416</text:p>
          </table:table-cell>
          <table:table-cell table:formula="of:=[.B557]-[.$B$2]" office:value-type="float" office:value="64.4231724739075" calcext:value-type="float">
            <text:p>64.4231724739</text:p>
          </table:table-cell>
          <table:table-cell table:formula="of:=[.C557]/([.D557]-[.D556])" office:value-type="float" office:value="100166.81699403" calcext:value-type="float">
            <text:p>100166.81699403</text:p>
          </table:table-cell>
          <table:table-cell/>
          <table:table-cell office:value-type="float" office:value="1443144424.70671" calcext:value-type="float">
            <text:p>1443144424.70671</text:p>
          </table:table-cell>
          <table:table-cell table:formula="of:=[.G557]-[.$B$2]" office:value-type="float" office:value="64.7065234184265" calcext:value-type="float">
            <text:p>64.7065234184</text:p>
          </table:table-cell>
          <table:table-cell table:formula="of:=[.C557]/([.H557]-[.H556])" office:value-type="float" office:value="100071.56846473" calcext:value-type="float">
            <text:p>100071.56846473</text:p>
          </table:table-cell>
          <table:table-cell table:formula="of:=[.G557]-[.$B557]" office:value-type="float" office:value="0.283350944519043" calcext:value-type="float">
            <text:p>0.283350944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4424.46744" calcext:value-type="float">
            <text:p>1443144424.46744</text:p>
          </table:table-cell>
          <table:table-cell office:value-type="float" office:value="4416" calcext:value-type="float">
            <text:p>4416</text:p>
          </table:table-cell>
          <table:table-cell table:formula="of:=[.B558]-[.$B$2]" office:value-type="float" office:value="64.4672510623932" calcext:value-type="float">
            <text:p>64.4672510624</text:p>
          </table:table-cell>
          <table:table-cell table:formula="of:=[.C558]/([.D558]-[.D557])" office:value-type="float" office:value="100184.696282433" calcext:value-type="float">
            <text:p>100184.696282433</text:p>
          </table:table-cell>
          <table:table-cell/>
          <table:table-cell office:value-type="float" office:value="1443144424.75083" calcext:value-type="float">
            <text:p>1443144424.75083</text:p>
          </table:table-cell>
          <table:table-cell table:formula="of:=[.G558]-[.$B$2]" office:value-type="float" office:value="64.7506456375122" calcext:value-type="float">
            <text:p>64.7506456375</text:p>
          </table:table-cell>
          <table:table-cell table:formula="of:=[.C558]/([.H558]-[.H557])" office:value-type="float" office:value="100085.627865256" calcext:value-type="float">
            <text:p>100085.627865256</text:p>
          </table:table-cell>
          <table:table-cell table:formula="of:=[.G558]-[.$B558]" office:value-type="float" office:value="0.283394575119019" calcext:value-type="float">
            <text:p>0.283394575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4424.51153" calcext:value-type="float">
            <text:p>1443144424.51153</text:p>
          </table:table-cell>
          <table:table-cell office:value-type="float" office:value="4416" calcext:value-type="float">
            <text:p>4416</text:p>
          </table:table-cell>
          <table:table-cell table:formula="of:=[.B559]-[.$B$2]" office:value-type="float" office:value="64.5113422870636" calcext:value-type="float">
            <text:p>64.5113422871</text:p>
          </table:table-cell>
          <table:table-cell table:formula="of:=[.C559]/([.D559]-[.D558])" office:value-type="float" office:value="100155.984167153" calcext:value-type="float">
            <text:p>100155.984167153</text:p>
          </table:table-cell>
          <table:table-cell/>
          <table:table-cell office:value-type="float" office:value="1443144424.79523" calcext:value-type="float">
            <text:p>1443144424.79523</text:p>
          </table:table-cell>
          <table:table-cell table:formula="of:=[.G559]-[.$B$2]" office:value-type="float" office:value="64.795036315918" calcext:value-type="float">
            <text:p>64.7950363159</text:p>
          </table:table-cell>
          <table:table-cell table:formula="of:=[.C559]/([.H559]-[.H558])" office:value-type="float" office:value="99480.3449416719" calcext:value-type="float">
            <text:p>99480.3449416719</text:p>
          </table:table-cell>
          <table:table-cell table:formula="of:=[.G559]-[.$B559]" office:value-type="float" office:value="0.28369402885437" calcext:value-type="float">
            <text:p>0.28369402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4424.55567" calcext:value-type="float">
            <text:p>1443144424.55567</text:p>
          </table:table-cell>
          <table:table-cell office:value-type="float" office:value="4416" calcext:value-type="float">
            <text:p>4416</text:p>
          </table:table-cell>
          <table:table-cell table:formula="of:=[.B560]-[.$B$2]" office:value-type="float" office:value="64.5554764270783" calcext:value-type="float">
            <text:p>64.5554764271</text:p>
          </table:table-cell>
          <table:table-cell table:formula="of:=[.C560]/([.D560]-[.D559])" office:value-type="float" office:value="100058.594061973" calcext:value-type="float">
            <text:p>100058.594061973</text:p>
          </table:table-cell>
          <table:table-cell/>
          <table:table-cell office:value-type="float" office:value="1443144424.88301" calcext:value-type="float">
            <text:p>1443144424.88301</text:p>
          </table:table-cell>
          <table:table-cell table:formula="of:=[.G560]-[.$B$2]" office:value-type="float" office:value="64.8828177452087" calcext:value-type="float">
            <text:p>64.8828177452</text:p>
          </table:table-cell>
          <table:table-cell table:formula="of:=[.C560]/([.H560]-[.H559])" office:value-type="float" office:value="50306.7680223368" calcext:value-type="float">
            <text:p>50306.7680223368</text:p>
          </table:table-cell>
          <table:table-cell table:formula="of:=[.G560]-[.$B560]" office:value-type="float" office:value="0.327341318130493" calcext:value-type="float">
            <text:p>0.327341318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4424.59976" calcext:value-type="float">
            <text:p>1443144424.59976</text:p>
          </table:table-cell>
          <table:table-cell office:value-type="float" office:value="4416" calcext:value-type="float">
            <text:p>4416</text:p>
          </table:table-cell>
          <table:table-cell table:formula="of:=[.B561]-[.$B$2]" office:value-type="float" office:value="64.5995674133301" calcext:value-type="float">
            <text:p>64.5995674133</text:p>
          </table:table-cell>
          <table:table-cell table:formula="of:=[.C561]/([.D561]-[.D560])" office:value-type="float" office:value="100156.525752848" calcext:value-type="float">
            <text:p>100156.525752848</text:p>
          </table:table-cell>
          <table:table-cell/>
          <table:table-cell office:value-type="float" office:value="1443144424.97122" calcext:value-type="float">
            <text:p>1443144424.97122</text:p>
          </table:table-cell>
          <table:table-cell table:formula="of:=[.G561]-[.$B$2]" office:value-type="float" office:value="64.9710330963135" calcext:value-type="float">
            <text:p>64.9710330963</text:p>
          </table:table-cell>
          <table:table-cell table:formula="of:=[.C561]/([.H561]-[.H560])" office:value-type="float" office:value="50059.3144469489" calcext:value-type="float">
            <text:p>50059.3144469489</text:p>
          </table:table-cell>
          <table:table-cell table:formula="of:=[.G561]-[.$B561]" office:value-type="float" office:value="0.371465682983398" calcext:value-type="float">
            <text:p>0.37146568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4424.64385" calcext:value-type="float">
            <text:p>1443144424.64385</text:p>
          </table:table-cell>
          <table:table-cell office:value-type="float" office:value="4416" calcext:value-type="float">
            <text:p>4416</text:p>
          </table:table-cell>
          <table:table-cell table:formula="of:=[.B562]-[.$B$2]" office:value-type="float" office:value="64.6436569690704" calcext:value-type="float">
            <text:p>64.6436569691</text:p>
          </table:table-cell>
          <table:table-cell table:formula="of:=[.C562]/([.D562]-[.D561])" office:value-type="float" office:value="100159.775390023" calcext:value-type="float">
            <text:p>100159.775390023</text:p>
          </table:table-cell>
          <table:table-cell/>
          <table:table-cell office:value-type="float" office:value="1443144424.98589" calcext:value-type="float">
            <text:p>1443144424.98589</text:p>
          </table:table-cell>
          <table:table-cell table:formula="of:=[.G562]-[.$B$2]" office:value-type="float" office:value="64.9856979846954" calcext:value-type="float">
            <text:p>64.9856979847</text:p>
          </table:table-cell>
          <table:table-cell table:formula="of:=[.C562]/([.H562]-[.H561])" office:value-type="float" office:value="301127.419792226" calcext:value-type="float">
            <text:p>301127.419792226</text:p>
          </table:table-cell>
          <table:table-cell table:formula="of:=[.G562]-[.$B562]" office:value-type="float" office:value="0.342041015625" calcext:value-type="float">
            <text:p>0.34204101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4424.68791" calcext:value-type="float">
            <text:p>1443144424.68791</text:p>
          </table:table-cell>
          <table:table-cell office:value-type="float" office:value="4416" calcext:value-type="float">
            <text:p>4416</text:p>
          </table:table-cell>
          <table:table-cell table:formula="of:=[.B563]-[.$B$2]" office:value-type="float" office:value="64.6877217292786" calcext:value-type="float">
            <text:p>64.6877217293</text:p>
          </table:table-cell>
          <table:table-cell table:formula="of:=[.C563]/([.D563]-[.D562])" office:value-type="float" office:value="100216.135958576" calcext:value-type="float">
            <text:p>100216.135958576</text:p>
          </table:table-cell>
          <table:table-cell/>
          <table:table-cell office:value-type="float" office:value="1443144425.01531" calcext:value-type="float">
            <text:p>1443144425.01531</text:p>
          </table:table-cell>
          <table:table-cell table:formula="of:=[.G563]-[.$B$2]" office:value-type="float" office:value="65.0151243209839" calcext:value-type="float">
            <text:p>65.015124321</text:p>
          </table:table-cell>
          <table:table-cell table:formula="of:=[.C563]/([.H563]-[.H562])" office:value-type="float" office:value="150069.65042172" calcext:value-type="float">
            <text:p>150069.65042172</text:p>
          </table:table-cell>
          <table:table-cell table:formula="of:=[.G563]-[.$B563]" office:value-type="float" office:value="0.327402591705322" calcext:value-type="float">
            <text:p>0.327402591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4424.73198" calcext:value-type="float">
            <text:p>1443144424.73198</text:p>
          </table:table-cell>
          <table:table-cell office:value-type="float" office:value="4416" calcext:value-type="float">
            <text:p>4416</text:p>
          </table:table-cell>
          <table:table-cell table:formula="of:=[.B564]-[.$B$2]" office:value-type="float" office:value="64.7317905426025" calcext:value-type="float">
            <text:p>64.7317905426</text:p>
          </table:table-cell>
          <table:table-cell table:formula="of:=[.C564]/([.D564]-[.D563])" office:value-type="float" office:value="100206.918837036" calcext:value-type="float">
            <text:p>100206.918837036</text:p>
          </table:table-cell>
          <table:table-cell/>
          <table:table-cell office:value-type="float" office:value="1443144425.02874" calcext:value-type="float">
            <text:p>1443144425.02874</text:p>
          </table:table-cell>
          <table:table-cell table:formula="of:=[.G564]-[.$B$2]" office:value-type="float" office:value="65.0285542011261" calcext:value-type="float">
            <text:p>65.0285542011</text:p>
          </table:table-cell>
          <table:table-cell table:formula="of:=[.C564]/([.H564]-[.H563])" office:value-type="float" office:value="328819.017983632" calcext:value-type="float">
            <text:p>328819.017983632</text:p>
          </table:table-cell>
          <table:table-cell table:formula="of:=[.G564]-[.$B564]" office:value-type="float" office:value="0.29676365852356" calcext:value-type="float">
            <text:p>0.296763658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4424.77606" calcext:value-type="float">
            <text:p>1443144424.77606</text:p>
          </table:table-cell>
          <table:table-cell office:value-type="float" office:value="4416" calcext:value-type="float">
            <text:p>4416</text:p>
          </table:table-cell>
          <table:table-cell table:formula="of:=[.B565]-[.$B$2]" office:value-type="float" office:value="64.7758724689484" calcext:value-type="float">
            <text:p>64.7758724689</text:p>
          </table:table-cell>
          <table:table-cell table:formula="of:=[.C565]/([.D565]-[.D564])" office:value-type="float" office:value="100177.110350311" calcext:value-type="float">
            <text:p>100177.110350311</text:p>
          </table:table-cell>
          <table:table-cell/>
          <table:table-cell office:value-type="float" office:value="1443144425.05922" calcext:value-type="float">
            <text:p>1443144425.05922</text:p>
          </table:table-cell>
          <table:table-cell table:formula="of:=[.G565]-[.$B$2]" office:value-type="float" office:value="65.0590286254883" calcext:value-type="float">
            <text:p>65.0590286255</text:p>
          </table:table-cell>
          <table:table-cell table:formula="of:=[.C565]/([.H565]-[.H564])" office:value-type="float" office:value="144908.397530884" calcext:value-type="float">
            <text:p>144908.397530884</text:p>
          </table:table-cell>
          <table:table-cell table:formula="of:=[.G565]-[.$B565]" office:value-type="float" office:value="0.283156156539917" calcext:value-type="float">
            <text:p>0.283156156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4424.82013" calcext:value-type="float">
            <text:p>1443144424.82013</text:p>
          </table:table-cell>
          <table:table-cell office:value-type="float" office:value="4416" calcext:value-type="float">
            <text:p>4416</text:p>
          </table:table-cell>
          <table:table-cell table:formula="of:=[.B566]-[.$B$2]" office:value-type="float" office:value="64.819938659668" calcext:value-type="float">
            <text:p>64.8199386597</text:p>
          </table:table-cell>
          <table:table-cell table:formula="of:=[.C566]/([.D566]-[.D565])" office:value-type="float" office:value="100212.882663247" calcext:value-type="float">
            <text:p>100212.882663247</text:p>
          </table:table-cell>
          <table:table-cell/>
          <table:table-cell office:value-type="float" office:value="1443144425.10349" calcext:value-type="float">
            <text:p>1443144425.10349</text:p>
          </table:table-cell>
          <table:table-cell table:formula="of:=[.G566]-[.$B$2]" office:value-type="float" office:value="65.103303194046" calcext:value-type="float">
            <text:p>65.103303194</text:p>
          </table:table-cell>
          <table:table-cell table:formula="of:=[.C566]/([.H566]-[.H565])" office:value-type="float" office:value="99741.2316788816" calcext:value-type="float">
            <text:p>99741.2316788816</text:p>
          </table:table-cell>
          <table:table-cell table:formula="of:=[.G566]-[.$B566]" office:value-type="float" office:value="0.283364534378052" calcext:value-type="float">
            <text:p>0.283364534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4424.86419" calcext:value-type="float">
            <text:p>1443144424.86419</text:p>
          </table:table-cell>
          <table:table-cell office:value-type="float" office:value="4416" calcext:value-type="float">
            <text:p>4416</text:p>
          </table:table-cell>
          <table:table-cell table:formula="of:=[.B567]-[.$B$2]" office:value-type="float" office:value="64.8640029430389" calcext:value-type="float">
            <text:p>64.864002943</text:p>
          </table:table-cell>
          <table:table-cell table:formula="of:=[.C567]/([.D567]-[.D566])" office:value-type="float" office:value="100217.220437293" calcext:value-type="float">
            <text:p>100217.220437293</text:p>
          </table:table-cell>
          <table:table-cell/>
          <table:table-cell office:value-type="float" office:value="1443144425.14748" calcext:value-type="float">
            <text:p>1443144425.14748</text:p>
          </table:table-cell>
          <table:table-cell table:formula="of:=[.G567]-[.$B$2]" office:value-type="float" office:value="65.1472940444946" calcext:value-type="float">
            <text:p>65.1472940445</text:p>
          </table:table-cell>
          <table:table-cell table:formula="of:=[.C567]/([.H567]-[.H566])" office:value-type="float" office:value="100384.510755456" calcext:value-type="float">
            <text:p>100384.510755456</text:p>
          </table:table-cell>
          <table:table-cell table:formula="of:=[.G567]-[.$B567]" office:value-type="float" office:value="0.283291101455688" calcext:value-type="float">
            <text:p>0.283291101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4424.90826" calcext:value-type="float">
            <text:p>1443144424.90826</text:p>
          </table:table-cell>
          <table:table-cell office:value-type="float" office:value="4416" calcext:value-type="float">
            <text:p>4416</text:p>
          </table:table-cell>
          <table:table-cell table:formula="of:=[.B568]-[.$B$2]" office:value-type="float" office:value="64.9080686569214" calcext:value-type="float">
            <text:p>64.9080686569</text:p>
          </table:table-cell>
          <table:table-cell table:formula="of:=[.C568]/([.D568]-[.D567])" office:value-type="float" office:value="100213.967071554" calcext:value-type="float">
            <text:p>100213.967071554</text:p>
          </table:table-cell>
          <table:table-cell/>
          <table:table-cell office:value-type="float" office:value="1443144425.1609" calcext:value-type="float">
            <text:p>1443144425.1609</text:p>
          </table:table-cell>
          <table:table-cell table:formula="of:=[.G568]-[.$B$2]" office:value-type="float" office:value="65.1607127189636" calcext:value-type="float">
            <text:p>65.160712719</text:p>
          </table:table-cell>
          <table:table-cell table:formula="of:=[.C568]/([.H568]-[.H567])" office:value-type="float" office:value="329093.608329484" calcext:value-type="float">
            <text:p>329093.608329484</text:p>
          </table:table-cell>
          <table:table-cell table:formula="of:=[.G568]-[.$B568]" office:value-type="float" office:value="0.252644062042236" calcext:value-type="float">
            <text:p>0.25264406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4424.95232" calcext:value-type="float">
            <text:p>1443144424.95232</text:p>
          </table:table-cell>
          <table:table-cell office:value-type="float" office:value="4416" calcext:value-type="float">
            <text:p>4416</text:p>
          </table:table-cell>
          <table:table-cell table:formula="of:=[.B569]-[.$B$2]" office:value-type="float" office:value="64.9521267414093" calcext:value-type="float">
            <text:p>64.9521267414</text:p>
          </table:table-cell>
          <table:table-cell table:formula="of:=[.C569]/([.D569]-[.D568])" office:value-type="float" office:value="100231.320796783" calcext:value-type="float">
            <text:p>100231.320796783</text:p>
          </table:table-cell>
          <table:table-cell/>
          <table:table-cell office:value-type="float" office:value="1443144425.19153" calcext:value-type="float">
            <text:p>1443144425.19153</text:p>
          </table:table-cell>
          <table:table-cell table:formula="of:=[.G569]-[.$B$2]" office:value-type="float" office:value="65.1913375854492" calcext:value-type="float">
            <text:p>65.1913375854</text:p>
          </table:table-cell>
          <table:table-cell table:formula="of:=[.C569]/([.H569]-[.H568])" office:value-type="float" office:value="144196.547014403" calcext:value-type="float">
            <text:p>144196.547014403</text:p>
          </table:table-cell>
          <table:table-cell table:formula="of:=[.G569]-[.$B569]" office:value-type="float" office:value="0.239210844039917" calcext:value-type="float">
            <text:p>0.23921084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4424.99637" calcext:value-type="float">
            <text:p>1443144424.99637</text:p>
          </table:table-cell>
          <table:table-cell office:value-type="float" office:value="4416" calcext:value-type="float">
            <text:p>4416</text:p>
          </table:table-cell>
          <table:table-cell table:formula="of:=[.B570]-[.$B$2]" office:value-type="float" office:value="64.9961791038513" calcext:value-type="float">
            <text:p>64.9961791039</text:p>
          </table:table-cell>
          <table:table-cell table:formula="of:=[.C570]/([.D570]-[.D569])" office:value-type="float" office:value="100244.340035396" calcext:value-type="float">
            <text:p>100244.340035396</text:p>
          </table:table-cell>
          <table:table-cell/>
          <table:table-cell office:value-type="float" office:value="1443144425.23424" calcext:value-type="float">
            <text:p>1443144425.23424</text:p>
          </table:table-cell>
          <table:table-cell table:formula="of:=[.G570]-[.$B$2]" office:value-type="float" office:value="65.2340488433838" calcext:value-type="float">
            <text:p>65.2340488434</text:p>
          </table:table-cell>
          <table:table-cell table:formula="of:=[.C570]/([.H570]-[.H569])" office:value-type="float" office:value="103391.944268298" calcext:value-type="float">
            <text:p>103391.944268298</text:p>
          </table:table-cell>
          <table:table-cell table:formula="of:=[.G570]-[.$B570]" office:value-type="float" office:value="0.237869739532471" calcext:value-type="float">
            <text:p>0.237869739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4425.03872" calcext:value-type="float">
            <text:p>1443144425.03872</text:p>
          </table:table-cell>
          <table:table-cell office:value-type="float" office:value="4416" calcext:value-type="float">
            <text:p>4416</text:p>
          </table:table-cell>
          <table:table-cell table:formula="of:=[.B571]-[.$B$2]" office:value-type="float" office:value="65.0385327339172" calcext:value-type="float">
            <text:p>65.0385327339</text:p>
          </table:table-cell>
          <table:table-cell table:formula="of:=[.C571]/([.D571]-[.D570])" office:value-type="float" office:value="104264.97075049" calcext:value-type="float">
            <text:p>104264.97075049</text:p>
          </table:table-cell>
          <table:table-cell/>
          <table:table-cell office:value-type="float" office:value="1443144425.27614" calcext:value-type="float">
            <text:p>1443144425.27614</text:p>
          </table:table-cell>
          <table:table-cell table:formula="of:=[.G571]-[.$B$2]" office:value-type="float" office:value="65.2759466171265" calcext:value-type="float">
            <text:p>65.2759466171</text:p>
          </table:table-cell>
          <table:table-cell table:formula="of:=[.C571]/([.H571]-[.H570])" office:value-type="float" office:value="105399.394896775" calcext:value-type="float">
            <text:p>105399.394896775</text:p>
          </table:table-cell>
          <table:table-cell table:formula="of:=[.G571]-[.$B571]" office:value-type="float" office:value="0.237413883209229" calcext:value-type="float">
            <text:p>0.237413883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4425.08096" calcext:value-type="float">
            <text:p>1443144425.08096</text:p>
          </table:table-cell>
          <table:table-cell office:value-type="float" office:value="4416" calcext:value-type="float">
            <text:p>4416</text:p>
          </table:table-cell>
          <table:table-cell table:formula="of:=[.B572]-[.$B$2]" office:value-type="float" office:value="65.0807719230652" calcext:value-type="float">
            <text:p>65.0807719231</text:p>
          </table:table-cell>
          <table:table-cell table:formula="of:=[.C572]/([.D572]-[.D571])" office:value-type="float" office:value="104547.461470728" calcext:value-type="float">
            <text:p>104547.461470728</text:p>
          </table:table-cell>
          <table:table-cell/>
          <table:table-cell office:value-type="float" office:value="1443144425.31841" calcext:value-type="float">
            <text:p>1443144425.31841</text:p>
          </table:table-cell>
          <table:table-cell table:formula="of:=[.G572]-[.$B$2]" office:value-type="float" office:value="65.3182199001312" calcext:value-type="float">
            <text:p>65.3182199001</text:p>
          </table:table-cell>
          <table:table-cell table:formula="of:=[.C572]/([.H572]-[.H571])" office:value-type="float" office:value="104463.14282008" calcext:value-type="float">
            <text:p>104463.14282008</text:p>
          </table:table-cell>
          <table:table-cell table:formula="of:=[.G572]-[.$B572]" office:value-type="float" office:value="0.23744797706604" calcext:value-type="float">
            <text:p>0.237447977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4425.12319" calcext:value-type="float">
            <text:p>1443144425.12319</text:p>
          </table:table-cell>
          <table:table-cell office:value-type="float" office:value="4416" calcext:value-type="float">
            <text:p>4416</text:p>
          </table:table-cell>
          <table:table-cell table:formula="of:=[.B573]-[.$B$2]" office:value-type="float" office:value="65.1229999065399" calcext:value-type="float">
            <text:p>65.1229999065</text:p>
          </table:table-cell>
          <table:table-cell table:formula="of:=[.C573]/([.D573]-[.D572])" office:value-type="float" office:value="104575.204322566" calcext:value-type="float">
            <text:p>104575.204322566</text:p>
          </table:table-cell>
          <table:table-cell/>
          <table:table-cell office:value-type="float" office:value="1443144425.3606" calcext:value-type="float">
            <text:p>1443144425.3606</text:p>
          </table:table-cell>
          <table:table-cell table:formula="of:=[.G573]-[.$B$2]" office:value-type="float" office:value="65.3604140281677" calcext:value-type="float">
            <text:p>65.3604140282</text:p>
          </table:table-cell>
          <table:table-cell table:formula="of:=[.C573]/([.H573]-[.H572])" office:value-type="float" office:value="104659.112665631" calcext:value-type="float">
            <text:p>104659.112665631</text:p>
          </table:table-cell>
          <table:table-cell table:formula="of:=[.G573]-[.$B573]" office:value-type="float" office:value="0.237414121627808" calcext:value-type="float">
            <text:p>0.237414121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4425.16538" calcext:value-type="float">
            <text:p>1443144425.16538</text:p>
          </table:table-cell>
          <table:table-cell office:value-type="float" office:value="4416" calcext:value-type="float">
            <text:p>4416</text:p>
          </table:table-cell>
          <table:table-cell table:formula="of:=[.B574]-[.$B$2]" office:value-type="float" office:value="65.1651952266693" calcext:value-type="float">
            <text:p>65.1651952267</text:p>
          </table:table-cell>
          <table:table-cell table:formula="of:=[.C574]/([.D574]-[.D573])" office:value-type="float" office:value="104656.155859419" calcext:value-type="float">
            <text:p>104656.155859419</text:p>
          </table:table-cell>
          <table:table-cell/>
          <table:table-cell office:value-type="float" office:value="1443144425.40264" calcext:value-type="float">
            <text:p>1443144425.40264</text:p>
          </table:table-cell>
          <table:table-cell table:formula="of:=[.G574]-[.$B$2]" office:value-type="float" office:value="65.4024512767792" calcext:value-type="float">
            <text:p>65.4024512768</text:p>
          </table:table-cell>
          <table:table-cell table:formula="of:=[.C574]/([.H574]-[.H573])" office:value-type="float" office:value="105049.691544207" calcext:value-type="float">
            <text:p>105049.691544207</text:p>
          </table:table-cell>
          <table:table-cell table:formula="of:=[.G574]-[.$B574]" office:value-type="float" office:value="0.237256050109863" calcext:value-type="float">
            <text:p>0.237256050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4425.20757" calcext:value-type="float">
            <text:p>1443144425.20757</text:p>
          </table:table-cell>
          <table:table-cell office:value-type="float" office:value="4416" calcext:value-type="float">
            <text:p>4416</text:p>
          </table:table-cell>
          <table:table-cell table:formula="of:=[.B575]-[.$B$2]" office:value-type="float" office:value="65.2073769569397" calcext:value-type="float">
            <text:p>65.2073769569</text:p>
          </table:table-cell>
          <table:table-cell table:formula="of:=[.C575]/([.D575]-[.D574])" office:value-type="float" office:value="104689.873357336" calcext:value-type="float">
            <text:p>104689.873357336</text:p>
          </table:table-cell>
          <table:table-cell/>
          <table:table-cell office:value-type="float" office:value="1443144425.44493" calcext:value-type="float">
            <text:p>1443144425.44493</text:p>
          </table:table-cell>
          <table:table-cell table:formula="of:=[.G575]-[.$B$2]" office:value-type="float" office:value="65.4447414875031" calcext:value-type="float">
            <text:p>65.4447414875</text:p>
          </table:table-cell>
          <table:table-cell table:formula="of:=[.C575]/([.H575]-[.H574])" office:value-type="float" office:value="104421.328823191" calcext:value-type="float">
            <text:p>104421.328823191</text:p>
          </table:table-cell>
          <table:table-cell table:formula="of:=[.G575]-[.$B575]" office:value-type="float" office:value="0.237364530563354" calcext:value-type="float">
            <text:p>0.237364530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4425.24977" calcext:value-type="float">
            <text:p>1443144425.24977</text:p>
          </table:table-cell>
          <table:table-cell office:value-type="float" office:value="4416" calcext:value-type="float">
            <text:p>4416</text:p>
          </table:table-cell>
          <table:table-cell table:formula="of:=[.B576]-[.$B$2]" office:value-type="float" office:value="65.2495834827423" calcext:value-type="float">
            <text:p>65.2495834827</text:p>
          </table:table-cell>
          <table:table-cell table:formula="of:=[.C576]/([.D576]-[.D575])" office:value-type="float" office:value="104628.370045247" calcext:value-type="float">
            <text:p>104628.370045247</text:p>
          </table:table-cell>
          <table:table-cell/>
          <table:table-cell office:value-type="float" office:value="1443144425.48712" calcext:value-type="float">
            <text:p>1443144425.48712</text:p>
          </table:table-cell>
          <table:table-cell table:formula="of:=[.G576]-[.$B$2]" office:value-type="float" office:value="65.4869287014008" calcext:value-type="float">
            <text:p>65.4869287014</text:p>
          </table:table-cell>
          <table:table-cell table:formula="of:=[.C576]/([.H576]-[.H575])" office:value-type="float" office:value="104676.265436913" calcext:value-type="float">
            <text:p>104676.265436913</text:p>
          </table:table-cell>
          <table:table-cell table:formula="of:=[.G576]-[.$B576]" office:value-type="float" office:value="0.237345218658447" calcext:value-type="float">
            <text:p>0.237345218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4425.292" calcext:value-type="float">
            <text:p>1443144425.292</text:p>
          </table:table-cell>
          <table:table-cell office:value-type="float" office:value="4416" calcext:value-type="float">
            <text:p>4416</text:p>
          </table:table-cell>
          <table:table-cell table:formula="of:=[.B577]-[.$B$2]" office:value-type="float" office:value="65.2918083667755" calcext:value-type="float">
            <text:p>65.2918083668</text:p>
          </table:table-cell>
          <table:table-cell table:formula="of:=[.C577]/([.D577]-[.D576])" office:value-type="float" office:value="104582.880477008" calcext:value-type="float">
            <text:p>104582.880477008</text:p>
          </table:table-cell>
          <table:table-cell/>
          <table:table-cell office:value-type="float" office:value="1443144425.52922" calcext:value-type="float">
            <text:p>1443144425.52922</text:p>
          </table:table-cell>
          <table:table-cell table:formula="of:=[.G577]-[.$B$2]" office:value-type="float" office:value="65.5290279388428" calcext:value-type="float">
            <text:p>65.5290279388</text:p>
          </table:table-cell>
          <table:table-cell table:formula="of:=[.C577]/([.H577]-[.H576])" office:value-type="float" office:value="104895.011604003" calcext:value-type="float">
            <text:p>104895.011604003</text:p>
          </table:table-cell>
          <table:table-cell table:formula="of:=[.G577]-[.$B577]" office:value-type="float" office:value="0.237219572067261" calcext:value-type="float">
            <text:p>0.237219572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4425.33418" calcext:value-type="float">
            <text:p>1443144425.33418</text:p>
          </table:table-cell>
          <table:table-cell office:value-type="float" office:value="4416" calcext:value-type="float">
            <text:p>4416</text:p>
          </table:table-cell>
          <table:table-cell table:formula="of:=[.B578]-[.$B$2]" office:value-type="float" office:value="65.3339877128601" calcext:value-type="float">
            <text:p>65.3339877129</text:p>
          </table:table-cell>
          <table:table-cell table:formula="of:=[.C578]/([.D578]-[.D577])" office:value-type="float" office:value="104695.790948093" calcext:value-type="float">
            <text:p>104695.790948093</text:p>
          </table:table-cell>
          <table:table-cell/>
          <table:table-cell office:value-type="float" office:value="1443144425.57149" calcext:value-type="float">
            <text:p>1443144425.57149</text:p>
          </table:table-cell>
          <table:table-cell table:formula="of:=[.G578]-[.$B$2]" office:value-type="float" office:value="65.5713000297546" calcext:value-type="float">
            <text:p>65.5713000298</text:p>
          </table:table-cell>
          <table:table-cell table:formula="of:=[.C578]/([.H578]-[.H577])" office:value-type="float" office:value="104466.088729964" calcext:value-type="float">
            <text:p>104466.088729964</text:p>
          </table:table-cell>
          <table:table-cell table:formula="of:=[.G578]-[.$B578]" office:value-type="float" office:value="0.237312316894531" calcext:value-type="float">
            <text:p>0.237312316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4425.37635" calcext:value-type="float">
            <text:p>1443144425.37635</text:p>
          </table:table-cell>
          <table:table-cell office:value-type="float" office:value="4416" calcext:value-type="float">
            <text:p>4416</text:p>
          </table:table-cell>
          <table:table-cell table:formula="of:=[.B579]-[.$B$2]" office:value-type="float" office:value="65.3761639595032" calcext:value-type="float">
            <text:p>65.3761639595</text:p>
          </table:table-cell>
          <table:table-cell table:formula="of:=[.C579]/([.D579]-[.D578])" office:value-type="float" office:value="104703.48481628" calcext:value-type="float">
            <text:p>104703.48481628</text:p>
          </table:table-cell>
          <table:table-cell/>
          <table:table-cell office:value-type="float" office:value="1443144425.61371" calcext:value-type="float">
            <text:p>1443144425.61371</text:p>
          </table:table-cell>
          <table:table-cell table:formula="of:=[.G579]-[.$B$2]" office:value-type="float" office:value="65.6135184764862" calcext:value-type="float">
            <text:p>65.6135184765</text:p>
          </table:table-cell>
          <table:table-cell table:formula="of:=[.C579]/([.H579]-[.H578])" office:value-type="float" office:value="104598.826860631" calcext:value-type="float">
            <text:p>104598.826860631</text:p>
          </table:table-cell>
          <table:table-cell table:formula="of:=[.G579]-[.$B579]" office:value-type="float" office:value="0.237354516983032" calcext:value-type="float">
            <text:p>0.23735451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4425.41853" calcext:value-type="float">
            <text:p>1443144425.41853</text:p>
          </table:table-cell>
          <table:table-cell office:value-type="float" office:value="4416" calcext:value-type="float">
            <text:p>4416</text:p>
          </table:table-cell>
          <table:table-cell table:formula="of:=[.B580]-[.$B$2]" office:value-type="float" office:value="65.4183404445648" calcext:value-type="float">
            <text:p>65.4183404446</text:p>
          </table:table-cell>
          <table:table-cell table:formula="of:=[.C580]/([.D580]-[.D579])" office:value-type="float" office:value="104702.892940119" calcext:value-type="float">
            <text:p>104702.892940119</text:p>
          </table:table-cell>
          <table:table-cell/>
          <table:table-cell office:value-type="float" office:value="1443144425.65592" calcext:value-type="float">
            <text:p>1443144425.65592</text:p>
          </table:table-cell>
          <table:table-cell table:formula="of:=[.G580]-[.$B$2]" office:value-type="float" office:value="65.6557283401489" calcext:value-type="float">
            <text:p>65.6557283401</text:p>
          </table:table-cell>
          <table:table-cell table:formula="of:=[.C580]/([.H580]-[.H579])" office:value-type="float" office:value="104620.096271485" calcext:value-type="float">
            <text:p>104620.096271485</text:p>
          </table:table-cell>
          <table:table-cell table:formula="of:=[.G580]-[.$B580]" office:value-type="float" office:value="0.237387895584106" calcext:value-type="float">
            <text:p>0.237387895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4425.4607" calcext:value-type="float">
            <text:p>1443144425.4607</text:p>
          </table:table-cell>
          <table:table-cell office:value-type="float" office:value="4416" calcext:value-type="float">
            <text:p>4416</text:p>
          </table:table-cell>
          <table:table-cell table:formula="of:=[.B581]-[.$B$2]" office:value-type="float" office:value="65.4605123996735" calcext:value-type="float">
            <text:p>65.4605123997</text:p>
          </table:table-cell>
          <table:table-cell table:formula="of:=[.C581]/([.D581]-[.D580])" office:value-type="float" office:value="104714.139731572" calcext:value-type="float">
            <text:p>104714.139731572</text:p>
          </table:table-cell>
          <table:table-cell/>
          <table:table-cell office:value-type="float" office:value="1443144425.69805" calcext:value-type="float">
            <text:p>1443144425.69805</text:p>
          </table:table-cell>
          <table:table-cell table:formula="of:=[.G581]-[.$B$2]" office:value-type="float" office:value="65.6978650093079" calcext:value-type="float">
            <text:p>65.6978650093</text:p>
          </table:table-cell>
          <table:table-cell table:formula="of:=[.C581]/([.H581]-[.H580])" office:value-type="float" office:value="104801.829099098" calcext:value-type="float">
            <text:p>104801.829099098</text:p>
          </table:table-cell>
          <table:table-cell table:formula="of:=[.G581]-[.$B581]" office:value-type="float" office:value="0.237352609634399" calcext:value-type="float">
            <text:p>0.237352609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4425.50288" calcext:value-type="float">
            <text:p>1443144425.50288</text:p>
          </table:table-cell>
          <table:table-cell office:value-type="float" office:value="4416" calcext:value-type="float">
            <text:p>4416</text:p>
          </table:table-cell>
          <table:table-cell table:formula="of:=[.B582]-[.$B$2]" office:value-type="float" office:value="65.502692937851" calcext:value-type="float">
            <text:p>65.5026929379</text:p>
          </table:table-cell>
          <table:table-cell table:formula="of:=[.C582]/([.D582]-[.D581])" office:value-type="float" office:value="104692.832069094" calcext:value-type="float">
            <text:p>104692.832069094</text:p>
          </table:table-cell>
          <table:table-cell/>
          <table:table-cell office:value-type="float" office:value="1443144425.7402" calcext:value-type="float">
            <text:p>1443144425.7402</text:p>
          </table:table-cell>
          <table:table-cell table:formula="of:=[.G582]-[.$B$2]" office:value-type="float" office:value="65.7400097846985" calcext:value-type="float">
            <text:p>65.7400097847</text:p>
          </table:table-cell>
          <table:table-cell table:formula="of:=[.C582]/([.H582]-[.H581])" office:value-type="float" office:value="104781.671252715" calcext:value-type="float">
            <text:p>104781.671252715</text:p>
          </table:table-cell>
          <table:table-cell table:formula="of:=[.G582]-[.$B582]" office:value-type="float" office:value="0.237316846847534" calcext:value-type="float">
            <text:p>0.237316846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4425.54506" calcext:value-type="float">
            <text:p>1443144425.54506</text:p>
          </table:table-cell>
          <table:table-cell office:value-type="float" office:value="4416" calcext:value-type="float">
            <text:p>4416</text:p>
          </table:table-cell>
          <table:table-cell table:formula="of:=[.B583]-[.$B$2]" office:value-type="float" office:value="65.5448701381683" calcext:value-type="float">
            <text:p>65.5448701382</text:p>
          </table:table-cell>
          <table:table-cell table:formula="of:=[.C583]/([.D583]-[.D582])" office:value-type="float" office:value="104701.117351784" calcext:value-type="float">
            <text:p>104701.117351784</text:p>
          </table:table-cell>
          <table:table-cell/>
          <table:table-cell office:value-type="float" office:value="1443144425.78245" calcext:value-type="float">
            <text:p>1443144425.78245</text:p>
          </table:table-cell>
          <table:table-cell table:formula="of:=[.G583]-[.$B$2]" office:value-type="float" office:value="65.782258272171" calcext:value-type="float">
            <text:p>65.7822582722</text:p>
          </table:table-cell>
          <table:table-cell table:formula="of:=[.C583]/([.H583]-[.H582])" office:value-type="float" office:value="104524.451978804" calcext:value-type="float">
            <text:p>104524.451978804</text:p>
          </table:table-cell>
          <table:table-cell table:formula="of:=[.G583]-[.$B583]" office:value-type="float" office:value="0.237388134002686" calcext:value-type="float">
            <text:p>0.23738813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4425.58738" calcext:value-type="float">
            <text:p>1443144425.58738</text:p>
          </table:table-cell>
          <table:table-cell office:value-type="float" office:value="4416" calcext:value-type="float">
            <text:p>4416</text:p>
          </table:table-cell>
          <table:table-cell table:formula="of:=[.B584]-[.$B$2]" office:value-type="float" office:value="65.5871877670288" calcext:value-type="float">
            <text:p>65.587187767</text:p>
          </table:table-cell>
          <table:table-cell table:formula="of:=[.C584]/([.D584]-[.D583])" office:value-type="float" office:value="104353.672899776" calcext:value-type="float">
            <text:p>104353.672899776</text:p>
          </table:table-cell>
          <table:table-cell/>
          <table:table-cell office:value-type="float" office:value="1443144425.82461" calcext:value-type="float">
            <text:p>1443144425.82461</text:p>
          </table:table-cell>
          <table:table-cell table:formula="of:=[.G584]-[.$B$2]" office:value-type="float" office:value="65.8244166374207" calcext:value-type="float">
            <text:p>65.8244166374</text:p>
          </table:table-cell>
          <table:table-cell table:formula="of:=[.C584]/([.H584]-[.H583])" office:value-type="float" office:value="104747.894607663" calcext:value-type="float">
            <text:p>104747.894607663</text:p>
          </table:table-cell>
          <table:table-cell table:formula="of:=[.G584]-[.$B584]" office:value-type="float" office:value="0.237228870391846" calcext:value-type="float">
            <text:p>0.237228870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4425.62957" calcext:value-type="float">
            <text:p>1443144425.62957</text:p>
          </table:table-cell>
          <table:table-cell office:value-type="float" office:value="4416" calcext:value-type="float">
            <text:p>4416</text:p>
          </table:table-cell>
          <table:table-cell table:formula="of:=[.B585]-[.$B$2]" office:value-type="float" office:value="65.6293814182282" calcext:value-type="float">
            <text:p>65.6293814182</text:p>
          </table:table-cell>
          <table:table-cell table:formula="of:=[.C585]/([.D585]-[.D584])" office:value-type="float" office:value="104660.295434897" calcext:value-type="float">
            <text:p>104660.295434897</text:p>
          </table:table-cell>
          <table:table-cell/>
          <table:table-cell office:value-type="float" office:value="1443144425.83804" calcext:value-type="float">
            <text:p>1443144425.83804</text:p>
          </table:table-cell>
          <table:table-cell table:formula="of:=[.G585]-[.$B$2]" office:value-type="float" office:value="65.8378541469574" calcext:value-type="float">
            <text:p>65.837854147</text:p>
          </table:table-cell>
          <table:table-cell table:formula="of:=[.C585]/([.H585]-[.H584])" office:value-type="float" office:value="328632.32490552" calcext:value-type="float">
            <text:p>328632.32490552</text:p>
          </table:table-cell>
          <table:table-cell table:formula="of:=[.G585]-[.$B585]" office:value-type="float" office:value="0.208472728729248" calcext:value-type="float">
            <text:p>0.208472728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4425.67176" calcext:value-type="float">
            <text:p>1443144425.67176</text:p>
          </table:table-cell>
          <table:table-cell office:value-type="float" office:value="4416" calcext:value-type="float">
            <text:p>4416</text:p>
          </table:table-cell>
          <table:table-cell table:formula="of:=[.B586]-[.$B$2]" office:value-type="float" office:value="65.6715750694275" calcext:value-type="float">
            <text:p>65.6715750694</text:p>
          </table:table-cell>
          <table:table-cell table:formula="of:=[.C586]/([.D586]-[.D585])" office:value-type="float" office:value="104660.295434897" calcext:value-type="float">
            <text:p>104660.295434897</text:p>
          </table:table-cell>
          <table:table-cell/>
          <table:table-cell office:value-type="float" office:value="1443144425.909" calcext:value-type="float">
            <text:p>1443144425.909</text:p>
          </table:table-cell>
          <table:table-cell table:formula="of:=[.G586]-[.$B$2]" office:value-type="float" office:value="65.9088096618652" calcext:value-type="float">
            <text:p>65.9088096619</text:p>
          </table:table-cell>
          <table:table-cell table:formula="of:=[.C586]/([.H586]-[.H585])" office:value-type="float" office:value="62236.1772123827" calcext:value-type="float">
            <text:p>62236.1772123827</text:p>
          </table:table-cell>
          <table:table-cell table:formula="of:=[.G586]-[.$B586]" office:value-type="float" office:value="0.237234592437744" calcext:value-type="float">
            <text:p>0.23723459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4425.71396" calcext:value-type="float">
            <text:p>1443144425.71396</text:p>
          </table:table-cell>
          <table:table-cell office:value-type="float" office:value="4416" calcext:value-type="float">
            <text:p>4416</text:p>
          </table:table-cell>
          <table:table-cell table:formula="of:=[.B587]-[.$B$2]" office:value-type="float" office:value="65.7137761116028" calcext:value-type="float">
            <text:p>65.7137761116</text:p>
          </table:table-cell>
          <table:table-cell table:formula="of:=[.C587]/([.D587]-[.D586])" office:value-type="float" office:value="104641.965514904" calcext:value-type="float">
            <text:p>104641.965514904</text:p>
          </table:table-cell>
          <table:table-cell/>
          <table:table-cell office:value-type="float" office:value="1443144425.95118" calcext:value-type="float">
            <text:p>1443144425.95118</text:p>
          </table:table-cell>
          <table:table-cell table:formula="of:=[.G587]-[.$B$2]" office:value-type="float" office:value="65.9509961605072" calcext:value-type="float">
            <text:p>65.9509961605</text:p>
          </table:table-cell>
          <table:table-cell table:formula="of:=[.C587]/([.H587]-[.H586])" office:value-type="float" office:value="104678.040182432" calcext:value-type="float">
            <text:p>104678.040182432</text:p>
          </table:table-cell>
          <table:table-cell table:formula="of:=[.G587]-[.$B587]" office:value-type="float" office:value="0.237220048904419" calcext:value-type="float">
            <text:p>0.237220048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4425.75616" calcext:value-type="float">
            <text:p>1443144425.75616</text:p>
          </table:table-cell>
          <table:table-cell office:value-type="float" office:value="4416" calcext:value-type="float">
            <text:p>4416</text:p>
          </table:table-cell>
          <table:table-cell table:formula="of:=[.B588]-[.$B$2]" office:value-type="float" office:value="65.7559702396393" calcext:value-type="float">
            <text:p>65.7559702396</text:p>
          </table:table-cell>
          <table:table-cell table:formula="of:=[.C588]/([.D588]-[.D587])" office:value-type="float" office:value="104659.112665631" calcext:value-type="float">
            <text:p>104659.112665631</text:p>
          </table:table-cell>
          <table:table-cell/>
          <table:table-cell office:value-type="float" office:value="1443144425.9933" calcext:value-type="float">
            <text:p>1443144425.9933</text:p>
          </table:table-cell>
          <table:table-cell table:formula="of:=[.G588]-[.$B$2]" office:value-type="float" office:value="65.9931139945984" calcext:value-type="float">
            <text:p>65.9931139946</text:p>
          </table:table-cell>
          <table:table-cell table:formula="of:=[.C588]/([.H588]-[.H587])" office:value-type="float" office:value="104848.696408253" calcext:value-type="float">
            <text:p>104848.696408253</text:p>
          </table:table-cell>
          <table:table-cell table:formula="of:=[.G588]-[.$B588]" office:value-type="float" office:value="0.237143754959106" calcext:value-type="float">
            <text:p>0.23714375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4425.79834" calcext:value-type="float">
            <text:p>1443144425.79834</text:p>
          </table:table-cell>
          <table:table-cell office:value-type="float" office:value="4416" calcext:value-type="float">
            <text:p>4416</text:p>
          </table:table-cell>
          <table:table-cell table:formula="of:=[.B589]-[.$B$2]" office:value-type="float" office:value="65.7981522083283" calcext:value-type="float">
            <text:p>65.7981522083</text:p>
          </table:table-cell>
          <table:table-cell table:formula="of:=[.C589]/([.D589]-[.D588])" office:value-type="float" office:value="104689.281635052" calcext:value-type="float">
            <text:p>104689.281635052</text:p>
          </table:table-cell>
          <table:table-cell/>
          <table:table-cell office:value-type="float" office:value="1443144426.03564" calcext:value-type="float">
            <text:p>1443144426.03564</text:p>
          </table:table-cell>
          <table:table-cell table:formula="of:=[.G589]-[.$B$2]" office:value-type="float" office:value="66.0354497432709" calcext:value-type="float">
            <text:p>66.0354497433</text:p>
          </table:table-cell>
          <table:table-cell table:formula="of:=[.C589]/([.H589]-[.H588])" office:value-type="float" office:value="104309.009252741" calcext:value-type="float">
            <text:p>104309.009252741</text:p>
          </table:table-cell>
          <table:table-cell table:formula="of:=[.G589]-[.$B589]" office:value-type="float" office:value="0.237297534942627" calcext:value-type="float">
            <text:p>0.237297534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4425.84058" calcext:value-type="float">
            <text:p>1443144425.84058</text:p>
          </table:table-cell>
          <table:table-cell office:value-type="float" office:value="4416" calcext:value-type="float">
            <text:p>4416</text:p>
          </table:table-cell>
          <table:table-cell table:formula="of:=[.B590]-[.$B$2]" office:value-type="float" office:value="65.8403935432434" calcext:value-type="float">
            <text:p>65.8403935432</text:p>
          </table:table-cell>
          <table:table-cell table:formula="of:=[.C590]/([.D590]-[.D589])" office:value-type="float" office:value="104542.150688875" calcext:value-type="float">
            <text:p>104542.150688875</text:p>
          </table:table-cell>
          <table:table-cell/>
          <table:table-cell office:value-type="float" office:value="1443144426.07782" calcext:value-type="float">
            <text:p>1443144426.07782</text:p>
          </table:table-cell>
          <table:table-cell table:formula="of:=[.G590]-[.$B$2]" office:value-type="float" office:value="66.0776264667511" calcext:value-type="float">
            <text:p>66.0776264668</text:p>
          </table:table-cell>
          <table:table-cell table:formula="of:=[.C590]/([.H590]-[.H589])" office:value-type="float" office:value="104702.301070649" calcext:value-type="float">
            <text:p>104702.301070649</text:p>
          </table:table-cell>
          <table:table-cell table:formula="of:=[.G590]-[.$B590]" office:value-type="float" office:value="0.23723292350769" calcext:value-type="float">
            <text:p>0.237232923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4425.8828" calcext:value-type="float">
            <text:p>1443144425.8828</text:p>
          </table:table-cell>
          <table:table-cell office:value-type="float" office:value="4416" calcext:value-type="float">
            <text:p>4416</text:p>
          </table:table-cell>
          <table:table-cell table:formula="of:=[.B591]-[.$B$2]" office:value-type="float" office:value="65.8826117515564" calcext:value-type="float">
            <text:p>65.8826117516</text:p>
          </table:table-cell>
          <table:table-cell table:formula="of:=[.C591]/([.D591]-[.D590])" office:value-type="float" office:value="104599.417560821" calcext:value-type="float">
            <text:p>104599.417560821</text:p>
          </table:table-cell>
          <table:table-cell/>
          <table:table-cell office:value-type="float" office:value="1443144426.12013" calcext:value-type="float">
            <text:p>1443144426.12013</text:p>
          </table:table-cell>
          <table:table-cell table:formula="of:=[.G591]-[.$B$2]" office:value-type="float" office:value="66.119943857193" calcext:value-type="float">
            <text:p>66.1199438572</text:p>
          </table:table-cell>
          <table:table-cell table:formula="of:=[.C591]/([.H591]-[.H590])" office:value-type="float" office:value="104354.260834291" calcext:value-type="float">
            <text:p>104354.260834291</text:p>
          </table:table-cell>
          <table:table-cell table:formula="of:=[.G591]-[.$B591]" office:value-type="float" office:value="0.237332105636597" calcext:value-type="float">
            <text:p>0.237332105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4425.925" calcext:value-type="float">
            <text:p>1443144425.925</text:p>
          </table:table-cell>
          <table:table-cell office:value-type="float" office:value="4416" calcext:value-type="float">
            <text:p>4416</text:p>
          </table:table-cell>
          <table:table-cell table:formula="of:=[.B592]-[.$B$2]" office:value-type="float" office:value="65.9248144626617" calcext:value-type="float">
            <text:p>65.9248144627</text:p>
          </table:table-cell>
          <table:table-cell table:formula="of:=[.C592]/([.D592]-[.D591])" office:value-type="float" office:value="104637.827389258" calcext:value-type="float">
            <text:p>104637.827389258</text:p>
          </table:table-cell>
          <table:table-cell/>
          <table:table-cell office:value-type="float" office:value="1443144426.16224" calcext:value-type="float">
            <text:p>1443144426.16224</text:p>
          </table:table-cell>
          <table:table-cell table:formula="of:=[.G592]-[.$B$2]" office:value-type="float" office:value="66.1620492935181" calcext:value-type="float">
            <text:p>66.1620492935</text:p>
          </table:table-cell>
          <table:table-cell table:formula="of:=[.C592]/([.H592]-[.H591])" office:value-type="float" office:value="104879.568659649" calcext:value-type="float">
            <text:p>104879.568659649</text:p>
          </table:table-cell>
          <table:table-cell table:formula="of:=[.G592]-[.$B592]" office:value-type="float" office:value="0.237234830856323" calcext:value-type="float">
            <text:p>0.237234830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4425.96722" calcext:value-type="float">
            <text:p>1443144425.96722</text:p>
          </table:table-cell>
          <table:table-cell office:value-type="float" office:value="4416" calcext:value-type="float">
            <text:p>4416</text:p>
          </table:table-cell>
          <table:table-cell table:formula="of:=[.B593]-[.$B$2]" office:value-type="float" office:value="65.9670336246491" calcext:value-type="float">
            <text:p>65.9670336246</text:p>
          </table:table-cell>
          <table:table-cell table:formula="of:=[.C593]/([.D593]-[.D592])" office:value-type="float" office:value="104597.05480009" calcext:value-type="float">
            <text:p>104597.05480009</text:p>
          </table:table-cell>
          <table:table-cell/>
          <table:table-cell office:value-type="float" office:value="1443144426.20401" calcext:value-type="float">
            <text:p>1443144426.20401</text:p>
          </table:table-cell>
          <table:table-cell table:formula="of:=[.G593]-[.$B$2]" office:value-type="float" office:value="66.2038195133209" calcext:value-type="float">
            <text:p>66.2038195133</text:p>
          </table:table-cell>
          <table:table-cell table:formula="of:=[.C593]/([.H593]-[.H592])" office:value-type="float" office:value="105721.253583109" calcext:value-type="float">
            <text:p>105721.253583109</text:p>
          </table:table-cell>
          <table:table-cell table:formula="of:=[.G593]-[.$B593]" office:value-type="float" office:value="0.236785888671875" calcext:value-type="float">
            <text:p>0.236785888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4426.00898" calcext:value-type="float">
            <text:p>1443144426.00898</text:p>
          </table:table-cell>
          <table:table-cell office:value-type="float" office:value="4416" calcext:value-type="float">
            <text:p>4416</text:p>
          </table:table-cell>
          <table:table-cell table:formula="of:=[.B594]-[.$B$2]" office:value-type="float" office:value="66.0087945461273" calcext:value-type="float">
            <text:p>66.0087945461</text:p>
          </table:table-cell>
          <table:table-cell table:formula="of:=[.C594]/([.D594]-[.D593])" office:value-type="float" office:value="105744.793066831" calcext:value-type="float">
            <text:p>105744.793066831</text:p>
          </table:table-cell>
          <table:table-cell/>
          <table:table-cell office:value-type="float" office:value="1443144426.24431" calcext:value-type="float">
            <text:p>1443144426.24431</text:p>
          </table:table-cell>
          <table:table-cell table:formula="of:=[.G594]-[.$B$2]" office:value-type="float" office:value="66.2441236972809" calcext:value-type="float">
            <text:p>66.2441236973</text:p>
          </table:table-cell>
          <table:table-cell table:formula="of:=[.C594]/([.H594]-[.H593])" office:value-type="float" office:value="109566.788509772" calcext:value-type="float">
            <text:p>109566.788509772</text:p>
          </table:table-cell>
          <table:table-cell table:formula="of:=[.G594]-[.$B594]" office:value-type="float" office:value="0.235329151153564" calcext:value-type="float">
            <text:p>0.235329151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4426.04928" calcext:value-type="float">
            <text:p>1443144426.04928</text:p>
          </table:table-cell>
          <table:table-cell office:value-type="float" office:value="4416" calcext:value-type="float">
            <text:p>4416</text:p>
          </table:table-cell>
          <table:table-cell table:formula="of:=[.B595]-[.$B$2]" office:value-type="float" office:value="66.0490942001343" calcext:value-type="float">
            <text:p>66.0490942001</text:p>
          </table:table-cell>
          <table:table-cell table:formula="of:=[.C595]/([.D595]-[.D594])" office:value-type="float" office:value="109579.104556023" calcext:value-type="float">
            <text:p>109579.104556023</text:p>
          </table:table-cell>
          <table:table-cell/>
          <table:table-cell office:value-type="float" office:value="1443144426.28457" calcext:value-type="float">
            <text:p>1443144426.28457</text:p>
          </table:table-cell>
          <table:table-cell table:formula="of:=[.G595]-[.$B$2]" office:value-type="float" office:value="66.2843766212463" calcext:value-type="float">
            <text:p>66.2843766212</text:p>
          </table:table-cell>
          <table:table-cell table:formula="of:=[.C595]/([.H595]-[.H594])" office:value-type="float" office:value="109706.316087495" calcext:value-type="float">
            <text:p>109706.316087495</text:p>
          </table:table-cell>
          <table:table-cell table:formula="of:=[.G595]-[.$B595]" office:value-type="float" office:value="0.235282421112061" calcext:value-type="float">
            <text:p>0.235282421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4426.08956" calcext:value-type="float">
            <text:p>1443144426.08956</text:p>
          </table:table-cell>
          <table:table-cell office:value-type="float" office:value="4416" calcext:value-type="float">
            <text:p>4416</text:p>
          </table:table-cell>
          <table:table-cell table:formula="of:=[.B596]-[.$B$2]" office:value-type="float" office:value="66.0893754959106" calcext:value-type="float">
            <text:p>66.0893754959</text:p>
          </table:table-cell>
          <table:table-cell table:formula="of:=[.C596]/([.D596]-[.D595])" office:value-type="float" office:value="109629.045314646" calcext:value-type="float">
            <text:p>109629.045314646</text:p>
          </table:table-cell>
          <table:table-cell/>
          <table:table-cell office:value-type="float" office:value="1443144426.3249" calcext:value-type="float">
            <text:p>1443144426.3249</text:p>
          </table:table-cell>
          <table:table-cell table:formula="of:=[.G596]-[.$B$2]" office:value-type="float" office:value="66.3247125148773" calcext:value-type="float">
            <text:p>66.3247125149</text:p>
          </table:table-cell>
          <table:table-cell table:formula="of:=[.C596]/([.H596]-[.H595])" office:value-type="float" office:value="109480.65364314" calcext:value-type="float">
            <text:p>109480.65364314</text:p>
          </table:table-cell>
          <table:table-cell table:formula="of:=[.G596]-[.$B596]" office:value-type="float" office:value="0.235337018966675" calcext:value-type="float">
            <text:p>0.2353370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4426.12985" calcext:value-type="float">
            <text:p>1443144426.12985</text:p>
          </table:table-cell>
          <table:table-cell office:value-type="float" office:value="4416" calcext:value-type="float">
            <text:p>4416</text:p>
          </table:table-cell>
          <table:table-cell table:formula="of:=[.B597]-[.$B$2]" office:value-type="float" office:value="66.1296570301056" calcext:value-type="float">
            <text:p>66.1296570301</text:p>
          </table:table-cell>
          <table:table-cell table:formula="of:=[.C597]/([.D597]-[.D596])" office:value-type="float" office:value="109628.396441614" calcext:value-type="float">
            <text:p>109628.396441614</text:p>
          </table:table-cell>
          <table:table-cell/>
          <table:table-cell office:value-type="float" office:value="1443144426.36519" calcext:value-type="float">
            <text:p>1443144426.36519</text:p>
          </table:table-cell>
          <table:table-cell table:formula="of:=[.G597]-[.$B$2]" office:value-type="float" office:value="66.3650035858154" calcext:value-type="float">
            <text:p>66.3650035858</text:p>
          </table:table-cell>
          <table:table-cell table:formula="of:=[.C597]/([.H597]-[.H596])" office:value-type="float" office:value="109602.447817365" calcext:value-type="float">
            <text:p>109602.447817365</text:p>
          </table:table-cell>
          <table:table-cell table:formula="of:=[.G597]-[.$B597]" office:value-type="float" office:value="0.235346555709839" calcext:value-type="float">
            <text:p>0.235346555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4426.17012" calcext:value-type="float">
            <text:p>1443144426.17012</text:p>
          </table:table-cell>
          <table:table-cell office:value-type="float" office:value="4416" calcext:value-type="float">
            <text:p>4416</text:p>
          </table:table-cell>
          <table:table-cell table:formula="of:=[.B598]-[.$B$2]" office:value-type="float" office:value="66.1699361801148" calcext:value-type="float">
            <text:p>66.1699361801</text:p>
          </table:table-cell>
          <table:table-cell table:formula="of:=[.C598]/([.D598]-[.D597])" office:value-type="float" office:value="109634.885517601" calcext:value-type="float">
            <text:p>109634.885517601</text:p>
          </table:table-cell>
          <table:table-cell/>
          <table:table-cell office:value-type="float" office:value="1443144426.40538" calcext:value-type="float">
            <text:p>1443144426.40538</text:p>
          </table:table-cell>
          <table:table-cell table:formula="of:=[.G598]-[.$B$2]" office:value-type="float" office:value="66.4051880836487" calcext:value-type="float">
            <text:p>66.4051880836</text:p>
          </table:table-cell>
          <table:table-cell table:formula="of:=[.C598]/([.H598]-[.H597])" office:value-type="float" office:value="109893.123918693" calcext:value-type="float">
            <text:p>109893.123918693</text:p>
          </table:table-cell>
          <table:table-cell table:formula="of:=[.G598]-[.$B598]" office:value-type="float" office:value="0.235251903533936" calcext:value-type="float">
            <text:p>0.235251903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4426.2104" calcext:value-type="float">
            <text:p>1443144426.2104</text:p>
          </table:table-cell>
          <table:table-cell office:value-type="float" office:value="4416" calcext:value-type="float">
            <text:p>4416</text:p>
          </table:table-cell>
          <table:table-cell table:formula="of:=[.B599]-[.$B$2]" office:value-type="float" office:value="66.2102093696594" calcext:value-type="float">
            <text:p>66.2102093697</text:p>
          </table:table-cell>
          <table:table-cell table:formula="of:=[.C599]/([.D599]-[.D598])" office:value-type="float" office:value="109651.111568927" calcext:value-type="float">
            <text:p>109651.111568927</text:p>
          </table:table-cell>
          <table:table-cell/>
          <table:table-cell office:value-type="float" office:value="1443144426.44574" calcext:value-type="float">
            <text:p>1443144426.44574</text:p>
          </table:table-cell>
          <table:table-cell table:formula="of:=[.G599]-[.$B$2]" office:value-type="float" office:value="66.4455544948578" calcext:value-type="float">
            <text:p>66.4455544949</text:p>
          </table:table-cell>
          <table:table-cell table:formula="of:=[.C599]/([.H599]-[.H598])" office:value-type="float" office:value="109397.884719655" calcext:value-type="float">
            <text:p>109397.884719655</text:p>
          </table:table-cell>
          <table:table-cell table:formula="of:=[.G599]-[.$B599]" office:value-type="float" office:value="0.235345125198364" calcext:value-type="float">
            <text:p>0.235345125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4426.25068" calcext:value-type="float">
            <text:p>1443144426.25068</text:p>
          </table:table-cell>
          <table:table-cell office:value-type="float" office:value="4416" calcext:value-type="float">
            <text:p>4416</text:p>
          </table:table-cell>
          <table:table-cell table:formula="of:=[.B600]-[.$B$2]" office:value-type="float" office:value="66.2504889965057" calcext:value-type="float">
            <text:p>66.2504889965</text:p>
          </table:table-cell>
          <table:table-cell table:formula="of:=[.C600]/([.D600]-[.D599])" office:value-type="float" office:value="109633.587640948" calcext:value-type="float">
            <text:p>109633.587640948</text:p>
          </table:table-cell>
          <table:table-cell/>
          <table:table-cell office:value-type="float" office:value="1443144426.48597" calcext:value-type="float">
            <text:p>1443144426.48597</text:p>
          </table:table-cell>
          <table:table-cell table:formula="of:=[.G600]-[.$B$2]" office:value-type="float" office:value="66.4857785701752" calcext:value-type="float">
            <text:p>66.4857785702</text:p>
          </table:table-cell>
          <table:table-cell table:formula="of:=[.C600]/([.H600]-[.H599])" office:value-type="float" office:value="109784.997297169" calcext:value-type="float">
            <text:p>109784.997297169</text:p>
          </table:table-cell>
          <table:table-cell table:formula="of:=[.G600]-[.$B600]" office:value-type="float" office:value="0.235289573669434" calcext:value-type="float">
            <text:p>0.235289573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4426.29095" calcext:value-type="float">
            <text:p>1443144426.29095</text:p>
          </table:table-cell>
          <table:table-cell office:value-type="float" office:value="4416" calcext:value-type="float">
            <text:p>4416</text:p>
          </table:table-cell>
          <table:table-cell table:formula="of:=[.B601]-[.$B$2]" office:value-type="float" office:value="66.2907586097717" calcext:value-type="float">
            <text:p>66.2907586098</text:p>
          </table:table-cell>
          <table:table-cell table:formula="of:=[.C601]/([.D601]-[.D600])" office:value-type="float" office:value="109660.849505337" calcext:value-type="float">
            <text:p>109660.849505337</text:p>
          </table:table-cell>
          <table:table-cell/>
          <table:table-cell office:value-type="float" office:value="1443144426.52626" calcext:value-type="float">
            <text:p>1443144426.52626</text:p>
          </table:table-cell>
          <table:table-cell table:formula="of:=[.G601]-[.$B$2]" office:value-type="float" office:value="66.5260744094849" calcext:value-type="float">
            <text:p>66.5260744095</text:p>
          </table:table-cell>
          <table:table-cell table:formula="of:=[.C601]/([.H601]-[.H600])" office:value-type="float" office:value="109589.478111151" calcext:value-type="float">
            <text:p>109589.478111151</text:p>
          </table:table-cell>
          <table:table-cell table:formula="of:=[.G601]-[.$B601]" office:value-type="float" office:value="0.235315799713135" calcext:value-type="float">
            <text:p>0.235315799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4426.33123" calcext:value-type="float">
            <text:p>1443144426.33123</text:p>
          </table:table-cell>
          <table:table-cell office:value-type="float" office:value="4416" calcext:value-type="float">
            <text:p>4416</text:p>
          </table:table-cell>
          <table:table-cell table:formula="of:=[.B602]-[.$B$2]" office:value-type="float" office:value="66.3310403823853" calcext:value-type="float">
            <text:p>66.3310403824</text:p>
          </table:table-cell>
          <table:table-cell table:formula="of:=[.C602]/([.D602]-[.D601])" office:value-type="float" office:value="109627.747576263" calcext:value-type="float">
            <text:p>109627.747576263</text:p>
          </table:table-cell>
          <table:table-cell/>
          <table:table-cell office:value-type="float" office:value="1443144426.56663" calcext:value-type="float">
            <text:p>1443144426.56663</text:p>
          </table:table-cell>
          <table:table-cell table:formula="of:=[.G602]-[.$B$2]" office:value-type="float" office:value="66.5664374828339" calcext:value-type="float">
            <text:p>66.5664374828</text:p>
          </table:table-cell>
          <table:table-cell table:formula="of:=[.C602]/([.H602]-[.H601])" office:value-type="float" office:value="109406.931474645" calcext:value-type="float">
            <text:p>109406.931474645</text:p>
          </table:table-cell>
          <table:table-cell table:formula="of:=[.G602]-[.$B602]" office:value-type="float" office:value="0.235397100448608" calcext:value-type="float">
            <text:p>0.235397100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4426.3715" calcext:value-type="float">
            <text:p>1443144426.3715</text:p>
          </table:table-cell>
          <table:table-cell office:value-type="float" office:value="4416" calcext:value-type="float">
            <text:p>4416</text:p>
          </table:table-cell>
          <table:table-cell table:formula="of:=[.B603]-[.$B$2]" office:value-type="float" office:value="66.3713142871857" calcext:value-type="float">
            <text:p>66.3713142872</text:p>
          </table:table-cell>
          <table:table-cell table:formula="of:=[.C603]/([.D603]-[.D602])" office:value-type="float" office:value="109649.164189177" calcext:value-type="float">
            <text:p>109649.164189177</text:p>
          </table:table-cell>
          <table:table-cell/>
          <table:table-cell office:value-type="float" office:value="1443144426.60688" calcext:value-type="float">
            <text:p>1443144426.60688</text:p>
          </table:table-cell>
          <table:table-cell table:formula="of:=[.G603]-[.$B$2]" office:value-type="float" office:value="66.6066868305206" calcext:value-type="float">
            <text:p>66.6066868305</text:p>
          </table:table-cell>
          <table:table-cell table:formula="of:=[.C603]/([.H603]-[.H602])" office:value-type="float" office:value="109716.063832056" calcext:value-type="float">
            <text:p>109716.063832056</text:p>
          </table:table-cell>
          <table:table-cell table:formula="of:=[.G603]-[.$B603]" office:value-type="float" office:value="0.235372543334961" calcext:value-type="float">
            <text:p>0.235372543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4426.41178" calcext:value-type="float">
            <text:p>1443144426.41178</text:p>
          </table:table-cell>
          <table:table-cell office:value-type="float" office:value="4416" calcext:value-type="float">
            <text:p>4416</text:p>
          </table:table-cell>
          <table:table-cell table:formula="of:=[.B604]-[.$B$2]" office:value-type="float" office:value="66.4115943908691" calcext:value-type="float">
            <text:p>66.4115943909</text:p>
          </table:table-cell>
          <table:table-cell table:formula="of:=[.C604]/([.D604]-[.D603])" office:value-type="float" office:value="109632.289795024" calcext:value-type="float">
            <text:p>109632.289795024</text:p>
          </table:table-cell>
          <table:table-cell/>
          <table:table-cell office:value-type="float" office:value="1443144426.64719" calcext:value-type="float">
            <text:p>1443144426.64719</text:p>
          </table:table-cell>
          <table:table-cell table:formula="of:=[.G604]-[.$B$2]" office:value-type="float" office:value="66.6470057964325" calcext:value-type="float">
            <text:p>66.6470057964</text:p>
          </table:table-cell>
          <table:table-cell table:formula="of:=[.C604]/([.H604]-[.H603])" office:value-type="float" office:value="109526.618555969" calcext:value-type="float">
            <text:p>109526.618555969</text:p>
          </table:table-cell>
          <table:table-cell table:formula="of:=[.G604]-[.$B604]" office:value-type="float" office:value="0.235411405563354" calcext:value-type="float">
            <text:p>0.235411405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4426.45207" calcext:value-type="float">
            <text:p>1443144426.45207</text:p>
          </table:table-cell>
          <table:table-cell office:value-type="float" office:value="4416" calcext:value-type="float">
            <text:p>4416</text:p>
          </table:table-cell>
          <table:table-cell table:formula="of:=[.B605]-[.$B$2]" office:value-type="float" office:value="66.4518840312958" calcext:value-type="float">
            <text:p>66.4518840313</text:p>
          </table:table-cell>
          <table:table-cell table:formula="of:=[.C605]/([.D605]-[.D604])" office:value-type="float" office:value="109606.339327877" calcext:value-type="float">
            <text:p>109606.339327877</text:p>
          </table:table-cell>
          <table:table-cell/>
          <table:table-cell office:value-type="float" office:value="1443144426.68744" calcext:value-type="float">
            <text:p>1443144426.68744</text:p>
          </table:table-cell>
          <table:table-cell table:formula="of:=[.G605]-[.$B$2]" office:value-type="float" office:value="66.6872496604919" calcext:value-type="float">
            <text:p>66.6872496605</text:p>
          </table:table-cell>
          <table:table-cell table:formula="of:=[.C605]/([.H605]-[.H604])" office:value-type="float" office:value="109731.013738559" calcext:value-type="float">
            <text:p>109731.013738559</text:p>
          </table:table-cell>
          <table:table-cell table:formula="of:=[.G605]-[.$B605]" office:value-type="float" office:value="0.235365629196167" calcext:value-type="float">
            <text:p>0.235365629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4426.49236" calcext:value-type="float">
            <text:p>1443144426.49236</text:p>
          </table:table-cell>
          <table:table-cell office:value-type="float" office:value="4416" calcext:value-type="float">
            <text:p>4416</text:p>
          </table:table-cell>
          <table:table-cell table:formula="of:=[.B606]-[.$B$2]" office:value-type="float" office:value="66.4921753406525" calcext:value-type="float">
            <text:p>66.4921753407</text:p>
          </table:table-cell>
          <table:table-cell table:formula="of:=[.C606]/([.D606]-[.D605])" office:value-type="float" office:value="109601.799259145" calcext:value-type="float">
            <text:p>109601.799259145</text:p>
          </table:table-cell>
          <table:table-cell/>
          <table:table-cell office:value-type="float" office:value="1443144426.72772" calcext:value-type="float">
            <text:p>1443144426.72772</text:p>
          </table:table-cell>
          <table:table-cell table:formula="of:=[.G606]-[.$B$2]" office:value-type="float" office:value="66.7275354862213" calcext:value-type="float">
            <text:p>66.7275354862</text:p>
          </table:table-cell>
          <table:table-cell table:formula="of:=[.C606]/([.H606]-[.H605])" office:value-type="float" office:value="109616.718040374" calcext:value-type="float">
            <text:p>109616.718040374</text:p>
          </table:table-cell>
          <table:table-cell table:formula="of:=[.G606]-[.$B606]" office:value-type="float" office:value="0.235360145568848" calcext:value-type="float">
            <text:p>0.235360145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4426.53264" calcext:value-type="float">
            <text:p>1443144426.53264</text:p>
          </table:table-cell>
          <table:table-cell office:value-type="float" office:value="4416" calcext:value-type="float">
            <text:p>4416</text:p>
          </table:table-cell>
          <table:table-cell table:formula="of:=[.B607]-[.$B$2]" office:value-type="float" office:value="66.5324513912201" calcext:value-type="float">
            <text:p>66.5324513912</text:p>
          </table:table-cell>
          <table:table-cell table:formula="of:=[.C607]/([.D607]-[.D606])" office:value-type="float" office:value="109643.322464926" calcext:value-type="float">
            <text:p>109643.322464926</text:p>
          </table:table-cell>
          <table:table-cell/>
          <table:table-cell office:value-type="float" office:value="1443144426.76795" calcext:value-type="float">
            <text:p>1443144426.76795</text:p>
          </table:table-cell>
          <table:table-cell table:formula="of:=[.G607]-[.$B$2]" office:value-type="float" office:value="66.7677567005157" calcext:value-type="float">
            <text:p>66.7677567005</text:p>
          </table:table-cell>
          <table:table-cell table:formula="of:=[.C607]/([.H607]-[.H606])" office:value-type="float" office:value="109792.806544161" calcext:value-type="float">
            <text:p>109792.806544161</text:p>
          </table:table-cell>
          <table:table-cell table:formula="of:=[.G607]-[.$B607]" office:value-type="float" office:value="0.235305309295654" calcext:value-type="float">
            <text:p>0.235305309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4426.57292" calcext:value-type="float">
            <text:p>1443144426.57292</text:p>
          </table:table-cell>
          <table:table-cell office:value-type="float" office:value="4416" calcext:value-type="float">
            <text:p>4416</text:p>
          </table:table-cell>
          <table:table-cell table:formula="of:=[.B608]-[.$B$2]" office:value-type="float" office:value="66.5727307796478" calcext:value-type="float">
            <text:p>66.5727307796</text:p>
          </table:table-cell>
          <table:table-cell table:formula="of:=[.C608]/([.D608]-[.D607])" office:value-type="float" office:value="109634.236575433" calcext:value-type="float">
            <text:p>109634.236575433</text:p>
          </table:table-cell>
          <table:table-cell/>
          <table:table-cell office:value-type="float" office:value="1443144426.8083" calcext:value-type="float">
            <text:p>1443144426.8083</text:p>
          </table:table-cell>
          <table:table-cell table:formula="of:=[.G608]-[.$B$2]" office:value-type="float" office:value="66.8081135749817" calcext:value-type="float">
            <text:p>66.808113575</text:p>
          </table:table-cell>
          <table:table-cell table:formula="of:=[.C608]/([.H608]-[.H607])" office:value-type="float" office:value="109423.736561331" calcext:value-type="float">
            <text:p>109423.736561331</text:p>
          </table:table-cell>
          <table:table-cell table:formula="of:=[.G608]-[.$B608]" office:value-type="float" office:value="0.235382795333862" calcext:value-type="float">
            <text:p>0.235382795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4426.61323" calcext:value-type="float">
            <text:p>1443144426.61323</text:p>
          </table:table-cell>
          <table:table-cell office:value-type="float" office:value="4416" calcext:value-type="float">
            <text:p>4416</text:p>
          </table:table-cell>
          <table:table-cell table:formula="of:=[.B609]-[.$B$2]" office:value-type="float" office:value="66.6130406856537" calcext:value-type="float">
            <text:p>66.6130406857</text:p>
          </table:table-cell>
          <table:table-cell table:formula="of:=[.C609]/([.D609]-[.D608])" office:value-type="float" office:value="109551.235355352" calcext:value-type="float">
            <text:p>109551.235355352</text:p>
          </table:table-cell>
          <table:table-cell/>
          <table:table-cell office:value-type="float" office:value="1443144426.84857" calcext:value-type="float">
            <text:p>1443144426.84857</text:p>
          </table:table-cell>
          <table:table-cell table:formula="of:=[.G609]-[.$B$2]" office:value-type="float" office:value="66.8483831882477" calcext:value-type="float">
            <text:p>66.8483831882</text:p>
          </table:table-cell>
          <table:table-cell table:formula="of:=[.C609]/([.H609]-[.H608])" office:value-type="float" office:value="109660.849505337" calcext:value-type="float">
            <text:p>109660.849505337</text:p>
          </table:table-cell>
          <table:table-cell table:formula="of:=[.G609]-[.$B609]" office:value-type="float" office:value="0.235342502593994" calcext:value-type="float">
            <text:p>0.235342502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4426.65351" calcext:value-type="float">
            <text:p>1443144426.65351</text:p>
          </table:table-cell>
          <table:table-cell office:value-type="float" office:value="4416" calcext:value-type="float">
            <text:p>4416</text:p>
          </table:table-cell>
          <table:table-cell table:formula="of:=[.B610]-[.$B$2]" office:value-type="float" office:value="66.6533217430115" calcext:value-type="float">
            <text:p>66.653321743</text:p>
          </table:table-cell>
          <table:table-cell table:formula="of:=[.C610]/([.D610]-[.D609])" office:value-type="float" office:value="109629.694195358" calcext:value-type="float">
            <text:p>109629.694195358</text:p>
          </table:table-cell>
          <table:table-cell/>
          <table:table-cell office:value-type="float" office:value="1443144426.8889" calcext:value-type="float">
            <text:p>1443144426.8889</text:p>
          </table:table-cell>
          <table:table-cell table:formula="of:=[.G610]-[.$B$2]" office:value-type="float" office:value="66.8887085914612" calcext:value-type="float">
            <text:p>66.8887085915</text:p>
          </table:table-cell>
          <table:table-cell table:formula="of:=[.C610]/([.H610]-[.H609])" office:value-type="float" office:value="109509.134394012" calcext:value-type="float">
            <text:p>109509.134394012</text:p>
          </table:table-cell>
          <table:table-cell table:formula="of:=[.G610]-[.$B610]" office:value-type="float" office:value="0.235386848449707" calcext:value-type="float">
            <text:p>0.235386848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4426.69435" calcext:value-type="float">
            <text:p>1443144426.69435</text:p>
          </table:table-cell>
          <table:table-cell office:value-type="float" office:value="4416" calcext:value-type="float">
            <text:p>4416</text:p>
          </table:table-cell>
          <table:table-cell table:formula="of:=[.B611]-[.$B$2]" office:value-type="float" office:value="66.6941595077515" calcext:value-type="float">
            <text:p>66.6941595078</text:p>
          </table:table-cell>
          <table:table-cell table:formula="of:=[.C611]/([.D611]-[.D610])" office:value-type="float" office:value="108135.203484231" calcext:value-type="float">
            <text:p>108135.203484231</text:p>
          </table:table-cell>
          <table:table-cell/>
          <table:table-cell office:value-type="float" office:value="1443144426.92918" calcext:value-type="float">
            <text:p>1443144426.92918</text:p>
          </table:table-cell>
          <table:table-cell table:formula="of:=[.G611]-[.$B$2]" office:value-type="float" office:value="66.9289865493774" calcext:value-type="float">
            <text:p>66.9289865494</text:p>
          </table:table-cell>
          <table:table-cell table:formula="of:=[.C611]/([.H611]-[.H610])" office:value-type="float" office:value="109638.130343676" calcext:value-type="float">
            <text:p>109638.130343676</text:p>
          </table:table-cell>
          <table:table-cell table:formula="of:=[.G611]-[.$B611]" office:value-type="float" office:value="0.234827041625977" calcext:value-type="float">
            <text:p>0.234827041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4426.73463" calcext:value-type="float">
            <text:p>1443144426.73463</text:p>
          </table:table-cell>
          <table:table-cell office:value-type="float" office:value="4416" calcext:value-type="float">
            <text:p>4416</text:p>
          </table:table-cell>
          <table:table-cell table:formula="of:=[.B612]-[.$B$2]" office:value-type="float" office:value="66.7344400882721" calcext:value-type="float">
            <text:p>66.7344400883</text:p>
          </table:table-cell>
          <table:table-cell table:formula="of:=[.C612]/([.D612]-[.D611])" office:value-type="float" office:value="109630.991979828" calcext:value-type="float">
            <text:p>109630.991979828</text:p>
          </table:table-cell>
          <table:table-cell/>
          <table:table-cell office:value-type="float" office:value="1443144426.96944" calcext:value-type="float">
            <text:p>1443144426.96944</text:p>
          </table:table-cell>
          <table:table-cell table:formula="of:=[.G612]-[.$B$2]" office:value-type="float" office:value="66.9692549705505" calcext:value-type="float">
            <text:p>66.9692549706</text:p>
          </table:table-cell>
          <table:table-cell table:formula="of:=[.C612]/([.H612]-[.H611])" office:value-type="float" office:value="109664.095868512" calcext:value-type="float">
            <text:p>109664.095868512</text:p>
          </table:table-cell>
          <table:table-cell table:formula="of:=[.G612]-[.$B612]" office:value-type="float" office:value="0.234814882278442" calcext:value-type="float">
            <text:p>0.234814882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4426.77491" calcext:value-type="float">
            <text:p>1443144426.77491</text:p>
          </table:table-cell>
          <table:table-cell office:value-type="float" office:value="4416" calcext:value-type="float">
            <text:p>4416</text:p>
          </table:table-cell>
          <table:table-cell table:formula="of:=[.B613]-[.$B$2]" office:value-type="float" office:value="66.7747211456299" calcext:value-type="float">
            <text:p>66.7747211456</text:p>
          </table:table-cell>
          <table:table-cell table:formula="of:=[.C613]/([.D613]-[.D612])" office:value-type="float" office:value="109629.694195358" calcext:value-type="float">
            <text:p>109629.694195358</text:p>
          </table:table-cell>
          <table:table-cell/>
          <table:table-cell office:value-type="float" office:value="1443144427.00977" calcext:value-type="float">
            <text:p>1443144427.00977</text:p>
          </table:table-cell>
          <table:table-cell table:formula="of:=[.G613]-[.$B$2]" office:value-type="float" office:value="67.0095860958099" calcext:value-type="float">
            <text:p>67.0095860958</text:p>
          </table:table-cell>
          <table:table-cell table:formula="of:=[.C613]/([.H613]-[.H612])" office:value-type="float" office:value="109493.597602284" calcext:value-type="float">
            <text:p>109493.597602284</text:p>
          </table:table-cell>
          <table:table-cell table:formula="of:=[.G613]-[.$B613]" office:value-type="float" office:value="0.234864950180054" calcext:value-type="float">
            <text:p>0.234864950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4426.81521" calcext:value-type="float">
            <text:p>1443144426.81521</text:p>
          </table:table-cell>
          <table:table-cell office:value-type="float" office:value="4416" calcext:value-type="float">
            <text:p>4416</text:p>
          </table:table-cell>
          <table:table-cell table:formula="of:=[.B614]-[.$B$2]" office:value-type="float" office:value="66.815024137497" calcext:value-type="float">
            <text:p>66.8150241375</text:p>
          </table:table-cell>
          <table:table-cell table:formula="of:=[.C614]/([.D614]-[.D613])" office:value-type="float" office:value="109570.029306153" calcext:value-type="float">
            <text:p>109570.029306153</text:p>
          </table:table-cell>
          <table:table-cell/>
          <table:table-cell office:value-type="float" office:value="1443144430.01856" calcext:value-type="float">
            <text:p>1443144430.01856</text:p>
          </table:table-cell>
          <table:table-cell table:formula="of:=[.G614]-[.$B$2]" office:value-type="float" office:value="70.0183703899384" calcext:value-type="float">
            <text:p>70.0183703899</text:p>
          </table:table-cell>
          <table:table-cell table:formula="of:=[.C614]/([.H614]-[.H613])" office:value-type="float" office:value="1467.7024234066" calcext:value-type="float">
            <text:p>1467.7024234066</text:p>
          </table:table-cell>
          <table:table-cell table:formula="of:=[.G614]-[.$B614]" office:value-type="float" office:value="3.20334625244141" calcext:value-type="float">
            <text:p>3.203346252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4426.8555" calcext:value-type="float">
            <text:p>1443144426.8555</text:p>
          </table:table-cell>
          <table:table-cell office:value-type="float" office:value="4416" calcext:value-type="float">
            <text:p>4416</text:p>
          </table:table-cell>
          <table:table-cell table:formula="of:=[.B615]-[.$B$2]" office:value-type="float" office:value="66.8553075790405" calcext:value-type="float">
            <text:p>66.855307579</text:p>
          </table:table-cell>
          <table:table-cell table:formula="of:=[.C615]/([.D615]-[.D614])" office:value-type="float" office:value="109623.205733868" calcext:value-type="float">
            <text:p>109623.205733868</text:p>
          </table:table-cell>
          <table:table-cell/>
          <table:table-cell office:value-type="float" office:value="1443144430.99321" calcext:value-type="float">
            <text:p>1443144430.99321</text:p>
          </table:table-cell>
          <table:table-cell table:formula="of:=[.G615]-[.$B$2]" office:value-type="float" office:value="70.9930200576782" calcext:value-type="float">
            <text:p>70.9930200577</text:p>
          </table:table-cell>
          <table:table-cell table:formula="of:=[.C615]/([.H615]-[.H614])" office:value-type="float" office:value="4530.85877537961" calcext:value-type="float">
            <text:p>4530.8587753796</text:p>
          </table:table-cell>
          <table:table-cell table:formula="of:=[.G615]-[.$B615]" office:value-type="float" office:value="4.1377124786377" calcext:value-type="float">
            <text:p>4.137712478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4426.89578" calcext:value-type="float">
            <text:p>1443144426.89578</text:p>
          </table:table-cell>
          <table:table-cell office:value-type="float" office:value="4416" calcext:value-type="float">
            <text:p>4416</text:p>
          </table:table-cell>
          <table:table-cell table:formula="of:=[.B616]-[.$B$2]" office:value-type="float" office:value="66.8955936431885" calcext:value-type="float">
            <text:p>66.8955936432</text:p>
          </table:table-cell>
          <table:table-cell table:formula="of:=[.C616]/([.D616]-[.D615])" office:value-type="float" office:value="109616.069313259" calcext:value-type="float">
            <text:p>109616.069313259</text:p>
          </table:table-cell>
          <table:table-cell/>
          <table:table-cell office:value-type="float" office:value="1443144431.01138" calcext:value-type="float">
            <text:p>1443144431.01138</text:p>
          </table:table-cell>
          <table:table-cell table:formula="of:=[.G616]-[.$B$2]" office:value-type="float" office:value="71.011194229126" calcext:value-type="float">
            <text:p>71.0111942291</text:p>
          </table:table-cell>
          <table:table-cell table:formula="of:=[.C616]/([.H616]-[.H615])" office:value-type="float" office:value="242982.191110878" calcext:value-type="float">
            <text:p>242982.191110878</text:p>
          </table:table-cell>
          <table:table-cell table:formula="of:=[.G616]-[.$B616]" office:value-type="float" office:value="4.1156005859375" calcext:value-type="float">
            <text:p>4.115600585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4426.93608" calcext:value-type="float">
            <text:p>1443144426.93608</text:p>
          </table:table-cell>
          <table:table-cell office:value-type="float" office:value="4416" calcext:value-type="float">
            <text:p>4416</text:p>
          </table:table-cell>
          <table:table-cell table:formula="of:=[.B617]-[.$B$2]" office:value-type="float" office:value="66.9358868598938" calcext:value-type="float">
            <text:p>66.9358868599</text:p>
          </table:table-cell>
          <table:table-cell table:formula="of:=[.C617]/([.D617]-[.D616])" office:value-type="float" office:value="109596.611069691" calcext:value-type="float">
            <text:p>109596.611069691</text:p>
          </table:table-cell>
          <table:table-cell/>
          <table:table-cell office:value-type="float" office:value="1443144431.02933" calcext:value-type="float">
            <text:p>1443144431.02933</text:p>
          </table:table-cell>
          <table:table-cell table:formula="of:=[.G617]-[.$B$2]" office:value-type="float" office:value="71.029137134552" calcext:value-type="float">
            <text:p>71.0291371346</text:p>
          </table:table-cell>
          <table:table-cell table:formula="of:=[.C617]/([.H617]-[.H616])" office:value-type="float" office:value="246113.987403333" calcext:value-type="float">
            <text:p>246113.987403333</text:p>
          </table:table-cell>
          <table:table-cell table:formula="of:=[.G617]-[.$B617]" office:value-type="float" office:value="4.0932502746582" calcext:value-type="float">
            <text:p>4.093250274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4426.97637" calcext:value-type="float">
            <text:p>1443144426.97637</text:p>
          </table:table-cell>
          <table:table-cell office:value-type="float" office:value="4416" calcext:value-type="float">
            <text:p>4416</text:p>
          </table:table-cell>
          <table:table-cell table:formula="of:=[.B618]-[.$B$2]" office:value-type="float" office:value="66.9761819839478" calcext:value-type="float">
            <text:p>66.9761819839</text:p>
          </table:table-cell>
          <table:table-cell table:formula="of:=[.C618]/([.D618]-[.D617])" office:value-type="float" office:value="109591.423371398" calcext:value-type="float">
            <text:p>109591.423371398</text:p>
          </table:table-cell>
          <table:table-cell/>
          <table:table-cell office:value-type="float" office:value="1443144431.04727" calcext:value-type="float">
            <text:p>1443144431.04727</text:p>
          </table:table-cell>
          <table:table-cell table:formula="of:=[.G618]-[.$B$2]" office:value-type="float" office:value="71.0470826625824" calcext:value-type="float">
            <text:p>71.0470826626</text:p>
          </table:table-cell>
          <table:table-cell table:formula="of:=[.C618]/([.H618]-[.H617])" office:value-type="float" office:value="246078.019689381" calcext:value-type="float">
            <text:p>246078.019689381</text:p>
          </table:table-cell>
          <table:table-cell table:formula="of:=[.G618]-[.$B618]" office:value-type="float" office:value="4.07090067863464" calcext:value-type="float">
            <text:p>4.070900678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4440.02284" calcext:value-type="float">
            <text:p>1443144440.02284</text:p>
          </table:table-cell>
          <table:table-cell office:value-type="float" office:value="4096" calcext:value-type="float">
            <text:p>4096</text:p>
          </table:table-cell>
          <table:table-cell table:formula="of:=[.B619]-[.$B$2]" office:value-type="float" office:value="80.0226492881775" calcext:value-type="float">
            <text:p>80.0226492882</text:p>
          </table:table-cell>
          <table:table-cell table:formula="of:=[.C619]/([.D619]-[.D618])" office:value-type="float" office:value="313.954720805689" calcext:value-type="float">
            <text:p>313.9547208057</text:p>
          </table:table-cell>
          <table:table-cell/>
          <table:table-cell office:value-type="float" office:value="1443144440.21861" calcext:value-type="float">
            <text:p>1443144440.21861</text:p>
          </table:table-cell>
          <table:table-cell table:formula="of:=[.G619]-[.$B$2]" office:value-type="float" office:value="80.2184255123138" calcext:value-type="float">
            <text:p>80.2184255123</text:p>
          </table:table-cell>
          <table:table-cell table:formula="of:=[.C619]/([.H619]-[.H618])" office:value-type="float" office:value="446.608535643168" calcext:value-type="float">
            <text:p>446.6085356432</text:p>
          </table:table-cell>
          <table:table-cell table:formula="of:=[.G619]-[.$B619]" office:value-type="float" office:value="0.195776224136353" calcext:value-type="float">
            <text:p>0.19577622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30:40.666516695</dc:date>
    <meta:editing-duration>PT42S</meta:editing-duration>
    <meta:editing-cycles>2</meta:editing-cycles>
    <meta:generator>LibreOffice/4.4.2.2$Linux_X86_64 LibreOffice_project/40m0$Build-2</meta:generator>
    <meta:document-statistic meta:table-count="1" meta:cell-count="55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61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619" chart:label-cell-address="source_1.E1:source_1.E1" chart:class="chart:scatter">
            <chart:domain table:cell-range-address="source_1.D2:source_1.D619"/>
            <chart:data-point chart:repeated="6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619</svg:desc>
                </draw:g>
              </table:table-cell>
              <table:table-cell office:value-type="float" office:value="0">
                <text:p>0</text:p>
                <draw:g>
                  <svg:desc>source_1.E2:source_1.E6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3865432739258">
                <text:p>0.0553865432739258</text:p>
              </table:table-cell>
              <table:table-cell office:value-type="float" office:value="79730.5579833669">
                <text:p>79730.5579833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734701156616">
                <text:p>0.110734701156616</text:p>
              </table:table-cell>
              <table:table-cell office:value-type="float" office:value="79785.8532050813">
                <text:p>79785.8532050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074275970459">
                <text:p>0.166074275970459</text:p>
              </table:table-cell>
              <table:table-cell office:value-type="float" office:value="79798.2278478831">
                <text:p>79798.2278478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416711807251">
                <text:p>0.221416711807251</text:p>
              </table:table-cell>
              <table:table-cell office:value-type="float" office:value="79794.1025404635">
                <text:p>79794.1025404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750564575195">
                <text:p>0.276750564575195</text:p>
              </table:table-cell>
              <table:table-cell office:value-type="float" office:value="79806.4797425104">
                <text:p>79806.4797425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093238830566">
                <text:p>0.332093238830566</text:p>
              </table:table-cell>
              <table:table-cell office:value-type="float" office:value="79793.7587840982">
                <text:p>79793.7587840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441873550415">
                <text:p>0.387441873550415</text:p>
              </table:table-cell>
              <table:table-cell office:value-type="float" office:value="79785.1658374578">
                <text:p>79785.165837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2784786224365">
                <text:p>0.442784786224365</text:p>
              </table:table-cell>
              <table:table-cell office:value-type="float" office:value="79793.4150306947">
                <text:p>79793.4150306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124122619629">
                <text:p>0.498124122619629</text:p>
              </table:table-cell>
              <table:table-cell office:value-type="float" office:value="79798.5716427556">
                <text:p>79798.571642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3460121154785">
                <text:p>0.553460121154785</text:p>
              </table:table-cell>
              <table:table-cell office:value-type="float" office:value="79803.385082035">
                <text:p>79803.385082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8824968338013">
                <text:p>0.608824968338013</text:p>
              </table:table-cell>
              <table:table-cell office:value-type="float" office:value="79761.8023831158">
                <text:p>79761.8023831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162397384644">
                <text:p>0.664162397384644</text:p>
              </table:table-cell>
              <table:table-cell office:value-type="float" office:value="79801.3221083834">
                <text:p>79801.3221083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9508409500122">
                <text:p>0.719508409500122</text:p>
              </table:table-cell>
              <table:table-cell office:value-type="float" office:value="79788.9465059577">
                <text:p>79788.9465059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849653244019">
                <text:p>0.774849653244019</text:p>
              </table:table-cell>
              <table:table-cell office:value-type="float" office:value="79795.8213667186">
                <text:p>79795.8213667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018684387207">
                <text:p>0.83018684387207</text:p>
              </table:table-cell>
              <table:table-cell office:value-type="float" office:value="79801.6659299184">
                <text:p>79801.6659299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5541677474976">
                <text:p>0.885541677474976</text:p>
              </table:table-cell>
              <table:table-cell office:value-type="float" office:value="79776.2311359966">
                <text:p>79776.2311359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0923690795898">
                <text:p>0.940923690795898</text:p>
              </table:table-cell>
              <table:table-cell office:value-type="float" office:value="79737.0795173254">
                <text:p>79737.0795173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274948120117">
                <text:p>0.996274948120117</text:p>
              </table:table-cell>
              <table:table-cell office:value-type="float" office:value="79781.3855272226">
                <text:p>79781.3855272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85827922821">
                <text:p>1.0485827922821</text:p>
              </table:table-cell>
              <table:table-cell office:value-type="float" office:value="84423.2843227968">
                <text:p>84423.2843227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0068321228027">
                <text:p>1.10068321228027</text:p>
              </table:table-cell>
              <table:table-cell office:value-type="float" office:value="84759.3934973115">
                <text:p>84759.3934973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277814865112">
                <text:p>1.15277814865112</text:p>
              </table:table-cell>
              <table:table-cell office:value-type="float" office:value="84768.3154570668">
                <text:p>84768.3154570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490145683289">
                <text:p>1.20490145683289</text:p>
              </table:table-cell>
              <table:table-cell office:value-type="float" office:value="84722.1742833488">
                <text:p>84722.174283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697112083435">
                <text:p>1.25697112083435</text:p>
              </table:table-cell>
              <table:table-cell office:value-type="float" office:value="84809.4583417279">
                <text:p>84809.4583417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903577804565">
                <text:p>1.30903577804565</text:p>
              </table:table-cell>
              <table:table-cell office:value-type="float" office:value="84817.6140309101">
                <text:p>84817.6140309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108422279358">
                <text:p>1.36108422279358</text:p>
              </table:table-cell>
              <table:table-cell office:value-type="float" office:value="84844.0336956671">
                <text:p>84844.0336956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313099861145">
                <text:p>1.41313099861145</text:p>
              </table:table-cell>
              <table:table-cell office:value-type="float" office:value="84846.7543014201">
                <text:p>84846.7543014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517872810364">
                <text:p>1.46517872810364</text:p>
              </table:table-cell>
              <table:table-cell office:value-type="float" office:value="84845.199648197">
                <text:p>84845.1996481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172221660614">
                <text:p>1.5172221660614</text:p>
              </table:table-cell>
              <table:table-cell office:value-type="float" office:value="84852.1960363926">
                <text:p>84852.1960363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925845146179">
                <text:p>1.56925845146179</text:p>
              </table:table-cell>
              <table:table-cell office:value-type="float" office:value="84863.8592478557">
                <text:p>84863.8592478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213641166687">
                <text:p>1.6213641166687</text:p>
              </table:table-cell>
              <table:table-cell office:value-type="float" office:value="84750.8612060564">
                <text:p>84750.8612060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345190048218">
                <text:p>1.67345190048218</text:p>
              </table:table-cell>
              <table:table-cell office:value-type="float" office:value="84779.9556190267">
                <text:p>84779.9556190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553539276123">
                <text:p>1.72553539276123</text:p>
              </table:table-cell>
              <table:table-cell office:value-type="float" office:value="84786.9412507896">
                <text:p>84786.9412507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7762365341187">
                <text:p>1.77762365341187</text:p>
              </table:table-cell>
              <table:table-cell office:value-type="float" office:value="84779.1795087745">
                <text:p>84779.1795087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2971119880676">
                <text:p>1.82971119880676</text:p>
              </table:table-cell>
              <table:table-cell office:value-type="float" office:value="84780.3436794815">
                <text:p>84780.3436794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8180041313171">
                <text:p>1.88180041313171</text:p>
              </table:table-cell>
              <table:table-cell office:value-type="float" office:value="84777.6273308983">
                <text:p>84777.6273308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389678001404">
                <text:p>1.93389678001404</text:p>
              </table:table-cell>
              <table:table-cell office:value-type="float" office:value="84765.9878082267">
                <text:p>84765.9878082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8598456382751">
                <text:p>1.98598456382751</text:p>
              </table:table-cell>
              <table:table-cell office:value-type="float" office:value="84779.9556190267">
                <text:p>84779.9556190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3159666061401">
                <text:p>2.03159666061401</text:p>
              </table:table-cell>
              <table:table-cell office:value-type="float" office:value="96816.421763516">
                <text:p>96816.421763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7485961914062">
                <text:p>2.07485961914062</text:p>
              </table:table-cell>
              <table:table-cell office:value-type="float" office:value="102073.463082366">
                <text:p>102073.463082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811923980713">
                <text:p>2.11811923980713</text:p>
              </table:table-cell>
              <table:table-cell office:value-type="float" office:value="102081.338947554">
                <text:p>102081.338947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6139674186707">
                <text:p>2.16139674186707</text:p>
              </table:table-cell>
              <table:table-cell office:value-type="float" office:value="102039.160991411">
                <text:p>102039.160991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465683937073">
                <text:p>2.20465683937073</text:p>
              </table:table-cell>
              <table:table-cell office:value-type="float" office:value="102080.213749545">
                <text:p>102080.213749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4791955947876">
                <text:p>2.24791955947876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118299484253">
                <text:p>2.29118299484253</text:p>
              </table:table-cell>
              <table:table-cell office:value-type="float" office:value="102072.338057974">
                <text:p>102072.338057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444476127625">
                <text:p>2.33444476127625</text:p>
              </table:table-cell>
              <table:table-cell office:value-type="float" office:value="102076.275751848">
                <text:p>102076.275751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777060508728">
                <text:p>2.3777060508728</text:p>
              </table:table-cell>
              <table:table-cell office:value-type="float" office:value="102077.400863043">
                <text:p>102077.400863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2096543312073">
                <text:p>2.42096543312073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6422743797302">
                <text:p>2.46422743797302</text:p>
              </table:table-cell>
              <table:table-cell office:value-type="float" office:value="102075.713205551">
                <text:p>102075.713205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0748181343079">
                <text:p>2.50748181343079</text:p>
              </table:table-cell>
              <table:table-cell office:value-type="float" office:value="102093.717763006">
                <text:p>102093.717763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073833465576">
                <text:p>2.55073833465576</text:p>
              </table:table-cell>
              <table:table-cell office:value-type="float" office:value="102088.653339286">
                <text:p>102088.653339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400081634521">
                <text:p>2.59400081634521</text:p>
              </table:table-cell>
              <table:table-cell office:value-type="float" office:value="102074.588131558">
                <text:p>102074.588131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3726329803467">
                <text:p>2.63726329803467</text:p>
              </table:table-cell>
              <table:table-cell office:value-type="float" office:value="102074.588131558">
                <text:p>102074.588131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8052268028259">
                <text:p>2.68052268028259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2378253936768">
                <text:p>2.72378253936768</text:p>
              </table:table-cell>
              <table:table-cell office:value-type="float" office:value="102080.776345449">
                <text:p>102080.776345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6704668998718">
                <text:p>2.76704668998718</text:p>
              </table:table-cell>
              <table:table-cell office:value-type="float" office:value="102070.650567884">
                <text:p>102070.650567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1032395362854">
                <text:p>2.81032395362854</text:p>
              </table:table-cell>
              <table:table-cell office:value-type="float" office:value="102039.723134896">
                <text:p>102039.72313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358333587646">
                <text:p>2.85358333587646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685583114624">
                <text:p>2.89685583114624</text:p>
              </table:table-cell>
              <table:table-cell office:value-type="float" office:value="102050.967305425">
                <text:p>102050.967305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4011640548706">
                <text:p>2.94011640548706</text:p>
              </table:table-cell>
              <table:table-cell office:value-type="float" office:value="102079.088576341">
                <text:p>102079.088576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8339343070984">
                <text:p>2.98339343070984</text:p>
              </table:table-cell>
              <table:table-cell office:value-type="float" office:value="102040.285284574">
                <text:p>102040.285284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273175239563">
                <text:p>3.0273175239563</text:p>
              </table:table-cell>
              <table:table-cell office:value-type="float" office:value="100537.078255017">
                <text:p>100537.078255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7161927223206">
                <text:p>3.07161927223206</text:p>
              </table:table-cell>
              <table:table-cell office:value-type="float" office:value="99680.0390926459">
                <text:p>99680.0390926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159143447876">
                <text:p>3.1159143447876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6024518013">
                <text:p>3.16024518013</text:p>
              </table:table-cell>
              <table:table-cell office:value-type="float" office:value="99614.6354087675">
                <text:p>99614.6354087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0454788208008">
                <text:p>3.20454788208008</text:p>
              </table:table-cell>
              <table:table-cell office:value-type="float" office:value="99677.8933478277">
                <text:p>99677.8933478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4884724617004">
                <text:p>3.24884724617004</text:p>
              </table:table-cell>
              <table:table-cell office:value-type="float" office:value="99685.4038588843">
                <text:p>99685.4038588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9314422607422">
                <text:p>3.29314422607422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374559879303">
                <text:p>3.3374559879303</text:p>
              </table:table-cell>
              <table:table-cell office:value-type="float" office:value="99657.5133785652">
                <text:p>99657.513378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8178110122681">
                <text:p>3.38178110122681</text:p>
              </table:table-cell>
              <table:table-cell office:value-type="float" office:value="99627.4949250456">
                <text:p>99627.4949250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609095573425">
                <text:p>3.42609095573425</text:p>
              </table:table-cell>
              <table:table-cell office:value-type="float" office:value="99661.8032058284">
                <text:p>99661.8032058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39389610291">
                <text:p>3.47039389610291</text:p>
              </table:table-cell>
              <table:table-cell office:value-type="float" office:value="99677.3569260575">
                <text:p>99677.3569260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469087600708">
                <text:p>3.51469087600708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5898690223694">
                <text:p>3.55898690223694</text:p>
              </table:table-cell>
              <table:table-cell office:value-type="float" office:value="99692.9155018273">
                <text:p>99692.9155018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0331630706787">
                <text:p>3.60331630706787</text:p>
              </table:table-cell>
              <table:table-cell office:value-type="float" office:value="99617.8499766042">
                <text:p>99617.8499766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4761018753052">
                <text:p>3.64761018753052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9190287590027">
                <text:p>3.69190287590027</text:p>
              </table:table-cell>
              <table:table-cell office:value-type="float" office:value="99700.4282769126">
                <text:p>99700.4282769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3619365692139">
                <text:p>3.73619365692139</text:p>
              </table:table-cell>
              <table:table-cell office:value-type="float" office:value="99704.7217996544">
                <text:p>99704.7217996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804811000824">
                <text:p>3.7804811000824</text:p>
              </table:table-cell>
              <table:table-cell office:value-type="float" office:value="99712.2363543377">
                <text:p>99712.236354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2476949691772">
                <text:p>3.82476949691772</text:p>
              </table:table-cell>
              <table:table-cell office:value-type="float" office:value="99710.0892231332">
                <text:p>99710.0892231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6906027793884">
                <text:p>3.86906027793884</text:p>
              </table:table-cell>
              <table:table-cell office:value-type="float" office:value="99704.7217996544">
                <text:p>99704.7217996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133722782135">
                <text:p>3.9133722782135</text:p>
              </table:table-cell>
              <table:table-cell office:value-type="float" office:value="99656.9771761237">
                <text:p>99656.9771761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5766973495483">
                <text:p>3.95766973495483</text:p>
              </table:table-cell>
              <table:table-cell office:value-type="float" office:value="99689.6960876656">
                <text:p>99689.6960876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019109249115">
                <text:p>4.0019109249115</text:p>
              </table:table-cell>
              <table:table-cell office:value-type="float" office:value="99816.4833343213">
                <text:p>99816.4833343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601120948792">
                <text:p>4.04601120948792</text:p>
              </table:table-cell>
              <table:table-cell office:value-type="float" office:value="100135.408249986">
                <text:p>100135.40824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9009456634522">
                <text:p>4.09009456634522</text:p>
              </table:table-cell>
              <table:table-cell office:value-type="float" office:value="100173.859588208">
                <text:p>100173.859588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3418006896973">
                <text:p>4.13418006896973</text:p>
              </table:table-cell>
              <table:table-cell office:value-type="float" office:value="100168.983840613">
                <text:p>100168.983840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7826628684998">
                <text:p>4.17826628684998</text:p>
              </table:table-cell>
              <table:table-cell office:value-type="float" office:value="100167.358696887">
                <text:p>100167.3586968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2235417366028">
                <text:p>4.22235417366028</text:p>
              </table:table-cell>
              <table:table-cell office:value-type="float" office:value="100163.566899923">
                <text:p>100163.566899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6643776893616">
                <text:p>4.26643776893616</text:p>
              </table:table-cell>
              <table:table-cell office:value-type="float" office:value="100173.317815035">
                <text:p>100173.3178150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1052088737488">
                <text:p>4.31052088737488</text:p>
              </table:table-cell>
              <table:table-cell office:value-type="float" office:value="100174.40136724">
                <text:p>100174.40136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5460925102234">
                <text:p>4.35460925102234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9869523048401">
                <text:p>4.39869523048401</text:p>
              </table:table-cell>
              <table:table-cell office:value-type="float" office:value="100167.900405603">
                <text:p>100167.900405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77834892273">
                <text:p>4.44277834892273</text:p>
              </table:table-cell>
              <table:table-cell office:value-type="float" office:value="100174.40136724">
                <text:p>100174.40136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8686194419861">
                <text:p>4.48686194419861</text:p>
              </table:table-cell>
              <table:table-cell office:value-type="float" office:value="100173.317815035">
                <text:p>100173.317815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3094744682312">
                <text:p>4.53094744682312</text:p>
              </table:table-cell>
              <table:table-cell office:value-type="float" office:value="100168.983840613">
                <text:p>100168.983840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7502222061157">
                <text:p>4.57502222061157</text:p>
              </table:table-cell>
              <table:table-cell office:value-type="float" office:value="100193.367326074">
                <text:p>100193.367326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1910700798035">
                <text:p>4.61910700798035</text:p>
              </table:table-cell>
              <table:table-cell office:value-type="float" office:value="100170.609037073">
                <text:p>100170.609037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6318321228027">
                <text:p>4.66318321228027</text:p>
              </table:table-cell>
              <table:table-cell office:value-type="float" office:value="100190.11550882">
                <text:p>100190.115508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072765827179">
                <text:p>4.7072765827179</text:p>
              </table:table-cell>
              <table:table-cell office:value-type="float" office:value="100151.110159456">
                <text:p>100151.110159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5135564804077">
                <text:p>4.75135564804077</text:p>
              </table:table-cell>
              <table:table-cell office:value-type="float" office:value="100183.612507505">
                <text:p>100183.612507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9543209075928">
                <text:p>4.79543209075928</text:p>
              </table:table-cell>
              <table:table-cell office:value-type="float" office:value="100189.573559799">
                <text:p>100189.573559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3952069282532">
                <text:p>4.83952069282532</text:p>
              </table:table-cell>
              <table:table-cell office:value-type="float" office:value="100161.94193196">
                <text:p>100161.94193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88360714912415">
                <text:p>4.88360714912415</text:p>
              </table:table-cell>
              <table:table-cell office:value-type="float" office:value="100166.81699403">
                <text:p>100166.81699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2768526077271">
                <text:p>4.92768526077271</text:p>
              </table:table-cell>
              <table:table-cell office:value-type="float" office:value="100185.78008081">
                <text:p>100185.780080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7177338600159">
                <text:p>4.97177338600159</text:p>
              </table:table-cell>
              <table:table-cell office:value-type="float" office:value="100163.025238077">
                <text:p>100163.025238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1516914367676">
                <text:p>5.01516914367676</text:p>
              </table:table-cell>
              <table:table-cell office:value-type="float" office:value="101761.099162157">
                <text:p>101761.099162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5736780166626">
                <text:p>5.05736780166626</text:p>
              </table:table-cell>
              <table:table-cell office:value-type="float" office:value="104647.877690769">
                <text:p>104647.877690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9956312179565">
                <text:p>5.09956312179565</text:p>
              </table:table-cell>
              <table:table-cell office:value-type="float" office:value="104656.155859419">
                <text:p>104656.155859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4177894592285">
                <text:p>5.14177894592285</text:p>
              </table:table-cell>
              <table:table-cell office:value-type="float" office:value="104605.324929687">
                <text:p>104605.324929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839771270752">
                <text:p>5.1839771270752</text:p>
              </table:table-cell>
              <table:table-cell office:value-type="float" office:value="104649.060206111">
                <text:p>104649.060206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2619605064392">
                <text:p>5.22619605064392</text:p>
              </table:table-cell>
              <table:table-cell office:value-type="float" office:value="104597.645480266">
                <text:p>104597.645480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6839137077332">
                <text:p>5.26839137077332</text:p>
              </table:table-cell>
              <table:table-cell office:value-type="float" office:value="104656.155859419">
                <text:p>104656.155859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31060767173767">
                <text:p>5.31060767173767</text:p>
              </table:table-cell>
              <table:table-cell office:value-type="float" office:value="104604.143402535">
                <text:p>104604.143402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35282158851624">
                <text:p>5.35282158851624</text:p>
              </table:table-cell>
              <table:table-cell office:value-type="float" office:value="104610.051305222">
                <text:p>104610.051305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9501762390137">
                <text:p>5.39501762390137</text:p>
              </table:table-cell>
              <table:table-cell office:value-type="float" office:value="104654.381855884">
                <text:p>104654.381855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43721389770508">
                <text:p>5.43721389770508</text:p>
              </table:table-cell>
              <table:table-cell office:value-type="float" office:value="104653.790534738">
                <text:p>104653.790534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7941088676453">
                <text:p>5.47941088676453</text:p>
              </table:table-cell>
              <table:table-cell office:value-type="float" office:value="104652.01661139">
                <text:p>104652.01661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2161169052124">
                <text:p>5.52161169052124</text:p>
              </table:table-cell>
              <table:table-cell office:value-type="float" office:value="104642.556702429">
                <text:p>104642.556702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6380534172058">
                <text:p>5.56380534172058</text:p>
              </table:table-cell>
              <table:table-cell office:value-type="float" office:value="104660.295434897">
                <text:p>104660.295434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0599446296692">
                <text:p>5.60599446296692</text:p>
              </table:table-cell>
              <table:table-cell office:value-type="float" office:value="104671.533076393">
                <text:p>104671.533076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4818716049194">
                <text:p>5.64818716049194</text:p>
              </table:table-cell>
              <table:table-cell office:value-type="float" office:value="104662.661053631">
                <text:p>104662.661053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9042539596558">
                <text:p>5.69042539596558</text:p>
              </table:table-cell>
              <table:table-cell office:value-type="float" office:value="104549.82199142">
                <text:p>104549.821991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7326238155365">
                <text:p>5.7326238155365</text:p>
              </table:table-cell>
              <table:table-cell office:value-type="float" office:value="104648.4689451">
                <text:p>104648.46894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7482199668884">
                <text:p>5.77482199668884</text:p>
              </table:table-cell>
              <table:table-cell office:value-type="float" office:value="104649.060206111">
                <text:p>104649.060206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1702208518982">
                <text:p>5.81702208518982</text:p>
              </table:table-cell>
              <table:table-cell office:value-type="float" office:value="104644.330305085">
                <text:p>104644.3303050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922241210938">
                <text:p>5.85922241210938</text:p>
              </table:table-cell>
              <table:table-cell office:value-type="float" office:value="104643.739097519">
                <text:p>104643.7390975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0144205093384">
                <text:p>5.90144205093384</text:p>
              </table:table-cell>
              <table:table-cell office:value-type="float" office:value="104595.873459753">
                <text:p>104595.873459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4362902641296">
                <text:p>5.94362902641296</text:p>
              </table:table-cell>
              <table:table-cell office:value-type="float" office:value="104676.857012066">
                <text:p>104676.857012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8582005500793">
                <text:p>5.98582005500793</text:p>
              </table:table-cell>
              <table:table-cell office:value-type="float" office:value="104666.801143748">
                <text:p>104666.801143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2677464485168">
                <text:p>6.02677464485168</text:p>
              </table:table-cell>
              <table:table-cell office:value-type="float" office:value="107826.742175857">
                <text:p>107826.742175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6720089912415">
                <text:p>6.06720089912415</text:p>
              </table:table-cell>
              <table:table-cell office:value-type="float" office:value="109235.942816702">
                <text:p>109235.9428167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0749697685242">
                <text:p>6.10749697685242</text:p>
              </table:table-cell>
              <table:table-cell office:value-type="float" office:value="109588.829706415">
                <text:p>109588.829706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4778637886047">
                <text:p>6.14778637886047</text:p>
              </table:table-cell>
              <table:table-cell office:value-type="float" office:value="109606.987939829">
                <text:p>109606.9879398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8807554244995">
                <text:p>6.18807554244995</text:p>
              </table:table-cell>
              <table:table-cell office:value-type="float" office:value="109607.636559458">
                <text:p>109607.636559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2834229469299">
                <text:p>6.22834229469299</text:p>
              </table:table-cell>
              <table:table-cell office:value-type="float" office:value="109668.641099881">
                <text:p>109668.641099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6862049102783">
                <text:p>6.26862049102783</text:p>
              </table:table-cell>
              <table:table-cell office:value-type="float" office:value="109637.481363096">
                <text:p>109637.4813630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0894684791565">
                <text:p>6.30894684791565</text:p>
              </table:table-cell>
              <table:table-cell office:value-type="float" office:value="109506.544622534">
                <text:p>109506.544622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4923315048218">
                <text:p>6.34923315048218</text:p>
              </table:table-cell>
              <table:table-cell office:value-type="float" office:value="109615.420593823">
                <text:p>109615.420593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8956427574158">
                <text:p>6.38956427574158</text:p>
              </table:table-cell>
              <table:table-cell office:value-type="float" office:value="109493.597602284">
                <text:p>109493.597602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2983794212341">
                <text:p>6.42983794212341</text:p>
              </table:table-cell>
              <table:table-cell office:value-type="float" office:value="109649.813308075">
                <text:p>109649.813308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7011399269104">
                <text:p>6.47011399269104</text:p>
              </table:table-cell>
              <table:table-cell office:value-type="float" office:value="109643.322464926">
                <text:p>109643.322464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1040029525757">
                <text:p>6.51040029525757</text:p>
              </table:table-cell>
              <table:table-cell office:value-type="float" office:value="109615.420593823">
                <text:p>109615.420593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5067873001099">
                <text:p>6.55067873001099</text:p>
              </table:table-cell>
              <table:table-cell office:value-type="float" office:value="109636.832390198">
                <text:p>109636.832390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909583568573">
                <text:p>6.5909583568573</text:p>
              </table:table-cell>
              <table:table-cell office:value-type="float" office:value="109633.587640948">
                <text:p>109633.587640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3127541542053">
                <text:p>6.63127541542053</text:p>
              </table:table-cell>
              <table:table-cell office:value-type="float" office:value="109531.800120637">
                <text:p>109531.800120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7156219482422">
                <text:p>6.67156219482422</text:p>
              </table:table-cell>
              <table:table-cell office:value-type="float" office:value="109614.123177985">
                <text:p>109614.12317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1182823181152">
                <text:p>6.71182823181152</text:p>
              </table:table-cell>
              <table:table-cell office:value-type="float" office:value="109670.589171522">
                <text:p>109670.589171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5210738182068">
                <text:p>6.75210738182068</text:p>
              </table:table-cell>
              <table:table-cell office:value-type="float" office:value="109634.885517601">
                <text:p>109634.885517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9238629341126">
                <text:p>6.79238629341126</text:p>
              </table:table-cell>
              <table:table-cell office:value-type="float" office:value="109635.53446745">
                <text:p>109635.534467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3266568183899">
                <text:p>6.83266568183899</text:p>
              </table:table-cell>
              <table:table-cell office:value-type="float" office:value="109634.236575433">
                <text:p>109634.236575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87294483184814">
                <text:p>6.87294483184814</text:p>
              </table:table-cell>
              <table:table-cell office:value-type="float" office:value="109634.885517601">
                <text:p>109634.885517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1324162483215">
                <text:p>6.91324162483215</text:p>
              </table:table-cell>
              <table:table-cell office:value-type="float" office:value="109586.884538242">
                <text:p>109586.8845382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5353484153748">
                <text:p>6.95353484153748</text:p>
              </table:table-cell>
              <table:table-cell office:value-type="float" office:value="109596.611069691">
                <text:p>109596.6110696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9382925033569">
                <text:p>6.99382925033569</text:p>
              </table:table-cell>
              <table:table-cell office:value-type="float" office:value="109593.368700705">
                <text:p>109593.3687007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0469350814819">
                <text:p>20.0469350814819</text:p>
              </table:table-cell>
              <table:table-cell office:value-type="float" office:value="338.310288534006">
                <text:p>338.310288534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1022751331329">
                <text:p>20.1022751331329</text:p>
              </table:table-cell>
              <table:table-cell office:value-type="float" office:value="79797.5402670251">
                <text:p>79797.54026702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1576144695282">
                <text:p>20.1576144695282</text:p>
              </table:table-cell>
              <table:table-cell office:value-type="float" office:value="79798.5716427556">
                <text:p>79798.5716427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2129352092743">
                <text:p>20.2129352092743</text:p>
              </table:table-cell>
              <table:table-cell office:value-type="float" office:value="79825.3967728589">
                <text:p>79825.39677285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2682573795319">
                <text:p>20.2682573795319</text:p>
              </table:table-cell>
              <table:table-cell office:value-type="float" office:value="79823.3326610297">
                <text:p>79823.3326610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3235974311829">
                <text:p>20.3235974311829</text:p>
              </table:table-cell>
              <table:table-cell office:value-type="float" office:value="79797.5402670251">
                <text:p>79797.54026702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3789160251617">
                <text:p>20.3789160251617</text:p>
              </table:table-cell>
              <table:table-cell office:value-type="float" office:value="79828.4931407662">
                <text:p>79828.4931407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4342370033264">
                <text:p>20.4342370033264</text:p>
              </table:table-cell>
              <table:table-cell office:value-type="float" office:value="79825.0527468076">
                <text:p>79825.0527468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489556312561">
                <text:p>20.489556312561</text:p>
              </table:table-cell>
              <table:table-cell office:value-type="float" office:value="79827.4609914406">
                <text:p>79827.4609914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44896364212">
                <text:p>20.544896364212</text:p>
              </table:table-cell>
              <table:table-cell office:value-type="float" office:value="79797.5402670251">
                <text:p>79797.5402670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002383232117">
                <text:p>20.6002383232117</text:p>
              </table:table-cell>
              <table:table-cell office:value-type="float" office:value="79794.7900620797">
                <text:p>79794.7900620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556189060211">
                <text:p>20.6556189060211</text:p>
              </table:table-cell>
              <table:table-cell office:value-type="float" office:value="79739.1391707529">
                <text:p>79739.13917075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7109544277191">
                <text:p>20.7109544277191</text:p>
              </table:table-cell>
              <table:table-cell office:value-type="float" office:value="79804.0727636216">
                <text:p>79804.0727636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662968635559">
                <text:p>20.7662968635559</text:p>
              </table:table-cell>
              <table:table-cell office:value-type="float" office:value="79794.1025404635">
                <text:p>79794.10254046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216421604156">
                <text:p>20.8216421604156</text:p>
              </table:table-cell>
              <table:table-cell office:value-type="float" office:value="79789.9776595516">
                <text:p>79789.9776595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8769865036011">
                <text:p>20.8769865036011</text:p>
              </table:table-cell>
              <table:table-cell office:value-type="float" office:value="79791.3525724699">
                <text:p>79791.35257246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9323348999023">
                <text:p>20.9323348999023</text:p>
              </table:table-cell>
              <table:table-cell office:value-type="float" office:value="79785.5095197891">
                <text:p>79785.5095197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876720905304">
                <text:p>20.9876720905304</text:p>
              </table:table-cell>
              <table:table-cell office:value-type="float" office:value="79801.6659299184">
                <text:p>79801.6659299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0404651165009">
                <text:p>21.0404651165009</text:p>
              </table:table-cell>
              <table:table-cell office:value-type="float" office:value="83647.4121121799">
                <text:p>83647.41211217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0925285816193">
                <text:p>21.0925285816193</text:p>
              </table:table-cell>
              <table:table-cell office:value-type="float" office:value="84819.5560928699">
                <text:p>84819.5560928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144606590271">
                <text:p>21.144606590271</text:p>
              </table:table-cell>
              <table:table-cell office:value-type="float" office:value="84795.8690112667">
                <text:p>84795.8690112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966841220856">
                <text:p>21.1966841220856</text:p>
              </table:table-cell>
              <table:table-cell office:value-type="float" office:value="84796.6454271182">
                <text:p>84796.6454271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487711906433">
                <text:p>21.2487711906433</text:p>
              </table:table-cell>
              <table:table-cell office:value-type="float" office:value="84781.1198110487">
                <text:p>84781.11981104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008332252502">
                <text:p>21.3008332252502</text:p>
              </table:table-cell>
              <table:table-cell office:value-type="float" office:value="84821.8866846183">
                <text:p>84821.8866846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3530271053314">
                <text:p>21.3530271053314</text:p>
              </table:table-cell>
              <table:table-cell office:value-type="float" office:value="84607.6205319824">
                <text:p>84607.6205319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4051065444946">
                <text:p>21.4051065444946</text:p>
              </table:table-cell>
              <table:table-cell office:value-type="float" office:value="84793.5398490183">
                <text:p>84793.5398490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4572489261627">
                <text:p>21.4572489261627</text:p>
              </table:table-cell>
              <table:table-cell office:value-type="float" office:value="84691.1832319011">
                <text:p>84691.18323190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093448162079">
                <text:p>21.5093448162079</text:p>
              </table:table-cell>
              <table:table-cell office:value-type="float" office:value="84766.76367697">
                <text:p>84766.76367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614376068115">
                <text:p>21.5614376068115</text:p>
              </table:table-cell>
              <table:table-cell office:value-type="float" office:value="84771.8071700237">
                <text:p>84771.8071700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61354804039">
                <text:p>21.61354804039</text:p>
              </table:table-cell>
              <table:table-cell office:value-type="float" office:value="84743.1060681622">
                <text:p>84743.1060681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665637254715">
                <text:p>21.665637254715</text:p>
              </table:table-cell>
              <table:table-cell office:value-type="float" office:value="84777.6273308983">
                <text:p>84777.6273308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7177267074585">
                <text:p>21.7177267074585</text:p>
              </table:table-cell>
              <table:table-cell office:value-type="float" office:value="84777.2392953099">
                <text:p>84777.23929530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7698192596436">
                <text:p>21.7698192596436</text:p>
              </table:table-cell>
              <table:table-cell office:value-type="float" office:value="84772.1951558867">
                <text:p>84772.19515588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8219249248505">
                <text:p>21.8219249248505</text:p>
              </table:table-cell>
              <table:table-cell office:value-type="float" office:value="84750.8612060564">
                <text:p>84750.86120605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8739995956421">
                <text:p>21.8739995956421</text:p>
              </table:table-cell>
              <table:table-cell office:value-type="float" office:value="84801.3042208253">
                <text:p>84801.30422082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9261045455933">
                <text:p>21.9261045455933</text:p>
              </table:table-cell>
              <table:table-cell office:value-type="float" office:value="84752.0245991654">
                <text:p>84752.02459916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9781937599182">
                <text:p>21.9781937599182</text:p>
              </table:table-cell>
              <table:table-cell office:value-type="float" office:value="84777.6273308983">
                <text:p>84777.62733089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0251705646515">
                <text:p>22.0251705646515</text:p>
              </table:table-cell>
              <table:table-cell office:value-type="float" office:value="94003.8392366838">
                <text:p>94003.83923668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0684466362">
                <text:p>22.0684466362</text:p>
              </table:table-cell>
              <table:table-cell office:value-type="float" office:value="102042.533945227">
                <text:p>102042.533945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1117212772369">
                <text:p>22.1117212772369</text:p>
              </table:table-cell>
              <table:table-cell office:value-type="float" office:value="102045.907122039">
                <text:p>102045.9071220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1549932956696">
                <text:p>22.1549932956696</text:p>
              </table:table-cell>
              <table:table-cell office:value-type="float" office:value="102052.091858774">
                <text:p>102052.0918587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1982553005218">
                <text:p>22.1982553005218</text:p>
              </table:table-cell>
              <table:table-cell office:value-type="float" office:value="102075.713205551">
                <text:p>102075.7132055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2415640354156">
                <text:p>22.2415640354156</text:p>
              </table:table-cell>
              <table:table-cell office:value-type="float" office:value="101965.57370768">
                <text:p>101965.57370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848017215729">
                <text:p>22.2848017215729</text:p>
              </table:table-cell>
              <table:table-cell office:value-type="float" office:value="102133.124884203">
                <text:p>102133.124884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3280425071716">
                <text:p>22.3280425071716</text:p>
              </table:table-cell>
              <table:table-cell office:value-type="float" office:value="102125.804118766">
                <text:p>102125.804118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3712818622589">
                <text:p>22.3712818622589</text:p>
              </table:table-cell>
              <table:table-cell office:value-type="float" office:value="102129.182803169">
                <text:p>102129.1828031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4145216941834">
                <text:p>22.4145216941834</text:p>
              </table:table-cell>
              <table:table-cell office:value-type="float" office:value="102128.056550195">
                <text:p>102128.056550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4577622413635">
                <text:p>22.4577622413635</text:p>
              </table:table-cell>
              <table:table-cell office:value-type="float" office:value="102126.367217309">
                <text:p>102126.3672173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5010080337524">
                <text:p>22.5010080337524</text:p>
              </table:table-cell>
              <table:table-cell office:value-type="float" office:value="102113.98048361">
                <text:p>102113.98048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5442469120026">
                <text:p>22.5442469120026</text:p>
              </table:table-cell>
              <table:table-cell office:value-type="float" office:value="102130.309080984">
                <text:p>102130.3090809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87513923645">
                <text:p>22.587513923645</text:p>
              </table:table-cell>
              <table:table-cell office:value-type="float" office:value="102063.90116545">
                <text:p>102063.90116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6307797431946">
                <text:p>22.6307797431946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6740424633026">
                <text:p>22.6740424633026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7173368930817">
                <text:p>22.7173368930817</text:p>
              </table:table-cell>
              <table:table-cell office:value-type="float" office:value="101999.26462911">
                <text:p>101999.264629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7605788707733">
                <text:p>22.7605788707733</text:p>
              </table:table-cell>
              <table:table-cell office:value-type="float" office:value="102122.988719193">
                <text:p>102122.988719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8038187026978">
                <text:p>22.8038187026978</text:p>
              </table:table-cell>
              <table:table-cell office:value-type="float" office:value="102128.056550195">
                <text:p>102128.0565501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470606803894">
                <text:p>22.8470606803894</text:p>
              </table:table-cell>
              <table:table-cell office:value-type="float" office:value="102122.988719193">
                <text:p>102122.9887191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8904457092285">
                <text:p>22.8904457092285</text:p>
              </table:table-cell>
              <table:table-cell office:value-type="float" office:value="101786.264021542">
                <text:p>101786.264021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9337079524994">
                <text:p>22.9337079524994</text:p>
              </table:table-cell>
              <table:table-cell office:value-type="float" office:value="102075.150665454">
                <text:p>102075.150665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9769856929779">
                <text:p>22.9769856929779</text:p>
              </table:table-cell>
              <table:table-cell office:value-type="float" office:value="102038.598854121">
                <text:p>102038.598854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0207114219665">
                <text:p>23.0207114219665</text:p>
              </table:table-cell>
              <table:table-cell office:value-type="float" office:value="100993.170431682">
                <text:p>100993.170431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0650157928467">
                <text:p>23.0650157928467</text:p>
              </table:table-cell>
              <table:table-cell office:value-type="float" office:value="99674.1385166769">
                <text:p>99674.1385166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109313249588">
                <text:p>23.109313249588</text:p>
              </table:table-cell>
              <table:table-cell office:value-type="float" office:value="99689.6960876656">
                <text:p>99689.6960876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1536066532135">
                <text:p>23.1536066532135</text:p>
              </table:table-cell>
              <table:table-cell office:value-type="float" office:value="99698.8183012165">
                <text:p>99698.81830121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1979005336761">
                <text:p>23.1979005336761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2421963214874">
                <text:p>23.2421963214874</text:p>
              </table:table-cell>
              <table:table-cell office:value-type="float" office:value="99693.4520910706">
                <text:p>99693.45209107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2864902019501">
                <text:p>23.2864902019501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3307869434357">
                <text:p>23.3307869434357</text:p>
              </table:table-cell>
              <table:table-cell office:value-type="float" office:value="99691.3057687546">
                <text:p>99691.30576875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750817775726">
                <text:p>23.3750817775726</text:p>
              </table:table-cell>
              <table:table-cell office:value-type="float" office:value="99695.5985058078">
                <text:p>99695.59850580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4193806648254">
                <text:p>23.4193806648254</text:p>
              </table:table-cell>
              <table:table-cell office:value-type="float" office:value="99686.4768814282">
                <text:p>99686.47688142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636695384979">
                <text:p>23.4636695384979</text:p>
              </table:table-cell>
              <table:table-cell office:value-type="float" office:value="99709.0156922067">
                <text:p>99709.01569220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079684257507">
                <text:p>23.5079684257507</text:p>
              </table:table-cell>
              <table:table-cell office:value-type="float" office:value="99686.4768814282">
                <text:p>99686.47688142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5522630214691">
                <text:p>23.5522630214691</text:p>
              </table:table-cell>
              <table:table-cell office:value-type="float" office:value="99696.1351239336">
                <text:p>99696.1351239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5965600013733">
                <text:p>23.5965600013733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6408579349518">
                <text:p>23.6408579349518</text:p>
              </table:table-cell>
              <table:table-cell office:value-type="float" office:value="99688.6229958181">
                <text:p>99688.6229958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6851587295532">
                <text:p>23.6851587295532</text:p>
              </table:table-cell>
              <table:table-cell office:value-type="float" office:value="99682.1849298481">
                <text:p>99682.18492984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7294511795044">
                <text:p>23.7294511795044</text:p>
              </table:table-cell>
              <table:table-cell office:value-type="float" office:value="99700.964947033">
                <text:p>99700.9649470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7737309932709">
                <text:p>23.7737309932709</text:p>
              </table:table-cell>
              <table:table-cell office:value-type="float" office:value="99729.4167335225">
                <text:p>99729.4167335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8180320262909">
                <text:p>23.8180320262909</text:p>
              </table:table-cell>
              <table:table-cell office:value-type="float" office:value="99681.6484618862">
                <text:p>99681.64846188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8623290061951">
                <text:p>23.8623290061951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9066483974457">
                <text:p>23.9066483974457</text:p>
              </table:table-cell>
              <table:table-cell office:value-type="float" office:value="99640.3577618902">
                <text:p>99640.35776189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9509494304657">
                <text:p>23.9509494304657</text:p>
              </table:table-cell>
              <table:table-cell office:value-type="float" office:value="99681.6484618862">
                <text:p>99681.64846188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9952571392059">
                <text:p>23.9952571392059</text:p>
              </table:table-cell>
              <table:table-cell office:value-type="float" office:value="99666.6297029703">
                <text:p>99666.62970297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039368391037">
                <text:p>24.039368391037</text:p>
              </table:table-cell>
              <table:table-cell office:value-type="float" office:value="100110.511869244">
                <text:p>100110.511869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0834505558014">
                <text:p>24.0834505558014</text:p>
              </table:table-cell>
              <table:table-cell office:value-type="float" office:value="100176.568541975">
                <text:p>100176.568541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275327205658">
                <text:p>24.1275327205658</text:p>
              </table:table-cell>
              <table:table-cell office:value-type="float" office:value="100176.568541975">
                <text:p>100176.5685419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716113090515">
                <text:p>24.1716113090515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156870365143">
                <text:p>24.2156870365143</text:p>
              </table:table-cell>
              <table:table-cell office:value-type="float" office:value="100191.199424451">
                <text:p>100191.1994244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597630023956">
                <text:p>24.2597630023956</text:p>
              </table:table-cell>
              <table:table-cell office:value-type="float" office:value="100190.657463704">
                <text:p>100190.6574637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038177490234">
                <text:p>24.3038177490234</text:p>
              </table:table-cell>
              <table:table-cell office:value-type="float" office:value="100238.914941633">
                <text:p>100238.914941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478746414185">
                <text:p>24.3478746414185</text:p>
              </table:table-cell>
              <table:table-cell office:value-type="float" office:value="100234.032859277">
                <text:p>100234.0328592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3919422626495">
                <text:p>24.3919422626495</text:p>
              </table:table-cell>
              <table:table-cell office:value-type="float" office:value="100209.629579134">
                <text:p>100209.6295791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4360387325287">
                <text:p>24.4360387325287</text:p>
              </table:table-cell>
              <table:table-cell office:value-type="float" office:value="100144.070763541">
                <text:p>100144.0707635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4801249504089">
                <text:p>24.4801249504089</text:p>
              </table:table-cell>
              <table:table-cell office:value-type="float" office:value="100167.358696887">
                <text:p>100167.358696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524231672287">
                <text:p>24.524231672287</text:p>
              </table:table-cell>
              <table:table-cell office:value-type="float" office:value="100120.793656113">
                <text:p>100120.7936561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568320274353">
                <text:p>24.568320274353</text:p>
              </table:table-cell>
              <table:table-cell office:value-type="float" office:value="100161.94193196">
                <text:p>100161.941931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6124053001404">
                <text:p>24.6124053001404</text:p>
              </table:table-cell>
              <table:table-cell office:value-type="float" office:value="100170.06729906">
                <text:p>100170.06729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564900875092">
                <text:p>24.6564900875092</text:p>
              </table:table-cell>
              <table:table-cell office:value-type="float" office:value="100170.609037073">
                <text:p>100170.609037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7005686759949">
                <text:p>24.7005686759949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7446439266205">
                <text:p>24.7446439266205</text:p>
              </table:table-cell>
              <table:table-cell office:value-type="float" office:value="100192.283363536">
                <text:p>100192.2833635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788717508316">
                <text:p>24.788717508316</text:p>
              </table:table-cell>
              <table:table-cell office:value-type="float" office:value="100196.077335036">
                <text:p>100196.077335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8328220844269">
                <text:p>24.8328220844269</text:p>
              </table:table-cell>
              <table:table-cell office:value-type="float" office:value="100125.664713387">
                <text:p>100125.6647133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8768982887268">
                <text:p>24.8768982887268</text:p>
              </table:table-cell>
              <table:table-cell office:value-type="float" office:value="100190.11550882">
                <text:p>100190.115508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9209802150726">
                <text:p>24.9209802150726</text:p>
              </table:table-cell>
              <table:table-cell office:value-type="float" office:value="100177.110350311">
                <text:p>100177.1103503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9650571346283">
                <text:p>24.9650571346283</text:p>
              </table:table-cell>
              <table:table-cell office:value-type="float" office:value="100188.489679346">
                <text:p>100188.489679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0087473392487">
                <text:p>25.0087473392487</text:p>
              </table:table-cell>
              <table:table-cell office:value-type="float" office:value="101075.287661664">
                <text:p>101075.2876616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050966501236">
                <text:p>25.050966501236</text:p>
              </table:table-cell>
              <table:table-cell office:value-type="float" office:value="104597.05480009">
                <text:p>104597.054800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0931806564331">
                <text:p>25.0931806564331</text:p>
              </table:table-cell>
              <table:table-cell office:value-type="float" office:value="104609.460484923">
                <text:p>104609.460484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1353719234467">
                <text:p>25.1353719234467</text:p>
              </table:table-cell>
              <table:table-cell office:value-type="float" office:value="104666.20968225">
                <text:p>104666.209682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1775660514832">
                <text:p>25.1775660514832</text:p>
              </table:table-cell>
              <table:table-cell office:value-type="float" office:value="104659.112665631">
                <text:p>104659.1126656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219762802124">
                <text:p>25.219762802124</text:p>
              </table:table-cell>
              <table:table-cell office:value-type="float" office:value="104652.60791249">
                <text:p>104652.607912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2619597911835">
                <text:p>25.2619597911835</text:p>
              </table:table-cell>
              <table:table-cell office:value-type="float" office:value="104652.01661139">
                <text:p>104652.01661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304149389267">
                <text:p>25.304149389267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3463428020477">
                <text:p>25.3463428020477</text:p>
              </table:table-cell>
              <table:table-cell office:value-type="float" office:value="104660.886829555">
                <text:p>104660.8868295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3885359764099">
                <text:p>25.3885359764099</text:p>
              </table:table-cell>
              <table:table-cell office:value-type="float" office:value="104661.478230897">
                <text:p>104661.4782308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307169914246">
                <text:p>25.4307169914246</text:p>
              </table:table-cell>
              <table:table-cell office:value-type="float" office:value="104691.648564323">
                <text:p>104691.6485643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4729115962982">
                <text:p>25.4729115962982</text:p>
              </table:table-cell>
              <table:table-cell office:value-type="float" office:value="104657.929923097">
                <text:p>104657.9299230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515084028244">
                <text:p>25.515084028244</text:p>
              </table:table-cell>
              <table:table-cell office:value-type="float" office:value="104712.955745008">
                <text:p>104712.9557450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7276725769">
                <text:p>25.557276725769</text:p>
              </table:table-cell>
              <table:table-cell office:value-type="float" office:value="104662.661053631">
                <text:p>104662.661053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5994682312012">
                <text:p>25.5994682312012</text:p>
              </table:table-cell>
              <table:table-cell office:value-type="float" office:value="104665.618227436">
                <text:p>104665.6182274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6416628360748">
                <text:p>25.6416628360748</text:p>
              </table:table-cell>
              <table:table-cell office:value-type="float" office:value="104657.929923097">
                <text:p>104657.9299230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6838665008545">
                <text:p>25.6838665008545</text:p>
              </table:table-cell>
              <table:table-cell office:value-type="float" office:value="104635.462892975">
                <text:p>104635.462892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7260670661926">
                <text:p>25.7260670661926</text:p>
              </table:table-cell>
              <table:table-cell office:value-type="float" office:value="104643.147896634">
                <text:p>104643.147896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7682814598083">
                <text:p>25.7682814598083</text:p>
              </table:table-cell>
              <table:table-cell office:value-type="float" office:value="104608.869671298">
                <text:p>104608.8696712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8104689121246">
                <text:p>25.8104689121246</text:p>
              </table:table-cell>
              <table:table-cell office:value-type="float" office:value="104675.673868446">
                <text:p>104675.673868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8526699542999">
                <text:p>25.8526699542999</text:p>
              </table:table-cell>
              <table:table-cell office:value-type="float" office:value="104641.965514904">
                <text:p>104641.9655149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8948984146118">
                <text:p>25.8948984146118</text:p>
              </table:table-cell>
              <table:table-cell office:value-type="float" office:value="104574.023475742">
                <text:p>104574.023475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9371018409729">
                <text:p>25.9371018409729</text:p>
              </table:table-cell>
              <table:table-cell office:value-type="float" office:value="104636.054007028">
                <text:p>104636.0540070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979311466217">
                <text:p>25.979311466217</text:p>
              </table:table-cell>
              <table:table-cell office:value-type="float" office:value="104620.68721193">
                <text:p>104620.687211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0206024646759">
                <text:p>26.0206024646759</text:p>
              </table:table-cell>
              <table:table-cell office:value-type="float" office:value="106948.249372066">
                <text:p>106948.2493720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0608866214752">
                <text:p>26.0608866214752</text:p>
              </table:table-cell>
              <table:table-cell office:value-type="float" office:value="109621.259345186">
                <text:p>109621.2593451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1011707782745">
                <text:p>26.1011707782745</text:p>
              </table:table-cell>
              <table:table-cell office:value-type="float" office:value="109621.259345186">
                <text:p>109621.2593451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1414558887482">
                <text:p>26.1414558887482</text:p>
              </table:table-cell>
              <table:table-cell office:value-type="float" office:value="109618.66426779">
                <text:p>109618.664267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817438602448">
                <text:p>26.1817438602448</text:p>
              </table:table-cell>
              <table:table-cell office:value-type="float" office:value="109610.879772754">
                <text:p>109610.8797727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220675945282">
                <text:p>26.2220675945282</text:p>
              </table:table-cell>
              <table:table-cell office:value-type="float" office:value="109513.666788861">
                <text:p>109513.6667888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2623550891876">
                <text:p>26.2623550891876</text:p>
              </table:table-cell>
              <table:table-cell office:value-type="float" office:value="109612.177111813">
                <text:p>109612.1771118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3026344776154">
                <text:p>26.3026344776154</text:p>
              </table:table-cell>
              <table:table-cell office:value-type="float" office:value="109634.236575433">
                <text:p>109634.2365754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34290766716">
                <text:p>26.34290766716</text:p>
              </table:table-cell>
              <table:table-cell office:value-type="float" office:value="109651.111568927">
                <text:p>109651.1115689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3832426071167">
                <text:p>26.3832426071167</text:p>
              </table:table-cell>
              <table:table-cell office:value-type="float" office:value="109483.242190132">
                <text:p>109483.242190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4235396385193">
                <text:p>26.4235396385193</text:p>
              </table:table-cell>
              <table:table-cell office:value-type="float" office:value="109586.236164196">
                <text:p>109586.2361641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4638149738312">
                <text:p>26.4638149738312</text:p>
              </table:table-cell>
              <table:table-cell office:value-type="float" office:value="109645.269637181">
                <text:p>109645.2696371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504097700119">
                <text:p>26.504097700119</text:p>
              </table:table-cell>
              <table:table-cell office:value-type="float" office:value="109625.152191669">
                <text:p>109625.152191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5443773269653">
                <text:p>26.5443773269653</text:p>
              </table:table-cell>
              <table:table-cell office:value-type="float" office:value="109633.587640948">
                <text:p>109633.5876409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5846602916718">
                <text:p>26.5846602916718</text:p>
              </table:table-cell>
              <table:table-cell office:value-type="float" office:value="109624.503364722">
                <text:p>109624.5033647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6249434947968">
                <text:p>26.6249434947968</text:p>
              </table:table-cell>
              <table:table-cell office:value-type="float" office:value="109623.854545455">
                <text:p>109623.854545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6652276515961">
                <text:p>26.6652276515961</text:p>
              </table:table-cell>
              <table:table-cell office:value-type="float" office:value="109621.259345186">
                <text:p>109621.2593451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7055461406708">
                <text:p>26.7055461406708</text:p>
              </table:table-cell>
              <table:table-cell office:value-type="float" office:value="109527.913901176">
                <text:p>109527.9139011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7457973957062">
                <text:p>26.7457973957062</text:p>
              </table:table-cell>
              <table:table-cell office:value-type="float" office:value="109710.8648194">
                <text:p>109710.8648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7860798835754">
                <text:p>26.7860798835754</text:p>
              </table:table-cell>
              <table:table-cell office:value-type="float" office:value="109625.801026297">
                <text:p>109625.8010262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8263645172119">
                <text:p>26.8263645172119</text:p>
              </table:table-cell>
              <table:table-cell office:value-type="float" office:value="109619.96179113">
                <text:p>109619.961791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8666484355926">
                <text:p>26.8666484355926</text:p>
              </table:table-cell>
              <table:table-cell office:value-type="float" office:value="109621.908133733">
                <text:p>109621.9081337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9069435596466">
                <text:p>26.9069435596466</text:p>
              </table:table-cell>
              <table:table-cell office:value-type="float" office:value="109591.423371398">
                <text:p>109591.4233713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9472324848175">
                <text:p>26.9472324848175</text:p>
              </table:table-cell>
              <table:table-cell office:value-type="float" office:value="109608.285186763">
                <text:p>109608.2851867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9875175952911">
                <text:p>26.9875175952911</text:p>
              </table:table-cell>
              <table:table-cell office:value-type="float" office:value="109618.66426779">
                <text:p>109618.664267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0382544994354">
                <text:p>40.0382544994354</text:p>
              </table:table-cell>
              <table:table-cell office:value-type="float" office:value="338.371697509103">
                <text:p>338.371697509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0935964584351">
                <text:p>40.0935964584351</text:p>
              </table:table-cell>
              <table:table-cell office:value-type="float" office:value="79794.7900620797">
                <text:p>79794.79006207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148939371109">
                <text:p>40.148939371109</text:p>
              </table:table-cell>
              <table:table-cell office:value-type="float" office:value="79793.4150306947">
                <text:p>79793.41503069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20427942276">
                <text:p>40.20427942276</text:p>
              </table:table-cell>
              <table:table-cell office:value-type="float" office:value="79797.5402670251">
                <text:p>79797.54026702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2596294879913">
                <text:p>40.2596294879913</text:p>
              </table:table-cell>
              <table:table-cell office:value-type="float" office:value="79783.1038056471">
                <text:p>79783.10380564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3149743080139">
                <text:p>40.3149743080139</text:p>
              </table:table-cell>
              <table:table-cell office:value-type="float" office:value="79790.6651100878">
                <text:p>79790.66511008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3702914714813">
                <text:p>40.3702914714813</text:p>
              </table:table-cell>
              <table:table-cell office:value-type="float" office:value="79830.5575194921">
                <text:p>79830.5575194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425626039505">
                <text:p>40.425626039505</text:p>
              </table:table-cell>
              <table:table-cell office:value-type="float" office:value="79805.4481623508">
                <text:p>79805.4481623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4809770584106">
                <text:p>40.4809770584106</text:p>
              </table:table-cell>
              <table:table-cell office:value-type="float" office:value="79781.7291769865">
                <text:p>79781.72917698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5363357067108">
                <text:p>40.5363357067108</text:p>
              </table:table-cell>
              <table:table-cell office:value-type="float" office:value="79770.7338527333">
                <text:p>79770.7338527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5916819572449">
                <text:p>40.5916819572449</text:p>
              </table:table-cell>
              <table:table-cell office:value-type="float" office:value="79788.6027940157">
                <text:p>79788.60279401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6470263004303">
                <text:p>40.6470263004303</text:p>
              </table:table-cell>
              <table:table-cell office:value-type="float" office:value="79791.3525724699">
                <text:p>79791.35257246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7023694515228">
                <text:p>40.7023694515228</text:p>
              </table:table-cell>
              <table:table-cell office:value-type="float" office:value="79793.071280253">
                <text:p>79793.0712802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7577631473541">
                <text:p>40.7577631473541</text:p>
              </table:table-cell>
              <table:table-cell office:value-type="float" office:value="79720.2629961522">
                <text:p>79720.26299615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8130924701691">
                <text:p>40.8130924701691</text:p>
              </table:table-cell>
              <table:table-cell office:value-type="float" office:value="79813.0137028802">
                <text:p>79813.01370288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868420124054">
                <text:p>40.868420124054</text:p>
              </table:table-cell>
              <table:table-cell office:value-type="float" office:value="79815.4212211444">
                <text:p>79815.42122114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9237630367279">
                <text:p>40.9237630367279</text:p>
              </table:table-cell>
              <table:table-cell office:value-type="float" office:value="79793.4150306947">
                <text:p>79793.41503069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9791338443756">
                <text:p>40.9791338443756</text:p>
              </table:table-cell>
              <table:table-cell office:value-type="float" office:value="79753.216317462">
                <text:p>79753.216317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0324242115021">
                <text:p>41.0324242115021</text:p>
              </table:table-cell>
              <table:table-cell office:value-type="float" office:value="82866.7588181607">
                <text:p>82866.7588181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0845255851746">
                <text:p>41.0845255851746</text:p>
              </table:table-cell>
              <table:table-cell office:value-type="float" office:value="84757.8420438477">
                <text:p>84757.84204384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1366217136383">
                <text:p>41.1366217136383</text:p>
              </table:table-cell>
              <table:table-cell office:value-type="float" office:value="84766.375740823">
                <text:p>84766.3757408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1887059211731">
                <text:p>41.1887059211731</text:p>
              </table:table-cell>
              <table:table-cell office:value-type="float" office:value="84785.7768988863">
                <text:p>84785.77689888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2407987117767">
                <text:p>41.2407987117767</text:p>
              </table:table-cell>
              <table:table-cell office:value-type="float" office:value="84771.8071700237">
                <text:p>84771.80717002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2929377555847">
                <text:p>41.2929377555847</text:p>
              </table:table-cell>
              <table:table-cell office:value-type="float" office:value="84696.6050291055">
                <text:p>84696.6050291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3450284004211">
                <text:p>41.3450284004211</text:p>
              </table:table-cell>
              <table:table-cell office:value-type="float" office:value="84775.2991706487">
                <text:p>84775.29917064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3971164226532">
                <text:p>41.3971164226532</text:p>
              </table:table-cell>
              <table:table-cell office:value-type="float" office:value="84779.5675621244">
                <text:p>84779.5675621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4492046833038">
                <text:p>41.4492046833038</text:p>
              </table:table-cell>
              <table:table-cell office:value-type="float" office:value="84779.1795087745">
                <text:p>84779.17950877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5012979507446">
                <text:p>41.5012979507446</text:p>
              </table:table-cell>
              <table:table-cell office:value-type="float" office:value="84771.0312089522">
                <text:p>84771.03120895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5533723831177">
                <text:p>41.5533723831177</text:p>
              </table:table-cell>
              <table:table-cell office:value-type="float" office:value="84801.6924767416">
                <text:p>84801.69247674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6054604053497">
                <text:p>41.6054604053497</text:p>
              </table:table-cell>
              <table:table-cell office:value-type="float" office:value="84779.5675621244">
                <text:p>84779.56756212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6575486660004">
                <text:p>41.6575486660004</text:p>
              </table:table-cell>
              <table:table-cell office:value-type="float" office:value="84779.1795087745">
                <text:p>84779.17950877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7096335887909">
                <text:p>41.7096335887909</text:p>
              </table:table-cell>
              <table:table-cell office:value-type="float" office:value="84784.6125789618">
                <text:p>84784.6125789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7617244720459">
                <text:p>41.7617244720459</text:p>
              </table:table-cell>
              <table:table-cell office:value-type="float" office:value="84774.9111563723">
                <text:p>84774.91115637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8138127326965">
                <text:p>41.8138127326965</text:p>
              </table:table-cell>
              <table:table-cell office:value-type="float" office:value="84779.1795087745">
                <text:p>84779.17950877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8659002780914">
                <text:p>41.8659002780914</text:p>
              </table:table-cell>
              <table:table-cell office:value-type="float" office:value="84780.3436794815">
                <text:p>84780.34367948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9180018901825">
                <text:p>41.9180018901825</text:p>
              </table:table-cell>
              <table:table-cell office:value-type="float" office:value="84757.4541893562">
                <text:p>84757.45418935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9700906276703">
                <text:p>41.9700906276703</text:p>
              </table:table-cell>
              <table:table-cell office:value-type="float" office:value="84778.4034127318">
                <text:p>84778.40341273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0183727741241">
                <text:p>42.0183727741241</text:p>
              </table:table-cell>
              <table:table-cell office:value-type="float" office:value="91462.3794578045">
                <text:p>91462.37945780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0616466999054">
                <text:p>42.0616466999054</text:p>
              </table:table-cell>
              <table:table-cell office:value-type="float" office:value="102047.593794076">
                <text:p>102047.5937940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1049134731293">
                <text:p>42.1049134731293</text:p>
              </table:table-cell>
              <table:table-cell office:value-type="float" office:value="102064.46358156">
                <text:p>102064.463581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481735706329">
                <text:p>42.1481735706329</text:p>
              </table:table-cell>
              <table:table-cell office:value-type="float" office:value="102080.213749545">
                <text:p>102080.2137495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191456079483">
                <text:p>42.191456079483</text:p>
              </table:table-cell>
              <table:table-cell office:value-type="float" office:value="102027.357408836">
                <text:p>102027.3574088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2347362041473">
                <text:p>42.2347362041473</text:p>
              </table:table-cell>
              <table:table-cell office:value-type="float" office:value="102032.977821848">
                <text:p>102032.9778218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2780022621155">
                <text:p>42.2780022621155</text:p>
              </table:table-cell>
              <table:table-cell office:value-type="float" office:value="102066.150867081">
                <text:p>102066.1508670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3212695121765">
                <text:p>42.3212695121765</text:p>
              </table:table-cell>
              <table:table-cell office:value-type="float" office:value="102063.338755538">
                <text:p>102063.3387555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3645279407501">
                <text:p>42.3645279407501</text:p>
              </table:table-cell>
              <table:table-cell office:value-type="float" office:value="102084.152051103">
                <text:p>102084.1520511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4078052043915">
                <text:p>42.4078052043915</text:p>
              </table:table-cell>
              <table:table-cell office:value-type="float" office:value="102039.723134896">
                <text:p>102039.7231348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4510731697083">
                <text:p>42.4510731697083</text:p>
              </table:table-cell>
              <table:table-cell office:value-type="float" office:value="102061.651562991">
                <text:p>102061.651562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4943222999573">
                <text:p>42.4943222999573</text:p>
              </table:table-cell>
              <table:table-cell office:value-type="float" office:value="102106.099581036">
                <text:p>102106.099581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5375838279724">
                <text:p>42.5375838279724</text:p>
              </table:table-cell>
              <table:table-cell office:value-type="float" office:value="102076.838304345">
                <text:p>102076.8383043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5808448791504">
                <text:p>42.5808448791504</text:p>
              </table:table-cell>
              <table:table-cell office:value-type="float" office:value="102077.963427942">
                <text:p>102077.9634279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6241025924683">
                <text:p>42.6241025924683</text:p>
              </table:table-cell>
              <table:table-cell office:value-type="float" office:value="102085.839987654">
                <text:p>102085.8399876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667388677597">
                <text:p>42.667388677597</text:p>
              </table:table-cell>
              <table:table-cell office:value-type="float" office:value="102018.927950208">
                <text:p>102018.9279502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7106909751892">
                <text:p>42.7106909751892</text:p>
              </table:table-cell>
              <table:table-cell office:value-type="float" office:value="101980.73186766">
                <text:p>101980.731867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7539985179901">
                <text:p>42.7539985179901</text:p>
              </table:table-cell>
              <table:table-cell office:value-type="float" office:value="101968.380434364">
                <text:p>101968.3804343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7972681522369">
                <text:p>42.7972681522369</text:p>
              </table:table-cell>
              <table:table-cell office:value-type="float" office:value="102057.7149973">
                <text:p>102057.71499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8405230045319">
                <text:p>42.8405230045319</text:p>
              </table:table-cell>
              <table:table-cell office:value-type="float" office:value="102092.592292089">
                <text:p>102092.5922920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8837895393372">
                <text:p>42.8837895393372</text:p>
              </table:table-cell>
              <table:table-cell office:value-type="float" office:value="102065.026003868">
                <text:p>102065.0260038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9270977973938">
                <text:p>42.9270977973938</text:p>
              </table:table-cell>
              <table:table-cell office:value-type="float" office:value="101966.696379812">
                <text:p>101966.696379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9703464508057">
                <text:p>42.9703464508057</text:p>
              </table:table-cell>
              <table:table-cell office:value-type="float" office:value="102107.225349783">
                <text:p>102107.2253497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0138988494873">
                <text:p>43.0138988494873</text:p>
              </table:table-cell>
              <table:table-cell office:value-type="float" office:value="101395.104142945">
                <text:p>101395.1041429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0582015514374">
                <text:p>43.0582015514374</text:p>
              </table:table-cell>
              <table:table-cell office:value-type="float" office:value="99677.8933478277">
                <text:p>99677.89334782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1024861335754">
                <text:p>43.1024861335754</text:p>
              </table:table-cell>
              <table:table-cell office:value-type="float" office:value="99718.6783028163">
                <text:p>99718.6783028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1467814445496">
                <text:p>43.1467814445496</text:p>
              </table:table-cell>
              <table:table-cell office:value-type="float" office:value="99694.5252868861">
                <text:p>99694.52528688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1911115646362">
                <text:p>43.1911115646362</text:p>
              </table:table-cell>
              <table:table-cell office:value-type="float" office:value="99616.2426667527">
                <text:p>99616.24266675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2354099750519">
                <text:p>43.2354099750519</text:p>
              </table:table-cell>
              <table:table-cell office:value-type="float" office:value="99687.5499270725">
                <text:p>99687.54992707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2797043323517">
                <text:p>43.2797043323517</text:p>
              </table:table-cell>
              <table:table-cell office:value-type="float" office:value="99696.6717478362">
                <text:p>99696.6717478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324006319046">
                <text:p>43.324006319046</text:p>
              </table:table-cell>
              <table:table-cell office:value-type="float" office:value="99679.5026477806">
                <text:p>99679.50264778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3683013916016">
                <text:p>43.3683013916016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4125986099243">
                <text:p>43.4125986099243</text:p>
              </table:table-cell>
              <table:table-cell office:value-type="float" office:value="99690.2326422528">
                <text:p>99690.23264225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4568963050842">
                <text:p>43.4568963050842</text:p>
              </table:table-cell>
              <table:table-cell office:value-type="float" office:value="99689.159538854">
                <text:p>99689.1595388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5011985301972">
                <text:p>43.5011985301972</text:p>
              </table:table-cell>
              <table:table-cell office:value-type="float" office:value="99678.9662086892">
                <text:p>99678.96620868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5454912185669">
                <text:p>43.5454912185669</text:p>
              </table:table-cell>
              <table:table-cell office:value-type="float" office:value="99700.4282769126">
                <text:p>99700.42827691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5897929668427">
                <text:p>43.5897929668427</text:p>
              </table:table-cell>
              <table:table-cell office:value-type="float" office:value="99680.0390926459">
                <text:p>99680.03909264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6341094970703">
                <text:p>43.6341094970703</text:p>
              </table:table-cell>
              <table:table-cell office:value-type="float" office:value="99646.7904259268">
                <text:p>99646.79042592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6784436702728">
                <text:p>43.6784436702728</text:p>
              </table:table-cell>
              <table:table-cell office:value-type="float" office:value="99607.1355572167">
                <text:p>99607.13555721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7227599620819">
                <text:p>43.7227599620819</text:p>
              </table:table-cell>
              <table:table-cell office:value-type="float" office:value="99647.3265187544">
                <text:p>99647.32651875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7670907974243">
                <text:p>43.7670907974243</text:p>
              </table:table-cell>
              <table:table-cell office:value-type="float" office:value="99614.6354087675">
                <text:p>99614.63540876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8114006519318">
                <text:p>43.8114006519318</text:p>
              </table:table-cell>
              <table:table-cell office:value-type="float" office:value="99661.8032058284">
                <text:p>99661.80320582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8556983470917">
                <text:p>43.8556983470917</text:p>
              </table:table-cell>
              <table:table-cell office:value-type="float" office:value="99689.159538854">
                <text:p>99689.159538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9000151157379">
                <text:p>43.9000151157379</text:p>
              </table:table-cell>
              <table:table-cell office:value-type="float" office:value="99646.2543388674">
                <text:p>99646.2543388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9443151950836">
                <text:p>43.9443151950836</text:p>
              </table:table-cell>
              <table:table-cell office:value-type="float" office:value="99683.7943683803">
                <text:p>99683.79436838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9886131286621">
                <text:p>43.9886131286621</text:p>
              </table:table-cell>
              <table:table-cell office:value-type="float" office:value="99688.6229958181">
                <text:p>99688.62299581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0327348709107">
                <text:p>44.0327348709107</text:p>
              </table:table-cell>
              <table:table-cell office:value-type="float" office:value="100086.709521236">
                <text:p>100086.7095212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0767962932587">
                <text:p>44.0767962932587</text:p>
              </table:table-cell>
              <table:table-cell office:value-type="float" office:value="100223.727802518">
                <text:p>100223.7278025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1208562850952">
                <text:p>44.1208562850952</text:p>
              </table:table-cell>
              <table:table-cell office:value-type="float" office:value="100226.981802047">
                <text:p>100226.9818020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1649425029755">
                <text:p>44.1649425029755</text:p>
              </table:table-cell>
              <table:table-cell office:value-type="float" office:value="100167.358696887">
                <text:p>100167.3586968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2090203762055">
                <text:p>44.2090203762055</text:p>
              </table:table-cell>
              <table:table-cell office:value-type="float" office:value="100186.321988793">
                <text:p>100186.3219887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2531099319458">
                <text:p>44.2531099319458</text:p>
              </table:table-cell>
              <table:table-cell office:value-type="float" office:value="100159.775390023">
                <text:p>100159.7753900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2971868515015">
                <text:p>44.2971868515015</text:p>
              </table:table-cell>
              <table:table-cell office:value-type="float" office:value="100188.489679346">
                <text:p>100188.4896793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3412652015686">
                <text:p>44.3412652015686</text:p>
              </table:table-cell>
              <table:table-cell office:value-type="float" office:value="100185.238178691">
                <text:p>100185.2381786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3853611946106">
                <text:p>44.3853611946106</text:p>
              </table:table-cell>
              <table:table-cell office:value-type="float" office:value="100145.153683118">
                <text:p>100145.153683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4294559955597">
                <text:p>44.4294559955597</text:p>
              </table:table-cell>
              <table:table-cell office:value-type="float" office:value="100147.861084527">
                <text:p>100147.8610845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4735743999481">
                <text:p>44.4735743999481</text:p>
              </table:table-cell>
              <table:table-cell office:value-type="float" office:value="100094.281767777">
                <text:p>100094.2817677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5176529884338">
                <text:p>44.5176529884338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561728477478">
                <text:p>44.561728477478</text:p>
              </table:table-cell>
              <table:table-cell office:value-type="float" office:value="100191.741391062">
                <text:p>100191.741391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6058142185211">
                <text:p>44.6058142185211</text:p>
              </table:table-cell>
              <table:table-cell office:value-type="float" office:value="100168.442120178">
                <text:p>100168.4421201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6498911380768">
                <text:p>44.6498911380768</text:p>
              </table:table-cell>
              <table:table-cell office:value-type="float" office:value="100188.489679346">
                <text:p>100188.4896793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6939799785614">
                <text:p>44.6939799785614</text:p>
              </table:table-cell>
              <table:table-cell office:value-type="float" office:value="100161.400287689">
                <text:p>100161.4002876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7380933761597">
                <text:p>44.7380933761597</text:p>
              </table:table-cell>
              <table:table-cell office:value-type="float" office:value="100105.642286178">
                <text:p>100105.6422861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7821846008301">
                <text:p>44.7821846008301</text:p>
              </table:table-cell>
              <table:table-cell office:value-type="float" office:value="100155.984167153">
                <text:p>100155.9841671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8263058662415">
                <text:p>44.8263058662415</text:p>
              </table:table-cell>
              <table:table-cell office:value-type="float" office:value="100087.791200597">
                <text:p>100087.7912005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8704144954681">
                <text:p>44.8704144954681</text:p>
              </table:table-cell>
              <table:table-cell office:value-type="float" office:value="100116.464225291">
                <text:p>100116.4642252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9145059585571">
                <text:p>44.9145059585571</text:p>
              </table:table-cell>
              <table:table-cell office:value-type="float" office:value="100155.442587315">
                <text:p>100155.4425873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9586021900177">
                <text:p>44.9586021900177</text:p>
              </table:table-cell>
              <table:table-cell office:value-type="float" office:value="100144.612220402">
                <text:p>100144.6122204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0025501251221">
                <text:p>45.0025501251221</text:p>
              </table:table-cell>
              <table:table-cell office:value-type="float" office:value="100482.536654171">
                <text:p>100482.5366541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0447497367859">
                <text:p>45.0447497367859</text:p>
              </table:table-cell>
              <table:table-cell office:value-type="float" office:value="104645.512740257">
                <text:p>104645.5127402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0869431495667">
                <text:p>45.0869431495667</text:p>
              </table:table-cell>
              <table:table-cell office:value-type="float" office:value="104660.886829555">
                <text:p>104660.8868295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1291432380676">
                <text:p>45.1291432380676</text:p>
              </table:table-cell>
              <table:table-cell office:value-type="float" office:value="104644.330305085">
                <text:p>104644.3303050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1713380813599">
                <text:p>45.1713380813599</text:p>
              </table:table-cell>
              <table:table-cell office:value-type="float" office:value="104657.338561855">
                <text:p>104657.3385618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2135488986969">
                <text:p>45.2135488986969</text:p>
              </table:table-cell>
              <table:table-cell office:value-type="float" office:value="104617.732576464">
                <text:p>104617.7325764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255743265152">
                <text:p>45.255743265152</text:p>
              </table:table-cell>
              <table:table-cell office:value-type="float" office:value="104658.521291023">
                <text:p>104658.5212910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2979366779327">
                <text:p>45.2979366779327</text:p>
              </table:table-cell>
              <table:table-cell office:value-type="float" office:value="104660.886829555">
                <text:p>104660.8868295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3401370048523">
                <text:p>45.3401370048523</text:p>
              </table:table-cell>
              <table:table-cell office:value-type="float" office:value="104643.739097519">
                <text:p>104643.739097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3823482990265">
                <text:p>45.3823482990265</text:p>
              </table:table-cell>
              <table:table-cell office:value-type="float" office:value="104616.550769005">
                <text:p>104616.550769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4245648384094">
                <text:p>45.4245648384094</text:p>
              </table:table-cell>
              <table:table-cell office:value-type="float" office:value="104603.552648967">
                <text:p>104603.5526489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4667809009552">
                <text:p>45.4667809009552</text:p>
              </table:table-cell>
              <table:table-cell office:value-type="float" office:value="104604.734162775">
                <text:p>104604.7341627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5089573860168">
                <text:p>45.5089573860168</text:p>
              </table:table-cell>
              <table:table-cell office:value-type="float" office:value="104702.892940119">
                <text:p>104702.8929401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5511529445648">
                <text:p>45.5511529445648</text:p>
              </table:table-cell>
              <table:table-cell office:value-type="float" office:value="104655.564518225">
                <text:p>104655.5645182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593341588974">
                <text:p>45.593341588974</text:p>
              </table:table-cell>
              <table:table-cell office:value-type="float" office:value="104672.716126407">
                <text:p>104672.7161264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6355254650116">
                <text:p>45.6355254650116</text:p>
              </table:table-cell>
              <table:table-cell office:value-type="float" office:value="104684.548097574">
                <text:p>104684.5480975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6777200698853">
                <text:p>45.6777200698853</text:p>
              </table:table-cell>
              <table:table-cell office:value-type="float" office:value="104657.929923097">
                <text:p>104657.9299230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719911813736">
                <text:p>45.719911813736</text:p>
              </table:table-cell>
              <table:table-cell office:value-type="float" office:value="104665.026779307">
                <text:p>104665.0267793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7621123790741">
                <text:p>45.7621123790741</text:p>
              </table:table-cell>
              <table:table-cell office:value-type="float" office:value="104643.147896634">
                <text:p>104643.1478966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8043038845062">
                <text:p>45.8043038845062</text:p>
              </table:table-cell>
              <table:table-cell office:value-type="float" office:value="104665.618227436">
                <text:p>104665.618227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846513748169">
                <text:p>45.846513748169</text:p>
              </table:table-cell>
              <table:table-cell office:value-type="float" office:value="104620.096271485">
                <text:p>104620.0962714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8887362480164">
                <text:p>45.8887362480164</text:p>
              </table:table-cell>
              <table:table-cell office:value-type="float" office:value="104588.785978068">
                <text:p>104588.7859780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9309947490692">
                <text:p>45.9309947490692</text:p>
              </table:table-cell>
              <table:table-cell office:value-type="float" office:value="104499.683850038">
                <text:p>104499.6838500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9732706546783">
                <text:p>45.9732706546783</text:p>
              </table:table-cell>
              <table:table-cell office:value-type="float" office:value="104456.66240314">
                <text:p>104456.662403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0147407054901">
                <text:p>46.0147407054901</text:p>
              </table:table-cell>
              <table:table-cell office:value-type="float" office:value="106486.486357208">
                <text:p>106486.4863572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0550329685211">
                <text:p>46.0550329685211</text:p>
              </table:table-cell>
              <table:table-cell office:value-type="float" office:value="109599.205103019">
                <text:p>109599.205103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0953209400177">
                <text:p>46.0953209400177</text:p>
              </table:table-cell>
              <table:table-cell office:value-type="float" office:value="109610.879772754">
                <text:p>109610.8797727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1356048583984">
                <text:p>46.1356048583984</text:p>
              </table:table-cell>
              <table:table-cell office:value-type="float" office:value="109621.908133733">
                <text:p>109621.9081337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1758894920349">
                <text:p>46.1758894920349</text:p>
              </table:table-cell>
              <table:table-cell office:value-type="float" office:value="109619.96179113">
                <text:p>109619.961791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2161915302277">
                <text:p>46.2161915302277</text:p>
              </table:table-cell>
              <table:table-cell office:value-type="float" office:value="109572.622081295">
                <text:p>109572.6220812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2564759254456">
                <text:p>46.2564759254456</text:p>
              </table:table-cell>
              <table:table-cell office:value-type="float" office:value="109620.610564318">
                <text:p>109620.6105643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2967629432678">
                <text:p>46.2967629432678</text:p>
              </table:table-cell>
              <table:table-cell office:value-type="float" office:value="109613.474481583">
                <text:p>109613.4744815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3370480537415">
                <text:p>46.3370480537415</text:p>
              </table:table-cell>
              <table:table-cell office:value-type="float" office:value="109618.66426779">
                <text:p>109618.664267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3773174285889">
                <text:p>46.3773174285889</text:p>
              </table:table-cell>
              <table:table-cell office:value-type="float" office:value="109661.498762596">
                <text:p>109661.4987625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4176096916199">
                <text:p>46.4176096916199</text:p>
              </table:table-cell>
              <table:table-cell office:value-type="float" office:value="109599.205103019">
                <text:p>109599.2051030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4578948020935">
                <text:p>46.4578948020935</text:p>
              </table:table-cell>
              <table:table-cell office:value-type="float" office:value="109618.66426779">
                <text:p>109618.664267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4982237815857">
                <text:p>46.4982237815857</text:p>
              </table:table-cell>
              <table:table-cell office:value-type="float" office:value="109499.42338252">
                <text:p>109499.42338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5387704372406">
                <text:p>46.5387704372406</text:p>
              </table:table-cell>
              <table:table-cell office:value-type="float" office:value="108911.571834299">
                <text:p>108911.571834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5790989398956">
                <text:p>46.5790989398956</text:p>
              </table:table-cell>
              <table:table-cell office:value-type="float" office:value="109500.71808454">
                <text:p>109500.718084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6193792819977">
                <text:p>46.6193792819977</text:p>
              </table:table-cell>
              <table:table-cell office:value-type="float" office:value="109631.640883585">
                <text:p>109631.6408835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6596655845642">
                <text:p>46.6596655845642</text:p>
              </table:table-cell>
              <table:table-cell office:value-type="float" office:value="109615.420593823">
                <text:p>109615.4205938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6999485492706">
                <text:p>46.6999485492706</text:p>
              </table:table-cell>
              <table:table-cell office:value-type="float" office:value="109624.503364722">
                <text:p>109624.5033647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7402153015137">
                <text:p>46.7402153015137</text:p>
              </table:table-cell>
              <table:table-cell office:value-type="float" office:value="109668.641099881">
                <text:p>109668.6410998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78049659729">
                <text:p>46.78049659729</text:p>
              </table:table-cell>
              <table:table-cell office:value-type="float" office:value="109629.045314646">
                <text:p>109629.0453146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820782661438">
                <text:p>46.820782661438</text:p>
              </table:table-cell>
              <table:table-cell office:value-type="float" office:value="109616.069313259">
                <text:p>109616.0693132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861067533493">
                <text:p>46.861067533493</text:p>
              </table:table-cell>
              <table:table-cell office:value-type="float" office:value="109619.31302562">
                <text:p>109619.313025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9013569355011">
                <text:p>46.9013569355011</text:p>
              </table:table-cell>
              <table:table-cell office:value-type="float" office:value="109606.987939829">
                <text:p>109606.9879398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9416406154633">
                <text:p>46.9416406154633</text:p>
              </table:table-cell>
              <table:table-cell office:value-type="float" office:value="109622.556929961">
                <text:p>109622.5569299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9819223880768">
                <text:p>46.9819223880768</text:p>
              </table:table-cell>
              <table:table-cell office:value-type="float" office:value="109627.747576263">
                <text:p>109627.7475762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0305578708649">
                <text:p>60.0305578708649</text:p>
              </table:table-cell>
              <table:table-cell office:value-type="float" office:value="338.426190679092">
                <text:p>338.4261906790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0859622955322">
                <text:p>60.0859622955322</text:p>
              </table:table-cell>
              <table:table-cell office:value-type="float" office:value="79704.8254992835">
                <text:p>79704.82549928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1413106918335">
                <text:p>60.1413106918335</text:p>
              </table:table-cell>
              <table:table-cell office:value-type="float" office:value="79785.5095197891">
                <text:p>79785.50951978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1967308521271">
                <text:p>60.1967308521271</text:p>
              </table:table-cell>
              <table:table-cell office:value-type="float" office:value="79682.1946491489">
                <text:p>79682.1946491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2520687580109">
                <text:p>60.2520687580109</text:p>
              </table:table-cell>
              <table:table-cell office:value-type="float" office:value="79800.6344742012">
                <text:p>79800.63447420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3074638843536">
                <text:p>60.3074638843536</text:p>
              </table:table-cell>
              <table:table-cell office:value-type="float" office:value="79718.2043177358">
                <text:p>79718.2043177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3628096580505">
                <text:p>60.3628096580505</text:p>
              </table:table-cell>
              <table:table-cell office:value-type="float" office:value="79789.290220861">
                <text:p>79789.2902208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418154001236">
                <text:p>60.418154001236</text:p>
              </table:table-cell>
              <table:table-cell office:value-type="float" office:value="79791.3525724699">
                <text:p>79791.35257246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4734926223755">
                <text:p>60.4734926223755</text:p>
              </table:table-cell>
              <table:table-cell office:value-type="float" office:value="79799.6030451473">
                <text:p>79799.60304514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528825044632">
                <text:p>60.528825044632</text:p>
              </table:table-cell>
              <table:table-cell office:value-type="float" office:value="79808.5429828379">
                <text:p>79808.54298283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5841662883759">
                <text:p>60.5841662883759</text:p>
              </table:table-cell>
              <table:table-cell office:value-type="float" office:value="79795.8213667186">
                <text:p>79795.82136671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6395082473755">
                <text:p>60.6395082473755</text:p>
              </table:table-cell>
              <table:table-cell office:value-type="float" office:value="79794.7900620797">
                <text:p>79794.79006207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6948540210724">
                <text:p>60.6948540210724</text:p>
              </table:table-cell>
              <table:table-cell office:value-type="float" office:value="79789.290220861">
                <text:p>79789.2902208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7501997947693">
                <text:p>60.7501997947693</text:p>
              </table:table-cell>
              <table:table-cell office:value-type="float" office:value="79789.290220861">
                <text:p>79789.2902208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8055732250214">
                <text:p>60.8055732250214</text:p>
              </table:table-cell>
              <table:table-cell office:value-type="float" office:value="79749.4390341567">
                <text:p>79749.43903415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8609216213226">
                <text:p>60.8609216213226</text:p>
              </table:table-cell>
              <table:table-cell office:value-type="float" office:value="79785.5095197891">
                <text:p>79785.50951978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9162681102753">
                <text:p>60.9162681102753</text:p>
              </table:table-cell>
              <table:table-cell office:value-type="float" office:value="79788.2590850349">
                <text:p>79788.25908503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9716005325317">
                <text:p>60.9716005325317</text:p>
              </table:table-cell>
              <table:table-cell office:value-type="float" office:value="79808.5429828379">
                <text:p>79808.54298283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0253763198853">
                <text:p>61.0253763198853</text:p>
              </table:table-cell>
              <table:table-cell office:value-type="float" office:value="82118.7418599702">
                <text:p>82118.74185997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0774664878845">
                <text:p>61.0774664878845</text:p>
              </table:table-cell>
              <table:table-cell office:value-type="float" office:value="84776.0752098571">
                <text:p>84776.07520985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1295552253723">
                <text:p>61.1295552253723</text:p>
              </table:table-cell>
              <table:table-cell office:value-type="float" office:value="84778.4034127318">
                <text:p>84778.40341273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1816442012787">
                <text:p>61.1816442012787</text:p>
              </table:table-cell>
              <table:table-cell office:value-type="float" office:value="84778.015370039">
                <text:p>84778.0153700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2337348461151">
                <text:p>61.2337348461151</text:p>
              </table:table-cell>
              <table:table-cell office:value-type="float" office:value="84775.2991706487">
                <text:p>84775.29917064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2858231067658">
                <text:p>61.2858231067658</text:p>
              </table:table-cell>
              <table:table-cell office:value-type="float" office:value="84779.1795087745">
                <text:p>84779.17950877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3379127979279">
                <text:p>61.3379127979279</text:p>
              </table:table-cell>
              <table:table-cell office:value-type="float" office:value="84776.8512632735">
                <text:p>84776.85126327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3900022506714">
                <text:p>61.3900022506714</text:p>
              </table:table-cell>
              <table:table-cell office:value-type="float" office:value="84777.2392953099">
                <text:p>84777.23929530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4420893192291">
                <text:p>61.4420893192291</text:p>
              </table:table-cell>
              <table:table-cell office:value-type="float" office:value="84781.1198110487">
                <text:p>84781.11981104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4941580295563">
                <text:p>61.4941580295563</text:p>
              </table:table-cell>
              <table:table-cell office:value-type="float" office:value="84811.0116854097">
                <text:p>84811.01168540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5462350845337">
                <text:p>61.5462350845337</text:p>
              </table:table-cell>
              <table:table-cell office:value-type="float" office:value="84797.421857188">
                <text:p>84797.421857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5983500480652">
                <text:p>61.5983500480652</text:p>
              </table:table-cell>
              <table:table-cell office:value-type="float" office:value="84735.7400016469">
                <text:p>84735.74000164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6504321098328">
                <text:p>61.6504321098328</text:p>
              </table:table-cell>
              <table:table-cell office:value-type="float" office:value="84789.2700505383">
                <text:p>84789.27005053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7025012969971">
                <text:p>61.7025012969971</text:p>
              </table:table-cell>
              <table:table-cell office:value-type="float" office:value="84810.2350064562">
                <text:p>84810.23500645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7545626163483">
                <text:p>61.7545626163483</text:p>
              </table:table-cell>
              <table:table-cell office:value-type="float" office:value="84823.0520285216">
                <text:p>84823.05202852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8066208362579">
                <text:p>61.8066208362579</text:p>
              </table:table-cell>
              <table:table-cell office:value-type="float" office:value="84828.1022221408">
                <text:p>84828.10222214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8586981296539">
                <text:p>61.8586981296539</text:p>
              </table:table-cell>
              <table:table-cell office:value-type="float" office:value="84797.0336403758">
                <text:p>84797.03364037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910787820816">
                <text:p>61.910787820816</text:p>
              </table:table-cell>
              <table:table-cell office:value-type="float" office:value="84776.8512632735">
                <text:p>84776.85126327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9628660678864">
                <text:p>61.9628660678864</text:p>
              </table:table-cell>
              <table:table-cell office:value-type="float" office:value="84795.4808086727">
                <text:p>84795.48080867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012396812439">
                <text:p>62.012396812439</text:p>
              </table:table-cell>
              <table:table-cell office:value-type="float" office:value="89156.7457725021">
                <text:p>89156.74577250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0556671619415">
                <text:p>62.0556671619415</text:p>
              </table:table-cell>
              <table:table-cell office:value-type="float" office:value="102056.027990677">
                <text:p>102056.0279906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0989270210266">
                <text:p>62.0989270210266</text:p>
              </table:table-cell>
              <table:table-cell office:value-type="float" office:value="102080.776345449">
                <text:p>102080.7763454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.1421897411346">
                <text:p>62.1421897411346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.1854526996613">
                <text:p>62.1854526996613</text:p>
              </table:table-cell>
              <table:table-cell office:value-type="float" office:value="102073.463082366">
                <text:p>102073.4630823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228716135025">
                <text:p>62.228716135025</text:p>
              </table:table-cell>
              <table:table-cell office:value-type="float" office:value="102072.338057974">
                <text:p>102072.3380579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2719798088074">
                <text:p>62.2719798088074</text:p>
              </table:table-cell>
              <table:table-cell office:value-type="float" office:value="102071.775555078">
                <text:p>102071.7755550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3152406215668">
                <text:p>62.3152406215668</text:p>
              </table:table-cell>
              <table:table-cell office:value-type="float" office:value="102078.525999041">
                <text:p>102078.525999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3585004806519">
                <text:p>62.3585004806519</text:p>
              </table:table-cell>
              <table:table-cell office:value-type="float" office:value="102080.776345449">
                <text:p>102080.7763454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4017608165741">
                <text:p>62.4017608165741</text:p>
              </table:table-cell>
              <table:table-cell office:value-type="float" office:value="102079.651159843">
                <text:p>102079.6511598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4450206756592">
                <text:p>62.4450206756592</text:p>
              </table:table-cell>
              <table:table-cell office:value-type="float" office:value="102080.776345449">
                <text:p>102080.7763454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4882788658142">
                <text:p>62.4882788658142</text:p>
              </table:table-cell>
              <table:table-cell office:value-type="float" office:value="102084.714690418">
                <text:p>102084.7146904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5315589904785">
                <text:p>62.5315589904785</text:p>
              </table:table-cell>
              <table:table-cell office:value-type="float" office:value="102032.977821848">
                <text:p>102032.9778218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5748269557953">
                <text:p>62.5748269557953</text:p>
              </table:table-cell>
              <table:table-cell office:value-type="float" office:value="102061.651562991">
                <text:p>102061.6515629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6180872917175">
                <text:p>62.6180872917175</text:p>
              </table:table-cell>
              <table:table-cell office:value-type="float" office:value="102079.651159843">
                <text:p>102079.6511598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6613485813141">
                <text:p>62.6613485813141</text:p>
              </table:table-cell>
              <table:table-cell office:value-type="float" office:value="102077.400863043">
                <text:p>102077.4008630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7046146392822">
                <text:p>62.7046146392822</text:p>
              </table:table-cell>
              <table:table-cell office:value-type="float" office:value="102066.150867081">
                <text:p>102066.1508670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7478730678558">
                <text:p>62.7478730678558</text:p>
              </table:table-cell>
              <table:table-cell office:value-type="float" office:value="102084.152051103">
                <text:p>102084.1520511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791139125824">
                <text:p>62.791139125824</text:p>
              </table:table-cell>
              <table:table-cell office:value-type="float" office:value="102066.150867081">
                <text:p>102066.1508670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8344073295593">
                <text:p>62.8344073295593</text:p>
              </table:table-cell>
              <table:table-cell office:value-type="float" office:value="102061.089177871">
                <text:p>102061.0891778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8776700496674">
                <text:p>62.8776700496674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9209287166596">
                <text:p>62.9209287166596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964194059372">
                <text:p>62.964194059372</text:p>
              </table:table-cell>
              <table:table-cell office:value-type="float" office:value="102067.838208389">
                <text:p>102067.8382083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0076224803925">
                <text:p>63.0076224803925</text:p>
              </table:table-cell>
              <table:table-cell office:value-type="float" office:value="101684.562694892">
                <text:p>101684.5626948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3.0519409179688">
                <text:p>63.0519409179688</text:p>
              </table:table-cell>
              <table:table-cell office:value-type="float" office:value="99642.5018909541">
                <text:p>99642.50189095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.096250295639">
                <text:p>63.096250295639</text:p>
              </table:table-cell>
              <table:table-cell office:value-type="float" office:value="99662.8757203506">
                <text:p>99662.87572035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.1405377388001">
                <text:p>63.1405377388001</text:p>
              </table:table-cell>
              <table:table-cell office:value-type="float" office:value="99712.2363543377">
                <text:p>99712.23635433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1848568916321">
                <text:p>63.1848568916321</text:p>
              </table:table-cell>
              <table:table-cell office:value-type="float" office:value="99640.8937855053">
                <text:p>99640.89378550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2291579246521">
                <text:p>63.2291579246521</text:p>
              </table:table-cell>
              <table:table-cell office:value-type="float" office:value="99681.6484618862">
                <text:p>99681.64846188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2734272480011">
                <text:p>63.2734272480011</text:p>
              </table:table-cell>
              <table:table-cell office:value-type="float" office:value="99753.0494240059">
                <text:p>99753.04942400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317723274231">
                <text:p>63.317723274231</text:p>
              </table:table-cell>
              <table:table-cell office:value-type="float" office:value="99692.9155018273">
                <text:p>99692.9155018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3620193004608">
                <text:p>63.3620193004608</text:p>
              </table:table-cell>
              <table:table-cell office:value-type="float" office:value="99692.9155018273">
                <text:p>99692.91550182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406316280365">
                <text:p>63.406316280365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4506311416626">
                <text:p>63.4506311416626</text:p>
              </table:table-cell>
              <table:table-cell office:value-type="float" office:value="99650.543196858">
                <text:p>99650.5431968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4949336051941">
                <text:p>63.4949336051941</text:p>
              </table:table-cell>
              <table:table-cell office:value-type="float" office:value="99678.4297753716">
                <text:p>99678.42977537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5392322540283">
                <text:p>63.5392322540283</text:p>
              </table:table-cell>
              <table:table-cell office:value-type="float" office:value="99687.0134013627">
                <text:p>99687.01340136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5835049152374">
                <text:p>63.5835049152374</text:p>
              </table:table-cell>
              <table:table-cell office:value-type="float" office:value="99745.5287167529">
                <text:p>99745.52871675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6278095245361">
                <text:p>63.6278095245361</text:p>
              </table:table-cell>
              <table:table-cell office:value-type="float" office:value="99673.6021353194">
                <text:p>99673.60213531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6721312999725">
                <text:p>63.6721312999725</text:p>
              </table:table-cell>
              <table:table-cell office:value-type="float" office:value="99634.9978429147">
                <text:p>99634.99784291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7164371013641">
                <text:p>63.7164371013641</text:p>
              </table:table-cell>
              <table:table-cell office:value-type="float" office:value="99670.9203151233">
                <text:p>99670.92031512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7607414722443">
                <text:p>63.7607414722443</text:p>
              </table:table-cell>
              <table:table-cell office:value-type="float" office:value="99674.1385166769">
                <text:p>99674.13851667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805046081543">
                <text:p>63.805046081543</text:p>
              </table:table-cell>
              <table:table-cell office:value-type="float" office:value="99673.6021353194">
                <text:p>99673.60213531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8493506908417">
                <text:p>63.8493506908417</text:p>
              </table:table-cell>
              <table:table-cell office:value-type="float" office:value="99673.6021353194">
                <text:p>99673.60213531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8936679363251">
                <text:p>63.8936679363251</text:p>
              </table:table-cell>
              <table:table-cell office:value-type="float" office:value="99645.1821820529">
                <text:p>99645.18218205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9379692077637">
                <text:p>63.9379692077637</text:p>
              </table:table-cell>
              <table:table-cell office:value-type="float" office:value="99681.1119996986">
                <text:p>99681.11199969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982262134552">
                <text:p>63.982262134552</text:p>
              </table:table-cell>
              <table:table-cell office:value-type="float" office:value="99699.8916125698">
                <text:p>99699.89161256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.0264387130737">
                <text:p>64.0264387130737</text:p>
              </table:table-cell>
              <table:table-cell office:value-type="float" office:value="99962.4721463652">
                <text:p>99962.47214636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0705103874207">
                <text:p>64.0705103874207</text:p>
              </table:table-cell>
              <table:table-cell office:value-type="float" office:value="100200.413654314">
                <text:p>100200.4136543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.1145730018616">
                <text:p>64.1145730018616</text:p>
              </table:table-cell>
              <table:table-cell office:value-type="float" office:value="100221.016297643">
                <text:p>100221.0162976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.1586632728577">
                <text:p>64.1586632728577</text:p>
              </table:table-cell>
              <table:table-cell office:value-type="float" office:value="100158.150545077">
                <text:p>100158.1505450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2027418613434">
                <text:p>64.2027418613434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2468361854553">
                <text:p>64.2468361854553</text:p>
              </table:table-cell>
              <table:table-cell office:value-type="float" office:value="100148.94408608">
                <text:p>100148.944086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2908856868744">
                <text:p>64.2908856868744</text:p>
              </table:table-cell>
              <table:table-cell office:value-type="float" office:value="100250.850923104">
                <text:p>100250.850923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3350045681">
                <text:p>64.3350045681</text:p>
              </table:table-cell>
              <table:table-cell office:value-type="float" office:value="100093.199948122">
                <text:p>100093.1999481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3790860176086">
                <text:p>64.3790860176086</text:p>
              </table:table-cell>
              <table:table-cell office:value-type="float" office:value="100178.193984564">
                <text:p>100178.1939845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4231724739075">
                <text:p>64.4231724739075</text:p>
              </table:table-cell>
              <table:table-cell office:value-type="float" office:value="100166.81699403">
                <text:p>100166.816994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4672510623932">
                <text:p>64.4672510623932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5113422870636">
                <text:p>64.5113422870636</text:p>
              </table:table-cell>
              <table:table-cell office:value-type="float" office:value="100155.984167153">
                <text:p>100155.9841671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5554764270783">
                <text:p>64.5554764270783</text:p>
              </table:table-cell>
              <table:table-cell office:value-type="float" office:value="100058.594061973">
                <text:p>100058.5940619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5995674133301">
                <text:p>64.5995674133301</text:p>
              </table:table-cell>
              <table:table-cell office:value-type="float" office:value="100156.525752848">
                <text:p>100156.5257528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6436569690704">
                <text:p>64.6436569690704</text:p>
              </table:table-cell>
              <table:table-cell office:value-type="float" office:value="100159.775390023">
                <text:p>100159.7753900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6877217292786">
                <text:p>64.6877217292786</text:p>
              </table:table-cell>
              <table:table-cell office:value-type="float" office:value="100216.135958576">
                <text:p>100216.1359585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7317905426025">
                <text:p>64.7317905426025</text:p>
              </table:table-cell>
              <table:table-cell office:value-type="float" office:value="100206.918837036">
                <text:p>100206.9188370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7758724689484">
                <text:p>64.7758724689484</text:p>
              </table:table-cell>
              <table:table-cell office:value-type="float" office:value="100177.110350311">
                <text:p>100177.1103503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819938659668">
                <text:p>64.819938659668</text:p>
              </table:table-cell>
              <table:table-cell office:value-type="float" office:value="100212.882663247">
                <text:p>100212.8826632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8640029430389">
                <text:p>64.8640029430389</text:p>
              </table:table-cell>
              <table:table-cell office:value-type="float" office:value="100217.220437293">
                <text:p>100217.2204372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9080686569214">
                <text:p>64.9080686569214</text:p>
              </table:table-cell>
              <table:table-cell office:value-type="float" office:value="100213.967071554">
                <text:p>100213.9670715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9521267414093">
                <text:p>64.9521267414093</text:p>
              </table:table-cell>
              <table:table-cell office:value-type="float" office:value="100231.320796783">
                <text:p>100231.3207967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9961791038513">
                <text:p>64.9961791038513</text:p>
              </table:table-cell>
              <table:table-cell office:value-type="float" office:value="100244.340035396">
                <text:p>100244.3400353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.0385327339172">
                <text:p>65.0385327339172</text:p>
              </table:table-cell>
              <table:table-cell office:value-type="float" office:value="104264.97075049">
                <text:p>104264.970750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.0807719230652">
                <text:p>65.0807719230652</text:p>
              </table:table-cell>
              <table:table-cell office:value-type="float" office:value="104547.461470728">
                <text:p>104547.4614707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.1229999065399">
                <text:p>65.1229999065399</text:p>
              </table:table-cell>
              <table:table-cell office:value-type="float" office:value="104575.204322566">
                <text:p>104575.2043225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.1651952266693">
                <text:p>65.1651952266693</text:p>
              </table:table-cell>
              <table:table-cell office:value-type="float" office:value="104656.155859419">
                <text:p>104656.1558594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.2073769569397">
                <text:p>65.2073769569397</text:p>
              </table:table-cell>
              <table:table-cell office:value-type="float" office:value="104689.873357336">
                <text:p>104689.8733573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2495834827423">
                <text:p>65.2495834827423</text:p>
              </table:table-cell>
              <table:table-cell office:value-type="float" office:value="104628.370045247">
                <text:p>104628.3700452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2918083667755">
                <text:p>65.2918083667755</text:p>
              </table:table-cell>
              <table:table-cell office:value-type="float" office:value="104582.880477008">
                <text:p>104582.8804770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3339877128601">
                <text:p>65.3339877128601</text:p>
              </table:table-cell>
              <table:table-cell office:value-type="float" office:value="104695.790948093">
                <text:p>104695.7909480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3761639595032">
                <text:p>65.3761639595032</text:p>
              </table:table-cell>
              <table:table-cell office:value-type="float" office:value="104703.48481628">
                <text:p>104703.484816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.4183404445648">
                <text:p>65.4183404445648</text:p>
              </table:table-cell>
              <table:table-cell office:value-type="float" office:value="104702.892940119">
                <text:p>104702.8929401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.4605123996735">
                <text:p>65.4605123996735</text:p>
              </table:table-cell>
              <table:table-cell office:value-type="float" office:value="104714.139731572">
                <text:p>104714.1397315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.502692937851">
                <text:p>65.502692937851</text:p>
              </table:table-cell>
              <table:table-cell office:value-type="float" office:value="104692.832069094">
                <text:p>104692.8320690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5448701381683">
                <text:p>65.5448701381683</text:p>
              </table:table-cell>
              <table:table-cell office:value-type="float" office:value="104701.117351784">
                <text:p>104701.1173517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5871877670288">
                <text:p>65.5871877670288</text:p>
              </table:table-cell>
              <table:table-cell office:value-type="float" office:value="104353.672899776">
                <text:p>104353.6728997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6293814182282">
                <text:p>65.6293814182282</text:p>
              </table:table-cell>
              <table:table-cell office:value-type="float" office:value="104660.295434897">
                <text:p>104660.2954348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6715750694275">
                <text:p>65.6715750694275</text:p>
              </table:table-cell>
              <table:table-cell office:value-type="float" office:value="104660.295434897">
                <text:p>104660.2954348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7137761116028">
                <text:p>65.7137761116028</text:p>
              </table:table-cell>
              <table:table-cell office:value-type="float" office:value="104641.965514904">
                <text:p>104641.9655149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7559702396393">
                <text:p>65.7559702396393</text:p>
              </table:table-cell>
              <table:table-cell office:value-type="float" office:value="104659.112665631">
                <text:p>104659.1126656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7981522083283">
                <text:p>65.7981522083283</text:p>
              </table:table-cell>
              <table:table-cell office:value-type="float" office:value="104689.281635052">
                <text:p>104689.2816350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8403935432434">
                <text:p>65.8403935432434</text:p>
              </table:table-cell>
              <table:table-cell office:value-type="float" office:value="104542.150688875">
                <text:p>104542.1506888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8826117515564">
                <text:p>65.8826117515564</text:p>
              </table:table-cell>
              <table:table-cell office:value-type="float" office:value="104599.417560821">
                <text:p>104599.4175608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9248144626617">
                <text:p>65.9248144626617</text:p>
              </table:table-cell>
              <table:table-cell office:value-type="float" office:value="104637.827389258">
                <text:p>104637.8273892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.9670336246491">
                <text:p>65.9670336246491</text:p>
              </table:table-cell>
              <table:table-cell office:value-type="float" office:value="104597.05480009">
                <text:p>104597.054800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.0087945461273">
                <text:p>66.0087945461273</text:p>
              </table:table-cell>
              <table:table-cell office:value-type="float" office:value="105744.793066831">
                <text:p>105744.7930668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0490942001343">
                <text:p>66.0490942001343</text:p>
              </table:table-cell>
              <table:table-cell office:value-type="float" office:value="109579.104556023">
                <text:p>109579.1045560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0893754959106">
                <text:p>66.0893754959106</text:p>
              </table:table-cell>
              <table:table-cell office:value-type="float" office:value="109629.045314646">
                <text:p>109629.0453146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1296570301056">
                <text:p>66.1296570301056</text:p>
              </table:table-cell>
              <table:table-cell office:value-type="float" office:value="109628.396441614">
                <text:p>109628.3964416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.1699361801148">
                <text:p>66.1699361801148</text:p>
              </table:table-cell>
              <table:table-cell office:value-type="float" office:value="109634.885517601">
                <text:p>109634.8855176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.2102093696594">
                <text:p>66.2102093696594</text:p>
              </table:table-cell>
              <table:table-cell office:value-type="float" office:value="109651.111568927">
                <text:p>109651.1115689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.2504889965057">
                <text:p>66.2504889965057</text:p>
              </table:table-cell>
              <table:table-cell office:value-type="float" office:value="109633.587640948">
                <text:p>109633.5876409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.2907586097717">
                <text:p>66.2907586097717</text:p>
              </table:table-cell>
              <table:table-cell office:value-type="float" office:value="109660.849505337">
                <text:p>109660.8495053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.3310403823853">
                <text:p>66.3310403823853</text:p>
              </table:table-cell>
              <table:table-cell office:value-type="float" office:value="109627.747576263">
                <text:p>109627.7475762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.3713142871857">
                <text:p>66.3713142871857</text:p>
              </table:table-cell>
              <table:table-cell office:value-type="float" office:value="109649.164189177">
                <text:p>109649.1641891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6.4115943908691">
                <text:p>66.4115943908691</text:p>
              </table:table-cell>
              <table:table-cell office:value-type="float" office:value="109632.289795024">
                <text:p>109632.289795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.4518840312958">
                <text:p>66.4518840312958</text:p>
              </table:table-cell>
              <table:table-cell office:value-type="float" office:value="109606.339327877">
                <text:p>109606.3393278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.4921753406525">
                <text:p>66.4921753406525</text:p>
              </table:table-cell>
              <table:table-cell office:value-type="float" office:value="109601.799259145">
                <text:p>109601.7992591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.5324513912201">
                <text:p>66.5324513912201</text:p>
              </table:table-cell>
              <table:table-cell office:value-type="float" office:value="109643.322464926">
                <text:p>109643.3224649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.5727307796478">
                <text:p>66.5727307796478</text:p>
              </table:table-cell>
              <table:table-cell office:value-type="float" office:value="109634.236575433">
                <text:p>109634.2365754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.6130406856537">
                <text:p>66.6130406856537</text:p>
              </table:table-cell>
              <table:table-cell office:value-type="float" office:value="109551.235355352">
                <text:p>109551.2353553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.6533217430115">
                <text:p>66.6533217430115</text:p>
              </table:table-cell>
              <table:table-cell office:value-type="float" office:value="109629.694195358">
                <text:p>109629.6941953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.6941595077515">
                <text:p>66.6941595077515</text:p>
              </table:table-cell>
              <table:table-cell office:value-type="float" office:value="108135.203484231">
                <text:p>108135.2034842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.7344400882721">
                <text:p>66.7344400882721</text:p>
              </table:table-cell>
              <table:table-cell office:value-type="float" office:value="109630.991979828">
                <text:p>109630.9919798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6.7747211456299">
                <text:p>66.7747211456299</text:p>
              </table:table-cell>
              <table:table-cell office:value-type="float" office:value="109629.694195358">
                <text:p>109629.6941953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6.815024137497">
                <text:p>66.815024137497</text:p>
              </table:table-cell>
              <table:table-cell office:value-type="float" office:value="109570.029306153">
                <text:p>109570.029306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.8553075790405">
                <text:p>66.8553075790405</text:p>
              </table:table-cell>
              <table:table-cell office:value-type="float" office:value="109623.205733868">
                <text:p>109623.2057338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.8955936431885">
                <text:p>66.8955936431885</text:p>
              </table:table-cell>
              <table:table-cell office:value-type="float" office:value="109616.069313259">
                <text:p>109616.0693132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.9358868598938">
                <text:p>66.9358868598938</text:p>
              </table:table-cell>
              <table:table-cell office:value-type="float" office:value="109596.611069691">
                <text:p>109596.6110696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.9761819839478">
                <text:p>66.9761819839478</text:p>
              </table:table-cell>
              <table:table-cell office:value-type="float" office:value="109591.423371398">
                <text:p>109591.423371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.0226492881775">
                <text:p>80.0226492881775</text:p>
              </table:table-cell>
              <table:table-cell office:value-type="float" office:value="313.954720805689">
                <text:p>313.954720805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619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619" chart:label-cell-address="source_1.I1:source_1.I1" chart:class="chart:scatter">
            <chart:domain table:cell-range-address="source_1.H2:source_1.H619"/>
            <chart:data-point chart:repeated="6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5424795150757">
                <text:p>0.195424795150757</text:p>
                <draw:g>
                  <svg:desc>source_1.H2:source_1.H619</svg:desc>
                </draw:g>
              </table:table-cell>
              <table:table-cell office:value-type="float" office:value="0">
                <text:p>0</text:p>
                <draw:g>
                  <svg:desc>source_1.I2:source_1.I6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677108764648">
                <text:p>0.250677108764648</text:p>
              </table:table-cell>
              <table:table-cell office:value-type="float" office:value="79924.2549526419">
                <text:p>79924.2549526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6029319763184">
                <text:p>0.306029319763184</text:p>
              </table:table-cell>
              <table:table-cell office:value-type="float" office:value="79780.0109577712">
                <text:p>79780.010957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336231231689">
                <text:p>0.361336231231689</text:p>
              </table:table-cell>
              <table:table-cell office:value-type="float" office:value="79845.3553587902">
                <text:p>79845.355358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675329208374">
                <text:p>0.41675329208374</text:p>
              </table:table-cell>
              <table:table-cell office:value-type="float" office:value="79686.6512244231">
                <text:p>79686.6512244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983909606934">
                <text:p>0.471983909606934</text:p>
              </table:table-cell>
              <table:table-cell office:value-type="float" office:value="79955.651376622">
                <text:p>79955.651376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7392148971558">
                <text:p>0.527392148971558</text:p>
              </table:table-cell>
              <table:table-cell office:value-type="float" office:value="79699.3380522291">
                <text:p>79699.3380522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729816436768">
                <text:p>0.582729816436768</text:p>
              </table:table-cell>
              <table:table-cell office:value-type="float" office:value="79800.978289811">
                <text:p>79800.978289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8119459152222">
                <text:p>0.638119459152222</text:p>
              </table:table-cell>
              <table:table-cell office:value-type="float" office:value="79726.0964957968">
                <text:p>79726.0964957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3450689315796">
                <text:p>0.693450689315796</text:p>
              </table:table-cell>
              <table:table-cell office:value-type="float" office:value="79810.2624312725">
                <text:p>79810.2624312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880051612854">
                <text:p>0.74880051612854</text:p>
              </table:table-cell>
              <table:table-cell office:value-type="float" office:value="79783.4474702137">
                <text:p>79783.4474702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4090976715088">
                <text:p>0.804090976715088</text:p>
              </table:table-cell>
              <table:table-cell office:value-type="float" office:value="79869.1121968047">
                <text:p>79869.1121968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949182510376">
                <text:p>0.85949182510376</text:p>
              </table:table-cell>
              <table:table-cell office:value-type="float" office:value="79709.9706672175">
                <text:p>79709.9706672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4891481399536">
                <text:p>0.914891481399536</text:p>
              </table:table-cell>
              <table:table-cell office:value-type="float" office:value="79711.6858708142">
                <text:p>79711.6858708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0027446746826">
                <text:p>0.970027446746826</text:p>
              </table:table-cell>
              <table:table-cell office:value-type="float" office:value="80092.9116264589">
                <text:p>80092.9116264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47669410706">
                <text:p>1.02547669410706</text:p>
              </table:table-cell>
              <table:table-cell office:value-type="float" office:value="79640.3956813188">
                <text:p>79640.3956813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093333244324">
                <text:p>1.08093333244324</text:p>
              </table:table-cell>
              <table:table-cell office:value-type="float" office:value="79629.7816183868">
                <text:p>79629.7816183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3619565963745">
                <text:p>1.13619565963745</text:p>
              </table:table-cell>
              <table:table-cell office:value-type="float" office:value="79909.7726101982">
                <text:p>79909.7726101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16344165802">
                <text:p>1.1916344165802</text:p>
              </table:table-cell>
              <table:table-cell office:value-type="float" office:value="79655.4656620521">
                <text:p>79655.4656620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376392364502">
                <text:p>1.24376392364502</text:p>
              </table:table-cell>
              <table:table-cell office:value-type="float" office:value="84712.0997040893">
                <text:p>84712.0997040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9584693908691">
                <text:p>1.29584693908691</text:p>
              </table:table-cell>
              <table:table-cell office:value-type="float" office:value="84787.7175031586">
                <text:p>84787.7175031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795761108398">
                <text:p>1.34795761108398</text:p>
              </table:table-cell>
              <table:table-cell office:value-type="float" office:value="84742.7183485231">
                <text:p>84742.7183485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0008544921875">
                <text:p>1.40008544921875</text:p>
              </table:table-cell>
              <table:table-cell office:value-type="float" office:value="84714.8118551043">
                <text:p>84714.8118551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20263671875">
                <text:p>1.4520263671875</text:p>
              </table:table-cell>
              <table:table-cell office:value-type="float" office:value="85019.6756756757">
                <text:p>85019.6756756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407600402832">
                <text:p>1.50407600402832</text:p>
              </table:table-cell>
              <table:table-cell office:value-type="float" office:value="84842.0905126608">
                <text:p>84842.0905126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560929775238">
                <text:p>1.5560929775238</text:p>
              </table:table-cell>
              <table:table-cell office:value-type="float" office:value="84895.3659401856">
                <text:p>84895.3659401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829615592957">
                <text:p>1.60829615592957</text:p>
              </table:table-cell>
              <table:table-cell office:value-type="float" office:value="84592.5503936864">
                <text:p>84592.550393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029262542725">
                <text:p>1.66029262542725</text:p>
              </table:table-cell>
              <table:table-cell office:value-type="float" office:value="84928.8431053377">
                <text:p>84928.8431053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1254730224609">
                <text:p>1.71254730224609</text:p>
              </table:table-cell>
              <table:table-cell office:value-type="float" office:value="84509.1821218039">
                <text:p>84509.1821218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645537853241">
                <text:p>1.7645537853241</text:p>
              </table:table-cell>
              <table:table-cell office:value-type="float" office:value="84912.4904942443">
                <text:p>84912.4904942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665658950806">
                <text:p>1.81665658950806</text:p>
              </table:table-cell>
              <table:table-cell office:value-type="float" office:value="84755.5149701421">
                <text:p>84755.5149701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885738372803">
                <text:p>1.86885738372803</text:p>
              </table:table-cell>
              <table:table-cell office:value-type="float" office:value="84596.4140198953">
                <text:p>84596.4140198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090201377869">
                <text:p>1.92090201377869</text:p>
              </table:table-cell>
              <table:table-cell office:value-type="float" office:value="84850.2524794884">
                <text:p>84850.2524794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296833992004">
                <text:p>1.97296833992004</text:p>
              </table:table-cell>
              <table:table-cell office:value-type="float" office:value="84814.8952935681">
                <text:p>84814.8952935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2512240409851">
                <text:p>2.02512240409851</text:p>
              </table:table-cell>
              <table:table-cell office:value-type="float" office:value="84672.2124068571">
                <text:p>84672.212406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713603973389">
                <text:p>2.07713603973389</text:p>
              </table:table-cell>
              <table:table-cell office:value-type="float" office:value="84900.8139126608">
                <text:p>84900.8139126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2923002243042">
                <text:p>2.12923002243042</text:p>
              </table:table-cell>
              <table:table-cell office:value-type="float" office:value="84769.8672939798">
                <text:p>84769.8672939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8130230903625">
                <text:p>2.18130230903625</text:p>
              </table:table-cell>
              <table:table-cell office:value-type="float" office:value="84805.186939979">
                <text:p>84805.186939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2694206237793">
                <text:p>2.22694206237793</text:p>
              </table:table-cell>
              <table:table-cell office:value-type="float" office:value="96757.7534203639">
                <text:p>96757.7534203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1343817710876">
                <text:p>2.31343817710876</text:p>
              </table:table-cell>
              <table:table-cell office:value-type="float" office:value="51054.3162978133">
                <text:p>51054.316297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667848587036">
                <text:p>2.35667848587036</text:p>
              </table:table-cell>
              <table:table-cell office:value-type="float" office:value="102126.930322061">
                <text:p>102126.930322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001225471497">
                <text:p>2.40001225471497</text:p>
              </table:table-cell>
              <table:table-cell office:value-type="float" office:value="101906.668119171">
                <text:p>101906.668119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432315826416">
                <text:p>2.4432315826416</text:p>
              </table:table-cell>
              <table:table-cell office:value-type="float" office:value="102176.507869259">
                <text:p>102176.50786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653626441956">
                <text:p>2.48653626441956</text:p>
              </table:table-cell>
              <table:table-cell office:value-type="float" office:value="101975.117208877">
                <text:p>101975.117208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2975344657898">
                <text:p>2.52975344657898</text:p>
              </table:table-cell>
              <table:table-cell office:value-type="float" office:value="102181.581013538">
                <text:p>102181.581013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7311844825745">
                <text:p>2.57311844825745</text:p>
              </table:table-cell>
              <table:table-cell office:value-type="float" office:value="101833.27174164">
                <text:p>101833.27174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1628437042236">
                <text:p>2.61628437042236</text:p>
              </table:table-cell>
              <table:table-cell office:value-type="float" office:value="102302.922734478">
                <text:p>102302.922734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5952944755554">
                <text:p>2.65952944755554</text:p>
              </table:table-cell>
              <table:table-cell office:value-type="float" office:value="102115.669406725">
                <text:p>102115.669406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0276594161987">
                <text:p>2.70276594161987</text:p>
              </table:table-cell>
              <table:table-cell office:value-type="float" office:value="102135.940842694">
                <text:p>102135.940842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4598622322083">
                <text:p>2.74598622322083</text:p>
              </table:table-cell>
              <table:table-cell office:value-type="float" office:value="102174.253300162">
                <text:p>102174.253300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8927040100098">
                <text:p>2.78927040100098</text:p>
              </table:table-cell>
              <table:table-cell office:value-type="float" office:value="102023.423488133">
                <text:p>102023.423488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3260083198547">
                <text:p>2.83260083198547</text:p>
              </table:table-cell>
              <table:table-cell office:value-type="float" office:value="101914.518265004">
                <text:p>101914.518265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1910743713379">
                <text:p>2.91910743713379</text:p>
              </table:table-cell>
              <table:table-cell office:value-type="float" office:value="51048.1250816487">
                <text:p>51048.1250816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6238899230957">
                <text:p>2.96238899230957</text:p>
              </table:table-cell>
              <table:table-cell office:value-type="float" office:value="102029.605499736">
                <text:p>102029.605499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0578761100769">
                <text:p>3.00578761100769</text:p>
              </table:table-cell>
              <table:table-cell office:value-type="float" office:value="101754.390634356">
                <text:p>101754.390634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2062249183655">
                <text:p>3.02062249183655</text:p>
              </table:table-cell>
              <table:table-cell office:value-type="float" office:value="297676.809874321">
                <text:p>297676.809874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88805770874">
                <text:p>3.0488805770874</text:p>
              </table:table-cell>
              <table:table-cell office:value-type="float" office:value="156273.857934747">
                <text:p>156273.8579347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9217357635498">
                <text:p>3.09217357635498</text:p>
              </table:table-cell>
              <table:table-cell office:value-type="float" office:value="102002.63494581">
                <text:p>102002.63494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3546824455261">
                <text:p>3.13546824455261</text:p>
              </table:table-cell>
              <table:table-cell office:value-type="float" office:value="101998.702931313">
                <text:p>101998.702931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7870783805847">
                <text:p>3.17870783805847</text:p>
              </table:table-cell>
              <table:table-cell office:value-type="float" office:value="102128.619673577">
                <text:p>102128.619673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2267484664917">
                <text:p>3.22267484664917</text:p>
              </table:table-cell>
              <table:table-cell office:value-type="float" office:value="100438.945963093">
                <text:p>100438.945963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670259475708">
                <text:p>3.2670259475708</text:p>
              </table:table-cell>
              <table:table-cell office:value-type="float" office:value="99569.1179752933">
                <text:p>99569.117975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1120228767395">
                <text:p>3.31120228767395</text:p>
              </table:table-cell>
              <table:table-cell office:value-type="float" office:value="99963.0116412739">
                <text:p>99963.0116412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558199882507">
                <text:p>3.35558199882507</text:p>
              </table:table-cell>
              <table:table-cell office:value-type="float" office:value="99504.9288392733">
                <text:p>99504.9288392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9989447593689">
                <text:p>3.39989447593689</text:p>
              </table:table-cell>
              <table:table-cell office:value-type="float" office:value="99655.9047885505">
                <text:p>99655.9047885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4420766830444">
                <text:p>3.44420766830444</text:p>
              </table:table-cell>
              <table:table-cell office:value-type="float" office:value="99654.296250464">
                <text:p>99654.296250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8847436904907">
                <text:p>3.48847436904907</text:p>
              </table:table-cell>
              <table:table-cell office:value-type="float" office:value="99758.9593467911">
                <text:p>99758.9593467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3279089927673">
                <text:p>3.53279089927673</text:p>
              </table:table-cell>
              <table:table-cell office:value-type="float" office:value="99646.7904259268">
                <text:p>99646.7904259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7710289955139">
                <text:p>3.57710289955139</text:p>
              </table:table-cell>
              <table:table-cell office:value-type="float" office:value="99656.9771761237">
                <text:p>99656.9771761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145686149597">
                <text:p>3.62145686149597</text:p>
              </table:table-cell>
              <table:table-cell office:value-type="float" office:value="99562.6953352613">
                <text:p>99562.6953352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581916809082">
                <text:p>3.66581916809082</text:p>
              </table:table-cell>
              <table:table-cell office:value-type="float" office:value="99543.9673669445">
                <text:p>99543.9673669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1002674102783">
                <text:p>3.71002674102783</text:p>
              </table:table-cell>
              <table:table-cell office:value-type="float" office:value="99892.3873584295">
                <text:p>99892.3873584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5439190864563">
                <text:p>3.75439190864563</text:p>
              </table:table-cell>
              <table:table-cell office:value-type="float" office:value="99537.5479710449">
                <text:p>99537.5479710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9863858222961">
                <text:p>3.79863858222961</text:p>
              </table:table-cell>
              <table:table-cell office:value-type="float" office:value="99804.1127683421">
                <text:p>99804.112768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430392742157">
                <text:p>3.8430392742157</text:p>
              </table:table-cell>
              <table:table-cell office:value-type="float" office:value="99457.9093808731">
                <text:p>99457.9093808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8731932640076">
                <text:p>3.88731932640076</text:p>
              </table:table-cell>
              <table:table-cell office:value-type="float" office:value="99728.8797570589">
                <text:p>99728.8797570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3152260780334">
                <text:p>3.93152260780334</text:p>
              </table:table-cell>
              <table:table-cell office:value-type="float" office:value="99902.0855438453">
                <text:p>99902.0855438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7581768035889">
                <text:p>3.97581768035889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2013063430786">
                <text:p>4.02013063430786</text:p>
              </table:table-cell>
              <table:table-cell office:value-type="float" office:value="99654.8324240566">
                <text:p>99654.832424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47752571106">
                <text:p>4.0347752571106</text:p>
              </table:table-cell>
              <table:table-cell office:value-type="float" office:value="301544.127116437">
                <text:p>301544.127116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643961429596">
                <text:p>4.0643961429596</text:p>
              </table:table-cell>
              <table:table-cell office:value-type="float" office:value="149083.995074011">
                <text:p>149083.995074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0868048667908">
                <text:p>4.10868048667908</text:p>
              </table:table-cell>
              <table:table-cell office:value-type="float" office:value="99719.2151694286">
                <text:p>99719.2151694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529848575592">
                <text:p>4.1529848575592</text:p>
              </table:table-cell>
              <table:table-cell office:value-type="float" office:value="99674.1385166769">
                <text:p>99674.1385166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9727206230164">
                <text:p>4.19727206230164</text:p>
              </table:table-cell>
              <table:table-cell office:value-type="float" office:value="99712.7731515876">
                <text:p>99712.7731515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4132084846497">
                <text:p>4.24132084846497</text:p>
              </table:table-cell>
              <table:table-cell office:value-type="float" office:value="100252.478777185">
                <text:p>100252.478777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8549265861511">
                <text:p>4.28549265861511</text:p>
              </table:table-cell>
              <table:table-cell office:value-type="float" office:value="99973.2631510768">
                <text:p>99973.2631510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2953381538391">
                <text:p>4.32953381538391</text:p>
              </table:table-cell>
              <table:table-cell office:value-type="float" office:value="100269.845844025">
                <text:p>100269.845844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176869392395">
                <text:p>4.4176869392395</text:p>
              </table:table-cell>
              <table:table-cell office:value-type="float" office:value="50094.6512937435">
                <text:p>50094.6512937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6178197860718">
                <text:p>4.46178197860718</text:p>
              </table:table-cell>
              <table:table-cell office:value-type="float" office:value="100147.319592534">
                <text:p>100147.319592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0584197044373">
                <text:p>4.50584197044373</text:p>
              </table:table-cell>
              <table:table-cell office:value-type="float" office:value="100226.981802047">
                <text:p>100226.981802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000042915344">
                <text:p>4.55000042915344</text:p>
              </table:table-cell>
              <table:table-cell office:value-type="float" office:value="100003.4903625">
                <text:p>100003.4903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9406042098999">
                <text:p>4.59406042098999</text:p>
              </table:table-cell>
              <table:table-cell office:value-type="float" office:value="100226.981802047">
                <text:p>100226.981802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3811731338501">
                <text:p>4.63811731338501</text:p>
              </table:table-cell>
              <table:table-cell office:value-type="float" office:value="100234.032859277">
                <text:p>100234.032859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822292804718">
                <text:p>4.6822292804718</text:p>
              </table:table-cell>
              <table:table-cell office:value-type="float" office:value="100108.88862225">
                <text:p>100108.88862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2629976272583">
                <text:p>4.72629976272583</text:p>
              </table:table-cell>
              <table:table-cell office:value-type="float" office:value="100203.12404447">
                <text:p>100203.12404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7033162117004">
                <text:p>4.77033162117004</text:p>
              </table:table-cell>
              <table:table-cell office:value-type="float" office:value="100291.020093891">
                <text:p>100291.0200938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1483244895935">
                <text:p>4.81483244895935</text:p>
              </table:table-cell>
              <table:table-cell office:value-type="float" office:value="99234.1091025985">
                <text:p>99234.1091025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4673585891724">
                <text:p>4.94673585891724</text:p>
              </table:table-cell>
              <table:table-cell office:value-type="float" office:value="33479.0435016801">
                <text:p>33479.04350168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6137928962708">
                <text:p>4.96137928962708</text:p>
              </table:table-cell>
              <table:table-cell office:value-type="float" office:value="301568.675230792">
                <text:p>301568.675230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080586433411">
                <text:p>4.99080586433411</text:p>
              </table:table-cell>
              <table:table-cell office:value-type="float" office:value="150068.434534612">
                <text:p>150068.4345346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3482222557068">
                <text:p>5.03482222557068</text:p>
              </table:table-cell>
              <table:table-cell office:value-type="float" office:value="100326.330390319">
                <text:p>100326.330390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827260971069">
                <text:p>5.04827260971069</text:p>
              </table:table-cell>
              <table:table-cell office:value-type="float" office:value="328317.760595586">
                <text:p>328317.760595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7893872261047">
                <text:p>5.07893872261047</text:p>
              </table:table-cell>
              <table:table-cell office:value-type="float" office:value="144002.60034364">
                <text:p>144002.60034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2314605712891">
                <text:p>5.12314605712891</text:p>
              </table:table-cell>
              <table:table-cell office:value-type="float" office:value="99892.9260971098">
                <text:p>99892.92609710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6709852218628">
                <text:p>5.16709852218628</text:p>
              </table:table-cell>
              <table:table-cell office:value-type="float" office:value="100472.180439382">
                <text:p>100472.1804393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18054890632629">
                <text:p>5.18054890632629</text:p>
              </table:table-cell>
              <table:table-cell office:value-type="float" office:value="328317.760595586">
                <text:p>328317.760595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1052002906799">
                <text:p>5.21052002906799</text:p>
              </table:table-cell>
              <table:table-cell office:value-type="float" office:value="147341.827600471">
                <text:p>147341.8276004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5268721580505">
                <text:p>5.25268721580505</text:p>
              </table:table-cell>
              <table:table-cell office:value-type="float" office:value="104725.981069987">
                <text:p>104725.981069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29494166374207">
                <text:p>5.29494166374207</text:p>
              </table:table-cell>
              <table:table-cell office:value-type="float" office:value="104509.707630848">
                <text:p>104509.707630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3717727661133">
                <text:p>5.33717727661133</text:p>
              </table:table-cell>
              <table:table-cell office:value-type="float" office:value="104556.313972983">
                <text:p>104556.313972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793785572052">
                <text:p>5.3793785572052</text:p>
              </table:table-cell>
              <table:table-cell office:value-type="float" office:value="104641.374334058">
                <text:p>104641.374334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42158389091492">
                <text:p>5.42158389091492</text:p>
              </table:table-cell>
              <table:table-cell office:value-type="float" office:value="104631.325281603">
                <text:p>104631.3252816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46368169784546">
                <text:p>5.46368169784546</text:p>
              </table:table-cell>
              <table:table-cell office:value-type="float" office:value="104898.576006252">
                <text:p>104898.576006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0590324401856">
                <text:p>5.50590324401856</text:p>
              </table:table-cell>
              <table:table-cell office:value-type="float" office:value="104591.148365238">
                <text:p>104591.148365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4818391799927">
                <text:p>5.54818391799927</text:p>
              </table:table-cell>
              <table:table-cell office:value-type="float" office:value="104444.881886567">
                <text:p>104444.881886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9039258956909">
                <text:p>5.59039258956909</text:p>
              </table:table-cell>
              <table:table-cell office:value-type="float" office:value="104623.051040466">
                <text:p>104623.051040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63253378868103">
                <text:p>5.63253378868103</text:p>
              </table:table-cell>
              <table:table-cell office:value-type="float" office:value="104790.563464269">
                <text:p>104790.563464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7474174499512">
                <text:p>5.67474174499512</text:p>
              </table:table-cell>
              <table:table-cell office:value-type="float" office:value="104624.823981969">
                <text:p>104624.823981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1694684028626">
                <text:p>5.71694684028626</text:p>
              </table:table-cell>
              <table:table-cell office:value-type="float" office:value="104631.916348908">
                <text:p>104631.916348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5915288925171">
                <text:p>5.75915288925171</text:p>
              </table:table-cell>
              <table:table-cell office:value-type="float" office:value="104629.552119757">
                <text:p>104629.552119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80138683319092">
                <text:p>5.80138683319092</text:p>
              </table:table-cell>
              <table:table-cell office:value-type="float" office:value="104560.445653769">
                <text:p>104560.4456537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84355354309082">
                <text:p>5.84355354309082</text:p>
              </table:table-cell>
              <table:table-cell office:value-type="float" office:value="104727.165351125">
                <text:p>104727.165351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88571619987488">
                <text:p>5.88571619987488</text:p>
              </table:table-cell>
              <table:table-cell office:value-type="float" office:value="104737.232822334">
                <text:p>104737.232822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2794322967529">
                <text:p>5.92794322967529</text:p>
              </table:table-cell>
              <table:table-cell office:value-type="float" office:value="104577.566096221">
                <text:p>104577.566096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97009062767029">
                <text:p>5.97009062767029</text:p>
              </table:table-cell>
              <table:table-cell office:value-type="float" office:value="104775.151256654">
                <text:p>104775.151256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1242256164551">
                <text:p>6.01242256164551</text:p>
              </table:table-cell>
              <table:table-cell office:value-type="float" office:value="104318.408948314">
                <text:p>104318.408948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5461812019348">
                <text:p>6.05461812019348</text:p>
              </table:table-cell>
              <table:table-cell office:value-type="float" office:value="104655.564518225">
                <text:p>104655.564518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9676694869995">
                <text:p>6.09676694869995</text:p>
              </table:table-cell>
              <table:table-cell office:value-type="float" office:value="104771.595237152">
                <text:p>104771.595237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3884878158569">
                <text:p>6.13884878158569</text:p>
              </table:table-cell>
              <table:table-cell office:value-type="float" office:value="104938.394959888">
                <text:p>104938.394959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8114018440247">
                <text:p>6.18114018440247</text:p>
              </table:table-cell>
              <table:table-cell office:value-type="float" office:value="104418.385437161">
                <text:p>104418.385437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2216582298279">
                <text:p>6.22216582298279</text:p>
              </table:table-cell>
              <table:table-cell office:value-type="float" office:value="107640.006415844">
                <text:p>107640.006415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6254796981812">
                <text:p>6.26254796981812</text:p>
              </table:table-cell>
              <table:table-cell office:value-type="float" office:value="109355.255876015">
                <text:p>109355.255876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30269384384155">
                <text:p>6.30269384384155</text:p>
              </table:table-cell>
              <table:table-cell office:value-type="float" office:value="109998.850627138">
                <text:p>109998.850627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3430335521698">
                <text:p>6.3430335521698</text:p>
              </table:table-cell>
              <table:table-cell office:value-type="float" office:value="109470.30067909">
                <text:p>109470.30067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38333678245544">
                <text:p>6.38333678245544</text:p>
              </table:table-cell>
              <table:table-cell office:value-type="float" office:value="109569.38113154">
                <text:p>109569.3811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42362403869629">
                <text:p>6.42362403869629</text:p>
              </table:table-cell>
              <table:table-cell office:value-type="float" office:value="109612.825792859">
                <text:p>109612.8257928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46390652656555">
                <text:p>6.46390652656555</text:p>
              </table:table-cell>
              <table:table-cell office:value-type="float" office:value="109625.801026297">
                <text:p>109625.801026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50428986549377">
                <text:p>6.50428986549377</text:p>
              </table:table-cell>
              <table:table-cell office:value-type="float" office:value="109352.027771874">
                <text:p>109352.027771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54454898834229">
                <text:p>6.54454898834229</text:p>
              </table:table-cell>
              <table:table-cell office:value-type="float" office:value="109689.424099397">
                <text:p>109689.4240993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8478140830994">
                <text:p>6.58478140830994</text:p>
              </table:table-cell>
              <table:table-cell office:value-type="float" office:value="109762.226670696">
                <text:p>109762.226670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62512707710266">
                <text:p>6.62512707710266</text:p>
              </table:table-cell>
              <table:table-cell office:value-type="float" office:value="109454.128092092">
                <text:p>109454.128092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654064655304">
                <text:p>6.6654064655304</text:p>
              </table:table-cell>
              <table:table-cell office:value-type="float" office:value="109634.236575433">
                <text:p>109634.2365754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70569205284119">
                <text:p>6.70569205284119</text:p>
              </table:table-cell>
              <table:table-cell office:value-type="float" office:value="109617.366775167">
                <text:p>109617.366775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74603223800659">
                <text:p>6.74603223800659</text:p>
              </table:table-cell>
              <table:table-cell office:value-type="float" office:value="109469.006696257">
                <text:p>109469.006696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78627800941467">
                <text:p>6.78627800941467</text:p>
              </table:table-cell>
              <table:table-cell office:value-type="float" office:value="109725.813309005">
                <text:p>109725.813309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82658553123474">
                <text:p>6.82658553123474</text:p>
              </table:table-cell>
              <table:table-cell office:value-type="float" office:value="109557.715299713">
                <text:p>109557.715299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6689496040344">
                <text:p>6.86689496040344</text:p>
              </table:table-cell>
              <table:table-cell office:value-type="float" office:value="109552.531282901">
                <text:p>109552.5312829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0717029571533">
                <text:p>6.90717029571533</text:p>
              </table:table-cell>
              <table:table-cell office:value-type="float" office:value="109645.269637181">
                <text:p>109645.269637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4745945930481">
                <text:p>6.94745945930481</text:p>
              </table:table-cell>
              <table:table-cell office:value-type="float" office:value="109607.636559458">
                <text:p>109607.636559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98775959014893">
                <text:p>6.98775959014893</text:p>
              </table:table-cell>
              <table:table-cell office:value-type="float" office:value="109577.807999716">
                <text:p>109577.8079997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0003035068512">
                <text:p>10.0003035068512</text:p>
              </table:table-cell>
              <table:table-cell office:value-type="float" office:value="1465.87074648659">
                <text:p>1465.87074648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0188567638397">
                <text:p>10.0188567638397</text:p>
              </table:table-cell>
              <table:table-cell office:value-type="float" office:value="238017.508339973">
                <text:p>238017.5083399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93138551712">
                <text:p>10.993138551712</text:p>
              </table:table-cell>
              <table:table-cell office:value-type="float" office:value="4532.56958609878">
                <text:p>4532.56958609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0113110542297">
                <text:p>11.0113110542297</text:p>
              </table:table-cell>
              <table:table-cell office:value-type="float" office:value="243004.50615972">
                <text:p>243004.506159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0292856693268">
                <text:p>11.0292856693268</text:p>
              </table:table-cell>
              <table:table-cell office:value-type="float" office:value="245679.808783542">
                <text:p>245679.808783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2422063350677">
                <text:p>20.2422063350677</text:p>
              </table:table-cell>
              <table:table-cell office:value-type="float" office:value="479.326823731509">
                <text:p>479.326823731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3527338504791">
                <text:p>20.3527338504791</text:p>
              </table:table-cell>
              <table:table-cell office:value-type="float" office:value="39953.8520662833">
                <text:p>39953.8520662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4080274105072">
                <text:p>20.4080274105072</text:p>
              </table:table-cell>
              <table:table-cell office:value-type="float" office:value="79864.6351900241">
                <text:p>79864.6351900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463369846344">
                <text:p>20.463369846344</text:p>
              </table:table-cell>
              <table:table-cell office:value-type="float" office:value="79794.1025404635">
                <text:p>79794.10254046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5186944007874">
                <text:p>20.5186944007874</text:p>
              </table:table-cell>
              <table:table-cell office:value-type="float" office:value="79819.8927118527">
                <text:p>79819.89271185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5740537643433">
                <text:p>20.5740537643433</text:p>
              </table:table-cell>
              <table:table-cell office:value-type="float" office:value="79769.703196465">
                <text:p>79769.703196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6293933391571">
                <text:p>20.6293933391571</text:p>
              </table:table-cell>
              <table:table-cell office:value-type="float" office:value="79798.2278478831">
                <text:p>79798.227847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6847143173218">
                <text:p>20.6847143173218</text:p>
              </table:table-cell>
              <table:table-cell office:value-type="float" office:value="79825.0527468076">
                <text:p>79825.0527468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7400600910187">
                <text:p>20.7400600910187</text:p>
              </table:table-cell>
              <table:table-cell office:value-type="float" office:value="79789.290220861">
                <text:p>79789.2902208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7953770160675">
                <text:p>20.7953770160675</text:p>
              </table:table-cell>
              <table:table-cell office:value-type="float" office:value="79830.9015929936">
                <text:p>79830.90159299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8507709503174">
                <text:p>20.8507709503174</text:p>
              </table:table-cell>
              <table:table-cell office:value-type="float" office:value="79719.9198756989">
                <text:p>79719.9198756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9062194824219">
                <text:p>20.9062194824219</text:p>
              </table:table-cell>
              <table:table-cell office:value-type="float" office:value="79641.4229988648">
                <text:p>79641.42299886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9614355564117">
                <text:p>20.9614355564117</text:p>
              </table:table-cell>
              <table:table-cell office:value-type="float" office:value="79976.7111441192">
                <text:p>79976.7111441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0169270038605">
                <text:p>21.0169270038605</text:p>
              </table:table-cell>
              <table:table-cell office:value-type="float" office:value="79579.8308213175">
                <text:p>79579.83082131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0721719264984">
                <text:p>21.0721719264984</text:p>
              </table:table-cell>
              <table:table-cell office:value-type="float" office:value="79934.9476682462">
                <text:p>79934.94766824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1275432109833">
                <text:p>21.1275432109833</text:p>
              </table:table-cell>
              <table:table-cell office:value-type="float" office:value="79752.5295120649">
                <text:p>79752.52951206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182772397995">
                <text:p>21.182772397995</text:p>
              </table:table-cell>
              <table:table-cell office:value-type="float" office:value="79957.7223373394">
                <text:p>79957.7223373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235696554184">
                <text:p>21.235696554184</text:p>
              </table:table-cell>
              <table:table-cell office:value-type="float" office:value="83440.1588611587">
                <text:p>83440.15886115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2876486778259">
                <text:p>21.2876486778259</text:p>
              </table:table-cell>
              <table:table-cell office:value-type="float" office:value="85001.3375859901">
                <text:p>85001.33758599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3397397994995">
                <text:p>21.3397397994995</text:p>
              </table:table-cell>
              <table:table-cell office:value-type="float" office:value="84774.5231456478">
                <text:p>84774.52314564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3918237686157">
                <text:p>21.3918237686157</text:p>
              </table:table-cell>
              <table:table-cell office:value-type="float" office:value="84786.1650126341">
                <text:p>84786.16501263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4439373016357">
                <text:p>21.4439373016357</text:p>
              </table:table-cell>
              <table:table-cell office:value-type="float" office:value="84738.065989569">
                <text:p>84738.0659895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4962041378021">
                <text:p>21.4962041378021</text:p>
              </table:table-cell>
              <table:table-cell office:value-type="float" office:value="84489.5219206014">
                <text:p>84489.52192060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481758117676">
                <text:p>21.5481758117676</text:p>
              </table:table-cell>
              <table:table-cell office:value-type="float" office:value="84969.3624056701">
                <text:p>84969.36240567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6002435684204">
                <text:p>21.6002435684204</text:p>
              </table:table-cell>
              <table:table-cell office:value-type="float" office:value="84812.5650859937">
                <text:p>84812.5650859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6523857116699">
                <text:p>21.6523857116699</text:p>
              </table:table-cell>
              <table:table-cell office:value-type="float" office:value="84691.5704801097">
                <text:p>84691.57048010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7044215202332">
                <text:p>21.7044215202332</text:p>
              </table:table-cell>
              <table:table-cell office:value-type="float" office:value="84864.6369092892">
                <text:p>84864.63690928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565166950226">
                <text:p>21.7565166950226</text:p>
              </table:table-cell>
              <table:table-cell office:value-type="float" office:value="84767.9275067162">
                <text:p>84767.9275067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085877895355">
                <text:p>21.8085877895355</text:p>
              </table:table-cell>
              <table:table-cell office:value-type="float" office:value="84807.1284328898">
                <text:p>84807.12843288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8606426715851">
                <text:p>21.8606426715851</text:p>
              </table:table-cell>
              <table:table-cell office:value-type="float" office:value="84833.5415647586">
                <text:p>84833.5415647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9128029346466">
                <text:p>21.9128029346466</text:p>
              </table:table-cell>
              <table:table-cell office:value-type="float" office:value="84662.149705635">
                <text:p>84662.149705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964875459671">
                <text:p>21.964875459671</text:p>
              </table:table-cell>
              <table:table-cell office:value-type="float" office:value="84804.798652064">
                <text:p>84804.798652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0172791481018">
                <text:p>22.0172791481018</text:p>
              </table:table-cell>
              <table:table-cell office:value-type="float" office:value="84268.8774824042">
                <text:p>84268.8774824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0334100723267">
                <text:p>22.0334100723267</text:p>
              </table:table-cell>
              <table:table-cell office:value-type="float" office:value="273759.887433859">
                <text:p>273759.887433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1212642192841">
                <text:p>22.1212642192841</text:p>
              </table:table-cell>
              <table:table-cell office:value-type="float" office:value="50265.1286585416">
                <text:p>50265.12865854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1733424663544">
                <text:p>22.1733424663544</text:p>
              </table:table-cell>
              <table:table-cell office:value-type="float" office:value="84795.4808086727">
                <text:p>84795.48080867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2204918861389">
                <text:p>22.2204918861389</text:p>
              </table:table-cell>
              <table:table-cell office:value-type="float" office:value="93659.6891367776">
                <text:p>93659.68913677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3070285320282">
                <text:p>22.3070285320282</text:p>
              </table:table-cell>
              <table:table-cell office:value-type="float" office:value="51030.4039938175">
                <text:p>51030.4039938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3501670360565">
                <text:p>22.3501670360565</text:p>
              </table:table-cell>
              <table:table-cell office:value-type="float" office:value="102367.944820268">
                <text:p>102367.9448202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3935070037842">
                <text:p>22.3935070037842</text:p>
              </table:table-cell>
              <table:table-cell office:value-type="float" office:value="101892.092484913">
                <text:p>101892.092484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4367120265961">
                <text:p>22.4367120265961</text:p>
              </table:table-cell>
              <table:table-cell office:value-type="float" office:value="102210.338349474">
                <text:p>102210.338349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4799952507019">
                <text:p>22.4799952507019</text:p>
              </table:table-cell>
              <table:table-cell office:value-type="float" office:value="102025.671405673">
                <text:p>102025.6714056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5232346057892">
                <text:p>22.5232346057892</text:p>
              </table:table-cell>
              <table:table-cell office:value-type="float" office:value="102129.182803169">
                <text:p>102129.1828031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5664901733398">
                <text:p>22.5664901733398</text:p>
              </table:table-cell>
              <table:table-cell office:value-type="float" office:value="102090.904132241">
                <text:p>102090.9041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6097102165222">
                <text:p>22.6097102165222</text:p>
              </table:table-cell>
              <table:table-cell office:value-type="float" office:value="102174.816933108">
                <text:p>102174.8169331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6529195308685">
                <text:p>22.6529195308685</text:p>
              </table:table-cell>
              <table:table-cell office:value-type="float" office:value="102200.186853388">
                <text:p>102200.1868533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6962637901306">
                <text:p>22.6962637901306</text:p>
              </table:table-cell>
              <table:table-cell office:value-type="float" office:value="101882.004103433">
                <text:p>101882.0041034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7395327091217">
                <text:p>22.7395327091217</text:p>
              </table:table-cell>
              <table:table-cell office:value-type="float" office:value="102059.402059697">
                <text:p>102059.4020596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7827372550964">
                <text:p>22.7827372550964</text:p>
              </table:table-cell>
              <table:table-cell office:value-type="float" office:value="102211.466417972">
                <text:p>102211.466417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8262271881103">
                <text:p>22.8262271881103</text:p>
              </table:table-cell>
              <table:table-cell office:value-type="float" office:value="101540.740441862">
                <text:p>101540.7404418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9125926494598">
                <text:p>22.9125926494598</text:p>
              </table:table-cell>
              <table:table-cell office:value-type="float" office:value="51131.5510969156">
                <text:p>51131.55109691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9559097290039">
                <text:p>22.9559097290039</text:p>
              </table:table-cell>
              <table:table-cell office:value-type="float" office:value="101945.930946418">
                <text:p>101945.930946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9990284442902">
                <text:p>22.9990284442902</text:p>
              </table:table-cell>
              <table:table-cell office:value-type="float" office:value="102414.92518233">
                <text:p>102414.925182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0138380527496">
                <text:p>23.0138380527496</text:p>
              </table:table-cell>
              <table:table-cell office:value-type="float" office:value="298184.790778543">
                <text:p>298184.7907785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0425906181335">
                <text:p>23.0425906181335</text:p>
              </table:table-cell>
              <table:table-cell office:value-type="float" office:value="153586.295380482">
                <text:p>153586.2953804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0856986045837">
                <text:p>23.0856986045837</text:p>
              </table:table-cell>
              <table:table-cell office:value-type="float" office:value="102440.414494934">
                <text:p>102440.4144949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1289670467377">
                <text:p>23.1289670467377</text:p>
              </table:table-cell>
              <table:table-cell office:value-type="float" office:value="102060.526798949">
                <text:p>102060.526798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1721982955933">
                <text:p>23.1721982955933</text:p>
              </table:table-cell>
              <table:table-cell office:value-type="float" office:value="102148.332905005">
                <text:p>102148.332905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2159202098846">
                <text:p>23.2159202098846</text:p>
              </table:table-cell>
              <table:table-cell office:value-type="float" office:value="101001.981993969">
                <text:p>101001.981993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60214805603">
                <text:p>23.260214805603</text:p>
              </table:table-cell>
              <table:table-cell office:value-type="float" office:value="99696.1351239336">
                <text:p>99696.13512393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3045034408569">
                <text:p>23.3045034408569</text:p>
              </table:table-cell>
              <table:table-cell office:value-type="float" office:value="99709.5524547804">
                <text:p>99709.55245478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3487977981567">
                <text:p>23.3487977981567</text:p>
              </table:table-cell>
              <table:table-cell office:value-type="float" office:value="99696.6717478362">
                <text:p>99696.67174783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3931121826172">
                <text:p>23.3931121826172</text:p>
              </table:table-cell>
              <table:table-cell office:value-type="float" office:value="99651.6154690426">
                <text:p>99651.61546904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4373669624329">
                <text:p>23.4373669624329</text:p>
              </table:table-cell>
              <table:table-cell office:value-type="float" office:value="99785.831460311">
                <text:p>99785.8314603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4816229343414">
                <text:p>23.4816229343414</text:p>
              </table:table-cell>
              <table:table-cell office:value-type="float" office:value="99783.1435975068">
                <text:p>99783.1435975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5259034633636">
                <text:p>23.5259034633636</text:p>
              </table:table-cell>
              <table:table-cell office:value-type="float" office:value="99727.8058214789">
                <text:p>99727.80582147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5702016353607">
                <text:p>23.5702016353607</text:p>
              </table:table-cell>
              <table:table-cell office:value-type="float" office:value="99688.0864585576">
                <text:p>99688.08645855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6145350933075">
                <text:p>23.6145350933075</text:p>
              </table:table-cell>
              <table:table-cell office:value-type="float" office:value="99608.7425731925">
                <text:p>99608.74257319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6588251590729">
                <text:p>23.6588251590729</text:p>
              </table:table-cell>
              <table:table-cell office:value-type="float" office:value="99706.3319660218">
                <text:p>99706.3319660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7031056880951">
                <text:p>23.7031056880951</text:p>
              </table:table-cell>
              <table:table-cell office:value-type="float" office:value="99727.8058214789">
                <text:p>99727.80582147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7473526000977">
                <text:p>23.7473526000977</text:p>
              </table:table-cell>
              <table:table-cell office:value-type="float" office:value="99803.5749872026">
                <text:p>99803.57498720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791704416275">
                <text:p>23.791704416275</text:p>
              </table:table-cell>
              <table:table-cell office:value-type="float" office:value="99567.5122376025">
                <text:p>99567.51223760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8359043598175">
                <text:p>23.8359043598175</text:p>
              </table:table-cell>
              <table:table-cell office:value-type="float" office:value="99909.6298789566">
                <text:p>99909.62987895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8802733421326">
                <text:p>23.8802733421326</text:p>
              </table:table-cell>
              <table:table-cell office:value-type="float" office:value="99528.9900643213">
                <text:p>99528.9900643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9245991706848">
                <text:p>23.9245991706848</text:p>
              </table:table-cell>
              <table:table-cell office:value-type="float" office:value="99625.8873039437">
                <text:p>99625.8873039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9689376354218">
                <text:p>23.9689376354218</text:p>
              </table:table-cell>
              <table:table-cell office:value-type="float" office:value="99597.494550167">
                <text:p>99597.494550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0132930278778">
                <text:p>24.0132930278778</text:p>
              </table:table-cell>
              <table:table-cell office:value-type="float" office:value="99559.4843259514">
                <text:p>99559.48432595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0280158519745">
                <text:p>24.0280158519745</text:p>
              </table:table-cell>
              <table:table-cell office:value-type="float" office:value="299942.454722114">
                <text:p>299942.454722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0574460029602">
                <text:p>24.0574460029602</text:p>
              </table:table-cell>
              <table:table-cell office:value-type="float" office:value="150050.198592017">
                <text:p>150050.198592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1018135547638">
                <text:p>24.1018135547638</text:p>
              </table:table-cell>
              <table:table-cell office:value-type="float" office:value="99532.1991068886">
                <text:p>99532.19910688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1461405754089">
                <text:p>24.1461405754089</text:p>
              </table:table-cell>
              <table:table-cell office:value-type="float" office:value="99623.2080507312">
                <text:p>99623.20805073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1904308795929">
                <text:p>24.1904308795929</text:p>
              </table:table-cell>
              <table:table-cell office:value-type="float" office:value="99705.7952381209">
                <text:p>99705.79523812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2344925403595">
                <text:p>24.2344925403595</text:p>
              </table:table-cell>
              <table:table-cell office:value-type="float" office:value="100223.185489806">
                <text:p>100223.185489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2786822319031">
                <text:p>24.2786822319031</text:p>
              </table:table-cell>
              <table:table-cell office:value-type="float" office:value="99932.8088915266">
                <text:p>99932.80889152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3226952552795">
                <text:p>24.3226952552795</text:p>
              </table:table-cell>
              <table:table-cell office:value-type="float" office:value="100333.938939568">
                <text:p>100333.9389395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4107966423035">
                <text:p>24.4107966423035</text:p>
              </table:table-cell>
              <table:table-cell office:value-type="float" office:value="50124.0689752222">
                <text:p>50124.06897522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4549343585968">
                <text:p>24.4549343585968</text:p>
              </table:table-cell>
              <table:table-cell office:value-type="float" office:value="100050.486768543">
                <text:p>100050.4867685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4990434646606">
                <text:p>24.4990434646606</text:p>
              </table:table-cell>
              <table:table-cell office:value-type="float" office:value="100115.381926089">
                <text:p>100115.3819260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5431566238403">
                <text:p>24.5431566238403</text:p>
              </table:table-cell>
              <table:table-cell office:value-type="float" office:value="100106.183327568">
                <text:p>100106.183327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871210098267">
                <text:p>24.5871210098267</text:p>
              </table:table-cell>
              <table:table-cell office:value-type="float" office:value="100444.937440347">
                <text:p>100444.937440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311852931976">
                <text:p>24.6311852931976</text:p>
              </table:table-cell>
              <table:table-cell office:value-type="float" office:value="100217.220437293">
                <text:p>100217.2204372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753664016724">
                <text:p>24.6753664016724</text:p>
              </table:table-cell>
              <table:table-cell office:value-type="float" office:value="99952.2228494029">
                <text:p>99952.22284940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193098068237">
                <text:p>24.7193098068237</text:p>
              </table:table-cell>
              <table:table-cell office:value-type="float" office:value="100492.895004123">
                <text:p>100492.8950041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633957862854">
                <text:p>24.7633957862854</text:p>
              </table:table-cell>
              <table:table-cell office:value-type="float" office:value="100167.900405603">
                <text:p>100167.9004056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077657222748">
                <text:p>24.8077657222748</text:p>
              </table:table-cell>
              <table:table-cell office:value-type="float" office:value="99526.8508175668">
                <text:p>99526.85081756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398925304413">
                <text:p>24.9398925304413</text:p>
              </table:table-cell>
              <table:table-cell office:value-type="float" office:value="33422.4375906745">
                <text:p>33422.43759067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545769691467">
                <text:p>24.9545769691467</text:p>
              </table:table-cell>
              <table:table-cell office:value-type="float" office:value="300726.509782273">
                <text:p>300726.5097822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9841573238373">
                <text:p>24.9841573238373</text:p>
              </table:table-cell>
              <table:table-cell office:value-type="float" office:value="149288.270752565">
                <text:p>149288.270752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0279633998871">
                <text:p>25.0279633998871</text:p>
              </table:table-cell>
              <table:table-cell office:value-type="float" office:value="100807.933469761">
                <text:p>100807.933469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0414133071899">
                <text:p>25.0414133071899</text:p>
              </table:table-cell>
              <table:table-cell office:value-type="float" office:value="328329.400386436">
                <text:p>328329.4003864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719728469849">
                <text:p>25.0719728469849</text:p>
              </table:table-cell>
              <table:table-cell office:value-type="float" office:value="144504.793908376">
                <text:p>144504.793908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1160340309143">
                <text:p>25.1160340309143</text:p>
              </table:table-cell>
              <table:table-cell office:value-type="float" office:value="100224.2701211">
                <text:p>100224.27012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1602740287781">
                <text:p>25.1602740287781</text:p>
              </table:table-cell>
              <table:table-cell office:value-type="float" office:value="99819.1729935976">
                <text:p>99819.17299359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1737170219421">
                <text:p>25.1737170219421</text:p>
              </table:table-cell>
              <table:table-cell office:value-type="float" office:value="328498.27014756">
                <text:p>328498.270147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2039003372192">
                <text:p>25.2039003372192</text:p>
              </table:table-cell>
              <table:table-cell office:value-type="float" office:value="146305.995860914">
                <text:p>146305.9958609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2461040019989">
                <text:p>25.2461040019989</text:p>
              </table:table-cell>
              <table:table-cell office:value-type="float" office:value="104635.462892975">
                <text:p>104635.4628929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2884275913239">
                <text:p>25.2884275913239</text:p>
              </table:table-cell>
              <table:table-cell office:value-type="float" office:value="104338.976689688">
                <text:p>104338.9766896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3305261135101">
                <text:p>25.3305261135101</text:p>
              </table:table-cell>
              <table:table-cell office:value-type="float" office:value="104896.793774848">
                <text:p>104896.7937748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3728375434875">
                <text:p>25.3728375434875</text:p>
              </table:table-cell>
              <table:table-cell office:value-type="float" office:value="104368.961350561">
                <text:p>104368.9613505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414999961853">
                <text:p>25.414999961853</text:p>
              </table:table-cell>
              <table:table-cell office:value-type="float" office:value="104737.825086801">
                <text:p>104737.8250868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4571950435638">
                <text:p>25.4571950435638</text:p>
              </table:table-cell>
              <table:table-cell office:value-type="float" office:value="104656.747207296">
                <text:p>104656.7472072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4992821216583">
                <text:p>25.4992821216583</text:p>
              </table:table-cell>
              <table:table-cell office:value-type="float" office:value="104925.316746542">
                <text:p>104925.3167465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5414943695068">
                <text:p>25.5414943695068</text:p>
              </table:table-cell>
              <table:table-cell office:value-type="float" office:value="104614.187234187">
                <text:p>104614.1872341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5836699008942">
                <text:p>25.5836699008942</text:p>
              </table:table-cell>
              <table:table-cell office:value-type="float" office:value="104705.260484915">
                <text:p>104705.2604849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6258597373962">
                <text:p>25.6258597373962</text:p>
              </table:table-cell>
              <table:table-cell office:value-type="float" office:value="104669.758551513">
                <text:p>104669.7585515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6681089401245">
                <text:p>25.6681089401245</text:p>
              </table:table-cell>
              <table:table-cell office:value-type="float" office:value="104522.682437389">
                <text:p>104522.6824373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7103245258331">
                <text:p>25.7103245258331</text:p>
              </table:table-cell>
              <table:table-cell office:value-type="float" office:value="104605.915703273">
                <text:p>104605.9157032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7525444030762">
                <text:p>25.7525444030762</text:p>
              </table:table-cell>
              <table:table-cell office:value-type="float" office:value="104595.282799591">
                <text:p>104595.2827995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7946674823761">
                <text:p>25.7946674823761</text:p>
              </table:table-cell>
              <table:table-cell office:value-type="float" office:value="104835.64054178">
                <text:p>104835.64054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8368670940399">
                <text:p>25.8368670940399</text:p>
              </table:table-cell>
              <table:table-cell office:value-type="float" office:value="104645.512740257">
                <text:p>104645.5127402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8789989948273">
                <text:p>25.8789989948273</text:p>
              </table:table-cell>
              <table:table-cell office:value-type="float" office:value="104813.690279208">
                <text:p>104813.690279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9212055206299">
                <text:p>25.9212055206299</text:p>
              </table:table-cell>
              <table:table-cell office:value-type="float" office:value="104628.370045247">
                <text:p>104628.3700452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633884429932">
                <text:p>25.9633884429932</text:p>
              </table:table-cell>
              <table:table-cell office:value-type="float" office:value="104686.914812805">
                <text:p>104686.914812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0572514534">
                <text:p>26.00572514534</text:p>
              </table:table-cell>
              <table:table-cell office:value-type="float" office:value="104306.659593519">
                <text:p>104306.659593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0478949546814">
                <text:p>26.0478949546814</text:p>
              </table:table-cell>
              <table:table-cell office:value-type="float" office:value="104719.468002465">
                <text:p>104719.4680024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0902442932129">
                <text:p>26.0902442932129</text:p>
              </table:table-cell>
              <table:table-cell office:value-type="float" office:value="104275.536599372">
                <text:p>104275.5365993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1026563644409">
                <text:p>26.1026563644409</text:p>
              </table:table-cell>
              <table:table-cell office:value-type="float" office:value="355782.682750672">
                <text:p>355782.682750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132360458374">
                <text:p>26.132360458374</text:p>
              </table:table-cell>
              <table:table-cell office:value-type="float" office:value="148666.376087585">
                <text:p>148666.3760875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2159337997437">
                <text:p>26.2159337997437</text:p>
              </table:table-cell>
              <table:table-cell office:value-type="float" office:value="52839.8162336106">
                <text:p>52839.81623361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2562370300293">
                <text:p>26.2562370300293</text:p>
              </table:table-cell>
              <table:table-cell office:value-type="float" office:value="109569.38113154">
                <text:p>109569.381131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2964692115784">
                <text:p>26.2964692115784</text:p>
              </table:table-cell>
              <table:table-cell office:value-type="float" office:value="109762.877128939">
                <text:p>109762.8771289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3368055820465">
                <text:p>26.3368055820465</text:p>
              </table:table-cell>
              <table:table-cell office:value-type="float" office:value="109479.359415544">
                <text:p>109479.3594155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770301342011">
                <text:p>26.3770301342011</text:p>
              </table:table-cell>
              <table:table-cell office:value-type="float" office:value="109783.695864007">
                <text:p>109783.695864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4173781871796">
                <text:p>26.4173781871796</text:p>
              </table:table-cell>
              <table:table-cell office:value-type="float" office:value="109447.660395197">
                <text:p>109447.6603951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457644701004">
                <text:p>26.457644701004</text:p>
              </table:table-cell>
              <table:table-cell office:value-type="float" office:value="109669.290449405">
                <text:p>109669.2904494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4700462818146">
                <text:p>26.4700462818146</text:p>
              </table:table-cell>
              <table:table-cell office:value-type="float" office:value="356083.637034759">
                <text:p>356083.6370347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5382108688354">
                <text:p>26.5382108688354</text:p>
              </table:table-cell>
              <table:table-cell office:value-type="float" office:value="64784.3725459334">
                <text:p>64784.37254593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5785174369812">
                <text:p>26.5785174369812</text:p>
              </table:table-cell>
              <table:table-cell office:value-type="float" office:value="109560.307492103">
                <text:p>109560.3074921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6188054084778">
                <text:p>26.6188054084778</text:p>
              </table:table-cell>
              <table:table-cell office:value-type="float" office:value="109610.879772754">
                <text:p>109610.8797727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6590859889984">
                <text:p>26.6590859889984</text:p>
              </table:table-cell>
              <table:table-cell office:value-type="float" office:value="109630.991979828">
                <text:p>109630.9919798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993978023529">
                <text:p>26.6993978023529</text:p>
              </table:table-cell>
              <table:table-cell office:value-type="float" office:value="109546.051951739">
                <text:p>109546.0519517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7396852970123">
                <text:p>26.7396852970123</text:p>
              </table:table-cell>
              <table:table-cell office:value-type="float" office:value="109612.177111813">
                <text:p>109612.177111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7799506187439">
                <text:p>26.7799506187439</text:p>
              </table:table-cell>
              <table:table-cell office:value-type="float" office:value="109672.537312372">
                <text:p>109672.5373123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8202304840088">
                <text:p>26.8202304840088</text:p>
              </table:table-cell>
              <table:table-cell office:value-type="float" office:value="109632.938714145">
                <text:p>109632.938714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8605182170868">
                <text:p>26.8605182170868</text:p>
              </table:table-cell>
              <table:table-cell office:value-type="float" office:value="109611.528438445">
                <text:p>109611.5284384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8729186058044">
                <text:p>26.8729186058044</text:p>
              </table:table-cell>
              <table:table-cell office:value-type="float" office:value="356117.868604718">
                <text:p>356117.8686047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9008212089539">
                <text:p>26.9008212089539</text:p>
              </table:table-cell>
              <table:table-cell office:value-type="float" office:value="158264.80333584">
                <text:p>158264.80333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9410760402679">
                <text:p>26.9410760402679</text:p>
              </table:table-cell>
              <table:table-cell office:value-type="float" office:value="109701.11799859">
                <text:p>109701.117998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981440782547">
                <text:p>26.981440782547</text:p>
              </table:table-cell>
              <table:table-cell office:value-type="float" office:value="109402.407910125">
                <text:p>109402.407910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0217061042786">
                <text:p>27.0217061042786</text:p>
              </table:table-cell>
              <table:table-cell office:value-type="float" office:value="109672.537312372">
                <text:p>109672.5373123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0183806419373">
                <text:p>30.0183806419373</text:p>
              </table:table-cell>
              <table:table-cell office:value-type="float" office:value="1473.63350424108">
                <text:p>1473.63350424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9930305480957">
                <text:p>30.9930305480957</text:p>
              </table:table-cell>
              <table:table-cell office:value-type="float" office:value="4530.85766704224">
                <text:p>4530.857667042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.0112116336823">
                <text:p>31.0112116336823</text:p>
              </table:table-cell>
              <table:table-cell office:value-type="float" office:value="242889.786694992">
                <text:p>242889.7866949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0291523933411">
                <text:p>31.0291523933411</text:p>
              </table:table-cell>
              <table:table-cell office:value-type="float" office:value="246143.423354463">
                <text:p>246143.4233544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2338066101074">
                <text:p>40.2338066101074</text:p>
              </table:table-cell>
              <table:table-cell office:value-type="float" office:value="479.757294082402">
                <text:p>479.7572940824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3439161777496">
                <text:p>40.3439161777496</text:p>
              </table:table-cell>
              <table:table-cell office:value-type="float" office:value="40105.5066744906">
                <text:p>40105.50667449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3992409706116">
                <text:p>40.3992409706116</text:p>
              </table:table-cell>
              <table:table-cell office:value-type="float" office:value="79819.5487332417">
                <text:p>79819.54873324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4545874595642">
                <text:p>40.4545874595642</text:p>
              </table:table-cell>
              <table:table-cell office:value-type="float" office:value="79788.2590850349">
                <text:p>79788.25908503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5099875926971">
                <text:p>40.5099875926971</text:p>
              </table:table-cell>
              <table:table-cell office:value-type="float" office:value="79710.9997805177">
                <text:p>79710.99978051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5652899742127">
                <text:p>40.5652899742127</text:p>
              </table:table-cell>
              <table:table-cell office:value-type="float" office:value="79851.8956866634">
                <text:p>79851.89568666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6206727027893">
                <text:p>40.6206727027893</text:p>
              </table:table-cell>
              <table:table-cell office:value-type="float" office:value="79736.0497305116">
                <text:p>79736.0497305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6759753227234">
                <text:p>40.6759753227234</text:p>
              </table:table-cell>
              <table:table-cell office:value-type="float" office:value="79851.5514321682">
                <text:p>79851.55143216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7313029766083">
                <text:p>40.7313029766083</text:p>
              </table:table-cell>
              <table:table-cell office:value-type="float" office:value="79815.4212211444">
                <text:p>79815.4212211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7866804599762">
                <text:p>40.7866804599762</text:p>
              </table:table-cell>
              <table:table-cell office:value-type="float" office:value="79743.6021182245">
                <text:p>79743.60211822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8420212268829">
                <text:p>40.8420212268829</text:p>
              </table:table-cell>
              <table:table-cell office:value-type="float" office:value="79796.5089179548">
                <text:p>79796.50891795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8973753452301">
                <text:p>40.8973753452301</text:p>
              </table:table-cell>
              <table:table-cell office:value-type="float" office:value="79777.26196096">
                <text:p>79777.261960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9527199268341">
                <text:p>40.9527199268341</text:p>
              </table:table-cell>
              <table:table-cell office:value-type="float" office:value="79791.0088397981">
                <text:p>79791.00883979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.0080780982971">
                <text:p>41.0080780982971</text:p>
              </table:table-cell>
              <table:table-cell office:value-type="float" office:value="79771.4209717084">
                <text:p>79771.42097170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.0634009838104">
                <text:p>41.0634009838104</text:p>
              </table:table-cell>
              <table:table-cell office:value-type="float" office:value="79822.3006451446">
                <text:p>79822.30064514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118638753891">
                <text:p>41.118638753891</text:p>
              </table:table-cell>
              <table:table-cell office:value-type="float" office:value="79945.2981820065">
                <text:p>79945.29818200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.174019575119">
                <text:p>41.174019575119</text:p>
              </table:table-cell>
              <table:table-cell office:value-type="float" office:value="79738.7958877925">
                <text:p>79738.79588779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1919782161713">
                <text:p>41.1919782161713</text:p>
              </table:table-cell>
              <table:table-cell office:value-type="float" office:value="245898.33869683">
                <text:p>245898.33869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2795424461365">
                <text:p>41.2795424461365</text:p>
              </table:table-cell>
              <table:table-cell office:value-type="float" office:value="50431.5518077932">
                <text:p>50431.55180779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3315703868866">
                <text:p>41.3315703868866</text:p>
              </table:table-cell>
              <table:table-cell office:value-type="float" office:value="84877.4703809441">
                <text:p>84877.47038094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3836600780487">
                <text:p>41.3836600780487</text:p>
              </table:table-cell>
              <table:table-cell office:value-type="float" office:value="84776.8512632735">
                <text:p>84776.85126327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4357531070709">
                <text:p>41.4357531070709</text:p>
              </table:table-cell>
              <table:table-cell office:value-type="float" office:value="84771.4191877123">
                <text:p>84771.41918771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4878823757172">
                <text:p>41.4878823757172</text:p>
              </table:table-cell>
              <table:table-cell office:value-type="float" office:value="84712.487143602">
                <text:p>84712.4871436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5399837493897">
                <text:p>41.5399837493897</text:p>
              </table:table-cell>
              <table:table-cell office:value-type="float" office:value="84757.8420438477">
                <text:p>84757.8420438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5920836925507">
                <text:p>41.5920836925507</text:p>
              </table:table-cell>
              <table:table-cell office:value-type="float" office:value="84760.1692453426">
                <text:p>84760.16924534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6441886425018">
                <text:p>41.6441886425018</text:p>
              </table:table-cell>
              <table:table-cell office:value-type="float" office:value="84752.0245991654">
                <text:p>84752.02459916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6963386535645">
                <text:p>41.6963386535645</text:p>
              </table:table-cell>
              <table:table-cell office:value-type="float" office:value="84678.7931587826">
                <text:p>84678.79315878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7483723163605">
                <text:p>41.7483723163605</text:p>
              </table:table-cell>
              <table:table-cell office:value-type="float" office:value="84868.1365621206">
                <text:p>84868.13656212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8004648685455">
                <text:p>41.8004648685455</text:p>
              </table:table-cell>
              <table:table-cell office:value-type="float" office:value="84772.1951558867">
                <text:p>84772.19515588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8525059223175">
                <text:p>41.8525059223175</text:p>
              </table:table-cell>
              <table:table-cell office:value-type="float" office:value="84856.0834173249">
                <text:p>84856.08341732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9046666622162">
                <text:p>41.9046666622162</text:p>
              </table:table-cell>
              <table:table-cell office:value-type="float" office:value="84661.375750761">
                <text:p>84661.3757507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9568943977356">
                <text:p>41.9568943977356</text:p>
              </table:table-cell>
              <table:table-cell office:value-type="float" office:value="84552.7755718779">
                <text:p>84552.77557187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0088844299316">
                <text:p>42.0088844299316</text:p>
              </table:table-cell>
              <table:table-cell office:value-type="float" office:value="84939.3588245545">
                <text:p>84939.35882455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0609321594238">
                <text:p>42.0609321594238</text:p>
              </table:table-cell>
              <table:table-cell office:value-type="float" office:value="84845.199648197">
                <text:p>84845.1996481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1129894256592">
                <text:p>42.1129894256592</text:p>
              </table:table-cell>
              <table:table-cell office:value-type="float" office:value="84829.656248855">
                <text:p>84829.6562488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.1650803089142">
                <text:p>42.1650803089142</text:p>
              </table:table-cell>
              <table:table-cell office:value-type="float" office:value="84774.9111563723">
                <text:p>84774.9111563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2134566307068">
                <text:p>42.2134566307068</text:p>
              </table:table-cell>
              <table:table-cell office:value-type="float" office:value="91284.3274635913">
                <text:p>91284.32746359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2568130493164">
                <text:p>42.2568130493164</text:p>
              </table:table-cell>
              <table:table-cell office:value-type="float" office:value="101853.43120154">
                <text:p>101853.431201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3433403968811">
                <text:p>42.3433403968811</text:p>
              </table:table-cell>
              <table:table-cell office:value-type="float" office:value="51035.887777539">
                <text:p>51035.8877775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3867373466492">
                <text:p>42.3867373466492</text:p>
              </table:table-cell>
              <table:table-cell office:value-type="float" office:value="101758.303834743">
                <text:p>101758.3038347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4298141002655">
                <text:p>42.4298141002655</text:p>
              </table:table-cell>
              <table:table-cell office:value-type="float" office:value="102514.688997493">
                <text:p>102514.6889974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4730706214905">
                <text:p>42.4730706214905</text:p>
              </table:table-cell>
              <table:table-cell office:value-type="float" office:value="102088.653339286">
                <text:p>102088.6533392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5162479877472">
                <text:p>42.5162479877472</text:p>
              </table:table-cell>
              <table:table-cell office:value-type="float" office:value="102275.8075086">
                <text:p>102275.80750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5596668720245">
                <text:p>42.5596668720245</text:p>
              </table:table-cell>
              <table:table-cell office:value-type="float" office:value="101706.897206115">
                <text:p>101706.8972061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027119159699">
                <text:p>42.6027119159699</text:p>
              </table:table-cell>
              <table:table-cell office:value-type="float" office:value="102590.207727756">
                <text:p>102590.2077277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6460826396942">
                <text:p>42.6460826396942</text:p>
              </table:table-cell>
              <table:table-cell office:value-type="float" office:value="101819.83653455">
                <text:p>101819.83653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6893382072449">
                <text:p>42.6893382072449</text:p>
              </table:table-cell>
              <table:table-cell office:value-type="float" office:value="102090.904132241">
                <text:p>102090.9041322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7326409816742">
                <text:p>42.7326409816742</text:p>
              </table:table-cell>
              <table:table-cell office:value-type="float" office:value="101979.608886442">
                <text:p>101979.6088864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7759764194489">
                <text:p>42.7759764194489</text:p>
              </table:table-cell>
              <table:table-cell office:value-type="float" office:value="101902.743499741">
                <text:p>101902.743499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8190813064575">
                <text:p>42.8190813064575</text:p>
              </table:table-cell>
              <table:table-cell office:value-type="float" office:value="102447.780436406">
                <text:p>102447.7804364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8628356456757">
                <text:p>42.8628356456757</text:p>
              </table:table-cell>
              <table:table-cell office:value-type="float" office:value="100927.132689258">
                <text:p>100927.1326892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9489090442658">
                <text:p>42.9489090442658</text:p>
              </table:table-cell>
              <table:table-cell office:value-type="float" office:value="51305.0497869912">
                <text:p>51305.04978699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992253780365">
                <text:p>42.992253780365</text:p>
              </table:table-cell>
              <table:table-cell office:value-type="float" office:value="101880.883295471">
                <text:p>101880.8832954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0355269908905">
                <text:p>43.0355269908905</text:p>
              </table:table-cell>
              <table:table-cell office:value-type="float" office:value="102049.28052187">
                <text:p>102049.280521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0502650737762">
                <text:p>43.0502650737762</text:p>
              </table:table-cell>
              <table:table-cell office:value-type="float" office:value="299631.915102886">
                <text:p>299631.915102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0787885189056">
                <text:p>43.0787885189056</text:p>
              </table:table-cell>
              <table:table-cell office:value-type="float" office:value="154820.007890602">
                <text:p>154820.007890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1221401691437">
                <text:p>43.1221401691437</text:p>
              </table:table-cell>
              <table:table-cell office:value-type="float" office:value="101864.634350767">
                <text:p>101864.6343507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1653442382813">
                <text:p>43.1653442382813</text:p>
              </table:table-cell>
              <table:table-cell office:value-type="float" office:value="102212.594511371">
                <text:p>102212.5945113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2089149951935">
                <text:p>43.2089149951935</text:p>
              </table:table-cell>
              <table:table-cell office:value-type="float" office:value="101352.382032186">
                <text:p>101352.3820321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2531962394714">
                <text:p>43.2531962394714</text:p>
              </table:table-cell>
              <table:table-cell office:value-type="float" office:value="99726.1949614761">
                <text:p>99726.19496147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2974774837494">
                <text:p>43.2974774837494</text:p>
              </table:table-cell>
              <table:table-cell office:value-type="float" office:value="99726.1949614761">
                <text:p>99726.19496147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3417911529541">
                <text:p>43.3417911529541</text:p>
              </table:table-cell>
              <table:table-cell office:value-type="float" office:value="99653.2239205875">
                <text:p>99653.2239205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3860757350922">
                <text:p>43.3860757350922</text:p>
              </table:table-cell>
              <table:table-cell office:value-type="float" office:value="99718.6783028163">
                <text:p>99718.6783028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4303426742554">
                <text:p>43.4303426742554</text:p>
              </table:table-cell>
              <table:table-cell office:value-type="float" office:value="99758.4220521466">
                <text:p>99758.42205214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4746651649475">
                <text:p>43.4746651649475</text:p>
              </table:table-cell>
              <table:table-cell office:value-type="float" office:value="99633.3899796667">
                <text:p>99633.389979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5189414024353">
                <text:p>43.5189414024353</text:p>
              </table:table-cell>
              <table:table-cell office:value-type="float" office:value="99737.4720744394">
                <text:p>99737.47207443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563273191452">
                <text:p>43.563273191452</text:p>
              </table:table-cell>
              <table:table-cell office:value-type="float" office:value="99612.492478797">
                <text:p>99612.4924787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6075873374939">
                <text:p>43.6075873374939</text:p>
              </table:table-cell>
              <table:table-cell office:value-type="float" office:value="99652.1516137884">
                <text:p>99652.15161378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6518933773041">
                <text:p>43.6518933773041</text:p>
              </table:table-cell>
              <table:table-cell office:value-type="float" office:value="99670.3839684017">
                <text:p>99670.38396840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6962325572968">
                <text:p>43.6962325572968</text:p>
              </table:table-cell>
              <table:table-cell office:value-type="float" office:value="99595.8878971028">
                <text:p>99595.88789710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7403764724732">
                <text:p>43.7403764724732</text:p>
              </table:table-cell>
              <table:table-cell office:value-type="float" office:value="100036.437238392">
                <text:p>100036.4372383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7846491336823">
                <text:p>43.7846491336823</text:p>
              </table:table-cell>
              <table:table-cell office:value-type="float" office:value="99745.5287167529">
                <text:p>99745.52871675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8290300369263">
                <text:p>43.8290300369263</text:p>
              </table:table-cell>
              <table:table-cell office:value-type="float" office:value="99502.2560879305">
                <text:p>99502.25608793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873420715332">
                <text:p>43.873420715332</text:p>
              </table:table-cell>
              <table:table-cell office:value-type="float" office:value="99480.3449416719">
                <text:p>99480.34494167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9176869392395">
                <text:p>43.9176869392395</text:p>
              </table:table-cell>
              <table:table-cell office:value-type="float" office:value="99760.0339534433">
                <text:p>99760.0339534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9620995521545">
                <text:p>43.9620995521545</text:p>
              </table:table-cell>
              <table:table-cell office:value-type="float" office:value="99431.2135709684">
                <text:p>99431.21357096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.0063586235046">
                <text:p>44.0063586235046</text:p>
              </table:table-cell>
              <table:table-cell office:value-type="float" office:value="99776.155831843">
                <text:p>99776.155831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0210292339325">
                <text:p>44.0210292339325</text:p>
              </table:table-cell>
              <table:table-cell office:value-type="float" office:value="301009.969674809">
                <text:p>301009.9696748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0506408214569">
                <text:p>44.0506408214569</text:p>
              </table:table-cell>
              <table:table-cell office:value-type="float" office:value="149130.808888889">
                <text:p>149130.8088888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0949461460114">
                <text:p>44.0949461460114</text:p>
              </table:table-cell>
              <table:table-cell office:value-type="float" office:value="99671.9930258839">
                <text:p>99671.99302588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1393418312073">
                <text:p>44.1393418312073</text:p>
              </table:table-cell>
              <table:table-cell office:value-type="float" office:value="99469.1258961704">
                <text:p>99469.12589617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1834995746613">
                <text:p>44.1834995746613</text:p>
              </table:table-cell>
              <table:table-cell office:value-type="float" office:value="100005.110193239">
                <text:p>100005.1101932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2276287078857">
                <text:p>44.2276287078857</text:p>
              </table:table-cell>
              <table:table-cell office:value-type="float" office:value="100069.94648038">
                <text:p>100069.946480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2717907428741">
                <text:p>44.2717907428741</text:p>
              </table:table-cell>
              <table:table-cell office:value-type="float" office:value="99995.3919958538">
                <text:p>99995.39199585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3159153461456">
                <text:p>44.3159153461456</text:p>
              </table:table-cell>
              <table:table-cell office:value-type="float" office:value="100080.219936025">
                <text:p>100080.219936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4039623737335">
                <text:p>44.4039623737335</text:p>
              </table:table-cell>
              <table:table-cell office:value-type="float" office:value="50155.015120662">
                <text:p>50155.0151206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4480848312378">
                <text:p>44.4480848312378</text:p>
              </table:table-cell>
              <table:table-cell office:value-type="float" office:value="100085.087046033">
                <text:p>100085.0870460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4921753406525">
                <text:p>44.4921753406525</text:p>
              </table:table-cell>
              <table:table-cell office:value-type="float" office:value="100157.60894181">
                <text:p>100157.608941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5361077785492">
                <text:p>44.5361077785492</text:p>
              </table:table-cell>
              <table:table-cell office:value-type="float" office:value="100517.981960861">
                <text:p>100517.9819608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5802862644196">
                <text:p>44.5802862644196</text:p>
              </table:table-cell>
              <table:table-cell office:value-type="float" office:value="99958.1563967231">
                <text:p>99958.1563967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6244945526123">
                <text:p>44.6244945526123</text:p>
              </table:table-cell>
              <table:table-cell office:value-type="float" office:value="99890.7711772542">
                <text:p>99890.77117725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6684415340424">
                <text:p>44.6684415340424</text:p>
              </table:table-cell>
              <table:table-cell office:value-type="float" office:value="100484.717181965">
                <text:p>100484.7171819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7125508785248">
                <text:p>44.7125508785248</text:p>
              </table:table-cell>
              <table:table-cell office:value-type="float" office:value="100114.840785263">
                <text:p>100114.8407852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7566344738007">
                <text:p>44.7566344738007</text:p>
              </table:table-cell>
              <table:table-cell office:value-type="float" office:value="100173.317815035">
                <text:p>100173.3178150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8007638454437">
                <text:p>44.8007638454437</text:p>
              </table:table-cell>
              <table:table-cell office:value-type="float" office:value="100069.405830614">
                <text:p>100069.4058306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8889012336731">
                <text:p>44.8889012336731</text:p>
              </table:table-cell>
              <table:table-cell office:value-type="float" office:value="50103.594952323">
                <text:p>50103.5949523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9769961833954">
                <text:p>44.9769961833954</text:p>
              </table:table-cell>
              <table:table-cell office:value-type="float" office:value="50127.7316568199">
                <text:p>50127.7316568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9916610717773">
                <text:p>44.9916610717773</text:p>
              </table:table-cell>
              <table:table-cell office:value-type="float" office:value="301127.419792226">
                <text:p>301127.419792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0211410522461">
                <text:p>45.0211410522461</text:p>
              </table:table-cell>
              <table:table-cell office:value-type="float" office:value="149796.571428571">
                <text:p>149796.5714285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.0345883369446">
                <text:p>45.0345883369446</text:p>
              </table:table-cell>
              <table:table-cell office:value-type="float" office:value="328393.433991702">
                <text:p>328393.4339917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0651745796204">
                <text:p>45.0651745796204</text:p>
              </table:table-cell>
              <table:table-cell office:value-type="float" office:value="144378.636068845">
                <text:p>144378.6360688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1093711853027">
                <text:p>45.1093711853027</text:p>
              </table:table-cell>
              <table:table-cell office:value-type="float" office:value="99917.1753536095">
                <text:p>99917.17535360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1534473896027">
                <text:p>45.1534473896027</text:p>
              </table:table-cell>
              <table:table-cell office:value-type="float" office:value="100190.11550882">
                <text:p>100190.115508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1668825149536">
                <text:p>45.1668825149536</text:p>
              </table:table-cell>
              <table:table-cell office:value-type="float" office:value="328690.643715285">
                <text:p>328690.6437152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1973485946655">
                <text:p>45.1973485946655</text:p>
              </table:table-cell>
              <table:table-cell office:value-type="float" office:value="144948.087898328">
                <text:p>144948.0878983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2395536899567">
                <text:p>45.2395536899567</text:p>
              </table:table-cell>
              <table:table-cell office:value-type="float" office:value="104631.916348908">
                <text:p>104631.9163489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281697511673">
                <text:p>45.281697511673</text:p>
              </table:table-cell>
              <table:table-cell office:value-type="float" office:value="104784.042361567">
                <text:p>104784.042361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323903799057">
                <text:p>45.323903799057</text:p>
              </table:table-cell>
              <table:table-cell office:value-type="float" office:value="104628.961079164">
                <text:p>104628.9610791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3661408424378">
                <text:p>45.3661408424378</text:p>
              </table:table-cell>
              <table:table-cell office:value-type="float" office:value="104552.772792188">
                <text:p>104552.7727921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4082741737366">
                <text:p>45.4082741737366</text:p>
              </table:table-cell>
              <table:table-cell office:value-type="float" office:value="104810.131643278">
                <text:p>104810.131643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450915813446">
                <text:p>45.450915813446</text:p>
              </table:table-cell>
              <table:table-cell office:value-type="float" office:value="103560.745554984">
                <text:p>103560.7455549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4926431179047">
                <text:p>45.4926431179047</text:p>
              </table:table-cell>
              <table:table-cell office:value-type="float" office:value="105829.984881469">
                <text:p>105829.9848814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5348794460297">
                <text:p>45.5348794460297</text:p>
              </table:table-cell>
              <table:table-cell office:value-type="float" office:value="104554.543352601">
                <text:p>104554.5433526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5769131183624">
                <text:p>45.5769131183624</text:p>
              </table:table-cell>
              <table:table-cell office:value-type="float" office:value="105058.629306531">
                <text:p>105058.6293065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6191732883453">
                <text:p>45.6191732883453</text:p>
              </table:table-cell>
              <table:table-cell office:value-type="float" office:value="104495.556969738">
                <text:p>104495.5569697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6615889072418">
                <text:p>45.6615889072418</text:p>
              </table:table-cell>
              <table:table-cell office:value-type="float" office:value="104112.591420092">
                <text:p>104112.5914200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70383644104">
                <text:p>45.70383644104</text:p>
              </table:table-cell>
              <table:table-cell office:value-type="float" office:value="104526.811460561">
                <text:p>104526.811460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7460391521454">
                <text:p>45.7460391521454</text:p>
              </table:table-cell>
              <table:table-cell office:value-type="float" office:value="104637.827389258">
                <text:p>104637.827389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7883660793304">
                <text:p>45.7883660793304</text:p>
              </table:table-cell>
              <table:table-cell office:value-type="float" office:value="104330.748619967">
                <text:p>104330.7486199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830459356308">
                <text:p>45.830459356308</text:p>
              </table:table-cell>
              <table:table-cell office:value-type="float" office:value="104909.864878336">
                <text:p>104909.8648783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8438999652863">
                <text:p>45.8438999652863</text:p>
              </table:table-cell>
              <table:table-cell office:value-type="float" office:value="328556.541384326">
                <text:p>328556.541384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9149153232575">
                <text:p>45.9149153232575</text:p>
              </table:table-cell>
              <table:table-cell office:value-type="float" office:value="62183.7321694756">
                <text:p>62183.73216947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9571585655212">
                <text:p>45.9571585655212</text:p>
              </table:table-cell>
              <table:table-cell office:value-type="float" office:value="104537.430446831">
                <text:p>104537.4304468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9994835853577">
                <text:p>45.9994835853577</text:p>
              </table:table-cell>
              <table:table-cell office:value-type="float" office:value="104335.450215182">
                <text:p>104335.4502151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0418992042542">
                <text:p>46.0418992042542</text:p>
              </table:table-cell>
              <table:table-cell office:value-type="float" office:value="104112.591420092">
                <text:p>104112.5914200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0841934680939">
                <text:p>46.0841934680939</text:p>
              </table:table-cell>
              <table:table-cell office:value-type="float" office:value="104411.321987655">
                <text:p>104411.3219876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.0966022014618">
                <text:p>46.0966022014618</text:p>
              </table:table-cell>
              <table:table-cell office:value-type="float" office:value="355878.385735695">
                <text:p>355878.3857356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.1265208721161">
                <text:p>46.1265208721161</text:p>
              </table:table-cell>
              <table:table-cell office:value-type="float" office:value="147600.140762463">
                <text:p>147600.1407624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2101905345917">
                <text:p>46.2101905345917</text:p>
              </table:table-cell>
              <table:table-cell office:value-type="float" office:value="52778.9866642351">
                <text:p>52778.98666423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2505240440369">
                <text:p>46.2505240440369</text:p>
              </table:table-cell>
              <table:table-cell office:value-type="float" office:value="109487.125240142">
                <text:p>109487.1252401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2908751964569">
                <text:p>46.2908751964569</text:p>
              </table:table-cell>
              <table:table-cell office:value-type="float" office:value="109439.253531862">
                <text:p>109439.2535318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3310379981995">
                <text:p>46.3310379981995</text:p>
              </table:table-cell>
              <table:table-cell office:value-type="float" office:value="109952.48858152">
                <text:p>109952.488581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3713436126709">
                <text:p>46.3713436126709</text:p>
              </table:table-cell>
              <table:table-cell office:value-type="float" office:value="109562.899807162">
                <text:p>109562.899807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4115872383118">
                <text:p>46.4115872383118</text:p>
              </table:table-cell>
              <table:table-cell office:value-type="float" office:value="109731.663826913">
                <text:p>109731.6638269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4518570899963">
                <text:p>46.4518570899963</text:p>
              </table:table-cell>
              <table:table-cell office:value-type="float" office:value="109660.200255767">
                <text:p>109660.2002557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4921889305115">
                <text:p>46.4921889305115</text:p>
              </table:table-cell>
              <table:table-cell office:value-type="float" office:value="109491.655813294">
                <text:p>109491.6558132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5323688983917">
                <text:p>46.5323688983917</text:p>
              </table:table-cell>
              <table:table-cell office:value-type="float" office:value="109905.51344295">
                <text:p>109905.513442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5726697444916">
                <text:p>46.5726697444916</text:p>
              </table:table-cell>
              <table:table-cell office:value-type="float" office:value="109575.863222784">
                <text:p>109575.8632227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6129851341248">
                <text:p>46.6129851341248</text:p>
              </table:table-cell>
              <table:table-cell office:value-type="float" office:value="109536.33439191">
                <text:p>109536.334391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6532487869263">
                <text:p>46.6532487869263</text:p>
              </table:table-cell>
              <table:table-cell office:value-type="float" office:value="109677.083243525">
                <text:p>109677.0832435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6934871673584">
                <text:p>46.6934871673584</text:p>
              </table:table-cell>
              <table:table-cell office:value-type="float" office:value="109745.967719764">
                <text:p>109745.9677197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7338447570801">
                <text:p>46.7338447570801</text:p>
              </table:table-cell>
              <table:table-cell office:value-type="float" office:value="109421.797249397">
                <text:p>109421.7972493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7741074562073">
                <text:p>46.7741074562073</text:p>
              </table:table-cell>
              <table:table-cell office:value-type="float" office:value="109679.681087675">
                <text:p>109679.681087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8143758773804">
                <text:p>46.8143758773804</text:p>
              </table:table-cell>
              <table:table-cell office:value-type="float" office:value="109664.095868512">
                <text:p>109664.095868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8267712593079">
                <text:p>46.8267712593079</text:p>
              </table:table-cell>
              <table:table-cell office:value-type="float" office:value="356261.713098673">
                <text:p>356261.7130986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8949418067932">
                <text:p>46.8949418067932</text:p>
              </table:table-cell>
              <table:table-cell office:value-type="float" office:value="64778.7081503036">
                <text:p>64778.70815030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9351785182953">
                <text:p>46.9351785182953</text:p>
              </table:table-cell>
              <table:table-cell office:value-type="float" office:value="109750.519740468">
                <text:p>109750.5197404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9753792285919">
                <text:p>46.9753792285919</text:p>
              </table:table-cell>
              <table:table-cell office:value-type="float" office:value="109848.80534238">
                <text:p>109848.805342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.015873670578">
                <text:p>47.015873670578</text:p>
              </table:table-cell>
              <table:table-cell office:value-type="float" office:value="109052.002778988">
                <text:p>109052.002778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.0183682441711">
                <text:p>50.0183682441711</text:p>
              </table:table-cell>
              <table:table-cell office:value-type="float" office:value="1470.77701283413">
                <text:p>1470.77701283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.9929704666138">
                <text:p>50.9929704666138</text:p>
              </table:table-cell>
              <table:table-cell office:value-type="float" office:value="4531.07934530691">
                <text:p>4531.079345306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.011129617691">
                <text:p>51.011129617691</text:p>
              </table:table-cell>
              <table:table-cell office:value-type="float" office:value="243183.174213878">
                <text:p>243183.1742138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.0290765762329">
                <text:p>51.0290765762329</text:p>
              </table:table-cell>
              <table:table-cell office:value-type="float" office:value="246058.405366988">
                <text:p>246058.4053669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.0470218658447">
                <text:p>51.0470218658447</text:p>
              </table:table-cell>
              <table:table-cell office:value-type="float" office:value="246081.289047138">
                <text:p>246081.2890471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2261860370636">
                <text:p>60.2261860370636</text:p>
              </table:table-cell>
              <table:table-cell office:value-type="float" office:value="481.089554302373">
                <text:p>481.0895543023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3359382152557">
                <text:p>60.3359382152557</text:p>
              </table:table-cell>
              <table:table-cell office:value-type="float" office:value="40236.1034900746">
                <text:p>40236.10349007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3911693096161">
                <text:p>60.3911693096161</text:p>
              </table:table-cell>
              <table:table-cell office:value-type="float" office:value="79954.9610802224">
                <text:p>79954.96108022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4465367794037">
                <text:p>60.4465367794037</text:p>
              </table:table-cell>
              <table:table-cell office:value-type="float" office:value="79758.0242864771">
                <text:p>79758.02428647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5018985271454">
                <text:p>60.5018985271454</text:p>
              </table:table-cell>
              <table:table-cell office:value-type="float" office:value="79766.2678679093">
                <text:p>79766.26786790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5571579933167">
                <text:p>60.5571579933167</text:p>
              </table:table-cell>
              <table:table-cell office:value-type="float" office:value="79913.9098867436">
                <text:p>79913.90988674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612509727478">
                <text:p>60.612509727478</text:p>
              </table:table-cell>
              <table:table-cell office:value-type="float" office:value="79780.6982365762">
                <text:p>79780.69823657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6678693294525">
                <text:p>60.6678693294525</text:p>
              </table:table-cell>
              <table:table-cell office:value-type="float" office:value="79769.3596502939">
                <text:p>79769.35965029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7231948375702">
                <text:p>60.7231948375702</text:p>
              </table:table-cell>
              <table:table-cell office:value-type="float" office:value="79818.5168151966">
                <text:p>79818.51681519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7784991264343">
                <text:p>60.7784991264343</text:p>
              </table:table-cell>
              <table:table-cell office:value-type="float" office:value="79849.141733811">
                <text:p>79849.1417338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8338482379913">
                <text:p>60.8338482379913</text:p>
              </table:table-cell>
              <table:table-cell office:value-type="float" office:value="79784.4784816779">
                <text:p>79784.47848167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8892443180084">
                <text:p>60.8892443180084</text:p>
              </table:table-cell>
              <table:table-cell office:value-type="float" office:value="79716.831924527">
                <text:p>79716.8319245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9444925785065">
                <text:p>60.9444925785065</text:p>
              </table:table-cell>
              <table:table-cell office:value-type="float" office:value="79930.1183456466">
                <text:p>79930.1183456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9999783039093">
                <text:p>60.9999783039093</text:p>
              </table:table-cell>
              <table:table-cell office:value-type="float" office:value="79588.0376067789">
                <text:p>79588.03760677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0552268028259">
                <text:p>61.0552268028259</text:p>
              </table:table-cell>
              <table:table-cell office:value-type="float" office:value="79929.7734163614">
                <text:p>79929.77341636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1105916500092">
                <text:p>61.1105916500092</text:p>
              </table:table-cell>
              <table:table-cell office:value-type="float" office:value="79761.8023831158">
                <text:p>79761.80238311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1658494472504">
                <text:p>61.1658494472504</text:p>
              </table:table-cell>
              <table:table-cell office:value-type="float" office:value="79916.3234959097">
                <text:p>79916.32349590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1837911605835">
                <text:p>61.1837911605835</text:p>
              </table:table-cell>
              <table:table-cell office:value-type="float" office:value="246130.339840272">
                <text:p>246130.3398402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2718088626862">
                <text:p>61.2718088626862</text:p>
              </table:table-cell>
              <table:table-cell office:value-type="float" office:value="50171.7256245717">
                <text:p>50171.72562457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3239512443542">
                <text:p>61.3239512443542</text:p>
              </table:table-cell>
              <table:table-cell office:value-type="float" office:value="84691.1832319011">
                <text:p>84691.18323190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3760526180267">
                <text:p>61.3760526180267</text:p>
              </table:table-cell>
              <table:table-cell office:value-type="float" office:value="84757.8420438477">
                <text:p>84757.84204384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4280853271484">
                <text:p>61.4280853271484</text:p>
              </table:table-cell>
              <table:table-cell office:value-type="float" office:value="84869.6920560298">
                <text:p>84869.69205602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480085849762">
                <text:p>61.480085849762</text:p>
              </table:table-cell>
              <table:table-cell office:value-type="float" office:value="84922.2234326428">
                <text:p>84922.2234326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5321228504181">
                <text:p>61.5321228504181</text:p>
              </table:table-cell>
              <table:table-cell office:value-type="float" office:value="84862.6927824282">
                <text:p>84862.69278242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5841886997223">
                <text:p>61.5841886997223</text:p>
              </table:table-cell>
              <table:table-cell office:value-type="float" office:value="84815.6720578808">
                <text:p>84815.67205788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6362209320068">
                <text:p>61.6362209320068</text:p>
              </table:table-cell>
              <table:table-cell office:value-type="float" office:value="84870.4698243669">
                <text:p>84870.46982436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6895432472229">
                <text:p>61.6895432472229</text:p>
              </table:table-cell>
              <table:table-cell office:value-type="float" office:value="82817.1091616365">
                <text:p>82817.10916163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7405462265015">
                <text:p>61.7405462265015</text:p>
              </table:table-cell>
              <table:table-cell office:value-type="float" office:value="86583.1773450136">
                <text:p>86583.17734501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7925133705139">
                <text:p>61.7925133705139</text:p>
              </table:table-cell>
              <table:table-cell office:value-type="float" office:value="84976.7691474817">
                <text:p>84976.76914748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8446826934814">
                <text:p>61.8446826934814</text:p>
              </table:table-cell>
              <table:table-cell office:value-type="float" office:value="84647.4469823686">
                <text:p>84647.44698236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8968436717987">
                <text:p>61.8968436717987</text:p>
              </table:table-cell>
              <table:table-cell office:value-type="float" office:value="84660.9887786305">
                <text:p>84660.98877863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9487829208374">
                <text:p>61.9487829208374</text:p>
              </table:table-cell>
              <table:table-cell office:value-type="float" office:value="85022.4075575284">
                <text:p>85022.40755752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2.0008668899536">
                <text:p>62.0008668899536</text:p>
              </table:table-cell>
              <table:table-cell office:value-type="float" office:value="84786.1650126341">
                <text:p>84786.16501263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.0529854297638">
                <text:p>62.0529854297638</text:p>
              </table:table-cell>
              <table:table-cell office:value-type="float" office:value="84729.9255904593">
                <text:p>84729.92559045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.1050608158112">
                <text:p>62.1050608158112</text:p>
              </table:table-cell>
              <table:table-cell office:value-type="float" office:value="84800.1394744071">
                <text:p>84800.13947440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1571726799011">
                <text:p>62.1571726799011</text:p>
              </table:table-cell>
              <table:table-cell office:value-type="float" office:value="84740.7798035439">
                <text:p>84740.7798035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2069404125214">
                <text:p>62.2069404125214</text:p>
              </table:table-cell>
              <table:table-cell office:value-type="float" office:value="88732.1918741407">
                <text:p>88732.19187414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2503840923309">
                <text:p>62.2503840923309</text:p>
              </table:table-cell>
              <table:table-cell office:value-type="float" office:value="101648.847872854">
                <text:p>101648.8478728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336936712265">
                <text:p>62.336936712265</text:p>
              </table:table-cell>
              <table:table-cell office:value-type="float" office:value="51020.9858853863">
                <text:p>51020.98588538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3801639080048">
                <text:p>62.3801639080048</text:p>
              </table:table-cell>
              <table:table-cell office:value-type="float" office:value="102157.910649282">
                <text:p>102157.9106492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.423424243927">
                <text:p>62.423424243927</text:p>
              </table:table-cell>
              <table:table-cell office:value-type="float" office:value="102079.651159843">
                <text:p>102079.6511598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.4666759967804">
                <text:p>62.4666759967804</text:p>
              </table:table-cell>
              <table:table-cell office:value-type="float" office:value="102099.90829663">
                <text:p>102099.908296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5099716186523">
                <text:p>62.5099716186523</text:p>
              </table:table-cell>
              <table:table-cell office:value-type="float" office:value="101996.456201988">
                <text:p>101996.4562019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5531516075134">
                <text:p>62.5531516075134</text:p>
              </table:table-cell>
              <table:table-cell office:value-type="float" office:value="102269.595626967">
                <text:p>102269.5956269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5964477062225">
                <text:p>62.5964477062225</text:p>
              </table:table-cell>
              <table:table-cell office:value-type="float" office:value="101995.332874442">
                <text:p>101995.3328744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6398215293884">
                <text:p>62.6398215293884</text:p>
              </table:table-cell>
              <table:table-cell office:value-type="float" office:value="101812.560610808">
                <text:p>101812.5606108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6830973625183">
                <text:p>62.6830973625183</text:p>
              </table:table-cell>
              <table:table-cell office:value-type="float" office:value="102043.096125876">
                <text:p>102043.0961258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7263271808624">
                <text:p>62.7263271808624</text:p>
              </table:table-cell>
              <table:table-cell office:value-type="float" office:value="102151.713080262">
                <text:p>102151.7130802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7696001529694">
                <text:p>62.7696001529694</text:p>
              </table:table-cell>
              <table:table-cell office:value-type="float" office:value="102049.84277686">
                <text:p>102049.842776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8127963542938">
                <text:p>62.8127963542938</text:p>
              </table:table-cell>
              <table:table-cell office:value-type="float" office:value="102231.211648213">
                <text:p>102231.2116482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8560838699341">
                <text:p>62.8560838699341</text:p>
              </table:table-cell>
              <table:table-cell office:value-type="float" office:value="102015.55655675">
                <text:p>102015.556556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9427094459534">
                <text:p>62.9427094459534</text:p>
              </table:table-cell>
              <table:table-cell office:value-type="float" office:value="50978.0159963009">
                <text:p>50978.01599630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9860134124756">
                <text:p>62.9860134124756</text:p>
              </table:table-cell>
              <table:table-cell office:value-type="float" office:value="101976.801541596">
                <text:p>101976.8015415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3.0292594432831">
                <text:p>63.0292594432831</text:p>
              </table:table-cell>
              <table:table-cell office:value-type="float" office:value="102113.417521653">
                <text:p>102113.4175216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0440366268158">
                <text:p>63.0440366268158</text:p>
              </table:table-cell>
              <table:table-cell office:value-type="float" office:value="298839.084607938">
                <text:p>298839.0846079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3.0724110603333">
                <text:p>63.0724110603333</text:p>
              </table:table-cell>
              <table:table-cell office:value-type="float" office:value="155633.063027787">
                <text:p>155633.0630277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3.1157026290894">
                <text:p>63.1157026290894</text:p>
              </table:table-cell>
              <table:table-cell office:value-type="float" office:value="102006.005485246">
                <text:p>102006.0054852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3.1590113639832">
                <text:p>63.1590113639832</text:p>
              </table:table-cell>
              <table:table-cell office:value-type="float" office:value="101965.57370768">
                <text:p>101965.573707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.2024078369141">
                <text:p>63.2024078369141</text:p>
              </table:table-cell>
              <table:table-cell office:value-type="float" office:value="101759.42194728">
                <text:p>101759.421947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.2467422485352">
                <text:p>63.2467422485352</text:p>
              </table:table-cell>
              <table:table-cell office:value-type="float" office:value="99606.5998967475">
                <text:p>99606.59989674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2910735607147">
                <text:p>63.2910735607147</text:p>
              </table:table-cell>
              <table:table-cell office:value-type="float" office:value="99613.5639322574">
                <text:p>99613.56393225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3.3353147506714">
                <text:p>63.3353147506714</text:p>
              </table:table-cell>
              <table:table-cell office:value-type="float" office:value="99816.4833343213">
                <text:p>99816.48333432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.3796932697296">
                <text:p>63.3796932697296</text:p>
              </table:table-cell>
              <table:table-cell office:value-type="float" office:value="99507.6017342065">
                <text:p>99507.60173420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.4239947795868">
                <text:p>63.4239947795868</text:p>
              </table:table-cell>
              <table:table-cell office:value-type="float" office:value="99680.5755432852">
                <text:p>99680.57554328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4682078361511">
                <text:p>63.4682078361511</text:p>
              </table:table-cell>
              <table:table-cell office:value-type="float" office:value="99879.9979724228">
                <text:p>99879.99797242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5125451087952">
                <text:p>63.5125451087952</text:p>
              </table:table-cell>
              <table:table-cell office:value-type="float" office:value="99600.1724204685">
                <text:p>99600.17242046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5568380355835">
                <text:p>63.5568380355835</text:p>
              </table:table-cell>
              <table:table-cell office:value-type="float" office:value="99699.8916125698">
                <text:p>99699.89161256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6010713577271">
                <text:p>63.6010713577271</text:p>
              </table:table-cell>
              <table:table-cell office:value-type="float" office:value="99834.2377646501">
                <text:p>99834.23776465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645467042923">
                <text:p>63.645467042923</text:p>
              </table:table-cell>
              <table:table-cell office:value-type="float" office:value="99469.1258961704">
                <text:p>99469.12589617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6897256374359">
                <text:p>63.6897256374359</text:p>
              </table:table-cell>
              <table:table-cell office:value-type="float" office:value="99777.2308090113">
                <text:p>99777.23080901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7342298030853">
                <text:p>63.7342298030853</text:p>
              </table:table-cell>
              <table:table-cell office:value-type="float" office:value="99226.666438092">
                <text:p>99226.6664380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7784245014191">
                <text:p>63.7784245014191</text:p>
              </table:table-cell>
              <table:table-cell office:value-type="float" office:value="99921.4875651414">
                <text:p>99921.48756514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8228404521942">
                <text:p>63.8228404521942</text:p>
              </table:table-cell>
              <table:table-cell office:value-type="float" office:value="99423.7413121196">
                <text:p>99423.74131211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8675327301025">
                <text:p>63.8675327301025</text:p>
              </table:table-cell>
              <table:table-cell office:value-type="float" office:value="98809.015934661">
                <text:p>98809.0159346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9117004871368">
                <text:p>63.9117004871368</text:p>
              </table:table-cell>
              <table:table-cell office:value-type="float" office:value="99982.4373370472">
                <text:p>99982.43733704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9559843540192">
                <text:p>63.9559843540192</text:p>
              </table:table-cell>
              <table:table-cell office:value-type="float" office:value="99720.2889199957">
                <text:p>99720.28891999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.0005645751953">
                <text:p>64.0005645751953</text:p>
              </table:table-cell>
              <table:table-cell office:value-type="float" office:value="99057.3820293823">
                <text:p>99057.38202938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.0152304172516">
                <text:p>64.0152304172516</text:p>
              </table:table-cell>
              <table:table-cell office:value-type="float" office:value="301107.838408141">
                <text:p>301107.8384081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.0445277690887">
                <text:p>64.0445277690887</text:p>
              </table:table-cell>
              <table:table-cell office:value-type="float" office:value="150730.346706597">
                <text:p>150730.3467065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.0887730121613">
                <text:p>64.0887730121613</text:p>
              </table:table-cell>
              <table:table-cell office:value-type="float" office:value="99807.3395768895">
                <text:p>99807.33957688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.1331524848938">
                <text:p>64.1331524848938</text:p>
              </table:table-cell>
              <table:table-cell office:value-type="float" office:value="99505.4634067723">
                <text:p>99505.46340677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.1774079799652">
                <text:p>64.1774079799652</text:p>
              </table:table-cell>
              <table:table-cell office:value-type="float" office:value="99784.218725252">
                <text:p>99784.2187252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.2214994430542">
                <text:p>64.2214994430542</text:p>
              </table:table-cell>
              <table:table-cell office:value-type="float" office:value="100155.442587315">
                <text:p>100155.4425873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.2656416893005">
                <text:p>64.2656416893005</text:p>
              </table:table-cell>
              <table:table-cell office:value-type="float" office:value="100040.219416028">
                <text:p>100040.2194160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3097317218781">
                <text:p>64.3097317218781</text:p>
              </table:table-cell>
              <table:table-cell office:value-type="float" office:value="100158.692154201">
                <text:p>100158.6921542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.3979563713074">
                <text:p>64.3979563713074</text:p>
              </table:table-cell>
              <table:table-cell office:value-type="float" office:value="50054.0385092463">
                <text:p>50054.03850924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.4420032501221">
                <text:p>64.4420032501221</text:p>
              </table:table-cell>
              <table:table-cell office:value-type="float" office:value="100256.819979864">
                <text:p>100256.8199798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4860661029816">
                <text:p>64.4860661029816</text:p>
              </table:table-cell>
              <table:table-cell office:value-type="float" office:value="100220.474014274">
                <text:p>100220.4740142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5301313400269">
                <text:p>64.5301313400269</text:p>
              </table:table-cell>
              <table:table-cell office:value-type="float" office:value="100215.05150333">
                <text:p>100215.05150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5742952823639">
                <text:p>64.5742952823639</text:p>
              </table:table-cell>
              <table:table-cell office:value-type="float" office:value="99991.0734032618">
                <text:p>99991.07340326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6183087825775">
                <text:p>64.6183087825775</text:p>
              </table:table-cell>
              <table:table-cell office:value-type="float" office:value="100332.851933307">
                <text:p>100332.8519333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6623950004578">
                <text:p>64.6623950004578</text:p>
              </table:table-cell>
              <table:table-cell office:value-type="float" office:value="100167.358696887">
                <text:p>100167.3586968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7065234184265">
                <text:p>64.7065234184265</text:p>
              </table:table-cell>
              <table:table-cell office:value-type="float" office:value="100071.56846473">
                <text:p>100071.568464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7506456375122">
                <text:p>64.7506456375122</text:p>
              </table:table-cell>
              <table:table-cell office:value-type="float" office:value="100085.627865256">
                <text:p>100085.627865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795036315918">
                <text:p>64.795036315918</text:p>
              </table:table-cell>
              <table:table-cell office:value-type="float" office:value="99480.3449416719">
                <text:p>99480.34494167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8828177452087">
                <text:p>64.8828177452087</text:p>
              </table:table-cell>
              <table:table-cell office:value-type="float" office:value="50306.7680223368">
                <text:p>50306.76802233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9710330963135">
                <text:p>64.9710330963135</text:p>
              </table:table-cell>
              <table:table-cell office:value-type="float" office:value="50059.3144469489">
                <text:p>50059.31444694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9856979846954">
                <text:p>64.9856979846954</text:p>
              </table:table-cell>
              <table:table-cell office:value-type="float" office:value="301127.419792226">
                <text:p>301127.4197922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5.0151243209839">
                <text:p>65.0151243209839</text:p>
              </table:table-cell>
              <table:table-cell office:value-type="float" office:value="150069.65042172">
                <text:p>150069.650421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5.0285542011261">
                <text:p>65.0285542011261</text:p>
              </table:table-cell>
              <table:table-cell office:value-type="float" office:value="328819.017983632">
                <text:p>328819.0179836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.0590286254883">
                <text:p>65.0590286254883</text:p>
              </table:table-cell>
              <table:table-cell office:value-type="float" office:value="144908.397530884">
                <text:p>144908.3975308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5.103303194046">
                <text:p>65.103303194046</text:p>
              </table:table-cell>
              <table:table-cell office:value-type="float" office:value="99741.2316788816">
                <text:p>99741.23167888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.1472940444946">
                <text:p>65.1472940444946</text:p>
              </table:table-cell>
              <table:table-cell office:value-type="float" office:value="100384.510755456">
                <text:p>100384.5107554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.1607127189636">
                <text:p>65.1607127189636</text:p>
              </table:table-cell>
              <table:table-cell office:value-type="float" office:value="329093.608329484">
                <text:p>329093.6083294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.1913375854492">
                <text:p>65.1913375854492</text:p>
              </table:table-cell>
              <table:table-cell office:value-type="float" office:value="144196.547014403">
                <text:p>144196.5470144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.2340488433838">
                <text:p>65.2340488433838</text:p>
              </table:table-cell>
              <table:table-cell office:value-type="float" office:value="103391.944268298">
                <text:p>103391.9442682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.2759466171265">
                <text:p>65.2759466171265</text:p>
              </table:table-cell>
              <table:table-cell office:value-type="float" office:value="105399.394896775">
                <text:p>105399.3948967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.3182199001312">
                <text:p>65.3182199001312</text:p>
              </table:table-cell>
              <table:table-cell office:value-type="float" office:value="104463.14282008">
                <text:p>104463.142820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.3604140281677">
                <text:p>65.3604140281677</text:p>
              </table:table-cell>
              <table:table-cell office:value-type="float" office:value="104659.112665631">
                <text:p>104659.1126656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.4024512767792">
                <text:p>65.4024512767792</text:p>
              </table:table-cell>
              <table:table-cell office:value-type="float" office:value="105049.691544207">
                <text:p>105049.6915442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.4447414875031">
                <text:p>65.4447414875031</text:p>
              </table:table-cell>
              <table:table-cell office:value-type="float" office:value="104421.328823191">
                <text:p>104421.3288231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4869287014008">
                <text:p>65.4869287014008</text:p>
              </table:table-cell>
              <table:table-cell office:value-type="float" office:value="104676.265436913">
                <text:p>104676.2654369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5290279388428">
                <text:p>65.5290279388428</text:p>
              </table:table-cell>
              <table:table-cell office:value-type="float" office:value="104895.011604003">
                <text:p>104895.0116040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5713000297546">
                <text:p>65.5713000297546</text:p>
              </table:table-cell>
              <table:table-cell office:value-type="float" office:value="104466.088729964">
                <text:p>104466.0887299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6135184764862">
                <text:p>65.6135184764862</text:p>
              </table:table-cell>
              <table:table-cell office:value-type="float" office:value="104598.826860631">
                <text:p>104598.8268606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.6557283401489">
                <text:p>65.6557283401489</text:p>
              </table:table-cell>
              <table:table-cell office:value-type="float" office:value="104620.096271485">
                <text:p>104620.0962714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.6978650093079">
                <text:p>65.6978650093079</text:p>
              </table:table-cell>
              <table:table-cell office:value-type="float" office:value="104801.829099098">
                <text:p>104801.8290990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.7400097846985">
                <text:p>65.7400097846985</text:p>
              </table:table-cell>
              <table:table-cell office:value-type="float" office:value="104781.671252715">
                <text:p>104781.6712527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782258272171">
                <text:p>65.782258272171</text:p>
              </table:table-cell>
              <table:table-cell office:value-type="float" office:value="104524.451978804">
                <text:p>104524.4519788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8244166374207">
                <text:p>65.8244166374207</text:p>
              </table:table-cell>
              <table:table-cell office:value-type="float" office:value="104747.894607663">
                <text:p>104747.894607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8378541469574">
                <text:p>65.8378541469574</text:p>
              </table:table-cell>
              <table:table-cell office:value-type="float" office:value="328632.32490552">
                <text:p>328632.324905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9088096618652">
                <text:p>65.9088096618652</text:p>
              </table:table-cell>
              <table:table-cell office:value-type="float" office:value="62236.1772123827">
                <text:p>62236.17721238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9509961605072">
                <text:p>65.9509961605072</text:p>
              </table:table-cell>
              <table:table-cell office:value-type="float" office:value="104678.040182432">
                <text:p>104678.0401824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9931139945984">
                <text:p>65.9931139945984</text:p>
              </table:table-cell>
              <table:table-cell office:value-type="float" office:value="104848.696408253">
                <text:p>104848.6964082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6.0354497432709">
                <text:p>66.0354497432709</text:p>
              </table:table-cell>
              <table:table-cell office:value-type="float" office:value="104309.009252741">
                <text:p>104309.0092527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.0776264667511">
                <text:p>66.0776264667511</text:p>
              </table:table-cell>
              <table:table-cell office:value-type="float" office:value="104702.301070649">
                <text:p>104702.3010706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6.119943857193">
                <text:p>66.119943857193</text:p>
              </table:table-cell>
              <table:table-cell office:value-type="float" office:value="104354.260834291">
                <text:p>104354.260834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.1620492935181">
                <text:p>66.1620492935181</text:p>
              </table:table-cell>
              <table:table-cell office:value-type="float" office:value="104879.568659649">
                <text:p>104879.56865964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6.2038195133209">
                <text:p>66.2038195133209</text:p>
              </table:table-cell>
              <table:table-cell office:value-type="float" office:value="105721.253583109">
                <text:p>105721.2535831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.2441236972809">
                <text:p>66.2441236972809</text:p>
              </table:table-cell>
              <table:table-cell office:value-type="float" office:value="109566.788509772">
                <text:p>109566.7885097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2843766212463">
                <text:p>66.2843766212463</text:p>
              </table:table-cell>
              <table:table-cell office:value-type="float" office:value="109706.316087495">
                <text:p>109706.3160874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3247125148773">
                <text:p>66.3247125148773</text:p>
              </table:table-cell>
              <table:table-cell office:value-type="float" office:value="109480.65364314">
                <text:p>109480.653643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3650035858154">
                <text:p>66.3650035858154</text:p>
              </table:table-cell>
              <table:table-cell office:value-type="float" office:value="109602.447817365">
                <text:p>109602.4478173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.4051880836487">
                <text:p>66.4051880836487</text:p>
              </table:table-cell>
              <table:table-cell office:value-type="float" office:value="109893.123918693">
                <text:p>109893.1239186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.4455544948578">
                <text:p>66.4455544948578</text:p>
              </table:table-cell>
              <table:table-cell office:value-type="float" office:value="109397.884719655">
                <text:p>109397.8847196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.4857785701752">
                <text:p>66.4857785701752</text:p>
              </table:table-cell>
              <table:table-cell office:value-type="float" office:value="109784.997297169">
                <text:p>109784.9972971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.5260744094849">
                <text:p>66.5260744094849</text:p>
              </table:table-cell>
              <table:table-cell office:value-type="float" office:value="109589.478111151">
                <text:p>109589.4781111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.5664374828339">
                <text:p>66.5664374828339</text:p>
              </table:table-cell>
              <table:table-cell office:value-type="float" office:value="109406.931474645">
                <text:p>109406.931474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.6066868305206">
                <text:p>66.6066868305206</text:p>
              </table:table-cell>
              <table:table-cell office:value-type="float" office:value="109716.063832056">
                <text:p>109716.0638320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6.6470057964325">
                <text:p>66.6470057964325</text:p>
              </table:table-cell>
              <table:table-cell office:value-type="float" office:value="109526.618555969">
                <text:p>109526.6185559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.6872496604919">
                <text:p>66.6872496604919</text:p>
              </table:table-cell>
              <table:table-cell office:value-type="float" office:value="109731.013738559">
                <text:p>109731.0137385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.7275354862213">
                <text:p>66.7275354862213</text:p>
              </table:table-cell>
              <table:table-cell office:value-type="float" office:value="109616.718040374">
                <text:p>109616.718040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.7677567005157">
                <text:p>66.7677567005157</text:p>
              </table:table-cell>
              <table:table-cell office:value-type="float" office:value="109792.806544161">
                <text:p>109792.806544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.8081135749817">
                <text:p>66.8081135749817</text:p>
              </table:table-cell>
              <table:table-cell office:value-type="float" office:value="109423.736561331">
                <text:p>109423.7365613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.8483831882477">
                <text:p>66.8483831882477</text:p>
              </table:table-cell>
              <table:table-cell office:value-type="float" office:value="109660.849505337">
                <text:p>109660.8495053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.8887085914612">
                <text:p>66.8887085914612</text:p>
              </table:table-cell>
              <table:table-cell office:value-type="float" office:value="109509.134394012">
                <text:p>109509.1343940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.9289865493774">
                <text:p>66.9289865493774</text:p>
              </table:table-cell>
              <table:table-cell office:value-type="float" office:value="109638.130343676">
                <text:p>109638.1303436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.9692549705505">
                <text:p>66.9692549705505</text:p>
              </table:table-cell>
              <table:table-cell office:value-type="float" office:value="109664.095868512">
                <text:p>109664.0958685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0095860958099">
                <text:p>67.0095860958099</text:p>
              </table:table-cell>
              <table:table-cell office:value-type="float" office:value="109493.597602284">
                <text:p>109493.5976022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0.0183703899384">
                <text:p>70.0183703899384</text:p>
              </table:table-cell>
              <table:table-cell office:value-type="float" office:value="1467.7024234066">
                <text:p>1467.70242340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.9930200576782">
                <text:p>70.9930200576782</text:p>
              </table:table-cell>
              <table:table-cell office:value-type="float" office:value="4530.85877537961">
                <text:p>4530.858775379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.011194229126">
                <text:p>71.011194229126</text:p>
              </table:table-cell>
              <table:table-cell office:value-type="float" office:value="242982.191110878">
                <text:p>242982.1911108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1.029137134552">
                <text:p>71.029137134552</text:p>
              </table:table-cell>
              <table:table-cell office:value-type="float" office:value="246113.987403333">
                <text:p>246113.987403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.0470826625824">
                <text:p>71.0470826625824</text:p>
              </table:table-cell>
              <table:table-cell office:value-type="float" office:value="246078.019689381">
                <text:p>246078.0196893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.2184255123138">
                <text:p>80.2184255123138</text:p>
              </table:table-cell>
              <table:table-cell office:value-type="float" office:value="446.608535643168">
                <text:p>446.608535643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